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95cm"/>
    </style:style>
    <style:style style:name="co2" style:family="table-column">
      <style:table-column-properties fo:break-before="auto" style:column-width="0.92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0.826cm"/>
    </style:style>
    <style:style style:name="co6" style:family="table-column">
      <style:table-column-properties fo:break-before="auto" style:column-width="0.607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0.771cm"/>
    </style:style>
    <style:style style:name="co9" style:family="table-column">
      <style:table-column-properties fo:break-before="auto" style:column-width="0.988cm"/>
    </style:style>
    <style:style style:name="co10" style:family="table-column">
      <style:table-column-properties fo:break-before="auto" style:column-width="0.9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MarkusNTrain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table:formula="of:=[.CL2]+1" office:value-type="float" office:value="97" calcext:value-type="float">
            <text:p>97</text:p>
          </table:table-cell>
          <table:table-cell table:formula="of:=[.CM2]+1" office:value-type="float" office:value="98" calcext:value-type="float">
            <text:p>98</text:p>
          </table:table-cell>
          <table:table-cell table:formula="of:=[.CN2]+1" office:value-type="float" office:value="99" calcext:value-type="float">
            <text:p>99</text:p>
          </table:table-cell>
          <table:table-cell table:formula="of:=[.CO2]+1" office:value-type="float" office:value="100" calcext:value-type="float">
            <text:p>100</text:p>
          </table:table-cell>
          <table:table-cell table:formula="of:=[.CP2]+1" office:value-type="float" office:value="101" calcext:value-type="float">
            <text:p>101</text:p>
          </table:table-cell>
          <table:table-cell table:formula="of:=[.CQ2]+1" office:value-type="float" office:value="102" calcext:value-type="float">
            <text:p>102</text:p>
          </table:table-cell>
          <table:table-cell table:formula="of:=[.CR2]+1" office:value-type="float" office:value="103" calcext:value-type="float">
            <text:p>103</text:p>
          </table:table-cell>
          <table:table-cell table:formula="of:=[.CS2]+1" office:value-type="float" office:value="104" calcext:value-type="float">
            <text:p>104</text:p>
          </table:table-cell>
          <table:table-cell table:formula="of:=[.CT2]+1" office:value-type="float" office:value="105" calcext:value-type="float">
            <text:p>105</text:p>
          </table:table-cell>
          <table:table-cell table:formula="of:=[.CU2]+1" office:value-type="float" office:value="106" calcext:value-type="float">
            <text:p>106</text:p>
          </table:table-cell>
          <table:table-cell table:formula="of:=[.CV2]+1" office:value-type="float" office:value="107" calcext:value-type="float">
            <text:p>107</text:p>
          </table:table-cell>
          <table:table-cell table:formula="of:=[.CW2]+1" office:value-type="float" office:value="108" calcext:value-type="float">
            <text:p>108</text:p>
          </table:table-cell>
          <table:table-cell table:formula="of:=[.CX2]+1" office:value-type="float" office:value="109" calcext:value-type="float">
            <text:p>109</text:p>
          </table:table-cell>
          <table:table-cell table:formula="of:=[.CY2]+1" office:value-type="float" office:value="110" calcext:value-type="float">
            <text:p>110</text:p>
          </table:table-cell>
          <table:table-cell table:formula="of:=[.CZ2]+1" office:value-type="float" office:value="111" calcext:value-type="float">
            <text:p>111</text:p>
          </table:table-cell>
          <table:table-cell table:formula="of:=[.DA2]+1" office:value-type="float" office:value="112" calcext:value-type="float">
            <text:p>112</text:p>
          </table:table-cell>
          <table:table-cell table:formula="of:=[.DB2]+1" office:value-type="float" office:value="113" calcext:value-type="float">
            <text:p>113</text:p>
          </table:table-cell>
          <table:table-cell table:formula="of:=[.DC2]+1" office:value-type="float" office:value="114" calcext:value-type="float">
            <text:p>114</text:p>
          </table:table-cell>
          <table:table-cell table:formula="of:=[.DD2]+1" office:value-type="float" office:value="115" calcext:value-type="float">
            <text:p>115</text:p>
          </table:table-cell>
          <table:table-cell table:formula="of:=[.DE2]+1" office:value-type="float" office:value="116" calcext:value-type="float">
            <text:p>116</text:p>
          </table:table-cell>
          <table:table-cell table:formula="of:=[.DF2]+1" office:value-type="float" office:value="117" calcext:value-type="float">
            <text:p>117</text:p>
          </table:table-cell>
          <table:table-cell table:formula="of:=[.DG2]+1" office:value-type="float" office:value="118" calcext:value-type="float">
            <text:p>118</text:p>
          </table:table-cell>
          <table:table-cell table:formula="of:=[.DH2]+1" office:value-type="float" office:value="119" calcext:value-type="float">
            <text:p>119</text:p>
          </table:table-cell>
          <table:table-cell table:formula="of:=[.DI2]+1" office:value-type="float" office:value="120" calcext:value-type="float">
            <text:p>120</text:p>
          </table:table-cell>
          <table:table-cell table:formula="of:=[.DJ2]+1" office:value-type="float" office:value="121" calcext:value-type="float">
            <text:p>121</text:p>
          </table:table-cell>
          <table:table-cell table:formula="of:=[.DK2]+1" office:value-type="float" office:value="122" calcext:value-type="float">
            <text:p>122</text:p>
          </table:table-cell>
          <table:table-cell table:formula="of:=[.DL2]+1" office:value-type="float" office:value="123" calcext:value-type="float">
            <text:p>123</text:p>
          </table:table-cell>
          <table:table-cell table:formula="of:=[.DM2]+1" office:value-type="float" office:value="124" calcext:value-type="float">
            <text:p>124</text:p>
          </table:table-cell>
          <table:table-cell table:formula="of:=[.DN2]+1" office:value-type="float" office:value="125" calcext:value-type="float">
            <text:p>125</text:p>
          </table:table-cell>
          <table:table-cell table:formula="of:=[.DO2]+1" office:value-type="float" office:value="126" calcext:value-type="float">
            <text:p>126</text:p>
          </table:table-cell>
          <table:table-cell table:formula="of:=[.DP2]+1" office:value-type="float" office:value="127" calcext:value-type="float">
            <text:p>127</text:p>
          </table:table-cell>
          <table:table-cell table:formula="of:=[.DQ2]+1" office:value-type="float" office:value="128" calcext:value-type="float">
            <text:p>128</text:p>
          </table:table-cell>
          <table:table-cell table:formula="of:=[.DR2]+1" office:value-type="float" office:value="129" calcext:value-type="float">
            <text:p>129</text:p>
          </table:table-cell>
          <table:table-cell table:formula="of:=[.DS2]+1" office:value-type="float" office:value="130" calcext:value-type="float">
            <text:p>130</text:p>
          </table:table-cell>
          <table:table-cell table:formula="of:=[.DT2]+1" office:value-type="float" office:value="131" calcext:value-type="float">
            <text:p>131</text:p>
          </table:table-cell>
          <table:table-cell table:formula="of:=[.DU2]+1" office:value-type="float" office:value="132" calcext:value-type="float">
            <text:p>132</text:p>
          </table:table-cell>
          <table:table-cell table:formula="of:=[.DV2]+1" office:value-type="float" office:value="133" calcext:value-type="float">
            <text:p>133</text:p>
          </table:table-cell>
          <table:table-cell table:formula="of:=[.DW2]+1" office:value-type="float" office:value="134" calcext:value-type="float">
            <text:p>134</text:p>
          </table:table-cell>
          <table:table-cell table:formula="of:=[.DX2]+1" office:value-type="float" office:value="135" calcext:value-type="float">
            <text:p>135</text:p>
          </table:table-cell>
          <table:table-cell table:formula="of:=[.DY2]+1" office:value-type="float" office:value="136" calcext:value-type="float">
            <text:p>136</text:p>
          </table:table-cell>
          <table:table-cell table:formula="of:=[.DZ2]+1" office:value-type="float" office:value="137" calcext:value-type="float">
            <text:p>137</text:p>
          </table:table-cell>
          <table:table-cell table:formula="of:=[.EA2]+1" office:value-type="float" office:value="138" calcext:value-type="float">
            <text:p>138</text:p>
          </table:table-cell>
          <table:table-cell table:formula="of:=[.EB2]+1" office:value-type="float" office:value="139" calcext:value-type="float">
            <text:p>139</text:p>
          </table:table-cell>
          <table:table-cell table:formula="of:=[.EC2]+1" office:value-type="float" office:value="140" calcext:value-type="float">
            <text:p>140</text:p>
          </table:table-cell>
          <table:table-cell table:formula="of:=[.ED2]+1" office:value-type="float" office:value="141" calcext:value-type="float">
            <text:p>141</text:p>
          </table:table-cell>
          <table:table-cell table:formula="of:=[.EE2]+1" office:value-type="float" office:value="142" calcext:value-type="float">
            <text:p>142</text:p>
          </table:table-cell>
          <table:table-cell office:value-type="float" office:value="147" calcext:value-type="float">
            <text:p>147</text:p>
          </table:table-cell>
          <table:table-cell office:value-type="float" office:value="151" calcext:value-type="float">
            <text:p>151</text:p>
          </table:table-cell>
          <table:table-cell table:formula="of:=[.EH2]+1" office:value-type="float" office:value="152" calcext:value-type="float">
            <text:p>152</text:p>
          </table:table-cell>
          <table:table-cell table:formula="of:=[.EI2]+1" office:value-type="float" office:value="153" calcext:value-type="float">
            <text:p>153</text:p>
          </table:table-cell>
          <table:table-cell table:formula="of:=[.EJ2]+1" office:value-type="float" office:value="154" calcext:value-type="float">
            <text:p>154</text:p>
          </table:table-cell>
          <table:table-cell table:formula="of:=[.EK2]+1" office:value-type="float" office:value="155" calcext:value-type="float">
            <text:p>155</text:p>
          </table:table-cell>
          <table:table-cell table:formula="of:=[.EL2]+1" office:value-type="float" office:value="156" calcext:value-type="float">
            <text:p>156</text:p>
          </table:table-cell>
          <table:table-cell table:formula="of:=[.EM2]+1" office:value-type="float" office:value="157" calcext:value-type="float">
            <text:p>157</text:p>
          </table:table-cell>
          <table:table-cell table:formula="of:=[.EN2]+1" office:value-type="float" office:value="158" calcext:value-type="float">
            <text:p>158</text:p>
          </table:table-cell>
          <table:table-cell table:formula="of:=[.EO2]+1" office:value-type="float" office:value="159" calcext:value-type="float">
            <text:p>159</text:p>
          </table:table-cell>
          <table:table-cell table:formula="of:=[.EP2]+1" office:value-type="float" office:value="160" calcext:value-type="float">
            <text:p>160</text:p>
          </table:table-cell>
          <table:table-cell table:formula="of:=[.EQ2]+1" office:value-type="float" office:value="161" calcext:value-type="float">
            <text:p>161</text:p>
          </table:table-cell>
          <table:table-cell table:formula="of:=[.ER2]+1" office:value-type="float" office:value="162" calcext:value-type="float">
            <text:p>162</text:p>
          </table:table-cell>
          <table:table-cell table:formula="of:=[.ES2]+1" office:value-type="float" office:value="163" calcext:value-type="float">
            <text:p>163</text:p>
          </table:table-cell>
          <table:table-cell table:formula="of:=[.ET2]+1" office:value-type="float" office:value="164" calcext:value-type="float">
            <text:p>164</text:p>
          </table:table-cell>
          <table:table-cell table:formula="of:=[.EU2]+1" office:value-type="float" office:value="165" calcext:value-type="float">
            <text:p>165</text:p>
          </table:table-cell>
          <table:table-cell table:formula="of:=[.EV2]+1" office:value-type="float" office:value="166" calcext:value-type="float">
            <text:p>166</text:p>
          </table:table-cell>
          <table:table-cell table:formula="of:=[.EW2]+1" office:value-type="float" office:value="167" calcext:value-type="float">
            <text:p>167</text:p>
          </table:table-cell>
          <table:table-cell table:formula="of:=[.EX2]+1" office:value-type="float" office:value="168" calcext:value-type="float">
            <text:p>168</text:p>
          </table:table-cell>
          <table:table-cell table:formula="of:=[.EY2]+1" office:value-type="float" office:value="169" calcext:value-type="float">
            <text:p>169</text:p>
          </table:table-cell>
          <table:table-cell table:formula="of:=[.EZ2]+1" office:value-type="float" office:value="170" calcext:value-type="float">
            <text:p>170</text:p>
          </table:table-cell>
          <table:table-cell table:formula="of:=[.FA2]+1" office:value-type="float" office:value="171" calcext:value-type="float">
            <text:p>171</text:p>
          </table:table-cell>
          <table:table-cell table:formula="of:=[.FB2]+1" office:value-type="float" office:value="172" calcext:value-type="float">
            <text:p>172</text:p>
          </table:table-cell>
          <table:table-cell table:formula="of:=[.FC2]+1" office:value-type="float" office:value="173" calcext:value-type="float">
            <text:p>173</text:p>
          </table:table-cell>
          <table:table-cell table:formula="of:=[.FD2]+1" office:value-type="float" office:value="174" calcext:value-type="float">
            <text:p>174</text:p>
          </table:table-cell>
          <table:table-cell table:formula="of:=[.FE2]+1" office:value-type="float" office:value="175" calcext:value-type="float">
            <text:p>175</text:p>
          </table:table-cell>
          <table:table-cell table:formula="of:=[.FF2]+1" office:value-type="float" office:value="176" calcext:value-type="float">
            <text:p>176</text:p>
          </table:table-cell>
          <table:table-cell table:formula="of:=[.FG2]+1" office:value-type="float" office:value="177" calcext:value-type="float">
            <text:p>177</text:p>
          </table:table-cell>
          <table:table-cell table:formula="of:=[.FH2]+1" office:value-type="float" office:value="178" calcext:value-type="float">
            <text:p>178</text:p>
          </table:table-cell>
          <table:table-cell table:formula="of:=[.FI2]+1" office:value-type="float" office:value="179" calcext:value-type="float">
            <text:p>179</text:p>
          </table:table-cell>
          <table:table-cell table:formula="of:=[.FJ2]+1" office:value-type="float" office:value="180" calcext:value-type="float">
            <text:p>180</text:p>
          </table:table-cell>
          <table:table-cell table:formula="of:=[.FK2]+1" office:value-type="float" office:value="181" calcext:value-type="float">
            <text:p>181</text:p>
          </table:table-cell>
          <table:table-cell table:formula="of:=[.FL2]+1" office:value-type="float" office:value="182" calcext:value-type="float">
            <text:p>182</text:p>
          </table:table-cell>
          <table:table-cell table:formula="of:=[.FM2]+1" office:value-type="float" office:value="183" calcext:value-type="float">
            <text:p>183</text:p>
          </table:table-cell>
          <table:table-cell table:formula="of:=[.FN2]+1" office:value-type="float" office:value="184" calcext:value-type="float">
            <text:p>184</text:p>
          </table:table-cell>
          <table:table-cell table:formula="of:=[.FO2]+1" office:value-type="float" office:value="185" calcext:value-type="float">
            <text:p>185</text:p>
          </table:table-cell>
          <table:table-cell table:formula="of:=[.FP2]+1" office:value-type="float" office:value="186" calcext:value-type="float">
            <text:p>186</text:p>
          </table:table-cell>
          <table:table-cell table:formula="of:=[.FQ2]+1" office:value-type="float" office:value="187" calcext:value-type="float">
            <text:p>187</text:p>
          </table:table-cell>
          <table:table-cell table:formula="of:=[.FR2]+1" office:value-type="float" office:value="188" calcext:value-type="float">
            <text:p>188</text:p>
          </table:table-cell>
          <table:table-cell table:formula="of:=[.FS2]+1" office:value-type="float" office:value="189" calcext:value-type="float">
            <text:p>189</text:p>
          </table:table-cell>
          <table:table-cell table:formula="of:=[.FT2]+1" office:value-type="float" office:value="190" calcext:value-type="float">
            <text:p>190</text:p>
          </table:table-cell>
          <table:table-cell table:formula="of:=[.FU2]+1" office:value-type="float" office:value="191" calcext:value-type="float">
            <text:p>191</text:p>
          </table:table-cell>
          <table:table-cell table:formula="of:=[.FV2]+1" office:value-type="float" office:value="192" calcext:value-type="float">
            <text:p>192</text:p>
          </table:table-cell>
          <table:table-cell table:formula="of:=[.FW2]+1" office:value-type="float" office:value="193" calcext:value-type="float">
            <text:p>193</text:p>
          </table:table-cell>
          <table:table-cell table:formula="of:=[.FX2]+1" office:value-type="float" office:value="194" calcext:value-type="float">
            <text:p>194</text:p>
          </table:table-cell>
          <table:table-cell table:formula="of:=[.FY2]+1" office:value-type="float" office:value="195" calcext:value-type="float">
            <text:p>195</text:p>
          </table:table-cell>
          <table:table-cell table:formula="of:=[.FZ2]+1" office:value-type="float" office:value="196" calcext:value-type="float">
            <text:p>196</text:p>
          </table:table-cell>
          <table:table-cell table:formula="of:=[.GA2]+1" office:value-type="float" office:value="197" calcext:value-type="float">
            <text:p>197</text:p>
          </table:table-cell>
          <table:table-cell table:formula="of:=[.GB2]+1" office:value-type="float" office:value="198" calcext:value-type="float">
            <text:p>198</text:p>
          </table:table-cell>
          <table:table-cell table:formula="of:=[.GC2]+1" office:value-type="float" office:value="199" calcext:value-type="float">
            <text:p>199</text:p>
          </table:table-cell>
          <table:table-cell table:formula="of:=[.GD2]+1" office:value-type="float" office:value="200" calcext:value-type="float">
            <text:p>200</text:p>
          </table:table-cell>
          <table:table-cell table:formula="of:=[.GE2]+1" office:value-type="float" office:value="201" calcext:value-type="float">
            <text:p>201</text:p>
          </table:table-cell>
          <table:table-cell table:formula="of:=[.GF2]+1" office:value-type="float" office:value="202" calcext:value-type="float">
            <text:p>202</text:p>
          </table:table-cell>
          <table:table-cell table:formula="of:=[.GG2]+1" office:value-type="float" office:value="203" calcext:value-type="float">
            <text:p>203</text:p>
          </table:table-cell>
          <table:table-cell table:formula="of:=[.GH2]+1" office:value-type="float" office:value="204" calcext:value-type="float">
            <text:p>204</text:p>
          </table:table-cell>
          <table:table-cell table:formula="of:=[.GI2]+1" office:value-type="float" office:value="205" calcext:value-type="float">
            <text:p>205</text:p>
          </table:table-cell>
          <table:table-cell table:formula="of:=[.GJ2]+1" office:value-type="float" office:value="206" calcext:value-type="float">
            <text:p>206</text:p>
          </table:table-cell>
          <table:table-cell table:formula="of:=[.GK2]+1" office:value-type="float" office:value="207" calcext:value-type="float">
            <text:p>207</text:p>
          </table:table-cell>
          <table:table-cell table:formula="of:=[.GL2]+1" office:value-type="float" office:value="208" calcext:value-type="float">
            <text:p>208</text:p>
          </table:table-cell>
          <table:table-cell table:formula="of:=[.GM2]+1" office:value-type="float" office:value="209" calcext:value-type="float">
            <text:p>209</text:p>
          </table:table-cell>
          <table:table-cell table:formula="of:=[.GN2]+1" office:value-type="float" office:value="210" calcext:value-type="float">
            <text:p>210</text:p>
          </table:table-cell>
          <table:table-cell table:formula="of:=[.GO2]+1" office:value-type="float" office:value="211" calcext:value-type="float">
            <text:p>211</text:p>
          </table:table-cell>
          <table:table-cell table:formula="of:=[.GP2]+1" office:value-type="float" office:value="212" calcext:value-type="float">
            <text:p>212</text:p>
          </table:table-cell>
          <table:table-cell table:formula="of:=[.GQ2]+1" office:value-type="float" office:value="213" calcext:value-type="float">
            <text:p>213</text:p>
          </table:table-cell>
          <table:table-cell table:formula="of:=[.GR2]+1" office:value-type="float" office:value="214" calcext:value-type="float">
            <text:p>214</text:p>
          </table:table-cell>
          <table:table-cell table:formula="of:=[.GS2]+1" office:value-type="float" office:value="215" calcext:value-type="float">
            <text:p>215</text:p>
          </table:table-cell>
          <table:table-cell table:formula="of:=[.GT2]+1" office:value-type="float" office:value="216" calcext:value-type="float">
            <text:p>216</text:p>
          </table:table-cell>
          <table:table-cell table:formula="of:=[.GU2]+1" office:value-type="float" office:value="217" calcext:value-type="float">
            <text:p>217</text:p>
          </table:table-cell>
          <table:table-cell table:formula="of:=[.GV2]+1" office:value-type="float" office:value="218" calcext:value-type="float">
            <text:p>218</text:p>
          </table:table-cell>
          <table:table-cell table:formula="of:=[.GW2]+1" office:value-type="float" office:value="219" calcext:value-type="float">
            <text:p>219</text:p>
          </table:table-cell>
          <table:table-cell table:formula="of:=[.GX2]+1" office:value-type="float" office:value="220" calcext:value-type="float">
            <text:p>220</text:p>
          </table:table-cell>
          <table:table-cell table:formula="of:=[.GY2]+1" office:value-type="float" office:value="221" calcext:value-type="float">
            <text:p>221</text:p>
          </table:table-cell>
          <table:table-cell table:formula="of:=[.GZ2]+1" office:value-type="float" office:value="222" calcext:value-type="float">
            <text:p>222</text:p>
          </table:table-cell>
          <table:table-cell table:formula="of:=[.HA2]+1" office:value-type="float" office:value="223" calcext:value-type="float">
            <text:p>223</text:p>
          </table:table-cell>
          <table:table-cell table:formula="of:=[.HB2]+1" office:value-type="float" office:value="224" calcext:value-type="float">
            <text:p>224</text:p>
          </table:table-cell>
          <table:table-cell table:formula="of:=[.HC2]+1" office:value-type="float" office:value="225" calcext:value-type="float">
            <text:p>225</text:p>
          </table:table-cell>
          <table:table-cell table:formula="of:=[.HD2]+1" office:value-type="float" office:value="226" calcext:value-type="float">
            <text:p>226</text:p>
          </table:table-cell>
          <table:table-cell table:formula="of:=[.HE2]+1" office:value-type="float" office:value="227" calcext:value-type="float">
            <text:p>227</text:p>
          </table:table-cell>
          <table:table-cell table:formula="of:=[.HF2]+1" office:value-type="float" office:value="228" calcext:value-type="float">
            <text:p>228</text:p>
          </table:table-cell>
          <table:table-cell table:formula="of:=[.HG2]+1" office:value-type="float" office:value="229" calcext:value-type="float">
            <text:p>229</text:p>
          </table:table-cell>
          <table:table-cell table:formula="of:=[.HH2]+1" office:value-type="float" office:value="230" calcext:value-type="float">
            <text:p>230</text:p>
          </table:table-cell>
          <table:table-cell table:formula="of:=[.HI2]+1" office:value-type="float" office:value="231" calcext:value-type="float">
            <text:p>231</text:p>
          </table:table-cell>
          <table:table-cell table:formula="of:=[.HJ2]+1" office:value-type="float" office:value="232" calcext:value-type="float">
            <text:p>232</text:p>
          </table:table-cell>
          <table:table-cell table:formula="of:=[.HK2]+1" office:value-type="float" office:value="233" calcext:value-type="float">
            <text:p>233</text:p>
          </table:table-cell>
          <table:table-cell table:formula="of:=[.HL2]+1" office:value-type="float" office:value="234" calcext:value-type="float">
            <text:p>234</text:p>
          </table:table-cell>
          <table:table-cell table:formula="of:=[.HM2]+1" office:value-type="float" office:value="235" calcext:value-type="float">
            <text:p>235</text:p>
          </table:table-cell>
          <table:table-cell table:formula="of:=[.HN2]+1" office:value-type="float" office:value="236" calcext:value-type="float">
            <text:p>236</text:p>
          </table:table-cell>
          <table:table-cell table:formula="of:=[.HO2]+1" office:value-type="float" office:value="237" calcext:value-type="float">
            <text:p>237</text:p>
          </table:table-cell>
          <table:table-cell table:formula="of:=[.HP2]+1" office:value-type="float" office:value="238" calcext:value-type="float">
            <text:p>238</text:p>
          </table:table-cell>
          <table:table-cell table:formula="of:=[.HQ2]+1" office:value-type="float" office:value="239" calcext:value-type="float">
            <text:p>239</text:p>
          </table:table-cell>
          <table:table-cell table:formula="of:=[.HR2]+1" office:value-type="float" office:value="240" calcext:value-type="float">
            <text:p>240</text:p>
          </table:table-cell>
          <table:table-cell table:formula="of:=[.HS2]+1" office:value-type="float" office:value="241" calcext:value-type="float">
            <text:p>241</text:p>
          </table:table-cell>
          <table:table-cell table:formula="of:=[.HT2]+1" office:value-type="float" office:value="242" calcext:value-type="float">
            <text:p>242</text:p>
          </table:table-cell>
          <table:table-cell table:formula="of:=[.HU2]+1" office:value-type="float" office:value="243" calcext:value-type="float">
            <text:p>243</text:p>
          </table:table-cell>
          <table:table-cell table:formula="of:=[.HV2]+1" office:value-type="float" office:value="244" calcext:value-type="float">
            <text:p>244</text:p>
          </table:table-cell>
          <table:table-cell table:formula="of:=[.HW2]+1" office:value-type="float" office:value="245" calcext:value-type="float">
            <text:p>245</text:p>
          </table:table-cell>
          <table:table-cell table:formula="of:=[.HX2]+1" office:value-type="float" office:value="246" calcext:value-type="float">
            <text:p>246</text:p>
          </table:table-cell>
          <table:table-cell table:formula="of:=[.HY2]+1" office:value-type="float" office:value="247" calcext:value-type="float">
            <text:p>247</text:p>
          </table:table-cell>
          <table:table-cell table:formula="of:=[.HZ2]+1" office:value-type="float" office:value="248" calcext:value-type="float">
            <text:p>248</text:p>
          </table:table-cell>
          <table:table-cell table:formula="of:=[.IA2]+1" office:value-type="float" office:value="249" calcext:value-type="float">
            <text:p>249</text:p>
          </table:table-cell>
          <table:table-cell table:formula="of:=[.IB2]+1" office:value-type="float" office:value="250" calcext:value-type="float">
            <text:p>250</text:p>
          </table:table-cell>
          <table:table-cell table:formula="of:=[.IC2]+1" office:value-type="float" office:value="251" calcext:value-type="float">
            <text:p>251</text:p>
          </table:table-cell>
          <table:table-cell table:formula="of:=[.ID2]+1" office:value-type="float" office:value="252" calcext:value-type="float">
            <text:p>252</text:p>
          </table:table-cell>
          <table:table-cell table:formula="of:=[.IE2]+1" office:value-type="float" office:value="253" calcext:value-type="float">
            <text:p>253</text:p>
          </table:table-cell>
          <table:table-cell table:formula="of:=[.IF2]+1" office:value-type="float" office:value="254" calcext:value-type="float">
            <text:p>254</text:p>
          </table:table-cell>
          <table:table-cell table:formula="of:=[.IG2]+1" office:value-type="float" office:value="255" calcext:value-type="float">
            <text:p>255</text:p>
          </table:table-cell>
          <table:table-cell table:formula="of:=[.IH2]+1" office:value-type="float" office:value="256" calcext:value-type="float">
            <text:p>256</text:p>
          </table:table-cell>
          <table:table-cell table:formula="of:=[.II2]+1" office:value-type="float" office:value="257" calcext:value-type="float">
            <text:p>257</text:p>
          </table:table-cell>
          <table:table-cell table:formula="of:=[.IJ2]+1" office:value-type="float" office:value="258" calcext:value-type="float">
            <text:p>258</text:p>
          </table:table-cell>
          <table:table-cell table:formula="of:=[.IK2]+1" office:value-type="float" office:value="259" calcext:value-type="float">
            <text:p>259</text:p>
          </table:table-cell>
          <table:table-cell table:formula="of:=[.IL2]+1" office:value-type="float" office:value="260" calcext:value-type="float">
            <text:p>260</text:p>
          </table:table-cell>
          <table:table-cell table:formula="of:=[.IM2]+1" office:value-type="float" office:value="261" calcext:value-type="float">
            <text:p>261</text:p>
          </table:table-cell>
          <table:table-cell table:formula="of:=[.IN2]+1" office:value-type="float" office:value="262" calcext:value-type="float">
            <text:p>262</text:p>
          </table:table-cell>
          <table:table-cell table:formula="of:=[.IO2]+1" office:value-type="float" office:value="263" calcext:value-type="float">
            <text:p>263</text:p>
          </table:table-cell>
          <table:table-cell table:formula="of:=[.IP2]+1" office:value-type="float" office:value="264" calcext:value-type="float">
            <text:p>264</text:p>
          </table:table-cell>
          <table:table-cell table:formula="of:=[.IQ2]+1" office:value-type="float" office:value="265" calcext:value-type="float">
            <text:p>265</text:p>
          </table:table-cell>
          <table:table-cell table:formula="of:=[.IR2]+1" office:value-type="float" office:value="266" calcext:value-type="float">
            <text:p>266</text:p>
          </table:table-cell>
          <table:table-cell table:formula="of:=[.IS2]+1" office:value-type="float" office:value="267" calcext:value-type="float">
            <text:p>267</text:p>
          </table:table-cell>
          <table:table-cell table:formula="of:=[.IT2]+1" office:value-type="float" office:value="268" calcext:value-type="float">
            <text:p>268</text:p>
          </table:table-cell>
          <table:table-cell table:formula="of:=[.IU2]+1" office:value-type="float" office:value="269" calcext:value-type="float">
            <text:p>269</text:p>
          </table:table-cell>
          <table:table-cell table:formula="of:=[.IV2]+1" office:value-type="float" office:value="270" calcext:value-type="float">
            <text:p>270</text:p>
          </table:table-cell>
          <table:table-cell table:formula="of:=[.IW2]+1" office:value-type="float" office:value="271" calcext:value-type="float">
            <text:p>271</text:p>
          </table:table-cell>
          <table:table-cell table:formula="of:=[.IX2]+1" office:value-type="float" office:value="272" calcext:value-type="float">
            <text:p>272</text:p>
          </table:table-cell>
          <table:table-cell table:formula="of:=[.IY2]+1" office:value-type="float" office:value="273" calcext:value-type="float">
            <text:p>273</text:p>
          </table:table-cell>
          <table:table-cell table:formula="of:=[.IZ2]+1" office:value-type="float" office:value="274" calcext:value-type="float">
            <text:p>274</text:p>
          </table:table-cell>
          <table:table-cell table:formula="of:=[.JA2]+1" office:value-type="float" office:value="275" calcext:value-type="float">
            <text:p>275</text:p>
          </table:table-cell>
          <table:table-cell table:formula="of:=[.JB2]+1" office:value-type="float" office:value="276" calcext:value-type="float">
            <text:p>276</text:p>
          </table:table-cell>
          <table:table-cell table:formula="of:=[.JC2]+1" office:value-type="float" office:value="277" calcext:value-type="float">
            <text:p>277</text:p>
          </table:table-cell>
          <table:table-cell table:formula="of:=[.JD2]+1" office:value-type="float" office:value="278" calcext:value-type="float">
            <text:p>278</text:p>
          </table:table-cell>
          <table:table-cell table:formula="of:=[.JE2]+1" office:value-type="float" office:value="279" calcext:value-type="float">
            <text:p>279</text:p>
          </table:table-cell>
          <table:table-cell table:formula="of:=[.JF2]+1" office:value-type="float" office:value="280" calcext:value-type="float">
            <text:p>280</text:p>
          </table:table-cell>
          <table:table-cell table:formula="of:=[.JG2]+1" office:value-type="float" office:value="281" calcext:value-type="float">
            <text:p>281</text:p>
          </table:table-cell>
          <table:table-cell table:formula="of:=[.JH2]+1" office:value-type="float" office:value="282" calcext:value-type="float">
            <text:p>282</text:p>
          </table:table-cell>
          <table:table-cell table:formula="of:=[.JI2]+1" office:value-type="float" office:value="283" calcext:value-type="float">
            <text:p>283</text:p>
          </table:table-cell>
          <table:table-cell table:formula="of:=[.JJ2]+1" office:value-type="float" office:value="284" calcext:value-type="float">
            <text:p>284</text:p>
          </table:table-cell>
          <table:table-cell table:formula="of:=[.JK2]+1" office:value-type="float" office:value="285" calcext:value-type="float">
            <text:p>285</text:p>
          </table:table-cell>
          <table:table-cell table:formula="of:=[.JL2]+1" office:value-type="float" office:value="286" calcext:value-type="float">
            <text:p>286</text:p>
          </table:table-cell>
          <table:table-cell table:formula="of:=[.JM2]+1" office:value-type="float" office:value="287" calcext:value-type="float">
            <text:p>287</text:p>
          </table:table-cell>
          <table:table-cell table:formula="of:=[.JN2]+1" office:value-type="float" office:value="288" calcext:value-type="float">
            <text:p>288</text:p>
          </table:table-cell>
          <table:table-cell table:formula="of:=[.JO2]+1" office:value-type="float" office:value="289" calcext:value-type="float">
            <text:p>289</text:p>
          </table:table-cell>
          <table:table-cell table:formula="of:=[.JP2]+1" office:value-type="float" office:value="290" calcext:value-type="float">
            <text:p>290</text:p>
          </table:table-cell>
          <table:table-cell table:formula="of:=[.JQ2]+1" office:value-type="float" office:value="291" calcext:value-type="float">
            <text:p>291</text:p>
          </table:table-cell>
          <table:table-cell table:formula="of:=[.JR2]+1" office:value-type="float" office:value="292" calcext:value-type="float">
            <text:p>292</text:p>
          </table:table-cell>
          <table:table-cell table:formula="of:=[.JS2]+1" office:value-type="float" office:value="293" calcext:value-type="float">
            <text:p>293</text:p>
          </table:table-cell>
          <table:table-cell table:formula="of:=[.JT2]+1" office:value-type="float" office:value="294" calcext:value-type="float">
            <text:p>294</text:p>
          </table:table-cell>
          <table:table-cell table:formula="of:=[.JU2]+1" office:value-type="float" office:value="295" calcext:value-type="float">
            <text:p>295</text:p>
          </table:table-cell>
          <table:table-cell table:formula="of:=[.JV2]+1" office:value-type="float" office:value="296" calcext:value-type="float">
            <text:p>296</text:p>
          </table:table-cell>
          <table:table-cell table:formula="of:=[.JW2]+1" office:value-type="float" office:value="297" calcext:value-type="float">
            <text:p>297</text:p>
          </table:table-cell>
          <table:table-cell table:formula="of:=[.JX2]+1" office:value-type="float" office:value="298" calcext:value-type="float">
            <text:p>298</text:p>
          </table:table-cell>
          <table:table-cell table:formula="of:=[.JY2]+1" office:value-type="float" office:value="299" calcext:value-type="float">
            <text:p>299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formula="of:=[.IG3]+1" office:value-type="float" office:value="240" calcext:value-type="float">
            <text:p>240</text:p>
          </table:table-cell>
          <table:table-cell table:formula="of:=[.IH3]+1" office:value-type="float" office:value="241" calcext:value-type="float">
            <text:p>241</text:p>
          </table:table-cell>
          <table:table-cell table:formula="of:=[.II3]+1" office:value-type="float" office:value="242" calcext:value-type="float">
            <text:p>242</text:p>
          </table:table-cell>
          <table:table-cell table:formula="of:=[.IJ3]+1" office:value-type="float" office:value="243" calcext:value-type="float">
            <text:p>243</text:p>
          </table:table-cell>
          <table:table-cell table:formula="of:=[.IK3]+1" office:value-type="float" office:value="244" calcext:value-type="float">
            <text:p>244</text:p>
          </table:table-cell>
          <table:table-cell table:formula="of:=[.IL3]+1" office:value-type="float" office:value="245" calcext:value-type="float">
            <text:p>245</text:p>
          </table:table-cell>
          <table:table-cell table:formula="of:=[.IM3]+1" office:value-type="float" office:value="246" calcext:value-type="float">
            <text:p>246</text:p>
          </table:table-cell>
          <table:table-cell table:formula="of:=[.IN3]+1" office:value-type="float" office:value="247" calcext:value-type="float">
            <text:p>247</text:p>
          </table:table-cell>
          <table:table-cell table:formula="of:=[.IO3]+1" office:value-type="float" office:value="248" calcext:value-type="float">
            <text:p>248</text:p>
          </table:table-cell>
          <table:table-cell table:formula="of:=[.IP3]+1" office:value-type="float" office:value="249" calcext:value-type="float">
            <text:p>249</text:p>
          </table:table-cell>
          <table:table-cell table:formula="of:=[.IQ3]+1" office:value-type="float" office:value="250" calcext:value-type="float">
            <text:p>250</text:p>
          </table:table-cell>
          <table:table-cell table:formula="of:=[.IR3]+1" office:value-type="float" office:value="251" calcext:value-type="float">
            <text:p>251</text:p>
          </table:table-cell>
          <table:table-cell table:formula="of:=[.IS3]+1" office:value-type="float" office:value="252" calcext:value-type="float">
            <text:p>252</text:p>
          </table:table-cell>
          <table:table-cell table:formula="of:=[.IT3]+1" office:value-type="float" office:value="253" calcext:value-type="float">
            <text:p>253</text:p>
          </table:table-cell>
          <table:table-cell table:formula="of:=[.IU3]+1" office:value-type="float" office:value="254" calcext:value-type="float">
            <text:p>254</text:p>
          </table:table-cell>
          <table:table-cell table:formula="of:=[.IV3]+1" office:value-type="float" office:value="255" calcext:value-type="float">
            <text:p>255</text:p>
          </table:table-cell>
          <table:table-cell table:formula="of:=[.IW3]+1" office:value-type="float" office:value="256" calcext:value-type="float">
            <text:p>256</text:p>
          </table:table-cell>
          <table:table-cell table:formula="of:=[.IX3]+1" office:value-type="float" office:value="257" calcext:value-type="float">
            <text:p>257</text:p>
          </table:table-cell>
          <table:table-cell table:formula="of:=[.IY3]+1" office:value-type="float" office:value="258" calcext:value-type="float">
            <text:p>258</text:p>
          </table:table-cell>
          <table:table-cell table:formula="of:=[.IZ3]+1" office:value-type="float" office:value="259" calcext:value-type="float">
            <text:p>259</text:p>
          </table:table-cell>
          <table:table-cell table:formula="of:=[.JA3]+1" office:value-type="float" office:value="260" calcext:value-type="float">
            <text:p>260</text:p>
          </table:table-cell>
          <table:table-cell table:formula="of:=[.JB3]+1" office:value-type="float" office:value="261" calcext:value-type="float">
            <text:p>261</text:p>
          </table:table-cell>
          <table:table-cell table:formula="of:=[.JC3]+1" office:value-type="float" office:value="262" calcext:value-type="float">
            <text:p>262</text:p>
          </table:table-cell>
          <table:table-cell table:formula="of:=[.JD3]+1" office:value-type="float" office:value="263" calcext:value-type="float">
            <text:p>263</text:p>
          </table:table-cell>
          <table:table-cell table:formula="of:=[.JE3]+1" office:value-type="float" office:value="264" calcext:value-type="float">
            <text:p>264</text:p>
          </table:table-cell>
          <table:table-cell table:formula="of:=[.JF3]+1" office:value-type="float" office:value="265" calcext:value-type="float">
            <text:p>265</text:p>
          </table:table-cell>
          <table:table-cell table:formula="of:=[.JG3]+1" office:value-type="float" office:value="266" calcext:value-type="float">
            <text:p>266</text:p>
          </table:table-cell>
          <table:table-cell table:formula="of:=[.JH3]+1" office:value-type="float" office:value="267" calcext:value-type="float">
            <text:p>267</text:p>
          </table:table-cell>
          <table:table-cell table:formula="of:=[.JI3]+1" office:value-type="float" office:value="268" calcext:value-type="float">
            <text:p>268</text:p>
          </table:table-cell>
          <table:table-cell table:formula="of:=[.JJ3]+1" office:value-type="float" office:value="269" calcext:value-type="float">
            <text:p>269</text:p>
          </table:table-cell>
          <table:table-cell table:formula="of:=[.JK3]+1" office:value-type="float" office:value="270" calcext:value-type="float">
            <text:p>270</text:p>
          </table:table-cell>
          <table:table-cell table:formula="of:=[.JL3]+1" office:value-type="float" office:value="271" calcext:value-type="float">
            <text:p>271</text:p>
          </table:table-cell>
          <table:table-cell table:formula="of:=[.JM3]+1" office:value-type="float" office:value="272" calcext:value-type="float">
            <text:p>272</text:p>
          </table:table-cell>
          <table:table-cell table:formula="of:=[.JN3]+1" office:value-type="float" office:value="273" calcext:value-type="float">
            <text:p>273</text:p>
          </table:table-cell>
          <table:table-cell table:formula="of:=[.JO3]+1" office:value-type="float" office:value="274" calcext:value-type="float">
            <text:p>274</text:p>
          </table:table-cell>
          <table:table-cell table:formula="of:=[.JP3]+1" office:value-type="float" office:value="275" calcext:value-type="float">
            <text:p>275</text:p>
          </table:table-cell>
          <table:table-cell table:formula="of:=[.JQ3]+1" office:value-type="float" office:value="276" calcext:value-type="float">
            <text:p>276</text:p>
          </table:table-cell>
          <table:table-cell table:formula="of:=[.JR3]+1" office:value-type="float" office:value="277" calcext:value-type="float">
            <text:p>277</text:p>
          </table:table-cell>
          <table:table-cell table:formula="of:=[.JS3]+1" office:value-type="float" office:value="278" calcext:value-type="float">
            <text:p>278</text:p>
          </table:table-cell>
          <table:table-cell table:formula="of:=[.JT3]+1" office:value-type="float" office:value="279" calcext:value-type="float">
            <text:p>279</text:p>
          </table:table-cell>
          <table:table-cell table:formula="of:=[.JU3]+1" office:value-type="float" office:value="280" calcext:value-type="float">
            <text:p>280</text:p>
          </table:table-cell>
          <table:table-cell table:formula="of:=[.JV3]+1" office:value-type="float" office:value="281" calcext:value-type="float">
            <text:p>281</text:p>
          </table:table-cell>
          <table:table-cell table:formula="of:=[.JW3]+1" office:value-type="float" office:value="282" calcext:value-type="float">
            <text:p>282</text:p>
          </table:table-cell>
          <table:table-cell table:formula="of:=[.JX3]+1" office:value-type="float" office:value="283" calcext:value-type="float">
            <text:p>283</text:p>
          </table:table-cell>
          <table:table-cell table:formula="of:=[.JY3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formula="of:=[.IG4]+1" office:value-type="float" office:value="240" calcext:value-type="float">
            <text:p>240</text:p>
          </table:table-cell>
          <table:table-cell table:formula="of:=[.IH4]+1" office:value-type="float" office:value="241" calcext:value-type="float">
            <text:p>241</text:p>
          </table:table-cell>
          <table:table-cell table:formula="of:=[.II4]+1" office:value-type="float" office:value="242" calcext:value-type="float">
            <text:p>242</text:p>
          </table:table-cell>
          <table:table-cell table:formula="of:=[.IJ4]+1" office:value-type="float" office:value="243" calcext:value-type="float">
            <text:p>243</text:p>
          </table:table-cell>
          <table:table-cell table:formula="of:=[.IK4]+1" office:value-type="float" office:value="244" calcext:value-type="float">
            <text:p>244</text:p>
          </table:table-cell>
          <table:table-cell table:formula="of:=[.IL4]+1" office:value-type="float" office:value="245" calcext:value-type="float">
            <text:p>245</text:p>
          </table:table-cell>
          <table:table-cell table:formula="of:=[.IM4]+1" office:value-type="float" office:value="246" calcext:value-type="float">
            <text:p>246</text:p>
          </table:table-cell>
          <table:table-cell table:formula="of:=[.IN4]+1" office:value-type="float" office:value="247" calcext:value-type="float">
            <text:p>247</text:p>
          </table:table-cell>
          <table:table-cell table:formula="of:=[.IO4]+1" office:value-type="float" office:value="248" calcext:value-type="float">
            <text:p>248</text:p>
          </table:table-cell>
          <table:table-cell table:formula="of:=[.IP4]+1" office:value-type="float" office:value="249" calcext:value-type="float">
            <text:p>249</text:p>
          </table:table-cell>
          <table:table-cell table:formula="of:=[.IQ4]+1" office:value-type="float" office:value="250" calcext:value-type="float">
            <text:p>250</text:p>
          </table:table-cell>
          <table:table-cell table:formula="of:=[.IR4]+1" office:value-type="float" office:value="251" calcext:value-type="float">
            <text:p>251</text:p>
          </table:table-cell>
          <table:table-cell table:formula="of:=[.IS4]+1" office:value-type="float" office:value="252" calcext:value-type="float">
            <text:p>252</text:p>
          </table:table-cell>
          <table:table-cell table:formula="of:=[.IT4]+1" office:value-type="float" office:value="253" calcext:value-type="float">
            <text:p>253</text:p>
          </table:table-cell>
          <table:table-cell table:formula="of:=[.IU4]+1" office:value-type="float" office:value="254" calcext:value-type="float">
            <text:p>254</text:p>
          </table:table-cell>
          <table:table-cell table:formula="of:=[.IV4]+1" office:value-type="float" office:value="255" calcext:value-type="float">
            <text:p>255</text:p>
          </table:table-cell>
          <table:table-cell table:formula="of:=[.IW4]+1" office:value-type="float" office:value="256" calcext:value-type="float">
            <text:p>256</text:p>
          </table:table-cell>
          <table:table-cell table:formula="of:=[.IX4]+1" office:value-type="float" office:value="257" calcext:value-type="float">
            <text:p>257</text:p>
          </table:table-cell>
          <table:table-cell table:formula="of:=[.IY4]+1" office:value-type="float" office:value="258" calcext:value-type="float">
            <text:p>258</text:p>
          </table:table-cell>
          <table:table-cell table:formula="of:=[.IZ4]+1" office:value-type="float" office:value="259" calcext:value-type="float">
            <text:p>259</text:p>
          </table:table-cell>
          <table:table-cell table:formula="of:=[.JA4]+1" office:value-type="float" office:value="260" calcext:value-type="float">
            <text:p>260</text:p>
          </table:table-cell>
          <table:table-cell table:formula="of:=[.JB4]+1" office:value-type="float" office:value="261" calcext:value-type="float">
            <text:p>261</text:p>
          </table:table-cell>
          <table:table-cell table:formula="of:=[.JC4]+1" office:value-type="float" office:value="262" calcext:value-type="float">
            <text:p>262</text:p>
          </table:table-cell>
          <table:table-cell table:formula="of:=[.JD4]+1" office:value-type="float" office:value="263" calcext:value-type="float">
            <text:p>263</text:p>
          </table:table-cell>
          <table:table-cell table:formula="of:=[.JE4]+1" office:value-type="float" office:value="264" calcext:value-type="float">
            <text:p>264</text:p>
          </table:table-cell>
          <table:table-cell table:formula="of:=[.JF4]+1" office:value-type="float" office:value="265" calcext:value-type="float">
            <text:p>265</text:p>
          </table:table-cell>
          <table:table-cell table:formula="of:=[.JG4]+1" office:value-type="float" office:value="266" calcext:value-type="float">
            <text:p>266</text:p>
          </table:table-cell>
          <table:table-cell table:formula="of:=[.JH4]+1" office:value-type="float" office:value="267" calcext:value-type="float">
            <text:p>267</text:p>
          </table:table-cell>
          <table:table-cell table:formula="of:=[.JI4]+1" office:value-type="float" office:value="268" calcext:value-type="float">
            <text:p>268</text:p>
          </table:table-cell>
          <table:table-cell table:formula="of:=[.JJ4]+1" office:value-type="float" office:value="269" calcext:value-type="float">
            <text:p>269</text:p>
          </table:table-cell>
          <table:table-cell table:formula="of:=[.JK4]+1" office:value-type="float" office:value="270" calcext:value-type="float">
            <text:p>270</text:p>
          </table:table-cell>
          <table:table-cell table:formula="of:=[.JL4]+1" office:value-type="float" office:value="271" calcext:value-type="float">
            <text:p>271</text:p>
          </table:table-cell>
          <table:table-cell table:formula="of:=[.JM4]+1" office:value-type="float" office:value="272" calcext:value-type="float">
            <text:p>272</text:p>
          </table:table-cell>
          <table:table-cell table:formula="of:=[.JN4]+1" office:value-type="float" office:value="273" calcext:value-type="float">
            <text:p>273</text:p>
          </table:table-cell>
          <table:table-cell table:formula="of:=[.JO4]+1" office:value-type="float" office:value="274" calcext:value-type="float">
            <text:p>274</text:p>
          </table:table-cell>
          <table:table-cell table:formula="of:=[.JP4]+1" office:value-type="float" office:value="275" calcext:value-type="float">
            <text:p>275</text:p>
          </table:table-cell>
          <table:table-cell table:formula="of:=[.JQ4]+1" office:value-type="float" office:value="276" calcext:value-type="float">
            <text:p>276</text:p>
          </table:table-cell>
          <table:table-cell table:formula="of:=[.JR4]+1" office:value-type="float" office:value="277" calcext:value-type="float">
            <text:p>277</text:p>
          </table:table-cell>
          <table:table-cell table:formula="of:=[.JS4]+1" office:value-type="float" office:value="278" calcext:value-type="float">
            <text:p>278</text:p>
          </table:table-cell>
          <table:table-cell table:formula="of:=[.JT4]+1" office:value-type="float" office:value="279" calcext:value-type="float">
            <text:p>279</text:p>
          </table:table-cell>
          <table:table-cell table:formula="of:=[.JU4]+1" office:value-type="float" office:value="280" calcext:value-type="float">
            <text:p>280</text:p>
          </table:table-cell>
          <table:table-cell table:formula="of:=[.JV4]+1" office:value-type="float" office:value="281" calcext:value-type="float">
            <text:p>281</text:p>
          </table:table-cell>
          <table:table-cell table:formula="of:=[.JW4]+1" office:value-type="float" office:value="282" calcext:value-type="float">
            <text:p>282</text:p>
          </table:table-cell>
          <table:table-cell table:formula="of:=[.JX4]+1" office:value-type="float" office:value="283" calcext:value-type="float">
            <text:p>283</text:p>
          </table:table-cell>
          <table:table-cell table:formula="of:=[.JY4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formula="of:=[.IG5]+1" office:value-type="float" office:value="240" calcext:value-type="float">
            <text:p>240</text:p>
          </table:table-cell>
          <table:table-cell table:formula="of:=[.IH5]+1" office:value-type="float" office:value="241" calcext:value-type="float">
            <text:p>241</text:p>
          </table:table-cell>
          <table:table-cell table:formula="of:=[.II5]+1" office:value-type="float" office:value="242" calcext:value-type="float">
            <text:p>242</text:p>
          </table:table-cell>
          <table:table-cell table:formula="of:=[.IJ5]+1" office:value-type="float" office:value="243" calcext:value-type="float">
            <text:p>243</text:p>
          </table:table-cell>
          <table:table-cell table:formula="of:=[.IK5]+1" office:value-type="float" office:value="244" calcext:value-type="float">
            <text:p>244</text:p>
          </table:table-cell>
          <table:table-cell table:formula="of:=[.IL5]+1" office:value-type="float" office:value="245" calcext:value-type="float">
            <text:p>245</text:p>
          </table:table-cell>
          <table:table-cell table:formula="of:=[.IM5]+1" office:value-type="float" office:value="246" calcext:value-type="float">
            <text:p>246</text:p>
          </table:table-cell>
          <table:table-cell table:formula="of:=[.IN5]+1" office:value-type="float" office:value="247" calcext:value-type="float">
            <text:p>247</text:p>
          </table:table-cell>
          <table:table-cell table:formula="of:=[.IO5]+1" office:value-type="float" office:value="248" calcext:value-type="float">
            <text:p>248</text:p>
          </table:table-cell>
          <table:table-cell table:formula="of:=[.IP5]+1" office:value-type="float" office:value="249" calcext:value-type="float">
            <text:p>249</text:p>
          </table:table-cell>
          <table:table-cell table:formula="of:=[.IQ5]+1" office:value-type="float" office:value="250" calcext:value-type="float">
            <text:p>250</text:p>
          </table:table-cell>
          <table:table-cell table:formula="of:=[.IR5]+1" office:value-type="float" office:value="251" calcext:value-type="float">
            <text:p>251</text:p>
          </table:table-cell>
          <table:table-cell table:formula="of:=[.IS5]+1" office:value-type="float" office:value="252" calcext:value-type="float">
            <text:p>252</text:p>
          </table:table-cell>
          <table:table-cell table:formula="of:=[.IT5]+1" office:value-type="float" office:value="253" calcext:value-type="float">
            <text:p>253</text:p>
          </table:table-cell>
          <table:table-cell table:formula="of:=[.IU5]+1" office:value-type="float" office:value="254" calcext:value-type="float">
            <text:p>254</text:p>
          </table:table-cell>
          <table:table-cell table:formula="of:=[.IV5]+1" office:value-type="float" office:value="255" calcext:value-type="float">
            <text:p>255</text:p>
          </table:table-cell>
          <table:table-cell table:formula="of:=[.IW5]+1" office:value-type="float" office:value="256" calcext:value-type="float">
            <text:p>256</text:p>
          </table:table-cell>
          <table:table-cell table:formula="of:=[.IX5]+1" office:value-type="float" office:value="257" calcext:value-type="float">
            <text:p>257</text:p>
          </table:table-cell>
          <table:table-cell table:formula="of:=[.IY5]+1" office:value-type="float" office:value="258" calcext:value-type="float">
            <text:p>258</text:p>
          </table:table-cell>
          <table:table-cell table:formula="of:=[.IZ5]+1" office:value-type="float" office:value="259" calcext:value-type="float">
            <text:p>259</text:p>
          </table:table-cell>
          <table:table-cell table:formula="of:=[.JA5]+1" office:value-type="float" office:value="260" calcext:value-type="float">
            <text:p>260</text:p>
          </table:table-cell>
          <table:table-cell table:formula="of:=[.JB5]+1" office:value-type="float" office:value="261" calcext:value-type="float">
            <text:p>261</text:p>
          </table:table-cell>
          <table:table-cell table:formula="of:=[.JC5]+1" office:value-type="float" office:value="262" calcext:value-type="float">
            <text:p>262</text:p>
          </table:table-cell>
          <table:table-cell table:formula="of:=[.JD5]+1" office:value-type="float" office:value="263" calcext:value-type="float">
            <text:p>263</text:p>
          </table:table-cell>
          <table:table-cell table:formula="of:=[.JE5]+1" office:value-type="float" office:value="264" calcext:value-type="float">
            <text:p>264</text:p>
          </table:table-cell>
          <table:table-cell table:formula="of:=[.JF5]+1" office:value-type="float" office:value="265" calcext:value-type="float">
            <text:p>265</text:p>
          </table:table-cell>
          <table:table-cell table:formula="of:=[.JG5]+1" office:value-type="float" office:value="266" calcext:value-type="float">
            <text:p>266</text:p>
          </table:table-cell>
          <table:table-cell table:formula="of:=[.JH5]+1" office:value-type="float" office:value="267" calcext:value-type="float">
            <text:p>267</text:p>
          </table:table-cell>
          <table:table-cell table:formula="of:=[.JI5]+1" office:value-type="float" office:value="268" calcext:value-type="float">
            <text:p>268</text:p>
          </table:table-cell>
          <table:table-cell table:formula="of:=[.JJ5]+1" office:value-type="float" office:value="269" calcext:value-type="float">
            <text:p>269</text:p>
          </table:table-cell>
          <table:table-cell table:formula="of:=[.JK5]+1" office:value-type="float" office:value="270" calcext:value-type="float">
            <text:p>270</text:p>
          </table:table-cell>
          <table:table-cell table:formula="of:=[.JL5]+1" office:value-type="float" office:value="271" calcext:value-type="float">
            <text:p>271</text:p>
          </table:table-cell>
          <table:table-cell table:formula="of:=[.JM5]+1" office:value-type="float" office:value="272" calcext:value-type="float">
            <text:p>272</text:p>
          </table:table-cell>
          <table:table-cell table:formula="of:=[.JN5]+1" office:value-type="float" office:value="273" calcext:value-type="float">
            <text:p>273</text:p>
          </table:table-cell>
          <table:table-cell table:formula="of:=[.JO5]+1" office:value-type="float" office:value="274" calcext:value-type="float">
            <text:p>274</text:p>
          </table:table-cell>
          <table:table-cell table:formula="of:=[.JP5]+1" office:value-type="float" office:value="275" calcext:value-type="float">
            <text:p>275</text:p>
          </table:table-cell>
          <table:table-cell table:formula="of:=[.JQ5]+1" office:value-type="float" office:value="276" calcext:value-type="float">
            <text:p>276</text:p>
          </table:table-cell>
          <table:table-cell table:formula="of:=[.JR5]+1" office:value-type="float" office:value="277" calcext:value-type="float">
            <text:p>277</text:p>
          </table:table-cell>
          <table:table-cell table:formula="of:=[.JS5]+1" office:value-type="float" office:value="278" calcext:value-type="float">
            <text:p>278</text:p>
          </table:table-cell>
          <table:table-cell table:formula="of:=[.JT5]+1" office:value-type="float" office:value="279" calcext:value-type="float">
            <text:p>279</text:p>
          </table:table-cell>
          <table:table-cell table:formula="of:=[.JU5]+1" office:value-type="float" office:value="280" calcext:value-type="float">
            <text:p>280</text:p>
          </table:table-cell>
          <table:table-cell table:formula="of:=[.JV5]+1" office:value-type="float" office:value="281" calcext:value-type="float">
            <text:p>281</text:p>
          </table:table-cell>
          <table:table-cell table:formula="of:=[.JW5]+1" office:value-type="float" office:value="282" calcext:value-type="float">
            <text:p>282</text:p>
          </table:table-cell>
          <table:table-cell table:formula="of:=[.JX5]+1" office:value-type="float" office:value="283" calcext:value-type="float">
            <text:p>283</text:p>
          </table:table-cell>
          <table:table-cell table:formula="of:=[.JY5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4</text:p>
          </table:table-cell>
          <table:table-cell office:value-type="float" office:value="0" calcext:value-type="float">
            <text:p>0</text:p>
          </table:table-cell>
          <table:table-cell table:formula="of:=[.B6]+1" office:value-type="float" office:value="1" calcext:value-type="float">
            <text:p>1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3" calcext:value-type="float">
            <text:p>3</text:p>
          </table:table-cell>
          <table:table-cell table:formula="of:=[.E6]+1" office:value-type="float" office:value="4" calcext:value-type="float">
            <text:p>4</text:p>
          </table:table-cell>
          <table:table-cell table:formula="of:=[.F6]+1" office:value-type="float" office:value="5" calcext:value-type="float">
            <text:p>5</text:p>
          </table:table-cell>
          <table:table-cell table:formula="of:=[.G6]+1" office:value-type="float" office:value="6" calcext:value-type="float">
            <text:p>6</text:p>
          </table:table-cell>
          <table:table-cell table:formula="of:=[.H6]+1" office:value-type="float" office:value="7" calcext:value-type="float">
            <text:p>7</text:p>
          </table:table-cell>
          <table:table-cell table:formula="of:=[.I6]+1" office:value-type="float" office:value="8" calcext:value-type="float">
            <text:p>8</text:p>
          </table:table-cell>
          <table:table-cell table:formula="of:=[.J6]+1" office:value-type="float" office:value="9" calcext:value-type="float">
            <text:p>9</text:p>
          </table:table-cell>
          <table:table-cell table:formula="of:=[.K6]+1" office:value-type="float" office:value="10" calcext:value-type="float">
            <text:p>10</text:p>
          </table:table-cell>
          <table:table-cell table:formula="of:=[.L6]+1" office:value-type="float" office:value="11" calcext:value-type="float">
            <text:p>11</text:p>
          </table:table-cell>
          <table:table-cell table:formula="of:=[.M6]+1" office:value-type="float" office:value="12" calcext:value-type="float">
            <text:p>12</text:p>
          </table:table-cell>
          <table:table-cell table:formula="of:=[.N6]+1" office:value-type="float" office:value="13" calcext:value-type="float">
            <text:p>13</text:p>
          </table:table-cell>
          <table:table-cell table:formula="of:=[.O6]+1" office:value-type="float" office:value="14" calcext:value-type="float">
            <text:p>14</text:p>
          </table:table-cell>
          <table:table-cell table:formula="of:=[.P6]+1" office:value-type="float" office:value="15" calcext:value-type="float">
            <text:p>15</text:p>
          </table:table-cell>
          <table:table-cell table:formula="of:=[.Q6]+1" office:value-type="float" office:value="16" calcext:value-type="float">
            <text:p>16</text:p>
          </table:table-cell>
          <table:table-cell table:formula="of:=[.R6]+1" office:value-type="float" office:value="17" calcext:value-type="float">
            <text:p>17</text:p>
          </table:table-cell>
          <table:table-cell table:formula="of:=[.S6]+1" office:value-type="float" office:value="18" calcext:value-type="float">
            <text:p>18</text:p>
          </table:table-cell>
          <table:table-cell table:formula="of:=[.T6]+1" office:value-type="float" office:value="19" calcext:value-type="float">
            <text:p>19</text:p>
          </table:table-cell>
          <table:table-cell table:formula="of:=[.U6]+1" office:value-type="float" office:value="20" calcext:value-type="float">
            <text:p>20</text:p>
          </table:table-cell>
          <table:table-cell table:formula="of:=[.V6]+1" office:value-type="float" office:value="21" calcext:value-type="float">
            <text:p>21</text:p>
          </table:table-cell>
          <table:table-cell table:formula="of:=[.W6]+1" office:value-type="float" office:value="22" calcext:value-type="float">
            <text:p>22</text:p>
          </table:table-cell>
          <table:table-cell table:formula="of:=[.X6]+1" office:value-type="float" office:value="23" calcext:value-type="float">
            <text:p>23</text:p>
          </table:table-cell>
          <table:table-cell table:formula="of:=[.Y6]+1" office:value-type="float" office:value="24" calcext:value-type="float">
            <text:p>24</text:p>
          </table:table-cell>
          <table:table-cell table:formula="of:=[.Z6]+1" office:value-type="float" office:value="25" calcext:value-type="float">
            <text:p>25</text:p>
          </table:table-cell>
          <table:table-cell table:formula="of:=[.AA6]+1" office:value-type="float" office:value="26" calcext:value-type="float">
            <text:p>26</text:p>
          </table:table-cell>
          <table:table-cell table:formula="of:=[.AB6]+1" office:value-type="float" office:value="27" calcext:value-type="float">
            <text:p>27</text:p>
          </table:table-cell>
          <table:table-cell table:formula="of:=[.AC6]+1" office:value-type="float" office:value="28" calcext:value-type="float">
            <text:p>28</text:p>
          </table:table-cell>
          <table:table-cell table:formula="of:=[.AD6]+1" office:value-type="float" office:value="29" calcext:value-type="float">
            <text:p>29</text:p>
          </table:table-cell>
          <table:table-cell table:formula="of:=[.AE6]+1" office:value-type="float" office:value="30" calcext:value-type="float">
            <text:p>30</text:p>
          </table:table-cell>
          <table:table-cell table:formula="of:=[.AF6]+1" office:value-type="float" office:value="31" calcext:value-type="float">
            <text:p>31</text:p>
          </table:table-cell>
          <table:table-cell table:formula="of:=[.AG6]+1" office:value-type="float" office:value="32" calcext:value-type="float">
            <text:p>32</text:p>
          </table:table-cell>
          <table:table-cell table:formula="of:=[.AH6]+1" office:value-type="float" office:value="33" calcext:value-type="float">
            <text:p>33</text:p>
          </table:table-cell>
          <table:table-cell table:formula="of:=[.AI6]+1" office:value-type="float" office:value="34" calcext:value-type="float">
            <text:p>34</text:p>
          </table:table-cell>
          <table:table-cell table:formula="of:=[.AJ6]+1" office:value-type="float" office:value="35" calcext:value-type="float">
            <text:p>35</text:p>
          </table:table-cell>
          <table:table-cell table:formula="of:=[.AK6]+1" office:value-type="float" office:value="36" calcext:value-type="float">
            <text:p>36</text:p>
          </table:table-cell>
          <table:table-cell table:formula="of:=[.AL6]+1" office:value-type="float" office:value="37" calcext:value-type="float">
            <text:p>37</text:p>
          </table:table-cell>
          <table:table-cell table:formula="of:=[.AM6]+1" office:value-type="float" office:value="38" calcext:value-type="float">
            <text:p>38</text:p>
          </table:table-cell>
          <table:table-cell table:formula="of:=[.AN6]+1" office:value-type="float" office:value="39" calcext:value-type="float">
            <text:p>39</text:p>
          </table:table-cell>
          <table:table-cell table:formula="of:=[.AO6]+1" office:value-type="float" office:value="40" calcext:value-type="float">
            <text:p>40</text:p>
          </table:table-cell>
          <table:table-cell table:formula="of:=[.AP6]+1" office:value-type="float" office:value="41" calcext:value-type="float">
            <text:p>41</text:p>
          </table:table-cell>
          <table:table-cell table:formula="of:=[.AQ6]+1" office:value-type="float" office:value="42" calcext:value-type="float">
            <text:p>42</text:p>
          </table:table-cell>
          <table:table-cell table:formula="of:=[.AR6]+1" office:value-type="float" office:value="43" calcext:value-type="float">
            <text:p>43</text:p>
          </table:table-cell>
          <table:table-cell table:formula="of:=[.AS6]+1" office:value-type="float" office:value="44" calcext:value-type="float">
            <text:p>44</text:p>
          </table:table-cell>
          <table:table-cell table:formula="of:=[.AT6]+1" office:value-type="float" office:value="45" calcext:value-type="float">
            <text:p>45</text:p>
          </table:table-cell>
          <table:table-cell table:formula="of:=[.AU6]+1" office:value-type="float" office:value="46" calcext:value-type="float">
            <text:p>46</text:p>
          </table:table-cell>
          <table:table-cell table:formula="of:=[.AV6]+1" office:value-type="float" office:value="47" calcext:value-type="float">
            <text:p>47</text:p>
          </table:table-cell>
          <table:table-cell table:formula="of:=[.AW6]+1" office:value-type="float" office:value="48" calcext:value-type="float">
            <text:p>48</text:p>
          </table:table-cell>
          <table:table-cell table:formula="of:=[.AX6]+1" office:value-type="float" office:value="49" calcext:value-type="float">
            <text:p>49</text:p>
          </table:table-cell>
          <table:table-cell table:formula="of:=[.AY6]+1" office:value-type="float" office:value="50" calcext:value-type="float">
            <text:p>50</text:p>
          </table:table-cell>
          <table:table-cell table:formula="of:=[.AZ6]+1" office:value-type="float" office:value="51" calcext:value-type="float">
            <text:p>51</text:p>
          </table:table-cell>
          <table:table-cell table:formula="of:=[.BA6]+1" office:value-type="float" office:value="52" calcext:value-type="float">
            <text:p>52</text:p>
          </table:table-cell>
          <table:table-cell table:formula="of:=[.BB6]+1" office:value-type="float" office:value="53" calcext:value-type="float">
            <text:p>53</text:p>
          </table:table-cell>
          <table:table-cell table:formula="of:=[.BC6]+1" office:value-type="float" office:value="54" calcext:value-type="float">
            <text:p>54</text:p>
          </table:table-cell>
          <table:table-cell table:formula="of:=[.BD6]+1" office:value-type="float" office:value="55" calcext:value-type="float">
            <text:p>55</text:p>
          </table:table-cell>
          <table:table-cell table:formula="of:=[.BE6]+1" office:value-type="float" office:value="56" calcext:value-type="float">
            <text:p>56</text:p>
          </table:table-cell>
          <table:table-cell table:formula="of:=[.BF6]+1" office:value-type="float" office:value="57" calcext:value-type="float">
            <text:p>57</text:p>
          </table:table-cell>
          <table:table-cell table:formula="of:=[.BG6]+1" office:value-type="float" office:value="58" calcext:value-type="float">
            <text:p>58</text:p>
          </table:table-cell>
          <table:table-cell table:formula="of:=[.BH6]+1" office:value-type="float" office:value="59" calcext:value-type="float">
            <text:p>59</text:p>
          </table:table-cell>
          <table:table-cell table:formula="of:=[.BI6]+1" office:value-type="float" office:value="60" calcext:value-type="float">
            <text:p>60</text:p>
          </table:table-cell>
          <table:table-cell table:formula="of:=[.BJ6]+1" office:value-type="float" office:value="61" calcext:value-type="float">
            <text:p>61</text:p>
          </table:table-cell>
          <table:table-cell table:formula="of:=[.BK6]+1" office:value-type="float" office:value="62" calcext:value-type="float">
            <text:p>62</text:p>
          </table:table-cell>
          <table:table-cell table:formula="of:=[.BL6]+1" office:value-type="float" office:value="63" calcext:value-type="float">
            <text:p>63</text:p>
          </table:table-cell>
          <table:table-cell table:formula="of:=[.BM6]+1" office:value-type="float" office:value="64" calcext:value-type="float">
            <text:p>64</text:p>
          </table:table-cell>
          <table:table-cell table:formula="of:=[.BN6]+1" office:value-type="float" office:value="65" calcext:value-type="float">
            <text:p>65</text:p>
          </table:table-cell>
          <table:table-cell table:formula="of:=[.BO6]+1" office:value-type="float" office:value="66" calcext:value-type="float">
            <text:p>66</text:p>
          </table:table-cell>
          <table:table-cell table:formula="of:=[.BP6]+1" office:value-type="float" office:value="67" calcext:value-type="float">
            <text:p>67</text:p>
          </table:table-cell>
          <table:table-cell table:formula="of:=[.BQ6]+1" office:value-type="float" office:value="68" calcext:value-type="float">
            <text:p>68</text:p>
          </table:table-cell>
          <table:table-cell table:formula="of:=[.BR6]+1" office:value-type="float" office:value="69" calcext:value-type="float">
            <text:p>69</text:p>
          </table:table-cell>
          <table:table-cell table:formula="of:=[.BS6]+1" office:value-type="float" office:value="70" calcext:value-type="float">
            <text:p>70</text:p>
          </table:table-cell>
          <table:table-cell table:formula="of:=[.BT6]+1" office:value-type="float" office:value="71" calcext:value-type="float">
            <text:p>71</text:p>
          </table:table-cell>
          <table:table-cell table:formula="of:=[.BU6]+1" office:value-type="float" office:value="72" calcext:value-type="float">
            <text:p>72</text:p>
          </table:table-cell>
          <table:table-cell table:formula="of:=[.BV6]+1" office:value-type="float" office:value="73" calcext:value-type="float">
            <text:p>73</text:p>
          </table:table-cell>
          <table:table-cell table:formula="of:=[.BW6]+1" office:value-type="float" office:value="74" calcext:value-type="float">
            <text:p>74</text:p>
          </table:table-cell>
          <table:table-cell table:formula="of:=[.BX6]+1" office:value-type="float" office:value="75" calcext:value-type="float">
            <text:p>75</text:p>
          </table:table-cell>
          <table:table-cell table:formula="of:=[.BY6]+1" office:value-type="float" office:value="76" calcext:value-type="float">
            <text:p>76</text:p>
          </table:table-cell>
          <table:table-cell table:formula="of:=[.BZ6]+1" office:value-type="float" office:value="77" calcext:value-type="float">
            <text:p>77</text:p>
          </table:table-cell>
          <table:table-cell table:formula="of:=[.CA6]+1" office:value-type="float" office:value="78" calcext:value-type="float">
            <text:p>78</text:p>
          </table:table-cell>
          <table:table-cell table:formula="of:=[.CB6]+1" office:value-type="float" office:value="79" calcext:value-type="float">
            <text:p>79</text:p>
          </table:table-cell>
          <table:table-cell table:formula="of:=[.CC6]+1" office:value-type="float" office:value="80" calcext:value-type="float">
            <text:p>80</text:p>
          </table:table-cell>
          <table:table-cell table:formula="of:=[.CD6]+1" office:value-type="float" office:value="81" calcext:value-type="float">
            <text:p>81</text:p>
          </table:table-cell>
          <table:table-cell table:formula="of:=[.CE6]+1" office:value-type="float" office:value="82" calcext:value-type="float">
            <text:p>82</text:p>
          </table:table-cell>
          <table:table-cell table:formula="of:=[.CF6]+1" office:value-type="float" office:value="83" calcext:value-type="float">
            <text:p>83</text:p>
          </table:table-cell>
          <table:table-cell table:formula="of:=[.CG6]+1" office:value-type="float" office:value="84" calcext:value-type="float">
            <text:p>84</text:p>
          </table:table-cell>
          <table:table-cell table:formula="of:=[.CH6]+1" office:value-type="float" office:value="85" calcext:value-type="float">
            <text:p>85</text:p>
          </table:table-cell>
          <table:table-cell table:formula="of:=[.CI6]+1" office:value-type="float" office:value="86" calcext:value-type="float">
            <text:p>86</text:p>
          </table:table-cell>
          <table:table-cell table:formula="of:=[.CJ6]+1" office:value-type="float" office:value="87" calcext:value-type="float">
            <text:p>87</text:p>
          </table:table-cell>
          <table:table-cell table:formula="of:=[.CK6]+1" office:value-type="float" office:value="88" calcext:value-type="float">
            <text:p>88</text:p>
          </table:table-cell>
          <table:table-cell table:formula="of:=[.CL6]+1" office:value-type="float" office:value="89" calcext:value-type="float">
            <text:p>89</text:p>
          </table:table-cell>
          <table:table-cell table:formula="of:=[.CM6]+1" office:value-type="float" office:value="90" calcext:value-type="float">
            <text:p>90</text:p>
          </table:table-cell>
          <table:table-cell table:formula="of:=[.CN6]+1" office:value-type="float" office:value="91" calcext:value-type="float">
            <text:p>91</text:p>
          </table:table-cell>
          <table:table-cell table:formula="of:=[.CO6]+1" office:value-type="float" office:value="92" calcext:value-type="float">
            <text:p>92</text:p>
          </table:table-cell>
          <table:table-cell table:formula="of:=[.CP6]+1" office:value-type="float" office:value="93" calcext:value-type="float">
            <text:p>93</text:p>
          </table:table-cell>
          <table:table-cell table:formula="of:=[.CQ6]+1" office:value-type="float" office:value="94" calcext:value-type="float">
            <text:p>94</text:p>
          </table:table-cell>
          <table:table-cell table:formula="of:=[.CR6]+1" office:value-type="float" office:value="95" calcext:value-type="float">
            <text:p>95</text:p>
          </table:table-cell>
          <table:table-cell table:formula="of:=[.CS6]+1" office:value-type="float" office:value="96" calcext:value-type="float">
            <text:p>96</text:p>
          </table:table-cell>
          <table:table-cell table:formula="of:=[.CT6]+1" office:value-type="float" office:value="97" calcext:value-type="float">
            <text:p>97</text:p>
          </table:table-cell>
          <table:table-cell table:formula="of:=[.CU6]+1" office:value-type="float" office:value="98" calcext:value-type="float">
            <text:p>98</text:p>
          </table:table-cell>
          <table:table-cell table:formula="of:=[.CV6]+1" office:value-type="float" office:value="99" calcext:value-type="float">
            <text:p>99</text:p>
          </table:table-cell>
          <table:table-cell table:formula="of:=[.CW6]+1" office:value-type="float" office:value="100" calcext:value-type="float">
            <text:p>100</text:p>
          </table:table-cell>
          <table:table-cell table:formula="of:=[.CX6]+1" office:value-type="float" office:value="101" calcext:value-type="float">
            <text:p>101</text:p>
          </table:table-cell>
          <table:table-cell table:formula="of:=[.CY6]+1" office:value-type="float" office:value="102" calcext:value-type="float">
            <text:p>102</text:p>
          </table:table-cell>
          <table:table-cell table:formula="of:=[.CZ6]+1" office:value-type="float" office:value="103" calcext:value-type="float">
            <text:p>103</text:p>
          </table:table-cell>
          <table:table-cell table:formula="of:=[.DA6]+1" office:value-type="float" office:value="104" calcext:value-type="float">
            <text:p>104</text:p>
          </table:table-cell>
          <table:table-cell table:formula="of:=[.DB6]+1" office:value-type="float" office:value="105" calcext:value-type="float">
            <text:p>105</text:p>
          </table:table-cell>
          <table:table-cell table:formula="of:=[.DC6]+1" office:value-type="float" office:value="106" calcext:value-type="float">
            <text:p>106</text:p>
          </table:table-cell>
          <table:table-cell table:formula="of:=[.DD6]+1" office:value-type="float" office:value="107" calcext:value-type="float">
            <text:p>107</text:p>
          </table:table-cell>
          <table:table-cell table:formula="of:=[.DE6]+1" office:value-type="float" office:value="108" calcext:value-type="float">
            <text:p>108</text:p>
          </table:table-cell>
          <table:table-cell table:formula="of:=[.DF6]+1" office:value-type="float" office:value="109" calcext:value-type="float">
            <text:p>109</text:p>
          </table:table-cell>
          <table:table-cell table:formula="of:=[.DG6]+1" office:value-type="float" office:value="110" calcext:value-type="float">
            <text:p>110</text:p>
          </table:table-cell>
          <table:table-cell table:formula="of:=[.DH6]+1" office:value-type="float" office:value="111" calcext:value-type="float">
            <text:p>111</text:p>
          </table:table-cell>
          <table:table-cell table:formula="of:=[.DI6]+1" office:value-type="float" office:value="112" calcext:value-type="float">
            <text:p>112</text:p>
          </table:table-cell>
          <table:table-cell table:formula="of:=[.DJ6]+1" office:value-type="float" office:value="113" calcext:value-type="float">
            <text:p>113</text:p>
          </table:table-cell>
          <table:table-cell table:formula="of:=[.DK6]+1" office:value-type="float" office:value="114" calcext:value-type="float">
            <text:p>114</text:p>
          </table:table-cell>
          <table:table-cell table:formula="of:=[.DL6]+1" office:value-type="float" office:value="115" calcext:value-type="float">
            <text:p>115</text:p>
          </table:table-cell>
          <table:table-cell table:formula="of:=[.DM6]+1" office:value-type="float" office:value="116" calcext:value-type="float">
            <text:p>116</text:p>
          </table:table-cell>
          <table:table-cell table:formula="of:=[.DN6]+1" office:value-type="float" office:value="117" calcext:value-type="float">
            <text:p>117</text:p>
          </table:table-cell>
          <table:table-cell table:formula="of:=[.DO6]+1" office:value-type="float" office:value="118" calcext:value-type="float">
            <text:p>118</text:p>
          </table:table-cell>
          <table:table-cell table:formula="of:=[.DP6]+1" office:value-type="float" office:value="119" calcext:value-type="float">
            <text:p>119</text:p>
          </table:table-cell>
          <table:table-cell table:formula="of:=[.DQ6]+1" office:value-type="float" office:value="120" calcext:value-type="float">
            <text:p>120</text:p>
          </table:table-cell>
          <table:table-cell table:formula="of:=[.DR6]+1" office:value-type="float" office:value="121" calcext:value-type="float">
            <text:p>121</text:p>
          </table:table-cell>
          <table:table-cell table:formula="of:=[.DS6]+1" office:value-type="float" office:value="122" calcext:value-type="float">
            <text:p>122</text:p>
          </table:table-cell>
          <table:table-cell table:formula="of:=[.DT6]+1" office:value-type="float" office:value="123" calcext:value-type="float">
            <text:p>123</text:p>
          </table:table-cell>
          <table:table-cell table:formula="of:=[.DU6]+1" office:value-type="float" office:value="124" calcext:value-type="float">
            <text:p>124</text:p>
          </table:table-cell>
          <table:table-cell table:formula="of:=[.DV6]+1" office:value-type="float" office:value="125" calcext:value-type="float">
            <text:p>125</text:p>
          </table:table-cell>
          <table:table-cell table:formula="of:=[.DW6]+1" office:value-type="float" office:value="126" calcext:value-type="float">
            <text:p>126</text:p>
          </table:table-cell>
          <table:table-cell table:formula="of:=[.DX6]+1" office:value-type="float" office:value="127" calcext:value-type="float">
            <text:p>127</text:p>
          </table:table-cell>
          <table:table-cell table:formula="of:=[.DY6]+1" office:value-type="float" office:value="128" calcext:value-type="float">
            <text:p>128</text:p>
          </table:table-cell>
          <table:table-cell table:formula="of:=[.DZ6]+1" office:value-type="float" office:value="129" calcext:value-type="float">
            <text:p>129</text:p>
          </table:table-cell>
          <table:table-cell table:formula="of:=[.EA6]+1" office:value-type="float" office:value="130" calcext:value-type="float">
            <text:p>130</text:p>
          </table:table-cell>
          <table:table-cell table:formula="of:=[.EB6]+1" office:value-type="float" office:value="131" calcext:value-type="float">
            <text:p>131</text:p>
          </table:table-cell>
          <table:table-cell table:formula="of:=[.EC6]+1" office:value-type="float" office:value="132" calcext:value-type="float">
            <text:p>132</text:p>
          </table:table-cell>
          <table:table-cell table:formula="of:=[.ED6]+1" office:value-type="float" office:value="133" calcext:value-type="float">
            <text:p>133</text:p>
          </table:table-cell>
          <table:table-cell table:formula="of:=[.EE6]+1" office:value-type="float" office:value="134" calcext:value-type="float">
            <text:p>134</text:p>
          </table:table-cell>
          <table:table-cell table:formula="of:=[.EF6]+1" office:value-type="float" office:value="135" calcext:value-type="float">
            <text:p>135</text:p>
          </table:table-cell>
          <table:table-cell table:formula="of:=[.EG6]+1" office:value-type="float" office:value="136" calcext:value-type="float">
            <text:p>136</text:p>
          </table:table-cell>
          <table:table-cell table:formula="of:=[.EH6]+1" office:value-type="float" office:value="137" calcext:value-type="float">
            <text:p>137</text:p>
          </table:table-cell>
          <table:table-cell table:formula="of:=[.EI6]+1" office:value-type="float" office:value="138" calcext:value-type="float">
            <text:p>138</text:p>
          </table:table-cell>
          <table:table-cell table:formula="of:=[.EJ6]+1" office:value-type="float" office:value="139" calcext:value-type="float">
            <text:p>139</text:p>
          </table:table-cell>
          <table:table-cell table:formula="of:=[.EK6]+1" office:value-type="float" office:value="140" calcext:value-type="float">
            <text:p>140</text:p>
          </table:table-cell>
          <table:table-cell table:formula="of:=[.EL6]+1" office:value-type="float" office:value="141" calcext:value-type="float">
            <text:p>141</text:p>
          </table:table-cell>
          <table:table-cell table:formula="of:=[.EM6]+1" office:value-type="float" office:value="142" calcext:value-type="float">
            <text:p>142</text:p>
          </table:table-cell>
          <table:table-cell table:formula="of:=[.EN6]+1" office:value-type="float" office:value="143" calcext:value-type="float">
            <text:p>143</text:p>
          </table:table-cell>
          <table:table-cell table:formula="of:=[.EO6]+1" office:value-type="float" office:value="144" calcext:value-type="float">
            <text:p>144</text:p>
          </table:table-cell>
          <table:table-cell table:formula="of:=[.EP6]+1" office:value-type="float" office:value="145" calcext:value-type="float">
            <text:p>145</text:p>
          </table:table-cell>
          <table:table-cell table:formula="of:=[.EQ6]+1" office:value-type="float" office:value="146" calcext:value-type="float">
            <text:p>146</text:p>
          </table:table-cell>
          <table:table-cell table:formula="of:=[.ER6]+1" office:value-type="float" office:value="147" calcext:value-type="float">
            <text:p>147</text:p>
          </table:table-cell>
          <table:table-cell table:formula="of:=[.ES6]+1" office:value-type="float" office:value="148" calcext:value-type="float">
            <text:p>148</text:p>
          </table:table-cell>
          <table:table-cell table:formula="of:=[.ET6]+1" office:value-type="float" office:value="149" calcext:value-type="float">
            <text:p>149</text:p>
          </table:table-cell>
          <table:table-cell table:formula="of:=[.EU6]+1" office:value-type="float" office:value="150" calcext:value-type="float">
            <text:p>150</text:p>
          </table:table-cell>
          <table:table-cell table:formula="of:=[.EV6]+1" office:value-type="float" office:value="151" calcext:value-type="float">
            <text:p>151</text:p>
          </table:table-cell>
          <table:table-cell table:formula="of:=[.EW6]+1" office:value-type="float" office:value="152" calcext:value-type="float">
            <text:p>152</text:p>
          </table:table-cell>
          <table:table-cell table:formula="of:=[.EX6]+1" office:value-type="float" office:value="153" calcext:value-type="float">
            <text:p>153</text:p>
          </table:table-cell>
          <table:table-cell table:formula="of:=[.EY6]+1" office:value-type="float" office:value="154" calcext:value-type="float">
            <text:p>154</text:p>
          </table:table-cell>
          <table:table-cell table:formula="of:=[.EZ6]+1" office:value-type="float" office:value="155" calcext:value-type="float">
            <text:p>155</text:p>
          </table:table-cell>
          <table:table-cell table:formula="of:=[.FA6]+1" office:value-type="float" office:value="156" calcext:value-type="float">
            <text:p>156</text:p>
          </table:table-cell>
          <table:table-cell table:formula="of:=[.FB6]+1" office:value-type="float" office:value="157" calcext:value-type="float">
            <text:p>157</text:p>
          </table:table-cell>
          <table:table-cell table:formula="of:=[.FC6]+1" office:value-type="float" office:value="158" calcext:value-type="float">
            <text:p>158</text:p>
          </table:table-cell>
          <table:table-cell table:formula="of:=[.FD6]+1" office:value-type="float" office:value="159" calcext:value-type="float">
            <text:p>159</text:p>
          </table:table-cell>
          <table:table-cell table:formula="of:=[.FE6]+1" office:value-type="float" office:value="160" calcext:value-type="float">
            <text:p>160</text:p>
          </table:table-cell>
          <table:table-cell table:formula="of:=[.FF6]+1" office:value-type="float" office:value="161" calcext:value-type="float">
            <text:p>161</text:p>
          </table:table-cell>
          <table:table-cell table:formula="of:=[.FG6]+1" office:value-type="float" office:value="162" calcext:value-type="float">
            <text:p>162</text:p>
          </table:table-cell>
          <table:table-cell table:formula="of:=[.FH6]+1" office:value-type="float" office:value="163" calcext:value-type="float">
            <text:p>163</text:p>
          </table:table-cell>
          <table:table-cell table:formula="of:=[.FI6]+1" office:value-type="float" office:value="164" calcext:value-type="float">
            <text:p>164</text:p>
          </table:table-cell>
          <table:table-cell table:formula="of:=[.FJ6]+1" office:value-type="float" office:value="165" calcext:value-type="float">
            <text:p>165</text:p>
          </table:table-cell>
          <table:table-cell table:formula="of:=[.FK6]+1" office:value-type="float" office:value="166" calcext:value-type="float">
            <text:p>166</text:p>
          </table:table-cell>
          <table:table-cell table:formula="of:=[.FL6]+1" office:value-type="float" office:value="167" calcext:value-type="float">
            <text:p>167</text:p>
          </table:table-cell>
          <table:table-cell table:formula="of:=[.FM6]+1" office:value-type="float" office:value="168" calcext:value-type="float">
            <text:p>168</text:p>
          </table:table-cell>
          <table:table-cell table:formula="of:=[.FN6]+1" office:value-type="float" office:value="169" calcext:value-type="float">
            <text:p>169</text:p>
          </table:table-cell>
          <table:table-cell table:formula="of:=[.FO6]+1" office:value-type="float" office:value="170" calcext:value-type="float">
            <text:p>170</text:p>
          </table:table-cell>
          <table:table-cell table:formula="of:=[.FP6]+1" office:value-type="float" office:value="171" calcext:value-type="float">
            <text:p>171</text:p>
          </table:table-cell>
          <table:table-cell table:formula="of:=[.FQ6]+1" office:value-type="float" office:value="172" calcext:value-type="float">
            <text:p>172</text:p>
          </table:table-cell>
          <table:table-cell table:formula="of:=[.FR6]+1" office:value-type="float" office:value="173" calcext:value-type="float">
            <text:p>173</text:p>
          </table:table-cell>
          <table:table-cell table:formula="of:=[.FS6]+1" office:value-type="float" office:value="174" calcext:value-type="float">
            <text:p>174</text:p>
          </table:table-cell>
          <table:table-cell table:formula="of:=[.FT6]+1" office:value-type="float" office:value="175" calcext:value-type="float">
            <text:p>175</text:p>
          </table:table-cell>
          <table:table-cell table:formula="of:=[.FU6]+1" office:value-type="float" office:value="176" calcext:value-type="float">
            <text:p>176</text:p>
          </table:table-cell>
          <table:table-cell table:formula="of:=[.FV6]+1" office:value-type="float" office:value="177" calcext:value-type="float">
            <text:p>177</text:p>
          </table:table-cell>
          <table:table-cell table:formula="of:=[.FW6]+1" office:value-type="float" office:value="178" calcext:value-type="float">
            <text:p>178</text:p>
          </table:table-cell>
          <table:table-cell table:formula="of:=[.FX6]+1" office:value-type="float" office:value="179" calcext:value-type="float">
            <text:p>179</text:p>
          </table:table-cell>
          <table:table-cell table:formula="of:=[.FY6]+1" office:value-type="float" office:value="180" calcext:value-type="float">
            <text:p>180</text:p>
          </table:table-cell>
          <table:table-cell table:formula="of:=[.FZ6]+1" office:value-type="float" office:value="181" calcext:value-type="float">
            <text:p>181</text:p>
          </table:table-cell>
          <table:table-cell table:formula="of:=[.GA6]+1" office:value-type="float" office:value="182" calcext:value-type="float">
            <text:p>182</text:p>
          </table:table-cell>
          <table:table-cell table:formula="of:=[.GB6]+1" office:value-type="float" office:value="183" calcext:value-type="float">
            <text:p>183</text:p>
          </table:table-cell>
          <table:table-cell table:formula="of:=[.GC6]+1" office:value-type="float" office:value="184" calcext:value-type="float">
            <text:p>184</text:p>
          </table:table-cell>
          <table:table-cell table:formula="of:=[.GD6]+1" office:value-type="float" office:value="185" calcext:value-type="float">
            <text:p>185</text:p>
          </table:table-cell>
          <table:table-cell table:formula="of:=[.GE6]+1" office:value-type="float" office:value="186" calcext:value-type="float">
            <text:p>186</text:p>
          </table:table-cell>
          <table:table-cell table:formula="of:=[.GF6]+1" office:value-type="float" office:value="187" calcext:value-type="float">
            <text:p>187</text:p>
          </table:table-cell>
          <table:table-cell table:formula="of:=[.GG6]+1" office:value-type="float" office:value="188" calcext:value-type="float">
            <text:p>188</text:p>
          </table:table-cell>
          <table:table-cell table:formula="of:=[.GH6]+1" office:value-type="float" office:value="189" calcext:value-type="float">
            <text:p>189</text:p>
          </table:table-cell>
          <table:table-cell table:formula="of:=[.GI6]+1" office:value-type="float" office:value="190" calcext:value-type="float">
            <text:p>190</text:p>
          </table:table-cell>
          <table:table-cell table:formula="of:=[.GJ6]+1" office:value-type="float" office:value="191" calcext:value-type="float">
            <text:p>191</text:p>
          </table:table-cell>
          <table:table-cell table:formula="of:=[.GK6]+1" office:value-type="float" office:value="192" calcext:value-type="float">
            <text:p>192</text:p>
          </table:table-cell>
          <table:table-cell table:formula="of:=[.GL6]+1" office:value-type="float" office:value="193" calcext:value-type="float">
            <text:p>193</text:p>
          </table:table-cell>
          <table:table-cell table:formula="of:=[.GM6]+1" office:value-type="float" office:value="194" calcext:value-type="float">
            <text:p>194</text:p>
          </table:table-cell>
          <table:table-cell table:formula="of:=[.GN6]+1" office:value-type="float" office:value="195" calcext:value-type="float">
            <text:p>195</text:p>
          </table:table-cell>
          <table:table-cell table:formula="of:=[.GO6]+1" office:value-type="float" office:value="196" calcext:value-type="float">
            <text:p>196</text:p>
          </table:table-cell>
          <table:table-cell table:formula="of:=[.GP6]+1" office:value-type="float" office:value="197" calcext:value-type="float">
            <text:p>197</text:p>
          </table:table-cell>
          <table:table-cell table:formula="of:=[.GQ6]+1" office:value-type="float" office:value="198" calcext:value-type="float">
            <text:p>198</text:p>
          </table:table-cell>
          <table:table-cell table:formula="of:=[.GR6]+1" office:value-type="float" office:value="199" calcext:value-type="float">
            <text:p>199</text:p>
          </table:table-cell>
          <table:table-cell table:formula="of:=[.GS6]+1" office:value-type="float" office:value="200" calcext:value-type="float">
            <text:p>200</text:p>
          </table:table-cell>
          <table:table-cell table:formula="of:=[.GT6]+1" office:value-type="float" office:value="201" calcext:value-type="float">
            <text:p>201</text:p>
          </table:table-cell>
          <table:table-cell table:formula="of:=[.GU6]+1" office:value-type="float" office:value="202" calcext:value-type="float">
            <text:p>202</text:p>
          </table:table-cell>
          <table:table-cell table:formula="of:=[.GV6]+1" office:value-type="float" office:value="203" calcext:value-type="float">
            <text:p>203</text:p>
          </table:table-cell>
          <table:table-cell table:formula="of:=[.GW6]+1" office:value-type="float" office:value="204" calcext:value-type="float">
            <text:p>204</text:p>
          </table:table-cell>
          <table:table-cell table:formula="of:=[.GX6]+1" office:value-type="float" office:value="205" calcext:value-type="float">
            <text:p>205</text:p>
          </table:table-cell>
          <table:table-cell table:formula="of:=[.GY6]+1" office:value-type="float" office:value="206" calcext:value-type="float">
            <text:p>206</text:p>
          </table:table-cell>
          <table:table-cell table:formula="of:=[.GZ6]+1" office:value-type="float" office:value="207" calcext:value-type="float">
            <text:p>207</text:p>
          </table:table-cell>
          <table:table-cell table:formula="of:=[.HA6]+1" office:value-type="float" office:value="208" calcext:value-type="float">
            <text:p>208</text:p>
          </table:table-cell>
          <table:table-cell table:formula="of:=[.HB6]+1" office:value-type="float" office:value="209" calcext:value-type="float">
            <text:p>209</text:p>
          </table:table-cell>
          <table:table-cell table:formula="of:=[.HC6]+1" office:value-type="float" office:value="210" calcext:value-type="float">
            <text:p>210</text:p>
          </table:table-cell>
          <table:table-cell table:formula="of:=[.HD6]+1" office:value-type="float" office:value="211" calcext:value-type="float">
            <text:p>211</text:p>
          </table:table-cell>
          <table:table-cell table:formula="of:=[.HE6]+1" office:value-type="float" office:value="212" calcext:value-type="float">
            <text:p>212</text:p>
          </table:table-cell>
          <table:table-cell table:formula="of:=[.HF6]+1" office:value-type="float" office:value="213" calcext:value-type="float">
            <text:p>213</text:p>
          </table:table-cell>
          <table:table-cell table:formula="of:=[.HG6]+1" office:value-type="float" office:value="214" calcext:value-type="float">
            <text:p>214</text:p>
          </table:table-cell>
          <table:table-cell table:formula="of:=[.HH6]+1" office:value-type="float" office:value="215" calcext:value-type="float">
            <text:p>215</text:p>
          </table:table-cell>
          <table:table-cell table:formula="of:=[.HI6]+1" office:value-type="float" office:value="216" calcext:value-type="float">
            <text:p>216</text:p>
          </table:table-cell>
          <table:table-cell table:formula="of:=[.HJ6]+1" office:value-type="float" office:value="217" calcext:value-type="float">
            <text:p>217</text:p>
          </table:table-cell>
          <table:table-cell table:formula="of:=[.HK6]+1" office:value-type="float" office:value="218" calcext:value-type="float">
            <text:p>218</text:p>
          </table:table-cell>
          <table:table-cell table:formula="of:=[.HL6]+1" office:value-type="float" office:value="219" calcext:value-type="float">
            <text:p>219</text:p>
          </table:table-cell>
          <table:table-cell table:formula="of:=[.HM6]+1" office:value-type="float" office:value="220" calcext:value-type="float">
            <text:p>220</text:p>
          </table:table-cell>
          <table:table-cell table:formula="of:=[.HN6]+1" office:value-type="float" office:value="221" calcext:value-type="float">
            <text:p>221</text:p>
          </table:table-cell>
          <table:table-cell table:formula="of:=[.HO6]+1" office:value-type="float" office:value="222" calcext:value-type="float">
            <text:p>222</text:p>
          </table:table-cell>
          <table:table-cell table:formula="of:=[.HP6]+1" office:value-type="float" office:value="223" calcext:value-type="float">
            <text:p>223</text:p>
          </table:table-cell>
          <table:table-cell table:formula="of:=[.HQ6]+1" office:value-type="float" office:value="224" calcext:value-type="float">
            <text:p>224</text:p>
          </table:table-cell>
          <table:table-cell table:formula="of:=[.HR6]+1" office:value-type="float" office:value="225" calcext:value-type="float">
            <text:p>225</text:p>
          </table:table-cell>
          <table:table-cell table:formula="of:=[.HS6]+1" office:value-type="float" office:value="226" calcext:value-type="float">
            <text:p>226</text:p>
          </table:table-cell>
          <table:table-cell table:formula="of:=[.HT6]+1" office:value-type="float" office:value="227" calcext:value-type="float">
            <text:p>227</text:p>
          </table:table-cell>
          <table:table-cell table:formula="of:=[.HU6]+1" office:value-type="float" office:value="228" calcext:value-type="float">
            <text:p>228</text:p>
          </table:table-cell>
          <table:table-cell table:formula="of:=[.HV6]+1" office:value-type="float" office:value="229" calcext:value-type="float">
            <text:p>229</text:p>
          </table:table-cell>
          <table:table-cell table:formula="of:=[.HW6]+1" office:value-type="float" office:value="230" calcext:value-type="float">
            <text:p>230</text:p>
          </table:table-cell>
          <table:table-cell table:formula="of:=[.HX6]+1" office:value-type="float" office:value="231" calcext:value-type="float">
            <text:p>231</text:p>
          </table:table-cell>
          <table:table-cell table:formula="of:=[.HY6]+1" office:value-type="float" office:value="232" calcext:value-type="float">
            <text:p>232</text:p>
          </table:table-cell>
          <table:table-cell table:formula="of:=[.HZ6]+1" office:value-type="float" office:value="233" calcext:value-type="float">
            <text:p>233</text:p>
          </table:table-cell>
          <table:table-cell table:formula="of:=[.IA6]+1" office:value-type="float" office:value="234" calcext:value-type="float">
            <text:p>234</text:p>
          </table:table-cell>
          <table:table-cell table:formula="of:=[.IB6]+1" office:value-type="float" office:value="235" calcext:value-type="float">
            <text:p>235</text:p>
          </table:table-cell>
          <table:table-cell table:formula="of:=[.IC6]+1" office:value-type="float" office:value="236" calcext:value-type="float">
            <text:p>236</text:p>
          </table:table-cell>
          <table:table-cell table:formula="of:=[.ID6]+1" office:value-type="float" office:value="237" calcext:value-type="float">
            <text:p>237</text:p>
          </table:table-cell>
          <table:table-cell table:formula="of:=[.IE6]+1" office:value-type="float" office:value="238" calcext:value-type="float">
            <text:p>238</text:p>
          </table:table-cell>
          <table:table-cell table:formula="of:=[.IF6]+1" office:value-type="float" office:value="239" calcext:value-type="float">
            <text:p>239</text:p>
          </table:table-cell>
          <table:table-cell table:formula="of:=[.IG6]+1" office:value-type="float" office:value="240" calcext:value-type="float">
            <text:p>240</text:p>
          </table:table-cell>
          <table:table-cell table:formula="of:=[.IH6]+1" office:value-type="float" office:value="241" calcext:value-type="float">
            <text:p>241</text:p>
          </table:table-cell>
          <table:table-cell table:formula="of:=[.II6]+1" office:value-type="float" office:value="242" calcext:value-type="float">
            <text:p>242</text:p>
          </table:table-cell>
          <table:table-cell table:formula="of:=[.IJ6]+1" office:value-type="float" office:value="243" calcext:value-type="float">
            <text:p>243</text:p>
          </table:table-cell>
          <table:table-cell table:formula="of:=[.IK6]+1" office:value-type="float" office:value="244" calcext:value-type="float">
            <text:p>244</text:p>
          </table:table-cell>
          <table:table-cell table:formula="of:=[.IL6]+1" office:value-type="float" office:value="245" calcext:value-type="float">
            <text:p>245</text:p>
          </table:table-cell>
          <table:table-cell table:formula="of:=[.IM6]+1" office:value-type="float" office:value="246" calcext:value-type="float">
            <text:p>246</text:p>
          </table:table-cell>
          <table:table-cell table:formula="of:=[.IN6]+1" office:value-type="float" office:value="247" calcext:value-type="float">
            <text:p>247</text:p>
          </table:table-cell>
          <table:table-cell table:formula="of:=[.IO6]+1" office:value-type="float" office:value="248" calcext:value-type="float">
            <text:p>248</text:p>
          </table:table-cell>
          <table:table-cell table:formula="of:=[.IP6]+1" office:value-type="float" office:value="249" calcext:value-type="float">
            <text:p>249</text:p>
          </table:table-cell>
          <table:table-cell table:formula="of:=[.IQ6]+1" office:value-type="float" office:value="250" calcext:value-type="float">
            <text:p>250</text:p>
          </table:table-cell>
          <table:table-cell table:formula="of:=[.IR6]+1" office:value-type="float" office:value="251" calcext:value-type="float">
            <text:p>251</text:p>
          </table:table-cell>
          <table:table-cell table:formula="of:=[.IS6]+1" office:value-type="float" office:value="252" calcext:value-type="float">
            <text:p>252</text:p>
          </table:table-cell>
          <table:table-cell table:formula="of:=[.IT6]+1" office:value-type="float" office:value="253" calcext:value-type="float">
            <text:p>253</text:p>
          </table:table-cell>
          <table:table-cell table:formula="of:=[.IU6]+1" office:value-type="float" office:value="254" calcext:value-type="float">
            <text:p>254</text:p>
          </table:table-cell>
          <table:table-cell table:formula="of:=[.IV6]+1" office:value-type="float" office:value="255" calcext:value-type="float">
            <text:p>255</text:p>
          </table:table-cell>
          <table:table-cell table:formula="of:=[.IW6]+1" office:value-type="float" office:value="256" calcext:value-type="float">
            <text:p>256</text:p>
          </table:table-cell>
          <table:table-cell table:formula="of:=[.IX6]+1" office:value-type="float" office:value="257" calcext:value-type="float">
            <text:p>257</text:p>
          </table:table-cell>
          <table:table-cell table:formula="of:=[.IY6]+1" office:value-type="float" office:value="258" calcext:value-type="float">
            <text:p>258</text:p>
          </table:table-cell>
          <table:table-cell table:formula="of:=[.IZ6]+1" office:value-type="float" office:value="259" calcext:value-type="float">
            <text:p>259</text:p>
          </table:table-cell>
          <table:table-cell table:formula="of:=[.JA6]+1" office:value-type="float" office:value="260" calcext:value-type="float">
            <text:p>260</text:p>
          </table:table-cell>
          <table:table-cell table:formula="of:=[.JB6]+1" office:value-type="float" office:value="261" calcext:value-type="float">
            <text:p>261</text:p>
          </table:table-cell>
          <table:table-cell table:formula="of:=[.JC6]+1" office:value-type="float" office:value="262" calcext:value-type="float">
            <text:p>262</text:p>
          </table:table-cell>
          <table:table-cell table:formula="of:=[.JD6]+1" office:value-type="float" office:value="263" calcext:value-type="float">
            <text:p>263</text:p>
          </table:table-cell>
          <table:table-cell table:formula="of:=[.JE6]+1" office:value-type="float" office:value="264" calcext:value-type="float">
            <text:p>264</text:p>
          </table:table-cell>
          <table:table-cell table:formula="of:=[.JF6]+1" office:value-type="float" office:value="265" calcext:value-type="float">
            <text:p>265</text:p>
          </table:table-cell>
          <table:table-cell table:formula="of:=[.JG6]+1" office:value-type="float" office:value="266" calcext:value-type="float">
            <text:p>266</text:p>
          </table:table-cell>
          <table:table-cell table:formula="of:=[.JH6]+1" office:value-type="float" office:value="267" calcext:value-type="float">
            <text:p>267</text:p>
          </table:table-cell>
          <table:table-cell table:formula="of:=[.JI6]+1" office:value-type="float" office:value="268" calcext:value-type="float">
            <text:p>268</text:p>
          </table:table-cell>
          <table:table-cell table:formula="of:=[.JJ6]+1" office:value-type="float" office:value="269" calcext:value-type="float">
            <text:p>269</text:p>
          </table:table-cell>
          <table:table-cell table:formula="of:=[.JK6]+1" office:value-type="float" office:value="270" calcext:value-type="float">
            <text:p>270</text:p>
          </table:table-cell>
          <table:table-cell table:formula="of:=[.JL6]+1" office:value-type="float" office:value="271" calcext:value-type="float">
            <text:p>271</text:p>
          </table:table-cell>
          <table:table-cell table:formula="of:=[.JM6]+1" office:value-type="float" office:value="272" calcext:value-type="float">
            <text:p>272</text:p>
          </table:table-cell>
          <table:table-cell table:formula="of:=[.JN6]+1" office:value-type="float" office:value="273" calcext:value-type="float">
            <text:p>273</text:p>
          </table:table-cell>
          <table:table-cell table:formula="of:=[.JO6]+1" office:value-type="float" office:value="274" calcext:value-type="float">
            <text:p>274</text:p>
          </table:table-cell>
          <table:table-cell table:formula="of:=[.JP6]+1" office:value-type="float" office:value="275" calcext:value-type="float">
            <text:p>275</text:p>
          </table:table-cell>
          <table:table-cell table:formula="of:=[.JQ6]+1" office:value-type="float" office:value="276" calcext:value-type="float">
            <text:p>276</text:p>
          </table:table-cell>
          <table:table-cell table:formula="of:=[.JR6]+1" office:value-type="float" office:value="277" calcext:value-type="float">
            <text:p>277</text:p>
          </table:table-cell>
          <table:table-cell table:formula="of:=[.JS6]+1" office:value-type="float" office:value="278" calcext:value-type="float">
            <text:p>278</text:p>
          </table:table-cell>
          <table:table-cell table:formula="of:=[.JT6]+1" office:value-type="float" office:value="279" calcext:value-type="float">
            <text:p>279</text:p>
          </table:table-cell>
          <table:table-cell table:formula="of:=[.JU6]+1" office:value-type="float" office:value="280" calcext:value-type="float">
            <text:p>280</text:p>
          </table:table-cell>
          <table:table-cell table:formula="of:=[.JV6]+1" office:value-type="float" office:value="281" calcext:value-type="float">
            <text:p>281</text:p>
          </table:table-cell>
          <table:table-cell table:formula="of:=[.JW6]+1" office:value-type="float" office:value="282" calcext:value-type="float">
            <text:p>282</text:p>
          </table:table-cell>
          <table:table-cell table:formula="of:=[.JX6]+1" office:value-type="float" office:value="283" calcext:value-type="float">
            <text:p>283</text:p>
          </table:table-cell>
          <table:table-cell table:formula="of:=[.JY6]+1" office:value-type="float" office:value="284" calcext:value-type="float">
            <text:p>284</text:p>
          </table:table-cell>
          <table:table-cell table:number-columns-repeated="73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91," calcext:value-type="string">
            <text:p>91,</text:p>
          </table:table-cell>
          <table:table-cell table:style-name="ce1" table:formula="of:=[.CL2]&amp;&quot;,&quot;" office:value-type="string" office:string-value="96," calcext:value-type="string">
            <text:p>96,</text:p>
          </table:table-cell>
          <table:table-cell table:style-name="ce1" table:formula="of:=[.CM2]&amp;&quot;,&quot;" office:value-type="string" office:string-value="97," calcext:value-type="string">
            <text:p>97,</text:p>
          </table:table-cell>
          <table:table-cell table:style-name="ce1" table:formula="of:=[.CN2]&amp;&quot;,&quot;" office:value-type="string" office:string-value="98," calcext:value-type="string">
            <text:p>98,</text:p>
          </table:table-cell>
          <table:table-cell table:style-name="ce1" table:formula="of:=[.CO2]&amp;&quot;,&quot;" office:value-type="string" office:string-value="99," calcext:value-type="string">
            <text:p>99,</text:p>
          </table:table-cell>
          <table:table-cell table:style-name="ce1" table:formula="of:=[.CP2]&amp;&quot;,&quot;" office:value-type="string" office:string-value="100," calcext:value-type="string">
            <text:p>100,</text:p>
          </table:table-cell>
          <table:table-cell table:style-name="ce1" table:formula="of:=[.CQ2]&amp;&quot;,&quot;" office:value-type="string" office:string-value="101," calcext:value-type="string">
            <text:p>101,</text:p>
          </table:table-cell>
          <table:table-cell table:style-name="ce1" table:formula="of:=[.CR2]&amp;&quot;,&quot;" office:value-type="string" office:string-value="102," calcext:value-type="string">
            <text:p>102,</text:p>
          </table:table-cell>
          <table:table-cell table:style-name="ce1" table:formula="of:=[.CS2]&amp;&quot;,&quot;" office:value-type="string" office:string-value="103," calcext:value-type="string">
            <text:p>103,</text:p>
          </table:table-cell>
          <table:table-cell table:style-name="ce1" table:formula="of:=[.CT2]&amp;&quot;,&quot;" office:value-type="string" office:string-value="104," calcext:value-type="string">
            <text:p>104,</text:p>
          </table:table-cell>
          <table:table-cell table:style-name="ce1" table:formula="of:=[.CU2]&amp;&quot;,&quot;" office:value-type="string" office:string-value="105," calcext:value-type="string">
            <text:p>105,</text:p>
          </table:table-cell>
          <table:table-cell table:style-name="ce1" table:formula="of:=[.CV2]&amp;&quot;,&quot;" office:value-type="string" office:string-value="106," calcext:value-type="string">
            <text:p>106,</text:p>
          </table:table-cell>
          <table:table-cell table:style-name="ce1" table:formula="of:=[.CW2]&amp;&quot;,&quot;" office:value-type="string" office:string-value="107," calcext:value-type="string">
            <text:p>107,</text:p>
          </table:table-cell>
          <table:table-cell table:style-name="ce1" table:formula="of:=[.CX2]&amp;&quot;,&quot;" office:value-type="string" office:string-value="108," calcext:value-type="string">
            <text:p>108,</text:p>
          </table:table-cell>
          <table:table-cell table:style-name="ce1" table:formula="of:=[.CY2]&amp;&quot;,&quot;" office:value-type="string" office:string-value="109," calcext:value-type="string">
            <text:p>109,</text:p>
          </table:table-cell>
          <table:table-cell table:style-name="ce1" table:formula="of:=[.CZ2]&amp;&quot;,&quot;" office:value-type="string" office:string-value="110," calcext:value-type="string">
            <text:p>110,</text:p>
          </table:table-cell>
          <table:table-cell table:style-name="ce1" table:formula="of:=[.DA2]&amp;&quot;,&quot;" office:value-type="string" office:string-value="111," calcext:value-type="string">
            <text:p>111,</text:p>
          </table:table-cell>
          <table:table-cell table:style-name="ce1" table:formula="of:=[.DB2]&amp;&quot;,&quot;" office:value-type="string" office:string-value="112," calcext:value-type="string">
            <text:p>112,</text:p>
          </table:table-cell>
          <table:table-cell table:style-name="ce1" table:formula="of:=[.DC2]&amp;&quot;,&quot;" office:value-type="string" office:string-value="113," calcext:value-type="string">
            <text:p>113,</text:p>
          </table:table-cell>
          <table:table-cell table:style-name="ce1" table:formula="of:=[.DD2]&amp;&quot;,&quot;" office:value-type="string" office:string-value="114," calcext:value-type="string">
            <text:p>114,</text:p>
          </table:table-cell>
          <table:table-cell table:style-name="ce1" table:formula="of:=[.DE2]&amp;&quot;,&quot;" office:value-type="string" office:string-value="115," calcext:value-type="string">
            <text:p>115,</text:p>
          </table:table-cell>
          <table:table-cell table:style-name="ce1" table:formula="of:=[.DF2]&amp;&quot;,&quot;" office:value-type="string" office:string-value="116," calcext:value-type="string">
            <text:p>116,</text:p>
          </table:table-cell>
          <table:table-cell table:style-name="ce1" table:formula="of:=[.DG2]&amp;&quot;,&quot;" office:value-type="string" office:string-value="117," calcext:value-type="string">
            <text:p>117,</text:p>
          </table:table-cell>
          <table:table-cell table:style-name="ce1" table:formula="of:=[.DH2]&amp;&quot;,&quot;" office:value-type="string" office:string-value="118," calcext:value-type="string">
            <text:p>118,</text:p>
          </table:table-cell>
          <table:table-cell table:style-name="ce1" table:formula="of:=[.DI2]&amp;&quot;,&quot;" office:value-type="string" office:string-value="119," calcext:value-type="string">
            <text:p>119,</text:p>
          </table:table-cell>
          <table:table-cell table:style-name="ce1" table:formula="of:=[.DJ2]&amp;&quot;,&quot;" office:value-type="string" office:string-value="120," calcext:value-type="string">
            <text:p>120,</text:p>
          </table:table-cell>
          <table:table-cell table:style-name="ce1" table:formula="of:=[.DK2]&amp;&quot;,&quot;" office:value-type="string" office:string-value="121," calcext:value-type="string">
            <text:p>121,</text:p>
          </table:table-cell>
          <table:table-cell table:style-name="ce1" table:formula="of:=[.DL2]&amp;&quot;,&quot;" office:value-type="string" office:string-value="122," calcext:value-type="string">
            <text:p>122,</text:p>
          </table:table-cell>
          <table:table-cell table:style-name="ce1" table:formula="of:=[.DM2]&amp;&quot;,&quot;" office:value-type="string" office:string-value="123," calcext:value-type="string">
            <text:p>123,</text:p>
          </table:table-cell>
          <table:table-cell table:style-name="ce1" table:formula="of:=[.DN2]&amp;&quot;,&quot;" office:value-type="string" office:string-value="124," calcext:value-type="string">
            <text:p>124,</text:p>
          </table:table-cell>
          <table:table-cell table:style-name="ce1" table:formula="of:=[.DO2]&amp;&quot;,&quot;" office:value-type="string" office:string-value="125," calcext:value-type="string">
            <text:p>125,</text:p>
          </table:table-cell>
          <table:table-cell table:style-name="ce1" table:formula="of:=[.DP2]&amp;&quot;,&quot;" office:value-type="string" office:string-value="126," calcext:value-type="string">
            <text:p>126,</text:p>
          </table:table-cell>
          <table:table-cell table:style-name="ce1" table:formula="of:=[.DQ2]&amp;&quot;,&quot;" office:value-type="string" office:string-value="127," calcext:value-type="string">
            <text:p>127,</text:p>
          </table:table-cell>
          <table:table-cell table:style-name="ce1" table:formula="of:=[.DR2]&amp;&quot;,&quot;" office:value-type="string" office:string-value="128," calcext:value-type="string">
            <text:p>128,</text:p>
          </table:table-cell>
          <table:table-cell table:style-name="ce1" table:formula="of:=[.DS2]&amp;&quot;,&quot;" office:value-type="string" office:string-value="129," calcext:value-type="string">
            <text:p>129,</text:p>
          </table:table-cell>
          <table:table-cell table:style-name="ce1" table:formula="of:=[.DT2]&amp;&quot;,&quot;" office:value-type="string" office:string-value="130," calcext:value-type="string">
            <text:p>130,</text:p>
          </table:table-cell>
          <table:table-cell table:style-name="ce1" table:formula="of:=[.DU2]&amp;&quot;,&quot;" office:value-type="string" office:string-value="131," calcext:value-type="string">
            <text:p>131,</text:p>
          </table:table-cell>
          <table:table-cell table:style-name="ce1" table:formula="of:=[.DV2]&amp;&quot;,&quot;" office:value-type="string" office:string-value="132," calcext:value-type="string">
            <text:p>132,</text:p>
          </table:table-cell>
          <table:table-cell table:style-name="ce1" table:formula="of:=[.DW2]&amp;&quot;,&quot;" office:value-type="string" office:string-value="133," calcext:value-type="string">
            <text:p>133,</text:p>
          </table:table-cell>
          <table:table-cell table:style-name="ce1" table:formula="of:=[.DX2]&amp;&quot;,&quot;" office:value-type="string" office:string-value="134," calcext:value-type="string">
            <text:p>134,</text:p>
          </table:table-cell>
          <table:table-cell table:style-name="ce1" table:formula="of:=[.DY2]&amp;&quot;,&quot;" office:value-type="string" office:string-value="135," calcext:value-type="string">
            <text:p>135,</text:p>
          </table:table-cell>
          <table:table-cell table:style-name="ce1" table:formula="of:=[.DZ2]&amp;&quot;,&quot;" office:value-type="string" office:string-value="136," calcext:value-type="string">
            <text:p>136,</text:p>
          </table:table-cell>
          <table:table-cell table:style-name="ce1" table:formula="of:=[.EA2]&amp;&quot;,&quot;" office:value-type="string" office:string-value="137," calcext:value-type="string">
            <text:p>137,</text:p>
          </table:table-cell>
          <table:table-cell table:style-name="ce1" table:formula="of:=[.EB2]&amp;&quot;,&quot;" office:value-type="string" office:string-value="138," calcext:value-type="string">
            <text:p>138,</text:p>
          </table:table-cell>
          <table:table-cell table:style-name="ce1" table:formula="of:=[.EC2]&amp;&quot;,&quot;" office:value-type="string" office:string-value="139," calcext:value-type="string">
            <text:p>139,</text:p>
          </table:table-cell>
          <table:table-cell table:style-name="ce1" table:formula="of:=[.ED2]&amp;&quot;,&quot;" office:value-type="string" office:string-value="140," calcext:value-type="string">
            <text:p>140,</text:p>
          </table:table-cell>
          <table:table-cell table:style-name="ce1" table:formula="of:=[.EE2]&amp;&quot;,&quot;" office:value-type="string" office:string-value="141," calcext:value-type="string">
            <text:p>141,</text:p>
          </table:table-cell>
          <table:table-cell table:style-name="ce1" table:formula="of:=[.EF2]&amp;&quot;,&quot;" office:value-type="string" office:string-value="142," calcext:value-type="string">
            <text:p>142,</text:p>
          </table:table-cell>
          <table:table-cell table:style-name="ce1" table:formula="of:=[.EG2]&amp;&quot;,&quot;" office:value-type="string" office:string-value="147," calcext:value-type="string">
            <text:p>147,</text:p>
          </table:table-cell>
          <table:table-cell table:style-name="ce1" table:formula="of:=[.EH2]&amp;&quot;,&quot;" office:value-type="string" office:string-value="151," calcext:value-type="string">
            <text:p>151,</text:p>
          </table:table-cell>
          <table:table-cell table:style-name="ce1" table:formula="of:=[.EI2]&amp;&quot;,&quot;" office:value-type="string" office:string-value="152," calcext:value-type="string">
            <text:p>152,</text:p>
          </table:table-cell>
          <table:table-cell table:style-name="ce1" table:formula="of:=[.EJ2]&amp;&quot;,&quot;" office:value-type="string" office:string-value="153," calcext:value-type="string">
            <text:p>153,</text:p>
          </table:table-cell>
          <table:table-cell table:style-name="ce1" table:formula="of:=[.EK2]&amp;&quot;,&quot;" office:value-type="string" office:string-value="154," calcext:value-type="string">
            <text:p>154,</text:p>
          </table:table-cell>
          <table:table-cell table:style-name="ce1" table:formula="of:=[.EL2]&amp;&quot;,&quot;" office:value-type="string" office:string-value="155," calcext:value-type="string">
            <text:p>155,</text:p>
          </table:table-cell>
          <table:table-cell table:style-name="ce1" table:formula="of:=[.EM2]&amp;&quot;,&quot;" office:value-type="string" office:string-value="156," calcext:value-type="string">
            <text:p>156,</text:p>
          </table:table-cell>
          <table:table-cell table:style-name="ce1" table:formula="of:=[.EN2]&amp;&quot;,&quot;" office:value-type="string" office:string-value="157," calcext:value-type="string">
            <text:p>157,</text:p>
          </table:table-cell>
          <table:table-cell table:style-name="ce1" table:formula="of:=[.EO2]&amp;&quot;,&quot;" office:value-type="string" office:string-value="158," calcext:value-type="string">
            <text:p>158,</text:p>
          </table:table-cell>
          <table:table-cell table:style-name="ce1" table:formula="of:=[.EP2]&amp;&quot;,&quot;" office:value-type="string" office:string-value="159," calcext:value-type="string">
            <text:p>159,</text:p>
          </table:table-cell>
          <table:table-cell table:style-name="ce1" table:formula="of:=[.EQ2]&amp;&quot;,&quot;" office:value-type="string" office:string-value="160," calcext:value-type="string">
            <text:p>160,</text:p>
          </table:table-cell>
          <table:table-cell table:style-name="ce1" table:formula="of:=[.ER2]&amp;&quot;,&quot;" office:value-type="string" office:string-value="161," calcext:value-type="string">
            <text:p>161,</text:p>
          </table:table-cell>
          <table:table-cell table:style-name="ce1" table:formula="of:=[.ES2]&amp;&quot;,&quot;" office:value-type="string" office:string-value="162," calcext:value-type="string">
            <text:p>162,</text:p>
          </table:table-cell>
          <table:table-cell table:style-name="ce1" table:formula="of:=[.ET2]&amp;&quot;,&quot;" office:value-type="string" office:string-value="163," calcext:value-type="string">
            <text:p>163,</text:p>
          </table:table-cell>
          <table:table-cell table:style-name="ce1" table:formula="of:=[.EU2]&amp;&quot;,&quot;" office:value-type="string" office:string-value="164," calcext:value-type="string">
            <text:p>164,</text:p>
          </table:table-cell>
          <table:table-cell table:style-name="ce1" table:formula="of:=[.EV2]&amp;&quot;,&quot;" office:value-type="string" office:string-value="165," calcext:value-type="string">
            <text:p>165,</text:p>
          </table:table-cell>
          <table:table-cell table:style-name="ce1" table:formula="of:=[.EW2]&amp;&quot;,&quot;" office:value-type="string" office:string-value="166," calcext:value-type="string">
            <text:p>166,</text:p>
          </table:table-cell>
          <table:table-cell table:style-name="ce1" table:formula="of:=[.EX2]&amp;&quot;,&quot;" office:value-type="string" office:string-value="167," calcext:value-type="string">
            <text:p>167,</text:p>
          </table:table-cell>
          <table:table-cell table:style-name="ce1" table:formula="of:=[.EY2]&amp;&quot;,&quot;" office:value-type="string" office:string-value="168," calcext:value-type="string">
            <text:p>168,</text:p>
          </table:table-cell>
          <table:table-cell table:style-name="ce1" table:formula="of:=[.EZ2]&amp;&quot;,&quot;" office:value-type="string" office:string-value="169," calcext:value-type="string">
            <text:p>169,</text:p>
          </table:table-cell>
          <table:table-cell table:style-name="ce1" table:formula="of:=[.FA2]&amp;&quot;,&quot;" office:value-type="string" office:string-value="170," calcext:value-type="string">
            <text:p>170,</text:p>
          </table:table-cell>
          <table:table-cell table:style-name="ce1" table:formula="of:=[.FB2]&amp;&quot;,&quot;" office:value-type="string" office:string-value="171," calcext:value-type="string">
            <text:p>171,</text:p>
          </table:table-cell>
          <table:table-cell table:style-name="ce1" table:formula="of:=[.FC2]&amp;&quot;,&quot;" office:value-type="string" office:string-value="172," calcext:value-type="string">
            <text:p>172,</text:p>
          </table:table-cell>
          <table:table-cell table:style-name="ce1" table:formula="of:=[.FD2]&amp;&quot;,&quot;" office:value-type="string" office:string-value="173," calcext:value-type="string">
            <text:p>173,</text:p>
          </table:table-cell>
          <table:table-cell table:style-name="ce1" table:formula="of:=[.FE2]&amp;&quot;,&quot;" office:value-type="string" office:string-value="174," calcext:value-type="string">
            <text:p>174,</text:p>
          </table:table-cell>
          <table:table-cell table:style-name="ce1" table:formula="of:=[.FF2]&amp;&quot;,&quot;" office:value-type="string" office:string-value="175," calcext:value-type="string">
            <text:p>175,</text:p>
          </table:table-cell>
          <table:table-cell table:style-name="ce1" table:formula="of:=[.FG2]&amp;&quot;,&quot;" office:value-type="string" office:string-value="176," calcext:value-type="string">
            <text:p>176,</text:p>
          </table:table-cell>
          <table:table-cell table:style-name="ce1" table:formula="of:=[.FH2]&amp;&quot;,&quot;" office:value-type="string" office:string-value="177," calcext:value-type="string">
            <text:p>177,</text:p>
          </table:table-cell>
          <table:table-cell table:style-name="ce1" table:formula="of:=[.FI2]&amp;&quot;,&quot;" office:value-type="string" office:string-value="178," calcext:value-type="string">
            <text:p>178,</text:p>
          </table:table-cell>
          <table:table-cell table:style-name="ce1" table:formula="of:=[.FJ2]&amp;&quot;,&quot;" office:value-type="string" office:string-value="179," calcext:value-type="string">
            <text:p>179,</text:p>
          </table:table-cell>
          <table:table-cell table:style-name="ce1" table:formula="of:=[.FK2]&amp;&quot;,&quot;" office:value-type="string" office:string-value="180," calcext:value-type="string">
            <text:p>180,</text:p>
          </table:table-cell>
          <table:table-cell table:style-name="ce1" table:formula="of:=[.FL2]&amp;&quot;,&quot;" office:value-type="string" office:string-value="181," calcext:value-type="string">
            <text:p>181,</text:p>
          </table:table-cell>
          <table:table-cell table:style-name="ce1" table:formula="of:=[.FM2]&amp;&quot;,&quot;" office:value-type="string" office:string-value="182," calcext:value-type="string">
            <text:p>182,</text:p>
          </table:table-cell>
          <table:table-cell table:style-name="ce1" table:formula="of:=[.FN2]&amp;&quot;,&quot;" office:value-type="string" office:string-value="183," calcext:value-type="string">
            <text:p>183,</text:p>
          </table:table-cell>
          <table:table-cell table:style-name="ce1" table:formula="of:=[.FO2]&amp;&quot;,&quot;" office:value-type="string" office:string-value="184," calcext:value-type="string">
            <text:p>184,</text:p>
          </table:table-cell>
          <table:table-cell table:style-name="ce1" table:formula="of:=[.FP2]&amp;&quot;,&quot;" office:value-type="string" office:string-value="185," calcext:value-type="string">
            <text:p>185,</text:p>
          </table:table-cell>
          <table:table-cell table:style-name="ce1" table:formula="of:=[.FQ2]&amp;&quot;,&quot;" office:value-type="string" office:string-value="186," calcext:value-type="string">
            <text:p>186,</text:p>
          </table:table-cell>
          <table:table-cell table:style-name="ce1" table:formula="of:=[.FR2]&amp;&quot;,&quot;" office:value-type="string" office:string-value="187," calcext:value-type="string">
            <text:p>187,</text:p>
          </table:table-cell>
          <table:table-cell table:style-name="ce1" table:formula="of:=[.FS2]&amp;&quot;,&quot;" office:value-type="string" office:string-value="188," calcext:value-type="string">
            <text:p>188,</text:p>
          </table:table-cell>
          <table:table-cell table:style-name="ce1" table:formula="of:=[.FT2]&amp;&quot;,&quot;" office:value-type="string" office:string-value="189," calcext:value-type="string">
            <text:p>189,</text:p>
          </table:table-cell>
          <table:table-cell table:style-name="ce1" table:formula="of:=[.FU2]&amp;&quot;,&quot;" office:value-type="string" office:string-value="190," calcext:value-type="string">
            <text:p>190,</text:p>
          </table:table-cell>
          <table:table-cell table:style-name="ce1" table:formula="of:=[.FV2]&amp;&quot;,&quot;" office:value-type="string" office:string-value="191," calcext:value-type="string">
            <text:p>191,</text:p>
          </table:table-cell>
          <table:table-cell table:style-name="ce1" table:formula="of:=[.FW2]&amp;&quot;,&quot;" office:value-type="string" office:string-value="192," calcext:value-type="string">
            <text:p>192,</text:p>
          </table:table-cell>
          <table:table-cell table:style-name="ce1" table:formula="of:=[.FX2]&amp;&quot;,&quot;" office:value-type="string" office:string-value="193," calcext:value-type="string">
            <text:p>193,</text:p>
          </table:table-cell>
          <table:table-cell table:style-name="ce1" table:formula="of:=[.FY2]&amp;&quot;,&quot;" office:value-type="string" office:string-value="194," calcext:value-type="string">
            <text:p>194,</text:p>
          </table:table-cell>
          <table:table-cell table:style-name="ce1" table:formula="of:=[.FZ2]&amp;&quot;,&quot;" office:value-type="string" office:string-value="195," calcext:value-type="string">
            <text:p>195,</text:p>
          </table:table-cell>
          <table:table-cell table:style-name="ce1" table:formula="of:=[.GA2]&amp;&quot;,&quot;" office:value-type="string" office:string-value="196," calcext:value-type="string">
            <text:p>196,</text:p>
          </table:table-cell>
          <table:table-cell table:style-name="ce1" table:formula="of:=[.GB2]&amp;&quot;,&quot;" office:value-type="string" office:string-value="197," calcext:value-type="string">
            <text:p>197,</text:p>
          </table:table-cell>
          <table:table-cell table:style-name="ce1" table:formula="of:=[.GC2]&amp;&quot;,&quot;" office:value-type="string" office:string-value="198," calcext:value-type="string">
            <text:p>198,</text:p>
          </table:table-cell>
          <table:table-cell table:style-name="ce1" table:formula="of:=[.GD2]&amp;&quot;,&quot;" office:value-type="string" office:string-value="199," calcext:value-type="string">
            <text:p>199,</text:p>
          </table:table-cell>
          <table:table-cell table:style-name="ce1" table:formula="of:=[.GE2]&amp;&quot;,&quot;" office:value-type="string" office:string-value="200," calcext:value-type="string">
            <text:p>200,</text:p>
          </table:table-cell>
          <table:table-cell table:style-name="ce1" table:formula="of:=[.GF2]&amp;&quot;,&quot;" office:value-type="string" office:string-value="201," calcext:value-type="string">
            <text:p>201,</text:p>
          </table:table-cell>
          <table:table-cell table:style-name="ce1" table:formula="of:=[.GG2]&amp;&quot;,&quot;" office:value-type="string" office:string-value="202," calcext:value-type="string">
            <text:p>202,</text:p>
          </table:table-cell>
          <table:table-cell table:style-name="ce1" table:formula="of:=[.GH2]&amp;&quot;,&quot;" office:value-type="string" office:string-value="203," calcext:value-type="string">
            <text:p>203,</text:p>
          </table:table-cell>
          <table:table-cell table:style-name="ce1" table:formula="of:=[.GI2]&amp;&quot;,&quot;" office:value-type="string" office:string-value="204," calcext:value-type="string">
            <text:p>204,</text:p>
          </table:table-cell>
          <table:table-cell table:style-name="ce1" table:formula="of:=[.GJ2]&amp;&quot;,&quot;" office:value-type="string" office:string-value="205," calcext:value-type="string">
            <text:p>205,</text:p>
          </table:table-cell>
          <table:table-cell table:style-name="ce1" table:formula="of:=[.GK2]&amp;&quot;,&quot;" office:value-type="string" office:string-value="206," calcext:value-type="string">
            <text:p>206,</text:p>
          </table:table-cell>
          <table:table-cell table:style-name="ce1" table:formula="of:=[.GL2]&amp;&quot;,&quot;" office:value-type="string" office:string-value="207," calcext:value-type="string">
            <text:p>207,</text:p>
          </table:table-cell>
          <table:table-cell table:style-name="ce1" table:formula="of:=[.GM2]&amp;&quot;,&quot;" office:value-type="string" office:string-value="208," calcext:value-type="string">
            <text:p>208,</text:p>
          </table:table-cell>
          <table:table-cell table:style-name="ce1" table:formula="of:=[.GN2]&amp;&quot;,&quot;" office:value-type="string" office:string-value="209," calcext:value-type="string">
            <text:p>209,</text:p>
          </table:table-cell>
          <table:table-cell table:style-name="ce1" table:formula="of:=[.GO2]&amp;&quot;,&quot;" office:value-type="string" office:string-value="210," calcext:value-type="string">
            <text:p>210,</text:p>
          </table:table-cell>
          <table:table-cell table:style-name="ce1" table:formula="of:=[.GP2]&amp;&quot;,&quot;" office:value-type="string" office:string-value="211," calcext:value-type="string">
            <text:p>211,</text:p>
          </table:table-cell>
          <table:table-cell table:style-name="ce1" table:formula="of:=[.GQ2]&amp;&quot;,&quot;" office:value-type="string" office:string-value="212," calcext:value-type="string">
            <text:p>212,</text:p>
          </table:table-cell>
          <table:table-cell table:style-name="ce1" table:formula="of:=[.GR2]&amp;&quot;,&quot;" office:value-type="string" office:string-value="213," calcext:value-type="string">
            <text:p>213,</text:p>
          </table:table-cell>
          <table:table-cell table:style-name="ce1" table:formula="of:=[.GS2]&amp;&quot;,&quot;" office:value-type="string" office:string-value="214," calcext:value-type="string">
            <text:p>214,</text:p>
          </table:table-cell>
          <table:table-cell table:style-name="ce1" table:formula="of:=[.GT2]&amp;&quot;,&quot;" office:value-type="string" office:string-value="215," calcext:value-type="string">
            <text:p>215,</text:p>
          </table:table-cell>
          <table:table-cell table:style-name="ce1" table:formula="of:=[.GU2]&amp;&quot;,&quot;" office:value-type="string" office:string-value="216," calcext:value-type="string">
            <text:p>216,</text:p>
          </table:table-cell>
          <table:table-cell table:style-name="ce1" table:formula="of:=[.GV2]&amp;&quot;,&quot;" office:value-type="string" office:string-value="217," calcext:value-type="string">
            <text:p>217,</text:p>
          </table:table-cell>
          <table:table-cell table:style-name="ce1" table:formula="of:=[.GW2]&amp;&quot;,&quot;" office:value-type="string" office:string-value="218," calcext:value-type="string">
            <text:p>218,</text:p>
          </table:table-cell>
          <table:table-cell table:style-name="ce1" table:formula="of:=[.GX2]&amp;&quot;,&quot;" office:value-type="string" office:string-value="219," calcext:value-type="string">
            <text:p>219,</text:p>
          </table:table-cell>
          <table:table-cell table:style-name="ce1" table:formula="of:=[.GY2]&amp;&quot;,&quot;" office:value-type="string" office:string-value="220," calcext:value-type="string">
            <text:p>220,</text:p>
          </table:table-cell>
          <table:table-cell table:style-name="ce1" table:formula="of:=[.GZ2]&amp;&quot;,&quot;" office:value-type="string" office:string-value="221," calcext:value-type="string">
            <text:p>221,</text:p>
          </table:table-cell>
          <table:table-cell table:style-name="ce1" table:formula="of:=[.HA2]&amp;&quot;,&quot;" office:value-type="string" office:string-value="222," calcext:value-type="string">
            <text:p>222,</text:p>
          </table:table-cell>
          <table:table-cell table:style-name="ce1" table:formula="of:=[.HB2]&amp;&quot;,&quot;" office:value-type="string" office:string-value="223," calcext:value-type="string">
            <text:p>223,</text:p>
          </table:table-cell>
          <table:table-cell table:style-name="ce1" table:formula="of:=[.HC2]&amp;&quot;,&quot;" office:value-type="string" office:string-value="224," calcext:value-type="string">
            <text:p>224,</text:p>
          </table:table-cell>
          <table:table-cell table:style-name="ce1" table:formula="of:=[.HD2]&amp;&quot;,&quot;" office:value-type="string" office:string-value="225," calcext:value-type="string">
            <text:p>225,</text:p>
          </table:table-cell>
          <table:table-cell table:style-name="ce1" table:formula="of:=[.HE2]&amp;&quot;,&quot;" office:value-type="string" office:string-value="226," calcext:value-type="string">
            <text:p>226,</text:p>
          </table:table-cell>
          <table:table-cell table:style-name="ce1" table:formula="of:=[.HF2]&amp;&quot;,&quot;" office:value-type="string" office:string-value="227," calcext:value-type="string">
            <text:p>227,</text:p>
          </table:table-cell>
          <table:table-cell table:style-name="ce1" table:formula="of:=[.HG2]&amp;&quot;,&quot;" office:value-type="string" office:string-value="228," calcext:value-type="string">
            <text:p>228,</text:p>
          </table:table-cell>
          <table:table-cell table:style-name="ce1" table:formula="of:=[.HH2]&amp;&quot;,&quot;" office:value-type="string" office:string-value="229," calcext:value-type="string">
            <text:p>229,</text:p>
          </table:table-cell>
          <table:table-cell table:style-name="ce1" table:formula="of:=[.HI2]&amp;&quot;,&quot;" office:value-type="string" office:string-value="230," calcext:value-type="string">
            <text:p>230,</text:p>
          </table:table-cell>
          <table:table-cell table:style-name="ce1" table:formula="of:=[.HJ2]&amp;&quot;,&quot;" office:value-type="string" office:string-value="231," calcext:value-type="string">
            <text:p>231,</text:p>
          </table:table-cell>
          <table:table-cell table:style-name="ce1" table:formula="of:=[.HK2]&amp;&quot;,&quot;" office:value-type="string" office:string-value="232," calcext:value-type="string">
            <text:p>232,</text:p>
          </table:table-cell>
          <table:table-cell table:style-name="ce1" table:formula="of:=[.HL2]&amp;&quot;,&quot;" office:value-type="string" office:string-value="233," calcext:value-type="string">
            <text:p>233,</text:p>
          </table:table-cell>
          <table:table-cell table:style-name="ce1" table:formula="of:=[.HM2]&amp;&quot;,&quot;" office:value-type="string" office:string-value="234," calcext:value-type="string">
            <text:p>234,</text:p>
          </table:table-cell>
          <table:table-cell table:style-name="ce1" table:formula="of:=[.HN2]&amp;&quot;,&quot;" office:value-type="string" office:string-value="235," calcext:value-type="string">
            <text:p>235,</text:p>
          </table:table-cell>
          <table:table-cell table:style-name="ce1" table:formula="of:=[.HO2]&amp;&quot;,&quot;" office:value-type="string" office:string-value="236," calcext:value-type="string">
            <text:p>236,</text:p>
          </table:table-cell>
          <table:table-cell table:style-name="ce1" table:formula="of:=[.HP2]&amp;&quot;,&quot;" office:value-type="string" office:string-value="237," calcext:value-type="string">
            <text:p>237,</text:p>
          </table:table-cell>
          <table:table-cell table:style-name="ce1" table:formula="of:=[.HQ2]&amp;&quot;,&quot;" office:value-type="string" office:string-value="238," calcext:value-type="string">
            <text:p>238,</text:p>
          </table:table-cell>
          <table:table-cell table:style-name="ce1" table:formula="of:=[.HR2]&amp;&quot;,&quot;" office:value-type="string" office:string-value="239," calcext:value-type="string">
            <text:p>239,</text:p>
          </table:table-cell>
          <table:table-cell table:style-name="ce1" table:formula="of:=[.HS2]&amp;&quot;,&quot;" office:value-type="string" office:string-value="240," calcext:value-type="string">
            <text:p>240,</text:p>
          </table:table-cell>
          <table:table-cell table:style-name="ce1" table:formula="of:=[.HT2]&amp;&quot;,&quot;" office:value-type="string" office:string-value="241," calcext:value-type="string">
            <text:p>241,</text:p>
          </table:table-cell>
          <table:table-cell table:style-name="ce1" table:formula="of:=[.HU2]&amp;&quot;,&quot;" office:value-type="string" office:string-value="242," calcext:value-type="string">
            <text:p>242,</text:p>
          </table:table-cell>
          <table:table-cell table:style-name="ce1" table:formula="of:=[.HV2]&amp;&quot;,&quot;" office:value-type="string" office:string-value="243," calcext:value-type="string">
            <text:p>243,</text:p>
          </table:table-cell>
          <table:table-cell table:style-name="ce1" table:formula="of:=[.HW2]&amp;&quot;,&quot;" office:value-type="string" office:string-value="244," calcext:value-type="string">
            <text:p>244,</text:p>
          </table:table-cell>
          <table:table-cell table:style-name="ce1" table:formula="of:=[.HX2]&amp;&quot;,&quot;" office:value-type="string" office:string-value="245," calcext:value-type="string">
            <text:p>245,</text:p>
          </table:table-cell>
          <table:table-cell table:style-name="ce1" table:formula="of:=[.HY2]&amp;&quot;,&quot;" office:value-type="string" office:string-value="246," calcext:value-type="string">
            <text:p>246,</text:p>
          </table:table-cell>
          <table:table-cell table:style-name="ce1" table:formula="of:=[.HZ2]&amp;&quot;,&quot;" office:value-type="string" office:string-value="247," calcext:value-type="string">
            <text:p>247,</text:p>
          </table:table-cell>
          <table:table-cell table:style-name="ce1" table:formula="of:=[.IA2]&amp;&quot;,&quot;" office:value-type="string" office:string-value="248," calcext:value-type="string">
            <text:p>248,</text:p>
          </table:table-cell>
          <table:table-cell table:style-name="ce1" table:formula="of:=[.IB2]&amp;&quot;,&quot;" office:value-type="string" office:string-value="249," calcext:value-type="string">
            <text:p>249,</text:p>
          </table:table-cell>
          <table:table-cell table:style-name="ce1" table:formula="of:=[.IC2]&amp;&quot;,&quot;" office:value-type="string" office:string-value="250," calcext:value-type="string">
            <text:p>250,</text:p>
          </table:table-cell>
          <table:table-cell table:style-name="ce1" table:formula="of:=[.ID2]&amp;&quot;,&quot;" office:value-type="string" office:string-value="251," calcext:value-type="string">
            <text:p>251,</text:p>
          </table:table-cell>
          <table:table-cell table:style-name="ce1" table:formula="of:=[.IE2]&amp;&quot;,&quot;" office:value-type="string" office:string-value="252," calcext:value-type="string">
            <text:p>252,</text:p>
          </table:table-cell>
          <table:table-cell table:style-name="ce1" table:formula="of:=[.IF2]&amp;&quot;,&quot;" office:value-type="string" office:string-value="253," calcext:value-type="string">
            <text:p>253,</text:p>
          </table:table-cell>
          <table:table-cell table:style-name="ce1" table:formula="of:=[.IG2]&amp;&quot;,&quot;" office:value-type="string" office:string-value="254," calcext:value-type="string">
            <text:p>254,</text:p>
          </table:table-cell>
          <table:table-cell table:style-name="ce1" table:formula="of:=[.IH2]&amp;&quot;,&quot;" office:value-type="string" office:string-value="255," calcext:value-type="string">
            <text:p>255,</text:p>
          </table:table-cell>
          <table:table-cell table:style-name="ce1" table:formula="of:=[.II2]&amp;&quot;,&quot;" office:value-type="string" office:string-value="256," calcext:value-type="string">
            <text:p>256,</text:p>
          </table:table-cell>
          <table:table-cell table:style-name="ce1" table:formula="of:=[.IJ2]&amp;&quot;,&quot;" office:value-type="string" office:string-value="257," calcext:value-type="string">
            <text:p>257,</text:p>
          </table:table-cell>
          <table:table-cell table:style-name="ce1" table:formula="of:=[.IK2]&amp;&quot;,&quot;" office:value-type="string" office:string-value="258," calcext:value-type="string">
            <text:p>258,</text:p>
          </table:table-cell>
          <table:table-cell table:style-name="ce1" table:formula="of:=[.IL2]&amp;&quot;,&quot;" office:value-type="string" office:string-value="259," calcext:value-type="string">
            <text:p>259,</text:p>
          </table:table-cell>
          <table:table-cell table:style-name="ce1" table:formula="of:=[.IM2]&amp;&quot;,&quot;" office:value-type="string" office:string-value="260," calcext:value-type="string">
            <text:p>260,</text:p>
          </table:table-cell>
          <table:table-cell table:style-name="ce1" table:formula="of:=[.IN2]&amp;&quot;,&quot;" office:value-type="string" office:string-value="261," calcext:value-type="string">
            <text:p>261,</text:p>
          </table:table-cell>
          <table:table-cell table:style-name="ce1" table:formula="of:=[.IO2]&amp;&quot;,&quot;" office:value-type="string" office:string-value="262," calcext:value-type="string">
            <text:p>262,</text:p>
          </table:table-cell>
          <table:table-cell table:style-name="ce1" table:formula="of:=[.IP2]&amp;&quot;,&quot;" office:value-type="string" office:string-value="263," calcext:value-type="string">
            <text:p>263,</text:p>
          </table:table-cell>
          <table:table-cell table:style-name="ce1" table:formula="of:=[.IQ2]&amp;&quot;,&quot;" office:value-type="string" office:string-value="264," calcext:value-type="string">
            <text:p>264,</text:p>
          </table:table-cell>
          <table:table-cell table:style-name="ce1" table:formula="of:=[.IR2]&amp;&quot;,&quot;" office:value-type="string" office:string-value="265," calcext:value-type="string">
            <text:p>265,</text:p>
          </table:table-cell>
          <table:table-cell table:style-name="ce1" table:formula="of:=[.IS2]&amp;&quot;,&quot;" office:value-type="string" office:string-value="266," calcext:value-type="string">
            <text:p>266,</text:p>
          </table:table-cell>
          <table:table-cell table:style-name="ce1" table:formula="of:=[.IT2]&amp;&quot;,&quot;" office:value-type="string" office:string-value="267," calcext:value-type="string">
            <text:p>267,</text:p>
          </table:table-cell>
          <table:table-cell table:style-name="ce1" table:formula="of:=[.IU2]&amp;&quot;,&quot;" office:value-type="string" office:string-value="268," calcext:value-type="string">
            <text:p>268,</text:p>
          </table:table-cell>
          <table:table-cell table:style-name="ce1" table:formula="of:=[.IV2]&amp;&quot;,&quot;" office:value-type="string" office:string-value="269," calcext:value-type="string">
            <text:p>269,</text:p>
          </table:table-cell>
          <table:table-cell table:style-name="ce1" table:formula="of:=[.IW2]&amp;&quot;,&quot;" office:value-type="string" office:string-value="270," calcext:value-type="string">
            <text:p>270,</text:p>
          </table:table-cell>
          <table:table-cell table:style-name="ce1" table:formula="of:=[.IX2]&amp;&quot;,&quot;" office:value-type="string" office:string-value="271," calcext:value-type="string">
            <text:p>271,</text:p>
          </table:table-cell>
          <table:table-cell table:style-name="ce1" table:formula="of:=[.IY2]&amp;&quot;,&quot;" office:value-type="string" office:string-value="272," calcext:value-type="string">
            <text:p>272,</text:p>
          </table:table-cell>
          <table:table-cell table:style-name="ce1" table:formula="of:=[.IZ2]&amp;&quot;,&quot;" office:value-type="string" office:string-value="273," calcext:value-type="string">
            <text:p>273,</text:p>
          </table:table-cell>
          <table:table-cell table:style-name="ce1" table:formula="of:=[.JA2]&amp;&quot;,&quot;" office:value-type="string" office:string-value="274," calcext:value-type="string">
            <text:p>274,</text:p>
          </table:table-cell>
          <table:table-cell table:style-name="ce1" table:formula="of:=[.JB2]&amp;&quot;,&quot;" office:value-type="string" office:string-value="275," calcext:value-type="string">
            <text:p>275,</text:p>
          </table:table-cell>
          <table:table-cell table:style-name="ce1" table:formula="of:=[.JC2]&amp;&quot;,&quot;" office:value-type="string" office:string-value="276," calcext:value-type="string">
            <text:p>276,</text:p>
          </table:table-cell>
          <table:table-cell table:style-name="ce1" table:formula="of:=[.JD2]&amp;&quot;,&quot;" office:value-type="string" office:string-value="277," calcext:value-type="string">
            <text:p>277,</text:p>
          </table:table-cell>
          <table:table-cell table:style-name="ce1" table:formula="of:=[.JE2]&amp;&quot;,&quot;" office:value-type="string" office:string-value="278," calcext:value-type="string">
            <text:p>278,</text:p>
          </table:table-cell>
          <table:table-cell table:style-name="ce1" table:formula="of:=[.JF2]&amp;&quot;,&quot;" office:value-type="string" office:string-value="279," calcext:value-type="string">
            <text:p>279,</text:p>
          </table:table-cell>
          <table:table-cell table:style-name="ce1" table:formula="of:=[.JG2]&amp;&quot;,&quot;" office:value-type="string" office:string-value="280," calcext:value-type="string">
            <text:p>280,</text:p>
          </table:table-cell>
          <table:table-cell table:style-name="ce1" table:formula="of:=[.JH2]&amp;&quot;,&quot;" office:value-type="string" office:string-value="281," calcext:value-type="string">
            <text:p>281,</text:p>
          </table:table-cell>
          <table:table-cell table:style-name="ce1" table:formula="of:=[.JI2]&amp;&quot;,&quot;" office:value-type="string" office:string-value="282," calcext:value-type="string">
            <text:p>282,</text:p>
          </table:table-cell>
          <table:table-cell table:style-name="ce1" table:formula="of:=[.JJ2]&amp;&quot;,&quot;" office:value-type="string" office:string-value="283," calcext:value-type="string">
            <text:p>283,</text:p>
          </table:table-cell>
          <table:table-cell table:style-name="ce1" table:formula="of:=[.JK2]&amp;&quot;,&quot;" office:value-type="string" office:string-value="284," calcext:value-type="string">
            <text:p>284,</text:p>
          </table:table-cell>
          <table:table-cell table:style-name="ce1" table:formula="of:=[.JL2]&amp;&quot;,&quot;" office:value-type="string" office:string-value="285," calcext:value-type="string">
            <text:p>285,</text:p>
          </table:table-cell>
          <table:table-cell table:style-name="ce1" table:formula="of:=[.JM2]&amp;&quot;,&quot;" office:value-type="string" office:string-value="286," calcext:value-type="string">
            <text:p>286,</text:p>
          </table:table-cell>
          <table:table-cell table:style-name="ce1" table:formula="of:=[.JN2]&amp;&quot;,&quot;" office:value-type="string" office:string-value="287," calcext:value-type="string">
            <text:p>287,</text:p>
          </table:table-cell>
          <table:table-cell table:style-name="ce1" table:formula="of:=[.JO2]&amp;&quot;,&quot;" office:value-type="string" office:string-value="288," calcext:value-type="string">
            <text:p>288,</text:p>
          </table:table-cell>
          <table:table-cell table:style-name="ce1" table:formula="of:=[.JP2]&amp;&quot;,&quot;" office:value-type="string" office:string-value="289," calcext:value-type="string">
            <text:p>289,</text:p>
          </table:table-cell>
          <table:table-cell table:style-name="ce1" table:formula="of:=[.JQ2]&amp;&quot;,&quot;" office:value-type="string" office:string-value="290," calcext:value-type="string">
            <text:p>290,</text:p>
          </table:table-cell>
          <table:table-cell table:style-name="ce1" table:formula="of:=[.JR2]&amp;&quot;,&quot;" office:value-type="string" office:string-value="291," calcext:value-type="string">
            <text:p>291,</text:p>
          </table:table-cell>
          <table:table-cell table:style-name="ce1" table:formula="of:=[.JS2]&amp;&quot;,&quot;" office:value-type="string" office:string-value="292," calcext:value-type="string">
            <text:p>292,</text:p>
          </table:table-cell>
          <table:table-cell table:style-name="ce1" table:formula="of:=[.JT2]&amp;&quot;,&quot;" office:value-type="string" office:string-value="293," calcext:value-type="string">
            <text:p>293,</text:p>
          </table:table-cell>
          <table:table-cell table:style-name="ce1" table:formula="of:=[.JU2]&amp;&quot;,&quot;" office:value-type="string" office:string-value="294," calcext:value-type="string">
            <text:p>294,</text:p>
          </table:table-cell>
          <table:table-cell table:style-name="ce1" table:formula="of:=[.JV2]&amp;&quot;,&quot;" office:value-type="string" office:string-value="295," calcext:value-type="string">
            <text:p>295,</text:p>
          </table:table-cell>
          <table:table-cell table:style-name="ce1" table:formula="of:=[.JW2]&amp;&quot;,&quot;" office:value-type="string" office:string-value="296," calcext:value-type="string">
            <text:p>296,</text:p>
          </table:table-cell>
          <table:table-cell table:style-name="ce1" table:formula="of:=[.JX2]&amp;&quot;,&quot;" office:value-type="string" office:string-value="297," calcext:value-type="string">
            <text:p>297,</text:p>
          </table:table-cell>
          <table:table-cell table:style-name="ce1" table:formula="of:=[.JY2]&amp;&quot;,&quot;" office:value-type="string" office:string-value="298," calcext:value-type="string">
            <text:p>298,</text:p>
          </table:table-cell>
          <table:table-cell table:style-name="ce1" table:formula="of:=[.JZ2]&amp;&quot;,&quot;" office:value-type="string" office:string-value="299," calcext:value-type="string">
            <text:p>299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formula="of:=[.IH3]&amp;&quot;,&quot;" office:value-type="string" office:string-value="240," calcext:value-type="string">
            <text:p>240,</text:p>
          </table:table-cell>
          <table:table-cell table:style-name="ce1" table:formula="of:=[.II3]&amp;&quot;,&quot;" office:value-type="string" office:string-value="241," calcext:value-type="string">
            <text:p>241,</text:p>
          </table:table-cell>
          <table:table-cell table:style-name="ce1" table:formula="of:=[.IJ3]&amp;&quot;,&quot;" office:value-type="string" office:string-value="242," calcext:value-type="string">
            <text:p>242,</text:p>
          </table:table-cell>
          <table:table-cell table:style-name="ce1" table:formula="of:=[.IK3]&amp;&quot;,&quot;" office:value-type="string" office:string-value="243," calcext:value-type="string">
            <text:p>243,</text:p>
          </table:table-cell>
          <table:table-cell table:style-name="ce1" table:formula="of:=[.IL3]&amp;&quot;,&quot;" office:value-type="string" office:string-value="244," calcext:value-type="string">
            <text:p>244,</text:p>
          </table:table-cell>
          <table:table-cell table:style-name="ce1" table:formula="of:=[.IM3]&amp;&quot;,&quot;" office:value-type="string" office:string-value="245," calcext:value-type="string">
            <text:p>245,</text:p>
          </table:table-cell>
          <table:table-cell table:style-name="ce1" table:formula="of:=[.IN3]&amp;&quot;,&quot;" office:value-type="string" office:string-value="246," calcext:value-type="string">
            <text:p>246,</text:p>
          </table:table-cell>
          <table:table-cell table:style-name="ce1" table:formula="of:=[.IO3]&amp;&quot;,&quot;" office:value-type="string" office:string-value="247," calcext:value-type="string">
            <text:p>247,</text:p>
          </table:table-cell>
          <table:table-cell table:style-name="ce1" table:formula="of:=[.IP3]&amp;&quot;,&quot;" office:value-type="string" office:string-value="248," calcext:value-type="string">
            <text:p>248,</text:p>
          </table:table-cell>
          <table:table-cell table:style-name="ce1" table:formula="of:=[.IQ3]&amp;&quot;,&quot;" office:value-type="string" office:string-value="249," calcext:value-type="string">
            <text:p>249,</text:p>
          </table:table-cell>
          <table:table-cell table:style-name="ce1" table:formula="of:=[.IR3]&amp;&quot;,&quot;" office:value-type="string" office:string-value="250," calcext:value-type="string">
            <text:p>250,</text:p>
          </table:table-cell>
          <table:table-cell table:style-name="ce1" table:formula="of:=[.IS3]&amp;&quot;,&quot;" office:value-type="string" office:string-value="251," calcext:value-type="string">
            <text:p>251,</text:p>
          </table:table-cell>
          <table:table-cell table:style-name="ce1" table:formula="of:=[.IT3]&amp;&quot;,&quot;" office:value-type="string" office:string-value="252," calcext:value-type="string">
            <text:p>252,</text:p>
          </table:table-cell>
          <table:table-cell table:style-name="ce1" table:formula="of:=[.IU3]&amp;&quot;,&quot;" office:value-type="string" office:string-value="253," calcext:value-type="string">
            <text:p>253,</text:p>
          </table:table-cell>
          <table:table-cell table:style-name="ce1" table:formula="of:=[.IV3]&amp;&quot;,&quot;" office:value-type="string" office:string-value="254," calcext:value-type="string">
            <text:p>254,</text:p>
          </table:table-cell>
          <table:table-cell table:style-name="ce1" table:formula="of:=[.IW3]&amp;&quot;,&quot;" office:value-type="string" office:string-value="255," calcext:value-type="string">
            <text:p>255,</text:p>
          </table:table-cell>
          <table:table-cell table:style-name="ce1" table:formula="of:=[.IX3]&amp;&quot;,&quot;" office:value-type="string" office:string-value="256," calcext:value-type="string">
            <text:p>256,</text:p>
          </table:table-cell>
          <table:table-cell table:style-name="ce1" table:formula="of:=[.IY3]&amp;&quot;,&quot;" office:value-type="string" office:string-value="257," calcext:value-type="string">
            <text:p>257,</text:p>
          </table:table-cell>
          <table:table-cell table:style-name="ce1" table:formula="of:=[.IZ3]&amp;&quot;,&quot;" office:value-type="string" office:string-value="258," calcext:value-type="string">
            <text:p>258,</text:p>
          </table:table-cell>
          <table:table-cell table:style-name="ce1" table:formula="of:=[.JA3]&amp;&quot;,&quot;" office:value-type="string" office:string-value="259," calcext:value-type="string">
            <text:p>259,</text:p>
          </table:table-cell>
          <table:table-cell table:style-name="ce1" table:formula="of:=[.JB3]&amp;&quot;,&quot;" office:value-type="string" office:string-value="260," calcext:value-type="string">
            <text:p>260,</text:p>
          </table:table-cell>
          <table:table-cell table:style-name="ce1" table:formula="of:=[.JC3]&amp;&quot;,&quot;" office:value-type="string" office:string-value="261," calcext:value-type="string">
            <text:p>261,</text:p>
          </table:table-cell>
          <table:table-cell table:style-name="ce1" table:formula="of:=[.JD3]&amp;&quot;,&quot;" office:value-type="string" office:string-value="262," calcext:value-type="string">
            <text:p>262,</text:p>
          </table:table-cell>
          <table:table-cell table:style-name="ce1" table:formula="of:=[.JE3]&amp;&quot;,&quot;" office:value-type="string" office:string-value="263," calcext:value-type="string">
            <text:p>263,</text:p>
          </table:table-cell>
          <table:table-cell table:style-name="ce1" table:formula="of:=[.JF3]&amp;&quot;,&quot;" office:value-type="string" office:string-value="264," calcext:value-type="string">
            <text:p>264,</text:p>
          </table:table-cell>
          <table:table-cell table:style-name="ce1" table:formula="of:=[.JG3]&amp;&quot;,&quot;" office:value-type="string" office:string-value="265," calcext:value-type="string">
            <text:p>265,</text:p>
          </table:table-cell>
          <table:table-cell table:style-name="ce1" table:formula="of:=[.JH3]&amp;&quot;,&quot;" office:value-type="string" office:string-value="266," calcext:value-type="string">
            <text:p>266,</text:p>
          </table:table-cell>
          <table:table-cell table:style-name="ce1" table:formula="of:=[.JI3]&amp;&quot;,&quot;" office:value-type="string" office:string-value="267," calcext:value-type="string">
            <text:p>267,</text:p>
          </table:table-cell>
          <table:table-cell table:style-name="ce1" table:formula="of:=[.JJ3]&amp;&quot;,&quot;" office:value-type="string" office:string-value="268," calcext:value-type="string">
            <text:p>268,</text:p>
          </table:table-cell>
          <table:table-cell table:style-name="ce1" table:formula="of:=[.JK3]&amp;&quot;,&quot;" office:value-type="string" office:string-value="269," calcext:value-type="string">
            <text:p>269,</text:p>
          </table:table-cell>
          <table:table-cell table:style-name="ce1" table:formula="of:=[.JL3]&amp;&quot;,&quot;" office:value-type="string" office:string-value="270," calcext:value-type="string">
            <text:p>270,</text:p>
          </table:table-cell>
          <table:table-cell table:style-name="ce1" table:formula="of:=[.JM3]&amp;&quot;,&quot;" office:value-type="string" office:string-value="271," calcext:value-type="string">
            <text:p>271,</text:p>
          </table:table-cell>
          <table:table-cell table:style-name="ce1" table:formula="of:=[.JN3]&amp;&quot;,&quot;" office:value-type="string" office:string-value="272," calcext:value-type="string">
            <text:p>272,</text:p>
          </table:table-cell>
          <table:table-cell table:style-name="ce1" table:formula="of:=[.JO3]&amp;&quot;,&quot;" office:value-type="string" office:string-value="273," calcext:value-type="string">
            <text:p>273,</text:p>
          </table:table-cell>
          <table:table-cell table:style-name="ce1" table:formula="of:=[.JP3]&amp;&quot;,&quot;" office:value-type="string" office:string-value="274," calcext:value-type="string">
            <text:p>274,</text:p>
          </table:table-cell>
          <table:table-cell table:style-name="ce1" table:formula="of:=[.JQ3]&amp;&quot;,&quot;" office:value-type="string" office:string-value="275," calcext:value-type="string">
            <text:p>275,</text:p>
          </table:table-cell>
          <table:table-cell table:style-name="ce1" table:formula="of:=[.JR3]&amp;&quot;,&quot;" office:value-type="string" office:string-value="276," calcext:value-type="string">
            <text:p>276,</text:p>
          </table:table-cell>
          <table:table-cell table:style-name="ce1" table:formula="of:=[.JS3]&amp;&quot;,&quot;" office:value-type="string" office:string-value="277," calcext:value-type="string">
            <text:p>277,</text:p>
          </table:table-cell>
          <table:table-cell table:style-name="ce1" table:formula="of:=[.JT3]&amp;&quot;,&quot;" office:value-type="string" office:string-value="278," calcext:value-type="string">
            <text:p>278,</text:p>
          </table:table-cell>
          <table:table-cell table:style-name="ce1" table:formula="of:=[.JU3]&amp;&quot;,&quot;" office:value-type="string" office:string-value="279," calcext:value-type="string">
            <text:p>279,</text:p>
          </table:table-cell>
          <table:table-cell table:style-name="ce1" table:formula="of:=[.JV3]&amp;&quot;,&quot;" office:value-type="string" office:string-value="280," calcext:value-type="string">
            <text:p>280,</text:p>
          </table:table-cell>
          <table:table-cell table:style-name="ce1" table:formula="of:=[.JW3]&amp;&quot;,&quot;" office:value-type="string" office:string-value="281," calcext:value-type="string">
            <text:p>281,</text:p>
          </table:table-cell>
          <table:table-cell table:style-name="ce1" table:formula="of:=[.JX3]&amp;&quot;,&quot;" office:value-type="string" office:string-value="282," calcext:value-type="string">
            <text:p>282,</text:p>
          </table:table-cell>
          <table:table-cell table:style-name="ce1" table:formula="of:=[.JY3]&amp;&quot;,&quot;" office:value-type="string" office:string-value="283," calcext:value-type="string">
            <text:p>283,</text:p>
          </table:table-cell>
          <table:table-cell table:style-name="ce1" table:formula="of:=[.JZ3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formula="of:=[.IH4]&amp;&quot;,&quot;" office:value-type="string" office:string-value="240," calcext:value-type="string">
            <text:p>240,</text:p>
          </table:table-cell>
          <table:table-cell table:style-name="ce1" table:formula="of:=[.II4]&amp;&quot;,&quot;" office:value-type="string" office:string-value="241," calcext:value-type="string">
            <text:p>241,</text:p>
          </table:table-cell>
          <table:table-cell table:style-name="ce1" table:formula="of:=[.IJ4]&amp;&quot;,&quot;" office:value-type="string" office:string-value="242," calcext:value-type="string">
            <text:p>242,</text:p>
          </table:table-cell>
          <table:table-cell table:style-name="ce1" table:formula="of:=[.IK4]&amp;&quot;,&quot;" office:value-type="string" office:string-value="243," calcext:value-type="string">
            <text:p>243,</text:p>
          </table:table-cell>
          <table:table-cell table:style-name="ce1" table:formula="of:=[.IL4]&amp;&quot;,&quot;" office:value-type="string" office:string-value="244," calcext:value-type="string">
            <text:p>244,</text:p>
          </table:table-cell>
          <table:table-cell table:style-name="ce1" table:formula="of:=[.IM4]&amp;&quot;,&quot;" office:value-type="string" office:string-value="245," calcext:value-type="string">
            <text:p>245,</text:p>
          </table:table-cell>
          <table:table-cell table:style-name="ce1" table:formula="of:=[.IN4]&amp;&quot;,&quot;" office:value-type="string" office:string-value="246," calcext:value-type="string">
            <text:p>246,</text:p>
          </table:table-cell>
          <table:table-cell table:style-name="ce1" table:formula="of:=[.IO4]&amp;&quot;,&quot;" office:value-type="string" office:string-value="247," calcext:value-type="string">
            <text:p>247,</text:p>
          </table:table-cell>
          <table:table-cell table:style-name="ce1" table:formula="of:=[.IP4]&amp;&quot;,&quot;" office:value-type="string" office:string-value="248," calcext:value-type="string">
            <text:p>248,</text:p>
          </table:table-cell>
          <table:table-cell table:style-name="ce1" table:formula="of:=[.IQ4]&amp;&quot;,&quot;" office:value-type="string" office:string-value="249," calcext:value-type="string">
            <text:p>249,</text:p>
          </table:table-cell>
          <table:table-cell table:style-name="ce1" table:formula="of:=[.IR4]&amp;&quot;,&quot;" office:value-type="string" office:string-value="250," calcext:value-type="string">
            <text:p>250,</text:p>
          </table:table-cell>
          <table:table-cell table:style-name="ce1" table:formula="of:=[.IS4]&amp;&quot;,&quot;" office:value-type="string" office:string-value="251," calcext:value-type="string">
            <text:p>251,</text:p>
          </table:table-cell>
          <table:table-cell table:style-name="ce1" table:formula="of:=[.IT4]&amp;&quot;,&quot;" office:value-type="string" office:string-value="252," calcext:value-type="string">
            <text:p>252,</text:p>
          </table:table-cell>
          <table:table-cell table:style-name="ce1" table:formula="of:=[.IU4]&amp;&quot;,&quot;" office:value-type="string" office:string-value="253," calcext:value-type="string">
            <text:p>253,</text:p>
          </table:table-cell>
          <table:table-cell table:style-name="ce1" table:formula="of:=[.IV4]&amp;&quot;,&quot;" office:value-type="string" office:string-value="254," calcext:value-type="string">
            <text:p>254,</text:p>
          </table:table-cell>
          <table:table-cell table:style-name="ce1" table:formula="of:=[.IW4]&amp;&quot;,&quot;" office:value-type="string" office:string-value="255," calcext:value-type="string">
            <text:p>255,</text:p>
          </table:table-cell>
          <table:table-cell table:style-name="ce1" table:formula="of:=[.IX4]&amp;&quot;,&quot;" office:value-type="string" office:string-value="256," calcext:value-type="string">
            <text:p>256,</text:p>
          </table:table-cell>
          <table:table-cell table:style-name="ce1" table:formula="of:=[.IY4]&amp;&quot;,&quot;" office:value-type="string" office:string-value="257," calcext:value-type="string">
            <text:p>257,</text:p>
          </table:table-cell>
          <table:table-cell table:style-name="ce1" table:formula="of:=[.IZ4]&amp;&quot;,&quot;" office:value-type="string" office:string-value="258," calcext:value-type="string">
            <text:p>258,</text:p>
          </table:table-cell>
          <table:table-cell table:style-name="ce1" table:formula="of:=[.JA4]&amp;&quot;,&quot;" office:value-type="string" office:string-value="259," calcext:value-type="string">
            <text:p>259,</text:p>
          </table:table-cell>
          <table:table-cell table:style-name="ce1" table:formula="of:=[.JB4]&amp;&quot;,&quot;" office:value-type="string" office:string-value="260," calcext:value-type="string">
            <text:p>260,</text:p>
          </table:table-cell>
          <table:table-cell table:style-name="ce1" table:formula="of:=[.JC4]&amp;&quot;,&quot;" office:value-type="string" office:string-value="261," calcext:value-type="string">
            <text:p>261,</text:p>
          </table:table-cell>
          <table:table-cell table:style-name="ce1" table:formula="of:=[.JD4]&amp;&quot;,&quot;" office:value-type="string" office:string-value="262," calcext:value-type="string">
            <text:p>262,</text:p>
          </table:table-cell>
          <table:table-cell table:style-name="ce1" table:formula="of:=[.JE4]&amp;&quot;,&quot;" office:value-type="string" office:string-value="263," calcext:value-type="string">
            <text:p>263,</text:p>
          </table:table-cell>
          <table:table-cell table:style-name="ce1" table:formula="of:=[.JF4]&amp;&quot;,&quot;" office:value-type="string" office:string-value="264," calcext:value-type="string">
            <text:p>264,</text:p>
          </table:table-cell>
          <table:table-cell table:style-name="ce1" table:formula="of:=[.JG4]&amp;&quot;,&quot;" office:value-type="string" office:string-value="265," calcext:value-type="string">
            <text:p>265,</text:p>
          </table:table-cell>
          <table:table-cell table:style-name="ce1" table:formula="of:=[.JH4]&amp;&quot;,&quot;" office:value-type="string" office:string-value="266," calcext:value-type="string">
            <text:p>266,</text:p>
          </table:table-cell>
          <table:table-cell table:style-name="ce1" table:formula="of:=[.JI4]&amp;&quot;,&quot;" office:value-type="string" office:string-value="267," calcext:value-type="string">
            <text:p>267,</text:p>
          </table:table-cell>
          <table:table-cell table:style-name="ce1" table:formula="of:=[.JJ4]&amp;&quot;,&quot;" office:value-type="string" office:string-value="268," calcext:value-type="string">
            <text:p>268,</text:p>
          </table:table-cell>
          <table:table-cell table:style-name="ce1" table:formula="of:=[.JK4]&amp;&quot;,&quot;" office:value-type="string" office:string-value="269," calcext:value-type="string">
            <text:p>269,</text:p>
          </table:table-cell>
          <table:table-cell table:style-name="ce1" table:formula="of:=[.JL4]&amp;&quot;,&quot;" office:value-type="string" office:string-value="270," calcext:value-type="string">
            <text:p>270,</text:p>
          </table:table-cell>
          <table:table-cell table:style-name="ce1" table:formula="of:=[.JM4]&amp;&quot;,&quot;" office:value-type="string" office:string-value="271," calcext:value-type="string">
            <text:p>271,</text:p>
          </table:table-cell>
          <table:table-cell table:style-name="ce1" table:formula="of:=[.JN4]&amp;&quot;,&quot;" office:value-type="string" office:string-value="272," calcext:value-type="string">
            <text:p>272,</text:p>
          </table:table-cell>
          <table:table-cell table:style-name="ce1" table:formula="of:=[.JO4]&amp;&quot;,&quot;" office:value-type="string" office:string-value="273," calcext:value-type="string">
            <text:p>273,</text:p>
          </table:table-cell>
          <table:table-cell table:style-name="ce1" table:formula="of:=[.JP4]&amp;&quot;,&quot;" office:value-type="string" office:string-value="274," calcext:value-type="string">
            <text:p>274,</text:p>
          </table:table-cell>
          <table:table-cell table:style-name="ce1" table:formula="of:=[.JQ4]&amp;&quot;,&quot;" office:value-type="string" office:string-value="275," calcext:value-type="string">
            <text:p>275,</text:p>
          </table:table-cell>
          <table:table-cell table:style-name="ce1" table:formula="of:=[.JR4]&amp;&quot;,&quot;" office:value-type="string" office:string-value="276," calcext:value-type="string">
            <text:p>276,</text:p>
          </table:table-cell>
          <table:table-cell table:style-name="ce1" table:formula="of:=[.JS4]&amp;&quot;,&quot;" office:value-type="string" office:string-value="277," calcext:value-type="string">
            <text:p>277,</text:p>
          </table:table-cell>
          <table:table-cell table:style-name="ce1" table:formula="of:=[.JT4]&amp;&quot;,&quot;" office:value-type="string" office:string-value="278," calcext:value-type="string">
            <text:p>278,</text:p>
          </table:table-cell>
          <table:table-cell table:style-name="ce1" table:formula="of:=[.JU4]&amp;&quot;,&quot;" office:value-type="string" office:string-value="279," calcext:value-type="string">
            <text:p>279,</text:p>
          </table:table-cell>
          <table:table-cell table:style-name="ce1" table:formula="of:=[.JV4]&amp;&quot;,&quot;" office:value-type="string" office:string-value="280," calcext:value-type="string">
            <text:p>280,</text:p>
          </table:table-cell>
          <table:table-cell table:style-name="ce1" table:formula="of:=[.JW4]&amp;&quot;,&quot;" office:value-type="string" office:string-value="281," calcext:value-type="string">
            <text:p>281,</text:p>
          </table:table-cell>
          <table:table-cell table:style-name="ce1" table:formula="of:=[.JX4]&amp;&quot;,&quot;" office:value-type="string" office:string-value="282," calcext:value-type="string">
            <text:p>282,</text:p>
          </table:table-cell>
          <table:table-cell table:style-name="ce1" table:formula="of:=[.JY4]&amp;&quot;,&quot;" office:value-type="string" office:string-value="283," calcext:value-type="string">
            <text:p>283,</text:p>
          </table:table-cell>
          <table:table-cell table:style-name="ce1" table:formula="of:=[.JZ4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formula="of:=[.IH5]&amp;&quot;,&quot;" office:value-type="string" office:string-value="240," calcext:value-type="string">
            <text:p>240,</text:p>
          </table:table-cell>
          <table:table-cell table:style-name="ce1" table:formula="of:=[.II5]&amp;&quot;,&quot;" office:value-type="string" office:string-value="241," calcext:value-type="string">
            <text:p>241,</text:p>
          </table:table-cell>
          <table:table-cell table:style-name="ce1" table:formula="of:=[.IJ5]&amp;&quot;,&quot;" office:value-type="string" office:string-value="242," calcext:value-type="string">
            <text:p>242,</text:p>
          </table:table-cell>
          <table:table-cell table:style-name="ce1" table:formula="of:=[.IK5]&amp;&quot;,&quot;" office:value-type="string" office:string-value="243," calcext:value-type="string">
            <text:p>243,</text:p>
          </table:table-cell>
          <table:table-cell table:style-name="ce1" table:formula="of:=[.IL5]&amp;&quot;,&quot;" office:value-type="string" office:string-value="244," calcext:value-type="string">
            <text:p>244,</text:p>
          </table:table-cell>
          <table:table-cell table:style-name="ce1" table:formula="of:=[.IM5]&amp;&quot;,&quot;" office:value-type="string" office:string-value="245," calcext:value-type="string">
            <text:p>245,</text:p>
          </table:table-cell>
          <table:table-cell table:style-name="ce1" table:formula="of:=[.IN5]&amp;&quot;,&quot;" office:value-type="string" office:string-value="246," calcext:value-type="string">
            <text:p>246,</text:p>
          </table:table-cell>
          <table:table-cell table:style-name="ce1" table:formula="of:=[.IO5]&amp;&quot;,&quot;" office:value-type="string" office:string-value="247," calcext:value-type="string">
            <text:p>247,</text:p>
          </table:table-cell>
          <table:table-cell table:style-name="ce1" table:formula="of:=[.IP5]&amp;&quot;,&quot;" office:value-type="string" office:string-value="248," calcext:value-type="string">
            <text:p>248,</text:p>
          </table:table-cell>
          <table:table-cell table:style-name="ce1" table:formula="of:=[.IQ5]&amp;&quot;,&quot;" office:value-type="string" office:string-value="249," calcext:value-type="string">
            <text:p>249,</text:p>
          </table:table-cell>
          <table:table-cell table:style-name="ce1" table:formula="of:=[.IR5]&amp;&quot;,&quot;" office:value-type="string" office:string-value="250," calcext:value-type="string">
            <text:p>250,</text:p>
          </table:table-cell>
          <table:table-cell table:style-name="ce1" table:formula="of:=[.IS5]&amp;&quot;,&quot;" office:value-type="string" office:string-value="251," calcext:value-type="string">
            <text:p>251,</text:p>
          </table:table-cell>
          <table:table-cell table:style-name="ce1" table:formula="of:=[.IT5]&amp;&quot;,&quot;" office:value-type="string" office:string-value="252," calcext:value-type="string">
            <text:p>252,</text:p>
          </table:table-cell>
          <table:table-cell table:style-name="ce1" table:formula="of:=[.IU5]&amp;&quot;,&quot;" office:value-type="string" office:string-value="253," calcext:value-type="string">
            <text:p>253,</text:p>
          </table:table-cell>
          <table:table-cell table:style-name="ce1" table:formula="of:=[.IV5]&amp;&quot;,&quot;" office:value-type="string" office:string-value="254," calcext:value-type="string">
            <text:p>254,</text:p>
          </table:table-cell>
          <table:table-cell table:style-name="ce1" table:formula="of:=[.IW5]&amp;&quot;,&quot;" office:value-type="string" office:string-value="255," calcext:value-type="string">
            <text:p>255,</text:p>
          </table:table-cell>
          <table:table-cell table:style-name="ce1" table:formula="of:=[.IX5]&amp;&quot;,&quot;" office:value-type="string" office:string-value="256," calcext:value-type="string">
            <text:p>256,</text:p>
          </table:table-cell>
          <table:table-cell table:style-name="ce1" table:formula="of:=[.IY5]&amp;&quot;,&quot;" office:value-type="string" office:string-value="257," calcext:value-type="string">
            <text:p>257,</text:p>
          </table:table-cell>
          <table:table-cell table:style-name="ce1" table:formula="of:=[.IZ5]&amp;&quot;,&quot;" office:value-type="string" office:string-value="258," calcext:value-type="string">
            <text:p>258,</text:p>
          </table:table-cell>
          <table:table-cell table:style-name="ce1" table:formula="of:=[.JA5]&amp;&quot;,&quot;" office:value-type="string" office:string-value="259," calcext:value-type="string">
            <text:p>259,</text:p>
          </table:table-cell>
          <table:table-cell table:style-name="ce1" table:formula="of:=[.JB5]&amp;&quot;,&quot;" office:value-type="string" office:string-value="260," calcext:value-type="string">
            <text:p>260,</text:p>
          </table:table-cell>
          <table:table-cell table:style-name="ce1" table:formula="of:=[.JC5]&amp;&quot;,&quot;" office:value-type="string" office:string-value="261," calcext:value-type="string">
            <text:p>261,</text:p>
          </table:table-cell>
          <table:table-cell table:style-name="ce1" table:formula="of:=[.JD5]&amp;&quot;,&quot;" office:value-type="string" office:string-value="262," calcext:value-type="string">
            <text:p>262,</text:p>
          </table:table-cell>
          <table:table-cell table:style-name="ce1" table:formula="of:=[.JE5]&amp;&quot;,&quot;" office:value-type="string" office:string-value="263," calcext:value-type="string">
            <text:p>263,</text:p>
          </table:table-cell>
          <table:table-cell table:style-name="ce1" table:formula="of:=[.JF5]&amp;&quot;,&quot;" office:value-type="string" office:string-value="264," calcext:value-type="string">
            <text:p>264,</text:p>
          </table:table-cell>
          <table:table-cell table:style-name="ce1" table:formula="of:=[.JG5]&amp;&quot;,&quot;" office:value-type="string" office:string-value="265," calcext:value-type="string">
            <text:p>265,</text:p>
          </table:table-cell>
          <table:table-cell table:style-name="ce1" table:formula="of:=[.JH5]&amp;&quot;,&quot;" office:value-type="string" office:string-value="266," calcext:value-type="string">
            <text:p>266,</text:p>
          </table:table-cell>
          <table:table-cell table:style-name="ce1" table:formula="of:=[.JI5]&amp;&quot;,&quot;" office:value-type="string" office:string-value="267," calcext:value-type="string">
            <text:p>267,</text:p>
          </table:table-cell>
          <table:table-cell table:style-name="ce1" table:formula="of:=[.JJ5]&amp;&quot;,&quot;" office:value-type="string" office:string-value="268," calcext:value-type="string">
            <text:p>268,</text:p>
          </table:table-cell>
          <table:table-cell table:style-name="ce1" table:formula="of:=[.JK5]&amp;&quot;,&quot;" office:value-type="string" office:string-value="269," calcext:value-type="string">
            <text:p>269,</text:p>
          </table:table-cell>
          <table:table-cell table:style-name="ce1" table:formula="of:=[.JL5]&amp;&quot;,&quot;" office:value-type="string" office:string-value="270," calcext:value-type="string">
            <text:p>270,</text:p>
          </table:table-cell>
          <table:table-cell table:style-name="ce1" table:formula="of:=[.JM5]&amp;&quot;,&quot;" office:value-type="string" office:string-value="271," calcext:value-type="string">
            <text:p>271,</text:p>
          </table:table-cell>
          <table:table-cell table:style-name="ce1" table:formula="of:=[.JN5]&amp;&quot;,&quot;" office:value-type="string" office:string-value="272," calcext:value-type="string">
            <text:p>272,</text:p>
          </table:table-cell>
          <table:table-cell table:style-name="ce1" table:formula="of:=[.JO5]&amp;&quot;,&quot;" office:value-type="string" office:string-value="273," calcext:value-type="string">
            <text:p>273,</text:p>
          </table:table-cell>
          <table:table-cell table:style-name="ce1" table:formula="of:=[.JP5]&amp;&quot;,&quot;" office:value-type="string" office:string-value="274," calcext:value-type="string">
            <text:p>274,</text:p>
          </table:table-cell>
          <table:table-cell table:style-name="ce1" table:formula="of:=[.JQ5]&amp;&quot;,&quot;" office:value-type="string" office:string-value="275," calcext:value-type="string">
            <text:p>275,</text:p>
          </table:table-cell>
          <table:table-cell table:style-name="ce1" table:formula="of:=[.JR5]&amp;&quot;,&quot;" office:value-type="string" office:string-value="276," calcext:value-type="string">
            <text:p>276,</text:p>
          </table:table-cell>
          <table:table-cell table:style-name="ce1" table:formula="of:=[.JS5]&amp;&quot;,&quot;" office:value-type="string" office:string-value="277," calcext:value-type="string">
            <text:p>277,</text:p>
          </table:table-cell>
          <table:table-cell table:style-name="ce1" table:formula="of:=[.JT5]&amp;&quot;,&quot;" office:value-type="string" office:string-value="278," calcext:value-type="string">
            <text:p>278,</text:p>
          </table:table-cell>
          <table:table-cell table:style-name="ce1" table:formula="of:=[.JU5]&amp;&quot;,&quot;" office:value-type="string" office:string-value="279," calcext:value-type="string">
            <text:p>279,</text:p>
          </table:table-cell>
          <table:table-cell table:style-name="ce1" table:formula="of:=[.JV5]&amp;&quot;,&quot;" office:value-type="string" office:string-value="280," calcext:value-type="string">
            <text:p>280,</text:p>
          </table:table-cell>
          <table:table-cell table:style-name="ce1" table:formula="of:=[.JW5]&amp;&quot;,&quot;" office:value-type="string" office:string-value="281," calcext:value-type="string">
            <text:p>281,</text:p>
          </table:table-cell>
          <table:table-cell table:style-name="ce1" table:formula="of:=[.JX5]&amp;&quot;,&quot;" office:value-type="string" office:string-value="282," calcext:value-type="string">
            <text:p>282,</text:p>
          </table:table-cell>
          <table:table-cell table:style-name="ce1" table:formula="of:=[.JY5]&amp;&quot;,&quot;" office:value-type="string" office:string-value="283," calcext:value-type="string">
            <text:p>283,</text:p>
          </table:table-cell>
          <table:table-cell table:style-name="ce1" table:formula="of:=[.JZ5]&amp;&quot;,&quot;" office:value-type="string" office:string-value="284," calcext:value-type="string">
            <text:p>284,</text:p>
          </table:table-cell>
          <table:table-cell table:number-columns-repeated="738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6]&amp;&quot;,&quot;" office:value-type="string" office:string-value="{ 0," calcext:value-type="string">
            <text:p>{ 0,</text:p>
          </table:table-cell>
          <table:table-cell table:style-name="ce1" table:formula="of:=[.C6]&amp;&quot;,&quot;" office:value-type="string" office:string-value="1," calcext:value-type="string">
            <text:p>1,</text:p>
          </table:table-cell>
          <table:table-cell table:style-name="ce1" table:formula="of:=[.D6]&amp;&quot;,&quot;" office:value-type="string" office:string-value="2," calcext:value-type="string">
            <text:p>2,</text:p>
          </table:table-cell>
          <table:table-cell table:style-name="ce1" table:formula="of:=[.E6]&amp;&quot;,&quot;" office:value-type="string" office:string-value="3," calcext:value-type="string">
            <text:p>3,</text:p>
          </table:table-cell>
          <table:table-cell table:style-name="ce1" table:formula="of:=[.F6]&amp;&quot;,&quot;" office:value-type="string" office:string-value="4," calcext:value-type="string">
            <text:p>4,</text:p>
          </table:table-cell>
          <table:table-cell table:style-name="ce1" table:formula="of:=[.G6]&amp;&quot;,&quot;" office:value-type="string" office:string-value="5," calcext:value-type="string">
            <text:p>5,</text:p>
          </table:table-cell>
          <table:table-cell table:style-name="ce1" table:formula="of:=[.H6]&amp;&quot;,&quot;" office:value-type="string" office:string-value="6," calcext:value-type="string">
            <text:p>6,</text:p>
          </table:table-cell>
          <table:table-cell table:style-name="ce1" table:formula="of:=[.I6]&amp;&quot;,&quot;" office:value-type="string" office:string-value="7," calcext:value-type="string">
            <text:p>7,</text:p>
          </table:table-cell>
          <table:table-cell table:style-name="ce1" table:formula="of:=[.J6]&amp;&quot;,&quot;" office:value-type="string" office:string-value="8," calcext:value-type="string">
            <text:p>8,</text:p>
          </table:table-cell>
          <table:table-cell table:style-name="ce1" table:formula="of:=[.K6]&amp;&quot;,&quot;" office:value-type="string" office:string-value="9," calcext:value-type="string">
            <text:p>9,</text:p>
          </table:table-cell>
          <table:table-cell table:style-name="ce1" table:formula="of:=[.L6]&amp;&quot;,&quot;" office:value-type="string" office:string-value="10," calcext:value-type="string">
            <text:p>10,</text:p>
          </table:table-cell>
          <table:table-cell table:style-name="ce1" table:formula="of:=[.M6]&amp;&quot;,&quot;" office:value-type="string" office:string-value="11," calcext:value-type="string">
            <text:p>11,</text:p>
          </table:table-cell>
          <table:table-cell table:style-name="ce1" table:formula="of:=[.N6]&amp;&quot;,&quot;" office:value-type="string" office:string-value="12," calcext:value-type="string">
            <text:p>12,</text:p>
          </table:table-cell>
          <table:table-cell table:style-name="ce1" table:formula="of:=[.O6]&amp;&quot;,&quot;" office:value-type="string" office:string-value="13," calcext:value-type="string">
            <text:p>13,</text:p>
          </table:table-cell>
          <table:table-cell table:style-name="ce1" table:formula="of:=[.P6]&amp;&quot;,&quot;" office:value-type="string" office:string-value="14," calcext:value-type="string">
            <text:p>14,</text:p>
          </table:table-cell>
          <table:table-cell table:style-name="ce1" table:formula="of:=[.Q6]&amp;&quot;,&quot;" office:value-type="string" office:string-value="15," calcext:value-type="string">
            <text:p>15,</text:p>
          </table:table-cell>
          <table:table-cell table:style-name="ce1" table:formula="of:=[.R6]&amp;&quot;,&quot;" office:value-type="string" office:string-value="16," calcext:value-type="string">
            <text:p>16,</text:p>
          </table:table-cell>
          <table:table-cell table:style-name="ce1" table:formula="of:=[.S6]&amp;&quot;,&quot;" office:value-type="string" office:string-value="17," calcext:value-type="string">
            <text:p>17,</text:p>
          </table:table-cell>
          <table:table-cell table:style-name="ce1" table:formula="of:=[.T6]&amp;&quot;,&quot;" office:value-type="string" office:string-value="18," calcext:value-type="string">
            <text:p>18,</text:p>
          </table:table-cell>
          <table:table-cell table:style-name="ce1" table:formula="of:=[.U6]&amp;&quot;,&quot;" office:value-type="string" office:string-value="19," calcext:value-type="string">
            <text:p>19,</text:p>
          </table:table-cell>
          <table:table-cell table:style-name="ce1" table:formula="of:=[.V6]&amp;&quot;,&quot;" office:value-type="string" office:string-value="20," calcext:value-type="string">
            <text:p>20,</text:p>
          </table:table-cell>
          <table:table-cell table:style-name="ce1" table:formula="of:=[.W6]&amp;&quot;,&quot;" office:value-type="string" office:string-value="21," calcext:value-type="string">
            <text:p>21,</text:p>
          </table:table-cell>
          <table:table-cell table:style-name="ce1" table:formula="of:=[.X6]&amp;&quot;,&quot;" office:value-type="string" office:string-value="22," calcext:value-type="string">
            <text:p>22,</text:p>
          </table:table-cell>
          <table:table-cell table:style-name="ce1" table:formula="of:=[.Y6]&amp;&quot;,&quot;" office:value-type="string" office:string-value="23," calcext:value-type="string">
            <text:p>23,</text:p>
          </table:table-cell>
          <table:table-cell table:style-name="ce1" table:formula="of:=[.Z6]&amp;&quot;,&quot;" office:value-type="string" office:string-value="24," calcext:value-type="string">
            <text:p>24,</text:p>
          </table:table-cell>
          <table:table-cell table:style-name="ce1" table:formula="of:=[.AA6]&amp;&quot;,&quot;" office:value-type="string" office:string-value="25," calcext:value-type="string">
            <text:p>25,</text:p>
          </table:table-cell>
          <table:table-cell table:style-name="ce1" table:formula="of:=[.AB6]&amp;&quot;,&quot;" office:value-type="string" office:string-value="26," calcext:value-type="string">
            <text:p>26,</text:p>
          </table:table-cell>
          <table:table-cell table:style-name="ce1" table:formula="of:=[.AC6]&amp;&quot;,&quot;" office:value-type="string" office:string-value="27," calcext:value-type="string">
            <text:p>27,</text:p>
          </table:table-cell>
          <table:table-cell table:style-name="ce1" table:formula="of:=[.AD6]&amp;&quot;,&quot;" office:value-type="string" office:string-value="28," calcext:value-type="string">
            <text:p>28,</text:p>
          </table:table-cell>
          <table:table-cell table:style-name="ce1" table:formula="of:=[.AE6]&amp;&quot;,&quot;" office:value-type="string" office:string-value="29," calcext:value-type="string">
            <text:p>29,</text:p>
          </table:table-cell>
          <table:table-cell table:style-name="ce1" table:formula="of:=[.AF6]&amp;&quot;,&quot;" office:value-type="string" office:string-value="30," calcext:value-type="string">
            <text:p>30,</text:p>
          </table:table-cell>
          <table:table-cell table:style-name="ce1" table:formula="of:=[.AG6]&amp;&quot;,&quot;" office:value-type="string" office:string-value="31," calcext:value-type="string">
            <text:p>31,</text:p>
          </table:table-cell>
          <table:table-cell table:style-name="ce1" table:formula="of:=[.AH6]&amp;&quot;,&quot;" office:value-type="string" office:string-value="32," calcext:value-type="string">
            <text:p>32,</text:p>
          </table:table-cell>
          <table:table-cell table:style-name="ce1" table:formula="of:=[.AI6]&amp;&quot;,&quot;" office:value-type="string" office:string-value="33," calcext:value-type="string">
            <text:p>33,</text:p>
          </table:table-cell>
          <table:table-cell table:style-name="ce1" table:formula="of:=[.AJ6]&amp;&quot;,&quot;" office:value-type="string" office:string-value="34," calcext:value-type="string">
            <text:p>34,</text:p>
          </table:table-cell>
          <table:table-cell table:style-name="ce1" table:formula="of:=[.AK6]&amp;&quot;,&quot;" office:value-type="string" office:string-value="35," calcext:value-type="string">
            <text:p>35,</text:p>
          </table:table-cell>
          <table:table-cell table:style-name="ce1" table:formula="of:=[.AL6]&amp;&quot;,&quot;" office:value-type="string" office:string-value="36," calcext:value-type="string">
            <text:p>36,</text:p>
          </table:table-cell>
          <table:table-cell table:style-name="ce1" table:formula="of:=[.AM6]&amp;&quot;,&quot;" office:value-type="string" office:string-value="37," calcext:value-type="string">
            <text:p>37,</text:p>
          </table:table-cell>
          <table:table-cell table:style-name="ce1" table:formula="of:=[.AN6]&amp;&quot;,&quot;" office:value-type="string" office:string-value="38," calcext:value-type="string">
            <text:p>38,</text:p>
          </table:table-cell>
          <table:table-cell table:style-name="ce1" table:formula="of:=[.AO6]&amp;&quot;,&quot;" office:value-type="string" office:string-value="39," calcext:value-type="string">
            <text:p>39,</text:p>
          </table:table-cell>
          <table:table-cell table:style-name="ce1" table:formula="of:=[.AP6]&amp;&quot;,&quot;" office:value-type="string" office:string-value="40," calcext:value-type="string">
            <text:p>40,</text:p>
          </table:table-cell>
          <table:table-cell table:style-name="ce1" table:formula="of:=[.AQ6]&amp;&quot;,&quot;" office:value-type="string" office:string-value="41," calcext:value-type="string">
            <text:p>41,</text:p>
          </table:table-cell>
          <table:table-cell table:style-name="ce1" table:formula="of:=[.AR6]&amp;&quot;,&quot;" office:value-type="string" office:string-value="42," calcext:value-type="string">
            <text:p>42,</text:p>
          </table:table-cell>
          <table:table-cell table:style-name="ce1" table:formula="of:=[.AS6]&amp;&quot;,&quot;" office:value-type="string" office:string-value="43," calcext:value-type="string">
            <text:p>43,</text:p>
          </table:table-cell>
          <table:table-cell table:style-name="ce1" table:formula="of:=[.AT6]&amp;&quot;,&quot;" office:value-type="string" office:string-value="44," calcext:value-type="string">
            <text:p>44,</text:p>
          </table:table-cell>
          <table:table-cell table:style-name="ce1" table:formula="of:=[.AU6]&amp;&quot;,&quot;" office:value-type="string" office:string-value="45," calcext:value-type="string">
            <text:p>45,</text:p>
          </table:table-cell>
          <table:table-cell table:style-name="ce1" table:formula="of:=[.AV6]&amp;&quot;,&quot;" office:value-type="string" office:string-value="46," calcext:value-type="string">
            <text:p>46,</text:p>
          </table:table-cell>
          <table:table-cell table:style-name="ce1" table:formula="of:=[.AW6]&amp;&quot;,&quot;" office:value-type="string" office:string-value="47," calcext:value-type="string">
            <text:p>47,</text:p>
          </table:table-cell>
          <table:table-cell table:style-name="ce1" table:formula="of:=[.AX6]&amp;&quot;,&quot;" office:value-type="string" office:string-value="48," calcext:value-type="string">
            <text:p>48,</text:p>
          </table:table-cell>
          <table:table-cell table:style-name="ce1" table:formula="of:=[.AY6]&amp;&quot;,&quot;" office:value-type="string" office:string-value="49," calcext:value-type="string">
            <text:p>49,</text:p>
          </table:table-cell>
          <table:table-cell table:style-name="ce1" table:formula="of:=[.AZ6]&amp;&quot;,&quot;" office:value-type="string" office:string-value="50," calcext:value-type="string">
            <text:p>50,</text:p>
          </table:table-cell>
          <table:table-cell table:style-name="ce1" table:formula="of:=[.BA6]&amp;&quot;,&quot;" office:value-type="string" office:string-value="51," calcext:value-type="string">
            <text:p>51,</text:p>
          </table:table-cell>
          <table:table-cell table:style-name="ce1" table:formula="of:=[.BB6]&amp;&quot;,&quot;" office:value-type="string" office:string-value="52," calcext:value-type="string">
            <text:p>52,</text:p>
          </table:table-cell>
          <table:table-cell table:style-name="ce1" table:formula="of:=[.BC6]&amp;&quot;,&quot;" office:value-type="string" office:string-value="53," calcext:value-type="string">
            <text:p>53,</text:p>
          </table:table-cell>
          <table:table-cell table:style-name="ce1" table:formula="of:=[.BD6]&amp;&quot;,&quot;" office:value-type="string" office:string-value="54," calcext:value-type="string">
            <text:p>54,</text:p>
          </table:table-cell>
          <table:table-cell table:style-name="ce1" table:formula="of:=[.BE6]&amp;&quot;,&quot;" office:value-type="string" office:string-value="55," calcext:value-type="string">
            <text:p>55,</text:p>
          </table:table-cell>
          <table:table-cell table:style-name="ce1" table:formula="of:=[.BF6]&amp;&quot;,&quot;" office:value-type="string" office:string-value="56," calcext:value-type="string">
            <text:p>56,</text:p>
          </table:table-cell>
          <table:table-cell table:style-name="ce1" table:formula="of:=[.BG6]&amp;&quot;,&quot;" office:value-type="string" office:string-value="57," calcext:value-type="string">
            <text:p>57,</text:p>
          </table:table-cell>
          <table:table-cell table:style-name="ce1" table:formula="of:=[.BH6]&amp;&quot;,&quot;" office:value-type="string" office:string-value="58," calcext:value-type="string">
            <text:p>58,</text:p>
          </table:table-cell>
          <table:table-cell table:style-name="ce1" table:formula="of:=[.BI6]&amp;&quot;,&quot;" office:value-type="string" office:string-value="59," calcext:value-type="string">
            <text:p>59,</text:p>
          </table:table-cell>
          <table:table-cell table:style-name="ce1" table:formula="of:=[.BJ6]&amp;&quot;,&quot;" office:value-type="string" office:string-value="60," calcext:value-type="string">
            <text:p>60,</text:p>
          </table:table-cell>
          <table:table-cell table:style-name="ce1" table:formula="of:=[.BK6]&amp;&quot;,&quot;" office:value-type="string" office:string-value="61," calcext:value-type="string">
            <text:p>61,</text:p>
          </table:table-cell>
          <table:table-cell table:style-name="ce1" table:formula="of:=[.BL6]&amp;&quot;,&quot;" office:value-type="string" office:string-value="62," calcext:value-type="string">
            <text:p>62,</text:p>
          </table:table-cell>
          <table:table-cell table:style-name="ce1" table:formula="of:=[.BM6]&amp;&quot;,&quot;" office:value-type="string" office:string-value="63," calcext:value-type="string">
            <text:p>63,</text:p>
          </table:table-cell>
          <table:table-cell table:style-name="ce1" table:formula="of:=[.BN6]&amp;&quot;,&quot;" office:value-type="string" office:string-value="64," calcext:value-type="string">
            <text:p>64,</text:p>
          </table:table-cell>
          <table:table-cell table:style-name="ce1" table:formula="of:=[.BO6]&amp;&quot;,&quot;" office:value-type="string" office:string-value="65," calcext:value-type="string">
            <text:p>65,</text:p>
          </table:table-cell>
          <table:table-cell table:style-name="ce1" table:formula="of:=[.BP6]&amp;&quot;,&quot;" office:value-type="string" office:string-value="66," calcext:value-type="string">
            <text:p>66,</text:p>
          </table:table-cell>
          <table:table-cell table:style-name="ce1" table:formula="of:=[.BQ6]&amp;&quot;,&quot;" office:value-type="string" office:string-value="67," calcext:value-type="string">
            <text:p>67,</text:p>
          </table:table-cell>
          <table:table-cell table:style-name="ce1" table:formula="of:=[.BR6]&amp;&quot;,&quot;" office:value-type="string" office:string-value="68," calcext:value-type="string">
            <text:p>68,</text:p>
          </table:table-cell>
          <table:table-cell table:style-name="ce1" table:formula="of:=[.BS6]&amp;&quot;,&quot;" office:value-type="string" office:string-value="69," calcext:value-type="string">
            <text:p>69,</text:p>
          </table:table-cell>
          <table:table-cell table:style-name="ce1" table:formula="of:=[.BT6]&amp;&quot;,&quot;" office:value-type="string" office:string-value="70," calcext:value-type="string">
            <text:p>70,</text:p>
          </table:table-cell>
          <table:table-cell table:style-name="ce1" table:formula="of:=[.BU6]&amp;&quot;,&quot;" office:value-type="string" office:string-value="71," calcext:value-type="string">
            <text:p>71,</text:p>
          </table:table-cell>
          <table:table-cell table:style-name="ce1" table:formula="of:=[.BV6]&amp;&quot;,&quot;" office:value-type="string" office:string-value="72," calcext:value-type="string">
            <text:p>72,</text:p>
          </table:table-cell>
          <table:table-cell table:style-name="ce1" table:formula="of:=[.BW6]&amp;&quot;,&quot;" office:value-type="string" office:string-value="73," calcext:value-type="string">
            <text:p>73,</text:p>
          </table:table-cell>
          <table:table-cell table:style-name="ce1" table:formula="of:=[.BX6]&amp;&quot;,&quot;" office:value-type="string" office:string-value="74," calcext:value-type="string">
            <text:p>74,</text:p>
          </table:table-cell>
          <table:table-cell table:style-name="ce1" table:formula="of:=[.BY6]&amp;&quot;,&quot;" office:value-type="string" office:string-value="75," calcext:value-type="string">
            <text:p>75,</text:p>
          </table:table-cell>
          <table:table-cell table:style-name="ce1" table:formula="of:=[.BZ6]&amp;&quot;,&quot;" office:value-type="string" office:string-value="76," calcext:value-type="string">
            <text:p>76,</text:p>
          </table:table-cell>
          <table:table-cell table:style-name="ce1" table:formula="of:=[.CA6]&amp;&quot;,&quot;" office:value-type="string" office:string-value="77," calcext:value-type="string">
            <text:p>77,</text:p>
          </table:table-cell>
          <table:table-cell table:style-name="ce1" table:formula="of:=[.CB6]&amp;&quot;,&quot;" office:value-type="string" office:string-value="78," calcext:value-type="string">
            <text:p>78,</text:p>
          </table:table-cell>
          <table:table-cell table:style-name="ce1" table:formula="of:=[.CC6]&amp;&quot;,&quot;" office:value-type="string" office:string-value="79," calcext:value-type="string">
            <text:p>79,</text:p>
          </table:table-cell>
          <table:table-cell table:style-name="ce1" table:formula="of:=[.CD6]&amp;&quot;,&quot;" office:value-type="string" office:string-value="80," calcext:value-type="string">
            <text:p>80,</text:p>
          </table:table-cell>
          <table:table-cell table:style-name="ce1" table:formula="of:=[.CE6]&amp;&quot;,&quot;" office:value-type="string" office:string-value="81," calcext:value-type="string">
            <text:p>81,</text:p>
          </table:table-cell>
          <table:table-cell table:style-name="ce1" table:formula="of:=[.CF6]&amp;&quot;,&quot;" office:value-type="string" office:string-value="82," calcext:value-type="string">
            <text:p>82,</text:p>
          </table:table-cell>
          <table:table-cell table:style-name="ce1" table:formula="of:=[.CG6]&amp;&quot;,&quot;" office:value-type="string" office:string-value="83," calcext:value-type="string">
            <text:p>83,</text:p>
          </table:table-cell>
          <table:table-cell table:style-name="ce1" table:formula="of:=[.CH6]&amp;&quot;,&quot;" office:value-type="string" office:string-value="84," calcext:value-type="string">
            <text:p>84,</text:p>
          </table:table-cell>
          <table:table-cell table:style-name="ce1" table:formula="of:=[.CI6]&amp;&quot;,&quot;" office:value-type="string" office:string-value="85," calcext:value-type="string">
            <text:p>85,</text:p>
          </table:table-cell>
          <table:table-cell table:style-name="ce1" table:formula="of:=[.CJ6]&amp;&quot;,&quot;" office:value-type="string" office:string-value="86," calcext:value-type="string">
            <text:p>86,</text:p>
          </table:table-cell>
          <table:table-cell table:style-name="ce1" table:formula="of:=[.CK6]&amp;&quot;,&quot;" office:value-type="string" office:string-value="87," calcext:value-type="string">
            <text:p>87,</text:p>
          </table:table-cell>
          <table:table-cell table:style-name="ce1" table:formula="of:=[.CL6]&amp;&quot;,&quot;" office:value-type="string" office:string-value="88," calcext:value-type="string">
            <text:p>88,</text:p>
          </table:table-cell>
          <table:table-cell table:style-name="ce1" table:formula="of:=[.CM6]&amp;&quot;,&quot;" office:value-type="string" office:string-value="89," calcext:value-type="string">
            <text:p>89,</text:p>
          </table:table-cell>
          <table:table-cell table:style-name="ce1" table:formula="of:=[.CN6]&amp;&quot;,&quot;" office:value-type="string" office:string-value="90," calcext:value-type="string">
            <text:p>90,</text:p>
          </table:table-cell>
          <table:table-cell table:style-name="ce1" table:formula="of:=[.CO6]&amp;&quot;,&quot;" office:value-type="string" office:string-value="91," calcext:value-type="string">
            <text:p>91,</text:p>
          </table:table-cell>
          <table:table-cell table:style-name="ce1" table:formula="of:=[.CP6]&amp;&quot;,&quot;" office:value-type="string" office:string-value="92," calcext:value-type="string">
            <text:p>92,</text:p>
          </table:table-cell>
          <table:table-cell table:style-name="ce1" table:formula="of:=[.CQ6]&amp;&quot;,&quot;" office:value-type="string" office:string-value="93," calcext:value-type="string">
            <text:p>93,</text:p>
          </table:table-cell>
          <table:table-cell table:style-name="ce1" table:formula="of:=[.CR6]&amp;&quot;,&quot;" office:value-type="string" office:string-value="94," calcext:value-type="string">
            <text:p>94,</text:p>
          </table:table-cell>
          <table:table-cell table:style-name="ce1" table:formula="of:=[.CS6]&amp;&quot;,&quot;" office:value-type="string" office:string-value="95," calcext:value-type="string">
            <text:p>95,</text:p>
          </table:table-cell>
          <table:table-cell table:style-name="ce1" table:formula="of:=[.CT6]&amp;&quot;,&quot;" office:value-type="string" office:string-value="96," calcext:value-type="string">
            <text:p>96,</text:p>
          </table:table-cell>
          <table:table-cell table:style-name="ce1" table:formula="of:=[.CU6]&amp;&quot;,&quot;" office:value-type="string" office:string-value="97," calcext:value-type="string">
            <text:p>97,</text:p>
          </table:table-cell>
          <table:table-cell table:style-name="ce1" table:formula="of:=[.CV6]&amp;&quot;,&quot;" office:value-type="string" office:string-value="98," calcext:value-type="string">
            <text:p>98,</text:p>
          </table:table-cell>
          <table:table-cell table:style-name="ce1" table:formula="of:=[.CW6]&amp;&quot;,&quot;" office:value-type="string" office:string-value="99," calcext:value-type="string">
            <text:p>99,</text:p>
          </table:table-cell>
          <table:table-cell table:style-name="ce1" table:formula="of:=[.CX6]&amp;&quot;,&quot;" office:value-type="string" office:string-value="100," calcext:value-type="string">
            <text:p>100,</text:p>
          </table:table-cell>
          <table:table-cell table:style-name="ce1" table:formula="of:=[.CY6]&amp;&quot;,&quot;" office:value-type="string" office:string-value="101," calcext:value-type="string">
            <text:p>101,</text:p>
          </table:table-cell>
          <table:table-cell table:style-name="ce1" table:formula="of:=[.CZ6]&amp;&quot;,&quot;" office:value-type="string" office:string-value="102," calcext:value-type="string">
            <text:p>102,</text:p>
          </table:table-cell>
          <table:table-cell table:style-name="ce1" table:formula="of:=[.DA6]&amp;&quot;,&quot;" office:value-type="string" office:string-value="103," calcext:value-type="string">
            <text:p>103,</text:p>
          </table:table-cell>
          <table:table-cell table:style-name="ce1" table:formula="of:=[.DB6]&amp;&quot;,&quot;" office:value-type="string" office:string-value="104," calcext:value-type="string">
            <text:p>104,</text:p>
          </table:table-cell>
          <table:table-cell table:style-name="ce1" table:formula="of:=[.DC6]&amp;&quot;,&quot;" office:value-type="string" office:string-value="105," calcext:value-type="string">
            <text:p>105,</text:p>
          </table:table-cell>
          <table:table-cell table:style-name="ce1" table:formula="of:=[.DD6]&amp;&quot;,&quot;" office:value-type="string" office:string-value="106," calcext:value-type="string">
            <text:p>106,</text:p>
          </table:table-cell>
          <table:table-cell table:style-name="ce1" table:formula="of:=[.DE6]&amp;&quot;,&quot;" office:value-type="string" office:string-value="107," calcext:value-type="string">
            <text:p>107,</text:p>
          </table:table-cell>
          <table:table-cell table:style-name="ce1" table:formula="of:=[.DF6]&amp;&quot;,&quot;" office:value-type="string" office:string-value="108," calcext:value-type="string">
            <text:p>108,</text:p>
          </table:table-cell>
          <table:table-cell table:style-name="ce1" table:formula="of:=[.DG6]&amp;&quot;,&quot;" office:value-type="string" office:string-value="109," calcext:value-type="string">
            <text:p>109,</text:p>
          </table:table-cell>
          <table:table-cell table:style-name="ce1" table:formula="of:=[.DH6]&amp;&quot;,&quot;" office:value-type="string" office:string-value="110," calcext:value-type="string">
            <text:p>110,</text:p>
          </table:table-cell>
          <table:table-cell table:style-name="ce1" table:formula="of:=[.DI6]&amp;&quot;,&quot;" office:value-type="string" office:string-value="111," calcext:value-type="string">
            <text:p>111,</text:p>
          </table:table-cell>
          <table:table-cell table:style-name="ce1" table:formula="of:=[.DJ6]&amp;&quot;,&quot;" office:value-type="string" office:string-value="112," calcext:value-type="string">
            <text:p>112,</text:p>
          </table:table-cell>
          <table:table-cell table:style-name="ce1" table:formula="of:=[.DK6]&amp;&quot;,&quot;" office:value-type="string" office:string-value="113," calcext:value-type="string">
            <text:p>113,</text:p>
          </table:table-cell>
          <table:table-cell table:style-name="ce1" table:formula="of:=[.DL6]&amp;&quot;,&quot;" office:value-type="string" office:string-value="114," calcext:value-type="string">
            <text:p>114,</text:p>
          </table:table-cell>
          <table:table-cell table:style-name="ce1" table:formula="of:=[.DM6]&amp;&quot;,&quot;" office:value-type="string" office:string-value="115," calcext:value-type="string">
            <text:p>115,</text:p>
          </table:table-cell>
          <table:table-cell table:style-name="ce1" table:formula="of:=[.DN6]&amp;&quot;,&quot;" office:value-type="string" office:string-value="116," calcext:value-type="string">
            <text:p>116,</text:p>
          </table:table-cell>
          <table:table-cell table:style-name="ce1" table:formula="of:=[.DO6]&amp;&quot;,&quot;" office:value-type="string" office:string-value="117," calcext:value-type="string">
            <text:p>117,</text:p>
          </table:table-cell>
          <table:table-cell table:style-name="ce1" table:formula="of:=[.DP6]&amp;&quot;,&quot;" office:value-type="string" office:string-value="118," calcext:value-type="string">
            <text:p>118,</text:p>
          </table:table-cell>
          <table:table-cell table:style-name="ce1" table:formula="of:=[.DQ6]&amp;&quot;,&quot;" office:value-type="string" office:string-value="119," calcext:value-type="string">
            <text:p>119,</text:p>
          </table:table-cell>
          <table:table-cell table:style-name="ce1" table:formula="of:=[.DR6]&amp;&quot;,&quot;" office:value-type="string" office:string-value="120," calcext:value-type="string">
            <text:p>120,</text:p>
          </table:table-cell>
          <table:table-cell table:style-name="ce1" table:formula="of:=[.DS6]&amp;&quot;,&quot;" office:value-type="string" office:string-value="121," calcext:value-type="string">
            <text:p>121,</text:p>
          </table:table-cell>
          <table:table-cell table:style-name="ce1" table:formula="of:=[.DT6]&amp;&quot;,&quot;" office:value-type="string" office:string-value="122," calcext:value-type="string">
            <text:p>122,</text:p>
          </table:table-cell>
          <table:table-cell table:style-name="ce1" table:formula="of:=[.DU6]&amp;&quot;,&quot;" office:value-type="string" office:string-value="123," calcext:value-type="string">
            <text:p>123,</text:p>
          </table:table-cell>
          <table:table-cell table:style-name="ce1" table:formula="of:=[.DV6]&amp;&quot;,&quot;" office:value-type="string" office:string-value="124," calcext:value-type="string">
            <text:p>124,</text:p>
          </table:table-cell>
          <table:table-cell table:style-name="ce1" table:formula="of:=[.DW6]&amp;&quot;,&quot;" office:value-type="string" office:string-value="125," calcext:value-type="string">
            <text:p>125,</text:p>
          </table:table-cell>
          <table:table-cell table:style-name="ce1" table:formula="of:=[.DX6]&amp;&quot;,&quot;" office:value-type="string" office:string-value="126," calcext:value-type="string">
            <text:p>126,</text:p>
          </table:table-cell>
          <table:table-cell table:style-name="ce1" table:formula="of:=[.DY6]&amp;&quot;,&quot;" office:value-type="string" office:string-value="127," calcext:value-type="string">
            <text:p>127,</text:p>
          </table:table-cell>
          <table:table-cell table:style-name="ce1" table:formula="of:=[.DZ6]&amp;&quot;,&quot;" office:value-type="string" office:string-value="128," calcext:value-type="string">
            <text:p>128,</text:p>
          </table:table-cell>
          <table:table-cell table:style-name="ce1" table:formula="of:=[.EA6]&amp;&quot;,&quot;" office:value-type="string" office:string-value="129," calcext:value-type="string">
            <text:p>129,</text:p>
          </table:table-cell>
          <table:table-cell table:style-name="ce1" table:formula="of:=[.EB6]&amp;&quot;,&quot;" office:value-type="string" office:string-value="130," calcext:value-type="string">
            <text:p>130,</text:p>
          </table:table-cell>
          <table:table-cell table:style-name="ce1" table:formula="of:=[.EC6]&amp;&quot;,&quot;" office:value-type="string" office:string-value="131," calcext:value-type="string">
            <text:p>131,</text:p>
          </table:table-cell>
          <table:table-cell table:style-name="ce1" table:formula="of:=[.ED6]&amp;&quot;,&quot;" office:value-type="string" office:string-value="132," calcext:value-type="string">
            <text:p>132,</text:p>
          </table:table-cell>
          <table:table-cell table:style-name="ce1" table:formula="of:=[.EE6]&amp;&quot;,&quot;" office:value-type="string" office:string-value="133," calcext:value-type="string">
            <text:p>133,</text:p>
          </table:table-cell>
          <table:table-cell table:style-name="ce1" table:formula="of:=[.EF6]&amp;&quot;,&quot;" office:value-type="string" office:string-value="134," calcext:value-type="string">
            <text:p>134,</text:p>
          </table:table-cell>
          <table:table-cell table:style-name="ce1" table:formula="of:=[.EG6]&amp;&quot;,&quot;" office:value-type="string" office:string-value="135," calcext:value-type="string">
            <text:p>135,</text:p>
          </table:table-cell>
          <table:table-cell table:style-name="ce1" table:formula="of:=[.EH6]&amp;&quot;,&quot;" office:value-type="string" office:string-value="136," calcext:value-type="string">
            <text:p>136,</text:p>
          </table:table-cell>
          <table:table-cell table:style-name="ce1" table:formula="of:=[.EI6]&amp;&quot;,&quot;" office:value-type="string" office:string-value="137," calcext:value-type="string">
            <text:p>137,</text:p>
          </table:table-cell>
          <table:table-cell table:style-name="ce1" table:formula="of:=[.EJ6]&amp;&quot;,&quot;" office:value-type="string" office:string-value="138," calcext:value-type="string">
            <text:p>138,</text:p>
          </table:table-cell>
          <table:table-cell table:style-name="ce1" table:formula="of:=[.EK6]&amp;&quot;,&quot;" office:value-type="string" office:string-value="139," calcext:value-type="string">
            <text:p>139,</text:p>
          </table:table-cell>
          <table:table-cell table:style-name="ce1" table:formula="of:=[.EL6]&amp;&quot;,&quot;" office:value-type="string" office:string-value="140," calcext:value-type="string">
            <text:p>140,</text:p>
          </table:table-cell>
          <table:table-cell table:style-name="ce1" table:formula="of:=[.EM6]&amp;&quot;,&quot;" office:value-type="string" office:string-value="141," calcext:value-type="string">
            <text:p>141,</text:p>
          </table:table-cell>
          <table:table-cell table:style-name="ce1" table:formula="of:=[.EN6]&amp;&quot;,&quot;" office:value-type="string" office:string-value="142," calcext:value-type="string">
            <text:p>142,</text:p>
          </table:table-cell>
          <table:table-cell table:style-name="ce1" table:formula="of:=[.EO6]&amp;&quot;,&quot;" office:value-type="string" office:string-value="143," calcext:value-type="string">
            <text:p>143,</text:p>
          </table:table-cell>
          <table:table-cell table:style-name="ce1" table:formula="of:=[.EP6]&amp;&quot;,&quot;" office:value-type="string" office:string-value="144," calcext:value-type="string">
            <text:p>144,</text:p>
          </table:table-cell>
          <table:table-cell table:style-name="ce1" table:formula="of:=[.EQ6]&amp;&quot;,&quot;" office:value-type="string" office:string-value="145," calcext:value-type="string">
            <text:p>145,</text:p>
          </table:table-cell>
          <table:table-cell table:style-name="ce1" table:formula="of:=[.ER6]&amp;&quot;,&quot;" office:value-type="string" office:string-value="146," calcext:value-type="string">
            <text:p>146,</text:p>
          </table:table-cell>
          <table:table-cell table:style-name="ce1" table:formula="of:=[.ES6]&amp;&quot;,&quot;" office:value-type="string" office:string-value="147," calcext:value-type="string">
            <text:p>147,</text:p>
          </table:table-cell>
          <table:table-cell table:style-name="ce1" table:formula="of:=[.ET6]&amp;&quot;,&quot;" office:value-type="string" office:string-value="148," calcext:value-type="string">
            <text:p>148,</text:p>
          </table:table-cell>
          <table:table-cell table:style-name="ce1" table:formula="of:=[.EU6]&amp;&quot;,&quot;" office:value-type="string" office:string-value="149," calcext:value-type="string">
            <text:p>149,</text:p>
          </table:table-cell>
          <table:table-cell table:style-name="ce1" table:formula="of:=[.EV6]&amp;&quot;,&quot;" office:value-type="string" office:string-value="150," calcext:value-type="string">
            <text:p>150,</text:p>
          </table:table-cell>
          <table:table-cell table:style-name="ce1" table:formula="of:=[.EW6]&amp;&quot;,&quot;" office:value-type="string" office:string-value="151," calcext:value-type="string">
            <text:p>151,</text:p>
          </table:table-cell>
          <table:table-cell table:style-name="ce1" table:formula="of:=[.EX6]&amp;&quot;,&quot;" office:value-type="string" office:string-value="152," calcext:value-type="string">
            <text:p>152,</text:p>
          </table:table-cell>
          <table:table-cell table:style-name="ce1" table:formula="of:=[.EY6]&amp;&quot;,&quot;" office:value-type="string" office:string-value="153," calcext:value-type="string">
            <text:p>153,</text:p>
          </table:table-cell>
          <table:table-cell table:style-name="ce1" table:formula="of:=[.EZ6]&amp;&quot;,&quot;" office:value-type="string" office:string-value="154," calcext:value-type="string">
            <text:p>154,</text:p>
          </table:table-cell>
          <table:table-cell table:style-name="ce1" table:formula="of:=[.FA6]&amp;&quot;,&quot;" office:value-type="string" office:string-value="155," calcext:value-type="string">
            <text:p>155,</text:p>
          </table:table-cell>
          <table:table-cell table:style-name="ce1" table:formula="of:=[.FB6]&amp;&quot;,&quot;" office:value-type="string" office:string-value="156," calcext:value-type="string">
            <text:p>156,</text:p>
          </table:table-cell>
          <table:table-cell table:style-name="ce1" table:formula="of:=[.FC6]&amp;&quot;,&quot;" office:value-type="string" office:string-value="157," calcext:value-type="string">
            <text:p>157,</text:p>
          </table:table-cell>
          <table:table-cell table:style-name="ce1" table:formula="of:=[.FD6]&amp;&quot;,&quot;" office:value-type="string" office:string-value="158," calcext:value-type="string">
            <text:p>158,</text:p>
          </table:table-cell>
          <table:table-cell table:style-name="ce1" table:formula="of:=[.FE6]&amp;&quot;,&quot;" office:value-type="string" office:string-value="159," calcext:value-type="string">
            <text:p>159,</text:p>
          </table:table-cell>
          <table:table-cell table:style-name="ce1" table:formula="of:=[.FF6]&amp;&quot;,&quot;" office:value-type="string" office:string-value="160," calcext:value-type="string">
            <text:p>160,</text:p>
          </table:table-cell>
          <table:table-cell table:style-name="ce1" table:formula="of:=[.FG6]&amp;&quot;,&quot;" office:value-type="string" office:string-value="161," calcext:value-type="string">
            <text:p>161,</text:p>
          </table:table-cell>
          <table:table-cell table:style-name="ce1" table:formula="of:=[.FH6]&amp;&quot;,&quot;" office:value-type="string" office:string-value="162," calcext:value-type="string">
            <text:p>162,</text:p>
          </table:table-cell>
          <table:table-cell table:style-name="ce1" table:formula="of:=[.FI6]&amp;&quot;,&quot;" office:value-type="string" office:string-value="163," calcext:value-type="string">
            <text:p>163,</text:p>
          </table:table-cell>
          <table:table-cell table:style-name="ce1" table:formula="of:=[.FJ6]&amp;&quot;,&quot;" office:value-type="string" office:string-value="164," calcext:value-type="string">
            <text:p>164,</text:p>
          </table:table-cell>
          <table:table-cell table:style-name="ce1" table:formula="of:=[.FK6]&amp;&quot;,&quot;" office:value-type="string" office:string-value="165," calcext:value-type="string">
            <text:p>165,</text:p>
          </table:table-cell>
          <table:table-cell table:style-name="ce1" table:formula="of:=[.FL6]&amp;&quot;,&quot;" office:value-type="string" office:string-value="166," calcext:value-type="string">
            <text:p>166,</text:p>
          </table:table-cell>
          <table:table-cell table:style-name="ce1" table:formula="of:=[.FM6]&amp;&quot;,&quot;" office:value-type="string" office:string-value="167," calcext:value-type="string">
            <text:p>167,</text:p>
          </table:table-cell>
          <table:table-cell table:style-name="ce1" table:formula="of:=[.FN6]&amp;&quot;,&quot;" office:value-type="string" office:string-value="168," calcext:value-type="string">
            <text:p>168,</text:p>
          </table:table-cell>
          <table:table-cell table:style-name="ce1" table:formula="of:=[.FO6]&amp;&quot;,&quot;" office:value-type="string" office:string-value="169," calcext:value-type="string">
            <text:p>169,</text:p>
          </table:table-cell>
          <table:table-cell table:style-name="ce1" table:formula="of:=[.FP6]&amp;&quot;,&quot;" office:value-type="string" office:string-value="170," calcext:value-type="string">
            <text:p>170,</text:p>
          </table:table-cell>
          <table:table-cell table:style-name="ce1" table:formula="of:=[.FQ6]&amp;&quot;,&quot;" office:value-type="string" office:string-value="171," calcext:value-type="string">
            <text:p>171,</text:p>
          </table:table-cell>
          <table:table-cell table:style-name="ce1" table:formula="of:=[.FR6]&amp;&quot;,&quot;" office:value-type="string" office:string-value="172," calcext:value-type="string">
            <text:p>172,</text:p>
          </table:table-cell>
          <table:table-cell table:style-name="ce1" table:formula="of:=[.FS6]&amp;&quot;,&quot;" office:value-type="string" office:string-value="173," calcext:value-type="string">
            <text:p>173,</text:p>
          </table:table-cell>
          <table:table-cell table:style-name="ce1" table:formula="of:=[.FT6]&amp;&quot;,&quot;" office:value-type="string" office:string-value="174," calcext:value-type="string">
            <text:p>174,</text:p>
          </table:table-cell>
          <table:table-cell table:style-name="ce1" table:formula="of:=[.FU6]&amp;&quot;,&quot;" office:value-type="string" office:string-value="175," calcext:value-type="string">
            <text:p>175,</text:p>
          </table:table-cell>
          <table:table-cell table:style-name="ce1" table:formula="of:=[.FV6]&amp;&quot;,&quot;" office:value-type="string" office:string-value="176," calcext:value-type="string">
            <text:p>176,</text:p>
          </table:table-cell>
          <table:table-cell table:style-name="ce1" table:formula="of:=[.FW6]&amp;&quot;,&quot;" office:value-type="string" office:string-value="177," calcext:value-type="string">
            <text:p>177,</text:p>
          </table:table-cell>
          <table:table-cell table:style-name="ce1" table:formula="of:=[.FX6]&amp;&quot;,&quot;" office:value-type="string" office:string-value="178," calcext:value-type="string">
            <text:p>178,</text:p>
          </table:table-cell>
          <table:table-cell table:style-name="ce1" table:formula="of:=[.FY6]&amp;&quot;,&quot;" office:value-type="string" office:string-value="179," calcext:value-type="string">
            <text:p>179,</text:p>
          </table:table-cell>
          <table:table-cell table:style-name="ce1" table:formula="of:=[.FZ6]&amp;&quot;,&quot;" office:value-type="string" office:string-value="180," calcext:value-type="string">
            <text:p>180,</text:p>
          </table:table-cell>
          <table:table-cell table:style-name="ce1" table:formula="of:=[.GA6]&amp;&quot;,&quot;" office:value-type="string" office:string-value="181," calcext:value-type="string">
            <text:p>181,</text:p>
          </table:table-cell>
          <table:table-cell table:style-name="ce1" table:formula="of:=[.GB6]&amp;&quot;,&quot;" office:value-type="string" office:string-value="182," calcext:value-type="string">
            <text:p>182,</text:p>
          </table:table-cell>
          <table:table-cell table:style-name="ce1" table:formula="of:=[.GC6]&amp;&quot;,&quot;" office:value-type="string" office:string-value="183," calcext:value-type="string">
            <text:p>183,</text:p>
          </table:table-cell>
          <table:table-cell table:style-name="ce1" table:formula="of:=[.GD6]&amp;&quot;,&quot;" office:value-type="string" office:string-value="184," calcext:value-type="string">
            <text:p>184,</text:p>
          </table:table-cell>
          <table:table-cell table:style-name="ce1" table:formula="of:=[.GE6]&amp;&quot;,&quot;" office:value-type="string" office:string-value="185," calcext:value-type="string">
            <text:p>185,</text:p>
          </table:table-cell>
          <table:table-cell table:style-name="ce1" table:formula="of:=[.GF6]&amp;&quot;,&quot;" office:value-type="string" office:string-value="186," calcext:value-type="string">
            <text:p>186,</text:p>
          </table:table-cell>
          <table:table-cell table:style-name="ce1" table:formula="of:=[.GG6]&amp;&quot;,&quot;" office:value-type="string" office:string-value="187," calcext:value-type="string">
            <text:p>187,</text:p>
          </table:table-cell>
          <table:table-cell table:style-name="ce1" table:formula="of:=[.GH6]&amp;&quot;,&quot;" office:value-type="string" office:string-value="188," calcext:value-type="string">
            <text:p>188,</text:p>
          </table:table-cell>
          <table:table-cell table:style-name="ce1" table:formula="of:=[.GI6]&amp;&quot;,&quot;" office:value-type="string" office:string-value="189," calcext:value-type="string">
            <text:p>189,</text:p>
          </table:table-cell>
          <table:table-cell table:style-name="ce1" table:formula="of:=[.GJ6]&amp;&quot;,&quot;" office:value-type="string" office:string-value="190," calcext:value-type="string">
            <text:p>190,</text:p>
          </table:table-cell>
          <table:table-cell table:style-name="ce1" table:formula="of:=[.GK6]&amp;&quot;,&quot;" office:value-type="string" office:string-value="191," calcext:value-type="string">
            <text:p>191,</text:p>
          </table:table-cell>
          <table:table-cell table:style-name="ce1" table:formula="of:=[.GL6]&amp;&quot;,&quot;" office:value-type="string" office:string-value="192," calcext:value-type="string">
            <text:p>192,</text:p>
          </table:table-cell>
          <table:table-cell table:style-name="ce1" table:formula="of:=[.GM6]&amp;&quot;,&quot;" office:value-type="string" office:string-value="193," calcext:value-type="string">
            <text:p>193,</text:p>
          </table:table-cell>
          <table:table-cell table:style-name="ce1" table:formula="of:=[.GN6]&amp;&quot;,&quot;" office:value-type="string" office:string-value="194," calcext:value-type="string">
            <text:p>194,</text:p>
          </table:table-cell>
          <table:table-cell table:style-name="ce1" table:formula="of:=[.GO6]&amp;&quot;,&quot;" office:value-type="string" office:string-value="195," calcext:value-type="string">
            <text:p>195,</text:p>
          </table:table-cell>
          <table:table-cell table:style-name="ce1" table:formula="of:=[.GP6]&amp;&quot;,&quot;" office:value-type="string" office:string-value="196," calcext:value-type="string">
            <text:p>196,</text:p>
          </table:table-cell>
          <table:table-cell table:style-name="ce1" table:formula="of:=[.GQ6]&amp;&quot;,&quot;" office:value-type="string" office:string-value="197," calcext:value-type="string">
            <text:p>197,</text:p>
          </table:table-cell>
          <table:table-cell table:style-name="ce1" table:formula="of:=[.GR6]&amp;&quot;,&quot;" office:value-type="string" office:string-value="198," calcext:value-type="string">
            <text:p>198,</text:p>
          </table:table-cell>
          <table:table-cell table:style-name="ce1" table:formula="of:=[.GS6]&amp;&quot;,&quot;" office:value-type="string" office:string-value="199," calcext:value-type="string">
            <text:p>199,</text:p>
          </table:table-cell>
          <table:table-cell table:style-name="ce1" table:formula="of:=[.GT6]&amp;&quot;,&quot;" office:value-type="string" office:string-value="200," calcext:value-type="string">
            <text:p>200,</text:p>
          </table:table-cell>
          <table:table-cell table:style-name="ce1" table:formula="of:=[.GU6]&amp;&quot;,&quot;" office:value-type="string" office:string-value="201," calcext:value-type="string">
            <text:p>201,</text:p>
          </table:table-cell>
          <table:table-cell table:style-name="ce1" table:formula="of:=[.GV6]&amp;&quot;,&quot;" office:value-type="string" office:string-value="202," calcext:value-type="string">
            <text:p>202,</text:p>
          </table:table-cell>
          <table:table-cell table:style-name="ce1" table:formula="of:=[.GW6]&amp;&quot;,&quot;" office:value-type="string" office:string-value="203," calcext:value-type="string">
            <text:p>203,</text:p>
          </table:table-cell>
          <table:table-cell table:style-name="ce1" table:formula="of:=[.GX6]&amp;&quot;,&quot;" office:value-type="string" office:string-value="204," calcext:value-type="string">
            <text:p>204,</text:p>
          </table:table-cell>
          <table:table-cell table:style-name="ce1" table:formula="of:=[.GY6]&amp;&quot;,&quot;" office:value-type="string" office:string-value="205," calcext:value-type="string">
            <text:p>205,</text:p>
          </table:table-cell>
          <table:table-cell table:style-name="ce1" table:formula="of:=[.GZ6]&amp;&quot;,&quot;" office:value-type="string" office:string-value="206," calcext:value-type="string">
            <text:p>206,</text:p>
          </table:table-cell>
          <table:table-cell table:style-name="ce1" table:formula="of:=[.HA6]&amp;&quot;,&quot;" office:value-type="string" office:string-value="207," calcext:value-type="string">
            <text:p>207,</text:p>
          </table:table-cell>
          <table:table-cell table:style-name="ce1" table:formula="of:=[.HB6]&amp;&quot;,&quot;" office:value-type="string" office:string-value="208," calcext:value-type="string">
            <text:p>208,</text:p>
          </table:table-cell>
          <table:table-cell table:style-name="ce1" table:formula="of:=[.HC6]&amp;&quot;,&quot;" office:value-type="string" office:string-value="209," calcext:value-type="string">
            <text:p>209,</text:p>
          </table:table-cell>
          <table:table-cell table:style-name="ce1" table:formula="of:=[.HD6]&amp;&quot;,&quot;" office:value-type="string" office:string-value="210," calcext:value-type="string">
            <text:p>210,</text:p>
          </table:table-cell>
          <table:table-cell table:style-name="ce1" table:formula="of:=[.HE6]&amp;&quot;,&quot;" office:value-type="string" office:string-value="211," calcext:value-type="string">
            <text:p>211,</text:p>
          </table:table-cell>
          <table:table-cell table:style-name="ce1" table:formula="of:=[.HF6]&amp;&quot;,&quot;" office:value-type="string" office:string-value="212," calcext:value-type="string">
            <text:p>212,</text:p>
          </table:table-cell>
          <table:table-cell table:style-name="ce1" table:formula="of:=[.HG6]&amp;&quot;,&quot;" office:value-type="string" office:string-value="213," calcext:value-type="string">
            <text:p>213,</text:p>
          </table:table-cell>
          <table:table-cell table:style-name="ce1" table:formula="of:=[.HH6]&amp;&quot;,&quot;" office:value-type="string" office:string-value="214," calcext:value-type="string">
            <text:p>214,</text:p>
          </table:table-cell>
          <table:table-cell table:style-name="ce1" table:formula="of:=[.HI6]&amp;&quot;,&quot;" office:value-type="string" office:string-value="215," calcext:value-type="string">
            <text:p>215,</text:p>
          </table:table-cell>
          <table:table-cell table:style-name="ce1" table:formula="of:=[.HJ6]&amp;&quot;,&quot;" office:value-type="string" office:string-value="216," calcext:value-type="string">
            <text:p>216,</text:p>
          </table:table-cell>
          <table:table-cell table:style-name="ce1" table:formula="of:=[.HK6]&amp;&quot;,&quot;" office:value-type="string" office:string-value="217," calcext:value-type="string">
            <text:p>217,</text:p>
          </table:table-cell>
          <table:table-cell table:style-name="ce1" table:formula="of:=[.HL6]&amp;&quot;,&quot;" office:value-type="string" office:string-value="218," calcext:value-type="string">
            <text:p>218,</text:p>
          </table:table-cell>
          <table:table-cell table:style-name="ce1" table:formula="of:=[.HM6]&amp;&quot;,&quot;" office:value-type="string" office:string-value="219," calcext:value-type="string">
            <text:p>219,</text:p>
          </table:table-cell>
          <table:table-cell table:style-name="ce1" table:formula="of:=[.HN6]&amp;&quot;,&quot;" office:value-type="string" office:string-value="220," calcext:value-type="string">
            <text:p>220,</text:p>
          </table:table-cell>
          <table:table-cell table:style-name="ce1" table:formula="of:=[.HO6]&amp;&quot;,&quot;" office:value-type="string" office:string-value="221," calcext:value-type="string">
            <text:p>221,</text:p>
          </table:table-cell>
          <table:table-cell table:style-name="ce1" table:formula="of:=[.HP6]&amp;&quot;,&quot;" office:value-type="string" office:string-value="222," calcext:value-type="string">
            <text:p>222,</text:p>
          </table:table-cell>
          <table:table-cell table:style-name="ce1" table:formula="of:=[.HQ6]&amp;&quot;,&quot;" office:value-type="string" office:string-value="223," calcext:value-type="string">
            <text:p>223,</text:p>
          </table:table-cell>
          <table:table-cell table:style-name="ce1" table:formula="of:=[.HR6]&amp;&quot;,&quot;" office:value-type="string" office:string-value="224," calcext:value-type="string">
            <text:p>224,</text:p>
          </table:table-cell>
          <table:table-cell table:style-name="ce1" table:formula="of:=[.HS6]&amp;&quot;,&quot;" office:value-type="string" office:string-value="225," calcext:value-type="string">
            <text:p>225,</text:p>
          </table:table-cell>
          <table:table-cell table:style-name="ce1" table:formula="of:=[.HT6]&amp;&quot;,&quot;" office:value-type="string" office:string-value="226," calcext:value-type="string">
            <text:p>226,</text:p>
          </table:table-cell>
          <table:table-cell table:style-name="ce1" table:formula="of:=[.HU6]&amp;&quot;,&quot;" office:value-type="string" office:string-value="227," calcext:value-type="string">
            <text:p>227,</text:p>
          </table:table-cell>
          <table:table-cell table:style-name="ce1" table:formula="of:=[.HV6]&amp;&quot;,&quot;" office:value-type="string" office:string-value="228," calcext:value-type="string">
            <text:p>228,</text:p>
          </table:table-cell>
          <table:table-cell table:style-name="ce1" table:formula="of:=[.HW6]&amp;&quot;,&quot;" office:value-type="string" office:string-value="229," calcext:value-type="string">
            <text:p>229,</text:p>
          </table:table-cell>
          <table:table-cell table:style-name="ce1" table:formula="of:=[.HX6]&amp;&quot;,&quot;" office:value-type="string" office:string-value="230," calcext:value-type="string">
            <text:p>230,</text:p>
          </table:table-cell>
          <table:table-cell table:style-name="ce1" table:formula="of:=[.HY6]&amp;&quot;,&quot;" office:value-type="string" office:string-value="231," calcext:value-type="string">
            <text:p>231,</text:p>
          </table:table-cell>
          <table:table-cell table:style-name="ce1" table:formula="of:=[.HZ6]&amp;&quot;,&quot;" office:value-type="string" office:string-value="232," calcext:value-type="string">
            <text:p>232,</text:p>
          </table:table-cell>
          <table:table-cell table:style-name="ce1" table:formula="of:=[.IA6]&amp;&quot;,&quot;" office:value-type="string" office:string-value="233," calcext:value-type="string">
            <text:p>233,</text:p>
          </table:table-cell>
          <table:table-cell table:style-name="ce1" table:formula="of:=[.IB6]&amp;&quot;,&quot;" office:value-type="string" office:string-value="234," calcext:value-type="string">
            <text:p>234,</text:p>
          </table:table-cell>
          <table:table-cell table:style-name="ce1" table:formula="of:=[.IC6]&amp;&quot;,&quot;" office:value-type="string" office:string-value="235," calcext:value-type="string">
            <text:p>235,</text:p>
          </table:table-cell>
          <table:table-cell table:style-name="ce1" table:formula="of:=[.ID6]&amp;&quot;,&quot;" office:value-type="string" office:string-value="236," calcext:value-type="string">
            <text:p>236,</text:p>
          </table:table-cell>
          <table:table-cell table:style-name="ce1" table:formula="of:=[.IE6]&amp;&quot;,&quot;" office:value-type="string" office:string-value="237," calcext:value-type="string">
            <text:p>237,</text:p>
          </table:table-cell>
          <table:table-cell table:style-name="ce1" table:formula="of:=[.IF6]&amp;&quot;,&quot;" office:value-type="string" office:string-value="238," calcext:value-type="string">
            <text:p>238,</text:p>
          </table:table-cell>
          <table:table-cell table:style-name="ce1" table:formula="of:=[.IG6]&amp;&quot;,&quot;" office:value-type="string" office:string-value="239," calcext:value-type="string">
            <text:p>239,</text:p>
          </table:table-cell>
          <table:table-cell table:style-name="ce1" table:formula="of:=[.IH6]&amp;&quot;,&quot;" office:value-type="string" office:string-value="240," calcext:value-type="string">
            <text:p>240,</text:p>
          </table:table-cell>
          <table:table-cell table:style-name="ce1" table:formula="of:=[.II6]&amp;&quot;,&quot;" office:value-type="string" office:string-value="241," calcext:value-type="string">
            <text:p>241,</text:p>
          </table:table-cell>
          <table:table-cell table:style-name="ce1" table:formula="of:=[.IJ6]&amp;&quot;,&quot;" office:value-type="string" office:string-value="242," calcext:value-type="string">
            <text:p>242,</text:p>
          </table:table-cell>
          <table:table-cell table:style-name="ce1" table:formula="of:=[.IK6]&amp;&quot;,&quot;" office:value-type="string" office:string-value="243," calcext:value-type="string">
            <text:p>243,</text:p>
          </table:table-cell>
          <table:table-cell table:style-name="ce1" table:formula="of:=[.IL6]&amp;&quot;,&quot;" office:value-type="string" office:string-value="244," calcext:value-type="string">
            <text:p>244,</text:p>
          </table:table-cell>
          <table:table-cell table:style-name="ce1" table:formula="of:=[.IM6]&amp;&quot;,&quot;" office:value-type="string" office:string-value="245," calcext:value-type="string">
            <text:p>245,</text:p>
          </table:table-cell>
          <table:table-cell table:style-name="ce1" table:formula="of:=[.IN6]&amp;&quot;,&quot;" office:value-type="string" office:string-value="246," calcext:value-type="string">
            <text:p>246,</text:p>
          </table:table-cell>
          <table:table-cell table:style-name="ce1" table:formula="of:=[.IO6]&amp;&quot;,&quot;" office:value-type="string" office:string-value="247," calcext:value-type="string">
            <text:p>247,</text:p>
          </table:table-cell>
          <table:table-cell table:style-name="ce1" table:formula="of:=[.IP6]&amp;&quot;,&quot;" office:value-type="string" office:string-value="248," calcext:value-type="string">
            <text:p>248,</text:p>
          </table:table-cell>
          <table:table-cell table:style-name="ce1" table:formula="of:=[.IQ6]&amp;&quot;,&quot;" office:value-type="string" office:string-value="249," calcext:value-type="string">
            <text:p>249,</text:p>
          </table:table-cell>
          <table:table-cell table:style-name="ce1" table:formula="of:=[.IR6]&amp;&quot;,&quot;" office:value-type="string" office:string-value="250," calcext:value-type="string">
            <text:p>250,</text:p>
          </table:table-cell>
          <table:table-cell table:style-name="ce1" table:formula="of:=[.IS6]&amp;&quot;,&quot;" office:value-type="string" office:string-value="251," calcext:value-type="string">
            <text:p>251,</text:p>
          </table:table-cell>
          <table:table-cell table:style-name="ce1" table:formula="of:=[.IT6]&amp;&quot;,&quot;" office:value-type="string" office:string-value="252," calcext:value-type="string">
            <text:p>252,</text:p>
          </table:table-cell>
          <table:table-cell table:style-name="ce1" table:formula="of:=[.IU6]&amp;&quot;,&quot;" office:value-type="string" office:string-value="253," calcext:value-type="string">
            <text:p>253,</text:p>
          </table:table-cell>
          <table:table-cell table:style-name="ce1" table:formula="of:=[.IV6]&amp;&quot;,&quot;" office:value-type="string" office:string-value="254," calcext:value-type="string">
            <text:p>254,</text:p>
          </table:table-cell>
          <table:table-cell table:style-name="ce1" table:formula="of:=[.IW6]&amp;&quot;,&quot;" office:value-type="string" office:string-value="255," calcext:value-type="string">
            <text:p>255,</text:p>
          </table:table-cell>
          <table:table-cell table:style-name="ce1" table:formula="of:=[.IX6]&amp;&quot;,&quot;" office:value-type="string" office:string-value="256," calcext:value-type="string">
            <text:p>256,</text:p>
          </table:table-cell>
          <table:table-cell table:style-name="ce1" table:formula="of:=[.IY6]&amp;&quot;,&quot;" office:value-type="string" office:string-value="257," calcext:value-type="string">
            <text:p>257,</text:p>
          </table:table-cell>
          <table:table-cell table:style-name="ce1" table:formula="of:=[.IZ6]&amp;&quot;,&quot;" office:value-type="string" office:string-value="258," calcext:value-type="string">
            <text:p>258,</text:p>
          </table:table-cell>
          <table:table-cell table:style-name="ce1" table:formula="of:=[.JA6]&amp;&quot;,&quot;" office:value-type="string" office:string-value="259," calcext:value-type="string">
            <text:p>259,</text:p>
          </table:table-cell>
          <table:table-cell table:style-name="ce1" table:formula="of:=[.JB6]&amp;&quot;,&quot;" office:value-type="string" office:string-value="260," calcext:value-type="string">
            <text:p>260,</text:p>
          </table:table-cell>
          <table:table-cell table:style-name="ce1" table:formula="of:=[.JC6]&amp;&quot;,&quot;" office:value-type="string" office:string-value="261," calcext:value-type="string">
            <text:p>261,</text:p>
          </table:table-cell>
          <table:table-cell table:style-name="ce1" table:formula="of:=[.JD6]&amp;&quot;,&quot;" office:value-type="string" office:string-value="262," calcext:value-type="string">
            <text:p>262,</text:p>
          </table:table-cell>
          <table:table-cell table:style-name="ce1" table:formula="of:=[.JE6]&amp;&quot;,&quot;" office:value-type="string" office:string-value="263," calcext:value-type="string">
            <text:p>263,</text:p>
          </table:table-cell>
          <table:table-cell table:style-name="ce1" table:formula="of:=[.JF6]&amp;&quot;,&quot;" office:value-type="string" office:string-value="264," calcext:value-type="string">
            <text:p>264,</text:p>
          </table:table-cell>
          <table:table-cell table:style-name="ce1" table:formula="of:=[.JG6]&amp;&quot;,&quot;" office:value-type="string" office:string-value="265," calcext:value-type="string">
            <text:p>265,</text:p>
          </table:table-cell>
          <table:table-cell table:style-name="ce1" table:formula="of:=[.JH6]&amp;&quot;,&quot;" office:value-type="string" office:string-value="266," calcext:value-type="string">
            <text:p>266,</text:p>
          </table:table-cell>
          <table:table-cell table:style-name="ce1" table:formula="of:=[.JI6]&amp;&quot;,&quot;" office:value-type="string" office:string-value="267," calcext:value-type="string">
            <text:p>267,</text:p>
          </table:table-cell>
          <table:table-cell table:style-name="ce1" table:formula="of:=[.JJ6]&amp;&quot;,&quot;" office:value-type="string" office:string-value="268," calcext:value-type="string">
            <text:p>268,</text:p>
          </table:table-cell>
          <table:table-cell table:style-name="ce1" table:formula="of:=[.JK6]&amp;&quot;,&quot;" office:value-type="string" office:string-value="269," calcext:value-type="string">
            <text:p>269,</text:p>
          </table:table-cell>
          <table:table-cell table:style-name="ce1" table:formula="of:=[.JL6]&amp;&quot;,&quot;" office:value-type="string" office:string-value="270," calcext:value-type="string">
            <text:p>270,</text:p>
          </table:table-cell>
          <table:table-cell table:style-name="ce1" table:formula="of:=[.JM6]&amp;&quot;,&quot;" office:value-type="string" office:string-value="271," calcext:value-type="string">
            <text:p>271,</text:p>
          </table:table-cell>
          <table:table-cell table:style-name="ce1" table:formula="of:=[.JN6]&amp;&quot;,&quot;" office:value-type="string" office:string-value="272," calcext:value-type="string">
            <text:p>272,</text:p>
          </table:table-cell>
          <table:table-cell table:style-name="ce1" table:formula="of:=[.JO6]&amp;&quot;,&quot;" office:value-type="string" office:string-value="273," calcext:value-type="string">
            <text:p>273,</text:p>
          </table:table-cell>
          <table:table-cell table:style-name="ce1" table:formula="of:=[.JP6]&amp;&quot;,&quot;" office:value-type="string" office:string-value="274," calcext:value-type="string">
            <text:p>274,</text:p>
          </table:table-cell>
          <table:table-cell table:style-name="ce1" table:formula="of:=[.JQ6]&amp;&quot;,&quot;" office:value-type="string" office:string-value="275," calcext:value-type="string">
            <text:p>275,</text:p>
          </table:table-cell>
          <table:table-cell table:style-name="ce1" table:formula="of:=[.JR6]&amp;&quot;,&quot;" office:value-type="string" office:string-value="276," calcext:value-type="string">
            <text:p>276,</text:p>
          </table:table-cell>
          <table:table-cell table:style-name="ce1" table:formula="of:=[.JS6]&amp;&quot;,&quot;" office:value-type="string" office:string-value="277," calcext:value-type="string">
            <text:p>277,</text:p>
          </table:table-cell>
          <table:table-cell table:style-name="ce1" table:formula="of:=[.JT6]&amp;&quot;,&quot;" office:value-type="string" office:string-value="278," calcext:value-type="string">
            <text:p>278,</text:p>
          </table:table-cell>
          <table:table-cell table:style-name="ce1" table:formula="of:=[.JU6]&amp;&quot;,&quot;" office:value-type="string" office:string-value="279," calcext:value-type="string">
            <text:p>279,</text:p>
          </table:table-cell>
          <table:table-cell table:style-name="ce1" table:formula="of:=[.JV6]&amp;&quot;,&quot;" office:value-type="string" office:string-value="280," calcext:value-type="string">
            <text:p>280,</text:p>
          </table:table-cell>
          <table:table-cell table:style-name="ce1" table:formula="of:=[.JW6]&amp;&quot;,&quot;" office:value-type="string" office:string-value="281," calcext:value-type="string">
            <text:p>281,</text:p>
          </table:table-cell>
          <table:table-cell table:style-name="ce1" table:formula="of:=[.JX6]&amp;&quot;,&quot;" office:value-type="string" office:string-value="282," calcext:value-type="string">
            <text:p>282,</text:p>
          </table:table-cell>
          <table:table-cell table:style-name="ce1" table:formula="of:=[.JY6]&amp;&quot;,&quot;" office:value-type="string" office:string-value="283," calcext:value-type="string">
            <text:p>283,</text:p>
          </table:table-cell>
          <table:table-cell table:style-name="ce1" table:formula="of:=[.JZ6]&amp;&quot;,&quot;" office:value-type="string" office:string-value="284," calcext:value-type="string">
            <text:p>284,</text:p>
          </table:table-cell>
          <table:table-cell table:number-columns-repeated="738"/>
        </table:table-row>
      </table:table>
      <table:table table:name="Altenglienicke" table:style-name="ta1">
        <table:table-column table:style-name="co1" table:default-cell-style-name="Default"/>
        <table:table-column table:style-name="co2" table:number-columns-repeated="285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formula="of:=[.GO2]+1" office:value-type="float" office:value="196" calcext:value-type="float">
            <text:p>196</text:p>
          </table:table-cell>
          <table:table-cell table:formula="of:=[.GP2]+1" office:value-type="float" office:value="197" calcext:value-type="float">
            <text:p>197</text:p>
          </table:table-cell>
          <table:table-cell table:formula="of:=[.GQ2]+1" office:value-type="float" office:value="198" calcext:value-type="float">
            <text:p>198</text:p>
          </table:table-cell>
          <table:table-cell table:formula="of:=[.GR2]+1" office:value-type="float" office:value="199" calcext:value-type="float">
            <text:p>199</text:p>
          </table:table-cell>
          <table:table-cell table:formula="of:=[.GS2]+1" office:value-type="float" office:value="200" calcext:value-type="float">
            <text:p>200</text:p>
          </table:table-cell>
          <table:table-cell table:formula="of:=[.GT2]+1" office:value-type="float" office:value="201" calcext:value-type="float">
            <text:p>201</text:p>
          </table:table-cell>
          <table:table-cell table:formula="of:=[.GU2]+1" office:value-type="float" office:value="202" calcext:value-type="float">
            <text:p>202</text:p>
          </table:table-cell>
          <table:table-cell table:formula="of:=[.GV2]+1" office:value-type="float" office:value="203" calcext:value-type="float">
            <text:p>203</text:p>
          </table:table-cell>
          <table:table-cell table:formula="of:=[.GW2]+1" office:value-type="float" office:value="204" calcext:value-type="float">
            <text:p>204</text:p>
          </table:table-cell>
          <table:table-cell table:formula="of:=[.GX2]+1" office:value-type="float" office:value="205" calcext:value-type="float">
            <text:p>205</text:p>
          </table:table-cell>
          <table:table-cell table:formula="of:=[.GY2]+1" office:value-type="float" office:value="206" calcext:value-type="float">
            <text:p>206</text:p>
          </table:table-cell>
          <table:table-cell table:formula="of:=[.GZ2]+1" office:value-type="float" office:value="207" calcext:value-type="float">
            <text:p>207</text:p>
          </table:table-cell>
          <table:table-cell table:formula="of:=[.HA2]+1" office:value-type="float" office:value="208" calcext:value-type="float">
            <text:p>208</text:p>
          </table:table-cell>
          <table:table-cell table:formula="of:=[.HB2]+1" office:value-type="float" office:value="209" calcext:value-type="float">
            <text:p>209</text:p>
          </table:table-cell>
          <table:table-cell table:formula="of:=[.HC2]+1" office:value-type="float" office:value="210" calcext:value-type="float">
            <text:p>210</text:p>
          </table:table-cell>
          <table:table-cell table:formula="of:=[.HD2]+1" office:value-type="float" office:value="211" calcext:value-type="float">
            <text:p>211</text:p>
          </table:table-cell>
          <table:table-cell table:formula="of:=[.HE2]+1" office:value-type="float" office:value="212" calcext:value-type="float">
            <text:p>212</text:p>
          </table:table-cell>
          <table:table-cell table:formula="of:=[.HF2]+1" office:value-type="float" office:value="213" calcext:value-type="float">
            <text:p>213</text:p>
          </table:table-cell>
          <table:table-cell table:formula="of:=[.HG2]+1" office:value-type="float" office:value="214" calcext:value-type="float">
            <text:p>214</text:p>
          </table:table-cell>
          <table:table-cell table:formula="of:=[.HH2]+1" office:value-type="float" office:value="215" calcext:value-type="float">
            <text:p>215</text:p>
          </table:table-cell>
          <table:table-cell table:formula="of:=[.HI2]+1" office:value-type="float" office:value="216" calcext:value-type="float">
            <text:p>216</text:p>
          </table:table-cell>
          <table:table-cell table:formula="of:=[.HJ2]+1" office:value-type="float" office:value="217" calcext:value-type="float">
            <text:p>217</text:p>
          </table:table-cell>
          <table:table-cell table:formula="of:=[.HK2]+1" office:value-type="float" office:value="218" calcext:value-type="float">
            <text:p>218</text:p>
          </table:table-cell>
          <table:table-cell table:formula="of:=[.HL2]+1" office:value-type="float" office:value="219" calcext:value-type="float">
            <text:p>219</text:p>
          </table:table-cell>
          <table:table-cell table:formula="of:=[.HM2]+1" office:value-type="float" office:value="220" calcext:value-type="float">
            <text:p>220</text:p>
          </table:table-cell>
          <table:table-cell table:formula="of:=[.HN2]+1" office:value-type="float" office:value="221" calcext:value-type="float">
            <text:p>221</text:p>
          </table:table-cell>
          <table:table-cell table:formula="of:=[.HO2]+1" office:value-type="float" office:value="222" calcext:value-type="float">
            <text:p>222</text:p>
          </table:table-cell>
          <table:table-cell table:formula="of:=[.HP2]+1" office:value-type="float" office:value="223" calcext:value-type="float">
            <text:p>223</text:p>
          </table:table-cell>
          <table:table-cell table:formula="of:=[.HQ2]+1" office:value-type="float" office:value="224" calcext:value-type="float">
            <text:p>224</text:p>
          </table:table-cell>
          <table:table-cell table:formula="of:=[.HR2]+1" office:value-type="float" office:value="225" calcext:value-type="float">
            <text:p>225</text:p>
          </table:table-cell>
          <table:table-cell table:formula="of:=[.HS2]+1" office:value-type="float" office:value="226" calcext:value-type="float">
            <text:p>226</text:p>
          </table:table-cell>
          <table:table-cell table:formula="of:=[.HT2]+1" office:value-type="float" office:value="227" calcext:value-type="float">
            <text:p>227</text:p>
          </table:table-cell>
          <table:table-cell table:formula="of:=[.HU2]+1" office:value-type="float" office:value="228" calcext:value-type="float">
            <text:p>228</text:p>
          </table:table-cell>
          <table:table-cell table:formula="of:=[.HV2]+1" office:value-type="float" office:value="229" calcext:value-type="float">
            <text:p>229</text:p>
          </table:table-cell>
          <table:table-cell table:formula="of:=[.HW2]+1" office:value-type="float" office:value="230" calcext:value-type="float">
            <text:p>230</text:p>
          </table:table-cell>
          <table:table-cell table:formula="of:=[.HX2]+1" office:value-type="float" office:value="231" calcext:value-type="float">
            <text:p>231</text:p>
          </table:table-cell>
          <table:table-cell table:formula="of:=[.HY2]+1" office:value-type="float" office:value="232" calcext:value-type="float">
            <text:p>232</text:p>
          </table:table-cell>
          <table:table-cell table:formula="of:=[.HZ2]+1" office:value-type="float" office:value="233" calcext:value-type="float">
            <text:p>233</text:p>
          </table:table-cell>
          <table:table-cell table:formula="of:=[.IA2]+1" office:value-type="float" office:value="234" calcext:value-type="float">
            <text:p>234</text:p>
          </table:table-cell>
          <table:table-cell table:formula="of:=[.IB2]+1" office:value-type="float" office:value="235" calcext:value-type="float">
            <text:p>235</text:p>
          </table:table-cell>
          <table:table-cell table:formula="of:=[.IC2]+1" office:value-type="float" office:value="236" calcext:value-type="float">
            <text:p>236</text:p>
          </table:table-cell>
          <table:table-cell table:formula="of:=[.ID2]+1" office:value-type="float" office:value="237" calcext:value-type="float">
            <text:p>237</text:p>
          </table:table-cell>
          <table:table-cell table:formula="of:=[.IE2]+1" office:value-type="float" office:value="238" calcext:value-type="float">
            <text:p>238</text:p>
          </table:table-cell>
          <table:table-cell table:formula="of:=[.IF2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formula="of:=[.GO3]+1" office:value-type="float" office:value="196" calcext:value-type="float">
            <text:p>196</text:p>
          </table:table-cell>
          <table:table-cell table:formula="of:=[.GP3]+1" office:value-type="float" office:value="197" calcext:value-type="float">
            <text:p>197</text:p>
          </table:table-cell>
          <table:table-cell table:formula="of:=[.GQ3]+1" office:value-type="float" office:value="198" calcext:value-type="float">
            <text:p>198</text:p>
          </table:table-cell>
          <table:table-cell table:formula="of:=[.GR3]+1" office:value-type="float" office:value="199" calcext:value-type="float">
            <text:p>199</text:p>
          </table:table-cell>
          <table:table-cell table:formula="of:=[.GS3]+1" office:value-type="float" office:value="200" calcext:value-type="float">
            <text:p>200</text:p>
          </table:table-cell>
          <table:table-cell table:formula="of:=[.GT3]+1" office:value-type="float" office:value="201" calcext:value-type="float">
            <text:p>201</text:p>
          </table:table-cell>
          <table:table-cell table:formula="of:=[.GU3]+1" office:value-type="float" office:value="202" calcext:value-type="float">
            <text:p>202</text:p>
          </table:table-cell>
          <table:table-cell table:formula="of:=[.GV3]+1" office:value-type="float" office:value="203" calcext:value-type="float">
            <text:p>203</text:p>
          </table:table-cell>
          <table:table-cell table:formula="of:=[.GW3]+1" office:value-type="float" office:value="204" calcext:value-type="float">
            <text:p>204</text:p>
          </table:table-cell>
          <table:table-cell table:formula="of:=[.GX3]+1" office:value-type="float" office:value="205" calcext:value-type="float">
            <text:p>205</text:p>
          </table:table-cell>
          <table:table-cell table:formula="of:=[.GY3]+1" office:value-type="float" office:value="206" calcext:value-type="float">
            <text:p>206</text:p>
          </table:table-cell>
          <table:table-cell table:formula="of:=[.GZ3]+1" office:value-type="float" office:value="207" calcext:value-type="float">
            <text:p>207</text:p>
          </table:table-cell>
          <table:table-cell table:formula="of:=[.HA3]+1" office:value-type="float" office:value="208" calcext:value-type="float">
            <text:p>208</text:p>
          </table:table-cell>
          <table:table-cell table:formula="of:=[.HB3]+1" office:value-type="float" office:value="209" calcext:value-type="float">
            <text:p>209</text:p>
          </table:table-cell>
          <table:table-cell table:formula="of:=[.HC3]+1" office:value-type="float" office:value="210" calcext:value-type="float">
            <text:p>210</text:p>
          </table:table-cell>
          <table:table-cell table:formula="of:=[.HD3]+1" office:value-type="float" office:value="211" calcext:value-type="float">
            <text:p>211</text:p>
          </table:table-cell>
          <table:table-cell table:formula="of:=[.HE3]+1" office:value-type="float" office:value="212" calcext:value-type="float">
            <text:p>212</text:p>
          </table:table-cell>
          <table:table-cell table:formula="of:=[.HF3]+1" office:value-type="float" office:value="213" calcext:value-type="float">
            <text:p>213</text:p>
          </table:table-cell>
          <table:table-cell table:formula="of:=[.HG3]+1" office:value-type="float" office:value="214" calcext:value-type="float">
            <text:p>214</text:p>
          </table:table-cell>
          <table:table-cell table:formula="of:=[.HH3]+1" office:value-type="float" office:value="215" calcext:value-type="float">
            <text:p>215</text:p>
          </table:table-cell>
          <table:table-cell table:formula="of:=[.HI3]+1" office:value-type="float" office:value="216" calcext:value-type="float">
            <text:p>216</text:p>
          </table:table-cell>
          <table:table-cell table:formula="of:=[.HJ3]+1" office:value-type="float" office:value="217" calcext:value-type="float">
            <text:p>217</text:p>
          </table:table-cell>
          <table:table-cell table:formula="of:=[.HK3]+1" office:value-type="float" office:value="218" calcext:value-type="float">
            <text:p>218</text:p>
          </table:table-cell>
          <table:table-cell table:formula="of:=[.HL3]+1" office:value-type="float" office:value="219" calcext:value-type="float">
            <text:p>219</text:p>
          </table:table-cell>
          <table:table-cell table:formula="of:=[.HM3]+1" office:value-type="float" office:value="220" calcext:value-type="float">
            <text:p>220</text:p>
          </table:table-cell>
          <table:table-cell table:formula="of:=[.HN3]+1" office:value-type="float" office:value="221" calcext:value-type="float">
            <text:p>221</text:p>
          </table:table-cell>
          <table:table-cell table:formula="of:=[.HO3]+1" office:value-type="float" office:value="222" calcext:value-type="float">
            <text:p>222</text:p>
          </table:table-cell>
          <table:table-cell table:formula="of:=[.HP3]+1" office:value-type="float" office:value="223" calcext:value-type="float">
            <text:p>223</text:p>
          </table:table-cell>
          <table:table-cell table:formula="of:=[.HQ3]+1" office:value-type="float" office:value="224" calcext:value-type="float">
            <text:p>224</text:p>
          </table:table-cell>
          <table:table-cell table:formula="of:=[.HR3]+1" office:value-type="float" office:value="225" calcext:value-type="float">
            <text:p>225</text:p>
          </table:table-cell>
          <table:table-cell table:formula="of:=[.HS3]+1" office:value-type="float" office:value="226" calcext:value-type="float">
            <text:p>226</text:p>
          </table:table-cell>
          <table:table-cell table:formula="of:=[.HT3]+1" office:value-type="float" office:value="227" calcext:value-type="float">
            <text:p>227</text:p>
          </table:table-cell>
          <table:table-cell table:formula="of:=[.HU3]+1" office:value-type="float" office:value="228" calcext:value-type="float">
            <text:p>228</text:p>
          </table:table-cell>
          <table:table-cell table:formula="of:=[.HV3]+1" office:value-type="float" office:value="229" calcext:value-type="float">
            <text:p>229</text:p>
          </table:table-cell>
          <table:table-cell table:formula="of:=[.HW3]+1" office:value-type="float" office:value="230" calcext:value-type="float">
            <text:p>230</text:p>
          </table:table-cell>
          <table:table-cell table:formula="of:=[.HX3]+1" office:value-type="float" office:value="231" calcext:value-type="float">
            <text:p>231</text:p>
          </table:table-cell>
          <table:table-cell table:formula="of:=[.HY3]+1" office:value-type="float" office:value="232" calcext:value-type="float">
            <text:p>232</text:p>
          </table:table-cell>
          <table:table-cell table:formula="of:=[.HZ3]+1" office:value-type="float" office:value="233" calcext:value-type="float">
            <text:p>233</text:p>
          </table:table-cell>
          <table:table-cell table:formula="of:=[.IA3]+1" office:value-type="float" office:value="234" calcext:value-type="float">
            <text:p>234</text:p>
          </table:table-cell>
          <table:table-cell table:formula="of:=[.IB3]+1" office:value-type="float" office:value="235" calcext:value-type="float">
            <text:p>235</text:p>
          </table:table-cell>
          <table:table-cell table:formula="of:=[.IC3]+1" office:value-type="float" office:value="236" calcext:value-type="float">
            <text:p>236</text:p>
          </table:table-cell>
          <table:table-cell table:formula="of:=[.ID3]+1" office:value-type="float" office:value="237" calcext:value-type="float">
            <text:p>237</text:p>
          </table:table-cell>
          <table:table-cell table:formula="of:=[.IE3]+1" office:value-type="float" office:value="238" calcext:value-type="float">
            <text:p>238</text:p>
          </table:table-cell>
          <table:table-cell table:formula="of:=[.IF3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formula="of:=[.GO4]+1" office:value-type="float" office:value="196" calcext:value-type="float">
            <text:p>196</text:p>
          </table:table-cell>
          <table:table-cell table:formula="of:=[.GP4]+1" office:value-type="float" office:value="197" calcext:value-type="float">
            <text:p>197</text:p>
          </table:table-cell>
          <table:table-cell table:formula="of:=[.GQ4]+1" office:value-type="float" office:value="198" calcext:value-type="float">
            <text:p>198</text:p>
          </table:table-cell>
          <table:table-cell table:formula="of:=[.GR4]+1" office:value-type="float" office:value="199" calcext:value-type="float">
            <text:p>199</text:p>
          </table:table-cell>
          <table:table-cell table:formula="of:=[.GS4]+1" office:value-type="float" office:value="200" calcext:value-type="float">
            <text:p>200</text:p>
          </table:table-cell>
          <table:table-cell table:formula="of:=[.GT4]+1" office:value-type="float" office:value="201" calcext:value-type="float">
            <text:p>201</text:p>
          </table:table-cell>
          <table:table-cell table:formula="of:=[.GU4]+1" office:value-type="float" office:value="202" calcext:value-type="float">
            <text:p>202</text:p>
          </table:table-cell>
          <table:table-cell table:formula="of:=[.GV4]+1" office:value-type="float" office:value="203" calcext:value-type="float">
            <text:p>203</text:p>
          </table:table-cell>
          <table:table-cell table:formula="of:=[.GW4]+1" office:value-type="float" office:value="204" calcext:value-type="float">
            <text:p>204</text:p>
          </table:table-cell>
          <table:table-cell table:formula="of:=[.GX4]+1" office:value-type="float" office:value="205" calcext:value-type="float">
            <text:p>205</text:p>
          </table:table-cell>
          <table:table-cell table:formula="of:=[.GY4]+1" office:value-type="float" office:value="206" calcext:value-type="float">
            <text:p>206</text:p>
          </table:table-cell>
          <table:table-cell table:formula="of:=[.GZ4]+1" office:value-type="float" office:value="207" calcext:value-type="float">
            <text:p>207</text:p>
          </table:table-cell>
          <table:table-cell table:formula="of:=[.HA4]+1" office:value-type="float" office:value="208" calcext:value-type="float">
            <text:p>208</text:p>
          </table:table-cell>
          <table:table-cell table:formula="of:=[.HB4]+1" office:value-type="float" office:value="209" calcext:value-type="float">
            <text:p>209</text:p>
          </table:table-cell>
          <table:table-cell table:formula="of:=[.HC4]+1" office:value-type="float" office:value="210" calcext:value-type="float">
            <text:p>210</text:p>
          </table:table-cell>
          <table:table-cell table:formula="of:=[.HD4]+1" office:value-type="float" office:value="211" calcext:value-type="float">
            <text:p>211</text:p>
          </table:table-cell>
          <table:table-cell table:formula="of:=[.HE4]+1" office:value-type="float" office:value="212" calcext:value-type="float">
            <text:p>212</text:p>
          </table:table-cell>
          <table:table-cell table:formula="of:=[.HF4]+1" office:value-type="float" office:value="213" calcext:value-type="float">
            <text:p>213</text:p>
          </table:table-cell>
          <table:table-cell table:formula="of:=[.HG4]+1" office:value-type="float" office:value="214" calcext:value-type="float">
            <text:p>214</text:p>
          </table:table-cell>
          <table:table-cell table:formula="of:=[.HH4]+1" office:value-type="float" office:value="215" calcext:value-type="float">
            <text:p>215</text:p>
          </table:table-cell>
          <table:table-cell table:formula="of:=[.HI4]+1" office:value-type="float" office:value="216" calcext:value-type="float">
            <text:p>216</text:p>
          </table:table-cell>
          <table:table-cell table:formula="of:=[.HJ4]+1" office:value-type="float" office:value="217" calcext:value-type="float">
            <text:p>217</text:p>
          </table:table-cell>
          <table:table-cell table:formula="of:=[.HK4]+1" office:value-type="float" office:value="218" calcext:value-type="float">
            <text:p>218</text:p>
          </table:table-cell>
          <table:table-cell table:formula="of:=[.HL4]+1" office:value-type="float" office:value="219" calcext:value-type="float">
            <text:p>219</text:p>
          </table:table-cell>
          <table:table-cell table:formula="of:=[.HM4]+1" office:value-type="float" office:value="220" calcext:value-type="float">
            <text:p>220</text:p>
          </table:table-cell>
          <table:table-cell table:formula="of:=[.HN4]+1" office:value-type="float" office:value="221" calcext:value-type="float">
            <text:p>221</text:p>
          </table:table-cell>
          <table:table-cell table:formula="of:=[.HO4]+1" office:value-type="float" office:value="222" calcext:value-type="float">
            <text:p>222</text:p>
          </table:table-cell>
          <table:table-cell table:formula="of:=[.HP4]+1" office:value-type="float" office:value="223" calcext:value-type="float">
            <text:p>223</text:p>
          </table:table-cell>
          <table:table-cell table:formula="of:=[.HQ4]+1" office:value-type="float" office:value="224" calcext:value-type="float">
            <text:p>224</text:p>
          </table:table-cell>
          <table:table-cell table:formula="of:=[.HR4]+1" office:value-type="float" office:value="225" calcext:value-type="float">
            <text:p>225</text:p>
          </table:table-cell>
          <table:table-cell table:formula="of:=[.HS4]+1" office:value-type="float" office:value="226" calcext:value-type="float">
            <text:p>226</text:p>
          </table:table-cell>
          <table:table-cell table:formula="of:=[.HT4]+1" office:value-type="float" office:value="227" calcext:value-type="float">
            <text:p>227</text:p>
          </table:table-cell>
          <table:table-cell table:formula="of:=[.HU4]+1" office:value-type="float" office:value="228" calcext:value-type="float">
            <text:p>228</text:p>
          </table:table-cell>
          <table:table-cell table:formula="of:=[.HV4]+1" office:value-type="float" office:value="229" calcext:value-type="float">
            <text:p>229</text:p>
          </table:table-cell>
          <table:table-cell table:formula="of:=[.HW4]+1" office:value-type="float" office:value="230" calcext:value-type="float">
            <text:p>230</text:p>
          </table:table-cell>
          <table:table-cell table:formula="of:=[.HX4]+1" office:value-type="float" office:value="231" calcext:value-type="float">
            <text:p>231</text:p>
          </table:table-cell>
          <table:table-cell table:formula="of:=[.HY4]+1" office:value-type="float" office:value="232" calcext:value-type="float">
            <text:p>232</text:p>
          </table:table-cell>
          <table:table-cell table:formula="of:=[.HZ4]+1" office:value-type="float" office:value="233" calcext:value-type="float">
            <text:p>233</text:p>
          </table:table-cell>
          <table:table-cell table:formula="of:=[.IA4]+1" office:value-type="float" office:value="234" calcext:value-type="float">
            <text:p>234</text:p>
          </table:table-cell>
          <table:table-cell table:formula="of:=[.IB4]+1" office:value-type="float" office:value="235" calcext:value-type="float">
            <text:p>235</text:p>
          </table:table-cell>
          <table:table-cell table:formula="of:=[.IC4]+1" office:value-type="float" office:value="236" calcext:value-type="float">
            <text:p>236</text:p>
          </table:table-cell>
          <table:table-cell table:formula="of:=[.ID4]+1" office:value-type="float" office:value="237" calcext:value-type="float">
            <text:p>237</text:p>
          </table:table-cell>
          <table:table-cell table:formula="of:=[.IE4]+1" office:value-type="float" office:value="238" calcext:value-type="float">
            <text:p>238</text:p>
          </table:table-cell>
          <table:table-cell table:formula="of:=[.IF4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formula="of:=[.GO5]+1" office:value-type="float" office:value="196" calcext:value-type="float">
            <text:p>196</text:p>
          </table:table-cell>
          <table:table-cell table:formula="of:=[.GP5]+1" office:value-type="float" office:value="197" calcext:value-type="float">
            <text:p>197</text:p>
          </table:table-cell>
          <table:table-cell table:formula="of:=[.GQ5]+1" office:value-type="float" office:value="198" calcext:value-type="float">
            <text:p>198</text:p>
          </table:table-cell>
          <table:table-cell table:formula="of:=[.GR5]+1" office:value-type="float" office:value="199" calcext:value-type="float">
            <text:p>199</text:p>
          </table:table-cell>
          <table:table-cell table:formula="of:=[.GS5]+1" office:value-type="float" office:value="200" calcext:value-type="float">
            <text:p>200</text:p>
          </table:table-cell>
          <table:table-cell table:formula="of:=[.GT5]+1" office:value-type="float" office:value="201" calcext:value-type="float">
            <text:p>201</text:p>
          </table:table-cell>
          <table:table-cell table:formula="of:=[.GU5]+1" office:value-type="float" office:value="202" calcext:value-type="float">
            <text:p>202</text:p>
          </table:table-cell>
          <table:table-cell table:formula="of:=[.GV5]+1" office:value-type="float" office:value="203" calcext:value-type="float">
            <text:p>203</text:p>
          </table:table-cell>
          <table:table-cell table:formula="of:=[.GW5]+1" office:value-type="float" office:value="204" calcext:value-type="float">
            <text:p>204</text:p>
          </table:table-cell>
          <table:table-cell table:formula="of:=[.GX5]+1" office:value-type="float" office:value="205" calcext:value-type="float">
            <text:p>205</text:p>
          </table:table-cell>
          <table:table-cell table:formula="of:=[.GY5]+1" office:value-type="float" office:value="206" calcext:value-type="float">
            <text:p>206</text:p>
          </table:table-cell>
          <table:table-cell table:formula="of:=[.GZ5]+1" office:value-type="float" office:value="207" calcext:value-type="float">
            <text:p>207</text:p>
          </table:table-cell>
          <table:table-cell table:formula="of:=[.HA5]+1" office:value-type="float" office:value="208" calcext:value-type="float">
            <text:p>208</text:p>
          </table:table-cell>
          <table:table-cell table:formula="of:=[.HB5]+1" office:value-type="float" office:value="209" calcext:value-type="float">
            <text:p>209</text:p>
          </table:table-cell>
          <table:table-cell table:formula="of:=[.HC5]+1" office:value-type="float" office:value="210" calcext:value-type="float">
            <text:p>210</text:p>
          </table:table-cell>
          <table:table-cell table:formula="of:=[.HD5]+1" office:value-type="float" office:value="211" calcext:value-type="float">
            <text:p>211</text:p>
          </table:table-cell>
          <table:table-cell table:formula="of:=[.HE5]+1" office:value-type="float" office:value="212" calcext:value-type="float">
            <text:p>212</text:p>
          </table:table-cell>
          <table:table-cell table:formula="of:=[.HF5]+1" office:value-type="float" office:value="213" calcext:value-type="float">
            <text:p>213</text:p>
          </table:table-cell>
          <table:table-cell table:formula="of:=[.HG5]+1" office:value-type="float" office:value="214" calcext:value-type="float">
            <text:p>214</text:p>
          </table:table-cell>
          <table:table-cell table:formula="of:=[.HH5]+1" office:value-type="float" office:value="215" calcext:value-type="float">
            <text:p>215</text:p>
          </table:table-cell>
          <table:table-cell table:formula="of:=[.HI5]+1" office:value-type="float" office:value="216" calcext:value-type="float">
            <text:p>216</text:p>
          </table:table-cell>
          <table:table-cell table:formula="of:=[.HJ5]+1" office:value-type="float" office:value="217" calcext:value-type="float">
            <text:p>217</text:p>
          </table:table-cell>
          <table:table-cell table:formula="of:=[.HK5]+1" office:value-type="float" office:value="218" calcext:value-type="float">
            <text:p>218</text:p>
          </table:table-cell>
          <table:table-cell table:formula="of:=[.HL5]+1" office:value-type="float" office:value="219" calcext:value-type="float">
            <text:p>219</text:p>
          </table:table-cell>
          <table:table-cell table:formula="of:=[.HM5]+1" office:value-type="float" office:value="220" calcext:value-type="float">
            <text:p>220</text:p>
          </table:table-cell>
          <table:table-cell table:formula="of:=[.HN5]+1" office:value-type="float" office:value="221" calcext:value-type="float">
            <text:p>221</text:p>
          </table:table-cell>
          <table:table-cell table:formula="of:=[.HO5]+1" office:value-type="float" office:value="222" calcext:value-type="float">
            <text:p>222</text:p>
          </table:table-cell>
          <table:table-cell table:formula="of:=[.HP5]+1" office:value-type="float" office:value="223" calcext:value-type="float">
            <text:p>223</text:p>
          </table:table-cell>
          <table:table-cell table:formula="of:=[.HQ5]+1" office:value-type="float" office:value="224" calcext:value-type="float">
            <text:p>224</text:p>
          </table:table-cell>
          <table:table-cell table:formula="of:=[.HR5]+1" office:value-type="float" office:value="225" calcext:value-type="float">
            <text:p>225</text:p>
          </table:table-cell>
          <table:table-cell table:formula="of:=[.HS5]+1" office:value-type="float" office:value="226" calcext:value-type="float">
            <text:p>226</text:p>
          </table:table-cell>
          <table:table-cell table:formula="of:=[.HT5]+1" office:value-type="float" office:value="227" calcext:value-type="float">
            <text:p>227</text:p>
          </table:table-cell>
          <table:table-cell table:formula="of:=[.HU5]+1" office:value-type="float" office:value="228" calcext:value-type="float">
            <text:p>228</text:p>
          </table:table-cell>
          <table:table-cell table:formula="of:=[.HV5]+1" office:value-type="float" office:value="229" calcext:value-type="float">
            <text:p>229</text:p>
          </table:table-cell>
          <table:table-cell table:formula="of:=[.HW5]+1" office:value-type="float" office:value="230" calcext:value-type="float">
            <text:p>230</text:p>
          </table:table-cell>
          <table:table-cell table:formula="of:=[.HX5]+1" office:value-type="float" office:value="231" calcext:value-type="float">
            <text:p>231</text:p>
          </table:table-cell>
          <table:table-cell table:formula="of:=[.HY5]+1" office:value-type="float" office:value="232" calcext:value-type="float">
            <text:p>232</text:p>
          </table:table-cell>
          <table:table-cell table:formula="of:=[.HZ5]+1" office:value-type="float" office:value="233" calcext:value-type="float">
            <text:p>233</text:p>
          </table:table-cell>
          <table:table-cell table:formula="of:=[.IA5]+1" office:value-type="float" office:value="234" calcext:value-type="float">
            <text:p>234</text:p>
          </table:table-cell>
          <table:table-cell table:formula="of:=[.IB5]+1" office:value-type="float" office:value="235" calcext:value-type="float">
            <text:p>235</text:p>
          </table:table-cell>
          <table:table-cell table:formula="of:=[.IC5]+1" office:value-type="float" office:value="236" calcext:value-type="float">
            <text:p>236</text:p>
          </table:table-cell>
          <table:table-cell table:formula="of:=[.ID5]+1" office:value-type="float" office:value="237" calcext:value-type="float">
            <text:p>237</text:p>
          </table:table-cell>
          <table:table-cell table:formula="of:=[.IE5]+1" office:value-type="float" office:value="238" calcext:value-type="float">
            <text:p>238</text:p>
          </table:table-cell>
          <table:table-cell table:formula="of:=[.IF5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4</text:p>
          </table:table-cell>
          <table:table-cell office:value-type="float" office:value="0" calcext:value-type="float">
            <text:p>0</text:p>
          </table:table-cell>
          <table:table-cell table:formula="of:=[.B6]+1" office:value-type="float" office:value="1" calcext:value-type="float">
            <text:p>1</text:p>
          </table:table-cell>
          <table:table-cell table:formula="of:=[.C6]+1" office:value-type="float" office:value="2" calcext:value-type="float">
            <text:p>2</text:p>
          </table:table-cell>
          <table:table-cell table:formula="of:=[.D6]+1" office:value-type="float" office:value="3" calcext:value-type="float">
            <text:p>3</text:p>
          </table:table-cell>
          <table:table-cell table:formula="of:=[.E6]+1" office:value-type="float" office:value="4" calcext:value-type="float">
            <text:p>4</text:p>
          </table:table-cell>
          <table:table-cell table:formula="of:=[.F6]+1" office:value-type="float" office:value="5" calcext:value-type="float">
            <text:p>5</text:p>
          </table:table-cell>
          <table:table-cell table:formula="of:=[.G6]+1" office:value-type="float" office:value="6" calcext:value-type="float">
            <text:p>6</text:p>
          </table:table-cell>
          <table:table-cell table:formula="of:=[.H6]+1" office:value-type="float" office:value="7" calcext:value-type="float">
            <text:p>7</text:p>
          </table:table-cell>
          <table:table-cell table:formula="of:=[.I6]+1" office:value-type="float" office:value="8" calcext:value-type="float">
            <text:p>8</text:p>
          </table:table-cell>
          <table:table-cell table:formula="of:=[.J6]+1" office:value-type="float" office:value="9" calcext:value-type="float">
            <text:p>9</text:p>
          </table:table-cell>
          <table:table-cell table:formula="of:=[.K6]+1" office:value-type="float" office:value="10" calcext:value-type="float">
            <text:p>10</text:p>
          </table:table-cell>
          <table:table-cell table:formula="of:=[.L6]+1" office:value-type="float" office:value="11" calcext:value-type="float">
            <text:p>11</text:p>
          </table:table-cell>
          <table:table-cell table:formula="of:=[.M6]+1" office:value-type="float" office:value="12" calcext:value-type="float">
            <text:p>12</text:p>
          </table:table-cell>
          <table:table-cell table:formula="of:=[.N6]+1" office:value-type="float" office:value="13" calcext:value-type="float">
            <text:p>13</text:p>
          </table:table-cell>
          <table:table-cell table:formula="of:=[.O6]+1" office:value-type="float" office:value="14" calcext:value-type="float">
            <text:p>14</text:p>
          </table:table-cell>
          <table:table-cell table:formula="of:=[.P6]+1" office:value-type="float" office:value="15" calcext:value-type="float">
            <text:p>15</text:p>
          </table:table-cell>
          <table:table-cell table:formula="of:=[.Q6]+1" office:value-type="float" office:value="16" calcext:value-type="float">
            <text:p>16</text:p>
          </table:table-cell>
          <table:table-cell table:formula="of:=[.R6]+1" office:value-type="float" office:value="17" calcext:value-type="float">
            <text:p>17</text:p>
          </table:table-cell>
          <table:table-cell table:formula="of:=[.S6]+1" office:value-type="float" office:value="18" calcext:value-type="float">
            <text:p>18</text:p>
          </table:table-cell>
          <table:table-cell table:formula="of:=[.T6]+1" office:value-type="float" office:value="19" calcext:value-type="float">
            <text:p>19</text:p>
          </table:table-cell>
          <table:table-cell table:formula="of:=[.U6]+1" office:value-type="float" office:value="20" calcext:value-type="float">
            <text:p>20</text:p>
          </table:table-cell>
          <table:table-cell table:formula="of:=[.V6]+1" office:value-type="float" office:value="21" calcext:value-type="float">
            <text:p>21</text:p>
          </table:table-cell>
          <table:table-cell table:formula="of:=[.W6]+1" office:value-type="float" office:value="22" calcext:value-type="float">
            <text:p>22</text:p>
          </table:table-cell>
          <table:table-cell table:formula="of:=[.X6]+1" office:value-type="float" office:value="23" calcext:value-type="float">
            <text:p>23</text:p>
          </table:table-cell>
          <table:table-cell table:formula="of:=[.Y6]+1" office:value-type="float" office:value="24" calcext:value-type="float">
            <text:p>24</text:p>
          </table:table-cell>
          <table:table-cell table:formula="of:=[.Z6]+1" office:value-type="float" office:value="25" calcext:value-type="float">
            <text:p>25</text:p>
          </table:table-cell>
          <table:table-cell table:formula="of:=[.AA6]+1" office:value-type="float" office:value="26" calcext:value-type="float">
            <text:p>26</text:p>
          </table:table-cell>
          <table:table-cell table:formula="of:=[.AB6]+1" office:value-type="float" office:value="27" calcext:value-type="float">
            <text:p>27</text:p>
          </table:table-cell>
          <table:table-cell table:formula="of:=[.AC6]+1" office:value-type="float" office:value="28" calcext:value-type="float">
            <text:p>28</text:p>
          </table:table-cell>
          <table:table-cell table:formula="of:=[.AD6]+1" office:value-type="float" office:value="29" calcext:value-type="float">
            <text:p>29</text:p>
          </table:table-cell>
          <table:table-cell table:formula="of:=[.AE6]+1" office:value-type="float" office:value="30" calcext:value-type="float">
            <text:p>30</text:p>
          </table:table-cell>
          <table:table-cell table:formula="of:=[.AF6]+1" office:value-type="float" office:value="31" calcext:value-type="float">
            <text:p>31</text:p>
          </table:table-cell>
          <table:table-cell table:formula="of:=[.AG6]+1" office:value-type="float" office:value="32" calcext:value-type="float">
            <text:p>32</text:p>
          </table:table-cell>
          <table:table-cell table:formula="of:=[.AH6]+1" office:value-type="float" office:value="33" calcext:value-type="float">
            <text:p>33</text:p>
          </table:table-cell>
          <table:table-cell table:formula="of:=[.AI6]+1" office:value-type="float" office:value="34" calcext:value-type="float">
            <text:p>34</text:p>
          </table:table-cell>
          <table:table-cell table:formula="of:=[.AJ6]+1" office:value-type="float" office:value="35" calcext:value-type="float">
            <text:p>35</text:p>
          </table:table-cell>
          <table:table-cell table:formula="of:=[.AK6]+1" office:value-type="float" office:value="36" calcext:value-type="float">
            <text:p>36</text:p>
          </table:table-cell>
          <table:table-cell table:formula="of:=[.AL6]+1" office:value-type="float" office:value="37" calcext:value-type="float">
            <text:p>37</text:p>
          </table:table-cell>
          <table:table-cell table:formula="of:=[.AM6]+1" office:value-type="float" office:value="38" calcext:value-type="float">
            <text:p>38</text:p>
          </table:table-cell>
          <table:table-cell table:formula="of:=[.AN6]+1" office:value-type="float" office:value="39" calcext:value-type="float">
            <text:p>39</text:p>
          </table:table-cell>
          <table:table-cell table:formula="of:=[.AO6]+1" office:value-type="float" office:value="40" calcext:value-type="float">
            <text:p>40</text:p>
          </table:table-cell>
          <table:table-cell table:formula="of:=[.AP6]+1" office:value-type="float" office:value="41" calcext:value-type="float">
            <text:p>41</text:p>
          </table:table-cell>
          <table:table-cell table:formula="of:=[.AQ6]+1" office:value-type="float" office:value="42" calcext:value-type="float">
            <text:p>42</text:p>
          </table:table-cell>
          <table:table-cell table:formula="of:=[.AR6]+1" office:value-type="float" office:value="43" calcext:value-type="float">
            <text:p>43</text:p>
          </table:table-cell>
          <table:table-cell table:formula="of:=[.AS6]+1" office:value-type="float" office:value="44" calcext:value-type="float">
            <text:p>44</text:p>
          </table:table-cell>
          <table:table-cell table:formula="of:=[.AT6]+1" office:value-type="float" office:value="45" calcext:value-type="float">
            <text:p>45</text:p>
          </table:table-cell>
          <table:table-cell table:formula="of:=[.AU6]+1" office:value-type="float" office:value="46" calcext:value-type="float">
            <text:p>46</text:p>
          </table:table-cell>
          <table:table-cell table:formula="of:=[.AV6]+1" office:value-type="float" office:value="47" calcext:value-type="float">
            <text:p>47</text:p>
          </table:table-cell>
          <table:table-cell table:formula="of:=[.AW6]+1" office:value-type="float" office:value="48" calcext:value-type="float">
            <text:p>48</text:p>
          </table:table-cell>
          <table:table-cell table:formula="of:=[.AX6]+1" office:value-type="float" office:value="49" calcext:value-type="float">
            <text:p>49</text:p>
          </table:table-cell>
          <table:table-cell table:formula="of:=[.AY6]+1" office:value-type="float" office:value="50" calcext:value-type="float">
            <text:p>50</text:p>
          </table:table-cell>
          <table:table-cell table:formula="of:=[.AZ6]+1" office:value-type="float" office:value="51" calcext:value-type="float">
            <text:p>51</text:p>
          </table:table-cell>
          <table:table-cell table:formula="of:=[.BA6]+1" office:value-type="float" office:value="52" calcext:value-type="float">
            <text:p>52</text:p>
          </table:table-cell>
          <table:table-cell table:formula="of:=[.BB6]+1" office:value-type="float" office:value="53" calcext:value-type="float">
            <text:p>53</text:p>
          </table:table-cell>
          <table:table-cell table:formula="of:=[.BC6]+1" office:value-type="float" office:value="54" calcext:value-type="float">
            <text:p>54</text:p>
          </table:table-cell>
          <table:table-cell table:formula="of:=[.BD6]+1" office:value-type="float" office:value="55" calcext:value-type="float">
            <text:p>55</text:p>
          </table:table-cell>
          <table:table-cell table:formula="of:=[.BE6]+1" office:value-type="float" office:value="56" calcext:value-type="float">
            <text:p>56</text:p>
          </table:table-cell>
          <table:table-cell table:formula="of:=[.BF6]+1" office:value-type="float" office:value="57" calcext:value-type="float">
            <text:p>57</text:p>
          </table:table-cell>
          <table:table-cell table:formula="of:=[.BG6]+1" office:value-type="float" office:value="58" calcext:value-type="float">
            <text:p>58</text:p>
          </table:table-cell>
          <table:table-cell table:formula="of:=[.BH6]+1" office:value-type="float" office:value="59" calcext:value-type="float">
            <text:p>59</text:p>
          </table:table-cell>
          <table:table-cell table:formula="of:=[.BI6]+1" office:value-type="float" office:value="60" calcext:value-type="float">
            <text:p>60</text:p>
          </table:table-cell>
          <table:table-cell table:formula="of:=[.BJ6]+1" office:value-type="float" office:value="61" calcext:value-type="float">
            <text:p>61</text:p>
          </table:table-cell>
          <table:table-cell table:formula="of:=[.BK6]+1" office:value-type="float" office:value="62" calcext:value-type="float">
            <text:p>62</text:p>
          </table:table-cell>
          <table:table-cell table:formula="of:=[.BL6]+1" office:value-type="float" office:value="63" calcext:value-type="float">
            <text:p>63</text:p>
          </table:table-cell>
          <table:table-cell table:formula="of:=[.BM6]+1" office:value-type="float" office:value="64" calcext:value-type="float">
            <text:p>64</text:p>
          </table:table-cell>
          <table:table-cell table:formula="of:=[.BN6]+1" office:value-type="float" office:value="65" calcext:value-type="float">
            <text:p>65</text:p>
          </table:table-cell>
          <table:table-cell table:formula="of:=[.BO6]+1" office:value-type="float" office:value="66" calcext:value-type="float">
            <text:p>66</text:p>
          </table:table-cell>
          <table:table-cell table:formula="of:=[.BP6]+1" office:value-type="float" office:value="67" calcext:value-type="float">
            <text:p>67</text:p>
          </table:table-cell>
          <table:table-cell table:formula="of:=[.BQ6]+1" office:value-type="float" office:value="68" calcext:value-type="float">
            <text:p>68</text:p>
          </table:table-cell>
          <table:table-cell table:formula="of:=[.BR6]+1" office:value-type="float" office:value="69" calcext:value-type="float">
            <text:p>69</text:p>
          </table:table-cell>
          <table:table-cell table:formula="of:=[.BS6]+1" office:value-type="float" office:value="70" calcext:value-type="float">
            <text:p>70</text:p>
          </table:table-cell>
          <table:table-cell table:formula="of:=[.BT6]+1" office:value-type="float" office:value="71" calcext:value-type="float">
            <text:p>71</text:p>
          </table:table-cell>
          <table:table-cell table:formula="of:=[.BU6]+1" office:value-type="float" office:value="72" calcext:value-type="float">
            <text:p>72</text:p>
          </table:table-cell>
          <table:table-cell table:formula="of:=[.BV6]+1" office:value-type="float" office:value="73" calcext:value-type="float">
            <text:p>73</text:p>
          </table:table-cell>
          <table:table-cell table:formula="of:=[.BW6]+1" office:value-type="float" office:value="74" calcext:value-type="float">
            <text:p>74</text:p>
          </table:table-cell>
          <table:table-cell table:formula="of:=[.BX6]+1" office:value-type="float" office:value="75" calcext:value-type="float">
            <text:p>75</text:p>
          </table:table-cell>
          <table:table-cell table:formula="of:=[.BY6]+1" office:value-type="float" office:value="76" calcext:value-type="float">
            <text:p>76</text:p>
          </table:table-cell>
          <table:table-cell table:formula="of:=[.BZ6]+1" office:value-type="float" office:value="77" calcext:value-type="float">
            <text:p>77</text:p>
          </table:table-cell>
          <table:table-cell table:formula="of:=[.CA6]+1" office:value-type="float" office:value="78" calcext:value-type="float">
            <text:p>78</text:p>
          </table:table-cell>
          <table:table-cell table:formula="of:=[.CB6]+1" office:value-type="float" office:value="79" calcext:value-type="float">
            <text:p>79</text:p>
          </table:table-cell>
          <table:table-cell table:formula="of:=[.CC6]+1" office:value-type="float" office:value="80" calcext:value-type="float">
            <text:p>80</text:p>
          </table:table-cell>
          <table:table-cell table:formula="of:=[.CD6]+1" office:value-type="float" office:value="81" calcext:value-type="float">
            <text:p>81</text:p>
          </table:table-cell>
          <table:table-cell table:formula="of:=[.CE6]+1" office:value-type="float" office:value="82" calcext:value-type="float">
            <text:p>82</text:p>
          </table:table-cell>
          <table:table-cell table:formula="of:=[.CF6]+1" office:value-type="float" office:value="83" calcext:value-type="float">
            <text:p>83</text:p>
          </table:table-cell>
          <table:table-cell table:formula="of:=[.CG6]+1" office:value-type="float" office:value="84" calcext:value-type="float">
            <text:p>84</text:p>
          </table:table-cell>
          <table:table-cell table:formula="of:=[.CH6]+1" office:value-type="float" office:value="85" calcext:value-type="float">
            <text:p>85</text:p>
          </table:table-cell>
          <table:table-cell table:formula="of:=[.CI6]+1" office:value-type="float" office:value="86" calcext:value-type="float">
            <text:p>86</text:p>
          </table:table-cell>
          <table:table-cell table:formula="of:=[.CJ6]+1" office:value-type="float" office:value="87" calcext:value-type="float">
            <text:p>87</text:p>
          </table:table-cell>
          <table:table-cell table:formula="of:=[.CK6]+1" office:value-type="float" office:value="88" calcext:value-type="float">
            <text:p>88</text:p>
          </table:table-cell>
          <table:table-cell table:formula="of:=[.CL6]+1" office:value-type="float" office:value="89" calcext:value-type="float">
            <text:p>89</text:p>
          </table:table-cell>
          <table:table-cell table:formula="of:=[.CM6]+1" office:value-type="float" office:value="90" calcext:value-type="float">
            <text:p>90</text:p>
          </table:table-cell>
          <table:table-cell table:formula="of:=[.CN6]+1" office:value-type="float" office:value="91" calcext:value-type="float">
            <text:p>91</text:p>
          </table:table-cell>
          <table:table-cell table:formula="of:=[.CO6]+1" office:value-type="float" office:value="92" calcext:value-type="float">
            <text:p>92</text:p>
          </table:table-cell>
          <table:table-cell table:formula="of:=[.CP6]+1" office:value-type="float" office:value="93" calcext:value-type="float">
            <text:p>93</text:p>
          </table:table-cell>
          <table:table-cell table:formula="of:=[.CQ6]+1" office:value-type="float" office:value="94" calcext:value-type="float">
            <text:p>94</text:p>
          </table:table-cell>
          <table:table-cell table:formula="of:=[.CR6]+1" office:value-type="float" office:value="95" calcext:value-type="float">
            <text:p>95</text:p>
          </table:table-cell>
          <table:table-cell table:formula="of:=[.CS6]+1" office:value-type="float" office:value="96" calcext:value-type="float">
            <text:p>96</text:p>
          </table:table-cell>
          <table:table-cell table:formula="of:=[.CT6]+1" office:value-type="float" office:value="97" calcext:value-type="float">
            <text:p>97</text:p>
          </table:table-cell>
          <table:table-cell table:formula="of:=[.CU6]+1" office:value-type="float" office:value="98" calcext:value-type="float">
            <text:p>98</text:p>
          </table:table-cell>
          <table:table-cell table:formula="of:=[.CV6]+1" office:value-type="float" office:value="99" calcext:value-type="float">
            <text:p>99</text:p>
          </table:table-cell>
          <table:table-cell table:formula="of:=[.CW6]+1" office:value-type="float" office:value="100" calcext:value-type="float">
            <text:p>100</text:p>
          </table:table-cell>
          <table:table-cell table:formula="of:=[.CX6]+1" office:value-type="float" office:value="101" calcext:value-type="float">
            <text:p>101</text:p>
          </table:table-cell>
          <table:table-cell table:formula="of:=[.CY6]+1" office:value-type="float" office:value="102" calcext:value-type="float">
            <text:p>102</text:p>
          </table:table-cell>
          <table:table-cell table:formula="of:=[.CZ6]+1" office:value-type="float" office:value="103" calcext:value-type="float">
            <text:p>103</text:p>
          </table:table-cell>
          <table:table-cell table:formula="of:=[.DA6]+1" office:value-type="float" office:value="104" calcext:value-type="float">
            <text:p>104</text:p>
          </table:table-cell>
          <table:table-cell table:formula="of:=[.DB6]+1" office:value-type="float" office:value="105" calcext:value-type="float">
            <text:p>105</text:p>
          </table:table-cell>
          <table:table-cell table:formula="of:=[.DC6]+1" office:value-type="float" office:value="106" calcext:value-type="float">
            <text:p>106</text:p>
          </table:table-cell>
          <table:table-cell table:formula="of:=[.DD6]+1" office:value-type="float" office:value="107" calcext:value-type="float">
            <text:p>107</text:p>
          </table:table-cell>
          <table:table-cell table:formula="of:=[.DE6]+1" office:value-type="float" office:value="108" calcext:value-type="float">
            <text:p>108</text:p>
          </table:table-cell>
          <table:table-cell table:formula="of:=[.DF6]+1" office:value-type="float" office:value="109" calcext:value-type="float">
            <text:p>109</text:p>
          </table:table-cell>
          <table:table-cell table:formula="of:=[.DG6]+1" office:value-type="float" office:value="110" calcext:value-type="float">
            <text:p>110</text:p>
          </table:table-cell>
          <table:table-cell table:formula="of:=[.DH6]+1" office:value-type="float" office:value="111" calcext:value-type="float">
            <text:p>111</text:p>
          </table:table-cell>
          <table:table-cell table:formula="of:=[.DI6]+1" office:value-type="float" office:value="112" calcext:value-type="float">
            <text:p>112</text:p>
          </table:table-cell>
          <table:table-cell table:formula="of:=[.DJ6]+1" office:value-type="float" office:value="113" calcext:value-type="float">
            <text:p>113</text:p>
          </table:table-cell>
          <table:table-cell table:formula="of:=[.DK6]+1" office:value-type="float" office:value="114" calcext:value-type="float">
            <text:p>114</text:p>
          </table:table-cell>
          <table:table-cell table:formula="of:=[.DL6]+1" office:value-type="float" office:value="115" calcext:value-type="float">
            <text:p>115</text:p>
          </table:table-cell>
          <table:table-cell table:formula="of:=[.DM6]+1" office:value-type="float" office:value="116" calcext:value-type="float">
            <text:p>116</text:p>
          </table:table-cell>
          <table:table-cell table:formula="of:=[.DN6]+1" office:value-type="float" office:value="117" calcext:value-type="float">
            <text:p>117</text:p>
          </table:table-cell>
          <table:table-cell table:formula="of:=[.DO6]+1" office:value-type="float" office:value="118" calcext:value-type="float">
            <text:p>118</text:p>
          </table:table-cell>
          <table:table-cell table:formula="of:=[.DP6]+1" office:value-type="float" office:value="119" calcext:value-type="float">
            <text:p>119</text:p>
          </table:table-cell>
          <table:table-cell table:formula="of:=[.DQ6]+1" office:value-type="float" office:value="120" calcext:value-type="float">
            <text:p>120</text:p>
          </table:table-cell>
          <table:table-cell table:formula="of:=[.DR6]+1" office:value-type="float" office:value="121" calcext:value-type="float">
            <text:p>121</text:p>
          </table:table-cell>
          <table:table-cell table:formula="of:=[.DS6]+1" office:value-type="float" office:value="122" calcext:value-type="float">
            <text:p>122</text:p>
          </table:table-cell>
          <table:table-cell table:formula="of:=[.DT6]+1" office:value-type="float" office:value="123" calcext:value-type="float">
            <text:p>123</text:p>
          </table:table-cell>
          <table:table-cell table:formula="of:=[.DU6]+1" office:value-type="float" office:value="124" calcext:value-type="float">
            <text:p>124</text:p>
          </table:table-cell>
          <table:table-cell table:formula="of:=[.DV6]+1" office:value-type="float" office:value="125" calcext:value-type="float">
            <text:p>125</text:p>
          </table:table-cell>
          <table:table-cell table:formula="of:=[.DW6]+1" office:value-type="float" office:value="126" calcext:value-type="float">
            <text:p>126</text:p>
          </table:table-cell>
          <table:table-cell table:formula="of:=[.DX6]+1" office:value-type="float" office:value="127" calcext:value-type="float">
            <text:p>127</text:p>
          </table:table-cell>
          <table:table-cell table:formula="of:=[.DY6]+1" office:value-type="float" office:value="128" calcext:value-type="float">
            <text:p>128</text:p>
          </table:table-cell>
          <table:table-cell table:formula="of:=[.DZ6]+1" office:value-type="float" office:value="129" calcext:value-type="float">
            <text:p>129</text:p>
          </table:table-cell>
          <table:table-cell table:formula="of:=[.EA6]+1" office:value-type="float" office:value="130" calcext:value-type="float">
            <text:p>130</text:p>
          </table:table-cell>
          <table:table-cell table:formula="of:=[.EB6]+1" office:value-type="float" office:value="131" calcext:value-type="float">
            <text:p>131</text:p>
          </table:table-cell>
          <table:table-cell table:formula="of:=[.EC6]+1" office:value-type="float" office:value="132" calcext:value-type="float">
            <text:p>132</text:p>
          </table:table-cell>
          <table:table-cell table:formula="of:=[.ED6]+1" office:value-type="float" office:value="133" calcext:value-type="float">
            <text:p>133</text:p>
          </table:table-cell>
          <table:table-cell table:formula="of:=[.EE6]+1" office:value-type="float" office:value="134" calcext:value-type="float">
            <text:p>134</text:p>
          </table:table-cell>
          <table:table-cell table:formula="of:=[.EF6]+1" office:value-type="float" office:value="135" calcext:value-type="float">
            <text:p>135</text:p>
          </table:table-cell>
          <table:table-cell table:formula="of:=[.EG6]+1" office:value-type="float" office:value="136" calcext:value-type="float">
            <text:p>136</text:p>
          </table:table-cell>
          <table:table-cell table:formula="of:=[.EH6]+1" office:value-type="float" office:value="137" calcext:value-type="float">
            <text:p>137</text:p>
          </table:table-cell>
          <table:table-cell table:formula="of:=[.EI6]+1" office:value-type="float" office:value="138" calcext:value-type="float">
            <text:p>138</text:p>
          </table:table-cell>
          <table:table-cell table:formula="of:=[.EJ6]+1" office:value-type="float" office:value="139" calcext:value-type="float">
            <text:p>139</text:p>
          </table:table-cell>
          <table:table-cell table:formula="of:=[.EK6]+1" office:value-type="float" office:value="140" calcext:value-type="float">
            <text:p>140</text:p>
          </table:table-cell>
          <table:table-cell table:formula="of:=[.EL6]+1" office:value-type="float" office:value="141" calcext:value-type="float">
            <text:p>141</text:p>
          </table:table-cell>
          <table:table-cell table:formula="of:=[.EM6]+1" office:value-type="float" office:value="142" calcext:value-type="float">
            <text:p>142</text:p>
          </table:table-cell>
          <table:table-cell table:formula="of:=[.EN6]+1" office:value-type="float" office:value="143" calcext:value-type="float">
            <text:p>143</text:p>
          </table:table-cell>
          <table:table-cell table:formula="of:=[.EO6]+1" office:value-type="float" office:value="144" calcext:value-type="float">
            <text:p>144</text:p>
          </table:table-cell>
          <table:table-cell table:formula="of:=[.EP6]+1" office:value-type="float" office:value="145" calcext:value-type="float">
            <text:p>145</text:p>
          </table:table-cell>
          <table:table-cell table:formula="of:=[.EQ6]+1" office:value-type="float" office:value="146" calcext:value-type="float">
            <text:p>146</text:p>
          </table:table-cell>
          <table:table-cell table:formula="of:=[.ER6]+1" office:value-type="float" office:value="147" calcext:value-type="float">
            <text:p>147</text:p>
          </table:table-cell>
          <table:table-cell table:formula="of:=[.ES6]+1" office:value-type="float" office:value="148" calcext:value-type="float">
            <text:p>148</text:p>
          </table:table-cell>
          <table:table-cell table:formula="of:=[.ET6]+1" office:value-type="float" office:value="149" calcext:value-type="float">
            <text:p>149</text:p>
          </table:table-cell>
          <table:table-cell table:formula="of:=[.EU6]+1" office:value-type="float" office:value="150" calcext:value-type="float">
            <text:p>150</text:p>
          </table:table-cell>
          <table:table-cell table:formula="of:=[.EV6]+1" office:value-type="float" office:value="151" calcext:value-type="float">
            <text:p>151</text:p>
          </table:table-cell>
          <table:table-cell table:formula="of:=[.EW6]+1" office:value-type="float" office:value="152" calcext:value-type="float">
            <text:p>152</text:p>
          </table:table-cell>
          <table:table-cell table:formula="of:=[.EX6]+1" office:value-type="float" office:value="153" calcext:value-type="float">
            <text:p>153</text:p>
          </table:table-cell>
          <table:table-cell table:formula="of:=[.EY6]+1" office:value-type="float" office:value="154" calcext:value-type="float">
            <text:p>154</text:p>
          </table:table-cell>
          <table:table-cell table:formula="of:=[.EZ6]+1" office:value-type="float" office:value="155" calcext:value-type="float">
            <text:p>155</text:p>
          </table:table-cell>
          <table:table-cell table:formula="of:=[.FA6]+1" office:value-type="float" office:value="156" calcext:value-type="float">
            <text:p>156</text:p>
          </table:table-cell>
          <table:table-cell table:formula="of:=[.FB6]+1" office:value-type="float" office:value="157" calcext:value-type="float">
            <text:p>157</text:p>
          </table:table-cell>
          <table:table-cell table:formula="of:=[.FC6]+1" office:value-type="float" office:value="158" calcext:value-type="float">
            <text:p>158</text:p>
          </table:table-cell>
          <table:table-cell table:formula="of:=[.FD6]+1" office:value-type="float" office:value="159" calcext:value-type="float">
            <text:p>159</text:p>
          </table:table-cell>
          <table:table-cell table:formula="of:=[.FE6]+1" office:value-type="float" office:value="160" calcext:value-type="float">
            <text:p>160</text:p>
          </table:table-cell>
          <table:table-cell table:formula="of:=[.FF6]+1" office:value-type="float" office:value="161" calcext:value-type="float">
            <text:p>161</text:p>
          </table:table-cell>
          <table:table-cell table:formula="of:=[.FG6]+1" office:value-type="float" office:value="162" calcext:value-type="float">
            <text:p>162</text:p>
          </table:table-cell>
          <table:table-cell table:formula="of:=[.FH6]+1" office:value-type="float" office:value="163" calcext:value-type="float">
            <text:p>163</text:p>
          </table:table-cell>
          <table:table-cell table:formula="of:=[.FI6]+1" office:value-type="float" office:value="164" calcext:value-type="float">
            <text:p>164</text:p>
          </table:table-cell>
          <table:table-cell table:formula="of:=[.FJ6]+1" office:value-type="float" office:value="165" calcext:value-type="float">
            <text:p>165</text:p>
          </table:table-cell>
          <table:table-cell table:formula="of:=[.FK6]+1" office:value-type="float" office:value="166" calcext:value-type="float">
            <text:p>166</text:p>
          </table:table-cell>
          <table:table-cell table:formula="of:=[.FL6]+1" office:value-type="float" office:value="167" calcext:value-type="float">
            <text:p>167</text:p>
          </table:table-cell>
          <table:table-cell table:formula="of:=[.FM6]+1" office:value-type="float" office:value="168" calcext:value-type="float">
            <text:p>168</text:p>
          </table:table-cell>
          <table:table-cell table:formula="of:=[.FN6]+1" office:value-type="float" office:value="169" calcext:value-type="float">
            <text:p>169</text:p>
          </table:table-cell>
          <table:table-cell table:formula="of:=[.FO6]+1" office:value-type="float" office:value="170" calcext:value-type="float">
            <text:p>170</text:p>
          </table:table-cell>
          <table:table-cell table:formula="of:=[.FP6]+1" office:value-type="float" office:value="171" calcext:value-type="float">
            <text:p>171</text:p>
          </table:table-cell>
          <table:table-cell table:formula="of:=[.FQ6]+1" office:value-type="float" office:value="172" calcext:value-type="float">
            <text:p>172</text:p>
          </table:table-cell>
          <table:table-cell table:formula="of:=[.FR6]+1" office:value-type="float" office:value="173" calcext:value-type="float">
            <text:p>173</text:p>
          </table:table-cell>
          <table:table-cell table:formula="of:=[.FS6]+1" office:value-type="float" office:value="174" calcext:value-type="float">
            <text:p>174</text:p>
          </table:table-cell>
          <table:table-cell table:formula="of:=[.FT6]+1" office:value-type="float" office:value="175" calcext:value-type="float">
            <text:p>175</text:p>
          </table:table-cell>
          <table:table-cell table:formula="of:=[.FU6]+1" office:value-type="float" office:value="176" calcext:value-type="float">
            <text:p>176</text:p>
          </table:table-cell>
          <table:table-cell table:formula="of:=[.FV6]+1" office:value-type="float" office:value="177" calcext:value-type="float">
            <text:p>177</text:p>
          </table:table-cell>
          <table:table-cell table:formula="of:=[.FW6]+1" office:value-type="float" office:value="178" calcext:value-type="float">
            <text:p>178</text:p>
          </table:table-cell>
          <table:table-cell table:formula="of:=[.FX6]+1" office:value-type="float" office:value="179" calcext:value-type="float">
            <text:p>179</text:p>
          </table:table-cell>
          <table:table-cell table:formula="of:=[.FY6]+1" office:value-type="float" office:value="180" calcext:value-type="float">
            <text:p>180</text:p>
          </table:table-cell>
          <table:table-cell table:formula="of:=[.FZ6]+1" office:value-type="float" office:value="181" calcext:value-type="float">
            <text:p>181</text:p>
          </table:table-cell>
          <table:table-cell table:formula="of:=[.GA6]+1" office:value-type="float" office:value="182" calcext:value-type="float">
            <text:p>182</text:p>
          </table:table-cell>
          <table:table-cell table:formula="of:=[.GB6]+1" office:value-type="float" office:value="183" calcext:value-type="float">
            <text:p>183</text:p>
          </table:table-cell>
          <table:table-cell table:formula="of:=[.GC6]+1" office:value-type="float" office:value="184" calcext:value-type="float">
            <text:p>184</text:p>
          </table:table-cell>
          <table:table-cell table:formula="of:=[.GD6]+1" office:value-type="float" office:value="185" calcext:value-type="float">
            <text:p>185</text:p>
          </table:table-cell>
          <table:table-cell table:formula="of:=[.GE6]+1" office:value-type="float" office:value="186" calcext:value-type="float">
            <text:p>186</text:p>
          </table:table-cell>
          <table:table-cell table:formula="of:=[.GF6]+1" office:value-type="float" office:value="187" calcext:value-type="float">
            <text:p>187</text:p>
          </table:table-cell>
          <table:table-cell table:formula="of:=[.GG6]+1" office:value-type="float" office:value="188" calcext:value-type="float">
            <text:p>188</text:p>
          </table:table-cell>
          <table:table-cell table:formula="of:=[.GH6]+1" office:value-type="float" office:value="189" calcext:value-type="float">
            <text:p>189</text:p>
          </table:table-cell>
          <table:table-cell table:formula="of:=[.GI6]+1" office:value-type="float" office:value="190" calcext:value-type="float">
            <text:p>190</text:p>
          </table:table-cell>
          <table:table-cell table:formula="of:=[.GJ6]+1" office:value-type="float" office:value="191" calcext:value-type="float">
            <text:p>191</text:p>
          </table:table-cell>
          <table:table-cell table:formula="of:=[.GK6]+1" office:value-type="float" office:value="192" calcext:value-type="float">
            <text:p>192</text:p>
          </table:table-cell>
          <table:table-cell table:formula="of:=[.GL6]+1" office:value-type="float" office:value="193" calcext:value-type="float">
            <text:p>193</text:p>
          </table:table-cell>
          <table:table-cell table:formula="of:=[.GM6]+1" office:value-type="float" office:value="194" calcext:value-type="float">
            <text:p>194</text:p>
          </table:table-cell>
          <table:table-cell table:formula="of:=[.GN6]+1" office:value-type="float" office:value="195" calcext:value-type="float">
            <text:p>195</text:p>
          </table:table-cell>
          <table:table-cell table:formula="of:=[.GO6]+1" office:value-type="float" office:value="196" calcext:value-type="float">
            <text:p>196</text:p>
          </table:table-cell>
          <table:table-cell table:formula="of:=[.GP6]+1" office:value-type="float" office:value="197" calcext:value-type="float">
            <text:p>197</text:p>
          </table:table-cell>
          <table:table-cell table:formula="of:=[.GQ6]+1" office:value-type="float" office:value="198" calcext:value-type="float">
            <text:p>198</text:p>
          </table:table-cell>
          <table:table-cell table:formula="of:=[.GR6]+1" office:value-type="float" office:value="199" calcext:value-type="float">
            <text:p>199</text:p>
          </table:table-cell>
          <table:table-cell table:formula="of:=[.GS6]+1" office:value-type="float" office:value="200" calcext:value-type="float">
            <text:p>200</text:p>
          </table:table-cell>
          <table:table-cell table:formula="of:=[.GT6]+1" office:value-type="float" office:value="201" calcext:value-type="float">
            <text:p>201</text:p>
          </table:table-cell>
          <table:table-cell table:formula="of:=[.GU6]+1" office:value-type="float" office:value="202" calcext:value-type="float">
            <text:p>202</text:p>
          </table:table-cell>
          <table:table-cell table:formula="of:=[.GV6]+1" office:value-type="float" office:value="203" calcext:value-type="float">
            <text:p>203</text:p>
          </table:table-cell>
          <table:table-cell table:formula="of:=[.GW6]+1" office:value-type="float" office:value="204" calcext:value-type="float">
            <text:p>204</text:p>
          </table:table-cell>
          <table:table-cell table:formula="of:=[.GX6]+1" office:value-type="float" office:value="205" calcext:value-type="float">
            <text:p>205</text:p>
          </table:table-cell>
          <table:table-cell table:formula="of:=[.GY6]+1" office:value-type="float" office:value="206" calcext:value-type="float">
            <text:p>206</text:p>
          </table:table-cell>
          <table:table-cell table:formula="of:=[.GZ6]+1" office:value-type="float" office:value="207" calcext:value-type="float">
            <text:p>207</text:p>
          </table:table-cell>
          <table:table-cell table:formula="of:=[.HA6]+1" office:value-type="float" office:value="208" calcext:value-type="float">
            <text:p>208</text:p>
          </table:table-cell>
          <table:table-cell table:formula="of:=[.HB6]+1" office:value-type="float" office:value="209" calcext:value-type="float">
            <text:p>209</text:p>
          </table:table-cell>
          <table:table-cell table:formula="of:=[.HC6]+1" office:value-type="float" office:value="210" calcext:value-type="float">
            <text:p>210</text:p>
          </table:table-cell>
          <table:table-cell table:formula="of:=[.HD6]+1" office:value-type="float" office:value="211" calcext:value-type="float">
            <text:p>211</text:p>
          </table:table-cell>
          <table:table-cell table:formula="of:=[.HE6]+1" office:value-type="float" office:value="212" calcext:value-type="float">
            <text:p>212</text:p>
          </table:table-cell>
          <table:table-cell table:formula="of:=[.HF6]+1" office:value-type="float" office:value="213" calcext:value-type="float">
            <text:p>213</text:p>
          </table:table-cell>
          <table:table-cell table:formula="of:=[.HG6]+1" office:value-type="float" office:value="214" calcext:value-type="float">
            <text:p>214</text:p>
          </table:table-cell>
          <table:table-cell table:formula="of:=[.HH6]+1" office:value-type="float" office:value="215" calcext:value-type="float">
            <text:p>215</text:p>
          </table:table-cell>
          <table:table-cell table:formula="of:=[.HI6]+1" office:value-type="float" office:value="216" calcext:value-type="float">
            <text:p>216</text:p>
          </table:table-cell>
          <table:table-cell table:formula="of:=[.HJ6]+1" office:value-type="float" office:value="217" calcext:value-type="float">
            <text:p>217</text:p>
          </table:table-cell>
          <table:table-cell table:formula="of:=[.HK6]+1" office:value-type="float" office:value="218" calcext:value-type="float">
            <text:p>218</text:p>
          </table:table-cell>
          <table:table-cell table:formula="of:=[.HL6]+1" office:value-type="float" office:value="219" calcext:value-type="float">
            <text:p>219</text:p>
          </table:table-cell>
          <table:table-cell table:formula="of:=[.HM6]+1" office:value-type="float" office:value="220" calcext:value-type="float">
            <text:p>220</text:p>
          </table:table-cell>
          <table:table-cell table:formula="of:=[.HN6]+1" office:value-type="float" office:value="221" calcext:value-type="float">
            <text:p>221</text:p>
          </table:table-cell>
          <table:table-cell table:formula="of:=[.HO6]+1" office:value-type="float" office:value="222" calcext:value-type="float">
            <text:p>222</text:p>
          </table:table-cell>
          <table:table-cell table:formula="of:=[.HP6]+1" office:value-type="float" office:value="223" calcext:value-type="float">
            <text:p>223</text:p>
          </table:table-cell>
          <table:table-cell table:formula="of:=[.HQ6]+1" office:value-type="float" office:value="224" calcext:value-type="float">
            <text:p>224</text:p>
          </table:table-cell>
          <table:table-cell table:formula="of:=[.HR6]+1" office:value-type="float" office:value="225" calcext:value-type="float">
            <text:p>225</text:p>
          </table:table-cell>
          <table:table-cell table:formula="of:=[.HS6]+1" office:value-type="float" office:value="226" calcext:value-type="float">
            <text:p>226</text:p>
          </table:table-cell>
          <table:table-cell table:formula="of:=[.HT6]+1" office:value-type="float" office:value="227" calcext:value-type="float">
            <text:p>227</text:p>
          </table:table-cell>
          <table:table-cell table:formula="of:=[.HU6]+1" office:value-type="float" office:value="228" calcext:value-type="float">
            <text:p>228</text:p>
          </table:table-cell>
          <table:table-cell table:formula="of:=[.HV6]+1" office:value-type="float" office:value="229" calcext:value-type="float">
            <text:p>229</text:p>
          </table:table-cell>
          <table:table-cell table:formula="of:=[.HW6]+1" office:value-type="float" office:value="230" calcext:value-type="float">
            <text:p>230</text:p>
          </table:table-cell>
          <table:table-cell table:formula="of:=[.HX6]+1" office:value-type="float" office:value="231" calcext:value-type="float">
            <text:p>231</text:p>
          </table:table-cell>
          <table:table-cell table:formula="of:=[.HY6]+1" office:value-type="float" office:value="232" calcext:value-type="float">
            <text:p>232</text:p>
          </table:table-cell>
          <table:table-cell table:formula="of:=[.HZ6]+1" office:value-type="float" office:value="233" calcext:value-type="float">
            <text:p>233</text:p>
          </table:table-cell>
          <table:table-cell table:formula="of:=[.IA6]+1" office:value-type="float" office:value="234" calcext:value-type="float">
            <text:p>234</text:p>
          </table:table-cell>
          <table:table-cell table:formula="of:=[.IB6]+1" office:value-type="float" office:value="235" calcext:value-type="float">
            <text:p>235</text:p>
          </table:table-cell>
          <table:table-cell table:formula="of:=[.IC6]+1" office:value-type="float" office:value="236" calcext:value-type="float">
            <text:p>236</text:p>
          </table:table-cell>
          <table:table-cell table:formula="of:=[.ID6]+1" office:value-type="float" office:value="237" calcext:value-type="float">
            <text:p>237</text:p>
          </table:table-cell>
          <table:table-cell table:formula="of:=[.IE6]+1" office:value-type="float" office:value="238" calcext:value-type="float">
            <text:p>238</text:p>
          </table:table-cell>
          <table:table-cell table:formula="of:=[.IF6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Strip 5</text:p>
          </table:table-cell>
          <table:table-cell office:value-type="float" office:value="0" calcext:value-type="float">
            <text:p>0</text:p>
          </table:table-cell>
          <table:table-cell table:formula="of:=[.B7]+1" office:value-type="float" office:value="1" calcext:value-type="float">
            <text:p>1</text:p>
          </table:table-cell>
          <table:table-cell table:formula="of:=[.C7]+1" office:value-type="float" office:value="2" calcext:value-type="float">
            <text:p>2</text:p>
          </table:table-cell>
          <table:table-cell table:formula="of:=[.D7]+1" office:value-type="float" office:value="3" calcext:value-type="float">
            <text:p>3</text:p>
          </table:table-cell>
          <table:table-cell table:formula="of:=[.E7]+1" office:value-type="float" office:value="4" calcext:value-type="float">
            <text:p>4</text:p>
          </table:table-cell>
          <table:table-cell table:formula="of:=[.F7]+1" office:value-type="float" office:value="5" calcext:value-type="float">
            <text:p>5</text:p>
          </table:table-cell>
          <table:table-cell table:formula="of:=[.G7]+1" office:value-type="float" office:value="6" calcext:value-type="float">
            <text:p>6</text:p>
          </table:table-cell>
          <table:table-cell table:formula="of:=[.H7]+1" office:value-type="float" office:value="7" calcext:value-type="float">
            <text:p>7</text:p>
          </table:table-cell>
          <table:table-cell table:formula="of:=[.I7]+1" office:value-type="float" office:value="8" calcext:value-type="float">
            <text:p>8</text:p>
          </table:table-cell>
          <table:table-cell table:formula="of:=[.J7]+1" office:value-type="float" office:value="9" calcext:value-type="float">
            <text:p>9</text:p>
          </table:table-cell>
          <table:table-cell table:formula="of:=[.K7]+1" office:value-type="float" office:value="10" calcext:value-type="float">
            <text:p>10</text:p>
          </table:table-cell>
          <table:table-cell table:formula="of:=[.L7]+1" office:value-type="float" office:value="11" calcext:value-type="float">
            <text:p>11</text:p>
          </table:table-cell>
          <table:table-cell table:formula="of:=[.M7]+1" office:value-type="float" office:value="12" calcext:value-type="float">
            <text:p>12</text:p>
          </table:table-cell>
          <table:table-cell table:formula="of:=[.N7]+1" office:value-type="float" office:value="13" calcext:value-type="float">
            <text:p>13</text:p>
          </table:table-cell>
          <table:table-cell table:formula="of:=[.O7]+1" office:value-type="float" office:value="14" calcext:value-type="float">
            <text:p>14</text:p>
          </table:table-cell>
          <table:table-cell table:formula="of:=[.P7]+1" office:value-type="float" office:value="15" calcext:value-type="float">
            <text:p>15</text:p>
          </table:table-cell>
          <table:table-cell table:formula="of:=[.Q7]+1" office:value-type="float" office:value="16" calcext:value-type="float">
            <text:p>16</text:p>
          </table:table-cell>
          <table:table-cell table:formula="of:=[.R7]+1" office:value-type="float" office:value="17" calcext:value-type="float">
            <text:p>17</text:p>
          </table:table-cell>
          <table:table-cell table:formula="of:=[.S7]+1" office:value-type="float" office:value="18" calcext:value-type="float">
            <text:p>18</text:p>
          </table:table-cell>
          <table:table-cell table:formula="of:=[.T7]+1" office:value-type="float" office:value="19" calcext:value-type="float">
            <text:p>19</text:p>
          </table:table-cell>
          <table:table-cell table:formula="of:=[.U7]+1" office:value-type="float" office:value="20" calcext:value-type="float">
            <text:p>20</text:p>
          </table:table-cell>
          <table:table-cell table:formula="of:=[.V7]+1" office:value-type="float" office:value="21" calcext:value-type="float">
            <text:p>21</text:p>
          </table:table-cell>
          <table:table-cell table:formula="of:=[.W7]+1" office:value-type="float" office:value="22" calcext:value-type="float">
            <text:p>22</text:p>
          </table:table-cell>
          <table:table-cell table:formula="of:=[.X7]+1" office:value-type="float" office:value="23" calcext:value-type="float">
            <text:p>23</text:p>
          </table:table-cell>
          <table:table-cell table:formula="of:=[.Y7]+1" office:value-type="float" office:value="24" calcext:value-type="float">
            <text:p>24</text:p>
          </table:table-cell>
          <table:table-cell table:formula="of:=[.Z7]+1" office:value-type="float" office:value="25" calcext:value-type="float">
            <text:p>25</text:p>
          </table:table-cell>
          <table:table-cell table:formula="of:=[.AA7]+1" office:value-type="float" office:value="26" calcext:value-type="float">
            <text:p>26</text:p>
          </table:table-cell>
          <table:table-cell table:formula="of:=[.AB7]+1" office:value-type="float" office:value="27" calcext:value-type="float">
            <text:p>27</text:p>
          </table:table-cell>
          <table:table-cell table:formula="of:=[.AC7]+1" office:value-type="float" office:value="28" calcext:value-type="float">
            <text:p>28</text:p>
          </table:table-cell>
          <table:table-cell table:formula="of:=[.AD7]+1" office:value-type="float" office:value="29" calcext:value-type="float">
            <text:p>29</text:p>
          </table:table-cell>
          <table:table-cell table:formula="of:=[.AE7]+1" office:value-type="float" office:value="30" calcext:value-type="float">
            <text:p>30</text:p>
          </table:table-cell>
          <table:table-cell table:formula="of:=[.AF7]+1" office:value-type="float" office:value="31" calcext:value-type="float">
            <text:p>31</text:p>
          </table:table-cell>
          <table:table-cell table:formula="of:=[.AG7]+1" office:value-type="float" office:value="32" calcext:value-type="float">
            <text:p>32</text:p>
          </table:table-cell>
          <table:table-cell table:formula="of:=[.AH7]+1" office:value-type="float" office:value="33" calcext:value-type="float">
            <text:p>33</text:p>
          </table:table-cell>
          <table:table-cell table:formula="of:=[.AI7]+1" office:value-type="float" office:value="34" calcext:value-type="float">
            <text:p>34</text:p>
          </table:table-cell>
          <table:table-cell table:formula="of:=[.AJ7]+1" office:value-type="float" office:value="35" calcext:value-type="float">
            <text:p>35</text:p>
          </table:table-cell>
          <table:table-cell table:formula="of:=[.AK7]+1" office:value-type="float" office:value="36" calcext:value-type="float">
            <text:p>36</text:p>
          </table:table-cell>
          <table:table-cell table:formula="of:=[.AL7]+1" office:value-type="float" office:value="37" calcext:value-type="float">
            <text:p>37</text:p>
          </table:table-cell>
          <table:table-cell table:formula="of:=[.AM7]+1" office:value-type="float" office:value="38" calcext:value-type="float">
            <text:p>38</text:p>
          </table:table-cell>
          <table:table-cell table:formula="of:=[.AN7]+1" office:value-type="float" office:value="39" calcext:value-type="float">
            <text:p>39</text:p>
          </table:table-cell>
          <table:table-cell table:formula="of:=[.AO7]+1" office:value-type="float" office:value="40" calcext:value-type="float">
            <text:p>40</text:p>
          </table:table-cell>
          <table:table-cell table:formula="of:=[.AP7]+1" office:value-type="float" office:value="41" calcext:value-type="float">
            <text:p>41</text:p>
          </table:table-cell>
          <table:table-cell table:formula="of:=[.AQ7]+1" office:value-type="float" office:value="42" calcext:value-type="float">
            <text:p>42</text:p>
          </table:table-cell>
          <table:table-cell table:formula="of:=[.AR7]+1" office:value-type="float" office:value="43" calcext:value-type="float">
            <text:p>43</text:p>
          </table:table-cell>
          <table:table-cell table:formula="of:=[.AS7]+1" office:value-type="float" office:value="44" calcext:value-type="float">
            <text:p>44</text:p>
          </table:table-cell>
          <table:table-cell table:formula="of:=[.AT7]+1" office:value-type="float" office:value="45" calcext:value-type="float">
            <text:p>45</text:p>
          </table:table-cell>
          <table:table-cell table:formula="of:=[.AU7]+1" office:value-type="float" office:value="46" calcext:value-type="float">
            <text:p>46</text:p>
          </table:table-cell>
          <table:table-cell table:formula="of:=[.AV7]+1" office:value-type="float" office:value="47" calcext:value-type="float">
            <text:p>47</text:p>
          </table:table-cell>
          <table:table-cell table:formula="of:=[.AW7]+1" office:value-type="float" office:value="48" calcext:value-type="float">
            <text:p>48</text:p>
          </table:table-cell>
          <table:table-cell table:formula="of:=[.AX7]+1" office:value-type="float" office:value="49" calcext:value-type="float">
            <text:p>49</text:p>
          </table:table-cell>
          <table:table-cell table:formula="of:=[.AY7]+1" office:value-type="float" office:value="50" calcext:value-type="float">
            <text:p>50</text:p>
          </table:table-cell>
          <table:table-cell table:formula="of:=[.AZ7]+1" office:value-type="float" office:value="51" calcext:value-type="float">
            <text:p>51</text:p>
          </table:table-cell>
          <table:table-cell table:formula="of:=[.BA7]+1" office:value-type="float" office:value="52" calcext:value-type="float">
            <text:p>52</text:p>
          </table:table-cell>
          <table:table-cell table:formula="of:=[.BB7]+1" office:value-type="float" office:value="53" calcext:value-type="float">
            <text:p>53</text:p>
          </table:table-cell>
          <table:table-cell table:formula="of:=[.BC7]+1" office:value-type="float" office:value="54" calcext:value-type="float">
            <text:p>54</text:p>
          </table:table-cell>
          <table:table-cell table:formula="of:=[.BD7]+1" office:value-type="float" office:value="55" calcext:value-type="float">
            <text:p>55</text:p>
          </table:table-cell>
          <table:table-cell table:formula="of:=[.BE7]+1" office:value-type="float" office:value="56" calcext:value-type="float">
            <text:p>56</text:p>
          </table:table-cell>
          <table:table-cell table:formula="of:=[.BF7]+1" office:value-type="float" office:value="57" calcext:value-type="float">
            <text:p>57</text:p>
          </table:table-cell>
          <table:table-cell table:formula="of:=[.BG7]+1" office:value-type="float" office:value="58" calcext:value-type="float">
            <text:p>58</text:p>
          </table:table-cell>
          <table:table-cell table:formula="of:=[.BH7]+1" office:value-type="float" office:value="59" calcext:value-type="float">
            <text:p>59</text:p>
          </table:table-cell>
          <table:table-cell table:formula="of:=[.BI7]+1" office:value-type="float" office:value="60" calcext:value-type="float">
            <text:p>60</text:p>
          </table:table-cell>
          <table:table-cell table:formula="of:=[.BJ7]+1" office:value-type="float" office:value="61" calcext:value-type="float">
            <text:p>61</text:p>
          </table:table-cell>
          <table:table-cell table:formula="of:=[.BK7]+1" office:value-type="float" office:value="62" calcext:value-type="float">
            <text:p>62</text:p>
          </table:table-cell>
          <table:table-cell table:formula="of:=[.BL7]+1" office:value-type="float" office:value="63" calcext:value-type="float">
            <text:p>63</text:p>
          </table:table-cell>
          <table:table-cell table:formula="of:=[.BM7]+1" office:value-type="float" office:value="64" calcext:value-type="float">
            <text:p>64</text:p>
          </table:table-cell>
          <table:table-cell table:formula="of:=[.BN7]+1" office:value-type="float" office:value="65" calcext:value-type="float">
            <text:p>65</text:p>
          </table:table-cell>
          <table:table-cell table:formula="of:=[.BO7]+1" office:value-type="float" office:value="66" calcext:value-type="float">
            <text:p>66</text:p>
          </table:table-cell>
          <table:table-cell table:formula="of:=[.BP7]+1" office:value-type="float" office:value="67" calcext:value-type="float">
            <text:p>67</text:p>
          </table:table-cell>
          <table:table-cell table:formula="of:=[.BQ7]+1" office:value-type="float" office:value="68" calcext:value-type="float">
            <text:p>68</text:p>
          </table:table-cell>
          <table:table-cell table:formula="of:=[.BR7]+1" office:value-type="float" office:value="69" calcext:value-type="float">
            <text:p>69</text:p>
          </table:table-cell>
          <table:table-cell table:formula="of:=[.BS7]+1" office:value-type="float" office:value="70" calcext:value-type="float">
            <text:p>70</text:p>
          </table:table-cell>
          <table:table-cell table:formula="of:=[.BT7]+1" office:value-type="float" office:value="71" calcext:value-type="float">
            <text:p>71</text:p>
          </table:table-cell>
          <table:table-cell table:formula="of:=[.BU7]+1" office:value-type="float" office:value="72" calcext:value-type="float">
            <text:p>72</text:p>
          </table:table-cell>
          <table:table-cell table:formula="of:=[.BV7]+1" office:value-type="float" office:value="73" calcext:value-type="float">
            <text:p>73</text:p>
          </table:table-cell>
          <table:table-cell table:formula="of:=[.BW7]+1" office:value-type="float" office:value="74" calcext:value-type="float">
            <text:p>74</text:p>
          </table:table-cell>
          <table:table-cell table:formula="of:=[.BX7]+1" office:value-type="float" office:value="75" calcext:value-type="float">
            <text:p>75</text:p>
          </table:table-cell>
          <table:table-cell table:formula="of:=[.BY7]+1" office:value-type="float" office:value="76" calcext:value-type="float">
            <text:p>76</text:p>
          </table:table-cell>
          <table:table-cell table:formula="of:=[.BZ7]+1" office:value-type="float" office:value="77" calcext:value-type="float">
            <text:p>77</text:p>
          </table:table-cell>
          <table:table-cell table:formula="of:=[.CA7]+1" office:value-type="float" office:value="78" calcext:value-type="float">
            <text:p>78</text:p>
          </table:table-cell>
          <table:table-cell table:formula="of:=[.CB7]+1" office:value-type="float" office:value="79" calcext:value-type="float">
            <text:p>79</text:p>
          </table:table-cell>
          <table:table-cell table:formula="of:=[.CC7]+1" office:value-type="float" office:value="80" calcext:value-type="float">
            <text:p>80</text:p>
          </table:table-cell>
          <table:table-cell table:formula="of:=[.CD7]+1" office:value-type="float" office:value="81" calcext:value-type="float">
            <text:p>81</text:p>
          </table:table-cell>
          <table:table-cell table:formula="of:=[.CE7]+1" office:value-type="float" office:value="82" calcext:value-type="float">
            <text:p>82</text:p>
          </table:table-cell>
          <table:table-cell table:formula="of:=[.CF7]+1" office:value-type="float" office:value="83" calcext:value-type="float">
            <text:p>83</text:p>
          </table:table-cell>
          <table:table-cell table:formula="of:=[.CG7]+1" office:value-type="float" office:value="84" calcext:value-type="float">
            <text:p>84</text:p>
          </table:table-cell>
          <table:table-cell table:formula="of:=[.CH7]+1" office:value-type="float" office:value="85" calcext:value-type="float">
            <text:p>85</text:p>
          </table:table-cell>
          <table:table-cell table:formula="of:=[.CI7]+1" office:value-type="float" office:value="86" calcext:value-type="float">
            <text:p>86</text:p>
          </table:table-cell>
          <table:table-cell table:formula="of:=[.CJ7]+1" office:value-type="float" office:value="87" calcext:value-type="float">
            <text:p>87</text:p>
          </table:table-cell>
          <table:table-cell table:formula="of:=[.CK7]+1" office:value-type="float" office:value="88" calcext:value-type="float">
            <text:p>88</text:p>
          </table:table-cell>
          <table:table-cell table:formula="of:=[.CL7]+1" office:value-type="float" office:value="89" calcext:value-type="float">
            <text:p>89</text:p>
          </table:table-cell>
          <table:table-cell table:formula="of:=[.CM7]+1" office:value-type="float" office:value="90" calcext:value-type="float">
            <text:p>90</text:p>
          </table:table-cell>
          <table:table-cell table:formula="of:=[.CN7]+1" office:value-type="float" office:value="91" calcext:value-type="float">
            <text:p>91</text:p>
          </table:table-cell>
          <table:table-cell table:formula="of:=[.CO7]+1" office:value-type="float" office:value="92" calcext:value-type="float">
            <text:p>92</text:p>
          </table:table-cell>
          <table:table-cell table:formula="of:=[.CP7]+1" office:value-type="float" office:value="93" calcext:value-type="float">
            <text:p>93</text:p>
          </table:table-cell>
          <table:table-cell table:formula="of:=[.CQ7]+1" office:value-type="float" office:value="94" calcext:value-type="float">
            <text:p>94</text:p>
          </table:table-cell>
          <table:table-cell table:formula="of:=[.CR7]+1" office:value-type="float" office:value="95" calcext:value-type="float">
            <text:p>95</text:p>
          </table:table-cell>
          <table:table-cell table:formula="of:=[.CS7]+1" office:value-type="float" office:value="96" calcext:value-type="float">
            <text:p>96</text:p>
          </table:table-cell>
          <table:table-cell table:formula="of:=[.CT7]+1" office:value-type="float" office:value="97" calcext:value-type="float">
            <text:p>97</text:p>
          </table:table-cell>
          <table:table-cell table:formula="of:=[.CU7]+1" office:value-type="float" office:value="98" calcext:value-type="float">
            <text:p>98</text:p>
          </table:table-cell>
          <table:table-cell table:formula="of:=[.CV7]+1" office:value-type="float" office:value="99" calcext:value-type="float">
            <text:p>99</text:p>
          </table:table-cell>
          <table:table-cell table:formula="of:=[.CW7]+1" office:value-type="float" office:value="100" calcext:value-type="float">
            <text:p>100</text:p>
          </table:table-cell>
          <table:table-cell table:formula="of:=[.CX7]+1" office:value-type="float" office:value="101" calcext:value-type="float">
            <text:p>101</text:p>
          </table:table-cell>
          <table:table-cell table:formula="of:=[.CY7]+1" office:value-type="float" office:value="102" calcext:value-type="float">
            <text:p>102</text:p>
          </table:table-cell>
          <table:table-cell table:formula="of:=[.CZ7]+1" office:value-type="float" office:value="103" calcext:value-type="float">
            <text:p>103</text:p>
          </table:table-cell>
          <table:table-cell table:formula="of:=[.DA7]+1" office:value-type="float" office:value="104" calcext:value-type="float">
            <text:p>104</text:p>
          </table:table-cell>
          <table:table-cell table:formula="of:=[.DB7]+1" office:value-type="float" office:value="105" calcext:value-type="float">
            <text:p>105</text:p>
          </table:table-cell>
          <table:table-cell table:formula="of:=[.DC7]+1" office:value-type="float" office:value="106" calcext:value-type="float">
            <text:p>106</text:p>
          </table:table-cell>
          <table:table-cell table:formula="of:=[.DD7]+1" office:value-type="float" office:value="107" calcext:value-type="float">
            <text:p>107</text:p>
          </table:table-cell>
          <table:table-cell table:formula="of:=[.DE7]+1" office:value-type="float" office:value="108" calcext:value-type="float">
            <text:p>108</text:p>
          </table:table-cell>
          <table:table-cell table:formula="of:=[.DF7]+1" office:value-type="float" office:value="109" calcext:value-type="float">
            <text:p>109</text:p>
          </table:table-cell>
          <table:table-cell table:formula="of:=[.DG7]+1" office:value-type="float" office:value="110" calcext:value-type="float">
            <text:p>110</text:p>
          </table:table-cell>
          <table:table-cell table:formula="of:=[.DH7]+1" office:value-type="float" office:value="111" calcext:value-type="float">
            <text:p>111</text:p>
          </table:table-cell>
          <table:table-cell table:formula="of:=[.DI7]+1" office:value-type="float" office:value="112" calcext:value-type="float">
            <text:p>112</text:p>
          </table:table-cell>
          <table:table-cell table:formula="of:=[.DJ7]+1" office:value-type="float" office:value="113" calcext:value-type="float">
            <text:p>113</text:p>
          </table:table-cell>
          <table:table-cell table:formula="of:=[.DK7]+1" office:value-type="float" office:value="114" calcext:value-type="float">
            <text:p>114</text:p>
          </table:table-cell>
          <table:table-cell table:formula="of:=[.DL7]+1" office:value-type="float" office:value="115" calcext:value-type="float">
            <text:p>115</text:p>
          </table:table-cell>
          <table:table-cell table:formula="of:=[.DM7]+1" office:value-type="float" office:value="116" calcext:value-type="float">
            <text:p>116</text:p>
          </table:table-cell>
          <table:table-cell table:formula="of:=[.DN7]+1" office:value-type="float" office:value="117" calcext:value-type="float">
            <text:p>117</text:p>
          </table:table-cell>
          <table:table-cell table:formula="of:=[.DO7]+1" office:value-type="float" office:value="118" calcext:value-type="float">
            <text:p>118</text:p>
          </table:table-cell>
          <table:table-cell table:formula="of:=[.DP7]+1" office:value-type="float" office:value="119" calcext:value-type="float">
            <text:p>119</text:p>
          </table:table-cell>
          <table:table-cell table:formula="of:=[.DQ7]+1" office:value-type="float" office:value="120" calcext:value-type="float">
            <text:p>120</text:p>
          </table:table-cell>
          <table:table-cell table:formula="of:=[.DR7]+1" office:value-type="float" office:value="121" calcext:value-type="float">
            <text:p>121</text:p>
          </table:table-cell>
          <table:table-cell table:formula="of:=[.DS7]+1" office:value-type="float" office:value="122" calcext:value-type="float">
            <text:p>122</text:p>
          </table:table-cell>
          <table:table-cell table:formula="of:=[.DT7]+1" office:value-type="float" office:value="123" calcext:value-type="float">
            <text:p>123</text:p>
          </table:table-cell>
          <table:table-cell table:formula="of:=[.DU7]+1" office:value-type="float" office:value="124" calcext:value-type="float">
            <text:p>124</text:p>
          </table:table-cell>
          <table:table-cell table:formula="of:=[.DV7]+1" office:value-type="float" office:value="125" calcext:value-type="float">
            <text:p>125</text:p>
          </table:table-cell>
          <table:table-cell table:formula="of:=[.DW7]+1" office:value-type="float" office:value="126" calcext:value-type="float">
            <text:p>126</text:p>
          </table:table-cell>
          <table:table-cell table:formula="of:=[.DX7]+1" office:value-type="float" office:value="127" calcext:value-type="float">
            <text:p>127</text:p>
          </table:table-cell>
          <table:table-cell table:formula="of:=[.DY7]+1" office:value-type="float" office:value="128" calcext:value-type="float">
            <text:p>128</text:p>
          </table:table-cell>
          <table:table-cell table:formula="of:=[.DZ7]+1" office:value-type="float" office:value="129" calcext:value-type="float">
            <text:p>129</text:p>
          </table:table-cell>
          <table:table-cell table:formula="of:=[.EA7]+1" office:value-type="float" office:value="130" calcext:value-type="float">
            <text:p>130</text:p>
          </table:table-cell>
          <table:table-cell table:formula="of:=[.EB7]+1" office:value-type="float" office:value="131" calcext:value-type="float">
            <text:p>131</text:p>
          </table:table-cell>
          <table:table-cell table:formula="of:=[.EC7]+1" office:value-type="float" office:value="132" calcext:value-type="float">
            <text:p>132</text:p>
          </table:table-cell>
          <table:table-cell table:formula="of:=[.ED7]+1" office:value-type="float" office:value="133" calcext:value-type="float">
            <text:p>133</text:p>
          </table:table-cell>
          <table:table-cell table:formula="of:=[.EE7]+1" office:value-type="float" office:value="134" calcext:value-type="float">
            <text:p>134</text:p>
          </table:table-cell>
          <table:table-cell table:formula="of:=[.EF7]+1" office:value-type="float" office:value="135" calcext:value-type="float">
            <text:p>135</text:p>
          </table:table-cell>
          <table:table-cell table:formula="of:=[.EG7]+1" office:value-type="float" office:value="136" calcext:value-type="float">
            <text:p>136</text:p>
          </table:table-cell>
          <table:table-cell table:formula="of:=[.EH7]+1" office:value-type="float" office:value="137" calcext:value-type="float">
            <text:p>137</text:p>
          </table:table-cell>
          <table:table-cell table:formula="of:=[.EI7]+1" office:value-type="float" office:value="138" calcext:value-type="float">
            <text:p>138</text:p>
          </table:table-cell>
          <table:table-cell table:formula="of:=[.EJ7]+1" office:value-type="float" office:value="139" calcext:value-type="float">
            <text:p>139</text:p>
          </table:table-cell>
          <table:table-cell table:formula="of:=[.EK7]+1" office:value-type="float" office:value="140" calcext:value-type="float">
            <text:p>140</text:p>
          </table:table-cell>
          <table:table-cell table:formula="of:=[.EL7]+1" office:value-type="float" office:value="141" calcext:value-type="float">
            <text:p>141</text:p>
          </table:table-cell>
          <table:table-cell table:formula="of:=[.EM7]+1" office:value-type="float" office:value="142" calcext:value-type="float">
            <text:p>142</text:p>
          </table:table-cell>
          <table:table-cell table:formula="of:=[.EN7]+1" office:value-type="float" office:value="143" calcext:value-type="float">
            <text:p>143</text:p>
          </table:table-cell>
          <table:table-cell table:formula="of:=[.EO7]+1" office:value-type="float" office:value="144" calcext:value-type="float">
            <text:p>144</text:p>
          </table:table-cell>
          <table:table-cell table:formula="of:=[.EP7]+1" office:value-type="float" office:value="145" calcext:value-type="float">
            <text:p>145</text:p>
          </table:table-cell>
          <table:table-cell table:formula="of:=[.EQ7]+1" office:value-type="float" office:value="146" calcext:value-type="float">
            <text:p>146</text:p>
          </table:table-cell>
          <table:table-cell table:formula="of:=[.ER7]+1" office:value-type="float" office:value="147" calcext:value-type="float">
            <text:p>147</text:p>
          </table:table-cell>
          <table:table-cell table:formula="of:=[.ES7]+1" office:value-type="float" office:value="148" calcext:value-type="float">
            <text:p>148</text:p>
          </table:table-cell>
          <table:table-cell table:formula="of:=[.ET7]+1" office:value-type="float" office:value="149" calcext:value-type="float">
            <text:p>149</text:p>
          </table:table-cell>
          <table:table-cell table:formula="of:=[.EU7]+1" office:value-type="float" office:value="150" calcext:value-type="float">
            <text:p>150</text:p>
          </table:table-cell>
          <table:table-cell table:formula="of:=[.EV7]+1" office:value-type="float" office:value="151" calcext:value-type="float">
            <text:p>151</text:p>
          </table:table-cell>
          <table:table-cell table:formula="of:=[.EW7]+1" office:value-type="float" office:value="152" calcext:value-type="float">
            <text:p>152</text:p>
          </table:table-cell>
          <table:table-cell table:formula="of:=[.EX7]+1" office:value-type="float" office:value="153" calcext:value-type="float">
            <text:p>153</text:p>
          </table:table-cell>
          <table:table-cell table:formula="of:=[.EY7]+1" office:value-type="float" office:value="154" calcext:value-type="float">
            <text:p>154</text:p>
          </table:table-cell>
          <table:table-cell table:formula="of:=[.EZ7]+1" office:value-type="float" office:value="155" calcext:value-type="float">
            <text:p>155</text:p>
          </table:table-cell>
          <table:table-cell table:formula="of:=[.FA7]+1" office:value-type="float" office:value="156" calcext:value-type="float">
            <text:p>156</text:p>
          </table:table-cell>
          <table:table-cell table:formula="of:=[.FB7]+1" office:value-type="float" office:value="157" calcext:value-type="float">
            <text:p>157</text:p>
          </table:table-cell>
          <table:table-cell table:formula="of:=[.FC7]+1" office:value-type="float" office:value="158" calcext:value-type="float">
            <text:p>158</text:p>
          </table:table-cell>
          <table:table-cell table:formula="of:=[.FD7]+1" office:value-type="float" office:value="159" calcext:value-type="float">
            <text:p>159</text:p>
          </table:table-cell>
          <table:table-cell table:formula="of:=[.FE7]+1" office:value-type="float" office:value="160" calcext:value-type="float">
            <text:p>160</text:p>
          </table:table-cell>
          <table:table-cell table:formula="of:=[.FF7]+1" office:value-type="float" office:value="161" calcext:value-type="float">
            <text:p>161</text:p>
          </table:table-cell>
          <table:table-cell table:formula="of:=[.FG7]+1" office:value-type="float" office:value="162" calcext:value-type="float">
            <text:p>162</text:p>
          </table:table-cell>
          <table:table-cell table:formula="of:=[.FH7]+1" office:value-type="float" office:value="163" calcext:value-type="float">
            <text:p>163</text:p>
          </table:table-cell>
          <table:table-cell table:formula="of:=[.FI7]+1" office:value-type="float" office:value="164" calcext:value-type="float">
            <text:p>164</text:p>
          </table:table-cell>
          <table:table-cell table:formula="of:=[.FJ7]+1" office:value-type="float" office:value="165" calcext:value-type="float">
            <text:p>165</text:p>
          </table:table-cell>
          <table:table-cell table:formula="of:=[.FK7]+1" office:value-type="float" office:value="166" calcext:value-type="float">
            <text:p>166</text:p>
          </table:table-cell>
          <table:table-cell table:formula="of:=[.FL7]+1" office:value-type="float" office:value="167" calcext:value-type="float">
            <text:p>167</text:p>
          </table:table-cell>
          <table:table-cell table:formula="of:=[.FM7]+1" office:value-type="float" office:value="168" calcext:value-type="float">
            <text:p>168</text:p>
          </table:table-cell>
          <table:table-cell table:formula="of:=[.FN7]+1" office:value-type="float" office:value="169" calcext:value-type="float">
            <text:p>169</text:p>
          </table:table-cell>
          <table:table-cell table:formula="of:=[.FO7]+1" office:value-type="float" office:value="170" calcext:value-type="float">
            <text:p>170</text:p>
          </table:table-cell>
          <table:table-cell table:formula="of:=[.FP7]+1" office:value-type="float" office:value="171" calcext:value-type="float">
            <text:p>171</text:p>
          </table:table-cell>
          <table:table-cell table:formula="of:=[.FQ7]+1" office:value-type="float" office:value="172" calcext:value-type="float">
            <text:p>172</text:p>
          </table:table-cell>
          <table:table-cell table:formula="of:=[.FR7]+1" office:value-type="float" office:value="173" calcext:value-type="float">
            <text:p>173</text:p>
          </table:table-cell>
          <table:table-cell table:formula="of:=[.FS7]+1" office:value-type="float" office:value="174" calcext:value-type="float">
            <text:p>174</text:p>
          </table:table-cell>
          <table:table-cell table:formula="of:=[.FT7]+1" office:value-type="float" office:value="175" calcext:value-type="float">
            <text:p>175</text:p>
          </table:table-cell>
          <table:table-cell table:formula="of:=[.FU7]+1" office:value-type="float" office:value="176" calcext:value-type="float">
            <text:p>176</text:p>
          </table:table-cell>
          <table:table-cell table:formula="of:=[.FV7]+1" office:value-type="float" office:value="177" calcext:value-type="float">
            <text:p>177</text:p>
          </table:table-cell>
          <table:table-cell table:formula="of:=[.FW7]+1" office:value-type="float" office:value="178" calcext:value-type="float">
            <text:p>178</text:p>
          </table:table-cell>
          <table:table-cell table:formula="of:=[.FX7]+1" office:value-type="float" office:value="179" calcext:value-type="float">
            <text:p>179</text:p>
          </table:table-cell>
          <table:table-cell table:formula="of:=[.FY7]+1" office:value-type="float" office:value="180" calcext:value-type="float">
            <text:p>180</text:p>
          </table:table-cell>
          <table:table-cell table:formula="of:=[.FZ7]+1" office:value-type="float" office:value="181" calcext:value-type="float">
            <text:p>181</text:p>
          </table:table-cell>
          <table:table-cell table:formula="of:=[.GA7]+1" office:value-type="float" office:value="182" calcext:value-type="float">
            <text:p>182</text:p>
          </table:table-cell>
          <table:table-cell table:formula="of:=[.GB7]+1" office:value-type="float" office:value="183" calcext:value-type="float">
            <text:p>183</text:p>
          </table:table-cell>
          <table:table-cell table:formula="of:=[.GC7]+1" office:value-type="float" office:value="184" calcext:value-type="float">
            <text:p>184</text:p>
          </table:table-cell>
          <table:table-cell table:formula="of:=[.GD7]+1" office:value-type="float" office:value="185" calcext:value-type="float">
            <text:p>185</text:p>
          </table:table-cell>
          <table:table-cell table:formula="of:=[.GE7]+1" office:value-type="float" office:value="186" calcext:value-type="float">
            <text:p>186</text:p>
          </table:table-cell>
          <table:table-cell table:formula="of:=[.GF7]+1" office:value-type="float" office:value="187" calcext:value-type="float">
            <text:p>187</text:p>
          </table:table-cell>
          <table:table-cell table:formula="of:=[.GG7]+1" office:value-type="float" office:value="188" calcext:value-type="float">
            <text:p>188</text:p>
          </table:table-cell>
          <table:table-cell table:formula="of:=[.GH7]+1" office:value-type="float" office:value="189" calcext:value-type="float">
            <text:p>189</text:p>
          </table:table-cell>
          <table:table-cell table:formula="of:=[.GI7]+1" office:value-type="float" office:value="190" calcext:value-type="float">
            <text:p>190</text:p>
          </table:table-cell>
          <table:table-cell table:formula="of:=[.GJ7]+1" office:value-type="float" office:value="191" calcext:value-type="float">
            <text:p>191</text:p>
          </table:table-cell>
          <table:table-cell table:formula="of:=[.GK7]+1" office:value-type="float" office:value="192" calcext:value-type="float">
            <text:p>192</text:p>
          </table:table-cell>
          <table:table-cell table:formula="of:=[.GL7]+1" office:value-type="float" office:value="193" calcext:value-type="float">
            <text:p>193</text:p>
          </table:table-cell>
          <table:table-cell table:formula="of:=[.GM7]+1" office:value-type="float" office:value="194" calcext:value-type="float">
            <text:p>194</text:p>
          </table:table-cell>
          <table:table-cell table:formula="of:=[.GN7]+1" office:value-type="float" office:value="195" calcext:value-type="float">
            <text:p>195</text:p>
          </table:table-cell>
          <table:table-cell table:formula="of:=[.GO7]+1" office:value-type="float" office:value="196" calcext:value-type="float">
            <text:p>196</text:p>
          </table:table-cell>
          <table:table-cell table:formula="of:=[.GP7]+1" office:value-type="float" office:value="197" calcext:value-type="float">
            <text:p>197</text:p>
          </table:table-cell>
          <table:table-cell table:formula="of:=[.GQ7]+1" office:value-type="float" office:value="198" calcext:value-type="float">
            <text:p>198</text:p>
          </table:table-cell>
          <table:table-cell table:formula="of:=[.GR7]+1" office:value-type="float" office:value="199" calcext:value-type="float">
            <text:p>199</text:p>
          </table:table-cell>
          <table:table-cell table:formula="of:=[.GS7]+1" office:value-type="float" office:value="200" calcext:value-type="float">
            <text:p>200</text:p>
          </table:table-cell>
          <table:table-cell table:formula="of:=[.GT7]+1" office:value-type="float" office:value="201" calcext:value-type="float">
            <text:p>201</text:p>
          </table:table-cell>
          <table:table-cell table:formula="of:=[.GU7]+1" office:value-type="float" office:value="202" calcext:value-type="float">
            <text:p>202</text:p>
          </table:table-cell>
          <table:table-cell table:formula="of:=[.GV7]+1" office:value-type="float" office:value="203" calcext:value-type="float">
            <text:p>203</text:p>
          </table:table-cell>
          <table:table-cell table:formula="of:=[.GW7]+1" office:value-type="float" office:value="204" calcext:value-type="float">
            <text:p>204</text:p>
          </table:table-cell>
          <table:table-cell table:formula="of:=[.GX7]+1" office:value-type="float" office:value="205" calcext:value-type="float">
            <text:p>205</text:p>
          </table:table-cell>
          <table:table-cell table:formula="of:=[.GY7]+1" office:value-type="float" office:value="206" calcext:value-type="float">
            <text:p>206</text:p>
          </table:table-cell>
          <table:table-cell table:formula="of:=[.GZ7]+1" office:value-type="float" office:value="207" calcext:value-type="float">
            <text:p>207</text:p>
          </table:table-cell>
          <table:table-cell table:formula="of:=[.HA7]+1" office:value-type="float" office:value="208" calcext:value-type="float">
            <text:p>208</text:p>
          </table:table-cell>
          <table:table-cell table:formula="of:=[.HB7]+1" office:value-type="float" office:value="209" calcext:value-type="float">
            <text:p>209</text:p>
          </table:table-cell>
          <table:table-cell table:formula="of:=[.HC7]+1" office:value-type="float" office:value="210" calcext:value-type="float">
            <text:p>210</text:p>
          </table:table-cell>
          <table:table-cell table:formula="of:=[.HD7]+1" office:value-type="float" office:value="211" calcext:value-type="float">
            <text:p>211</text:p>
          </table:table-cell>
          <table:table-cell table:formula="of:=[.HE7]+1" office:value-type="float" office:value="212" calcext:value-type="float">
            <text:p>212</text:p>
          </table:table-cell>
          <table:table-cell table:formula="of:=[.HF7]+1" office:value-type="float" office:value="213" calcext:value-type="float">
            <text:p>213</text:p>
          </table:table-cell>
          <table:table-cell table:formula="of:=[.HG7]+1" office:value-type="float" office:value="214" calcext:value-type="float">
            <text:p>214</text:p>
          </table:table-cell>
          <table:table-cell table:formula="of:=[.HH7]+1" office:value-type="float" office:value="215" calcext:value-type="float">
            <text:p>215</text:p>
          </table:table-cell>
          <table:table-cell table:formula="of:=[.HI7]+1" office:value-type="float" office:value="216" calcext:value-type="float">
            <text:p>216</text:p>
          </table:table-cell>
          <table:table-cell table:formula="of:=[.HJ7]+1" office:value-type="float" office:value="217" calcext:value-type="float">
            <text:p>217</text:p>
          </table:table-cell>
          <table:table-cell table:formula="of:=[.HK7]+1" office:value-type="float" office:value="218" calcext:value-type="float">
            <text:p>218</text:p>
          </table:table-cell>
          <table:table-cell table:formula="of:=[.HL7]+1" office:value-type="float" office:value="219" calcext:value-type="float">
            <text:p>219</text:p>
          </table:table-cell>
          <table:table-cell table:formula="of:=[.HM7]+1" office:value-type="float" office:value="220" calcext:value-type="float">
            <text:p>220</text:p>
          </table:table-cell>
          <table:table-cell table:formula="of:=[.HN7]+1" office:value-type="float" office:value="221" calcext:value-type="float">
            <text:p>221</text:p>
          </table:table-cell>
          <table:table-cell table:formula="of:=[.HO7]+1" office:value-type="float" office:value="222" calcext:value-type="float">
            <text:p>222</text:p>
          </table:table-cell>
          <table:table-cell table:formula="of:=[.HP7]+1" office:value-type="float" office:value="223" calcext:value-type="float">
            <text:p>223</text:p>
          </table:table-cell>
          <table:table-cell table:formula="of:=[.HQ7]+1" office:value-type="float" office:value="224" calcext:value-type="float">
            <text:p>224</text:p>
          </table:table-cell>
          <table:table-cell table:formula="of:=[.HR7]+1" office:value-type="float" office:value="225" calcext:value-type="float">
            <text:p>225</text:p>
          </table:table-cell>
          <table:table-cell table:formula="of:=[.HS7]+1" office:value-type="float" office:value="226" calcext:value-type="float">
            <text:p>226</text:p>
          </table:table-cell>
          <table:table-cell table:formula="of:=[.HT7]+1" office:value-type="float" office:value="227" calcext:value-type="float">
            <text:p>227</text:p>
          </table:table-cell>
          <table:table-cell table:formula="of:=[.HU7]+1" office:value-type="float" office:value="228" calcext:value-type="float">
            <text:p>228</text:p>
          </table:table-cell>
          <table:table-cell table:formula="of:=[.HV7]+1" office:value-type="float" office:value="229" calcext:value-type="float">
            <text:p>229</text:p>
          </table:table-cell>
          <table:table-cell table:formula="of:=[.HW7]+1" office:value-type="float" office:value="230" calcext:value-type="float">
            <text:p>230</text:p>
          </table:table-cell>
          <table:table-cell table:formula="of:=[.HX7]+1" office:value-type="float" office:value="231" calcext:value-type="float">
            <text:p>231</text:p>
          </table:table-cell>
          <table:table-cell table:formula="of:=[.HY7]+1" office:value-type="float" office:value="232" calcext:value-type="float">
            <text:p>232</text:p>
          </table:table-cell>
          <table:table-cell table:formula="of:=[.HZ7]+1" office:value-type="float" office:value="233" calcext:value-type="float">
            <text:p>233</text:p>
          </table:table-cell>
          <table:table-cell table:formula="of:=[.IA7]+1" office:value-type="float" office:value="234" calcext:value-type="float">
            <text:p>234</text:p>
          </table:table-cell>
          <table:table-cell table:formula="of:=[.IB7]+1" office:value-type="float" office:value="235" calcext:value-type="float">
            <text:p>235</text:p>
          </table:table-cell>
          <table:table-cell table:formula="of:=[.IC7]+1" office:value-type="float" office:value="236" calcext:value-type="float">
            <text:p>236</text:p>
          </table:table-cell>
          <table:table-cell table:formula="of:=[.ID7]+1" office:value-type="float" office:value="237" calcext:value-type="float">
            <text:p>237</text:p>
          </table:table-cell>
          <table:table-cell table:formula="of:=[.IE7]+1" office:value-type="float" office:value="238" calcext:value-type="float">
            <text:p>238</text:p>
          </table:table-cell>
          <table:table-cell table:formula="of:=[.IF7]+1" office:value-type="float" office:value="239" calcext:value-type="float">
            <text:p>239</text:p>
          </table:table-cell>
          <table:table-cell table:number-columns-repeated="45"/>
        </table:table-row>
        <table:table-row table:style-name="ro1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196," calcext:value-type="string">
            <text:p>196,</text:p>
          </table:table-cell>
          <table:table-cell table:style-name="ce1" table:formula="of:=[.GQ2]&amp;&quot;,&quot;" office:value-type="string" office:string-value="197," calcext:value-type="string">
            <text:p>197,</text:p>
          </table:table-cell>
          <table:table-cell table:style-name="ce1" table:formula="of:=[.GR2]&amp;&quot;,&quot;" office:value-type="string" office:string-value="198," calcext:value-type="string">
            <text:p>198,</text:p>
          </table:table-cell>
          <table:table-cell table:style-name="ce1" table:formula="of:=[.GS2]&amp;&quot;,&quot;" office:value-type="string" office:string-value="199," calcext:value-type="string">
            <text:p>199,</text:p>
          </table:table-cell>
          <table:table-cell table:style-name="ce1" table:formula="of:=[.GT2]&amp;&quot;,&quot;" office:value-type="string" office:string-value="200," calcext:value-type="string">
            <text:p>200,</text:p>
          </table:table-cell>
          <table:table-cell table:style-name="ce1" table:formula="of:=[.GU2]&amp;&quot;,&quot;" office:value-type="string" office:string-value="201," calcext:value-type="string">
            <text:p>201,</text:p>
          </table:table-cell>
          <table:table-cell table:style-name="ce1" table:formula="of:=[.GV2]&amp;&quot;,&quot;" office:value-type="string" office:string-value="202," calcext:value-type="string">
            <text:p>202,</text:p>
          </table:table-cell>
          <table:table-cell table:style-name="ce1" table:formula="of:=[.GW2]&amp;&quot;,&quot;" office:value-type="string" office:string-value="203," calcext:value-type="string">
            <text:p>203,</text:p>
          </table:table-cell>
          <table:table-cell table:style-name="ce1" table:formula="of:=[.GX2]&amp;&quot;,&quot;" office:value-type="string" office:string-value="204," calcext:value-type="string">
            <text:p>204,</text:p>
          </table:table-cell>
          <table:table-cell table:style-name="ce1" table:formula="of:=[.GY2]&amp;&quot;,&quot;" office:value-type="string" office:string-value="205," calcext:value-type="string">
            <text:p>205,</text:p>
          </table:table-cell>
          <table:table-cell table:style-name="ce1" table:formula="of:=[.GZ2]&amp;&quot;,&quot;" office:value-type="string" office:string-value="206," calcext:value-type="string">
            <text:p>206,</text:p>
          </table:table-cell>
          <table:table-cell table:style-name="ce1" table:formula="of:=[.HA2]&amp;&quot;,&quot;" office:value-type="string" office:string-value="207," calcext:value-type="string">
            <text:p>207,</text:p>
          </table:table-cell>
          <table:table-cell table:style-name="ce1" table:formula="of:=[.HB2]&amp;&quot;,&quot;" office:value-type="string" office:string-value="208," calcext:value-type="string">
            <text:p>208,</text:p>
          </table:table-cell>
          <table:table-cell table:style-name="ce1" table:formula="of:=[.HC2]&amp;&quot;,&quot;" office:value-type="string" office:string-value="209," calcext:value-type="string">
            <text:p>209,</text:p>
          </table:table-cell>
          <table:table-cell table:style-name="ce1" table:formula="of:=[.HD2]&amp;&quot;,&quot;" office:value-type="string" office:string-value="210," calcext:value-type="string">
            <text:p>210,</text:p>
          </table:table-cell>
          <table:table-cell table:style-name="ce1" table:formula="of:=[.HE2]&amp;&quot;,&quot;" office:value-type="string" office:string-value="211," calcext:value-type="string">
            <text:p>211,</text:p>
          </table:table-cell>
          <table:table-cell table:style-name="ce1" table:formula="of:=[.HF2]&amp;&quot;,&quot;" office:value-type="string" office:string-value="212," calcext:value-type="string">
            <text:p>212,</text:p>
          </table:table-cell>
          <table:table-cell table:style-name="ce1" table:formula="of:=[.HG2]&amp;&quot;,&quot;" office:value-type="string" office:string-value="213," calcext:value-type="string">
            <text:p>213,</text:p>
          </table:table-cell>
          <table:table-cell table:style-name="ce1" table:formula="of:=[.HH2]&amp;&quot;,&quot;" office:value-type="string" office:string-value="214," calcext:value-type="string">
            <text:p>214,</text:p>
          </table:table-cell>
          <table:table-cell table:style-name="ce1" table:formula="of:=[.HI2]&amp;&quot;,&quot;" office:value-type="string" office:string-value="215," calcext:value-type="string">
            <text:p>215,</text:p>
          </table:table-cell>
          <table:table-cell table:style-name="ce1" table:formula="of:=[.HJ2]&amp;&quot;,&quot;" office:value-type="string" office:string-value="216," calcext:value-type="string">
            <text:p>216,</text:p>
          </table:table-cell>
          <table:table-cell table:style-name="ce1" table:formula="of:=[.HK2]&amp;&quot;,&quot;" office:value-type="string" office:string-value="217," calcext:value-type="string">
            <text:p>217,</text:p>
          </table:table-cell>
          <table:table-cell table:style-name="ce1" table:formula="of:=[.HL2]&amp;&quot;,&quot;" office:value-type="string" office:string-value="218," calcext:value-type="string">
            <text:p>218,</text:p>
          </table:table-cell>
          <table:table-cell table:style-name="ce1" table:formula="of:=[.HM2]&amp;&quot;,&quot;" office:value-type="string" office:string-value="219," calcext:value-type="string">
            <text:p>219,</text:p>
          </table:table-cell>
          <table:table-cell table:style-name="ce1" table:formula="of:=[.HN2]&amp;&quot;,&quot;" office:value-type="string" office:string-value="220," calcext:value-type="string">
            <text:p>220,</text:p>
          </table:table-cell>
          <table:table-cell table:style-name="ce1" table:formula="of:=[.HO2]&amp;&quot;,&quot;" office:value-type="string" office:string-value="221," calcext:value-type="string">
            <text:p>221,</text:p>
          </table:table-cell>
          <table:table-cell table:style-name="ce1" table:formula="of:=[.HP2]&amp;&quot;,&quot;" office:value-type="string" office:string-value="222," calcext:value-type="string">
            <text:p>222,</text:p>
          </table:table-cell>
          <table:table-cell table:style-name="ce1" table:formula="of:=[.HQ2]&amp;&quot;,&quot;" office:value-type="string" office:string-value="223," calcext:value-type="string">
            <text:p>223,</text:p>
          </table:table-cell>
          <table:table-cell table:style-name="ce1" table:formula="of:=[.HR2]&amp;&quot;,&quot;" office:value-type="string" office:string-value="224," calcext:value-type="string">
            <text:p>224,</text:p>
          </table:table-cell>
          <table:table-cell table:style-name="ce1" table:formula="of:=[.HS2]&amp;&quot;,&quot;" office:value-type="string" office:string-value="225," calcext:value-type="string">
            <text:p>225,</text:p>
          </table:table-cell>
          <table:table-cell table:style-name="ce1" table:formula="of:=[.HT2]&amp;&quot;,&quot;" office:value-type="string" office:string-value="226," calcext:value-type="string">
            <text:p>226,</text:p>
          </table:table-cell>
          <table:table-cell table:style-name="ce1" table:formula="of:=[.HU2]&amp;&quot;,&quot;" office:value-type="string" office:string-value="227," calcext:value-type="string">
            <text:p>227,</text:p>
          </table:table-cell>
          <table:table-cell table:style-name="ce1" table:formula="of:=[.HV2]&amp;&quot;,&quot;" office:value-type="string" office:string-value="228," calcext:value-type="string">
            <text:p>228,</text:p>
          </table:table-cell>
          <table:table-cell table:style-name="ce1" table:formula="of:=[.HW2]&amp;&quot;,&quot;" office:value-type="string" office:string-value="229," calcext:value-type="string">
            <text:p>229,</text:p>
          </table:table-cell>
          <table:table-cell table:style-name="ce1" table:formula="of:=[.HX2]&amp;&quot;,&quot;" office:value-type="string" office:string-value="230," calcext:value-type="string">
            <text:p>230,</text:p>
          </table:table-cell>
          <table:table-cell table:style-name="ce1" table:formula="of:=[.HY2]&amp;&quot;,&quot;" office:value-type="string" office:string-value="231," calcext:value-type="string">
            <text:p>231,</text:p>
          </table:table-cell>
          <table:table-cell table:style-name="ce1" table:formula="of:=[.HZ2]&amp;&quot;,&quot;" office:value-type="string" office:string-value="232," calcext:value-type="string">
            <text:p>232,</text:p>
          </table:table-cell>
          <table:table-cell table:style-name="ce1" table:formula="of:=[.IA2]&amp;&quot;,&quot;" office:value-type="string" office:string-value="233," calcext:value-type="string">
            <text:p>233,</text:p>
          </table:table-cell>
          <table:table-cell table:style-name="ce1" table:formula="of:=[.IB2]&amp;&quot;,&quot;" office:value-type="string" office:string-value="234," calcext:value-type="string">
            <text:p>234,</text:p>
          </table:table-cell>
          <table:table-cell table:style-name="ce1" table:formula="of:=[.IC2]&amp;&quot;,&quot;" office:value-type="string" office:string-value="235," calcext:value-type="string">
            <text:p>235,</text:p>
          </table:table-cell>
          <table:table-cell table:style-name="ce1" table:formula="of:=[.ID2]&amp;&quot;,&quot;" office:value-type="string" office:string-value="236," calcext:value-type="string">
            <text:p>236,</text:p>
          </table:table-cell>
          <table:table-cell table:style-name="ce1" table:formula="of:=[.IE2]&amp;&quot;,&quot;" office:value-type="string" office:string-value="237," calcext:value-type="string">
            <text:p>237,</text:p>
          </table:table-cell>
          <table:table-cell table:style-name="ce1" table:formula="of:=[.IF2]&amp;&quot;,&quot;" office:value-type="string" office:string-value="238," calcext:value-type="string">
            <text:p>238,</text:p>
          </table:table-cell>
          <table:table-cell table:style-name="ce1" table:formula="of:=[.IG2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196," calcext:value-type="string">
            <text:p>196,</text:p>
          </table:table-cell>
          <table:table-cell table:style-name="ce1" table:formula="of:=[.GQ3]&amp;&quot;,&quot;" office:value-type="string" office:string-value="197," calcext:value-type="string">
            <text:p>197,</text:p>
          </table:table-cell>
          <table:table-cell table:style-name="ce1" table:formula="of:=[.GR3]&amp;&quot;,&quot;" office:value-type="string" office:string-value="198," calcext:value-type="string">
            <text:p>198,</text:p>
          </table:table-cell>
          <table:table-cell table:style-name="ce1" table:formula="of:=[.GS3]&amp;&quot;,&quot;" office:value-type="string" office:string-value="199," calcext:value-type="string">
            <text:p>199,</text:p>
          </table:table-cell>
          <table:table-cell table:style-name="ce1" table:formula="of:=[.GT3]&amp;&quot;,&quot;" office:value-type="string" office:string-value="200," calcext:value-type="string">
            <text:p>200,</text:p>
          </table:table-cell>
          <table:table-cell table:style-name="ce1" table:formula="of:=[.GU3]&amp;&quot;,&quot;" office:value-type="string" office:string-value="201," calcext:value-type="string">
            <text:p>201,</text:p>
          </table:table-cell>
          <table:table-cell table:style-name="ce1" table:formula="of:=[.GV3]&amp;&quot;,&quot;" office:value-type="string" office:string-value="202," calcext:value-type="string">
            <text:p>202,</text:p>
          </table:table-cell>
          <table:table-cell table:style-name="ce1" table:formula="of:=[.GW3]&amp;&quot;,&quot;" office:value-type="string" office:string-value="203," calcext:value-type="string">
            <text:p>203,</text:p>
          </table:table-cell>
          <table:table-cell table:style-name="ce1" table:formula="of:=[.GX3]&amp;&quot;,&quot;" office:value-type="string" office:string-value="204," calcext:value-type="string">
            <text:p>204,</text:p>
          </table:table-cell>
          <table:table-cell table:style-name="ce1" table:formula="of:=[.GY3]&amp;&quot;,&quot;" office:value-type="string" office:string-value="205," calcext:value-type="string">
            <text:p>205,</text:p>
          </table:table-cell>
          <table:table-cell table:style-name="ce1" table:formula="of:=[.GZ3]&amp;&quot;,&quot;" office:value-type="string" office:string-value="206," calcext:value-type="string">
            <text:p>206,</text:p>
          </table:table-cell>
          <table:table-cell table:style-name="ce1" table:formula="of:=[.HA3]&amp;&quot;,&quot;" office:value-type="string" office:string-value="207," calcext:value-type="string">
            <text:p>207,</text:p>
          </table:table-cell>
          <table:table-cell table:style-name="ce1" table:formula="of:=[.HB3]&amp;&quot;,&quot;" office:value-type="string" office:string-value="208," calcext:value-type="string">
            <text:p>208,</text:p>
          </table:table-cell>
          <table:table-cell table:style-name="ce1" table:formula="of:=[.HC3]&amp;&quot;,&quot;" office:value-type="string" office:string-value="209," calcext:value-type="string">
            <text:p>209,</text:p>
          </table:table-cell>
          <table:table-cell table:style-name="ce1" table:formula="of:=[.HD3]&amp;&quot;,&quot;" office:value-type="string" office:string-value="210," calcext:value-type="string">
            <text:p>210,</text:p>
          </table:table-cell>
          <table:table-cell table:style-name="ce1" table:formula="of:=[.HE3]&amp;&quot;,&quot;" office:value-type="string" office:string-value="211," calcext:value-type="string">
            <text:p>211,</text:p>
          </table:table-cell>
          <table:table-cell table:style-name="ce1" table:formula="of:=[.HF3]&amp;&quot;,&quot;" office:value-type="string" office:string-value="212," calcext:value-type="string">
            <text:p>212,</text:p>
          </table:table-cell>
          <table:table-cell table:style-name="ce1" table:formula="of:=[.HG3]&amp;&quot;,&quot;" office:value-type="string" office:string-value="213," calcext:value-type="string">
            <text:p>213,</text:p>
          </table:table-cell>
          <table:table-cell table:style-name="ce1" table:formula="of:=[.HH3]&amp;&quot;,&quot;" office:value-type="string" office:string-value="214," calcext:value-type="string">
            <text:p>214,</text:p>
          </table:table-cell>
          <table:table-cell table:style-name="ce1" table:formula="of:=[.HI3]&amp;&quot;,&quot;" office:value-type="string" office:string-value="215," calcext:value-type="string">
            <text:p>215,</text:p>
          </table:table-cell>
          <table:table-cell table:style-name="ce1" table:formula="of:=[.HJ3]&amp;&quot;,&quot;" office:value-type="string" office:string-value="216," calcext:value-type="string">
            <text:p>216,</text:p>
          </table:table-cell>
          <table:table-cell table:style-name="ce1" table:formula="of:=[.HK3]&amp;&quot;,&quot;" office:value-type="string" office:string-value="217," calcext:value-type="string">
            <text:p>217,</text:p>
          </table:table-cell>
          <table:table-cell table:style-name="ce1" table:formula="of:=[.HL3]&amp;&quot;,&quot;" office:value-type="string" office:string-value="218," calcext:value-type="string">
            <text:p>218,</text:p>
          </table:table-cell>
          <table:table-cell table:style-name="ce1" table:formula="of:=[.HM3]&amp;&quot;,&quot;" office:value-type="string" office:string-value="219," calcext:value-type="string">
            <text:p>219,</text:p>
          </table:table-cell>
          <table:table-cell table:style-name="ce1" table:formula="of:=[.HN3]&amp;&quot;,&quot;" office:value-type="string" office:string-value="220," calcext:value-type="string">
            <text:p>220,</text:p>
          </table:table-cell>
          <table:table-cell table:style-name="ce1" table:formula="of:=[.HO3]&amp;&quot;,&quot;" office:value-type="string" office:string-value="221," calcext:value-type="string">
            <text:p>221,</text:p>
          </table:table-cell>
          <table:table-cell table:style-name="ce1" table:formula="of:=[.HP3]&amp;&quot;,&quot;" office:value-type="string" office:string-value="222," calcext:value-type="string">
            <text:p>222,</text:p>
          </table:table-cell>
          <table:table-cell table:style-name="ce1" table:formula="of:=[.HQ3]&amp;&quot;,&quot;" office:value-type="string" office:string-value="223," calcext:value-type="string">
            <text:p>223,</text:p>
          </table:table-cell>
          <table:table-cell table:style-name="ce1" table:formula="of:=[.HR3]&amp;&quot;,&quot;" office:value-type="string" office:string-value="224," calcext:value-type="string">
            <text:p>224,</text:p>
          </table:table-cell>
          <table:table-cell table:style-name="ce1" table:formula="of:=[.HS3]&amp;&quot;,&quot;" office:value-type="string" office:string-value="225," calcext:value-type="string">
            <text:p>225,</text:p>
          </table:table-cell>
          <table:table-cell table:style-name="ce1" table:formula="of:=[.HT3]&amp;&quot;,&quot;" office:value-type="string" office:string-value="226," calcext:value-type="string">
            <text:p>226,</text:p>
          </table:table-cell>
          <table:table-cell table:style-name="ce1" table:formula="of:=[.HU3]&amp;&quot;,&quot;" office:value-type="string" office:string-value="227," calcext:value-type="string">
            <text:p>227,</text:p>
          </table:table-cell>
          <table:table-cell table:style-name="ce1" table:formula="of:=[.HV3]&amp;&quot;,&quot;" office:value-type="string" office:string-value="228," calcext:value-type="string">
            <text:p>228,</text:p>
          </table:table-cell>
          <table:table-cell table:style-name="ce1" table:formula="of:=[.HW3]&amp;&quot;,&quot;" office:value-type="string" office:string-value="229," calcext:value-type="string">
            <text:p>229,</text:p>
          </table:table-cell>
          <table:table-cell table:style-name="ce1" table:formula="of:=[.HX3]&amp;&quot;,&quot;" office:value-type="string" office:string-value="230," calcext:value-type="string">
            <text:p>230,</text:p>
          </table:table-cell>
          <table:table-cell table:style-name="ce1" table:formula="of:=[.HY3]&amp;&quot;,&quot;" office:value-type="string" office:string-value="231," calcext:value-type="string">
            <text:p>231,</text:p>
          </table:table-cell>
          <table:table-cell table:style-name="ce1" table:formula="of:=[.HZ3]&amp;&quot;,&quot;" office:value-type="string" office:string-value="232," calcext:value-type="string">
            <text:p>232,</text:p>
          </table:table-cell>
          <table:table-cell table:style-name="ce1" table:formula="of:=[.IA3]&amp;&quot;,&quot;" office:value-type="string" office:string-value="233," calcext:value-type="string">
            <text:p>233,</text:p>
          </table:table-cell>
          <table:table-cell table:style-name="ce1" table:formula="of:=[.IB3]&amp;&quot;,&quot;" office:value-type="string" office:string-value="234," calcext:value-type="string">
            <text:p>234,</text:p>
          </table:table-cell>
          <table:table-cell table:style-name="ce1" table:formula="of:=[.IC3]&amp;&quot;,&quot;" office:value-type="string" office:string-value="235," calcext:value-type="string">
            <text:p>235,</text:p>
          </table:table-cell>
          <table:table-cell table:style-name="ce1" table:formula="of:=[.ID3]&amp;&quot;,&quot;" office:value-type="string" office:string-value="236," calcext:value-type="string">
            <text:p>236,</text:p>
          </table:table-cell>
          <table:table-cell table:style-name="ce1" table:formula="of:=[.IE3]&amp;&quot;,&quot;" office:value-type="string" office:string-value="237," calcext:value-type="string">
            <text:p>237,</text:p>
          </table:table-cell>
          <table:table-cell table:style-name="ce1" table:formula="of:=[.IF3]&amp;&quot;,&quot;" office:value-type="string" office:string-value="238," calcext:value-type="string">
            <text:p>238,</text:p>
          </table:table-cell>
          <table:table-cell table:style-name="ce1" table:formula="of:=[.IG3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196," calcext:value-type="string">
            <text:p>196,</text:p>
          </table:table-cell>
          <table:table-cell table:style-name="ce1" table:formula="of:=[.GQ4]&amp;&quot;,&quot;" office:value-type="string" office:string-value="197," calcext:value-type="string">
            <text:p>197,</text:p>
          </table:table-cell>
          <table:table-cell table:style-name="ce1" table:formula="of:=[.GR4]&amp;&quot;,&quot;" office:value-type="string" office:string-value="198," calcext:value-type="string">
            <text:p>198,</text:p>
          </table:table-cell>
          <table:table-cell table:style-name="ce1" table:formula="of:=[.GS4]&amp;&quot;,&quot;" office:value-type="string" office:string-value="199," calcext:value-type="string">
            <text:p>199,</text:p>
          </table:table-cell>
          <table:table-cell table:style-name="ce1" table:formula="of:=[.GT4]&amp;&quot;,&quot;" office:value-type="string" office:string-value="200," calcext:value-type="string">
            <text:p>200,</text:p>
          </table:table-cell>
          <table:table-cell table:style-name="ce1" table:formula="of:=[.GU4]&amp;&quot;,&quot;" office:value-type="string" office:string-value="201," calcext:value-type="string">
            <text:p>201,</text:p>
          </table:table-cell>
          <table:table-cell table:style-name="ce1" table:formula="of:=[.GV4]&amp;&quot;,&quot;" office:value-type="string" office:string-value="202," calcext:value-type="string">
            <text:p>202,</text:p>
          </table:table-cell>
          <table:table-cell table:style-name="ce1" table:formula="of:=[.GW4]&amp;&quot;,&quot;" office:value-type="string" office:string-value="203," calcext:value-type="string">
            <text:p>203,</text:p>
          </table:table-cell>
          <table:table-cell table:style-name="ce1" table:formula="of:=[.GX4]&amp;&quot;,&quot;" office:value-type="string" office:string-value="204," calcext:value-type="string">
            <text:p>204,</text:p>
          </table:table-cell>
          <table:table-cell table:style-name="ce1" table:formula="of:=[.GY4]&amp;&quot;,&quot;" office:value-type="string" office:string-value="205," calcext:value-type="string">
            <text:p>205,</text:p>
          </table:table-cell>
          <table:table-cell table:style-name="ce1" table:formula="of:=[.GZ4]&amp;&quot;,&quot;" office:value-type="string" office:string-value="206," calcext:value-type="string">
            <text:p>206,</text:p>
          </table:table-cell>
          <table:table-cell table:style-name="ce1" table:formula="of:=[.HA4]&amp;&quot;,&quot;" office:value-type="string" office:string-value="207," calcext:value-type="string">
            <text:p>207,</text:p>
          </table:table-cell>
          <table:table-cell table:style-name="ce1" table:formula="of:=[.HB4]&amp;&quot;,&quot;" office:value-type="string" office:string-value="208," calcext:value-type="string">
            <text:p>208,</text:p>
          </table:table-cell>
          <table:table-cell table:style-name="ce1" table:formula="of:=[.HC4]&amp;&quot;,&quot;" office:value-type="string" office:string-value="209," calcext:value-type="string">
            <text:p>209,</text:p>
          </table:table-cell>
          <table:table-cell table:style-name="ce1" table:formula="of:=[.HD4]&amp;&quot;,&quot;" office:value-type="string" office:string-value="210," calcext:value-type="string">
            <text:p>210,</text:p>
          </table:table-cell>
          <table:table-cell table:style-name="ce1" table:formula="of:=[.HE4]&amp;&quot;,&quot;" office:value-type="string" office:string-value="211," calcext:value-type="string">
            <text:p>211,</text:p>
          </table:table-cell>
          <table:table-cell table:style-name="ce1" table:formula="of:=[.HF4]&amp;&quot;,&quot;" office:value-type="string" office:string-value="212," calcext:value-type="string">
            <text:p>212,</text:p>
          </table:table-cell>
          <table:table-cell table:style-name="ce1" table:formula="of:=[.HG4]&amp;&quot;,&quot;" office:value-type="string" office:string-value="213," calcext:value-type="string">
            <text:p>213,</text:p>
          </table:table-cell>
          <table:table-cell table:style-name="ce1" table:formula="of:=[.HH4]&amp;&quot;,&quot;" office:value-type="string" office:string-value="214," calcext:value-type="string">
            <text:p>214,</text:p>
          </table:table-cell>
          <table:table-cell table:style-name="ce1" table:formula="of:=[.HI4]&amp;&quot;,&quot;" office:value-type="string" office:string-value="215," calcext:value-type="string">
            <text:p>215,</text:p>
          </table:table-cell>
          <table:table-cell table:style-name="ce1" table:formula="of:=[.HJ4]&amp;&quot;,&quot;" office:value-type="string" office:string-value="216," calcext:value-type="string">
            <text:p>216,</text:p>
          </table:table-cell>
          <table:table-cell table:style-name="ce1" table:formula="of:=[.HK4]&amp;&quot;,&quot;" office:value-type="string" office:string-value="217," calcext:value-type="string">
            <text:p>217,</text:p>
          </table:table-cell>
          <table:table-cell table:style-name="ce1" table:formula="of:=[.HL4]&amp;&quot;,&quot;" office:value-type="string" office:string-value="218," calcext:value-type="string">
            <text:p>218,</text:p>
          </table:table-cell>
          <table:table-cell table:style-name="ce1" table:formula="of:=[.HM4]&amp;&quot;,&quot;" office:value-type="string" office:string-value="219," calcext:value-type="string">
            <text:p>219,</text:p>
          </table:table-cell>
          <table:table-cell table:style-name="ce1" table:formula="of:=[.HN4]&amp;&quot;,&quot;" office:value-type="string" office:string-value="220," calcext:value-type="string">
            <text:p>220,</text:p>
          </table:table-cell>
          <table:table-cell table:style-name="ce1" table:formula="of:=[.HO4]&amp;&quot;,&quot;" office:value-type="string" office:string-value="221," calcext:value-type="string">
            <text:p>221,</text:p>
          </table:table-cell>
          <table:table-cell table:style-name="ce1" table:formula="of:=[.HP4]&amp;&quot;,&quot;" office:value-type="string" office:string-value="222," calcext:value-type="string">
            <text:p>222,</text:p>
          </table:table-cell>
          <table:table-cell table:style-name="ce1" table:formula="of:=[.HQ4]&amp;&quot;,&quot;" office:value-type="string" office:string-value="223," calcext:value-type="string">
            <text:p>223,</text:p>
          </table:table-cell>
          <table:table-cell table:style-name="ce1" table:formula="of:=[.HR4]&amp;&quot;,&quot;" office:value-type="string" office:string-value="224," calcext:value-type="string">
            <text:p>224,</text:p>
          </table:table-cell>
          <table:table-cell table:style-name="ce1" table:formula="of:=[.HS4]&amp;&quot;,&quot;" office:value-type="string" office:string-value="225," calcext:value-type="string">
            <text:p>225,</text:p>
          </table:table-cell>
          <table:table-cell table:style-name="ce1" table:formula="of:=[.HT4]&amp;&quot;,&quot;" office:value-type="string" office:string-value="226," calcext:value-type="string">
            <text:p>226,</text:p>
          </table:table-cell>
          <table:table-cell table:style-name="ce1" table:formula="of:=[.HU4]&amp;&quot;,&quot;" office:value-type="string" office:string-value="227," calcext:value-type="string">
            <text:p>227,</text:p>
          </table:table-cell>
          <table:table-cell table:style-name="ce1" table:formula="of:=[.HV4]&amp;&quot;,&quot;" office:value-type="string" office:string-value="228," calcext:value-type="string">
            <text:p>228,</text:p>
          </table:table-cell>
          <table:table-cell table:style-name="ce1" table:formula="of:=[.HW4]&amp;&quot;,&quot;" office:value-type="string" office:string-value="229," calcext:value-type="string">
            <text:p>229,</text:p>
          </table:table-cell>
          <table:table-cell table:style-name="ce1" table:formula="of:=[.HX4]&amp;&quot;,&quot;" office:value-type="string" office:string-value="230," calcext:value-type="string">
            <text:p>230,</text:p>
          </table:table-cell>
          <table:table-cell table:style-name="ce1" table:formula="of:=[.HY4]&amp;&quot;,&quot;" office:value-type="string" office:string-value="231," calcext:value-type="string">
            <text:p>231,</text:p>
          </table:table-cell>
          <table:table-cell table:style-name="ce1" table:formula="of:=[.HZ4]&amp;&quot;,&quot;" office:value-type="string" office:string-value="232," calcext:value-type="string">
            <text:p>232,</text:p>
          </table:table-cell>
          <table:table-cell table:style-name="ce1" table:formula="of:=[.IA4]&amp;&quot;,&quot;" office:value-type="string" office:string-value="233," calcext:value-type="string">
            <text:p>233,</text:p>
          </table:table-cell>
          <table:table-cell table:style-name="ce1" table:formula="of:=[.IB4]&amp;&quot;,&quot;" office:value-type="string" office:string-value="234," calcext:value-type="string">
            <text:p>234,</text:p>
          </table:table-cell>
          <table:table-cell table:style-name="ce1" table:formula="of:=[.IC4]&amp;&quot;,&quot;" office:value-type="string" office:string-value="235," calcext:value-type="string">
            <text:p>235,</text:p>
          </table:table-cell>
          <table:table-cell table:style-name="ce1" table:formula="of:=[.ID4]&amp;&quot;,&quot;" office:value-type="string" office:string-value="236," calcext:value-type="string">
            <text:p>236,</text:p>
          </table:table-cell>
          <table:table-cell table:style-name="ce1" table:formula="of:=[.IE4]&amp;&quot;,&quot;" office:value-type="string" office:string-value="237," calcext:value-type="string">
            <text:p>237,</text:p>
          </table:table-cell>
          <table:table-cell table:style-name="ce1" table:formula="of:=[.IF4]&amp;&quot;,&quot;" office:value-type="string" office:string-value="238," calcext:value-type="string">
            <text:p>238,</text:p>
          </table:table-cell>
          <table:table-cell table:style-name="ce1" table:formula="of:=[.IG4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196," calcext:value-type="string">
            <text:p>196,</text:p>
          </table:table-cell>
          <table:table-cell table:style-name="ce1" table:formula="of:=[.GQ5]&amp;&quot;,&quot;" office:value-type="string" office:string-value="197," calcext:value-type="string">
            <text:p>197,</text:p>
          </table:table-cell>
          <table:table-cell table:style-name="ce1" table:formula="of:=[.GR5]&amp;&quot;,&quot;" office:value-type="string" office:string-value="198," calcext:value-type="string">
            <text:p>198,</text:p>
          </table:table-cell>
          <table:table-cell table:style-name="ce1" table:formula="of:=[.GS5]&amp;&quot;,&quot;" office:value-type="string" office:string-value="199," calcext:value-type="string">
            <text:p>199,</text:p>
          </table:table-cell>
          <table:table-cell table:style-name="ce1" table:formula="of:=[.GT5]&amp;&quot;,&quot;" office:value-type="string" office:string-value="200," calcext:value-type="string">
            <text:p>200,</text:p>
          </table:table-cell>
          <table:table-cell table:style-name="ce1" table:formula="of:=[.GU5]&amp;&quot;,&quot;" office:value-type="string" office:string-value="201," calcext:value-type="string">
            <text:p>201,</text:p>
          </table:table-cell>
          <table:table-cell table:style-name="ce1" table:formula="of:=[.GV5]&amp;&quot;,&quot;" office:value-type="string" office:string-value="202," calcext:value-type="string">
            <text:p>202,</text:p>
          </table:table-cell>
          <table:table-cell table:style-name="ce1" table:formula="of:=[.GW5]&amp;&quot;,&quot;" office:value-type="string" office:string-value="203," calcext:value-type="string">
            <text:p>203,</text:p>
          </table:table-cell>
          <table:table-cell table:style-name="ce1" table:formula="of:=[.GX5]&amp;&quot;,&quot;" office:value-type="string" office:string-value="204," calcext:value-type="string">
            <text:p>204,</text:p>
          </table:table-cell>
          <table:table-cell table:style-name="ce1" table:formula="of:=[.GY5]&amp;&quot;,&quot;" office:value-type="string" office:string-value="205," calcext:value-type="string">
            <text:p>205,</text:p>
          </table:table-cell>
          <table:table-cell table:style-name="ce1" table:formula="of:=[.GZ5]&amp;&quot;,&quot;" office:value-type="string" office:string-value="206," calcext:value-type="string">
            <text:p>206,</text:p>
          </table:table-cell>
          <table:table-cell table:style-name="ce1" table:formula="of:=[.HA5]&amp;&quot;,&quot;" office:value-type="string" office:string-value="207," calcext:value-type="string">
            <text:p>207,</text:p>
          </table:table-cell>
          <table:table-cell table:style-name="ce1" table:formula="of:=[.HB5]&amp;&quot;,&quot;" office:value-type="string" office:string-value="208," calcext:value-type="string">
            <text:p>208,</text:p>
          </table:table-cell>
          <table:table-cell table:style-name="ce1" table:formula="of:=[.HC5]&amp;&quot;,&quot;" office:value-type="string" office:string-value="209," calcext:value-type="string">
            <text:p>209,</text:p>
          </table:table-cell>
          <table:table-cell table:style-name="ce1" table:formula="of:=[.HD5]&amp;&quot;,&quot;" office:value-type="string" office:string-value="210," calcext:value-type="string">
            <text:p>210,</text:p>
          </table:table-cell>
          <table:table-cell table:style-name="ce1" table:formula="of:=[.HE5]&amp;&quot;,&quot;" office:value-type="string" office:string-value="211," calcext:value-type="string">
            <text:p>211,</text:p>
          </table:table-cell>
          <table:table-cell table:style-name="ce1" table:formula="of:=[.HF5]&amp;&quot;,&quot;" office:value-type="string" office:string-value="212," calcext:value-type="string">
            <text:p>212,</text:p>
          </table:table-cell>
          <table:table-cell table:style-name="ce1" table:formula="of:=[.HG5]&amp;&quot;,&quot;" office:value-type="string" office:string-value="213," calcext:value-type="string">
            <text:p>213,</text:p>
          </table:table-cell>
          <table:table-cell table:style-name="ce1" table:formula="of:=[.HH5]&amp;&quot;,&quot;" office:value-type="string" office:string-value="214," calcext:value-type="string">
            <text:p>214,</text:p>
          </table:table-cell>
          <table:table-cell table:style-name="ce1" table:formula="of:=[.HI5]&amp;&quot;,&quot;" office:value-type="string" office:string-value="215," calcext:value-type="string">
            <text:p>215,</text:p>
          </table:table-cell>
          <table:table-cell table:style-name="ce1" table:formula="of:=[.HJ5]&amp;&quot;,&quot;" office:value-type="string" office:string-value="216," calcext:value-type="string">
            <text:p>216,</text:p>
          </table:table-cell>
          <table:table-cell table:style-name="ce1" table:formula="of:=[.HK5]&amp;&quot;,&quot;" office:value-type="string" office:string-value="217," calcext:value-type="string">
            <text:p>217,</text:p>
          </table:table-cell>
          <table:table-cell table:style-name="ce1" table:formula="of:=[.HL5]&amp;&quot;,&quot;" office:value-type="string" office:string-value="218," calcext:value-type="string">
            <text:p>218,</text:p>
          </table:table-cell>
          <table:table-cell table:style-name="ce1" table:formula="of:=[.HM5]&amp;&quot;,&quot;" office:value-type="string" office:string-value="219," calcext:value-type="string">
            <text:p>219,</text:p>
          </table:table-cell>
          <table:table-cell table:style-name="ce1" table:formula="of:=[.HN5]&amp;&quot;,&quot;" office:value-type="string" office:string-value="220," calcext:value-type="string">
            <text:p>220,</text:p>
          </table:table-cell>
          <table:table-cell table:style-name="ce1" table:formula="of:=[.HO5]&amp;&quot;,&quot;" office:value-type="string" office:string-value="221," calcext:value-type="string">
            <text:p>221,</text:p>
          </table:table-cell>
          <table:table-cell table:style-name="ce1" table:formula="of:=[.HP5]&amp;&quot;,&quot;" office:value-type="string" office:string-value="222," calcext:value-type="string">
            <text:p>222,</text:p>
          </table:table-cell>
          <table:table-cell table:style-name="ce1" table:formula="of:=[.HQ5]&amp;&quot;,&quot;" office:value-type="string" office:string-value="223," calcext:value-type="string">
            <text:p>223,</text:p>
          </table:table-cell>
          <table:table-cell table:style-name="ce1" table:formula="of:=[.HR5]&amp;&quot;,&quot;" office:value-type="string" office:string-value="224," calcext:value-type="string">
            <text:p>224,</text:p>
          </table:table-cell>
          <table:table-cell table:style-name="ce1" table:formula="of:=[.HS5]&amp;&quot;,&quot;" office:value-type="string" office:string-value="225," calcext:value-type="string">
            <text:p>225,</text:p>
          </table:table-cell>
          <table:table-cell table:style-name="ce1" table:formula="of:=[.HT5]&amp;&quot;,&quot;" office:value-type="string" office:string-value="226," calcext:value-type="string">
            <text:p>226,</text:p>
          </table:table-cell>
          <table:table-cell table:style-name="ce1" table:formula="of:=[.HU5]&amp;&quot;,&quot;" office:value-type="string" office:string-value="227," calcext:value-type="string">
            <text:p>227,</text:p>
          </table:table-cell>
          <table:table-cell table:style-name="ce1" table:formula="of:=[.HV5]&amp;&quot;,&quot;" office:value-type="string" office:string-value="228," calcext:value-type="string">
            <text:p>228,</text:p>
          </table:table-cell>
          <table:table-cell table:style-name="ce1" table:formula="of:=[.HW5]&amp;&quot;,&quot;" office:value-type="string" office:string-value="229," calcext:value-type="string">
            <text:p>229,</text:p>
          </table:table-cell>
          <table:table-cell table:style-name="ce1" table:formula="of:=[.HX5]&amp;&quot;,&quot;" office:value-type="string" office:string-value="230," calcext:value-type="string">
            <text:p>230,</text:p>
          </table:table-cell>
          <table:table-cell table:style-name="ce1" table:formula="of:=[.HY5]&amp;&quot;,&quot;" office:value-type="string" office:string-value="231," calcext:value-type="string">
            <text:p>231,</text:p>
          </table:table-cell>
          <table:table-cell table:style-name="ce1" table:formula="of:=[.HZ5]&amp;&quot;,&quot;" office:value-type="string" office:string-value="232," calcext:value-type="string">
            <text:p>232,</text:p>
          </table:table-cell>
          <table:table-cell table:style-name="ce1" table:formula="of:=[.IA5]&amp;&quot;,&quot;" office:value-type="string" office:string-value="233," calcext:value-type="string">
            <text:p>233,</text:p>
          </table:table-cell>
          <table:table-cell table:style-name="ce1" table:formula="of:=[.IB5]&amp;&quot;,&quot;" office:value-type="string" office:string-value="234," calcext:value-type="string">
            <text:p>234,</text:p>
          </table:table-cell>
          <table:table-cell table:style-name="ce1" table:formula="of:=[.IC5]&amp;&quot;,&quot;" office:value-type="string" office:string-value="235," calcext:value-type="string">
            <text:p>235,</text:p>
          </table:table-cell>
          <table:table-cell table:style-name="ce1" table:formula="of:=[.ID5]&amp;&quot;,&quot;" office:value-type="string" office:string-value="236," calcext:value-type="string">
            <text:p>236,</text:p>
          </table:table-cell>
          <table:table-cell table:style-name="ce1" table:formula="of:=[.IE5]&amp;&quot;,&quot;" office:value-type="string" office:string-value="237," calcext:value-type="string">
            <text:p>237,</text:p>
          </table:table-cell>
          <table:table-cell table:style-name="ce1" table:formula="of:=[.IF5]&amp;&quot;,&quot;" office:value-type="string" office:string-value="238," calcext:value-type="string">
            <text:p>238,</text:p>
          </table:table-cell>
          <table:table-cell table:style-name="ce1" table:formula="of:=[.IG5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0," calcext:value-type="string">
            <text:p>{ 0,</text:p>
          </table:table-cell>
          <table:table-cell table:style-name="ce1" table:formula="of:=[.C6]&amp;&quot;,&quot;" office:value-type="string" office:string-value="1," calcext:value-type="string">
            <text:p>1,</text:p>
          </table:table-cell>
          <table:table-cell table:style-name="ce1" table:formula="of:=[.D6]&amp;&quot;,&quot;" office:value-type="string" office:string-value="2," calcext:value-type="string">
            <text:p>2,</text:p>
          </table:table-cell>
          <table:table-cell table:style-name="ce1" table:formula="of:=[.E6]&amp;&quot;,&quot;" office:value-type="string" office:string-value="3," calcext:value-type="string">
            <text:p>3,</text:p>
          </table:table-cell>
          <table:table-cell table:style-name="ce1" table:formula="of:=[.F6]&amp;&quot;,&quot;" office:value-type="string" office:string-value="4," calcext:value-type="string">
            <text:p>4,</text:p>
          </table:table-cell>
          <table:table-cell table:style-name="ce1" table:formula="of:=[.G6]&amp;&quot;,&quot;" office:value-type="string" office:string-value="5," calcext:value-type="string">
            <text:p>5,</text:p>
          </table:table-cell>
          <table:table-cell table:style-name="ce1" table:formula="of:=[.H6]&amp;&quot;,&quot;" office:value-type="string" office:string-value="6," calcext:value-type="string">
            <text:p>6,</text:p>
          </table:table-cell>
          <table:table-cell table:style-name="ce1" table:formula="of:=[.I6]&amp;&quot;,&quot;" office:value-type="string" office:string-value="7," calcext:value-type="string">
            <text:p>7,</text:p>
          </table:table-cell>
          <table:table-cell table:style-name="ce1" table:formula="of:=[.J6]&amp;&quot;,&quot;" office:value-type="string" office:string-value="8," calcext:value-type="string">
            <text:p>8,</text:p>
          </table:table-cell>
          <table:table-cell table:style-name="ce1" table:formula="of:=[.K6]&amp;&quot;,&quot;" office:value-type="string" office:string-value="9," calcext:value-type="string">
            <text:p>9,</text:p>
          </table:table-cell>
          <table:table-cell table:style-name="ce1" table:formula="of:=[.L6]&amp;&quot;,&quot;" office:value-type="string" office:string-value="10," calcext:value-type="string">
            <text:p>10,</text:p>
          </table:table-cell>
          <table:table-cell table:style-name="ce1" table:formula="of:=[.M6]&amp;&quot;,&quot;" office:value-type="string" office:string-value="11," calcext:value-type="string">
            <text:p>11,</text:p>
          </table:table-cell>
          <table:table-cell table:style-name="ce1" table:formula="of:=[.N6]&amp;&quot;,&quot;" office:value-type="string" office:string-value="12," calcext:value-type="string">
            <text:p>12,</text:p>
          </table:table-cell>
          <table:table-cell table:style-name="ce1" table:formula="of:=[.O6]&amp;&quot;,&quot;" office:value-type="string" office:string-value="13," calcext:value-type="string">
            <text:p>13,</text:p>
          </table:table-cell>
          <table:table-cell table:style-name="ce1" table:formula="of:=[.P6]&amp;&quot;,&quot;" office:value-type="string" office:string-value="14," calcext:value-type="string">
            <text:p>14,</text:p>
          </table:table-cell>
          <table:table-cell table:style-name="ce1" table:formula="of:=[.Q6]&amp;&quot;,&quot;" office:value-type="string" office:string-value="15," calcext:value-type="string">
            <text:p>15,</text:p>
          </table:table-cell>
          <table:table-cell table:style-name="ce1" table:formula="of:=[.R6]&amp;&quot;,&quot;" office:value-type="string" office:string-value="16," calcext:value-type="string">
            <text:p>16,</text:p>
          </table:table-cell>
          <table:table-cell table:style-name="ce1" table:formula="of:=[.S6]&amp;&quot;,&quot;" office:value-type="string" office:string-value="17," calcext:value-type="string">
            <text:p>17,</text:p>
          </table:table-cell>
          <table:table-cell table:style-name="ce1" table:formula="of:=[.T6]&amp;&quot;,&quot;" office:value-type="string" office:string-value="18," calcext:value-type="string">
            <text:p>18,</text:p>
          </table:table-cell>
          <table:table-cell table:style-name="ce1" table:formula="of:=[.U6]&amp;&quot;,&quot;" office:value-type="string" office:string-value="19," calcext:value-type="string">
            <text:p>19,</text:p>
          </table:table-cell>
          <table:table-cell table:style-name="ce1" table:formula="of:=[.V6]&amp;&quot;,&quot;" office:value-type="string" office:string-value="20," calcext:value-type="string">
            <text:p>20,</text:p>
          </table:table-cell>
          <table:table-cell table:style-name="ce1" table:formula="of:=[.W6]&amp;&quot;,&quot;" office:value-type="string" office:string-value="21," calcext:value-type="string">
            <text:p>21,</text:p>
          </table:table-cell>
          <table:table-cell table:style-name="ce1" table:formula="of:=[.X6]&amp;&quot;,&quot;" office:value-type="string" office:string-value="22," calcext:value-type="string">
            <text:p>22,</text:p>
          </table:table-cell>
          <table:table-cell table:style-name="ce1" table:formula="of:=[.Y6]&amp;&quot;,&quot;" office:value-type="string" office:string-value="23," calcext:value-type="string">
            <text:p>23,</text:p>
          </table:table-cell>
          <table:table-cell table:style-name="ce1" table:formula="of:=[.Z6]&amp;&quot;,&quot;" office:value-type="string" office:string-value="24," calcext:value-type="string">
            <text:p>24,</text:p>
          </table:table-cell>
          <table:table-cell table:style-name="ce1" table:formula="of:=[.AA6]&amp;&quot;,&quot;" office:value-type="string" office:string-value="25," calcext:value-type="string">
            <text:p>25,</text:p>
          </table:table-cell>
          <table:table-cell table:style-name="ce1" table:formula="of:=[.AB6]&amp;&quot;,&quot;" office:value-type="string" office:string-value="26," calcext:value-type="string">
            <text:p>26,</text:p>
          </table:table-cell>
          <table:table-cell table:style-name="ce1" table:formula="of:=[.AC6]&amp;&quot;,&quot;" office:value-type="string" office:string-value="27," calcext:value-type="string">
            <text:p>27,</text:p>
          </table:table-cell>
          <table:table-cell table:style-name="ce1" table:formula="of:=[.AD6]&amp;&quot;,&quot;" office:value-type="string" office:string-value="28," calcext:value-type="string">
            <text:p>28,</text:p>
          </table:table-cell>
          <table:table-cell table:style-name="ce1" table:formula="of:=[.AE6]&amp;&quot;,&quot;" office:value-type="string" office:string-value="29," calcext:value-type="string">
            <text:p>29,</text:p>
          </table:table-cell>
          <table:table-cell table:style-name="ce1" table:formula="of:=[.AF6]&amp;&quot;,&quot;" office:value-type="string" office:string-value="30," calcext:value-type="string">
            <text:p>30,</text:p>
          </table:table-cell>
          <table:table-cell table:style-name="ce1" table:formula="of:=[.AG6]&amp;&quot;,&quot;" office:value-type="string" office:string-value="31," calcext:value-type="string">
            <text:p>31,</text:p>
          </table:table-cell>
          <table:table-cell table:style-name="ce1" table:formula="of:=[.AH6]&amp;&quot;,&quot;" office:value-type="string" office:string-value="32," calcext:value-type="string">
            <text:p>32,</text:p>
          </table:table-cell>
          <table:table-cell table:style-name="ce1" table:formula="of:=[.AI6]&amp;&quot;,&quot;" office:value-type="string" office:string-value="33," calcext:value-type="string">
            <text:p>33,</text:p>
          </table:table-cell>
          <table:table-cell table:style-name="ce1" table:formula="of:=[.AJ6]&amp;&quot;,&quot;" office:value-type="string" office:string-value="34," calcext:value-type="string">
            <text:p>34,</text:p>
          </table:table-cell>
          <table:table-cell table:style-name="ce1" table:formula="of:=[.AK6]&amp;&quot;,&quot;" office:value-type="string" office:string-value="35," calcext:value-type="string">
            <text:p>35,</text:p>
          </table:table-cell>
          <table:table-cell table:style-name="ce1" table:formula="of:=[.AL6]&amp;&quot;,&quot;" office:value-type="string" office:string-value="36," calcext:value-type="string">
            <text:p>36,</text:p>
          </table:table-cell>
          <table:table-cell table:style-name="ce1" table:formula="of:=[.AM6]&amp;&quot;,&quot;" office:value-type="string" office:string-value="37," calcext:value-type="string">
            <text:p>37,</text:p>
          </table:table-cell>
          <table:table-cell table:style-name="ce1" table:formula="of:=[.AN6]&amp;&quot;,&quot;" office:value-type="string" office:string-value="38," calcext:value-type="string">
            <text:p>38,</text:p>
          </table:table-cell>
          <table:table-cell table:style-name="ce1" table:formula="of:=[.AO6]&amp;&quot;,&quot;" office:value-type="string" office:string-value="39," calcext:value-type="string">
            <text:p>39,</text:p>
          </table:table-cell>
          <table:table-cell table:style-name="ce1" table:formula="of:=[.AP6]&amp;&quot;,&quot;" office:value-type="string" office:string-value="40," calcext:value-type="string">
            <text:p>40,</text:p>
          </table:table-cell>
          <table:table-cell table:style-name="ce1" table:formula="of:=[.AQ6]&amp;&quot;,&quot;" office:value-type="string" office:string-value="41," calcext:value-type="string">
            <text:p>41,</text:p>
          </table:table-cell>
          <table:table-cell table:style-name="ce1" table:formula="of:=[.AR6]&amp;&quot;,&quot;" office:value-type="string" office:string-value="42," calcext:value-type="string">
            <text:p>42,</text:p>
          </table:table-cell>
          <table:table-cell table:style-name="ce1" table:formula="of:=[.AS6]&amp;&quot;,&quot;" office:value-type="string" office:string-value="43," calcext:value-type="string">
            <text:p>43,</text:p>
          </table:table-cell>
          <table:table-cell table:style-name="ce1" table:formula="of:=[.AT6]&amp;&quot;,&quot;" office:value-type="string" office:string-value="44," calcext:value-type="string">
            <text:p>44,</text:p>
          </table:table-cell>
          <table:table-cell table:style-name="ce1" table:formula="of:=[.AU6]&amp;&quot;,&quot;" office:value-type="string" office:string-value="45," calcext:value-type="string">
            <text:p>45,</text:p>
          </table:table-cell>
          <table:table-cell table:style-name="ce1" table:formula="of:=[.AV6]&amp;&quot;,&quot;" office:value-type="string" office:string-value="46," calcext:value-type="string">
            <text:p>46,</text:p>
          </table:table-cell>
          <table:table-cell table:style-name="ce1" table:formula="of:=[.AW6]&amp;&quot;,&quot;" office:value-type="string" office:string-value="47," calcext:value-type="string">
            <text:p>47,</text:p>
          </table:table-cell>
          <table:table-cell table:style-name="ce1" table:formula="of:=[.AX6]&amp;&quot;,&quot;" office:value-type="string" office:string-value="48," calcext:value-type="string">
            <text:p>48,</text:p>
          </table:table-cell>
          <table:table-cell table:style-name="ce1" table:formula="of:=[.AY6]&amp;&quot;,&quot;" office:value-type="string" office:string-value="49," calcext:value-type="string">
            <text:p>49,</text:p>
          </table:table-cell>
          <table:table-cell table:style-name="ce1" table:formula="of:=[.AZ6]&amp;&quot;,&quot;" office:value-type="string" office:string-value="50," calcext:value-type="string">
            <text:p>50,</text:p>
          </table:table-cell>
          <table:table-cell table:style-name="ce1" table:formula="of:=[.BA6]&amp;&quot;,&quot;" office:value-type="string" office:string-value="51," calcext:value-type="string">
            <text:p>51,</text:p>
          </table:table-cell>
          <table:table-cell table:style-name="ce1" table:formula="of:=[.BB6]&amp;&quot;,&quot;" office:value-type="string" office:string-value="52," calcext:value-type="string">
            <text:p>52,</text:p>
          </table:table-cell>
          <table:table-cell table:style-name="ce1" table:formula="of:=[.BC6]&amp;&quot;,&quot;" office:value-type="string" office:string-value="53," calcext:value-type="string">
            <text:p>53,</text:p>
          </table:table-cell>
          <table:table-cell table:style-name="ce1" table:formula="of:=[.BD6]&amp;&quot;,&quot;" office:value-type="string" office:string-value="54," calcext:value-type="string">
            <text:p>54,</text:p>
          </table:table-cell>
          <table:table-cell table:style-name="ce1" table:formula="of:=[.BE6]&amp;&quot;,&quot;" office:value-type="string" office:string-value="55," calcext:value-type="string">
            <text:p>55,</text:p>
          </table:table-cell>
          <table:table-cell table:style-name="ce1" table:formula="of:=[.BF6]&amp;&quot;,&quot;" office:value-type="string" office:string-value="56," calcext:value-type="string">
            <text:p>56,</text:p>
          </table:table-cell>
          <table:table-cell table:style-name="ce1" table:formula="of:=[.BG6]&amp;&quot;,&quot;" office:value-type="string" office:string-value="57," calcext:value-type="string">
            <text:p>57,</text:p>
          </table:table-cell>
          <table:table-cell table:style-name="ce1" table:formula="of:=[.BH6]&amp;&quot;,&quot;" office:value-type="string" office:string-value="58," calcext:value-type="string">
            <text:p>58,</text:p>
          </table:table-cell>
          <table:table-cell table:style-name="ce1" table:formula="of:=[.BI6]&amp;&quot;,&quot;" office:value-type="string" office:string-value="59," calcext:value-type="string">
            <text:p>59,</text:p>
          </table:table-cell>
          <table:table-cell table:style-name="ce1" table:formula="of:=[.BJ6]&amp;&quot;,&quot;" office:value-type="string" office:string-value="60," calcext:value-type="string">
            <text:p>60,</text:p>
          </table:table-cell>
          <table:table-cell table:style-name="ce1" table:formula="of:=[.BK6]&amp;&quot;,&quot;" office:value-type="string" office:string-value="61," calcext:value-type="string">
            <text:p>61,</text:p>
          </table:table-cell>
          <table:table-cell table:style-name="ce1" table:formula="of:=[.BL6]&amp;&quot;,&quot;" office:value-type="string" office:string-value="62," calcext:value-type="string">
            <text:p>62,</text:p>
          </table:table-cell>
          <table:table-cell table:style-name="ce1" table:formula="of:=[.BM6]&amp;&quot;,&quot;" office:value-type="string" office:string-value="63," calcext:value-type="string">
            <text:p>63,</text:p>
          </table:table-cell>
          <table:table-cell table:style-name="ce1" table:formula="of:=[.BN6]&amp;&quot;,&quot;" office:value-type="string" office:string-value="64," calcext:value-type="string">
            <text:p>64,</text:p>
          </table:table-cell>
          <table:table-cell table:style-name="ce1" table:formula="of:=[.BO6]&amp;&quot;,&quot;" office:value-type="string" office:string-value="65," calcext:value-type="string">
            <text:p>65,</text:p>
          </table:table-cell>
          <table:table-cell table:style-name="ce1" table:formula="of:=[.BP6]&amp;&quot;,&quot;" office:value-type="string" office:string-value="66," calcext:value-type="string">
            <text:p>66,</text:p>
          </table:table-cell>
          <table:table-cell table:style-name="ce1" table:formula="of:=[.BQ6]&amp;&quot;,&quot;" office:value-type="string" office:string-value="67," calcext:value-type="string">
            <text:p>67,</text:p>
          </table:table-cell>
          <table:table-cell table:style-name="ce1" table:formula="of:=[.BR6]&amp;&quot;,&quot;" office:value-type="string" office:string-value="68," calcext:value-type="string">
            <text:p>68,</text:p>
          </table:table-cell>
          <table:table-cell table:style-name="ce1" table:formula="of:=[.BS6]&amp;&quot;,&quot;" office:value-type="string" office:string-value="69," calcext:value-type="string">
            <text:p>69,</text:p>
          </table:table-cell>
          <table:table-cell table:style-name="ce1" table:formula="of:=[.BT6]&amp;&quot;,&quot;" office:value-type="string" office:string-value="70," calcext:value-type="string">
            <text:p>70,</text:p>
          </table:table-cell>
          <table:table-cell table:style-name="ce1" table:formula="of:=[.BU6]&amp;&quot;,&quot;" office:value-type="string" office:string-value="71," calcext:value-type="string">
            <text:p>71,</text:p>
          </table:table-cell>
          <table:table-cell table:style-name="ce1" table:formula="of:=[.BV6]&amp;&quot;,&quot;" office:value-type="string" office:string-value="72," calcext:value-type="string">
            <text:p>72,</text:p>
          </table:table-cell>
          <table:table-cell table:style-name="ce1" table:formula="of:=[.BW6]&amp;&quot;,&quot;" office:value-type="string" office:string-value="73," calcext:value-type="string">
            <text:p>73,</text:p>
          </table:table-cell>
          <table:table-cell table:style-name="ce1" table:formula="of:=[.BX6]&amp;&quot;,&quot;" office:value-type="string" office:string-value="74," calcext:value-type="string">
            <text:p>74,</text:p>
          </table:table-cell>
          <table:table-cell table:style-name="ce1" table:formula="of:=[.BY6]&amp;&quot;,&quot;" office:value-type="string" office:string-value="75," calcext:value-type="string">
            <text:p>75,</text:p>
          </table:table-cell>
          <table:table-cell table:style-name="ce1" table:formula="of:=[.BZ6]&amp;&quot;,&quot;" office:value-type="string" office:string-value="76," calcext:value-type="string">
            <text:p>76,</text:p>
          </table:table-cell>
          <table:table-cell table:style-name="ce1" table:formula="of:=[.CA6]&amp;&quot;,&quot;" office:value-type="string" office:string-value="77," calcext:value-type="string">
            <text:p>77,</text:p>
          </table:table-cell>
          <table:table-cell table:style-name="ce1" table:formula="of:=[.CB6]&amp;&quot;,&quot;" office:value-type="string" office:string-value="78," calcext:value-type="string">
            <text:p>78,</text:p>
          </table:table-cell>
          <table:table-cell table:style-name="ce1" table:formula="of:=[.CC6]&amp;&quot;,&quot;" office:value-type="string" office:string-value="79," calcext:value-type="string">
            <text:p>79,</text:p>
          </table:table-cell>
          <table:table-cell table:style-name="ce1" table:formula="of:=[.CD6]&amp;&quot;,&quot;" office:value-type="string" office:string-value="80," calcext:value-type="string">
            <text:p>80,</text:p>
          </table:table-cell>
          <table:table-cell table:style-name="ce1" table:formula="of:=[.CE6]&amp;&quot;,&quot;" office:value-type="string" office:string-value="81," calcext:value-type="string">
            <text:p>81,</text:p>
          </table:table-cell>
          <table:table-cell table:style-name="ce1" table:formula="of:=[.CF6]&amp;&quot;,&quot;" office:value-type="string" office:string-value="82," calcext:value-type="string">
            <text:p>82,</text:p>
          </table:table-cell>
          <table:table-cell table:style-name="ce1" table:formula="of:=[.CG6]&amp;&quot;,&quot;" office:value-type="string" office:string-value="83," calcext:value-type="string">
            <text:p>83,</text:p>
          </table:table-cell>
          <table:table-cell table:style-name="ce1" table:formula="of:=[.CH6]&amp;&quot;,&quot;" office:value-type="string" office:string-value="84," calcext:value-type="string">
            <text:p>84,</text:p>
          </table:table-cell>
          <table:table-cell table:style-name="ce1" table:formula="of:=[.CI6]&amp;&quot;,&quot;" office:value-type="string" office:string-value="85," calcext:value-type="string">
            <text:p>85,</text:p>
          </table:table-cell>
          <table:table-cell table:style-name="ce1" table:formula="of:=[.CJ6]&amp;&quot;,&quot;" office:value-type="string" office:string-value="86," calcext:value-type="string">
            <text:p>86,</text:p>
          </table:table-cell>
          <table:table-cell table:style-name="ce1" table:formula="of:=[.CK6]&amp;&quot;,&quot;" office:value-type="string" office:string-value="87," calcext:value-type="string">
            <text:p>87,</text:p>
          </table:table-cell>
          <table:table-cell table:style-name="ce1" table:formula="of:=[.CL6]&amp;&quot;,&quot;" office:value-type="string" office:string-value="88," calcext:value-type="string">
            <text:p>88,</text:p>
          </table:table-cell>
          <table:table-cell table:style-name="ce1" table:formula="of:=[.CM6]&amp;&quot;,&quot;" office:value-type="string" office:string-value="89," calcext:value-type="string">
            <text:p>89,</text:p>
          </table:table-cell>
          <table:table-cell table:style-name="ce1" table:formula="of:=[.CN6]&amp;&quot;,&quot;" office:value-type="string" office:string-value="90," calcext:value-type="string">
            <text:p>90,</text:p>
          </table:table-cell>
          <table:table-cell table:style-name="ce1" table:formula="of:=[.CO6]&amp;&quot;,&quot;" office:value-type="string" office:string-value="91," calcext:value-type="string">
            <text:p>91,</text:p>
          </table:table-cell>
          <table:table-cell table:style-name="ce1" table:formula="of:=[.CP6]&amp;&quot;,&quot;" office:value-type="string" office:string-value="92," calcext:value-type="string">
            <text:p>92,</text:p>
          </table:table-cell>
          <table:table-cell table:style-name="ce1" table:formula="of:=[.CQ6]&amp;&quot;,&quot;" office:value-type="string" office:string-value="93," calcext:value-type="string">
            <text:p>93,</text:p>
          </table:table-cell>
          <table:table-cell table:style-name="ce1" table:formula="of:=[.CR6]&amp;&quot;,&quot;" office:value-type="string" office:string-value="94," calcext:value-type="string">
            <text:p>94,</text:p>
          </table:table-cell>
          <table:table-cell table:style-name="ce1" table:formula="of:=[.CS6]&amp;&quot;,&quot;" office:value-type="string" office:string-value="95," calcext:value-type="string">
            <text:p>95,</text:p>
          </table:table-cell>
          <table:table-cell table:style-name="ce1" table:formula="of:=[.CT6]&amp;&quot;,&quot;" office:value-type="string" office:string-value="96," calcext:value-type="string">
            <text:p>96,</text:p>
          </table:table-cell>
          <table:table-cell table:style-name="ce1" table:formula="of:=[.CU6]&amp;&quot;,&quot;" office:value-type="string" office:string-value="97," calcext:value-type="string">
            <text:p>97,</text:p>
          </table:table-cell>
          <table:table-cell table:style-name="ce1" table:formula="of:=[.CV6]&amp;&quot;,&quot;" office:value-type="string" office:string-value="98," calcext:value-type="string">
            <text:p>98,</text:p>
          </table:table-cell>
          <table:table-cell table:style-name="ce1" table:formula="of:=[.CW6]&amp;&quot;,&quot;" office:value-type="string" office:string-value="99," calcext:value-type="string">
            <text:p>99,</text:p>
          </table:table-cell>
          <table:table-cell table:style-name="ce1" table:formula="of:=[.CX6]&amp;&quot;,&quot;" office:value-type="string" office:string-value="100," calcext:value-type="string">
            <text:p>100,</text:p>
          </table:table-cell>
          <table:table-cell table:style-name="ce1" table:formula="of:=[.CY6]&amp;&quot;,&quot;" office:value-type="string" office:string-value="101," calcext:value-type="string">
            <text:p>101,</text:p>
          </table:table-cell>
          <table:table-cell table:style-name="ce1" table:formula="of:=[.CZ6]&amp;&quot;,&quot;" office:value-type="string" office:string-value="102," calcext:value-type="string">
            <text:p>102,</text:p>
          </table:table-cell>
          <table:table-cell table:style-name="ce1" table:formula="of:=[.DA6]&amp;&quot;,&quot;" office:value-type="string" office:string-value="103," calcext:value-type="string">
            <text:p>103,</text:p>
          </table:table-cell>
          <table:table-cell table:style-name="ce1" table:formula="of:=[.DB6]&amp;&quot;,&quot;" office:value-type="string" office:string-value="104," calcext:value-type="string">
            <text:p>104,</text:p>
          </table:table-cell>
          <table:table-cell table:style-name="ce1" table:formula="of:=[.DC6]&amp;&quot;,&quot;" office:value-type="string" office:string-value="105," calcext:value-type="string">
            <text:p>105,</text:p>
          </table:table-cell>
          <table:table-cell table:style-name="ce1" table:formula="of:=[.DD6]&amp;&quot;,&quot;" office:value-type="string" office:string-value="106," calcext:value-type="string">
            <text:p>106,</text:p>
          </table:table-cell>
          <table:table-cell table:style-name="ce1" table:formula="of:=[.DE6]&amp;&quot;,&quot;" office:value-type="string" office:string-value="107," calcext:value-type="string">
            <text:p>107,</text:p>
          </table:table-cell>
          <table:table-cell table:style-name="ce1" table:formula="of:=[.DF6]&amp;&quot;,&quot;" office:value-type="string" office:string-value="108," calcext:value-type="string">
            <text:p>108,</text:p>
          </table:table-cell>
          <table:table-cell table:style-name="ce1" table:formula="of:=[.DG6]&amp;&quot;,&quot;" office:value-type="string" office:string-value="109," calcext:value-type="string">
            <text:p>109,</text:p>
          </table:table-cell>
          <table:table-cell table:style-name="ce1" table:formula="of:=[.DH6]&amp;&quot;,&quot;" office:value-type="string" office:string-value="110," calcext:value-type="string">
            <text:p>110,</text:p>
          </table:table-cell>
          <table:table-cell table:style-name="ce1" table:formula="of:=[.DI6]&amp;&quot;,&quot;" office:value-type="string" office:string-value="111," calcext:value-type="string">
            <text:p>111,</text:p>
          </table:table-cell>
          <table:table-cell table:style-name="ce1" table:formula="of:=[.DJ6]&amp;&quot;,&quot;" office:value-type="string" office:string-value="112," calcext:value-type="string">
            <text:p>112,</text:p>
          </table:table-cell>
          <table:table-cell table:style-name="ce1" table:formula="of:=[.DK6]&amp;&quot;,&quot;" office:value-type="string" office:string-value="113," calcext:value-type="string">
            <text:p>113,</text:p>
          </table:table-cell>
          <table:table-cell table:style-name="ce1" table:formula="of:=[.DL6]&amp;&quot;,&quot;" office:value-type="string" office:string-value="114," calcext:value-type="string">
            <text:p>114,</text:p>
          </table:table-cell>
          <table:table-cell table:style-name="ce1" table:formula="of:=[.DM6]&amp;&quot;,&quot;" office:value-type="string" office:string-value="115," calcext:value-type="string">
            <text:p>115,</text:p>
          </table:table-cell>
          <table:table-cell table:style-name="ce1" table:formula="of:=[.DN6]&amp;&quot;,&quot;" office:value-type="string" office:string-value="116," calcext:value-type="string">
            <text:p>116,</text:p>
          </table:table-cell>
          <table:table-cell table:style-name="ce1" table:formula="of:=[.DO6]&amp;&quot;,&quot;" office:value-type="string" office:string-value="117," calcext:value-type="string">
            <text:p>117,</text:p>
          </table:table-cell>
          <table:table-cell table:style-name="ce1" table:formula="of:=[.DP6]&amp;&quot;,&quot;" office:value-type="string" office:string-value="118," calcext:value-type="string">
            <text:p>118,</text:p>
          </table:table-cell>
          <table:table-cell table:style-name="ce1" table:formula="of:=[.DQ6]&amp;&quot;,&quot;" office:value-type="string" office:string-value="119," calcext:value-type="string">
            <text:p>119,</text:p>
          </table:table-cell>
          <table:table-cell table:style-name="ce1" table:formula="of:=[.DR6]&amp;&quot;,&quot;" office:value-type="string" office:string-value="120," calcext:value-type="string">
            <text:p>120,</text:p>
          </table:table-cell>
          <table:table-cell table:style-name="ce1" table:formula="of:=[.DS6]&amp;&quot;,&quot;" office:value-type="string" office:string-value="121," calcext:value-type="string">
            <text:p>121,</text:p>
          </table:table-cell>
          <table:table-cell table:style-name="ce1" table:formula="of:=[.DT6]&amp;&quot;,&quot;" office:value-type="string" office:string-value="122," calcext:value-type="string">
            <text:p>122,</text:p>
          </table:table-cell>
          <table:table-cell table:style-name="ce1" table:formula="of:=[.DU6]&amp;&quot;,&quot;" office:value-type="string" office:string-value="123," calcext:value-type="string">
            <text:p>123,</text:p>
          </table:table-cell>
          <table:table-cell table:style-name="ce1" table:formula="of:=[.DV6]&amp;&quot;,&quot;" office:value-type="string" office:string-value="124," calcext:value-type="string">
            <text:p>124,</text:p>
          </table:table-cell>
          <table:table-cell table:style-name="ce1" table:formula="of:=[.DW6]&amp;&quot;,&quot;" office:value-type="string" office:string-value="125," calcext:value-type="string">
            <text:p>125,</text:p>
          </table:table-cell>
          <table:table-cell table:style-name="ce1" table:formula="of:=[.DX6]&amp;&quot;,&quot;" office:value-type="string" office:string-value="126," calcext:value-type="string">
            <text:p>126,</text:p>
          </table:table-cell>
          <table:table-cell table:style-name="ce1" table:formula="of:=[.DY6]&amp;&quot;,&quot;" office:value-type="string" office:string-value="127," calcext:value-type="string">
            <text:p>127,</text:p>
          </table:table-cell>
          <table:table-cell table:style-name="ce1" table:formula="of:=[.DZ6]&amp;&quot;,&quot;" office:value-type="string" office:string-value="128," calcext:value-type="string">
            <text:p>128,</text:p>
          </table:table-cell>
          <table:table-cell table:style-name="ce1" table:formula="of:=[.EA6]&amp;&quot;,&quot;" office:value-type="string" office:string-value="129," calcext:value-type="string">
            <text:p>129,</text:p>
          </table:table-cell>
          <table:table-cell table:style-name="ce1" table:formula="of:=[.EB6]&amp;&quot;,&quot;" office:value-type="string" office:string-value="130," calcext:value-type="string">
            <text:p>130,</text:p>
          </table:table-cell>
          <table:table-cell table:style-name="ce1" table:formula="of:=[.EC6]&amp;&quot;,&quot;" office:value-type="string" office:string-value="131," calcext:value-type="string">
            <text:p>131,</text:p>
          </table:table-cell>
          <table:table-cell table:style-name="ce1" table:formula="of:=[.ED6]&amp;&quot;,&quot;" office:value-type="string" office:string-value="132," calcext:value-type="string">
            <text:p>132,</text:p>
          </table:table-cell>
          <table:table-cell table:style-name="ce1" table:formula="of:=[.EE6]&amp;&quot;,&quot;" office:value-type="string" office:string-value="133," calcext:value-type="string">
            <text:p>133,</text:p>
          </table:table-cell>
          <table:table-cell table:style-name="ce1" table:formula="of:=[.EF6]&amp;&quot;,&quot;" office:value-type="string" office:string-value="134," calcext:value-type="string">
            <text:p>134,</text:p>
          </table:table-cell>
          <table:table-cell table:style-name="ce1" table:formula="of:=[.EG6]&amp;&quot;,&quot;" office:value-type="string" office:string-value="135," calcext:value-type="string">
            <text:p>135,</text:p>
          </table:table-cell>
          <table:table-cell table:style-name="ce1" table:formula="of:=[.EH6]&amp;&quot;,&quot;" office:value-type="string" office:string-value="136," calcext:value-type="string">
            <text:p>136,</text:p>
          </table:table-cell>
          <table:table-cell table:style-name="ce1" table:formula="of:=[.EI6]&amp;&quot;,&quot;" office:value-type="string" office:string-value="137," calcext:value-type="string">
            <text:p>137,</text:p>
          </table:table-cell>
          <table:table-cell table:style-name="ce1" table:formula="of:=[.EJ6]&amp;&quot;,&quot;" office:value-type="string" office:string-value="138," calcext:value-type="string">
            <text:p>138,</text:p>
          </table:table-cell>
          <table:table-cell table:style-name="ce1" table:formula="of:=[.EK6]&amp;&quot;,&quot;" office:value-type="string" office:string-value="139," calcext:value-type="string">
            <text:p>139,</text:p>
          </table:table-cell>
          <table:table-cell table:style-name="ce1" table:formula="of:=[.EL6]&amp;&quot;,&quot;" office:value-type="string" office:string-value="140," calcext:value-type="string">
            <text:p>140,</text:p>
          </table:table-cell>
          <table:table-cell table:style-name="ce1" table:formula="of:=[.EM6]&amp;&quot;,&quot;" office:value-type="string" office:string-value="141," calcext:value-type="string">
            <text:p>141,</text:p>
          </table:table-cell>
          <table:table-cell table:style-name="ce1" table:formula="of:=[.EN6]&amp;&quot;,&quot;" office:value-type="string" office:string-value="142," calcext:value-type="string">
            <text:p>142,</text:p>
          </table:table-cell>
          <table:table-cell table:style-name="ce1" table:formula="of:=[.EO6]&amp;&quot;,&quot;" office:value-type="string" office:string-value="143," calcext:value-type="string">
            <text:p>143,</text:p>
          </table:table-cell>
          <table:table-cell table:style-name="ce1" table:formula="of:=[.EP6]&amp;&quot;,&quot;" office:value-type="string" office:string-value="144," calcext:value-type="string">
            <text:p>144,</text:p>
          </table:table-cell>
          <table:table-cell table:style-name="ce1" table:formula="of:=[.EQ6]&amp;&quot;,&quot;" office:value-type="string" office:string-value="145," calcext:value-type="string">
            <text:p>145,</text:p>
          </table:table-cell>
          <table:table-cell table:style-name="ce1" table:formula="of:=[.ER6]&amp;&quot;,&quot;" office:value-type="string" office:string-value="146," calcext:value-type="string">
            <text:p>146,</text:p>
          </table:table-cell>
          <table:table-cell table:style-name="ce1" table:formula="of:=[.ES6]&amp;&quot;,&quot;" office:value-type="string" office:string-value="147," calcext:value-type="string">
            <text:p>147,</text:p>
          </table:table-cell>
          <table:table-cell table:style-name="ce1" table:formula="of:=[.ET6]&amp;&quot;,&quot;" office:value-type="string" office:string-value="148," calcext:value-type="string">
            <text:p>148,</text:p>
          </table:table-cell>
          <table:table-cell table:style-name="ce1" table:formula="of:=[.EU6]&amp;&quot;,&quot;" office:value-type="string" office:string-value="149," calcext:value-type="string">
            <text:p>149,</text:p>
          </table:table-cell>
          <table:table-cell table:style-name="ce1" table:formula="of:=[.EV6]&amp;&quot;,&quot;" office:value-type="string" office:string-value="150," calcext:value-type="string">
            <text:p>150,</text:p>
          </table:table-cell>
          <table:table-cell table:style-name="ce1" table:formula="of:=[.EW6]&amp;&quot;,&quot;" office:value-type="string" office:string-value="151," calcext:value-type="string">
            <text:p>151,</text:p>
          </table:table-cell>
          <table:table-cell table:style-name="ce1" table:formula="of:=[.EX6]&amp;&quot;,&quot;" office:value-type="string" office:string-value="152," calcext:value-type="string">
            <text:p>152,</text:p>
          </table:table-cell>
          <table:table-cell table:style-name="ce1" table:formula="of:=[.EY6]&amp;&quot;,&quot;" office:value-type="string" office:string-value="153," calcext:value-type="string">
            <text:p>153,</text:p>
          </table:table-cell>
          <table:table-cell table:style-name="ce1" table:formula="of:=[.EZ6]&amp;&quot;,&quot;" office:value-type="string" office:string-value="154," calcext:value-type="string">
            <text:p>154,</text:p>
          </table:table-cell>
          <table:table-cell table:style-name="ce1" table:formula="of:=[.FA6]&amp;&quot;,&quot;" office:value-type="string" office:string-value="155," calcext:value-type="string">
            <text:p>155,</text:p>
          </table:table-cell>
          <table:table-cell table:style-name="ce1" table:formula="of:=[.FB6]&amp;&quot;,&quot;" office:value-type="string" office:string-value="156," calcext:value-type="string">
            <text:p>156,</text:p>
          </table:table-cell>
          <table:table-cell table:style-name="ce1" table:formula="of:=[.FC6]&amp;&quot;,&quot;" office:value-type="string" office:string-value="157," calcext:value-type="string">
            <text:p>157,</text:p>
          </table:table-cell>
          <table:table-cell table:style-name="ce1" table:formula="of:=[.FD6]&amp;&quot;,&quot;" office:value-type="string" office:string-value="158," calcext:value-type="string">
            <text:p>158,</text:p>
          </table:table-cell>
          <table:table-cell table:style-name="ce1" table:formula="of:=[.FE6]&amp;&quot;,&quot;" office:value-type="string" office:string-value="159," calcext:value-type="string">
            <text:p>159,</text:p>
          </table:table-cell>
          <table:table-cell table:style-name="ce1" table:formula="of:=[.FF6]&amp;&quot;,&quot;" office:value-type="string" office:string-value="160," calcext:value-type="string">
            <text:p>160,</text:p>
          </table:table-cell>
          <table:table-cell table:style-name="ce1" table:formula="of:=[.FG6]&amp;&quot;,&quot;" office:value-type="string" office:string-value="161," calcext:value-type="string">
            <text:p>161,</text:p>
          </table:table-cell>
          <table:table-cell table:style-name="ce1" table:formula="of:=[.FH6]&amp;&quot;,&quot;" office:value-type="string" office:string-value="162," calcext:value-type="string">
            <text:p>162,</text:p>
          </table:table-cell>
          <table:table-cell table:style-name="ce1" table:formula="of:=[.FI6]&amp;&quot;,&quot;" office:value-type="string" office:string-value="163," calcext:value-type="string">
            <text:p>163,</text:p>
          </table:table-cell>
          <table:table-cell table:style-name="ce1" table:formula="of:=[.FJ6]&amp;&quot;,&quot;" office:value-type="string" office:string-value="164," calcext:value-type="string">
            <text:p>164,</text:p>
          </table:table-cell>
          <table:table-cell table:style-name="ce1" table:formula="of:=[.FK6]&amp;&quot;,&quot;" office:value-type="string" office:string-value="165," calcext:value-type="string">
            <text:p>165,</text:p>
          </table:table-cell>
          <table:table-cell table:style-name="ce1" table:formula="of:=[.FL6]&amp;&quot;,&quot;" office:value-type="string" office:string-value="166," calcext:value-type="string">
            <text:p>166,</text:p>
          </table:table-cell>
          <table:table-cell table:style-name="ce1" table:formula="of:=[.FM6]&amp;&quot;,&quot;" office:value-type="string" office:string-value="167," calcext:value-type="string">
            <text:p>167,</text:p>
          </table:table-cell>
          <table:table-cell table:style-name="ce1" table:formula="of:=[.FN6]&amp;&quot;,&quot;" office:value-type="string" office:string-value="168," calcext:value-type="string">
            <text:p>168,</text:p>
          </table:table-cell>
          <table:table-cell table:style-name="ce1" table:formula="of:=[.FO6]&amp;&quot;,&quot;" office:value-type="string" office:string-value="169," calcext:value-type="string">
            <text:p>169,</text:p>
          </table:table-cell>
          <table:table-cell table:style-name="ce1" table:formula="of:=[.FP6]&amp;&quot;,&quot;" office:value-type="string" office:string-value="170," calcext:value-type="string">
            <text:p>170,</text:p>
          </table:table-cell>
          <table:table-cell table:style-name="ce1" table:formula="of:=[.FQ6]&amp;&quot;,&quot;" office:value-type="string" office:string-value="171," calcext:value-type="string">
            <text:p>171,</text:p>
          </table:table-cell>
          <table:table-cell table:style-name="ce1" table:formula="of:=[.FR6]&amp;&quot;,&quot;" office:value-type="string" office:string-value="172," calcext:value-type="string">
            <text:p>172,</text:p>
          </table:table-cell>
          <table:table-cell table:style-name="ce1" table:formula="of:=[.FS6]&amp;&quot;,&quot;" office:value-type="string" office:string-value="173," calcext:value-type="string">
            <text:p>173,</text:p>
          </table:table-cell>
          <table:table-cell table:style-name="ce1" table:formula="of:=[.FT6]&amp;&quot;,&quot;" office:value-type="string" office:string-value="174," calcext:value-type="string">
            <text:p>174,</text:p>
          </table:table-cell>
          <table:table-cell table:style-name="ce1" table:formula="of:=[.FU6]&amp;&quot;,&quot;" office:value-type="string" office:string-value="175," calcext:value-type="string">
            <text:p>175,</text:p>
          </table:table-cell>
          <table:table-cell table:style-name="ce1" table:formula="of:=[.FV6]&amp;&quot;,&quot;" office:value-type="string" office:string-value="176," calcext:value-type="string">
            <text:p>176,</text:p>
          </table:table-cell>
          <table:table-cell table:style-name="ce1" table:formula="of:=[.FW6]&amp;&quot;,&quot;" office:value-type="string" office:string-value="177," calcext:value-type="string">
            <text:p>177,</text:p>
          </table:table-cell>
          <table:table-cell table:style-name="ce1" table:formula="of:=[.FX6]&amp;&quot;,&quot;" office:value-type="string" office:string-value="178," calcext:value-type="string">
            <text:p>178,</text:p>
          </table:table-cell>
          <table:table-cell table:style-name="ce1" table:formula="of:=[.FY6]&amp;&quot;,&quot;" office:value-type="string" office:string-value="179," calcext:value-type="string">
            <text:p>179,</text:p>
          </table:table-cell>
          <table:table-cell table:style-name="ce1" table:formula="of:=[.FZ6]&amp;&quot;,&quot;" office:value-type="string" office:string-value="180," calcext:value-type="string">
            <text:p>180,</text:p>
          </table:table-cell>
          <table:table-cell table:style-name="ce1" table:formula="of:=[.GA6]&amp;&quot;,&quot;" office:value-type="string" office:string-value="181," calcext:value-type="string">
            <text:p>181,</text:p>
          </table:table-cell>
          <table:table-cell table:style-name="ce1" table:formula="of:=[.GB6]&amp;&quot;,&quot;" office:value-type="string" office:string-value="182," calcext:value-type="string">
            <text:p>182,</text:p>
          </table:table-cell>
          <table:table-cell table:style-name="ce1" table:formula="of:=[.GC6]&amp;&quot;,&quot;" office:value-type="string" office:string-value="183," calcext:value-type="string">
            <text:p>183,</text:p>
          </table:table-cell>
          <table:table-cell table:style-name="ce1" table:formula="of:=[.GD6]&amp;&quot;,&quot;" office:value-type="string" office:string-value="184," calcext:value-type="string">
            <text:p>184,</text:p>
          </table:table-cell>
          <table:table-cell table:style-name="ce1" table:formula="of:=[.GE6]&amp;&quot;,&quot;" office:value-type="string" office:string-value="185," calcext:value-type="string">
            <text:p>185,</text:p>
          </table:table-cell>
          <table:table-cell table:style-name="ce1" table:formula="of:=[.GF6]&amp;&quot;,&quot;" office:value-type="string" office:string-value="186," calcext:value-type="string">
            <text:p>186,</text:p>
          </table:table-cell>
          <table:table-cell table:style-name="ce1" table:formula="of:=[.GG6]&amp;&quot;,&quot;" office:value-type="string" office:string-value="187," calcext:value-type="string">
            <text:p>187,</text:p>
          </table:table-cell>
          <table:table-cell table:style-name="ce1" table:formula="of:=[.GH6]&amp;&quot;,&quot;" office:value-type="string" office:string-value="188," calcext:value-type="string">
            <text:p>188,</text:p>
          </table:table-cell>
          <table:table-cell table:style-name="ce1" table:formula="of:=[.GI6]&amp;&quot;,&quot;" office:value-type="string" office:string-value="189," calcext:value-type="string">
            <text:p>189,</text:p>
          </table:table-cell>
          <table:table-cell table:style-name="ce1" table:formula="of:=[.GJ6]&amp;&quot;,&quot;" office:value-type="string" office:string-value="190," calcext:value-type="string">
            <text:p>190,</text:p>
          </table:table-cell>
          <table:table-cell table:style-name="ce1" table:formula="of:=[.GK6]&amp;&quot;,&quot;" office:value-type="string" office:string-value="191," calcext:value-type="string">
            <text:p>191,</text:p>
          </table:table-cell>
          <table:table-cell table:style-name="ce1" table:formula="of:=[.GL6]&amp;&quot;,&quot;" office:value-type="string" office:string-value="192," calcext:value-type="string">
            <text:p>192,</text:p>
          </table:table-cell>
          <table:table-cell table:style-name="ce1" table:formula="of:=[.GM6]&amp;&quot;,&quot;" office:value-type="string" office:string-value="193," calcext:value-type="string">
            <text:p>193,</text:p>
          </table:table-cell>
          <table:table-cell table:style-name="ce1" table:formula="of:=[.GN6]&amp;&quot;,&quot;" office:value-type="string" office:string-value="194," calcext:value-type="string">
            <text:p>194,</text:p>
          </table:table-cell>
          <table:table-cell table:style-name="ce1" table:formula="of:=[.GO6]&amp;&quot;,&quot;" office:value-type="string" office:string-value="195," calcext:value-type="string">
            <text:p>195,</text:p>
          </table:table-cell>
          <table:table-cell table:style-name="ce1" table:formula="of:=[.GP6]&amp;&quot;,&quot;" office:value-type="string" office:string-value="196," calcext:value-type="string">
            <text:p>196,</text:p>
          </table:table-cell>
          <table:table-cell table:style-name="ce1" table:formula="of:=[.GQ6]&amp;&quot;,&quot;" office:value-type="string" office:string-value="197," calcext:value-type="string">
            <text:p>197,</text:p>
          </table:table-cell>
          <table:table-cell table:style-name="ce1" table:formula="of:=[.GR6]&amp;&quot;,&quot;" office:value-type="string" office:string-value="198," calcext:value-type="string">
            <text:p>198,</text:p>
          </table:table-cell>
          <table:table-cell table:style-name="ce1" table:formula="of:=[.GS6]&amp;&quot;,&quot;" office:value-type="string" office:string-value="199," calcext:value-type="string">
            <text:p>199,</text:p>
          </table:table-cell>
          <table:table-cell table:style-name="ce1" table:formula="of:=[.GT6]&amp;&quot;,&quot;" office:value-type="string" office:string-value="200," calcext:value-type="string">
            <text:p>200,</text:p>
          </table:table-cell>
          <table:table-cell table:style-name="ce1" table:formula="of:=[.GU6]&amp;&quot;,&quot;" office:value-type="string" office:string-value="201," calcext:value-type="string">
            <text:p>201,</text:p>
          </table:table-cell>
          <table:table-cell table:style-name="ce1" table:formula="of:=[.GV6]&amp;&quot;,&quot;" office:value-type="string" office:string-value="202," calcext:value-type="string">
            <text:p>202,</text:p>
          </table:table-cell>
          <table:table-cell table:style-name="ce1" table:formula="of:=[.GW6]&amp;&quot;,&quot;" office:value-type="string" office:string-value="203," calcext:value-type="string">
            <text:p>203,</text:p>
          </table:table-cell>
          <table:table-cell table:style-name="ce1" table:formula="of:=[.GX6]&amp;&quot;,&quot;" office:value-type="string" office:string-value="204," calcext:value-type="string">
            <text:p>204,</text:p>
          </table:table-cell>
          <table:table-cell table:style-name="ce1" table:formula="of:=[.GY6]&amp;&quot;,&quot;" office:value-type="string" office:string-value="205," calcext:value-type="string">
            <text:p>205,</text:p>
          </table:table-cell>
          <table:table-cell table:style-name="ce1" table:formula="of:=[.GZ6]&amp;&quot;,&quot;" office:value-type="string" office:string-value="206," calcext:value-type="string">
            <text:p>206,</text:p>
          </table:table-cell>
          <table:table-cell table:style-name="ce1" table:formula="of:=[.HA6]&amp;&quot;,&quot;" office:value-type="string" office:string-value="207," calcext:value-type="string">
            <text:p>207,</text:p>
          </table:table-cell>
          <table:table-cell table:style-name="ce1" table:formula="of:=[.HB6]&amp;&quot;,&quot;" office:value-type="string" office:string-value="208," calcext:value-type="string">
            <text:p>208,</text:p>
          </table:table-cell>
          <table:table-cell table:style-name="ce1" table:formula="of:=[.HC6]&amp;&quot;,&quot;" office:value-type="string" office:string-value="209," calcext:value-type="string">
            <text:p>209,</text:p>
          </table:table-cell>
          <table:table-cell table:style-name="ce1" table:formula="of:=[.HD6]&amp;&quot;,&quot;" office:value-type="string" office:string-value="210," calcext:value-type="string">
            <text:p>210,</text:p>
          </table:table-cell>
          <table:table-cell table:style-name="ce1" table:formula="of:=[.HE6]&amp;&quot;,&quot;" office:value-type="string" office:string-value="211," calcext:value-type="string">
            <text:p>211,</text:p>
          </table:table-cell>
          <table:table-cell table:style-name="ce1" table:formula="of:=[.HF6]&amp;&quot;,&quot;" office:value-type="string" office:string-value="212," calcext:value-type="string">
            <text:p>212,</text:p>
          </table:table-cell>
          <table:table-cell table:style-name="ce1" table:formula="of:=[.HG6]&amp;&quot;,&quot;" office:value-type="string" office:string-value="213," calcext:value-type="string">
            <text:p>213,</text:p>
          </table:table-cell>
          <table:table-cell table:style-name="ce1" table:formula="of:=[.HH6]&amp;&quot;,&quot;" office:value-type="string" office:string-value="214," calcext:value-type="string">
            <text:p>214,</text:p>
          </table:table-cell>
          <table:table-cell table:style-name="ce1" table:formula="of:=[.HI6]&amp;&quot;,&quot;" office:value-type="string" office:string-value="215," calcext:value-type="string">
            <text:p>215,</text:p>
          </table:table-cell>
          <table:table-cell table:style-name="ce1" table:formula="of:=[.HJ6]&amp;&quot;,&quot;" office:value-type="string" office:string-value="216," calcext:value-type="string">
            <text:p>216,</text:p>
          </table:table-cell>
          <table:table-cell table:style-name="ce1" table:formula="of:=[.HK6]&amp;&quot;,&quot;" office:value-type="string" office:string-value="217," calcext:value-type="string">
            <text:p>217,</text:p>
          </table:table-cell>
          <table:table-cell table:style-name="ce1" table:formula="of:=[.HL6]&amp;&quot;,&quot;" office:value-type="string" office:string-value="218," calcext:value-type="string">
            <text:p>218,</text:p>
          </table:table-cell>
          <table:table-cell table:style-name="ce1" table:formula="of:=[.HM6]&amp;&quot;,&quot;" office:value-type="string" office:string-value="219," calcext:value-type="string">
            <text:p>219,</text:p>
          </table:table-cell>
          <table:table-cell table:style-name="ce1" table:formula="of:=[.HN6]&amp;&quot;,&quot;" office:value-type="string" office:string-value="220," calcext:value-type="string">
            <text:p>220,</text:p>
          </table:table-cell>
          <table:table-cell table:style-name="ce1" table:formula="of:=[.HO6]&amp;&quot;,&quot;" office:value-type="string" office:string-value="221," calcext:value-type="string">
            <text:p>221,</text:p>
          </table:table-cell>
          <table:table-cell table:style-name="ce1" table:formula="of:=[.HP6]&amp;&quot;,&quot;" office:value-type="string" office:string-value="222," calcext:value-type="string">
            <text:p>222,</text:p>
          </table:table-cell>
          <table:table-cell table:style-name="ce1" table:formula="of:=[.HQ6]&amp;&quot;,&quot;" office:value-type="string" office:string-value="223," calcext:value-type="string">
            <text:p>223,</text:p>
          </table:table-cell>
          <table:table-cell table:style-name="ce1" table:formula="of:=[.HR6]&amp;&quot;,&quot;" office:value-type="string" office:string-value="224," calcext:value-type="string">
            <text:p>224,</text:p>
          </table:table-cell>
          <table:table-cell table:style-name="ce1" table:formula="of:=[.HS6]&amp;&quot;,&quot;" office:value-type="string" office:string-value="225," calcext:value-type="string">
            <text:p>225,</text:p>
          </table:table-cell>
          <table:table-cell table:style-name="ce1" table:formula="of:=[.HT6]&amp;&quot;,&quot;" office:value-type="string" office:string-value="226," calcext:value-type="string">
            <text:p>226,</text:p>
          </table:table-cell>
          <table:table-cell table:style-name="ce1" table:formula="of:=[.HU6]&amp;&quot;,&quot;" office:value-type="string" office:string-value="227," calcext:value-type="string">
            <text:p>227,</text:p>
          </table:table-cell>
          <table:table-cell table:style-name="ce1" table:formula="of:=[.HV6]&amp;&quot;,&quot;" office:value-type="string" office:string-value="228," calcext:value-type="string">
            <text:p>228,</text:p>
          </table:table-cell>
          <table:table-cell table:style-name="ce1" table:formula="of:=[.HW6]&amp;&quot;,&quot;" office:value-type="string" office:string-value="229," calcext:value-type="string">
            <text:p>229,</text:p>
          </table:table-cell>
          <table:table-cell table:style-name="ce1" table:formula="of:=[.HX6]&amp;&quot;,&quot;" office:value-type="string" office:string-value="230," calcext:value-type="string">
            <text:p>230,</text:p>
          </table:table-cell>
          <table:table-cell table:style-name="ce1" table:formula="of:=[.HY6]&amp;&quot;,&quot;" office:value-type="string" office:string-value="231," calcext:value-type="string">
            <text:p>231,</text:p>
          </table:table-cell>
          <table:table-cell table:style-name="ce1" table:formula="of:=[.HZ6]&amp;&quot;,&quot;" office:value-type="string" office:string-value="232," calcext:value-type="string">
            <text:p>232,</text:p>
          </table:table-cell>
          <table:table-cell table:style-name="ce1" table:formula="of:=[.IA6]&amp;&quot;,&quot;" office:value-type="string" office:string-value="233," calcext:value-type="string">
            <text:p>233,</text:p>
          </table:table-cell>
          <table:table-cell table:style-name="ce1" table:formula="of:=[.IB6]&amp;&quot;,&quot;" office:value-type="string" office:string-value="234," calcext:value-type="string">
            <text:p>234,</text:p>
          </table:table-cell>
          <table:table-cell table:style-name="ce1" table:formula="of:=[.IC6]&amp;&quot;,&quot;" office:value-type="string" office:string-value="235," calcext:value-type="string">
            <text:p>235,</text:p>
          </table:table-cell>
          <table:table-cell table:style-name="ce1" table:formula="of:=[.ID6]&amp;&quot;,&quot;" office:value-type="string" office:string-value="236," calcext:value-type="string">
            <text:p>236,</text:p>
          </table:table-cell>
          <table:table-cell table:style-name="ce1" table:formula="of:=[.IE6]&amp;&quot;,&quot;" office:value-type="string" office:string-value="237," calcext:value-type="string">
            <text:p>237,</text:p>
          </table:table-cell>
          <table:table-cell table:style-name="ce1" table:formula="of:=[.IF6]&amp;&quot;,&quot;" office:value-type="string" office:string-value="238," calcext:value-type="string">
            <text:p>238,</text:p>
          </table:table-cell>
          <table:table-cell table:style-name="ce1" table:formula="of:=[.IG6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0," calcext:value-type="string">
            <text:p>{ 0,</text:p>
          </table:table-cell>
          <table:table-cell table:style-name="ce1" table:formula="of:=[.C7]&amp;&quot;,&quot;" office:value-type="string" office:string-value="1," calcext:value-type="string">
            <text:p>1,</text:p>
          </table:table-cell>
          <table:table-cell table:style-name="ce1" table:formula="of:=[.D7]&amp;&quot;,&quot;" office:value-type="string" office:string-value="2," calcext:value-type="string">
            <text:p>2,</text:p>
          </table:table-cell>
          <table:table-cell table:style-name="ce1" table:formula="of:=[.E7]&amp;&quot;,&quot;" office:value-type="string" office:string-value="3," calcext:value-type="string">
            <text:p>3,</text:p>
          </table:table-cell>
          <table:table-cell table:style-name="ce1" table:formula="of:=[.F7]&amp;&quot;,&quot;" office:value-type="string" office:string-value="4," calcext:value-type="string">
            <text:p>4,</text:p>
          </table:table-cell>
          <table:table-cell table:style-name="ce1" table:formula="of:=[.G7]&amp;&quot;,&quot;" office:value-type="string" office:string-value="5," calcext:value-type="string">
            <text:p>5,</text:p>
          </table:table-cell>
          <table:table-cell table:style-name="ce1" table:formula="of:=[.H7]&amp;&quot;,&quot;" office:value-type="string" office:string-value="6," calcext:value-type="string">
            <text:p>6,</text:p>
          </table:table-cell>
          <table:table-cell table:style-name="ce1" table:formula="of:=[.I7]&amp;&quot;,&quot;" office:value-type="string" office:string-value="7," calcext:value-type="string">
            <text:p>7,</text:p>
          </table:table-cell>
          <table:table-cell table:style-name="ce1" table:formula="of:=[.J7]&amp;&quot;,&quot;" office:value-type="string" office:string-value="8," calcext:value-type="string">
            <text:p>8,</text:p>
          </table:table-cell>
          <table:table-cell table:style-name="ce1" table:formula="of:=[.K7]&amp;&quot;,&quot;" office:value-type="string" office:string-value="9," calcext:value-type="string">
            <text:p>9,</text:p>
          </table:table-cell>
          <table:table-cell table:style-name="ce1" table:formula="of:=[.L7]&amp;&quot;,&quot;" office:value-type="string" office:string-value="10," calcext:value-type="string">
            <text:p>10,</text:p>
          </table:table-cell>
          <table:table-cell table:style-name="ce1" table:formula="of:=[.M7]&amp;&quot;,&quot;" office:value-type="string" office:string-value="11," calcext:value-type="string">
            <text:p>11,</text:p>
          </table:table-cell>
          <table:table-cell table:style-name="ce1" table:formula="of:=[.N7]&amp;&quot;,&quot;" office:value-type="string" office:string-value="12," calcext:value-type="string">
            <text:p>12,</text:p>
          </table:table-cell>
          <table:table-cell table:style-name="ce1" table:formula="of:=[.O7]&amp;&quot;,&quot;" office:value-type="string" office:string-value="13," calcext:value-type="string">
            <text:p>13,</text:p>
          </table:table-cell>
          <table:table-cell table:style-name="ce1" table:formula="of:=[.P7]&amp;&quot;,&quot;" office:value-type="string" office:string-value="14," calcext:value-type="string">
            <text:p>14,</text:p>
          </table:table-cell>
          <table:table-cell table:style-name="ce1" table:formula="of:=[.Q7]&amp;&quot;,&quot;" office:value-type="string" office:string-value="15," calcext:value-type="string">
            <text:p>15,</text:p>
          </table:table-cell>
          <table:table-cell table:style-name="ce1" table:formula="of:=[.R7]&amp;&quot;,&quot;" office:value-type="string" office:string-value="16," calcext:value-type="string">
            <text:p>16,</text:p>
          </table:table-cell>
          <table:table-cell table:style-name="ce1" table:formula="of:=[.S7]&amp;&quot;,&quot;" office:value-type="string" office:string-value="17," calcext:value-type="string">
            <text:p>17,</text:p>
          </table:table-cell>
          <table:table-cell table:style-name="ce1" table:formula="of:=[.T7]&amp;&quot;,&quot;" office:value-type="string" office:string-value="18," calcext:value-type="string">
            <text:p>18,</text:p>
          </table:table-cell>
          <table:table-cell table:style-name="ce1" table:formula="of:=[.U7]&amp;&quot;,&quot;" office:value-type="string" office:string-value="19," calcext:value-type="string">
            <text:p>19,</text:p>
          </table:table-cell>
          <table:table-cell table:style-name="ce1" table:formula="of:=[.V7]&amp;&quot;,&quot;" office:value-type="string" office:string-value="20," calcext:value-type="string">
            <text:p>20,</text:p>
          </table:table-cell>
          <table:table-cell table:style-name="ce1" table:formula="of:=[.W7]&amp;&quot;,&quot;" office:value-type="string" office:string-value="21," calcext:value-type="string">
            <text:p>21,</text:p>
          </table:table-cell>
          <table:table-cell table:style-name="ce1" table:formula="of:=[.X7]&amp;&quot;,&quot;" office:value-type="string" office:string-value="22," calcext:value-type="string">
            <text:p>22,</text:p>
          </table:table-cell>
          <table:table-cell table:style-name="ce1" table:formula="of:=[.Y7]&amp;&quot;,&quot;" office:value-type="string" office:string-value="23," calcext:value-type="string">
            <text:p>23,</text:p>
          </table:table-cell>
          <table:table-cell table:style-name="ce1" table:formula="of:=[.Z7]&amp;&quot;,&quot;" office:value-type="string" office:string-value="24," calcext:value-type="string">
            <text:p>24,</text:p>
          </table:table-cell>
          <table:table-cell table:style-name="ce1" table:formula="of:=[.AA7]&amp;&quot;,&quot;" office:value-type="string" office:string-value="25," calcext:value-type="string">
            <text:p>25,</text:p>
          </table:table-cell>
          <table:table-cell table:style-name="ce1" table:formula="of:=[.AB7]&amp;&quot;,&quot;" office:value-type="string" office:string-value="26," calcext:value-type="string">
            <text:p>26,</text:p>
          </table:table-cell>
          <table:table-cell table:style-name="ce1" table:formula="of:=[.AC7]&amp;&quot;,&quot;" office:value-type="string" office:string-value="27," calcext:value-type="string">
            <text:p>27,</text:p>
          </table:table-cell>
          <table:table-cell table:style-name="ce1" table:formula="of:=[.AD7]&amp;&quot;,&quot;" office:value-type="string" office:string-value="28," calcext:value-type="string">
            <text:p>28,</text:p>
          </table:table-cell>
          <table:table-cell table:style-name="ce1" table:formula="of:=[.AE7]&amp;&quot;,&quot;" office:value-type="string" office:string-value="29," calcext:value-type="string">
            <text:p>29,</text:p>
          </table:table-cell>
          <table:table-cell table:style-name="ce1" table:formula="of:=[.AF7]&amp;&quot;,&quot;" office:value-type="string" office:string-value="30," calcext:value-type="string">
            <text:p>30,</text:p>
          </table:table-cell>
          <table:table-cell table:style-name="ce1" table:formula="of:=[.AG7]&amp;&quot;,&quot;" office:value-type="string" office:string-value="31," calcext:value-type="string">
            <text:p>31,</text:p>
          </table:table-cell>
          <table:table-cell table:style-name="ce1" table:formula="of:=[.AH7]&amp;&quot;,&quot;" office:value-type="string" office:string-value="32," calcext:value-type="string">
            <text:p>32,</text:p>
          </table:table-cell>
          <table:table-cell table:style-name="ce1" table:formula="of:=[.AI7]&amp;&quot;,&quot;" office:value-type="string" office:string-value="33," calcext:value-type="string">
            <text:p>33,</text:p>
          </table:table-cell>
          <table:table-cell table:style-name="ce1" table:formula="of:=[.AJ7]&amp;&quot;,&quot;" office:value-type="string" office:string-value="34," calcext:value-type="string">
            <text:p>34,</text:p>
          </table:table-cell>
          <table:table-cell table:style-name="ce1" table:formula="of:=[.AK7]&amp;&quot;,&quot;" office:value-type="string" office:string-value="35," calcext:value-type="string">
            <text:p>35,</text:p>
          </table:table-cell>
          <table:table-cell table:style-name="ce1" table:formula="of:=[.AL7]&amp;&quot;,&quot;" office:value-type="string" office:string-value="36," calcext:value-type="string">
            <text:p>36,</text:p>
          </table:table-cell>
          <table:table-cell table:style-name="ce1" table:formula="of:=[.AM7]&amp;&quot;,&quot;" office:value-type="string" office:string-value="37," calcext:value-type="string">
            <text:p>37,</text:p>
          </table:table-cell>
          <table:table-cell table:style-name="ce1" table:formula="of:=[.AN7]&amp;&quot;,&quot;" office:value-type="string" office:string-value="38," calcext:value-type="string">
            <text:p>38,</text:p>
          </table:table-cell>
          <table:table-cell table:style-name="ce1" table:formula="of:=[.AO7]&amp;&quot;,&quot;" office:value-type="string" office:string-value="39," calcext:value-type="string">
            <text:p>39,</text:p>
          </table:table-cell>
          <table:table-cell table:style-name="ce1" table:formula="of:=[.AP7]&amp;&quot;,&quot;" office:value-type="string" office:string-value="40," calcext:value-type="string">
            <text:p>40,</text:p>
          </table:table-cell>
          <table:table-cell table:style-name="ce1" table:formula="of:=[.AQ7]&amp;&quot;,&quot;" office:value-type="string" office:string-value="41," calcext:value-type="string">
            <text:p>41,</text:p>
          </table:table-cell>
          <table:table-cell table:style-name="ce1" table:formula="of:=[.AR7]&amp;&quot;,&quot;" office:value-type="string" office:string-value="42," calcext:value-type="string">
            <text:p>42,</text:p>
          </table:table-cell>
          <table:table-cell table:style-name="ce1" table:formula="of:=[.AS7]&amp;&quot;,&quot;" office:value-type="string" office:string-value="43," calcext:value-type="string">
            <text:p>43,</text:p>
          </table:table-cell>
          <table:table-cell table:style-name="ce1" table:formula="of:=[.AT7]&amp;&quot;,&quot;" office:value-type="string" office:string-value="44," calcext:value-type="string">
            <text:p>44,</text:p>
          </table:table-cell>
          <table:table-cell table:style-name="ce1" table:formula="of:=[.AU7]&amp;&quot;,&quot;" office:value-type="string" office:string-value="45," calcext:value-type="string">
            <text:p>45,</text:p>
          </table:table-cell>
          <table:table-cell table:style-name="ce1" table:formula="of:=[.AV7]&amp;&quot;,&quot;" office:value-type="string" office:string-value="46," calcext:value-type="string">
            <text:p>46,</text:p>
          </table:table-cell>
          <table:table-cell table:style-name="ce1" table:formula="of:=[.AW7]&amp;&quot;,&quot;" office:value-type="string" office:string-value="47," calcext:value-type="string">
            <text:p>47,</text:p>
          </table:table-cell>
          <table:table-cell table:style-name="ce1" table:formula="of:=[.AX7]&amp;&quot;,&quot;" office:value-type="string" office:string-value="48," calcext:value-type="string">
            <text:p>48,</text:p>
          </table:table-cell>
          <table:table-cell table:style-name="ce1" table:formula="of:=[.AY7]&amp;&quot;,&quot;" office:value-type="string" office:string-value="49," calcext:value-type="string">
            <text:p>49,</text:p>
          </table:table-cell>
          <table:table-cell table:style-name="ce1" table:formula="of:=[.AZ7]&amp;&quot;,&quot;" office:value-type="string" office:string-value="50," calcext:value-type="string">
            <text:p>50,</text:p>
          </table:table-cell>
          <table:table-cell table:style-name="ce1" table:formula="of:=[.BA7]&amp;&quot;,&quot;" office:value-type="string" office:string-value="51," calcext:value-type="string">
            <text:p>51,</text:p>
          </table:table-cell>
          <table:table-cell table:style-name="ce1" table:formula="of:=[.BB7]&amp;&quot;,&quot;" office:value-type="string" office:string-value="52," calcext:value-type="string">
            <text:p>52,</text:p>
          </table:table-cell>
          <table:table-cell table:style-name="ce1" table:formula="of:=[.BC7]&amp;&quot;,&quot;" office:value-type="string" office:string-value="53," calcext:value-type="string">
            <text:p>53,</text:p>
          </table:table-cell>
          <table:table-cell table:style-name="ce1" table:formula="of:=[.BD7]&amp;&quot;,&quot;" office:value-type="string" office:string-value="54," calcext:value-type="string">
            <text:p>54,</text:p>
          </table:table-cell>
          <table:table-cell table:style-name="ce1" table:formula="of:=[.BE7]&amp;&quot;,&quot;" office:value-type="string" office:string-value="55," calcext:value-type="string">
            <text:p>55,</text:p>
          </table:table-cell>
          <table:table-cell table:style-name="ce1" table:formula="of:=[.BF7]&amp;&quot;,&quot;" office:value-type="string" office:string-value="56," calcext:value-type="string">
            <text:p>56,</text:p>
          </table:table-cell>
          <table:table-cell table:style-name="ce1" table:formula="of:=[.BG7]&amp;&quot;,&quot;" office:value-type="string" office:string-value="57," calcext:value-type="string">
            <text:p>57,</text:p>
          </table:table-cell>
          <table:table-cell table:style-name="ce1" table:formula="of:=[.BH7]&amp;&quot;,&quot;" office:value-type="string" office:string-value="58," calcext:value-type="string">
            <text:p>58,</text:p>
          </table:table-cell>
          <table:table-cell table:style-name="ce1" table:formula="of:=[.BI7]&amp;&quot;,&quot;" office:value-type="string" office:string-value="59," calcext:value-type="string">
            <text:p>59,</text:p>
          </table:table-cell>
          <table:table-cell table:style-name="ce1" table:formula="of:=[.BJ7]&amp;&quot;,&quot;" office:value-type="string" office:string-value="60," calcext:value-type="string">
            <text:p>60,</text:p>
          </table:table-cell>
          <table:table-cell table:style-name="ce1" table:formula="of:=[.BK7]&amp;&quot;,&quot;" office:value-type="string" office:string-value="61," calcext:value-type="string">
            <text:p>61,</text:p>
          </table:table-cell>
          <table:table-cell table:style-name="ce1" table:formula="of:=[.BL7]&amp;&quot;,&quot;" office:value-type="string" office:string-value="62," calcext:value-type="string">
            <text:p>62,</text:p>
          </table:table-cell>
          <table:table-cell table:style-name="ce1" table:formula="of:=[.BM7]&amp;&quot;,&quot;" office:value-type="string" office:string-value="63," calcext:value-type="string">
            <text:p>63,</text:p>
          </table:table-cell>
          <table:table-cell table:style-name="ce1" table:formula="of:=[.BN7]&amp;&quot;,&quot;" office:value-type="string" office:string-value="64," calcext:value-type="string">
            <text:p>64,</text:p>
          </table:table-cell>
          <table:table-cell table:style-name="ce1" table:formula="of:=[.BO7]&amp;&quot;,&quot;" office:value-type="string" office:string-value="65," calcext:value-type="string">
            <text:p>65,</text:p>
          </table:table-cell>
          <table:table-cell table:style-name="ce1" table:formula="of:=[.BP7]&amp;&quot;,&quot;" office:value-type="string" office:string-value="66," calcext:value-type="string">
            <text:p>66,</text:p>
          </table:table-cell>
          <table:table-cell table:style-name="ce1" table:formula="of:=[.BQ7]&amp;&quot;,&quot;" office:value-type="string" office:string-value="67," calcext:value-type="string">
            <text:p>67,</text:p>
          </table:table-cell>
          <table:table-cell table:style-name="ce1" table:formula="of:=[.BR7]&amp;&quot;,&quot;" office:value-type="string" office:string-value="68," calcext:value-type="string">
            <text:p>68,</text:p>
          </table:table-cell>
          <table:table-cell table:style-name="ce1" table:formula="of:=[.BS7]&amp;&quot;,&quot;" office:value-type="string" office:string-value="69," calcext:value-type="string">
            <text:p>69,</text:p>
          </table:table-cell>
          <table:table-cell table:style-name="ce1" table:formula="of:=[.BT7]&amp;&quot;,&quot;" office:value-type="string" office:string-value="70," calcext:value-type="string">
            <text:p>70,</text:p>
          </table:table-cell>
          <table:table-cell table:style-name="ce1" table:formula="of:=[.BU7]&amp;&quot;,&quot;" office:value-type="string" office:string-value="71," calcext:value-type="string">
            <text:p>71,</text:p>
          </table:table-cell>
          <table:table-cell table:style-name="ce1" table:formula="of:=[.BV7]&amp;&quot;,&quot;" office:value-type="string" office:string-value="72," calcext:value-type="string">
            <text:p>72,</text:p>
          </table:table-cell>
          <table:table-cell table:style-name="ce1" table:formula="of:=[.BW7]&amp;&quot;,&quot;" office:value-type="string" office:string-value="73," calcext:value-type="string">
            <text:p>73,</text:p>
          </table:table-cell>
          <table:table-cell table:style-name="ce1" table:formula="of:=[.BX7]&amp;&quot;,&quot;" office:value-type="string" office:string-value="74," calcext:value-type="string">
            <text:p>74,</text:p>
          </table:table-cell>
          <table:table-cell table:style-name="ce1" table:formula="of:=[.BY7]&amp;&quot;,&quot;" office:value-type="string" office:string-value="75," calcext:value-type="string">
            <text:p>75,</text:p>
          </table:table-cell>
          <table:table-cell table:style-name="ce1" table:formula="of:=[.BZ7]&amp;&quot;,&quot;" office:value-type="string" office:string-value="76," calcext:value-type="string">
            <text:p>76,</text:p>
          </table:table-cell>
          <table:table-cell table:style-name="ce1" table:formula="of:=[.CA7]&amp;&quot;,&quot;" office:value-type="string" office:string-value="77," calcext:value-type="string">
            <text:p>77,</text:p>
          </table:table-cell>
          <table:table-cell table:style-name="ce1" table:formula="of:=[.CB7]&amp;&quot;,&quot;" office:value-type="string" office:string-value="78," calcext:value-type="string">
            <text:p>78,</text:p>
          </table:table-cell>
          <table:table-cell table:style-name="ce1" table:formula="of:=[.CC7]&amp;&quot;,&quot;" office:value-type="string" office:string-value="79," calcext:value-type="string">
            <text:p>79,</text:p>
          </table:table-cell>
          <table:table-cell table:style-name="ce1" table:formula="of:=[.CD7]&amp;&quot;,&quot;" office:value-type="string" office:string-value="80," calcext:value-type="string">
            <text:p>80,</text:p>
          </table:table-cell>
          <table:table-cell table:style-name="ce1" table:formula="of:=[.CE7]&amp;&quot;,&quot;" office:value-type="string" office:string-value="81," calcext:value-type="string">
            <text:p>81,</text:p>
          </table:table-cell>
          <table:table-cell table:style-name="ce1" table:formula="of:=[.CF7]&amp;&quot;,&quot;" office:value-type="string" office:string-value="82," calcext:value-type="string">
            <text:p>82,</text:p>
          </table:table-cell>
          <table:table-cell table:style-name="ce1" table:formula="of:=[.CG7]&amp;&quot;,&quot;" office:value-type="string" office:string-value="83," calcext:value-type="string">
            <text:p>83,</text:p>
          </table:table-cell>
          <table:table-cell table:style-name="ce1" table:formula="of:=[.CH7]&amp;&quot;,&quot;" office:value-type="string" office:string-value="84," calcext:value-type="string">
            <text:p>84,</text:p>
          </table:table-cell>
          <table:table-cell table:style-name="ce1" table:formula="of:=[.CI7]&amp;&quot;,&quot;" office:value-type="string" office:string-value="85," calcext:value-type="string">
            <text:p>85,</text:p>
          </table:table-cell>
          <table:table-cell table:style-name="ce1" table:formula="of:=[.CJ7]&amp;&quot;,&quot;" office:value-type="string" office:string-value="86," calcext:value-type="string">
            <text:p>86,</text:p>
          </table:table-cell>
          <table:table-cell table:style-name="ce1" table:formula="of:=[.CK7]&amp;&quot;,&quot;" office:value-type="string" office:string-value="87," calcext:value-type="string">
            <text:p>87,</text:p>
          </table:table-cell>
          <table:table-cell table:style-name="ce1" table:formula="of:=[.CL7]&amp;&quot;,&quot;" office:value-type="string" office:string-value="88," calcext:value-type="string">
            <text:p>88,</text:p>
          </table:table-cell>
          <table:table-cell table:style-name="ce1" table:formula="of:=[.CM7]&amp;&quot;,&quot;" office:value-type="string" office:string-value="89," calcext:value-type="string">
            <text:p>89,</text:p>
          </table:table-cell>
          <table:table-cell table:style-name="ce1" table:formula="of:=[.CN7]&amp;&quot;,&quot;" office:value-type="string" office:string-value="90," calcext:value-type="string">
            <text:p>90,</text:p>
          </table:table-cell>
          <table:table-cell table:style-name="ce1" table:formula="of:=[.CO7]&amp;&quot;,&quot;" office:value-type="string" office:string-value="91," calcext:value-type="string">
            <text:p>91,</text:p>
          </table:table-cell>
          <table:table-cell table:style-name="ce1" table:formula="of:=[.CP7]&amp;&quot;,&quot;" office:value-type="string" office:string-value="92," calcext:value-type="string">
            <text:p>92,</text:p>
          </table:table-cell>
          <table:table-cell table:style-name="ce1" table:formula="of:=[.CQ7]&amp;&quot;,&quot;" office:value-type="string" office:string-value="93," calcext:value-type="string">
            <text:p>93,</text:p>
          </table:table-cell>
          <table:table-cell table:style-name="ce1" table:formula="of:=[.CR7]&amp;&quot;,&quot;" office:value-type="string" office:string-value="94," calcext:value-type="string">
            <text:p>94,</text:p>
          </table:table-cell>
          <table:table-cell table:style-name="ce1" table:formula="of:=[.CS7]&amp;&quot;,&quot;" office:value-type="string" office:string-value="95," calcext:value-type="string">
            <text:p>95,</text:p>
          </table:table-cell>
          <table:table-cell table:style-name="ce1" table:formula="of:=[.CT7]&amp;&quot;,&quot;" office:value-type="string" office:string-value="96," calcext:value-type="string">
            <text:p>96,</text:p>
          </table:table-cell>
          <table:table-cell table:style-name="ce1" table:formula="of:=[.CU7]&amp;&quot;,&quot;" office:value-type="string" office:string-value="97," calcext:value-type="string">
            <text:p>97,</text:p>
          </table:table-cell>
          <table:table-cell table:style-name="ce1" table:formula="of:=[.CV7]&amp;&quot;,&quot;" office:value-type="string" office:string-value="98," calcext:value-type="string">
            <text:p>98,</text:p>
          </table:table-cell>
          <table:table-cell table:style-name="ce1" table:formula="of:=[.CW7]&amp;&quot;,&quot;" office:value-type="string" office:string-value="99," calcext:value-type="string">
            <text:p>99,</text:p>
          </table:table-cell>
          <table:table-cell table:style-name="ce1" table:formula="of:=[.CX7]&amp;&quot;,&quot;" office:value-type="string" office:string-value="100," calcext:value-type="string">
            <text:p>100,</text:p>
          </table:table-cell>
          <table:table-cell table:style-name="ce1" table:formula="of:=[.CY7]&amp;&quot;,&quot;" office:value-type="string" office:string-value="101," calcext:value-type="string">
            <text:p>101,</text:p>
          </table:table-cell>
          <table:table-cell table:style-name="ce1" table:formula="of:=[.CZ7]&amp;&quot;,&quot;" office:value-type="string" office:string-value="102," calcext:value-type="string">
            <text:p>102,</text:p>
          </table:table-cell>
          <table:table-cell table:style-name="ce1" table:formula="of:=[.DA7]&amp;&quot;,&quot;" office:value-type="string" office:string-value="103," calcext:value-type="string">
            <text:p>103,</text:p>
          </table:table-cell>
          <table:table-cell table:style-name="ce1" table:formula="of:=[.DB7]&amp;&quot;,&quot;" office:value-type="string" office:string-value="104," calcext:value-type="string">
            <text:p>104,</text:p>
          </table:table-cell>
          <table:table-cell table:style-name="ce1" table:formula="of:=[.DC7]&amp;&quot;,&quot;" office:value-type="string" office:string-value="105," calcext:value-type="string">
            <text:p>105,</text:p>
          </table:table-cell>
          <table:table-cell table:style-name="ce1" table:formula="of:=[.DD7]&amp;&quot;,&quot;" office:value-type="string" office:string-value="106," calcext:value-type="string">
            <text:p>106,</text:p>
          </table:table-cell>
          <table:table-cell table:style-name="ce1" table:formula="of:=[.DE7]&amp;&quot;,&quot;" office:value-type="string" office:string-value="107," calcext:value-type="string">
            <text:p>107,</text:p>
          </table:table-cell>
          <table:table-cell table:style-name="ce1" table:formula="of:=[.DF7]&amp;&quot;,&quot;" office:value-type="string" office:string-value="108," calcext:value-type="string">
            <text:p>108,</text:p>
          </table:table-cell>
          <table:table-cell table:style-name="ce1" table:formula="of:=[.DG7]&amp;&quot;,&quot;" office:value-type="string" office:string-value="109," calcext:value-type="string">
            <text:p>109,</text:p>
          </table:table-cell>
          <table:table-cell table:style-name="ce1" table:formula="of:=[.DH7]&amp;&quot;,&quot;" office:value-type="string" office:string-value="110," calcext:value-type="string">
            <text:p>110,</text:p>
          </table:table-cell>
          <table:table-cell table:style-name="ce1" table:formula="of:=[.DI7]&amp;&quot;,&quot;" office:value-type="string" office:string-value="111," calcext:value-type="string">
            <text:p>111,</text:p>
          </table:table-cell>
          <table:table-cell table:style-name="ce1" table:formula="of:=[.DJ7]&amp;&quot;,&quot;" office:value-type="string" office:string-value="112," calcext:value-type="string">
            <text:p>112,</text:p>
          </table:table-cell>
          <table:table-cell table:style-name="ce1" table:formula="of:=[.DK7]&amp;&quot;,&quot;" office:value-type="string" office:string-value="113," calcext:value-type="string">
            <text:p>113,</text:p>
          </table:table-cell>
          <table:table-cell table:style-name="ce1" table:formula="of:=[.DL7]&amp;&quot;,&quot;" office:value-type="string" office:string-value="114," calcext:value-type="string">
            <text:p>114,</text:p>
          </table:table-cell>
          <table:table-cell table:style-name="ce1" table:formula="of:=[.DM7]&amp;&quot;,&quot;" office:value-type="string" office:string-value="115," calcext:value-type="string">
            <text:p>115,</text:p>
          </table:table-cell>
          <table:table-cell table:style-name="ce1" table:formula="of:=[.DN7]&amp;&quot;,&quot;" office:value-type="string" office:string-value="116," calcext:value-type="string">
            <text:p>116,</text:p>
          </table:table-cell>
          <table:table-cell table:style-name="ce1" table:formula="of:=[.DO7]&amp;&quot;,&quot;" office:value-type="string" office:string-value="117," calcext:value-type="string">
            <text:p>117,</text:p>
          </table:table-cell>
          <table:table-cell table:style-name="ce1" table:formula="of:=[.DP7]&amp;&quot;,&quot;" office:value-type="string" office:string-value="118," calcext:value-type="string">
            <text:p>118,</text:p>
          </table:table-cell>
          <table:table-cell table:style-name="ce1" table:formula="of:=[.DQ7]&amp;&quot;,&quot;" office:value-type="string" office:string-value="119," calcext:value-type="string">
            <text:p>119,</text:p>
          </table:table-cell>
          <table:table-cell table:style-name="ce1" table:formula="of:=[.DR7]&amp;&quot;,&quot;" office:value-type="string" office:string-value="120," calcext:value-type="string">
            <text:p>120,</text:p>
          </table:table-cell>
          <table:table-cell table:style-name="ce1" table:formula="of:=[.DS7]&amp;&quot;,&quot;" office:value-type="string" office:string-value="121," calcext:value-type="string">
            <text:p>121,</text:p>
          </table:table-cell>
          <table:table-cell table:style-name="ce1" table:formula="of:=[.DT7]&amp;&quot;,&quot;" office:value-type="string" office:string-value="122," calcext:value-type="string">
            <text:p>122,</text:p>
          </table:table-cell>
          <table:table-cell table:style-name="ce1" table:formula="of:=[.DU7]&amp;&quot;,&quot;" office:value-type="string" office:string-value="123," calcext:value-type="string">
            <text:p>123,</text:p>
          </table:table-cell>
          <table:table-cell table:style-name="ce1" table:formula="of:=[.DV7]&amp;&quot;,&quot;" office:value-type="string" office:string-value="124," calcext:value-type="string">
            <text:p>124,</text:p>
          </table:table-cell>
          <table:table-cell table:style-name="ce1" table:formula="of:=[.DW7]&amp;&quot;,&quot;" office:value-type="string" office:string-value="125," calcext:value-type="string">
            <text:p>125,</text:p>
          </table:table-cell>
          <table:table-cell table:style-name="ce1" table:formula="of:=[.DX7]&amp;&quot;,&quot;" office:value-type="string" office:string-value="126," calcext:value-type="string">
            <text:p>126,</text:p>
          </table:table-cell>
          <table:table-cell table:style-name="ce1" table:formula="of:=[.DY7]&amp;&quot;,&quot;" office:value-type="string" office:string-value="127," calcext:value-type="string">
            <text:p>127,</text:p>
          </table:table-cell>
          <table:table-cell table:style-name="ce1" table:formula="of:=[.DZ7]&amp;&quot;,&quot;" office:value-type="string" office:string-value="128," calcext:value-type="string">
            <text:p>128,</text:p>
          </table:table-cell>
          <table:table-cell table:style-name="ce1" table:formula="of:=[.EA7]&amp;&quot;,&quot;" office:value-type="string" office:string-value="129," calcext:value-type="string">
            <text:p>129,</text:p>
          </table:table-cell>
          <table:table-cell table:style-name="ce1" table:formula="of:=[.EB7]&amp;&quot;,&quot;" office:value-type="string" office:string-value="130," calcext:value-type="string">
            <text:p>130,</text:p>
          </table:table-cell>
          <table:table-cell table:style-name="ce1" table:formula="of:=[.EC7]&amp;&quot;,&quot;" office:value-type="string" office:string-value="131," calcext:value-type="string">
            <text:p>131,</text:p>
          </table:table-cell>
          <table:table-cell table:style-name="ce1" table:formula="of:=[.ED7]&amp;&quot;,&quot;" office:value-type="string" office:string-value="132," calcext:value-type="string">
            <text:p>132,</text:p>
          </table:table-cell>
          <table:table-cell table:style-name="ce1" table:formula="of:=[.EE7]&amp;&quot;,&quot;" office:value-type="string" office:string-value="133," calcext:value-type="string">
            <text:p>133,</text:p>
          </table:table-cell>
          <table:table-cell table:style-name="ce1" table:formula="of:=[.EF7]&amp;&quot;,&quot;" office:value-type="string" office:string-value="134," calcext:value-type="string">
            <text:p>134,</text:p>
          </table:table-cell>
          <table:table-cell table:style-name="ce1" table:formula="of:=[.EG7]&amp;&quot;,&quot;" office:value-type="string" office:string-value="135," calcext:value-type="string">
            <text:p>135,</text:p>
          </table:table-cell>
          <table:table-cell table:style-name="ce1" table:formula="of:=[.EH7]&amp;&quot;,&quot;" office:value-type="string" office:string-value="136," calcext:value-type="string">
            <text:p>136,</text:p>
          </table:table-cell>
          <table:table-cell table:style-name="ce1" table:formula="of:=[.EI7]&amp;&quot;,&quot;" office:value-type="string" office:string-value="137," calcext:value-type="string">
            <text:p>137,</text:p>
          </table:table-cell>
          <table:table-cell table:style-name="ce1" table:formula="of:=[.EJ7]&amp;&quot;,&quot;" office:value-type="string" office:string-value="138," calcext:value-type="string">
            <text:p>138,</text:p>
          </table:table-cell>
          <table:table-cell table:style-name="ce1" table:formula="of:=[.EK7]&amp;&quot;,&quot;" office:value-type="string" office:string-value="139," calcext:value-type="string">
            <text:p>139,</text:p>
          </table:table-cell>
          <table:table-cell table:style-name="ce1" table:formula="of:=[.EL7]&amp;&quot;,&quot;" office:value-type="string" office:string-value="140," calcext:value-type="string">
            <text:p>140,</text:p>
          </table:table-cell>
          <table:table-cell table:style-name="ce1" table:formula="of:=[.EM7]&amp;&quot;,&quot;" office:value-type="string" office:string-value="141," calcext:value-type="string">
            <text:p>141,</text:p>
          </table:table-cell>
          <table:table-cell table:style-name="ce1" table:formula="of:=[.EN7]&amp;&quot;,&quot;" office:value-type="string" office:string-value="142," calcext:value-type="string">
            <text:p>142,</text:p>
          </table:table-cell>
          <table:table-cell table:style-name="ce1" table:formula="of:=[.EO7]&amp;&quot;,&quot;" office:value-type="string" office:string-value="143," calcext:value-type="string">
            <text:p>143,</text:p>
          </table:table-cell>
          <table:table-cell table:style-name="ce1" table:formula="of:=[.EP7]&amp;&quot;,&quot;" office:value-type="string" office:string-value="144," calcext:value-type="string">
            <text:p>144,</text:p>
          </table:table-cell>
          <table:table-cell table:style-name="ce1" table:formula="of:=[.EQ7]&amp;&quot;,&quot;" office:value-type="string" office:string-value="145," calcext:value-type="string">
            <text:p>145,</text:p>
          </table:table-cell>
          <table:table-cell table:style-name="ce1" table:formula="of:=[.ER7]&amp;&quot;,&quot;" office:value-type="string" office:string-value="146," calcext:value-type="string">
            <text:p>146,</text:p>
          </table:table-cell>
          <table:table-cell table:style-name="ce1" table:formula="of:=[.ES7]&amp;&quot;,&quot;" office:value-type="string" office:string-value="147," calcext:value-type="string">
            <text:p>147,</text:p>
          </table:table-cell>
          <table:table-cell table:style-name="ce1" table:formula="of:=[.ET7]&amp;&quot;,&quot;" office:value-type="string" office:string-value="148," calcext:value-type="string">
            <text:p>148,</text:p>
          </table:table-cell>
          <table:table-cell table:style-name="ce1" table:formula="of:=[.EU7]&amp;&quot;,&quot;" office:value-type="string" office:string-value="149," calcext:value-type="string">
            <text:p>149,</text:p>
          </table:table-cell>
          <table:table-cell table:style-name="ce1" table:formula="of:=[.EV7]&amp;&quot;,&quot;" office:value-type="string" office:string-value="150," calcext:value-type="string">
            <text:p>150,</text:p>
          </table:table-cell>
          <table:table-cell table:style-name="ce1" table:formula="of:=[.EW7]&amp;&quot;,&quot;" office:value-type="string" office:string-value="151," calcext:value-type="string">
            <text:p>151,</text:p>
          </table:table-cell>
          <table:table-cell table:style-name="ce1" table:formula="of:=[.EX7]&amp;&quot;,&quot;" office:value-type="string" office:string-value="152," calcext:value-type="string">
            <text:p>152,</text:p>
          </table:table-cell>
          <table:table-cell table:style-name="ce1" table:formula="of:=[.EY7]&amp;&quot;,&quot;" office:value-type="string" office:string-value="153," calcext:value-type="string">
            <text:p>153,</text:p>
          </table:table-cell>
          <table:table-cell table:style-name="ce1" table:formula="of:=[.EZ7]&amp;&quot;,&quot;" office:value-type="string" office:string-value="154," calcext:value-type="string">
            <text:p>154,</text:p>
          </table:table-cell>
          <table:table-cell table:style-name="ce1" table:formula="of:=[.FA7]&amp;&quot;,&quot;" office:value-type="string" office:string-value="155," calcext:value-type="string">
            <text:p>155,</text:p>
          </table:table-cell>
          <table:table-cell table:style-name="ce1" table:formula="of:=[.FB7]&amp;&quot;,&quot;" office:value-type="string" office:string-value="156," calcext:value-type="string">
            <text:p>156,</text:p>
          </table:table-cell>
          <table:table-cell table:style-name="ce1" table:formula="of:=[.FC7]&amp;&quot;,&quot;" office:value-type="string" office:string-value="157," calcext:value-type="string">
            <text:p>157,</text:p>
          </table:table-cell>
          <table:table-cell table:style-name="ce1" table:formula="of:=[.FD7]&amp;&quot;,&quot;" office:value-type="string" office:string-value="158," calcext:value-type="string">
            <text:p>158,</text:p>
          </table:table-cell>
          <table:table-cell table:style-name="ce1" table:formula="of:=[.FE7]&amp;&quot;,&quot;" office:value-type="string" office:string-value="159," calcext:value-type="string">
            <text:p>159,</text:p>
          </table:table-cell>
          <table:table-cell table:style-name="ce1" table:formula="of:=[.FF7]&amp;&quot;,&quot;" office:value-type="string" office:string-value="160," calcext:value-type="string">
            <text:p>160,</text:p>
          </table:table-cell>
          <table:table-cell table:style-name="ce1" table:formula="of:=[.FG7]&amp;&quot;,&quot;" office:value-type="string" office:string-value="161," calcext:value-type="string">
            <text:p>161,</text:p>
          </table:table-cell>
          <table:table-cell table:style-name="ce1" table:formula="of:=[.FH7]&amp;&quot;,&quot;" office:value-type="string" office:string-value="162," calcext:value-type="string">
            <text:p>162,</text:p>
          </table:table-cell>
          <table:table-cell table:style-name="ce1" table:formula="of:=[.FI7]&amp;&quot;,&quot;" office:value-type="string" office:string-value="163," calcext:value-type="string">
            <text:p>163,</text:p>
          </table:table-cell>
          <table:table-cell table:style-name="ce1" table:formula="of:=[.FJ7]&amp;&quot;,&quot;" office:value-type="string" office:string-value="164," calcext:value-type="string">
            <text:p>164,</text:p>
          </table:table-cell>
          <table:table-cell table:style-name="ce1" table:formula="of:=[.FK7]&amp;&quot;,&quot;" office:value-type="string" office:string-value="165," calcext:value-type="string">
            <text:p>165,</text:p>
          </table:table-cell>
          <table:table-cell table:style-name="ce1" table:formula="of:=[.FL7]&amp;&quot;,&quot;" office:value-type="string" office:string-value="166," calcext:value-type="string">
            <text:p>166,</text:p>
          </table:table-cell>
          <table:table-cell table:style-name="ce1" table:formula="of:=[.FM7]&amp;&quot;,&quot;" office:value-type="string" office:string-value="167," calcext:value-type="string">
            <text:p>167,</text:p>
          </table:table-cell>
          <table:table-cell table:style-name="ce1" table:formula="of:=[.FN7]&amp;&quot;,&quot;" office:value-type="string" office:string-value="168," calcext:value-type="string">
            <text:p>168,</text:p>
          </table:table-cell>
          <table:table-cell table:style-name="ce1" table:formula="of:=[.FO7]&amp;&quot;,&quot;" office:value-type="string" office:string-value="169," calcext:value-type="string">
            <text:p>169,</text:p>
          </table:table-cell>
          <table:table-cell table:style-name="ce1" table:formula="of:=[.FP7]&amp;&quot;,&quot;" office:value-type="string" office:string-value="170," calcext:value-type="string">
            <text:p>170,</text:p>
          </table:table-cell>
          <table:table-cell table:style-name="ce1" table:formula="of:=[.FQ7]&amp;&quot;,&quot;" office:value-type="string" office:string-value="171," calcext:value-type="string">
            <text:p>171,</text:p>
          </table:table-cell>
          <table:table-cell table:style-name="ce1" table:formula="of:=[.FR7]&amp;&quot;,&quot;" office:value-type="string" office:string-value="172," calcext:value-type="string">
            <text:p>172,</text:p>
          </table:table-cell>
          <table:table-cell table:style-name="ce1" table:formula="of:=[.FS7]&amp;&quot;,&quot;" office:value-type="string" office:string-value="173," calcext:value-type="string">
            <text:p>173,</text:p>
          </table:table-cell>
          <table:table-cell table:style-name="ce1" table:formula="of:=[.FT7]&amp;&quot;,&quot;" office:value-type="string" office:string-value="174," calcext:value-type="string">
            <text:p>174,</text:p>
          </table:table-cell>
          <table:table-cell table:style-name="ce1" table:formula="of:=[.FU7]&amp;&quot;,&quot;" office:value-type="string" office:string-value="175," calcext:value-type="string">
            <text:p>175,</text:p>
          </table:table-cell>
          <table:table-cell table:style-name="ce1" table:formula="of:=[.FV7]&amp;&quot;,&quot;" office:value-type="string" office:string-value="176," calcext:value-type="string">
            <text:p>176,</text:p>
          </table:table-cell>
          <table:table-cell table:style-name="ce1" table:formula="of:=[.FW7]&amp;&quot;,&quot;" office:value-type="string" office:string-value="177," calcext:value-type="string">
            <text:p>177,</text:p>
          </table:table-cell>
          <table:table-cell table:style-name="ce1" table:formula="of:=[.FX7]&amp;&quot;,&quot;" office:value-type="string" office:string-value="178," calcext:value-type="string">
            <text:p>178,</text:p>
          </table:table-cell>
          <table:table-cell table:style-name="ce1" table:formula="of:=[.FY7]&amp;&quot;,&quot;" office:value-type="string" office:string-value="179," calcext:value-type="string">
            <text:p>179,</text:p>
          </table:table-cell>
          <table:table-cell table:style-name="ce1" table:formula="of:=[.FZ7]&amp;&quot;,&quot;" office:value-type="string" office:string-value="180," calcext:value-type="string">
            <text:p>180,</text:p>
          </table:table-cell>
          <table:table-cell table:style-name="ce1" table:formula="of:=[.GA7]&amp;&quot;,&quot;" office:value-type="string" office:string-value="181," calcext:value-type="string">
            <text:p>181,</text:p>
          </table:table-cell>
          <table:table-cell table:style-name="ce1" table:formula="of:=[.GB7]&amp;&quot;,&quot;" office:value-type="string" office:string-value="182," calcext:value-type="string">
            <text:p>182,</text:p>
          </table:table-cell>
          <table:table-cell table:style-name="ce1" table:formula="of:=[.GC7]&amp;&quot;,&quot;" office:value-type="string" office:string-value="183," calcext:value-type="string">
            <text:p>183,</text:p>
          </table:table-cell>
          <table:table-cell table:style-name="ce1" table:formula="of:=[.GD7]&amp;&quot;,&quot;" office:value-type="string" office:string-value="184," calcext:value-type="string">
            <text:p>184,</text:p>
          </table:table-cell>
          <table:table-cell table:style-name="ce1" table:formula="of:=[.GE7]&amp;&quot;,&quot;" office:value-type="string" office:string-value="185," calcext:value-type="string">
            <text:p>185,</text:p>
          </table:table-cell>
          <table:table-cell table:style-name="ce1" table:formula="of:=[.GF7]&amp;&quot;,&quot;" office:value-type="string" office:string-value="186," calcext:value-type="string">
            <text:p>186,</text:p>
          </table:table-cell>
          <table:table-cell table:style-name="ce1" table:formula="of:=[.GG7]&amp;&quot;,&quot;" office:value-type="string" office:string-value="187," calcext:value-type="string">
            <text:p>187,</text:p>
          </table:table-cell>
          <table:table-cell table:style-name="ce1" table:formula="of:=[.GH7]&amp;&quot;,&quot;" office:value-type="string" office:string-value="188," calcext:value-type="string">
            <text:p>188,</text:p>
          </table:table-cell>
          <table:table-cell table:style-name="ce1" table:formula="of:=[.GI7]&amp;&quot;,&quot;" office:value-type="string" office:string-value="189," calcext:value-type="string">
            <text:p>189,</text:p>
          </table:table-cell>
          <table:table-cell table:style-name="ce1" table:formula="of:=[.GJ7]&amp;&quot;,&quot;" office:value-type="string" office:string-value="190," calcext:value-type="string">
            <text:p>190,</text:p>
          </table:table-cell>
          <table:table-cell table:style-name="ce1" table:formula="of:=[.GK7]&amp;&quot;,&quot;" office:value-type="string" office:string-value="191," calcext:value-type="string">
            <text:p>191,</text:p>
          </table:table-cell>
          <table:table-cell table:style-name="ce1" table:formula="of:=[.GL7]&amp;&quot;,&quot;" office:value-type="string" office:string-value="192," calcext:value-type="string">
            <text:p>192,</text:p>
          </table:table-cell>
          <table:table-cell table:style-name="ce1" table:formula="of:=[.GM7]&amp;&quot;,&quot;" office:value-type="string" office:string-value="193," calcext:value-type="string">
            <text:p>193,</text:p>
          </table:table-cell>
          <table:table-cell table:style-name="ce1" table:formula="of:=[.GN7]&amp;&quot;,&quot;" office:value-type="string" office:string-value="194," calcext:value-type="string">
            <text:p>194,</text:p>
          </table:table-cell>
          <table:table-cell table:style-name="ce1" table:formula="of:=[.GO7]&amp;&quot;,&quot;" office:value-type="string" office:string-value="195," calcext:value-type="string">
            <text:p>195,</text:p>
          </table:table-cell>
          <table:table-cell table:style-name="ce1" table:formula="of:=[.GP7]&amp;&quot;,&quot;" office:value-type="string" office:string-value="196," calcext:value-type="string">
            <text:p>196,</text:p>
          </table:table-cell>
          <table:table-cell table:style-name="ce1" table:formula="of:=[.GQ7]&amp;&quot;,&quot;" office:value-type="string" office:string-value="197," calcext:value-type="string">
            <text:p>197,</text:p>
          </table:table-cell>
          <table:table-cell table:style-name="ce1" table:formula="of:=[.GR7]&amp;&quot;,&quot;" office:value-type="string" office:string-value="198," calcext:value-type="string">
            <text:p>198,</text:p>
          </table:table-cell>
          <table:table-cell table:style-name="ce1" table:formula="of:=[.GS7]&amp;&quot;,&quot;" office:value-type="string" office:string-value="199," calcext:value-type="string">
            <text:p>199,</text:p>
          </table:table-cell>
          <table:table-cell table:style-name="ce1" table:formula="of:=[.GT7]&amp;&quot;,&quot;" office:value-type="string" office:string-value="200," calcext:value-type="string">
            <text:p>200,</text:p>
          </table:table-cell>
          <table:table-cell table:style-name="ce1" table:formula="of:=[.GU7]&amp;&quot;,&quot;" office:value-type="string" office:string-value="201," calcext:value-type="string">
            <text:p>201,</text:p>
          </table:table-cell>
          <table:table-cell table:style-name="ce1" table:formula="of:=[.GV7]&amp;&quot;,&quot;" office:value-type="string" office:string-value="202," calcext:value-type="string">
            <text:p>202,</text:p>
          </table:table-cell>
          <table:table-cell table:style-name="ce1" table:formula="of:=[.GW7]&amp;&quot;,&quot;" office:value-type="string" office:string-value="203," calcext:value-type="string">
            <text:p>203,</text:p>
          </table:table-cell>
          <table:table-cell table:style-name="ce1" table:formula="of:=[.GX7]&amp;&quot;,&quot;" office:value-type="string" office:string-value="204," calcext:value-type="string">
            <text:p>204,</text:p>
          </table:table-cell>
          <table:table-cell table:style-name="ce1" table:formula="of:=[.GY7]&amp;&quot;,&quot;" office:value-type="string" office:string-value="205," calcext:value-type="string">
            <text:p>205,</text:p>
          </table:table-cell>
          <table:table-cell table:style-name="ce1" table:formula="of:=[.GZ7]&amp;&quot;,&quot;" office:value-type="string" office:string-value="206," calcext:value-type="string">
            <text:p>206,</text:p>
          </table:table-cell>
          <table:table-cell table:style-name="ce1" table:formula="of:=[.HA7]&amp;&quot;,&quot;" office:value-type="string" office:string-value="207," calcext:value-type="string">
            <text:p>207,</text:p>
          </table:table-cell>
          <table:table-cell table:style-name="ce1" table:formula="of:=[.HB7]&amp;&quot;,&quot;" office:value-type="string" office:string-value="208," calcext:value-type="string">
            <text:p>208,</text:p>
          </table:table-cell>
          <table:table-cell table:style-name="ce1" table:formula="of:=[.HC7]&amp;&quot;,&quot;" office:value-type="string" office:string-value="209," calcext:value-type="string">
            <text:p>209,</text:p>
          </table:table-cell>
          <table:table-cell table:style-name="ce1" table:formula="of:=[.HD7]&amp;&quot;,&quot;" office:value-type="string" office:string-value="210," calcext:value-type="string">
            <text:p>210,</text:p>
          </table:table-cell>
          <table:table-cell table:style-name="ce1" table:formula="of:=[.HE7]&amp;&quot;,&quot;" office:value-type="string" office:string-value="211," calcext:value-type="string">
            <text:p>211,</text:p>
          </table:table-cell>
          <table:table-cell table:style-name="ce1" table:formula="of:=[.HF7]&amp;&quot;,&quot;" office:value-type="string" office:string-value="212," calcext:value-type="string">
            <text:p>212,</text:p>
          </table:table-cell>
          <table:table-cell table:style-name="ce1" table:formula="of:=[.HG7]&amp;&quot;,&quot;" office:value-type="string" office:string-value="213," calcext:value-type="string">
            <text:p>213,</text:p>
          </table:table-cell>
          <table:table-cell table:style-name="ce1" table:formula="of:=[.HH7]&amp;&quot;,&quot;" office:value-type="string" office:string-value="214," calcext:value-type="string">
            <text:p>214,</text:p>
          </table:table-cell>
          <table:table-cell table:style-name="ce1" table:formula="of:=[.HI7]&amp;&quot;,&quot;" office:value-type="string" office:string-value="215," calcext:value-type="string">
            <text:p>215,</text:p>
          </table:table-cell>
          <table:table-cell table:style-name="ce1" table:formula="of:=[.HJ7]&amp;&quot;,&quot;" office:value-type="string" office:string-value="216," calcext:value-type="string">
            <text:p>216,</text:p>
          </table:table-cell>
          <table:table-cell table:style-name="ce1" table:formula="of:=[.HK7]&amp;&quot;,&quot;" office:value-type="string" office:string-value="217," calcext:value-type="string">
            <text:p>217,</text:p>
          </table:table-cell>
          <table:table-cell table:style-name="ce1" table:formula="of:=[.HL7]&amp;&quot;,&quot;" office:value-type="string" office:string-value="218," calcext:value-type="string">
            <text:p>218,</text:p>
          </table:table-cell>
          <table:table-cell table:style-name="ce1" table:formula="of:=[.HM7]&amp;&quot;,&quot;" office:value-type="string" office:string-value="219," calcext:value-type="string">
            <text:p>219,</text:p>
          </table:table-cell>
          <table:table-cell table:style-name="ce1" table:formula="of:=[.HN7]&amp;&quot;,&quot;" office:value-type="string" office:string-value="220," calcext:value-type="string">
            <text:p>220,</text:p>
          </table:table-cell>
          <table:table-cell table:style-name="ce1" table:formula="of:=[.HO7]&amp;&quot;,&quot;" office:value-type="string" office:string-value="221," calcext:value-type="string">
            <text:p>221,</text:p>
          </table:table-cell>
          <table:table-cell table:style-name="ce1" table:formula="of:=[.HP7]&amp;&quot;,&quot;" office:value-type="string" office:string-value="222," calcext:value-type="string">
            <text:p>222,</text:p>
          </table:table-cell>
          <table:table-cell table:style-name="ce1" table:formula="of:=[.HQ7]&amp;&quot;,&quot;" office:value-type="string" office:string-value="223," calcext:value-type="string">
            <text:p>223,</text:p>
          </table:table-cell>
          <table:table-cell table:style-name="ce1" table:formula="of:=[.HR7]&amp;&quot;,&quot;" office:value-type="string" office:string-value="224," calcext:value-type="string">
            <text:p>224,</text:p>
          </table:table-cell>
          <table:table-cell table:style-name="ce1" table:formula="of:=[.HS7]&amp;&quot;,&quot;" office:value-type="string" office:string-value="225," calcext:value-type="string">
            <text:p>225,</text:p>
          </table:table-cell>
          <table:table-cell table:style-name="ce1" table:formula="of:=[.HT7]&amp;&quot;,&quot;" office:value-type="string" office:string-value="226," calcext:value-type="string">
            <text:p>226,</text:p>
          </table:table-cell>
          <table:table-cell table:style-name="ce1" table:formula="of:=[.HU7]&amp;&quot;,&quot;" office:value-type="string" office:string-value="227," calcext:value-type="string">
            <text:p>227,</text:p>
          </table:table-cell>
          <table:table-cell table:style-name="ce1" table:formula="of:=[.HV7]&amp;&quot;,&quot;" office:value-type="string" office:string-value="228," calcext:value-type="string">
            <text:p>228,</text:p>
          </table:table-cell>
          <table:table-cell table:style-name="ce1" table:formula="of:=[.HW7]&amp;&quot;,&quot;" office:value-type="string" office:string-value="229," calcext:value-type="string">
            <text:p>229,</text:p>
          </table:table-cell>
          <table:table-cell table:style-name="ce1" table:formula="of:=[.HX7]&amp;&quot;,&quot;" office:value-type="string" office:string-value="230," calcext:value-type="string">
            <text:p>230,</text:p>
          </table:table-cell>
          <table:table-cell table:style-name="ce1" table:formula="of:=[.HY7]&amp;&quot;,&quot;" office:value-type="string" office:string-value="231," calcext:value-type="string">
            <text:p>231,</text:p>
          </table:table-cell>
          <table:table-cell table:style-name="ce1" table:formula="of:=[.HZ7]&amp;&quot;,&quot;" office:value-type="string" office:string-value="232," calcext:value-type="string">
            <text:p>232,</text:p>
          </table:table-cell>
          <table:table-cell table:style-name="ce1" table:formula="of:=[.IA7]&amp;&quot;,&quot;" office:value-type="string" office:string-value="233," calcext:value-type="string">
            <text:p>233,</text:p>
          </table:table-cell>
          <table:table-cell table:style-name="ce1" table:formula="of:=[.IB7]&amp;&quot;,&quot;" office:value-type="string" office:string-value="234," calcext:value-type="string">
            <text:p>234,</text:p>
          </table:table-cell>
          <table:table-cell table:style-name="ce1" table:formula="of:=[.IC7]&amp;&quot;,&quot;" office:value-type="string" office:string-value="235," calcext:value-type="string">
            <text:p>235,</text:p>
          </table:table-cell>
          <table:table-cell table:style-name="ce1" table:formula="of:=[.ID7]&amp;&quot;,&quot;" office:value-type="string" office:string-value="236," calcext:value-type="string">
            <text:p>236,</text:p>
          </table:table-cell>
          <table:table-cell table:style-name="ce1" table:formula="of:=[.IE7]&amp;&quot;,&quot;" office:value-type="string" office:string-value="237," calcext:value-type="string">
            <text:p>237,</text:p>
          </table:table-cell>
          <table:table-cell table:style-name="ce1" table:formula="of:=[.IF7]&amp;&quot;,&quot;" office:value-type="string" office:string-value="238," calcext:value-type="string">
            <text:p>238,</text:p>
          </table:table-cell>
          <table:table-cell table:style-name="ce1" table:formula="of:=[.IG7]&amp;&quot;,&quot;" office:value-type="string" office:string-value="239," calcext:value-type="string">
            <text:p>239,</text:p>
          </table:table-cell>
          <table:table-cell table:style-name="ce1" table:number-columns-repeated="45"/>
        </table:table-row>
      </table:table>
      <table:table table:name="Ide" table:style-name="ta1">
        <table:table-column table:style-name="co3" table:number-columns-repeated="286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table:formula="of:=[.B2]+1" office:value-type="float" office:value="1" calcext:value-type="float">
            <text:p>1</text:p>
          </table:table-cell>
          <table:table-cell table:formula="of:=[.C2]+1" office:value-type="float" office:value="2" calcext:value-type="float">
            <text:p>2</text:p>
          </table:table-cell>
          <table:table-cell table:formula="of:=[.D2]+1" office:value-type="float" office:value="3" calcext:value-type="float">
            <text:p>3</text:p>
          </table:table-cell>
          <table:table-cell table:formula="of:=[.E2]+1" office:value-type="float" office:value="4" calcext:value-type="float">
            <text:p>4</text:p>
          </table:table-cell>
          <table:table-cell table:formula="of:=[.F2]+1" office:value-type="float" office:value="5" calcext:value-type="float">
            <text:p>5</text:p>
          </table:table-cell>
          <table:table-cell table:formula="of:=[.G2]+1" office:value-type="float" office:value="6" calcext:value-type="float">
            <text:p>6</text:p>
          </table:table-cell>
          <table:table-cell table:formula="of:=[.H2]+1" office:value-type="float" office:value="7" calcext:value-type="float">
            <text:p>7</text:p>
          </table:table-cell>
          <table:table-cell table:formula="of:=[.I2]+1" office:value-type="float" office:value="8" calcext:value-type="float">
            <text:p>8</text:p>
          </table:table-cell>
          <table:table-cell table:formula="of:=[.J2]+1" office:value-type="float" office:value="9" calcext:value-type="float">
            <text:p>9</text:p>
          </table:table-cell>
          <table:table-cell table:formula="of:=[.K2]+1" office:value-type="float" office:value="10" calcext:value-type="float">
            <text:p>10</text:p>
          </table:table-cell>
          <table:table-cell table:formula="of:=[.L2]+1" office:value-type="float" office:value="11" calcext:value-type="float">
            <text:p>11</text:p>
          </table:table-cell>
          <table:table-cell table:formula="of:=[.M2]+1" office:value-type="float" office:value="12" calcext:value-type="float">
            <text:p>12</text:p>
          </table:table-cell>
          <table:table-cell table:formula="of:=[.N2]+1" office:value-type="float" office:value="13" calcext:value-type="float">
            <text:p>13</text:p>
          </table:table-cell>
          <table:table-cell table:formula="of:=[.O2]+1" office:value-type="float" office:value="14" calcext:value-type="float">
            <text:p>14</text:p>
          </table:table-cell>
          <table:table-cell table:formula="of:=[.P2]+1" office:value-type="float" office:value="15" calcext:value-type="float">
            <text:p>15</text:p>
          </table:table-cell>
          <table:table-cell table:formula="of:=[.Q2]+1" office:value-type="float" office:value="16" calcext:value-type="float">
            <text:p>16</text:p>
          </table:table-cell>
          <table:table-cell table:formula="of:=[.R2]+1" office:value-type="float" office:value="17" calcext:value-type="float">
            <text:p>17</text:p>
          </table:table-cell>
          <table:table-cell table:formula="of:=[.S2]+1" office:value-type="float" office:value="18" calcext:value-type="float">
            <text:p>18</text:p>
          </table:table-cell>
          <table:table-cell table:formula="of:=[.T2]+1" office:value-type="float" office:value="19" calcext:value-type="float">
            <text:p>19</text:p>
          </table:table-cell>
          <table:table-cell table:formula="of:=[.U2]+1" office:value-type="float" office:value="20" calcext:value-type="float">
            <text:p>20</text:p>
          </table:table-cell>
          <table:table-cell table:formula="of:=[.V2]+1" office:value-type="float" office:value="21" calcext:value-type="float">
            <text:p>21</text:p>
          </table:table-cell>
          <table:table-cell table:formula="of:=[.W2]+1" office:value-type="float" office:value="22" calcext:value-type="float">
            <text:p>22</text:p>
          </table:table-cell>
          <table:table-cell table:formula="of:=[.X2]+1" office:value-type="float" office:value="23" calcext:value-type="float">
            <text:p>23</text:p>
          </table:table-cell>
          <table:table-cell table:formula="of:=[.Y2]+1" office:value-type="float" office:value="24" calcext:value-type="float">
            <text:p>24</text:p>
          </table:table-cell>
          <table:table-cell table:formula="of:=[.Z2]+1" office:value-type="float" office:value="25" calcext:value-type="float">
            <text:p>25</text:p>
          </table:table-cell>
          <table:table-cell table:formula="of:=[.AA2]+1" office:value-type="float" office:value="26" calcext:value-type="float">
            <text:p>26</text:p>
          </table:table-cell>
          <table:table-cell table:formula="of:=[.AB2]+1" office:value-type="float" office:value="27" calcext:value-type="float">
            <text:p>27</text:p>
          </table:table-cell>
          <table:table-cell table:formula="of:=[.AC2]+1" office:value-type="float" office:value="28" calcext:value-type="float">
            <text:p>28</text:p>
          </table:table-cell>
          <table:table-cell table:formula="of:=[.AD2]+1" office:value-type="float" office:value="29" calcext:value-type="float">
            <text:p>29</text:p>
          </table:table-cell>
          <table:table-cell table:formula="of:=[.AE2]+1" office:value-type="float" office:value="30" calcext:value-type="float">
            <text:p>30</text:p>
          </table:table-cell>
          <table:table-cell table:formula="of:=[.AF2]+1" office:value-type="float" office:value="31" calcext:value-type="float">
            <text:p>31</text:p>
          </table:table-cell>
          <table:table-cell table:formula="of:=[.AG2]+1" office:value-type="float" office:value="32" calcext:value-type="float">
            <text:p>32</text:p>
          </table:table-cell>
          <table:table-cell table:formula="of:=[.AH2]+1" office:value-type="float" office:value="33" calcext:value-type="float">
            <text:p>33</text:p>
          </table:table-cell>
          <table:table-cell table:formula="of:=[.AI2]+1" office:value-type="float" office:value="34" calcext:value-type="float">
            <text:p>34</text:p>
          </table:table-cell>
          <table:table-cell table:formula="of:=[.AJ2]+1" office:value-type="float" office:value="35" calcext:value-type="float">
            <text:p>35</text:p>
          </table:table-cell>
          <table:table-cell table:formula="of:=[.AK2]+1" office:value-type="float" office:value="36" calcext:value-type="float">
            <text:p>36</text:p>
          </table:table-cell>
          <table:table-cell table:formula="of:=[.AL2]+1" office:value-type="float" office:value="37" calcext:value-type="float">
            <text:p>37</text:p>
          </table:table-cell>
          <table:table-cell table:formula="of:=[.AM2]+1" office:value-type="float" office:value="38" calcext:value-type="float">
            <text:p>38</text:p>
          </table:table-cell>
          <table:table-cell table:formula="of:=[.AN2]+1" office:value-type="float" office:value="39" calcext:value-type="float">
            <text:p>39</text:p>
          </table:table-cell>
          <table:table-cell table:formula="of:=[.AO2]+1" office:value-type="float" office:value="40" calcext:value-type="float">
            <text:p>40</text:p>
          </table:table-cell>
          <table:table-cell table:formula="of:=[.AP2]+1" office:value-type="float" office:value="41" calcext:value-type="float">
            <text:p>41</text:p>
          </table:table-cell>
          <table:table-cell table:formula="of:=[.AQ2]+1" office:value-type="float" office:value="42" calcext:value-type="float">
            <text:p>42</text:p>
          </table:table-cell>
          <table:table-cell table:formula="of:=[.AR2]+1" office:value-type="float" office:value="43" calcext:value-type="float">
            <text:p>43</text:p>
          </table:table-cell>
          <table:table-cell table:formula="of:=[.AS2]+1" office:value-type="float" office:value="44" calcext:value-type="float">
            <text:p>44</text:p>
          </table:table-cell>
          <table:table-cell table:formula="of:=[.AT2]+1" office:value-type="float" office:value="45" calcext:value-type="float">
            <text:p>45</text:p>
          </table:table-cell>
          <table:table-cell table:formula="of:=[.AU2]+1" office:value-type="float" office:value="46" calcext:value-type="float">
            <text:p>46</text:p>
          </table:table-cell>
          <table:table-cell table:formula="of:=[.AV2]+1" office:value-type="float" office:value="47" calcext:value-type="float">
            <text:p>47</text:p>
          </table:table-cell>
          <table:table-cell table:formula="of:=[.AW2]+1" office:value-type="float" office:value="48" calcext:value-type="float">
            <text:p>48</text:p>
          </table:table-cell>
          <table:table-cell table:formula="of:=[.AX2]+1" office:value-type="float" office:value="49" calcext:value-type="float">
            <text:p>49</text:p>
          </table:table-cell>
          <table:table-cell table:formula="of:=[.AY2]+1" office:value-type="float" office:value="50" calcext:value-type="float">
            <text:p>50</text:p>
          </table:table-cell>
          <table:table-cell table:formula="of:=[.AZ2]+1" office:value-type="float" office:value="51" calcext:value-type="float">
            <text:p>51</text:p>
          </table:table-cell>
          <table:table-cell table:formula="of:=[.BA2]+1" office:value-type="float" office:value="52" calcext:value-type="float">
            <text:p>52</text:p>
          </table:table-cell>
          <table:table-cell table:formula="of:=[.BB2]+1" office:value-type="float" office:value="53" calcext:value-type="float">
            <text:p>53</text:p>
          </table:table-cell>
          <table:table-cell table:formula="of:=[.BC2]+1" office:value-type="float" office:value="54" calcext:value-type="float">
            <text:p>54</text:p>
          </table:table-cell>
          <table:table-cell table:formula="of:=[.BD2]+1" office:value-type="float" office:value="55" calcext:value-type="float">
            <text:p>55</text:p>
          </table:table-cell>
          <table:table-cell table:formula="of:=[.BE2]+1" office:value-type="float" office:value="56" calcext:value-type="float">
            <text:p>56</text:p>
          </table:table-cell>
          <table:table-cell table:formula="of:=[.BF2]+1" office:value-type="float" office:value="57" calcext:value-type="float">
            <text:p>57</text:p>
          </table:table-cell>
          <table:table-cell table:formula="of:=[.BG2]+1" office:value-type="float" office:value="58" calcext:value-type="float">
            <text:p>58</text:p>
          </table:table-cell>
          <table:table-cell table:formula="of:=[.BH2]+1" office:value-type="float" office:value="59" calcext:value-type="float">
            <text:p>59</text:p>
          </table:table-cell>
          <table:table-cell table:formula="of:=[.BI2]+1" office:value-type="float" office:value="60" calcext:value-type="float">
            <text:p>60</text:p>
          </table:table-cell>
          <table:table-cell table:formula="of:=[.BJ2]+1" office:value-type="float" office:value="61" calcext:value-type="float">
            <text:p>61</text:p>
          </table:table-cell>
          <table:table-cell table:formula="of:=[.BK2]+1" office:value-type="float" office:value="62" calcext:value-type="float">
            <text:p>62</text:p>
          </table:table-cell>
          <table:table-cell table:formula="of:=[.BL2]+1" office:value-type="float" office:value="63" calcext:value-type="float">
            <text:p>63</text:p>
          </table:table-cell>
          <table:table-cell table:formula="of:=[.BM2]+1" office:value-type="float" office:value="64" calcext:value-type="float">
            <text:p>64</text:p>
          </table:table-cell>
          <table:table-cell table:formula="of:=[.BN2]+1" office:value-type="float" office:value="65" calcext:value-type="float">
            <text:p>65</text:p>
          </table:table-cell>
          <table:table-cell table:formula="of:=[.BO2]+1" office:value-type="float" office:value="66" calcext:value-type="float">
            <text:p>66</text:p>
          </table:table-cell>
          <table:table-cell table:formula="of:=[.BP2]+1" office:value-type="float" office:value="67" calcext:value-type="float">
            <text:p>67</text:p>
          </table:table-cell>
          <table:table-cell table:formula="of:=[.BQ2]+1" office:value-type="float" office:value="68" calcext:value-type="float">
            <text:p>68</text:p>
          </table:table-cell>
          <table:table-cell table:formula="of:=[.BR2]+1" office:value-type="float" office:value="69" calcext:value-type="float">
            <text:p>69</text:p>
          </table:table-cell>
          <table:table-cell table:formula="of:=[.BS2]+1" office:value-type="float" office:value="70" calcext:value-type="float">
            <text:p>70</text:p>
          </table:table-cell>
          <table:table-cell table:formula="of:=[.BT2]+1" office:value-type="float" office:value="71" calcext:value-type="float">
            <text:p>71</text:p>
          </table:table-cell>
          <table:table-cell table:formula="of:=[.BU2]+1" office:value-type="float" office:value="72" calcext:value-type="float">
            <text:p>72</text:p>
          </table:table-cell>
          <table:table-cell table:formula="of:=[.BV2]+1" office:value-type="float" office:value="73" calcext:value-type="float">
            <text:p>73</text:p>
          </table:table-cell>
          <table:table-cell table:formula="of:=[.BW2]+1" office:value-type="float" office:value="74" calcext:value-type="float">
            <text:p>74</text:p>
          </table:table-cell>
          <table:table-cell table:formula="of:=[.BX2]+1" office:value-type="float" office:value="75" calcext:value-type="float">
            <text:p>75</text:p>
          </table:table-cell>
          <table:table-cell table:formula="of:=[.BY2]+1" office:value-type="float" office:value="76" calcext:value-type="float">
            <text:p>76</text:p>
          </table:table-cell>
          <table:table-cell table:formula="of:=[.BZ2]+1" office:value-type="float" office:value="77" calcext:value-type="float">
            <text:p>77</text:p>
          </table:table-cell>
          <table:table-cell table:formula="of:=[.CA2]+1" office:value-type="float" office:value="78" calcext:value-type="float">
            <text:p>78</text:p>
          </table:table-cell>
          <table:table-cell table:formula="of:=[.CB2]+1" office:value-type="float" office:value="79" calcext:value-type="float">
            <text:p>79</text:p>
          </table:table-cell>
          <table:table-cell table:formula="of:=[.CC2]+1" office:value-type="float" office:value="80" calcext:value-type="float">
            <text:p>80</text:p>
          </table:table-cell>
          <table:table-cell table:formula="of:=[.CD2]+1" office:value-type="float" office:value="81" calcext:value-type="float">
            <text:p>81</text:p>
          </table:table-cell>
          <table:table-cell table:formula="of:=[.CE2]+1" office:value-type="float" office:value="82" calcext:value-type="float">
            <text:p>82</text:p>
          </table:table-cell>
          <table:table-cell table:formula="of:=[.CF2]+1" office:value-type="float" office:value="83" calcext:value-type="float">
            <text:p>83</text:p>
          </table:table-cell>
          <table:table-cell table:formula="of:=[.CG2]+1" office:value-type="float" office:value="84" calcext:value-type="float">
            <text:p>84</text:p>
          </table:table-cell>
          <table:table-cell table:formula="of:=[.CH2]+1" office:value-type="float" office:value="85" calcext:value-type="float">
            <text:p>85</text:p>
          </table:table-cell>
          <table:table-cell table:formula="of:=[.CI2]+1" office:value-type="float" office:value="86" calcext:value-type="float">
            <text:p>86</text:p>
          </table:table-cell>
          <table:table-cell table:formula="of:=[.CJ2]+1" office:value-type="float" office:value="87" calcext:value-type="float">
            <text:p>87</text:p>
          </table:table-cell>
          <table:table-cell table:formula="of:=[.CK2]+1" office:value-type="float" office:value="88" calcext:value-type="float">
            <text:p>88</text:p>
          </table:table-cell>
          <table:table-cell table:formula="of:=[.CL2]+1" office:value-type="float" office:value="89" calcext:value-type="float">
            <text:p>89</text:p>
          </table:table-cell>
          <table:table-cell table:formula="of:=[.CM2]+1" office:value-type="float" office:value="90" calcext:value-type="float">
            <text:p>90</text:p>
          </table:table-cell>
          <table:table-cell table:formula="of:=[.CN2]+1" office:value-type="float" office:value="91" calcext:value-type="float">
            <text:p>91</text:p>
          </table:table-cell>
          <table:table-cell table:formula="of:=[.CO2]+1" office:value-type="float" office:value="92" calcext:value-type="float">
            <text:p>92</text:p>
          </table:table-cell>
          <table:table-cell table:formula="of:=[.CP2]+1" office:value-type="float" office:value="93" calcext:value-type="float">
            <text:p>93</text:p>
          </table:table-cell>
          <table:table-cell table:formula="of:=[.CQ2]+1" office:value-type="float" office:value="94" calcext:value-type="float">
            <text:p>94</text:p>
          </table:table-cell>
          <table:table-cell table:formula="of:=[.CR2]+1" office:value-type="float" office:value="95" calcext:value-type="float">
            <text:p>95</text:p>
          </table:table-cell>
          <table:table-cell table:formula="of:=[.CS2]+1" office:value-type="float" office:value="96" calcext:value-type="float">
            <text:p>96</text:p>
          </table:table-cell>
          <table:table-cell table:formula="of:=[.CT2]+1" office:value-type="float" office:value="97" calcext:value-type="float">
            <text:p>97</text:p>
          </table:table-cell>
          <table:table-cell table:formula="of:=[.CU2]+1" office:value-type="float" office:value="98" calcext:value-type="float">
            <text:p>98</text:p>
          </table:table-cell>
          <table:table-cell table:formula="of:=[.CV2]+1" office:value-type="float" office:value="99" calcext:value-type="float">
            <text:p>99</text:p>
          </table:table-cell>
          <table:table-cell table:formula="of:=[.CW2]+1" office:value-type="float" office:value="100" calcext:value-type="float">
            <text:p>100</text:p>
          </table:table-cell>
          <table:table-cell table:formula="of:=[.CX2]+1" office:value-type="float" office:value="101" calcext:value-type="float">
            <text:p>101</text:p>
          </table:table-cell>
          <table:table-cell table:formula="of:=[.CY2]+1" office:value-type="float" office:value="102" calcext:value-type="float">
            <text:p>102</text:p>
          </table:table-cell>
          <table:table-cell table:formula="of:=[.CZ2]+1" office:value-type="float" office:value="103" calcext:value-type="float">
            <text:p>103</text:p>
          </table:table-cell>
          <table:table-cell table:formula="of:=[.DA2]+1" office:value-type="float" office:value="104" calcext:value-type="float">
            <text:p>104</text:p>
          </table:table-cell>
          <table:table-cell table:formula="of:=[.DB2]+1" office:value-type="float" office:value="105" calcext:value-type="float">
            <text:p>105</text:p>
          </table:table-cell>
          <table:table-cell table:formula="of:=[.DC2]+1" office:value-type="float" office:value="106" calcext:value-type="float">
            <text:p>106</text:p>
          </table:table-cell>
          <table:table-cell table:formula="of:=[.DD2]+1" office:value-type="float" office:value="107" calcext:value-type="float">
            <text:p>107</text:p>
          </table:table-cell>
          <table:table-cell table:formula="of:=[.DE2]+1" office:value-type="float" office:value="108" calcext:value-type="float">
            <text:p>108</text:p>
          </table:table-cell>
          <table:table-cell table:formula="of:=[.DF2]+1" office:value-type="float" office:value="109" calcext:value-type="float">
            <text:p>109</text:p>
          </table:table-cell>
          <table:table-cell table:formula="of:=[.DG2]+1" office:value-type="float" office:value="110" calcext:value-type="float">
            <text:p>110</text:p>
          </table:table-cell>
          <table:table-cell table:formula="of:=[.DH2]+1" office:value-type="float" office:value="111" calcext:value-type="float">
            <text:p>111</text:p>
          </table:table-cell>
          <table:table-cell table:formula="of:=[.DI2]+1" office:value-type="float" office:value="112" calcext:value-type="float">
            <text:p>112</text:p>
          </table:table-cell>
          <table:table-cell table:formula="of:=[.DJ2]+1" office:value-type="float" office:value="113" calcext:value-type="float">
            <text:p>113</text:p>
          </table:table-cell>
          <table:table-cell table:formula="of:=[.DK2]+1" office:value-type="float" office:value="114" calcext:value-type="float">
            <text:p>114</text:p>
          </table:table-cell>
          <table:table-cell table:formula="of:=[.DL2]+1" office:value-type="float" office:value="115" calcext:value-type="float">
            <text:p>115</text:p>
          </table:table-cell>
          <table:table-cell table:formula="of:=[.DM2]+1" office:value-type="float" office:value="116" calcext:value-type="float">
            <text:p>116</text:p>
          </table:table-cell>
          <table:table-cell table:formula="of:=[.DN2]+1" office:value-type="float" office:value="117" calcext:value-type="float">
            <text:p>117</text:p>
          </table:table-cell>
          <table:table-cell table:formula="of:=[.DO2]+1" office:value-type="float" office:value="118" calcext:value-type="float">
            <text:p>118</text:p>
          </table:table-cell>
          <table:table-cell table:formula="of:=[.DP2]+1" office:value-type="float" office:value="119" calcext:value-type="float">
            <text:p>119</text:p>
          </table:table-cell>
          <table:table-cell table:formula="of:=[.DQ2]+1" office:value-type="float" office:value="120" calcext:value-type="float">
            <text:p>120</text:p>
          </table:table-cell>
          <table:table-cell table:formula="of:=[.DR2]+1" office:value-type="float" office:value="121" calcext:value-type="float">
            <text:p>121</text:p>
          </table:table-cell>
          <table:table-cell table:formula="of:=[.DS2]+1" office:value-type="float" office:value="122" calcext:value-type="float">
            <text:p>122</text:p>
          </table:table-cell>
          <table:table-cell table:formula="of:=[.DT2]+1" office:value-type="float" office:value="123" calcext:value-type="float">
            <text:p>123</text:p>
          </table:table-cell>
          <table:table-cell table:formula="of:=[.DU2]+1" office:value-type="float" office:value="124" calcext:value-type="float">
            <text:p>124</text:p>
          </table:table-cell>
          <table:table-cell table:formula="of:=[.DV2]+1" office:value-type="float" office:value="125" calcext:value-type="float">
            <text:p>125</text:p>
          </table:table-cell>
          <table:table-cell table:formula="of:=[.DW2]+1" office:value-type="float" office:value="126" calcext:value-type="float">
            <text:p>126</text:p>
          </table:table-cell>
          <table:table-cell table:formula="of:=[.DX2]+1" office:value-type="float" office:value="127" calcext:value-type="float">
            <text:p>127</text:p>
          </table:table-cell>
          <table:table-cell table:formula="of:=[.DY2]+1" office:value-type="float" office:value="128" calcext:value-type="float">
            <text:p>128</text:p>
          </table:table-cell>
          <table:table-cell table:formula="of:=[.DZ2]+1" office:value-type="float" office:value="129" calcext:value-type="float">
            <text:p>129</text:p>
          </table:table-cell>
          <table:table-cell table:formula="of:=[.EA2]+1" office:value-type="float" office:value="130" calcext:value-type="float">
            <text:p>130</text:p>
          </table:table-cell>
          <table:table-cell table:formula="of:=[.EB2]+1" office:value-type="float" office:value="131" calcext:value-type="float">
            <text:p>131</text:p>
          </table:table-cell>
          <table:table-cell table:formula="of:=[.EC2]+1" office:value-type="float" office:value="132" calcext:value-type="float">
            <text:p>132</text:p>
          </table:table-cell>
          <table:table-cell table:formula="of:=[.ED2]+1" office:value-type="float" office:value="133" calcext:value-type="float">
            <text:p>133</text:p>
          </table:table-cell>
          <table:table-cell table:formula="of:=[.EE2]+1" office:value-type="float" office:value="134" calcext:value-type="float">
            <text:p>134</text:p>
          </table:table-cell>
          <table:table-cell table:formula="of:=[.EF2]+1" office:value-type="float" office:value="135" calcext:value-type="float">
            <text:p>135</text:p>
          </table:table-cell>
          <table:table-cell table:formula="of:=[.EG2]+1" office:value-type="float" office:value="136" calcext:value-type="float">
            <text:p>136</text:p>
          </table:table-cell>
          <table:table-cell table:formula="of:=[.EH2]+1" office:value-type="float" office:value="137" calcext:value-type="float">
            <text:p>137</text:p>
          </table:table-cell>
          <table:table-cell table:formula="of:=[.EI2]+1" office:value-type="float" office:value="138" calcext:value-type="float">
            <text:p>138</text:p>
          </table:table-cell>
          <table:table-cell table:formula="of:=[.EJ2]+1" office:value-type="float" office:value="139" calcext:value-type="float">
            <text:p>139</text:p>
          </table:table-cell>
          <table:table-cell table:formula="of:=[.EK2]+1" office:value-type="float" office:value="140" calcext:value-type="float">
            <text:p>140</text:p>
          </table:table-cell>
          <table:table-cell table:formula="of:=[.EL2]+1" office:value-type="float" office:value="141" calcext:value-type="float">
            <text:p>141</text:p>
          </table:table-cell>
          <table:table-cell table:formula="of:=[.EM2]+1" office:value-type="float" office:value="142" calcext:value-type="float">
            <text:p>142</text:p>
          </table:table-cell>
          <table:table-cell table:formula="of:=[.EN2]+1" office:value-type="float" office:value="143" calcext:value-type="float">
            <text:p>143</text:p>
          </table:table-cell>
          <table:table-cell table:formula="of:=[.EO2]+1" office:value-type="float" office:value="144" calcext:value-type="float">
            <text:p>144</text:p>
          </table:table-cell>
          <table:table-cell table:formula="of:=[.EP2]+1" office:value-type="float" office:value="145" calcext:value-type="float">
            <text:p>145</text:p>
          </table:table-cell>
          <table:table-cell table:formula="of:=[.EQ2]+1" office:value-type="float" office:value="146" calcext:value-type="float">
            <text:p>146</text:p>
          </table:table-cell>
          <table:table-cell table:formula="of:=[.ER2]+1" office:value-type="float" office:value="147" calcext:value-type="float">
            <text:p>147</text:p>
          </table:table-cell>
          <table:table-cell table:formula="of:=[.ES2]+1" office:value-type="float" office:value="148" calcext:value-type="float">
            <text:p>148</text:p>
          </table:table-cell>
          <table:table-cell table:formula="of:=[.ET2]+1" office:value-type="float" office:value="149" calcext:value-type="float">
            <text:p>149</text:p>
          </table:table-cell>
          <table:table-cell table:formula="of:=[.EU2]+1" office:value-type="float" office:value="150" calcext:value-type="float">
            <text:p>150</text:p>
          </table:table-cell>
          <table:table-cell table:formula="of:=[.EV2]+1" office:value-type="float" office:value="151" calcext:value-type="float">
            <text:p>151</text:p>
          </table:table-cell>
          <table:table-cell table:formula="of:=[.EW2]+1" office:value-type="float" office:value="152" calcext:value-type="float">
            <text:p>152</text:p>
          </table:table-cell>
          <table:table-cell table:formula="of:=[.EX2]+1" office:value-type="float" office:value="153" calcext:value-type="float">
            <text:p>153</text:p>
          </table:table-cell>
          <table:table-cell table:formula="of:=[.EY2]+1" office:value-type="float" office:value="154" calcext:value-type="float">
            <text:p>154</text:p>
          </table:table-cell>
          <table:table-cell table:formula="of:=[.EZ2]+1" office:value-type="float" office:value="155" calcext:value-type="float">
            <text:p>155</text:p>
          </table:table-cell>
          <table:table-cell table:formula="of:=[.FA2]+1" office:value-type="float" office:value="156" calcext:value-type="float">
            <text:p>156</text:p>
          </table:table-cell>
          <table:table-cell table:formula="of:=[.FB2]+1" office:value-type="float" office:value="157" calcext:value-type="float">
            <text:p>157</text:p>
          </table:table-cell>
          <table:table-cell table:formula="of:=[.FC2]+1" office:value-type="float" office:value="158" calcext:value-type="float">
            <text:p>158</text:p>
          </table:table-cell>
          <table:table-cell table:formula="of:=[.FD2]+1" office:value-type="float" office:value="159" calcext:value-type="float">
            <text:p>159</text:p>
          </table:table-cell>
          <table:table-cell table:formula="of:=[.FE2]+1" office:value-type="float" office:value="160" calcext:value-type="float">
            <text:p>160</text:p>
          </table:table-cell>
          <table:table-cell table:formula="of:=[.FF2]+1" office:value-type="float" office:value="161" calcext:value-type="float">
            <text:p>161</text:p>
          </table:table-cell>
          <table:table-cell table:formula="of:=[.FG2]+1" office:value-type="float" office:value="162" calcext:value-type="float">
            <text:p>162</text:p>
          </table:table-cell>
          <table:table-cell table:formula="of:=[.FH2]+1" office:value-type="float" office:value="163" calcext:value-type="float">
            <text:p>163</text:p>
          </table:table-cell>
          <table:table-cell table:formula="of:=[.FI2]+1" office:value-type="float" office:value="164" calcext:value-type="float">
            <text:p>164</text:p>
          </table:table-cell>
          <table:table-cell table:formula="of:=[.FJ2]+1" office:value-type="float" office:value="165" calcext:value-type="float">
            <text:p>165</text:p>
          </table:table-cell>
          <table:table-cell table:formula="of:=[.FK2]+1" office:value-type="float" office:value="166" calcext:value-type="float">
            <text:p>166</text:p>
          </table:table-cell>
          <table:table-cell table:formula="of:=[.FL2]+1" office:value-type="float" office:value="167" calcext:value-type="float">
            <text:p>167</text:p>
          </table:table-cell>
          <table:table-cell table:formula="of:=[.FM2]+1" office:value-type="float" office:value="168" calcext:value-type="float">
            <text:p>168</text:p>
          </table:table-cell>
          <table:table-cell table:formula="of:=[.FN2]+1" office:value-type="float" office:value="169" calcext:value-type="float">
            <text:p>169</text:p>
          </table:table-cell>
          <table:table-cell table:formula="of:=[.FO2]+1" office:value-type="float" office:value="170" calcext:value-type="float">
            <text:p>170</text:p>
          </table:table-cell>
          <table:table-cell table:formula="of:=[.FP2]+1" office:value-type="float" office:value="171" calcext:value-type="float">
            <text:p>171</text:p>
          </table:table-cell>
          <table:table-cell table:formula="of:=[.FQ2]+1" office:value-type="float" office:value="172" calcext:value-type="float">
            <text:p>172</text:p>
          </table:table-cell>
          <table:table-cell table:formula="of:=[.FR2]+1" office:value-type="float" office:value="173" calcext:value-type="float">
            <text:p>173</text:p>
          </table:table-cell>
          <table:table-cell table:formula="of:=[.FS2]+1" office:value-type="float" office:value="174" calcext:value-type="float">
            <text:p>174</text:p>
          </table:table-cell>
          <table:table-cell table:formula="of:=[.FT2]+1" office:value-type="float" office:value="175" calcext:value-type="float">
            <text:p>175</text:p>
          </table:table-cell>
          <table:table-cell table:formula="of:=[.FU2]+1" office:value-type="float" office:value="176" calcext:value-type="float">
            <text:p>176</text:p>
          </table:table-cell>
          <table:table-cell table:formula="of:=[.FV2]+1" office:value-type="float" office:value="177" calcext:value-type="float">
            <text:p>177</text:p>
          </table:table-cell>
          <table:table-cell table:formula="of:=[.FW2]+1" office:value-type="float" office:value="178" calcext:value-type="float">
            <text:p>178</text:p>
          </table:table-cell>
          <table:table-cell table:formula="of:=[.FX2]+1" office:value-type="float" office:value="179" calcext:value-type="float">
            <text:p>179</text:p>
          </table:table-cell>
          <table:table-cell table:formula="of:=[.FY2]+1" office:value-type="float" office:value="180" calcext:value-type="float">
            <text:p>180</text:p>
          </table:table-cell>
          <table:table-cell table:formula="of:=[.FZ2]+1" office:value-type="float" office:value="181" calcext:value-type="float">
            <text:p>181</text:p>
          </table:table-cell>
          <table:table-cell table:formula="of:=[.GA2]+1" office:value-type="float" office:value="182" calcext:value-type="float">
            <text:p>182</text:p>
          </table:table-cell>
          <table:table-cell table:formula="of:=[.GB2]+1" office:value-type="float" office:value="183" calcext:value-type="float">
            <text:p>183</text:p>
          </table:table-cell>
          <table:table-cell table:formula="of:=[.GC2]+1" office:value-type="float" office:value="184" calcext:value-type="float">
            <text:p>184</text:p>
          </table:table-cell>
          <table:table-cell table:formula="of:=[.GD2]+1" office:value-type="float" office:value="185" calcext:value-type="float">
            <text:p>185</text:p>
          </table:table-cell>
          <table:table-cell table:formula="of:=[.GE2]+1" office:value-type="float" office:value="186" calcext:value-type="float">
            <text:p>186</text:p>
          </table:table-cell>
          <table:table-cell table:formula="of:=[.GF2]+1" office:value-type="float" office:value="187" calcext:value-type="float">
            <text:p>187</text:p>
          </table:table-cell>
          <table:table-cell table:formula="of:=[.GG2]+1" office:value-type="float" office:value="188" calcext:value-type="float">
            <text:p>188</text:p>
          </table:table-cell>
          <table:table-cell table:formula="of:=[.GH2]+1" office:value-type="float" office:value="189" calcext:value-type="float">
            <text:p>189</text:p>
          </table:table-cell>
          <table:table-cell table:formula="of:=[.GI2]+1" office:value-type="float" office:value="190" calcext:value-type="float">
            <text:p>190</text:p>
          </table:table-cell>
          <table:table-cell table:formula="of:=[.GJ2]+1" office:value-type="float" office:value="191" calcext:value-type="float">
            <text:p>191</text:p>
          </table:table-cell>
          <table:table-cell table:formula="of:=[.GK2]+1" office:value-type="float" office:value="192" calcext:value-type="float">
            <text:p>192</text:p>
          </table:table-cell>
          <table:table-cell table:formula="of:=[.GL2]+1" office:value-type="float" office:value="193" calcext:value-type="float">
            <text:p>193</text:p>
          </table:table-cell>
          <table:table-cell table:formula="of:=[.GM2]+1" office:value-type="float" office:value="194" calcext:value-type="float">
            <text:p>194</text:p>
          </table:table-cell>
          <table:table-cell table:formula="of:=[.GN2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1</text:p>
          </table:table-cell>
          <table:table-cell office:value-type="float" office:value="0" calcext:value-type="float">
            <text:p>0</text:p>
          </table:table-cell>
          <table:table-cell table:formula="of:=[.B3]+1" office:value-type="float" office:value="1" calcext:value-type="float">
            <text:p>1</text:p>
          </table:table-cell>
          <table:table-cell table:formula="of:=[.C3]+1" office:value-type="float" office:value="2" calcext:value-type="float">
            <text:p>2</text:p>
          </table:table-cell>
          <table:table-cell table:formula="of:=[.D3]+1" office:value-type="float" office:value="3" calcext:value-type="float">
            <text:p>3</text:p>
          </table:table-cell>
          <table:table-cell table:formula="of:=[.E3]+1" office:value-type="float" office:value="4" calcext:value-type="float">
            <text:p>4</text:p>
          </table:table-cell>
          <table:table-cell table:formula="of:=[.F3]+1" office:value-type="float" office:value="5" calcext:value-type="float">
            <text:p>5</text:p>
          </table:table-cell>
          <table:table-cell table:formula="of:=[.G3]+1" office:value-type="float" office:value="6" calcext:value-type="float">
            <text:p>6</text:p>
          </table:table-cell>
          <table:table-cell table:formula="of:=[.H3]+1" office:value-type="float" office:value="7" calcext:value-type="float">
            <text:p>7</text:p>
          </table:table-cell>
          <table:table-cell table:formula="of:=[.I3]+1" office:value-type="float" office:value="8" calcext:value-type="float">
            <text:p>8</text:p>
          </table:table-cell>
          <table:table-cell table:formula="of:=[.J3]+1" office:value-type="float" office:value="9" calcext:value-type="float">
            <text:p>9</text:p>
          </table:table-cell>
          <table:table-cell table:formula="of:=[.K3]+1" office:value-type="float" office:value="10" calcext:value-type="float">
            <text:p>10</text:p>
          </table:table-cell>
          <table:table-cell table:formula="of:=[.L3]+1" office:value-type="float" office:value="11" calcext:value-type="float">
            <text:p>11</text:p>
          </table:table-cell>
          <table:table-cell table:formula="of:=[.M3]+1" office:value-type="float" office:value="12" calcext:value-type="float">
            <text:p>12</text:p>
          </table:table-cell>
          <table:table-cell table:formula="of:=[.N3]+1" office:value-type="float" office:value="13" calcext:value-type="float">
            <text:p>13</text:p>
          </table:table-cell>
          <table:table-cell table:formula="of:=[.O3]+1" office:value-type="float" office:value="14" calcext:value-type="float">
            <text:p>14</text:p>
          </table:table-cell>
          <table:table-cell table:formula="of:=[.P3]+1" office:value-type="float" office:value="15" calcext:value-type="float">
            <text:p>15</text:p>
          </table:table-cell>
          <table:table-cell table:formula="of:=[.Q3]+1" office:value-type="float" office:value="16" calcext:value-type="float">
            <text:p>16</text:p>
          </table:table-cell>
          <table:table-cell table:formula="of:=[.R3]+1" office:value-type="float" office:value="17" calcext:value-type="float">
            <text:p>17</text:p>
          </table:table-cell>
          <table:table-cell table:formula="of:=[.S3]+1" office:value-type="float" office:value="18" calcext:value-type="float">
            <text:p>18</text:p>
          </table:table-cell>
          <table:table-cell table:formula="of:=[.T3]+1" office:value-type="float" office:value="19" calcext:value-type="float">
            <text:p>19</text:p>
          </table:table-cell>
          <table:table-cell table:formula="of:=[.U3]+1" office:value-type="float" office:value="20" calcext:value-type="float">
            <text:p>20</text:p>
          </table:table-cell>
          <table:table-cell table:formula="of:=[.V3]+1" office:value-type="float" office:value="21" calcext:value-type="float">
            <text:p>21</text:p>
          </table:table-cell>
          <table:table-cell table:formula="of:=[.W3]+1" office:value-type="float" office:value="22" calcext:value-type="float">
            <text:p>22</text:p>
          </table:table-cell>
          <table:table-cell table:formula="of:=[.X3]+1" office:value-type="float" office:value="23" calcext:value-type="float">
            <text:p>23</text:p>
          </table:table-cell>
          <table:table-cell table:formula="of:=[.Y3]+1" office:value-type="float" office:value="24" calcext:value-type="float">
            <text:p>24</text:p>
          </table:table-cell>
          <table:table-cell table:formula="of:=[.Z3]+1" office:value-type="float" office:value="25" calcext:value-type="float">
            <text:p>25</text:p>
          </table:table-cell>
          <table:table-cell table:formula="of:=[.AA3]+1" office:value-type="float" office:value="26" calcext:value-type="float">
            <text:p>26</text:p>
          </table:table-cell>
          <table:table-cell table:formula="of:=[.AB3]+1" office:value-type="float" office:value="27" calcext:value-type="float">
            <text:p>27</text:p>
          </table:table-cell>
          <table:table-cell table:formula="of:=[.AC3]+1" office:value-type="float" office:value="28" calcext:value-type="float">
            <text:p>28</text:p>
          </table:table-cell>
          <table:table-cell table:formula="of:=[.AD3]+1" office:value-type="float" office:value="29" calcext:value-type="float">
            <text:p>29</text:p>
          </table:table-cell>
          <table:table-cell table:formula="of:=[.AE3]+1" office:value-type="float" office:value="30" calcext:value-type="float">
            <text:p>30</text:p>
          </table:table-cell>
          <table:table-cell table:formula="of:=[.AF3]+1" office:value-type="float" office:value="31" calcext:value-type="float">
            <text:p>31</text:p>
          </table:table-cell>
          <table:table-cell table:formula="of:=[.AG3]+1" office:value-type="float" office:value="32" calcext:value-type="float">
            <text:p>32</text:p>
          </table:table-cell>
          <table:table-cell table:formula="of:=[.AH3]+1" office:value-type="float" office:value="33" calcext:value-type="float">
            <text:p>33</text:p>
          </table:table-cell>
          <table:table-cell table:formula="of:=[.AI3]+1" office:value-type="float" office:value="34" calcext:value-type="float">
            <text:p>34</text:p>
          </table:table-cell>
          <table:table-cell table:formula="of:=[.AJ3]+1" office:value-type="float" office:value="35" calcext:value-type="float">
            <text:p>35</text:p>
          </table:table-cell>
          <table:table-cell table:formula="of:=[.AK3]+1" office:value-type="float" office:value="36" calcext:value-type="float">
            <text:p>36</text:p>
          </table:table-cell>
          <table:table-cell table:formula="of:=[.AL3]+1" office:value-type="float" office:value="37" calcext:value-type="float">
            <text:p>37</text:p>
          </table:table-cell>
          <table:table-cell table:formula="of:=[.AM3]+1" office:value-type="float" office:value="38" calcext:value-type="float">
            <text:p>38</text:p>
          </table:table-cell>
          <table:table-cell table:formula="of:=[.AN3]+1" office:value-type="float" office:value="39" calcext:value-type="float">
            <text:p>39</text:p>
          </table:table-cell>
          <table:table-cell table:formula="of:=[.AO3]+1" office:value-type="float" office:value="40" calcext:value-type="float">
            <text:p>40</text:p>
          </table:table-cell>
          <table:table-cell table:formula="of:=[.AP3]+1" office:value-type="float" office:value="41" calcext:value-type="float">
            <text:p>41</text:p>
          </table:table-cell>
          <table:table-cell table:formula="of:=[.AQ3]+1" office:value-type="float" office:value="42" calcext:value-type="float">
            <text:p>42</text:p>
          </table:table-cell>
          <table:table-cell table:formula="of:=[.AR3]+1" office:value-type="float" office:value="43" calcext:value-type="float">
            <text:p>43</text:p>
          </table:table-cell>
          <table:table-cell table:formula="of:=[.AS3]+1" office:value-type="float" office:value="44" calcext:value-type="float">
            <text:p>44</text:p>
          </table:table-cell>
          <table:table-cell table:formula="of:=[.AT3]+1" office:value-type="float" office:value="45" calcext:value-type="float">
            <text:p>45</text:p>
          </table:table-cell>
          <table:table-cell table:formula="of:=[.AU3]+1" office:value-type="float" office:value="46" calcext:value-type="float">
            <text:p>46</text:p>
          </table:table-cell>
          <table:table-cell table:formula="of:=[.AV3]+1" office:value-type="float" office:value="47" calcext:value-type="float">
            <text:p>47</text:p>
          </table:table-cell>
          <table:table-cell table:formula="of:=[.AW3]+1" office:value-type="float" office:value="48" calcext:value-type="float">
            <text:p>48</text:p>
          </table:table-cell>
          <table:table-cell table:formula="of:=[.AX3]+1" office:value-type="float" office:value="49" calcext:value-type="float">
            <text:p>49</text:p>
          </table:table-cell>
          <table:table-cell table:formula="of:=[.AY3]+1" office:value-type="float" office:value="50" calcext:value-type="float">
            <text:p>50</text:p>
          </table:table-cell>
          <table:table-cell table:formula="of:=[.AZ3]+1" office:value-type="float" office:value="51" calcext:value-type="float">
            <text:p>51</text:p>
          </table:table-cell>
          <table:table-cell table:formula="of:=[.BA3]+1" office:value-type="float" office:value="52" calcext:value-type="float">
            <text:p>52</text:p>
          </table:table-cell>
          <table:table-cell table:formula="of:=[.BB3]+1" office:value-type="float" office:value="53" calcext:value-type="float">
            <text:p>53</text:p>
          </table:table-cell>
          <table:table-cell table:formula="of:=[.BC3]+1" office:value-type="float" office:value="54" calcext:value-type="float">
            <text:p>54</text:p>
          </table:table-cell>
          <table:table-cell table:formula="of:=[.BD3]+1" office:value-type="float" office:value="55" calcext:value-type="float">
            <text:p>55</text:p>
          </table:table-cell>
          <table:table-cell table:formula="of:=[.BE3]+1" office:value-type="float" office:value="56" calcext:value-type="float">
            <text:p>56</text:p>
          </table:table-cell>
          <table:table-cell table:formula="of:=[.BF3]+1" office:value-type="float" office:value="57" calcext:value-type="float">
            <text:p>57</text:p>
          </table:table-cell>
          <table:table-cell table:formula="of:=[.BG3]+1" office:value-type="float" office:value="58" calcext:value-type="float">
            <text:p>58</text:p>
          </table:table-cell>
          <table:table-cell table:formula="of:=[.BH3]+1" office:value-type="float" office:value="59" calcext:value-type="float">
            <text:p>59</text:p>
          </table:table-cell>
          <table:table-cell table:formula="of:=[.BI3]+1" office:value-type="float" office:value="60" calcext:value-type="float">
            <text:p>60</text:p>
          </table:table-cell>
          <table:table-cell table:formula="of:=[.BJ3]+1" office:value-type="float" office:value="61" calcext:value-type="float">
            <text:p>61</text:p>
          </table:table-cell>
          <table:table-cell table:formula="of:=[.BK3]+1" office:value-type="float" office:value="62" calcext:value-type="float">
            <text:p>62</text:p>
          </table:table-cell>
          <table:table-cell table:formula="of:=[.BL3]+1" office:value-type="float" office:value="63" calcext:value-type="float">
            <text:p>63</text:p>
          </table:table-cell>
          <table:table-cell table:formula="of:=[.BM3]+1" office:value-type="float" office:value="64" calcext:value-type="float">
            <text:p>64</text:p>
          </table:table-cell>
          <table:table-cell table:formula="of:=[.BN3]+1" office:value-type="float" office:value="65" calcext:value-type="float">
            <text:p>65</text:p>
          </table:table-cell>
          <table:table-cell table:formula="of:=[.BO3]+1" office:value-type="float" office:value="66" calcext:value-type="float">
            <text:p>66</text:p>
          </table:table-cell>
          <table:table-cell table:formula="of:=[.BP3]+1" office:value-type="float" office:value="67" calcext:value-type="float">
            <text:p>67</text:p>
          </table:table-cell>
          <table:table-cell table:formula="of:=[.BQ3]+1" office:value-type="float" office:value="68" calcext:value-type="float">
            <text:p>68</text:p>
          </table:table-cell>
          <table:table-cell table:formula="of:=[.BR3]+1" office:value-type="float" office:value="69" calcext:value-type="float">
            <text:p>69</text:p>
          </table:table-cell>
          <table:table-cell table:formula="of:=[.BS3]+1" office:value-type="float" office:value="70" calcext:value-type="float">
            <text:p>70</text:p>
          </table:table-cell>
          <table:table-cell table:formula="of:=[.BT3]+1" office:value-type="float" office:value="71" calcext:value-type="float">
            <text:p>71</text:p>
          </table:table-cell>
          <table:table-cell table:formula="of:=[.BU3]+1" office:value-type="float" office:value="72" calcext:value-type="float">
            <text:p>72</text:p>
          </table:table-cell>
          <table:table-cell table:formula="of:=[.BV3]+1" office:value-type="float" office:value="73" calcext:value-type="float">
            <text:p>73</text:p>
          </table:table-cell>
          <table:table-cell table:formula="of:=[.BW3]+1" office:value-type="float" office:value="74" calcext:value-type="float">
            <text:p>74</text:p>
          </table:table-cell>
          <table:table-cell table:formula="of:=[.BX3]+1" office:value-type="float" office:value="75" calcext:value-type="float">
            <text:p>75</text:p>
          </table:table-cell>
          <table:table-cell table:formula="of:=[.BY3]+1" office:value-type="float" office:value="76" calcext:value-type="float">
            <text:p>76</text:p>
          </table:table-cell>
          <table:table-cell table:formula="of:=[.BZ3]+1" office:value-type="float" office:value="77" calcext:value-type="float">
            <text:p>77</text:p>
          </table:table-cell>
          <table:table-cell table:formula="of:=[.CA3]+1" office:value-type="float" office:value="78" calcext:value-type="float">
            <text:p>78</text:p>
          </table:table-cell>
          <table:table-cell table:formula="of:=[.CB3]+1" office:value-type="float" office:value="79" calcext:value-type="float">
            <text:p>79</text:p>
          </table:table-cell>
          <table:table-cell table:formula="of:=[.CC3]+1" office:value-type="float" office:value="80" calcext:value-type="float">
            <text:p>80</text:p>
          </table:table-cell>
          <table:table-cell table:formula="of:=[.CD3]+1" office:value-type="float" office:value="81" calcext:value-type="float">
            <text:p>81</text:p>
          </table:table-cell>
          <table:table-cell table:formula="of:=[.CE3]+1" office:value-type="float" office:value="82" calcext:value-type="float">
            <text:p>82</text:p>
          </table:table-cell>
          <table:table-cell table:formula="of:=[.CF3]+1" office:value-type="float" office:value="83" calcext:value-type="float">
            <text:p>83</text:p>
          </table:table-cell>
          <table:table-cell table:formula="of:=[.CG3]+1" office:value-type="float" office:value="84" calcext:value-type="float">
            <text:p>84</text:p>
          </table:table-cell>
          <table:table-cell table:formula="of:=[.CH3]+1" office:value-type="float" office:value="85" calcext:value-type="float">
            <text:p>85</text:p>
          </table:table-cell>
          <table:table-cell table:formula="of:=[.CI3]+1" office:value-type="float" office:value="86" calcext:value-type="float">
            <text:p>86</text:p>
          </table:table-cell>
          <table:table-cell table:formula="of:=[.CJ3]+1" office:value-type="float" office:value="87" calcext:value-type="float">
            <text:p>87</text:p>
          </table:table-cell>
          <table:table-cell table:formula="of:=[.CK3]+1" office:value-type="float" office:value="88" calcext:value-type="float">
            <text:p>88</text:p>
          </table:table-cell>
          <table:table-cell table:formula="of:=[.CL3]+1" office:value-type="float" office:value="89" calcext:value-type="float">
            <text:p>89</text:p>
          </table:table-cell>
          <table:table-cell table:formula="of:=[.CM3]+1" office:value-type="float" office:value="90" calcext:value-type="float">
            <text:p>90</text:p>
          </table:table-cell>
          <table:table-cell table:formula="of:=[.CN3]+1" office:value-type="float" office:value="91" calcext:value-type="float">
            <text:p>91</text:p>
          </table:table-cell>
          <table:table-cell table:formula="of:=[.CO3]+1" office:value-type="float" office:value="92" calcext:value-type="float">
            <text:p>92</text:p>
          </table:table-cell>
          <table:table-cell table:formula="of:=[.CP3]+1" office:value-type="float" office:value="93" calcext:value-type="float">
            <text:p>93</text:p>
          </table:table-cell>
          <table:table-cell table:formula="of:=[.CQ3]+1" office:value-type="float" office:value="94" calcext:value-type="float">
            <text:p>94</text:p>
          </table:table-cell>
          <table:table-cell table:formula="of:=[.CR3]+1" office:value-type="float" office:value="95" calcext:value-type="float">
            <text:p>95</text:p>
          </table:table-cell>
          <table:table-cell table:formula="of:=[.CS3]+1" office:value-type="float" office:value="96" calcext:value-type="float">
            <text:p>96</text:p>
          </table:table-cell>
          <table:table-cell table:formula="of:=[.CT3]+1" office:value-type="float" office:value="97" calcext:value-type="float">
            <text:p>97</text:p>
          </table:table-cell>
          <table:table-cell table:formula="of:=[.CU3]+1" office:value-type="float" office:value="98" calcext:value-type="float">
            <text:p>98</text:p>
          </table:table-cell>
          <table:table-cell table:formula="of:=[.CV3]+1" office:value-type="float" office:value="99" calcext:value-type="float">
            <text:p>99</text:p>
          </table:table-cell>
          <table:table-cell table:formula="of:=[.CW3]+1" office:value-type="float" office:value="100" calcext:value-type="float">
            <text:p>100</text:p>
          </table:table-cell>
          <table:table-cell table:formula="of:=[.CX3]+1" office:value-type="float" office:value="101" calcext:value-type="float">
            <text:p>101</text:p>
          </table:table-cell>
          <table:table-cell table:formula="of:=[.CY3]+1" office:value-type="float" office:value="102" calcext:value-type="float">
            <text:p>102</text:p>
          </table:table-cell>
          <table:table-cell table:formula="of:=[.CZ3]+1" office:value-type="float" office:value="103" calcext:value-type="float">
            <text:p>103</text:p>
          </table:table-cell>
          <table:table-cell table:formula="of:=[.DA3]+1" office:value-type="float" office:value="104" calcext:value-type="float">
            <text:p>104</text:p>
          </table:table-cell>
          <table:table-cell table:formula="of:=[.DB3]+1" office:value-type="float" office:value="105" calcext:value-type="float">
            <text:p>105</text:p>
          </table:table-cell>
          <table:table-cell table:formula="of:=[.DC3]+1" office:value-type="float" office:value="106" calcext:value-type="float">
            <text:p>106</text:p>
          </table:table-cell>
          <table:table-cell table:formula="of:=[.DD3]+1" office:value-type="float" office:value="107" calcext:value-type="float">
            <text:p>107</text:p>
          </table:table-cell>
          <table:table-cell table:formula="of:=[.DE3]+1" office:value-type="float" office:value="108" calcext:value-type="float">
            <text:p>108</text:p>
          </table:table-cell>
          <table:table-cell table:formula="of:=[.DF3]+1" office:value-type="float" office:value="109" calcext:value-type="float">
            <text:p>109</text:p>
          </table:table-cell>
          <table:table-cell table:formula="of:=[.DG3]+1" office:value-type="float" office:value="110" calcext:value-type="float">
            <text:p>110</text:p>
          </table:table-cell>
          <table:table-cell table:formula="of:=[.DH3]+1" office:value-type="float" office:value="111" calcext:value-type="float">
            <text:p>111</text:p>
          </table:table-cell>
          <table:table-cell table:formula="of:=[.DI3]+1" office:value-type="float" office:value="112" calcext:value-type="float">
            <text:p>112</text:p>
          </table:table-cell>
          <table:table-cell table:formula="of:=[.DJ3]+1" office:value-type="float" office:value="113" calcext:value-type="float">
            <text:p>113</text:p>
          </table:table-cell>
          <table:table-cell table:formula="of:=[.DK3]+1" office:value-type="float" office:value="114" calcext:value-type="float">
            <text:p>114</text:p>
          </table:table-cell>
          <table:table-cell table:formula="of:=[.DL3]+1" office:value-type="float" office:value="115" calcext:value-type="float">
            <text:p>115</text:p>
          </table:table-cell>
          <table:table-cell table:formula="of:=[.DM3]+1" office:value-type="float" office:value="116" calcext:value-type="float">
            <text:p>116</text:p>
          </table:table-cell>
          <table:table-cell table:formula="of:=[.DN3]+1" office:value-type="float" office:value="117" calcext:value-type="float">
            <text:p>117</text:p>
          </table:table-cell>
          <table:table-cell table:formula="of:=[.DO3]+1" office:value-type="float" office:value="118" calcext:value-type="float">
            <text:p>118</text:p>
          </table:table-cell>
          <table:table-cell table:formula="of:=[.DP3]+1" office:value-type="float" office:value="119" calcext:value-type="float">
            <text:p>119</text:p>
          </table:table-cell>
          <table:table-cell table:formula="of:=[.DQ3]+1" office:value-type="float" office:value="120" calcext:value-type="float">
            <text:p>120</text:p>
          </table:table-cell>
          <table:table-cell table:formula="of:=[.DR3]+1" office:value-type="float" office:value="121" calcext:value-type="float">
            <text:p>121</text:p>
          </table:table-cell>
          <table:table-cell table:formula="of:=[.DS3]+1" office:value-type="float" office:value="122" calcext:value-type="float">
            <text:p>122</text:p>
          </table:table-cell>
          <table:table-cell table:formula="of:=[.DT3]+1" office:value-type="float" office:value="123" calcext:value-type="float">
            <text:p>123</text:p>
          </table:table-cell>
          <table:table-cell table:formula="of:=[.DU3]+1" office:value-type="float" office:value="124" calcext:value-type="float">
            <text:p>124</text:p>
          </table:table-cell>
          <table:table-cell table:formula="of:=[.DV3]+1" office:value-type="float" office:value="125" calcext:value-type="float">
            <text:p>125</text:p>
          </table:table-cell>
          <table:table-cell table:formula="of:=[.DW3]+1" office:value-type="float" office:value="126" calcext:value-type="float">
            <text:p>126</text:p>
          </table:table-cell>
          <table:table-cell table:formula="of:=[.DX3]+1" office:value-type="float" office:value="127" calcext:value-type="float">
            <text:p>127</text:p>
          </table:table-cell>
          <table:table-cell table:formula="of:=[.DY3]+1" office:value-type="float" office:value="128" calcext:value-type="float">
            <text:p>128</text:p>
          </table:table-cell>
          <table:table-cell table:formula="of:=[.DZ3]+1" office:value-type="float" office:value="129" calcext:value-type="float">
            <text:p>129</text:p>
          </table:table-cell>
          <table:table-cell table:formula="of:=[.EA3]+1" office:value-type="float" office:value="130" calcext:value-type="float">
            <text:p>130</text:p>
          </table:table-cell>
          <table:table-cell table:formula="of:=[.EB3]+1" office:value-type="float" office:value="131" calcext:value-type="float">
            <text:p>131</text:p>
          </table:table-cell>
          <table:table-cell table:formula="of:=[.EC3]+1" office:value-type="float" office:value="132" calcext:value-type="float">
            <text:p>132</text:p>
          </table:table-cell>
          <table:table-cell table:formula="of:=[.ED3]+1" office:value-type="float" office:value="133" calcext:value-type="float">
            <text:p>133</text:p>
          </table:table-cell>
          <table:table-cell table:formula="of:=[.EE3]+1" office:value-type="float" office:value="134" calcext:value-type="float">
            <text:p>134</text:p>
          </table:table-cell>
          <table:table-cell table:formula="of:=[.EF3]+1" office:value-type="float" office:value="135" calcext:value-type="float">
            <text:p>135</text:p>
          </table:table-cell>
          <table:table-cell table:formula="of:=[.EG3]+1" office:value-type="float" office:value="136" calcext:value-type="float">
            <text:p>136</text:p>
          </table:table-cell>
          <table:table-cell table:formula="of:=[.EH3]+1" office:value-type="float" office:value="137" calcext:value-type="float">
            <text:p>137</text:p>
          </table:table-cell>
          <table:table-cell table:formula="of:=[.EI3]+1" office:value-type="float" office:value="138" calcext:value-type="float">
            <text:p>138</text:p>
          </table:table-cell>
          <table:table-cell table:formula="of:=[.EJ3]+1" office:value-type="float" office:value="139" calcext:value-type="float">
            <text:p>139</text:p>
          </table:table-cell>
          <table:table-cell table:formula="of:=[.EK3]+1" office:value-type="float" office:value="140" calcext:value-type="float">
            <text:p>140</text:p>
          </table:table-cell>
          <table:table-cell table:formula="of:=[.EL3]+1" office:value-type="float" office:value="141" calcext:value-type="float">
            <text:p>141</text:p>
          </table:table-cell>
          <table:table-cell table:formula="of:=[.EM3]+1" office:value-type="float" office:value="142" calcext:value-type="float">
            <text:p>142</text:p>
          </table:table-cell>
          <table:table-cell table:formula="of:=[.EN3]+1" office:value-type="float" office:value="143" calcext:value-type="float">
            <text:p>143</text:p>
          </table:table-cell>
          <table:table-cell table:formula="of:=[.EO3]+1" office:value-type="float" office:value="144" calcext:value-type="float">
            <text:p>144</text:p>
          </table:table-cell>
          <table:table-cell table:formula="of:=[.EP3]+1" office:value-type="float" office:value="145" calcext:value-type="float">
            <text:p>145</text:p>
          </table:table-cell>
          <table:table-cell table:formula="of:=[.EQ3]+1" office:value-type="float" office:value="146" calcext:value-type="float">
            <text:p>146</text:p>
          </table:table-cell>
          <table:table-cell table:formula="of:=[.ER3]+1" office:value-type="float" office:value="147" calcext:value-type="float">
            <text:p>147</text:p>
          </table:table-cell>
          <table:table-cell table:formula="of:=[.ES3]+1" office:value-type="float" office:value="148" calcext:value-type="float">
            <text:p>148</text:p>
          </table:table-cell>
          <table:table-cell table:formula="of:=[.ET3]+1" office:value-type="float" office:value="149" calcext:value-type="float">
            <text:p>149</text:p>
          </table:table-cell>
          <table:table-cell table:formula="of:=[.EU3]+1" office:value-type="float" office:value="150" calcext:value-type="float">
            <text:p>150</text:p>
          </table:table-cell>
          <table:table-cell table:formula="of:=[.EV3]+1" office:value-type="float" office:value="151" calcext:value-type="float">
            <text:p>151</text:p>
          </table:table-cell>
          <table:table-cell table:formula="of:=[.EW3]+1" office:value-type="float" office:value="152" calcext:value-type="float">
            <text:p>152</text:p>
          </table:table-cell>
          <table:table-cell table:formula="of:=[.EX3]+1" office:value-type="float" office:value="153" calcext:value-type="float">
            <text:p>153</text:p>
          </table:table-cell>
          <table:table-cell table:formula="of:=[.EY3]+1" office:value-type="float" office:value="154" calcext:value-type="float">
            <text:p>154</text:p>
          </table:table-cell>
          <table:table-cell table:formula="of:=[.EZ3]+1" office:value-type="float" office:value="155" calcext:value-type="float">
            <text:p>155</text:p>
          </table:table-cell>
          <table:table-cell table:formula="of:=[.FA3]+1" office:value-type="float" office:value="156" calcext:value-type="float">
            <text:p>156</text:p>
          </table:table-cell>
          <table:table-cell table:formula="of:=[.FB3]+1" office:value-type="float" office:value="157" calcext:value-type="float">
            <text:p>157</text:p>
          </table:table-cell>
          <table:table-cell table:formula="of:=[.FC3]+1" office:value-type="float" office:value="158" calcext:value-type="float">
            <text:p>158</text:p>
          </table:table-cell>
          <table:table-cell table:formula="of:=[.FD3]+1" office:value-type="float" office:value="159" calcext:value-type="float">
            <text:p>159</text:p>
          </table:table-cell>
          <table:table-cell table:formula="of:=[.FE3]+1" office:value-type="float" office:value="160" calcext:value-type="float">
            <text:p>160</text:p>
          </table:table-cell>
          <table:table-cell table:formula="of:=[.FF3]+1" office:value-type="float" office:value="161" calcext:value-type="float">
            <text:p>161</text:p>
          </table:table-cell>
          <table:table-cell table:formula="of:=[.FG3]+1" office:value-type="float" office:value="162" calcext:value-type="float">
            <text:p>162</text:p>
          </table:table-cell>
          <table:table-cell table:formula="of:=[.FH3]+1" office:value-type="float" office:value="163" calcext:value-type="float">
            <text:p>163</text:p>
          </table:table-cell>
          <table:table-cell table:formula="of:=[.FI3]+1" office:value-type="float" office:value="164" calcext:value-type="float">
            <text:p>164</text:p>
          </table:table-cell>
          <table:table-cell table:formula="of:=[.FJ3]+1" office:value-type="float" office:value="165" calcext:value-type="float">
            <text:p>165</text:p>
          </table:table-cell>
          <table:table-cell table:formula="of:=[.FK3]+1" office:value-type="float" office:value="166" calcext:value-type="float">
            <text:p>166</text:p>
          </table:table-cell>
          <table:table-cell table:formula="of:=[.FL3]+1" office:value-type="float" office:value="167" calcext:value-type="float">
            <text:p>167</text:p>
          </table:table-cell>
          <table:table-cell table:formula="of:=[.FM3]+1" office:value-type="float" office:value="168" calcext:value-type="float">
            <text:p>168</text:p>
          </table:table-cell>
          <table:table-cell table:formula="of:=[.FN3]+1" office:value-type="float" office:value="169" calcext:value-type="float">
            <text:p>169</text:p>
          </table:table-cell>
          <table:table-cell table:formula="of:=[.FO3]+1" office:value-type="float" office:value="170" calcext:value-type="float">
            <text:p>170</text:p>
          </table:table-cell>
          <table:table-cell table:formula="of:=[.FP3]+1" office:value-type="float" office:value="171" calcext:value-type="float">
            <text:p>171</text:p>
          </table:table-cell>
          <table:table-cell table:formula="of:=[.FQ3]+1" office:value-type="float" office:value="172" calcext:value-type="float">
            <text:p>172</text:p>
          </table:table-cell>
          <table:table-cell table:formula="of:=[.FR3]+1" office:value-type="float" office:value="173" calcext:value-type="float">
            <text:p>173</text:p>
          </table:table-cell>
          <table:table-cell table:formula="of:=[.FS3]+1" office:value-type="float" office:value="174" calcext:value-type="float">
            <text:p>174</text:p>
          </table:table-cell>
          <table:table-cell table:formula="of:=[.FT3]+1" office:value-type="float" office:value="175" calcext:value-type="float">
            <text:p>175</text:p>
          </table:table-cell>
          <table:table-cell table:formula="of:=[.FU3]+1" office:value-type="float" office:value="176" calcext:value-type="float">
            <text:p>176</text:p>
          </table:table-cell>
          <table:table-cell table:formula="of:=[.FV3]+1" office:value-type="float" office:value="177" calcext:value-type="float">
            <text:p>177</text:p>
          </table:table-cell>
          <table:table-cell table:formula="of:=[.FW3]+1" office:value-type="float" office:value="178" calcext:value-type="float">
            <text:p>178</text:p>
          </table:table-cell>
          <table:table-cell table:formula="of:=[.FX3]+1" office:value-type="float" office:value="179" calcext:value-type="float">
            <text:p>179</text:p>
          </table:table-cell>
          <table:table-cell table:formula="of:=[.FY3]+1" office:value-type="float" office:value="180" calcext:value-type="float">
            <text:p>180</text:p>
          </table:table-cell>
          <table:table-cell table:formula="of:=[.FZ3]+1" office:value-type="float" office:value="181" calcext:value-type="float">
            <text:p>181</text:p>
          </table:table-cell>
          <table:table-cell table:formula="of:=[.GA3]+1" office:value-type="float" office:value="182" calcext:value-type="float">
            <text:p>182</text:p>
          </table:table-cell>
          <table:table-cell table:formula="of:=[.GB3]+1" office:value-type="float" office:value="183" calcext:value-type="float">
            <text:p>183</text:p>
          </table:table-cell>
          <table:table-cell table:formula="of:=[.GC3]+1" office:value-type="float" office:value="184" calcext:value-type="float">
            <text:p>184</text:p>
          </table:table-cell>
          <table:table-cell table:formula="of:=[.GD3]+1" office:value-type="float" office:value="185" calcext:value-type="float">
            <text:p>185</text:p>
          </table:table-cell>
          <table:table-cell table:formula="of:=[.GE3]+1" office:value-type="float" office:value="186" calcext:value-type="float">
            <text:p>186</text:p>
          </table:table-cell>
          <table:table-cell table:formula="of:=[.GF3]+1" office:value-type="float" office:value="187" calcext:value-type="float">
            <text:p>187</text:p>
          </table:table-cell>
          <table:table-cell table:formula="of:=[.GG3]+1" office:value-type="float" office:value="188" calcext:value-type="float">
            <text:p>188</text:p>
          </table:table-cell>
          <table:table-cell table:formula="of:=[.GH3]+1" office:value-type="float" office:value="189" calcext:value-type="float">
            <text:p>189</text:p>
          </table:table-cell>
          <table:table-cell table:formula="of:=[.GI3]+1" office:value-type="float" office:value="190" calcext:value-type="float">
            <text:p>190</text:p>
          </table:table-cell>
          <table:table-cell table:formula="of:=[.GJ3]+1" office:value-type="float" office:value="191" calcext:value-type="float">
            <text:p>191</text:p>
          </table:table-cell>
          <table:table-cell table:formula="of:=[.GK3]+1" office:value-type="float" office:value="192" calcext:value-type="float">
            <text:p>192</text:p>
          </table:table-cell>
          <table:table-cell table:formula="of:=[.GL3]+1" office:value-type="float" office:value="193" calcext:value-type="float">
            <text:p>193</text:p>
          </table:table-cell>
          <table:table-cell table:formula="of:=[.GM3]+1" office:value-type="float" office:value="194" calcext:value-type="float">
            <text:p>194</text:p>
          </table:table-cell>
          <table:table-cell table:formula="of:=[.GN3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2</text:p>
          </table:table-cell>
          <table:table-cell office:value-type="float" office:value="0" calcext:value-type="float">
            <text:p>0</text:p>
          </table:table-cell>
          <table:table-cell table:formula="of:=[.B4]+1" office:value-type="float" office:value="1" calcext:value-type="float">
            <text:p>1</text:p>
          </table:table-cell>
          <table:table-cell table:formula="of:=[.C4]+1" office:value-type="float" office:value="2" calcext:value-type="float">
            <text:p>2</text:p>
          </table:table-cell>
          <table:table-cell table:formula="of:=[.D4]+1" office:value-type="float" office:value="3" calcext:value-type="float">
            <text:p>3</text:p>
          </table:table-cell>
          <table:table-cell table:formula="of:=[.E4]+1" office:value-type="float" office:value="4" calcext:value-type="float">
            <text:p>4</text:p>
          </table:table-cell>
          <table:table-cell table:formula="of:=[.F4]+1" office:value-type="float" office:value="5" calcext:value-type="float">
            <text:p>5</text:p>
          </table:table-cell>
          <table:table-cell table:formula="of:=[.G4]+1" office:value-type="float" office:value="6" calcext:value-type="float">
            <text:p>6</text:p>
          </table:table-cell>
          <table:table-cell table:formula="of:=[.H4]+1" office:value-type="float" office:value="7" calcext:value-type="float">
            <text:p>7</text:p>
          </table:table-cell>
          <table:table-cell table:formula="of:=[.I4]+1" office:value-type="float" office:value="8" calcext:value-type="float">
            <text:p>8</text:p>
          </table:table-cell>
          <table:table-cell table:formula="of:=[.J4]+1" office:value-type="float" office:value="9" calcext:value-type="float">
            <text:p>9</text:p>
          </table:table-cell>
          <table:table-cell table:formula="of:=[.K4]+1" office:value-type="float" office:value="10" calcext:value-type="float">
            <text:p>10</text:p>
          </table:table-cell>
          <table:table-cell table:formula="of:=[.L4]+1" office:value-type="float" office:value="11" calcext:value-type="float">
            <text:p>11</text:p>
          </table:table-cell>
          <table:table-cell table:formula="of:=[.M4]+1" office:value-type="float" office:value="12" calcext:value-type="float">
            <text:p>12</text:p>
          </table:table-cell>
          <table:table-cell table:formula="of:=[.N4]+1" office:value-type="float" office:value="13" calcext:value-type="float">
            <text:p>13</text:p>
          </table:table-cell>
          <table:table-cell table:formula="of:=[.O4]+1" office:value-type="float" office:value="14" calcext:value-type="float">
            <text:p>14</text:p>
          </table:table-cell>
          <table:table-cell table:formula="of:=[.P4]+1" office:value-type="float" office:value="15" calcext:value-type="float">
            <text:p>15</text:p>
          </table:table-cell>
          <table:table-cell table:formula="of:=[.Q4]+1" office:value-type="float" office:value="16" calcext:value-type="float">
            <text:p>16</text:p>
          </table:table-cell>
          <table:table-cell table:formula="of:=[.R4]+1" office:value-type="float" office:value="17" calcext:value-type="float">
            <text:p>17</text:p>
          </table:table-cell>
          <table:table-cell table:formula="of:=[.S4]+1" office:value-type="float" office:value="18" calcext:value-type="float">
            <text:p>18</text:p>
          </table:table-cell>
          <table:table-cell table:formula="of:=[.T4]+1" office:value-type="float" office:value="19" calcext:value-type="float">
            <text:p>19</text:p>
          </table:table-cell>
          <table:table-cell table:formula="of:=[.U4]+1" office:value-type="float" office:value="20" calcext:value-type="float">
            <text:p>20</text:p>
          </table:table-cell>
          <table:table-cell table:formula="of:=[.V4]+1" office:value-type="float" office:value="21" calcext:value-type="float">
            <text:p>21</text:p>
          </table:table-cell>
          <table:table-cell table:formula="of:=[.W4]+1" office:value-type="float" office:value="22" calcext:value-type="float">
            <text:p>22</text:p>
          </table:table-cell>
          <table:table-cell table:formula="of:=[.X4]+1" office:value-type="float" office:value="23" calcext:value-type="float">
            <text:p>23</text:p>
          </table:table-cell>
          <table:table-cell table:formula="of:=[.Y4]+1" office:value-type="float" office:value="24" calcext:value-type="float">
            <text:p>24</text:p>
          </table:table-cell>
          <table:table-cell table:formula="of:=[.Z4]+1" office:value-type="float" office:value="25" calcext:value-type="float">
            <text:p>25</text:p>
          </table:table-cell>
          <table:table-cell table:formula="of:=[.AA4]+1" office:value-type="float" office:value="26" calcext:value-type="float">
            <text:p>26</text:p>
          </table:table-cell>
          <table:table-cell table:formula="of:=[.AB4]+1" office:value-type="float" office:value="27" calcext:value-type="float">
            <text:p>27</text:p>
          </table:table-cell>
          <table:table-cell table:formula="of:=[.AC4]+1" office:value-type="float" office:value="28" calcext:value-type="float">
            <text:p>28</text:p>
          </table:table-cell>
          <table:table-cell table:formula="of:=[.AD4]+1" office:value-type="float" office:value="29" calcext:value-type="float">
            <text:p>29</text:p>
          </table:table-cell>
          <table:table-cell table:formula="of:=[.AE4]+1" office:value-type="float" office:value="30" calcext:value-type="float">
            <text:p>30</text:p>
          </table:table-cell>
          <table:table-cell table:formula="of:=[.AF4]+1" office:value-type="float" office:value="31" calcext:value-type="float">
            <text:p>31</text:p>
          </table:table-cell>
          <table:table-cell table:formula="of:=[.AG4]+1" office:value-type="float" office:value="32" calcext:value-type="float">
            <text:p>32</text:p>
          </table:table-cell>
          <table:table-cell table:formula="of:=[.AH4]+1" office:value-type="float" office:value="33" calcext:value-type="float">
            <text:p>33</text:p>
          </table:table-cell>
          <table:table-cell table:formula="of:=[.AI4]+1" office:value-type="float" office:value="34" calcext:value-type="float">
            <text:p>34</text:p>
          </table:table-cell>
          <table:table-cell table:formula="of:=[.AJ4]+1" office:value-type="float" office:value="35" calcext:value-type="float">
            <text:p>35</text:p>
          </table:table-cell>
          <table:table-cell table:formula="of:=[.AK4]+1" office:value-type="float" office:value="36" calcext:value-type="float">
            <text:p>36</text:p>
          </table:table-cell>
          <table:table-cell table:formula="of:=[.AL4]+1" office:value-type="float" office:value="37" calcext:value-type="float">
            <text:p>37</text:p>
          </table:table-cell>
          <table:table-cell table:formula="of:=[.AM4]+1" office:value-type="float" office:value="38" calcext:value-type="float">
            <text:p>38</text:p>
          </table:table-cell>
          <table:table-cell table:formula="of:=[.AN4]+1" office:value-type="float" office:value="39" calcext:value-type="float">
            <text:p>39</text:p>
          </table:table-cell>
          <table:table-cell table:formula="of:=[.AO4]+1" office:value-type="float" office:value="40" calcext:value-type="float">
            <text:p>40</text:p>
          </table:table-cell>
          <table:table-cell table:formula="of:=[.AP4]+1" office:value-type="float" office:value="41" calcext:value-type="float">
            <text:p>41</text:p>
          </table:table-cell>
          <table:table-cell table:formula="of:=[.AQ4]+1" office:value-type="float" office:value="42" calcext:value-type="float">
            <text:p>42</text:p>
          </table:table-cell>
          <table:table-cell table:formula="of:=[.AR4]+1" office:value-type="float" office:value="43" calcext:value-type="float">
            <text:p>43</text:p>
          </table:table-cell>
          <table:table-cell table:formula="of:=[.AS4]+1" office:value-type="float" office:value="44" calcext:value-type="float">
            <text:p>44</text:p>
          </table:table-cell>
          <table:table-cell table:formula="of:=[.AT4]+1" office:value-type="float" office:value="45" calcext:value-type="float">
            <text:p>45</text:p>
          </table:table-cell>
          <table:table-cell table:formula="of:=[.AU4]+1" office:value-type="float" office:value="46" calcext:value-type="float">
            <text:p>46</text:p>
          </table:table-cell>
          <table:table-cell table:formula="of:=[.AV4]+1" office:value-type="float" office:value="47" calcext:value-type="float">
            <text:p>47</text:p>
          </table:table-cell>
          <table:table-cell table:formula="of:=[.AW4]+1" office:value-type="float" office:value="48" calcext:value-type="float">
            <text:p>48</text:p>
          </table:table-cell>
          <table:table-cell table:formula="of:=[.AX4]+1" office:value-type="float" office:value="49" calcext:value-type="float">
            <text:p>49</text:p>
          </table:table-cell>
          <table:table-cell table:formula="of:=[.AY4]+1" office:value-type="float" office:value="50" calcext:value-type="float">
            <text:p>50</text:p>
          </table:table-cell>
          <table:table-cell table:formula="of:=[.AZ4]+1" office:value-type="float" office:value="51" calcext:value-type="float">
            <text:p>51</text:p>
          </table:table-cell>
          <table:table-cell table:formula="of:=[.BA4]+1" office:value-type="float" office:value="52" calcext:value-type="float">
            <text:p>52</text:p>
          </table:table-cell>
          <table:table-cell table:formula="of:=[.BB4]+1" office:value-type="float" office:value="53" calcext:value-type="float">
            <text:p>53</text:p>
          </table:table-cell>
          <table:table-cell table:formula="of:=[.BC4]+1" office:value-type="float" office:value="54" calcext:value-type="float">
            <text:p>54</text:p>
          </table:table-cell>
          <table:table-cell table:formula="of:=[.BD4]+1" office:value-type="float" office:value="55" calcext:value-type="float">
            <text:p>55</text:p>
          </table:table-cell>
          <table:table-cell table:formula="of:=[.BE4]+1" office:value-type="float" office:value="56" calcext:value-type="float">
            <text:p>56</text:p>
          </table:table-cell>
          <table:table-cell table:formula="of:=[.BF4]+1" office:value-type="float" office:value="57" calcext:value-type="float">
            <text:p>57</text:p>
          </table:table-cell>
          <table:table-cell table:formula="of:=[.BG4]+1" office:value-type="float" office:value="58" calcext:value-type="float">
            <text:p>58</text:p>
          </table:table-cell>
          <table:table-cell table:formula="of:=[.BH4]+1" office:value-type="float" office:value="59" calcext:value-type="float">
            <text:p>59</text:p>
          </table:table-cell>
          <table:table-cell table:formula="of:=[.BI4]+1" office:value-type="float" office:value="60" calcext:value-type="float">
            <text:p>60</text:p>
          </table:table-cell>
          <table:table-cell table:formula="of:=[.BJ4]+1" office:value-type="float" office:value="61" calcext:value-type="float">
            <text:p>61</text:p>
          </table:table-cell>
          <table:table-cell table:formula="of:=[.BK4]+1" office:value-type="float" office:value="62" calcext:value-type="float">
            <text:p>62</text:p>
          </table:table-cell>
          <table:table-cell table:formula="of:=[.BL4]+1" office:value-type="float" office:value="63" calcext:value-type="float">
            <text:p>63</text:p>
          </table:table-cell>
          <table:table-cell table:formula="of:=[.BM4]+1" office:value-type="float" office:value="64" calcext:value-type="float">
            <text:p>64</text:p>
          </table:table-cell>
          <table:table-cell table:formula="of:=[.BN4]+1" office:value-type="float" office:value="65" calcext:value-type="float">
            <text:p>65</text:p>
          </table:table-cell>
          <table:table-cell table:formula="of:=[.BO4]+1" office:value-type="float" office:value="66" calcext:value-type="float">
            <text:p>66</text:p>
          </table:table-cell>
          <table:table-cell table:formula="of:=[.BP4]+1" office:value-type="float" office:value="67" calcext:value-type="float">
            <text:p>67</text:p>
          </table:table-cell>
          <table:table-cell table:formula="of:=[.BQ4]+1" office:value-type="float" office:value="68" calcext:value-type="float">
            <text:p>68</text:p>
          </table:table-cell>
          <table:table-cell table:formula="of:=[.BR4]+1" office:value-type="float" office:value="69" calcext:value-type="float">
            <text:p>69</text:p>
          </table:table-cell>
          <table:table-cell table:formula="of:=[.BS4]+1" office:value-type="float" office:value="70" calcext:value-type="float">
            <text:p>70</text:p>
          </table:table-cell>
          <table:table-cell table:formula="of:=[.BT4]+1" office:value-type="float" office:value="71" calcext:value-type="float">
            <text:p>71</text:p>
          </table:table-cell>
          <table:table-cell table:formula="of:=[.BU4]+1" office:value-type="float" office:value="72" calcext:value-type="float">
            <text:p>72</text:p>
          </table:table-cell>
          <table:table-cell table:formula="of:=[.BV4]+1" office:value-type="float" office:value="73" calcext:value-type="float">
            <text:p>73</text:p>
          </table:table-cell>
          <table:table-cell table:formula="of:=[.BW4]+1" office:value-type="float" office:value="74" calcext:value-type="float">
            <text:p>74</text:p>
          </table:table-cell>
          <table:table-cell table:formula="of:=[.BX4]+1" office:value-type="float" office:value="75" calcext:value-type="float">
            <text:p>75</text:p>
          </table:table-cell>
          <table:table-cell table:formula="of:=[.BY4]+1" office:value-type="float" office:value="76" calcext:value-type="float">
            <text:p>76</text:p>
          </table:table-cell>
          <table:table-cell table:formula="of:=[.BZ4]+1" office:value-type="float" office:value="77" calcext:value-type="float">
            <text:p>77</text:p>
          </table:table-cell>
          <table:table-cell table:formula="of:=[.CA4]+1" office:value-type="float" office:value="78" calcext:value-type="float">
            <text:p>78</text:p>
          </table:table-cell>
          <table:table-cell table:formula="of:=[.CB4]+1" office:value-type="float" office:value="79" calcext:value-type="float">
            <text:p>79</text:p>
          </table:table-cell>
          <table:table-cell table:formula="of:=[.CC4]+1" office:value-type="float" office:value="80" calcext:value-type="float">
            <text:p>80</text:p>
          </table:table-cell>
          <table:table-cell table:formula="of:=[.CD4]+1" office:value-type="float" office:value="81" calcext:value-type="float">
            <text:p>81</text:p>
          </table:table-cell>
          <table:table-cell table:formula="of:=[.CE4]+1" office:value-type="float" office:value="82" calcext:value-type="float">
            <text:p>82</text:p>
          </table:table-cell>
          <table:table-cell table:formula="of:=[.CF4]+1" office:value-type="float" office:value="83" calcext:value-type="float">
            <text:p>83</text:p>
          </table:table-cell>
          <table:table-cell table:formula="of:=[.CG4]+1" office:value-type="float" office:value="84" calcext:value-type="float">
            <text:p>84</text:p>
          </table:table-cell>
          <table:table-cell table:formula="of:=[.CH4]+1" office:value-type="float" office:value="85" calcext:value-type="float">
            <text:p>85</text:p>
          </table:table-cell>
          <table:table-cell table:formula="of:=[.CI4]+1" office:value-type="float" office:value="86" calcext:value-type="float">
            <text:p>86</text:p>
          </table:table-cell>
          <table:table-cell table:formula="of:=[.CJ4]+1" office:value-type="float" office:value="87" calcext:value-type="float">
            <text:p>87</text:p>
          </table:table-cell>
          <table:table-cell table:formula="of:=[.CK4]+1" office:value-type="float" office:value="88" calcext:value-type="float">
            <text:p>88</text:p>
          </table:table-cell>
          <table:table-cell table:formula="of:=[.CL4]+1" office:value-type="float" office:value="89" calcext:value-type="float">
            <text:p>89</text:p>
          </table:table-cell>
          <table:table-cell table:formula="of:=[.CM4]+1" office:value-type="float" office:value="90" calcext:value-type="float">
            <text:p>90</text:p>
          </table:table-cell>
          <table:table-cell table:formula="of:=[.CN4]+1" office:value-type="float" office:value="91" calcext:value-type="float">
            <text:p>91</text:p>
          </table:table-cell>
          <table:table-cell table:formula="of:=[.CO4]+1" office:value-type="float" office:value="92" calcext:value-type="float">
            <text:p>92</text:p>
          </table:table-cell>
          <table:table-cell table:formula="of:=[.CP4]+1" office:value-type="float" office:value="93" calcext:value-type="float">
            <text:p>93</text:p>
          </table:table-cell>
          <table:table-cell table:formula="of:=[.CQ4]+1" office:value-type="float" office:value="94" calcext:value-type="float">
            <text:p>94</text:p>
          </table:table-cell>
          <table:table-cell table:formula="of:=[.CR4]+1" office:value-type="float" office:value="95" calcext:value-type="float">
            <text:p>95</text:p>
          </table:table-cell>
          <table:table-cell table:formula="of:=[.CS4]+1" office:value-type="float" office:value="96" calcext:value-type="float">
            <text:p>96</text:p>
          </table:table-cell>
          <table:table-cell table:formula="of:=[.CT4]+1" office:value-type="float" office:value="97" calcext:value-type="float">
            <text:p>97</text:p>
          </table:table-cell>
          <table:table-cell table:formula="of:=[.CU4]+1" office:value-type="float" office:value="98" calcext:value-type="float">
            <text:p>98</text:p>
          </table:table-cell>
          <table:table-cell table:formula="of:=[.CV4]+1" office:value-type="float" office:value="99" calcext:value-type="float">
            <text:p>99</text:p>
          </table:table-cell>
          <table:table-cell table:formula="of:=[.CW4]+1" office:value-type="float" office:value="100" calcext:value-type="float">
            <text:p>100</text:p>
          </table:table-cell>
          <table:table-cell table:formula="of:=[.CX4]+1" office:value-type="float" office:value="101" calcext:value-type="float">
            <text:p>101</text:p>
          </table:table-cell>
          <table:table-cell table:formula="of:=[.CY4]+1" office:value-type="float" office:value="102" calcext:value-type="float">
            <text:p>102</text:p>
          </table:table-cell>
          <table:table-cell table:formula="of:=[.CZ4]+1" office:value-type="float" office:value="103" calcext:value-type="float">
            <text:p>103</text:p>
          </table:table-cell>
          <table:table-cell table:formula="of:=[.DA4]+1" office:value-type="float" office:value="104" calcext:value-type="float">
            <text:p>104</text:p>
          </table:table-cell>
          <table:table-cell table:formula="of:=[.DB4]+1" office:value-type="float" office:value="105" calcext:value-type="float">
            <text:p>105</text:p>
          </table:table-cell>
          <table:table-cell table:formula="of:=[.DC4]+1" office:value-type="float" office:value="106" calcext:value-type="float">
            <text:p>106</text:p>
          </table:table-cell>
          <table:table-cell table:formula="of:=[.DD4]+1" office:value-type="float" office:value="107" calcext:value-type="float">
            <text:p>107</text:p>
          </table:table-cell>
          <table:table-cell table:formula="of:=[.DE4]+1" office:value-type="float" office:value="108" calcext:value-type="float">
            <text:p>108</text:p>
          </table:table-cell>
          <table:table-cell table:formula="of:=[.DF4]+1" office:value-type="float" office:value="109" calcext:value-type="float">
            <text:p>109</text:p>
          </table:table-cell>
          <table:table-cell table:formula="of:=[.DG4]+1" office:value-type="float" office:value="110" calcext:value-type="float">
            <text:p>110</text:p>
          </table:table-cell>
          <table:table-cell table:formula="of:=[.DH4]+1" office:value-type="float" office:value="111" calcext:value-type="float">
            <text:p>111</text:p>
          </table:table-cell>
          <table:table-cell table:formula="of:=[.DI4]+1" office:value-type="float" office:value="112" calcext:value-type="float">
            <text:p>112</text:p>
          </table:table-cell>
          <table:table-cell table:formula="of:=[.DJ4]+1" office:value-type="float" office:value="113" calcext:value-type="float">
            <text:p>113</text:p>
          </table:table-cell>
          <table:table-cell table:formula="of:=[.DK4]+1" office:value-type="float" office:value="114" calcext:value-type="float">
            <text:p>114</text:p>
          </table:table-cell>
          <table:table-cell table:formula="of:=[.DL4]+1" office:value-type="float" office:value="115" calcext:value-type="float">
            <text:p>115</text:p>
          </table:table-cell>
          <table:table-cell table:formula="of:=[.DM4]+1" office:value-type="float" office:value="116" calcext:value-type="float">
            <text:p>116</text:p>
          </table:table-cell>
          <table:table-cell table:formula="of:=[.DN4]+1" office:value-type="float" office:value="117" calcext:value-type="float">
            <text:p>117</text:p>
          </table:table-cell>
          <table:table-cell table:formula="of:=[.DO4]+1" office:value-type="float" office:value="118" calcext:value-type="float">
            <text:p>118</text:p>
          </table:table-cell>
          <table:table-cell table:formula="of:=[.DP4]+1" office:value-type="float" office:value="119" calcext:value-type="float">
            <text:p>119</text:p>
          </table:table-cell>
          <table:table-cell table:formula="of:=[.DQ4]+1" office:value-type="float" office:value="120" calcext:value-type="float">
            <text:p>120</text:p>
          </table:table-cell>
          <table:table-cell table:formula="of:=[.DR4]+1" office:value-type="float" office:value="121" calcext:value-type="float">
            <text:p>121</text:p>
          </table:table-cell>
          <table:table-cell table:formula="of:=[.DS4]+1" office:value-type="float" office:value="122" calcext:value-type="float">
            <text:p>122</text:p>
          </table:table-cell>
          <table:table-cell table:formula="of:=[.DT4]+1" office:value-type="float" office:value="123" calcext:value-type="float">
            <text:p>123</text:p>
          </table:table-cell>
          <table:table-cell table:formula="of:=[.DU4]+1" office:value-type="float" office:value="124" calcext:value-type="float">
            <text:p>124</text:p>
          </table:table-cell>
          <table:table-cell table:formula="of:=[.DV4]+1" office:value-type="float" office:value="125" calcext:value-type="float">
            <text:p>125</text:p>
          </table:table-cell>
          <table:table-cell table:formula="of:=[.DW4]+1" office:value-type="float" office:value="126" calcext:value-type="float">
            <text:p>126</text:p>
          </table:table-cell>
          <table:table-cell table:formula="of:=[.DX4]+1" office:value-type="float" office:value="127" calcext:value-type="float">
            <text:p>127</text:p>
          </table:table-cell>
          <table:table-cell table:formula="of:=[.DY4]+1" office:value-type="float" office:value="128" calcext:value-type="float">
            <text:p>128</text:p>
          </table:table-cell>
          <table:table-cell table:formula="of:=[.DZ4]+1" office:value-type="float" office:value="129" calcext:value-type="float">
            <text:p>129</text:p>
          </table:table-cell>
          <table:table-cell table:formula="of:=[.EA4]+1" office:value-type="float" office:value="130" calcext:value-type="float">
            <text:p>130</text:p>
          </table:table-cell>
          <table:table-cell table:formula="of:=[.EB4]+1" office:value-type="float" office:value="131" calcext:value-type="float">
            <text:p>131</text:p>
          </table:table-cell>
          <table:table-cell table:formula="of:=[.EC4]+1" office:value-type="float" office:value="132" calcext:value-type="float">
            <text:p>132</text:p>
          </table:table-cell>
          <table:table-cell table:formula="of:=[.ED4]+1" office:value-type="float" office:value="133" calcext:value-type="float">
            <text:p>133</text:p>
          </table:table-cell>
          <table:table-cell table:formula="of:=[.EE4]+1" office:value-type="float" office:value="134" calcext:value-type="float">
            <text:p>134</text:p>
          </table:table-cell>
          <table:table-cell table:formula="of:=[.EF4]+1" office:value-type="float" office:value="135" calcext:value-type="float">
            <text:p>135</text:p>
          </table:table-cell>
          <table:table-cell table:formula="of:=[.EG4]+1" office:value-type="float" office:value="136" calcext:value-type="float">
            <text:p>136</text:p>
          </table:table-cell>
          <table:table-cell table:formula="of:=[.EH4]+1" office:value-type="float" office:value="137" calcext:value-type="float">
            <text:p>137</text:p>
          </table:table-cell>
          <table:table-cell table:formula="of:=[.EI4]+1" office:value-type="float" office:value="138" calcext:value-type="float">
            <text:p>138</text:p>
          </table:table-cell>
          <table:table-cell table:formula="of:=[.EJ4]+1" office:value-type="float" office:value="139" calcext:value-type="float">
            <text:p>139</text:p>
          </table:table-cell>
          <table:table-cell table:formula="of:=[.EK4]+1" office:value-type="float" office:value="140" calcext:value-type="float">
            <text:p>140</text:p>
          </table:table-cell>
          <table:table-cell table:formula="of:=[.EL4]+1" office:value-type="float" office:value="141" calcext:value-type="float">
            <text:p>141</text:p>
          </table:table-cell>
          <table:table-cell table:formula="of:=[.EM4]+1" office:value-type="float" office:value="142" calcext:value-type="float">
            <text:p>142</text:p>
          </table:table-cell>
          <table:table-cell table:formula="of:=[.EN4]+1" office:value-type="float" office:value="143" calcext:value-type="float">
            <text:p>143</text:p>
          </table:table-cell>
          <table:table-cell table:formula="of:=[.EO4]+1" office:value-type="float" office:value="144" calcext:value-type="float">
            <text:p>144</text:p>
          </table:table-cell>
          <table:table-cell table:formula="of:=[.EP4]+1" office:value-type="float" office:value="145" calcext:value-type="float">
            <text:p>145</text:p>
          </table:table-cell>
          <table:table-cell table:formula="of:=[.EQ4]+1" office:value-type="float" office:value="146" calcext:value-type="float">
            <text:p>146</text:p>
          </table:table-cell>
          <table:table-cell table:formula="of:=[.ER4]+1" office:value-type="float" office:value="147" calcext:value-type="float">
            <text:p>147</text:p>
          </table:table-cell>
          <table:table-cell table:formula="of:=[.ES4]+1" office:value-type="float" office:value="148" calcext:value-type="float">
            <text:p>148</text:p>
          </table:table-cell>
          <table:table-cell table:formula="of:=[.ET4]+1" office:value-type="float" office:value="149" calcext:value-type="float">
            <text:p>149</text:p>
          </table:table-cell>
          <table:table-cell table:formula="of:=[.EU4]+1" office:value-type="float" office:value="150" calcext:value-type="float">
            <text:p>150</text:p>
          </table:table-cell>
          <table:table-cell table:formula="of:=[.EV4]+1" office:value-type="float" office:value="151" calcext:value-type="float">
            <text:p>151</text:p>
          </table:table-cell>
          <table:table-cell table:formula="of:=[.EW4]+1" office:value-type="float" office:value="152" calcext:value-type="float">
            <text:p>152</text:p>
          </table:table-cell>
          <table:table-cell table:formula="of:=[.EX4]+1" office:value-type="float" office:value="153" calcext:value-type="float">
            <text:p>153</text:p>
          </table:table-cell>
          <table:table-cell table:formula="of:=[.EY4]+1" office:value-type="float" office:value="154" calcext:value-type="float">
            <text:p>154</text:p>
          </table:table-cell>
          <table:table-cell table:formula="of:=[.EZ4]+1" office:value-type="float" office:value="155" calcext:value-type="float">
            <text:p>155</text:p>
          </table:table-cell>
          <table:table-cell table:formula="of:=[.FA4]+1" office:value-type="float" office:value="156" calcext:value-type="float">
            <text:p>156</text:p>
          </table:table-cell>
          <table:table-cell table:formula="of:=[.FB4]+1" office:value-type="float" office:value="157" calcext:value-type="float">
            <text:p>157</text:p>
          </table:table-cell>
          <table:table-cell table:formula="of:=[.FC4]+1" office:value-type="float" office:value="158" calcext:value-type="float">
            <text:p>158</text:p>
          </table:table-cell>
          <table:table-cell table:formula="of:=[.FD4]+1" office:value-type="float" office:value="159" calcext:value-type="float">
            <text:p>159</text:p>
          </table:table-cell>
          <table:table-cell table:formula="of:=[.FE4]+1" office:value-type="float" office:value="160" calcext:value-type="float">
            <text:p>160</text:p>
          </table:table-cell>
          <table:table-cell table:formula="of:=[.FF4]+1" office:value-type="float" office:value="161" calcext:value-type="float">
            <text:p>161</text:p>
          </table:table-cell>
          <table:table-cell table:formula="of:=[.FG4]+1" office:value-type="float" office:value="162" calcext:value-type="float">
            <text:p>162</text:p>
          </table:table-cell>
          <table:table-cell table:formula="of:=[.FH4]+1" office:value-type="float" office:value="163" calcext:value-type="float">
            <text:p>163</text:p>
          </table:table-cell>
          <table:table-cell table:formula="of:=[.FI4]+1" office:value-type="float" office:value="164" calcext:value-type="float">
            <text:p>164</text:p>
          </table:table-cell>
          <table:table-cell table:formula="of:=[.FJ4]+1" office:value-type="float" office:value="165" calcext:value-type="float">
            <text:p>165</text:p>
          </table:table-cell>
          <table:table-cell table:formula="of:=[.FK4]+1" office:value-type="float" office:value="166" calcext:value-type="float">
            <text:p>166</text:p>
          </table:table-cell>
          <table:table-cell table:formula="of:=[.FL4]+1" office:value-type="float" office:value="167" calcext:value-type="float">
            <text:p>167</text:p>
          </table:table-cell>
          <table:table-cell table:formula="of:=[.FM4]+1" office:value-type="float" office:value="168" calcext:value-type="float">
            <text:p>168</text:p>
          </table:table-cell>
          <table:table-cell table:formula="of:=[.FN4]+1" office:value-type="float" office:value="169" calcext:value-type="float">
            <text:p>169</text:p>
          </table:table-cell>
          <table:table-cell table:formula="of:=[.FO4]+1" office:value-type="float" office:value="170" calcext:value-type="float">
            <text:p>170</text:p>
          </table:table-cell>
          <table:table-cell table:formula="of:=[.FP4]+1" office:value-type="float" office:value="171" calcext:value-type="float">
            <text:p>171</text:p>
          </table:table-cell>
          <table:table-cell table:formula="of:=[.FQ4]+1" office:value-type="float" office:value="172" calcext:value-type="float">
            <text:p>172</text:p>
          </table:table-cell>
          <table:table-cell table:formula="of:=[.FR4]+1" office:value-type="float" office:value="173" calcext:value-type="float">
            <text:p>173</text:p>
          </table:table-cell>
          <table:table-cell table:formula="of:=[.FS4]+1" office:value-type="float" office:value="174" calcext:value-type="float">
            <text:p>174</text:p>
          </table:table-cell>
          <table:table-cell table:formula="of:=[.FT4]+1" office:value-type="float" office:value="175" calcext:value-type="float">
            <text:p>175</text:p>
          </table:table-cell>
          <table:table-cell table:formula="of:=[.FU4]+1" office:value-type="float" office:value="176" calcext:value-type="float">
            <text:p>176</text:p>
          </table:table-cell>
          <table:table-cell table:formula="of:=[.FV4]+1" office:value-type="float" office:value="177" calcext:value-type="float">
            <text:p>177</text:p>
          </table:table-cell>
          <table:table-cell table:formula="of:=[.FW4]+1" office:value-type="float" office:value="178" calcext:value-type="float">
            <text:p>178</text:p>
          </table:table-cell>
          <table:table-cell table:formula="of:=[.FX4]+1" office:value-type="float" office:value="179" calcext:value-type="float">
            <text:p>179</text:p>
          </table:table-cell>
          <table:table-cell table:formula="of:=[.FY4]+1" office:value-type="float" office:value="180" calcext:value-type="float">
            <text:p>180</text:p>
          </table:table-cell>
          <table:table-cell table:formula="of:=[.FZ4]+1" office:value-type="float" office:value="181" calcext:value-type="float">
            <text:p>181</text:p>
          </table:table-cell>
          <table:table-cell table:formula="of:=[.GA4]+1" office:value-type="float" office:value="182" calcext:value-type="float">
            <text:p>182</text:p>
          </table:table-cell>
          <table:table-cell table:formula="of:=[.GB4]+1" office:value-type="float" office:value="183" calcext:value-type="float">
            <text:p>183</text:p>
          </table:table-cell>
          <table:table-cell table:formula="of:=[.GC4]+1" office:value-type="float" office:value="184" calcext:value-type="float">
            <text:p>184</text:p>
          </table:table-cell>
          <table:table-cell table:formula="of:=[.GD4]+1" office:value-type="float" office:value="185" calcext:value-type="float">
            <text:p>185</text:p>
          </table:table-cell>
          <table:table-cell table:formula="of:=[.GE4]+1" office:value-type="float" office:value="186" calcext:value-type="float">
            <text:p>186</text:p>
          </table:table-cell>
          <table:table-cell table:formula="of:=[.GF4]+1" office:value-type="float" office:value="187" calcext:value-type="float">
            <text:p>187</text:p>
          </table:table-cell>
          <table:table-cell table:formula="of:=[.GG4]+1" office:value-type="float" office:value="188" calcext:value-type="float">
            <text:p>188</text:p>
          </table:table-cell>
          <table:table-cell table:formula="of:=[.GH4]+1" office:value-type="float" office:value="189" calcext:value-type="float">
            <text:p>189</text:p>
          </table:table-cell>
          <table:table-cell table:formula="of:=[.GI4]+1" office:value-type="float" office:value="190" calcext:value-type="float">
            <text:p>190</text:p>
          </table:table-cell>
          <table:table-cell table:formula="of:=[.GJ4]+1" office:value-type="float" office:value="191" calcext:value-type="float">
            <text:p>191</text:p>
          </table:table-cell>
          <table:table-cell table:formula="of:=[.GK4]+1" office:value-type="float" office:value="192" calcext:value-type="float">
            <text:p>192</text:p>
          </table:table-cell>
          <table:table-cell table:formula="of:=[.GL4]+1" office:value-type="float" office:value="193" calcext:value-type="float">
            <text:p>193</text:p>
          </table:table-cell>
          <table:table-cell table:formula="of:=[.GM4]+1" office:value-type="float" office:value="194" calcext:value-type="float">
            <text:p>194</text:p>
          </table:table-cell>
          <table:table-cell table:formula="of:=[.GN4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>
          <table:table-cell office:value-type="string" calcext:value-type="string">
            <text:p>Strip 3</text:p>
          </table:table-cell>
          <table:table-cell office:value-type="float" office:value="0" calcext:value-type="float">
            <text:p>0</text:p>
          </table:table-cell>
          <table:table-cell table:formula="of:=[.B5]+1" office:value-type="float" office:value="1" calcext:value-type="float">
            <text:p>1</text:p>
          </table:table-cell>
          <table:table-cell table:formula="of:=[.C5]+1" office:value-type="float" office:value="2" calcext:value-type="float">
            <text:p>2</text:p>
          </table:table-cell>
          <table:table-cell table:formula="of:=[.D5]+1" office:value-type="float" office:value="3" calcext:value-type="float">
            <text:p>3</text:p>
          </table:table-cell>
          <table:table-cell table:formula="of:=[.E5]+1" office:value-type="float" office:value="4" calcext:value-type="float">
            <text:p>4</text:p>
          </table:table-cell>
          <table:table-cell table:formula="of:=[.F5]+1" office:value-type="float" office:value="5" calcext:value-type="float">
            <text:p>5</text:p>
          </table:table-cell>
          <table:table-cell table:formula="of:=[.G5]+1" office:value-type="float" office:value="6" calcext:value-type="float">
            <text:p>6</text:p>
          </table:table-cell>
          <table:table-cell table:formula="of:=[.H5]+1" office:value-type="float" office:value="7" calcext:value-type="float">
            <text:p>7</text:p>
          </table:table-cell>
          <table:table-cell table:formula="of:=[.I5]+1" office:value-type="float" office:value="8" calcext:value-type="float">
            <text:p>8</text:p>
          </table:table-cell>
          <table:table-cell table:formula="of:=[.J5]+1" office:value-type="float" office:value="9" calcext:value-type="float">
            <text:p>9</text:p>
          </table:table-cell>
          <table:table-cell table:formula="of:=[.K5]+1" office:value-type="float" office:value="10" calcext:value-type="float">
            <text:p>10</text:p>
          </table:table-cell>
          <table:table-cell table:formula="of:=[.L5]+1" office:value-type="float" office:value="11" calcext:value-type="float">
            <text:p>11</text:p>
          </table:table-cell>
          <table:table-cell table:formula="of:=[.M5]+1" office:value-type="float" office:value="12" calcext:value-type="float">
            <text:p>12</text:p>
          </table:table-cell>
          <table:table-cell table:formula="of:=[.N5]+1" office:value-type="float" office:value="13" calcext:value-type="float">
            <text:p>13</text:p>
          </table:table-cell>
          <table:table-cell table:formula="of:=[.O5]+1" office:value-type="float" office:value="14" calcext:value-type="float">
            <text:p>14</text:p>
          </table:table-cell>
          <table:table-cell table:formula="of:=[.P5]+1" office:value-type="float" office:value="15" calcext:value-type="float">
            <text:p>15</text:p>
          </table:table-cell>
          <table:table-cell table:formula="of:=[.Q5]+1" office:value-type="float" office:value="16" calcext:value-type="float">
            <text:p>16</text:p>
          </table:table-cell>
          <table:table-cell table:formula="of:=[.R5]+1" office:value-type="float" office:value="17" calcext:value-type="float">
            <text:p>17</text:p>
          </table:table-cell>
          <table:table-cell table:formula="of:=[.S5]+1" office:value-type="float" office:value="18" calcext:value-type="float">
            <text:p>18</text:p>
          </table:table-cell>
          <table:table-cell table:formula="of:=[.T5]+1" office:value-type="float" office:value="19" calcext:value-type="float">
            <text:p>19</text:p>
          </table:table-cell>
          <table:table-cell table:formula="of:=[.U5]+1" office:value-type="float" office:value="20" calcext:value-type="float">
            <text:p>20</text:p>
          </table:table-cell>
          <table:table-cell table:formula="of:=[.V5]+1" office:value-type="float" office:value="21" calcext:value-type="float">
            <text:p>21</text:p>
          </table:table-cell>
          <table:table-cell table:formula="of:=[.W5]+1" office:value-type="float" office:value="22" calcext:value-type="float">
            <text:p>22</text:p>
          </table:table-cell>
          <table:table-cell table:formula="of:=[.X5]+1" office:value-type="float" office:value="23" calcext:value-type="float">
            <text:p>23</text:p>
          </table:table-cell>
          <table:table-cell table:formula="of:=[.Y5]+1" office:value-type="float" office:value="24" calcext:value-type="float">
            <text:p>24</text:p>
          </table:table-cell>
          <table:table-cell table:formula="of:=[.Z5]+1" office:value-type="float" office:value="25" calcext:value-type="float">
            <text:p>25</text:p>
          </table:table-cell>
          <table:table-cell table:formula="of:=[.AA5]+1" office:value-type="float" office:value="26" calcext:value-type="float">
            <text:p>26</text:p>
          </table:table-cell>
          <table:table-cell table:formula="of:=[.AB5]+1" office:value-type="float" office:value="27" calcext:value-type="float">
            <text:p>27</text:p>
          </table:table-cell>
          <table:table-cell table:formula="of:=[.AC5]+1" office:value-type="float" office:value="28" calcext:value-type="float">
            <text:p>28</text:p>
          </table:table-cell>
          <table:table-cell table:formula="of:=[.AD5]+1" office:value-type="float" office:value="29" calcext:value-type="float">
            <text:p>29</text:p>
          </table:table-cell>
          <table:table-cell table:formula="of:=[.AE5]+1" office:value-type="float" office:value="30" calcext:value-type="float">
            <text:p>30</text:p>
          </table:table-cell>
          <table:table-cell table:formula="of:=[.AF5]+1" office:value-type="float" office:value="31" calcext:value-type="float">
            <text:p>31</text:p>
          </table:table-cell>
          <table:table-cell table:formula="of:=[.AG5]+1" office:value-type="float" office:value="32" calcext:value-type="float">
            <text:p>32</text:p>
          </table:table-cell>
          <table:table-cell table:formula="of:=[.AH5]+1" office:value-type="float" office:value="33" calcext:value-type="float">
            <text:p>33</text:p>
          </table:table-cell>
          <table:table-cell table:formula="of:=[.AI5]+1" office:value-type="float" office:value="34" calcext:value-type="float">
            <text:p>34</text:p>
          </table:table-cell>
          <table:table-cell table:formula="of:=[.AJ5]+1" office:value-type="float" office:value="35" calcext:value-type="float">
            <text:p>35</text:p>
          </table:table-cell>
          <table:table-cell table:formula="of:=[.AK5]+1" office:value-type="float" office:value="36" calcext:value-type="float">
            <text:p>36</text:p>
          </table:table-cell>
          <table:table-cell table:formula="of:=[.AL5]+1" office:value-type="float" office:value="37" calcext:value-type="float">
            <text:p>37</text:p>
          </table:table-cell>
          <table:table-cell table:formula="of:=[.AM5]+1" office:value-type="float" office:value="38" calcext:value-type="float">
            <text:p>38</text:p>
          </table:table-cell>
          <table:table-cell table:formula="of:=[.AN5]+1" office:value-type="float" office:value="39" calcext:value-type="float">
            <text:p>39</text:p>
          </table:table-cell>
          <table:table-cell table:formula="of:=[.AO5]+1" office:value-type="float" office:value="40" calcext:value-type="float">
            <text:p>40</text:p>
          </table:table-cell>
          <table:table-cell table:formula="of:=[.AP5]+1" office:value-type="float" office:value="41" calcext:value-type="float">
            <text:p>41</text:p>
          </table:table-cell>
          <table:table-cell table:formula="of:=[.AQ5]+1" office:value-type="float" office:value="42" calcext:value-type="float">
            <text:p>42</text:p>
          </table:table-cell>
          <table:table-cell table:formula="of:=[.AR5]+1" office:value-type="float" office:value="43" calcext:value-type="float">
            <text:p>43</text:p>
          </table:table-cell>
          <table:table-cell table:formula="of:=[.AS5]+1" office:value-type="float" office:value="44" calcext:value-type="float">
            <text:p>44</text:p>
          </table:table-cell>
          <table:table-cell table:formula="of:=[.AT5]+1" office:value-type="float" office:value="45" calcext:value-type="float">
            <text:p>45</text:p>
          </table:table-cell>
          <table:table-cell table:formula="of:=[.AU5]+1" office:value-type="float" office:value="46" calcext:value-type="float">
            <text:p>46</text:p>
          </table:table-cell>
          <table:table-cell table:formula="of:=[.AV5]+1" office:value-type="float" office:value="47" calcext:value-type="float">
            <text:p>47</text:p>
          </table:table-cell>
          <table:table-cell table:formula="of:=[.AW5]+1" office:value-type="float" office:value="48" calcext:value-type="float">
            <text:p>48</text:p>
          </table:table-cell>
          <table:table-cell table:formula="of:=[.AX5]+1" office:value-type="float" office:value="49" calcext:value-type="float">
            <text:p>49</text:p>
          </table:table-cell>
          <table:table-cell table:formula="of:=[.AY5]+1" office:value-type="float" office:value="50" calcext:value-type="float">
            <text:p>50</text:p>
          </table:table-cell>
          <table:table-cell table:formula="of:=[.AZ5]+1" office:value-type="float" office:value="51" calcext:value-type="float">
            <text:p>51</text:p>
          </table:table-cell>
          <table:table-cell table:formula="of:=[.BA5]+1" office:value-type="float" office:value="52" calcext:value-type="float">
            <text:p>52</text:p>
          </table:table-cell>
          <table:table-cell table:formula="of:=[.BB5]+1" office:value-type="float" office:value="53" calcext:value-type="float">
            <text:p>53</text:p>
          </table:table-cell>
          <table:table-cell table:formula="of:=[.BC5]+1" office:value-type="float" office:value="54" calcext:value-type="float">
            <text:p>54</text:p>
          </table:table-cell>
          <table:table-cell table:formula="of:=[.BD5]+1" office:value-type="float" office:value="55" calcext:value-type="float">
            <text:p>55</text:p>
          </table:table-cell>
          <table:table-cell table:formula="of:=[.BE5]+1" office:value-type="float" office:value="56" calcext:value-type="float">
            <text:p>56</text:p>
          </table:table-cell>
          <table:table-cell table:formula="of:=[.BF5]+1" office:value-type="float" office:value="57" calcext:value-type="float">
            <text:p>57</text:p>
          </table:table-cell>
          <table:table-cell table:formula="of:=[.BG5]+1" office:value-type="float" office:value="58" calcext:value-type="float">
            <text:p>58</text:p>
          </table:table-cell>
          <table:table-cell table:formula="of:=[.BH5]+1" office:value-type="float" office:value="59" calcext:value-type="float">
            <text:p>59</text:p>
          </table:table-cell>
          <table:table-cell table:formula="of:=[.BI5]+1" office:value-type="float" office:value="60" calcext:value-type="float">
            <text:p>60</text:p>
          </table:table-cell>
          <table:table-cell table:formula="of:=[.BJ5]+1" office:value-type="float" office:value="61" calcext:value-type="float">
            <text:p>61</text:p>
          </table:table-cell>
          <table:table-cell table:formula="of:=[.BK5]+1" office:value-type="float" office:value="62" calcext:value-type="float">
            <text:p>62</text:p>
          </table:table-cell>
          <table:table-cell table:formula="of:=[.BL5]+1" office:value-type="float" office:value="63" calcext:value-type="float">
            <text:p>63</text:p>
          </table:table-cell>
          <table:table-cell table:formula="of:=[.BM5]+1" office:value-type="float" office:value="64" calcext:value-type="float">
            <text:p>64</text:p>
          </table:table-cell>
          <table:table-cell table:formula="of:=[.BN5]+1" office:value-type="float" office:value="65" calcext:value-type="float">
            <text:p>65</text:p>
          </table:table-cell>
          <table:table-cell table:formula="of:=[.BO5]+1" office:value-type="float" office:value="66" calcext:value-type="float">
            <text:p>66</text:p>
          </table:table-cell>
          <table:table-cell table:formula="of:=[.BP5]+1" office:value-type="float" office:value="67" calcext:value-type="float">
            <text:p>67</text:p>
          </table:table-cell>
          <table:table-cell table:formula="of:=[.BQ5]+1" office:value-type="float" office:value="68" calcext:value-type="float">
            <text:p>68</text:p>
          </table:table-cell>
          <table:table-cell table:formula="of:=[.BR5]+1" office:value-type="float" office:value="69" calcext:value-type="float">
            <text:p>69</text:p>
          </table:table-cell>
          <table:table-cell table:formula="of:=[.BS5]+1" office:value-type="float" office:value="70" calcext:value-type="float">
            <text:p>70</text:p>
          </table:table-cell>
          <table:table-cell table:formula="of:=[.BT5]+1" office:value-type="float" office:value="71" calcext:value-type="float">
            <text:p>71</text:p>
          </table:table-cell>
          <table:table-cell table:formula="of:=[.BU5]+1" office:value-type="float" office:value="72" calcext:value-type="float">
            <text:p>72</text:p>
          </table:table-cell>
          <table:table-cell table:formula="of:=[.BV5]+1" office:value-type="float" office:value="73" calcext:value-type="float">
            <text:p>73</text:p>
          </table:table-cell>
          <table:table-cell table:formula="of:=[.BW5]+1" office:value-type="float" office:value="74" calcext:value-type="float">
            <text:p>74</text:p>
          </table:table-cell>
          <table:table-cell table:formula="of:=[.BX5]+1" office:value-type="float" office:value="75" calcext:value-type="float">
            <text:p>75</text:p>
          </table:table-cell>
          <table:table-cell table:formula="of:=[.BY5]+1" office:value-type="float" office:value="76" calcext:value-type="float">
            <text:p>76</text:p>
          </table:table-cell>
          <table:table-cell table:formula="of:=[.BZ5]+1" office:value-type="float" office:value="77" calcext:value-type="float">
            <text:p>77</text:p>
          </table:table-cell>
          <table:table-cell table:formula="of:=[.CA5]+1" office:value-type="float" office:value="78" calcext:value-type="float">
            <text:p>78</text:p>
          </table:table-cell>
          <table:table-cell table:formula="of:=[.CB5]+1" office:value-type="float" office:value="79" calcext:value-type="float">
            <text:p>79</text:p>
          </table:table-cell>
          <table:table-cell table:formula="of:=[.CC5]+1" office:value-type="float" office:value="80" calcext:value-type="float">
            <text:p>80</text:p>
          </table:table-cell>
          <table:table-cell table:formula="of:=[.CD5]+1" office:value-type="float" office:value="81" calcext:value-type="float">
            <text:p>81</text:p>
          </table:table-cell>
          <table:table-cell table:formula="of:=[.CE5]+1" office:value-type="float" office:value="82" calcext:value-type="float">
            <text:p>82</text:p>
          </table:table-cell>
          <table:table-cell table:formula="of:=[.CF5]+1" office:value-type="float" office:value="83" calcext:value-type="float">
            <text:p>83</text:p>
          </table:table-cell>
          <table:table-cell table:formula="of:=[.CG5]+1" office:value-type="float" office:value="84" calcext:value-type="float">
            <text:p>84</text:p>
          </table:table-cell>
          <table:table-cell table:formula="of:=[.CH5]+1" office:value-type="float" office:value="85" calcext:value-type="float">
            <text:p>85</text:p>
          </table:table-cell>
          <table:table-cell table:formula="of:=[.CI5]+1" office:value-type="float" office:value="86" calcext:value-type="float">
            <text:p>86</text:p>
          </table:table-cell>
          <table:table-cell table:formula="of:=[.CJ5]+1" office:value-type="float" office:value="87" calcext:value-type="float">
            <text:p>87</text:p>
          </table:table-cell>
          <table:table-cell table:formula="of:=[.CK5]+1" office:value-type="float" office:value="88" calcext:value-type="float">
            <text:p>88</text:p>
          </table:table-cell>
          <table:table-cell table:formula="of:=[.CL5]+1" office:value-type="float" office:value="89" calcext:value-type="float">
            <text:p>89</text:p>
          </table:table-cell>
          <table:table-cell table:formula="of:=[.CM5]+1" office:value-type="float" office:value="90" calcext:value-type="float">
            <text:p>90</text:p>
          </table:table-cell>
          <table:table-cell table:formula="of:=[.CN5]+1" office:value-type="float" office:value="91" calcext:value-type="float">
            <text:p>91</text:p>
          </table:table-cell>
          <table:table-cell table:formula="of:=[.CO5]+1" office:value-type="float" office:value="92" calcext:value-type="float">
            <text:p>92</text:p>
          </table:table-cell>
          <table:table-cell table:formula="of:=[.CP5]+1" office:value-type="float" office:value="93" calcext:value-type="float">
            <text:p>93</text:p>
          </table:table-cell>
          <table:table-cell table:formula="of:=[.CQ5]+1" office:value-type="float" office:value="94" calcext:value-type="float">
            <text:p>94</text:p>
          </table:table-cell>
          <table:table-cell table:formula="of:=[.CR5]+1" office:value-type="float" office:value="95" calcext:value-type="float">
            <text:p>95</text:p>
          </table:table-cell>
          <table:table-cell table:formula="of:=[.CS5]+1" office:value-type="float" office:value="96" calcext:value-type="float">
            <text:p>96</text:p>
          </table:table-cell>
          <table:table-cell table:formula="of:=[.CT5]+1" office:value-type="float" office:value="97" calcext:value-type="float">
            <text:p>97</text:p>
          </table:table-cell>
          <table:table-cell table:formula="of:=[.CU5]+1" office:value-type="float" office:value="98" calcext:value-type="float">
            <text:p>98</text:p>
          </table:table-cell>
          <table:table-cell table:formula="of:=[.CV5]+1" office:value-type="float" office:value="99" calcext:value-type="float">
            <text:p>99</text:p>
          </table:table-cell>
          <table:table-cell table:formula="of:=[.CW5]+1" office:value-type="float" office:value="100" calcext:value-type="float">
            <text:p>100</text:p>
          </table:table-cell>
          <table:table-cell table:formula="of:=[.CX5]+1" office:value-type="float" office:value="101" calcext:value-type="float">
            <text:p>101</text:p>
          </table:table-cell>
          <table:table-cell table:formula="of:=[.CY5]+1" office:value-type="float" office:value="102" calcext:value-type="float">
            <text:p>102</text:p>
          </table:table-cell>
          <table:table-cell table:formula="of:=[.CZ5]+1" office:value-type="float" office:value="103" calcext:value-type="float">
            <text:p>103</text:p>
          </table:table-cell>
          <table:table-cell table:formula="of:=[.DA5]+1" office:value-type="float" office:value="104" calcext:value-type="float">
            <text:p>104</text:p>
          </table:table-cell>
          <table:table-cell table:formula="of:=[.DB5]+1" office:value-type="float" office:value="105" calcext:value-type="float">
            <text:p>105</text:p>
          </table:table-cell>
          <table:table-cell table:formula="of:=[.DC5]+1" office:value-type="float" office:value="106" calcext:value-type="float">
            <text:p>106</text:p>
          </table:table-cell>
          <table:table-cell table:formula="of:=[.DD5]+1" office:value-type="float" office:value="107" calcext:value-type="float">
            <text:p>107</text:p>
          </table:table-cell>
          <table:table-cell table:formula="of:=[.DE5]+1" office:value-type="float" office:value="108" calcext:value-type="float">
            <text:p>108</text:p>
          </table:table-cell>
          <table:table-cell table:formula="of:=[.DF5]+1" office:value-type="float" office:value="109" calcext:value-type="float">
            <text:p>109</text:p>
          </table:table-cell>
          <table:table-cell table:formula="of:=[.DG5]+1" office:value-type="float" office:value="110" calcext:value-type="float">
            <text:p>110</text:p>
          </table:table-cell>
          <table:table-cell table:formula="of:=[.DH5]+1" office:value-type="float" office:value="111" calcext:value-type="float">
            <text:p>111</text:p>
          </table:table-cell>
          <table:table-cell table:formula="of:=[.DI5]+1" office:value-type="float" office:value="112" calcext:value-type="float">
            <text:p>112</text:p>
          </table:table-cell>
          <table:table-cell table:formula="of:=[.DJ5]+1" office:value-type="float" office:value="113" calcext:value-type="float">
            <text:p>113</text:p>
          </table:table-cell>
          <table:table-cell table:formula="of:=[.DK5]+1" office:value-type="float" office:value="114" calcext:value-type="float">
            <text:p>114</text:p>
          </table:table-cell>
          <table:table-cell table:formula="of:=[.DL5]+1" office:value-type="float" office:value="115" calcext:value-type="float">
            <text:p>115</text:p>
          </table:table-cell>
          <table:table-cell table:formula="of:=[.DM5]+1" office:value-type="float" office:value="116" calcext:value-type="float">
            <text:p>116</text:p>
          </table:table-cell>
          <table:table-cell table:formula="of:=[.DN5]+1" office:value-type="float" office:value="117" calcext:value-type="float">
            <text:p>117</text:p>
          </table:table-cell>
          <table:table-cell table:formula="of:=[.DO5]+1" office:value-type="float" office:value="118" calcext:value-type="float">
            <text:p>118</text:p>
          </table:table-cell>
          <table:table-cell table:formula="of:=[.DP5]+1" office:value-type="float" office:value="119" calcext:value-type="float">
            <text:p>119</text:p>
          </table:table-cell>
          <table:table-cell table:formula="of:=[.DQ5]+1" office:value-type="float" office:value="120" calcext:value-type="float">
            <text:p>120</text:p>
          </table:table-cell>
          <table:table-cell table:formula="of:=[.DR5]+1" office:value-type="float" office:value="121" calcext:value-type="float">
            <text:p>121</text:p>
          </table:table-cell>
          <table:table-cell table:formula="of:=[.DS5]+1" office:value-type="float" office:value="122" calcext:value-type="float">
            <text:p>122</text:p>
          </table:table-cell>
          <table:table-cell table:formula="of:=[.DT5]+1" office:value-type="float" office:value="123" calcext:value-type="float">
            <text:p>123</text:p>
          </table:table-cell>
          <table:table-cell table:formula="of:=[.DU5]+1" office:value-type="float" office:value="124" calcext:value-type="float">
            <text:p>124</text:p>
          </table:table-cell>
          <table:table-cell table:formula="of:=[.DV5]+1" office:value-type="float" office:value="125" calcext:value-type="float">
            <text:p>125</text:p>
          </table:table-cell>
          <table:table-cell table:formula="of:=[.DW5]+1" office:value-type="float" office:value="126" calcext:value-type="float">
            <text:p>126</text:p>
          </table:table-cell>
          <table:table-cell table:formula="of:=[.DX5]+1" office:value-type="float" office:value="127" calcext:value-type="float">
            <text:p>127</text:p>
          </table:table-cell>
          <table:table-cell table:formula="of:=[.DY5]+1" office:value-type="float" office:value="128" calcext:value-type="float">
            <text:p>128</text:p>
          </table:table-cell>
          <table:table-cell table:formula="of:=[.DZ5]+1" office:value-type="float" office:value="129" calcext:value-type="float">
            <text:p>129</text:p>
          </table:table-cell>
          <table:table-cell table:formula="of:=[.EA5]+1" office:value-type="float" office:value="130" calcext:value-type="float">
            <text:p>130</text:p>
          </table:table-cell>
          <table:table-cell table:formula="of:=[.EB5]+1" office:value-type="float" office:value="131" calcext:value-type="float">
            <text:p>131</text:p>
          </table:table-cell>
          <table:table-cell table:formula="of:=[.EC5]+1" office:value-type="float" office:value="132" calcext:value-type="float">
            <text:p>132</text:p>
          </table:table-cell>
          <table:table-cell table:formula="of:=[.ED5]+1" office:value-type="float" office:value="133" calcext:value-type="float">
            <text:p>133</text:p>
          </table:table-cell>
          <table:table-cell table:formula="of:=[.EE5]+1" office:value-type="float" office:value="134" calcext:value-type="float">
            <text:p>134</text:p>
          </table:table-cell>
          <table:table-cell table:formula="of:=[.EF5]+1" office:value-type="float" office:value="135" calcext:value-type="float">
            <text:p>135</text:p>
          </table:table-cell>
          <table:table-cell table:formula="of:=[.EG5]+1" office:value-type="float" office:value="136" calcext:value-type="float">
            <text:p>136</text:p>
          </table:table-cell>
          <table:table-cell table:formula="of:=[.EH5]+1" office:value-type="float" office:value="137" calcext:value-type="float">
            <text:p>137</text:p>
          </table:table-cell>
          <table:table-cell table:formula="of:=[.EI5]+1" office:value-type="float" office:value="138" calcext:value-type="float">
            <text:p>138</text:p>
          </table:table-cell>
          <table:table-cell table:formula="of:=[.EJ5]+1" office:value-type="float" office:value="139" calcext:value-type="float">
            <text:p>139</text:p>
          </table:table-cell>
          <table:table-cell table:formula="of:=[.EK5]+1" office:value-type="float" office:value="140" calcext:value-type="float">
            <text:p>140</text:p>
          </table:table-cell>
          <table:table-cell table:formula="of:=[.EL5]+1" office:value-type="float" office:value="141" calcext:value-type="float">
            <text:p>141</text:p>
          </table:table-cell>
          <table:table-cell table:formula="of:=[.EM5]+1" office:value-type="float" office:value="142" calcext:value-type="float">
            <text:p>142</text:p>
          </table:table-cell>
          <table:table-cell table:formula="of:=[.EN5]+1" office:value-type="float" office:value="143" calcext:value-type="float">
            <text:p>143</text:p>
          </table:table-cell>
          <table:table-cell table:formula="of:=[.EO5]+1" office:value-type="float" office:value="144" calcext:value-type="float">
            <text:p>144</text:p>
          </table:table-cell>
          <table:table-cell table:formula="of:=[.EP5]+1" office:value-type="float" office:value="145" calcext:value-type="float">
            <text:p>145</text:p>
          </table:table-cell>
          <table:table-cell table:formula="of:=[.EQ5]+1" office:value-type="float" office:value="146" calcext:value-type="float">
            <text:p>146</text:p>
          </table:table-cell>
          <table:table-cell table:formula="of:=[.ER5]+1" office:value-type="float" office:value="147" calcext:value-type="float">
            <text:p>147</text:p>
          </table:table-cell>
          <table:table-cell table:formula="of:=[.ES5]+1" office:value-type="float" office:value="148" calcext:value-type="float">
            <text:p>148</text:p>
          </table:table-cell>
          <table:table-cell table:formula="of:=[.ET5]+1" office:value-type="float" office:value="149" calcext:value-type="float">
            <text:p>149</text:p>
          </table:table-cell>
          <table:table-cell table:formula="of:=[.EU5]+1" office:value-type="float" office:value="150" calcext:value-type="float">
            <text:p>150</text:p>
          </table:table-cell>
          <table:table-cell table:formula="of:=[.EV5]+1" office:value-type="float" office:value="151" calcext:value-type="float">
            <text:p>151</text:p>
          </table:table-cell>
          <table:table-cell table:formula="of:=[.EW5]+1" office:value-type="float" office:value="152" calcext:value-type="float">
            <text:p>152</text:p>
          </table:table-cell>
          <table:table-cell table:formula="of:=[.EX5]+1" office:value-type="float" office:value="153" calcext:value-type="float">
            <text:p>153</text:p>
          </table:table-cell>
          <table:table-cell table:formula="of:=[.EY5]+1" office:value-type="float" office:value="154" calcext:value-type="float">
            <text:p>154</text:p>
          </table:table-cell>
          <table:table-cell table:formula="of:=[.EZ5]+1" office:value-type="float" office:value="155" calcext:value-type="float">
            <text:p>155</text:p>
          </table:table-cell>
          <table:table-cell table:formula="of:=[.FA5]+1" office:value-type="float" office:value="156" calcext:value-type="float">
            <text:p>156</text:p>
          </table:table-cell>
          <table:table-cell table:formula="of:=[.FB5]+1" office:value-type="float" office:value="157" calcext:value-type="float">
            <text:p>157</text:p>
          </table:table-cell>
          <table:table-cell table:formula="of:=[.FC5]+1" office:value-type="float" office:value="158" calcext:value-type="float">
            <text:p>158</text:p>
          </table:table-cell>
          <table:table-cell table:formula="of:=[.FD5]+1" office:value-type="float" office:value="159" calcext:value-type="float">
            <text:p>159</text:p>
          </table:table-cell>
          <table:table-cell table:formula="of:=[.FE5]+1" office:value-type="float" office:value="160" calcext:value-type="float">
            <text:p>160</text:p>
          </table:table-cell>
          <table:table-cell table:formula="of:=[.FF5]+1" office:value-type="float" office:value="161" calcext:value-type="float">
            <text:p>161</text:p>
          </table:table-cell>
          <table:table-cell table:formula="of:=[.FG5]+1" office:value-type="float" office:value="162" calcext:value-type="float">
            <text:p>162</text:p>
          </table:table-cell>
          <table:table-cell table:formula="of:=[.FH5]+1" office:value-type="float" office:value="163" calcext:value-type="float">
            <text:p>163</text:p>
          </table:table-cell>
          <table:table-cell table:formula="of:=[.FI5]+1" office:value-type="float" office:value="164" calcext:value-type="float">
            <text:p>164</text:p>
          </table:table-cell>
          <table:table-cell table:formula="of:=[.FJ5]+1" office:value-type="float" office:value="165" calcext:value-type="float">
            <text:p>165</text:p>
          </table:table-cell>
          <table:table-cell table:formula="of:=[.FK5]+1" office:value-type="float" office:value="166" calcext:value-type="float">
            <text:p>166</text:p>
          </table:table-cell>
          <table:table-cell table:formula="of:=[.FL5]+1" office:value-type="float" office:value="167" calcext:value-type="float">
            <text:p>167</text:p>
          </table:table-cell>
          <table:table-cell table:formula="of:=[.FM5]+1" office:value-type="float" office:value="168" calcext:value-type="float">
            <text:p>168</text:p>
          </table:table-cell>
          <table:table-cell table:formula="of:=[.FN5]+1" office:value-type="float" office:value="169" calcext:value-type="float">
            <text:p>169</text:p>
          </table:table-cell>
          <table:table-cell table:formula="of:=[.FO5]+1" office:value-type="float" office:value="170" calcext:value-type="float">
            <text:p>170</text:p>
          </table:table-cell>
          <table:table-cell table:formula="of:=[.FP5]+1" office:value-type="float" office:value="171" calcext:value-type="float">
            <text:p>171</text:p>
          </table:table-cell>
          <table:table-cell table:formula="of:=[.FQ5]+1" office:value-type="float" office:value="172" calcext:value-type="float">
            <text:p>172</text:p>
          </table:table-cell>
          <table:table-cell table:formula="of:=[.FR5]+1" office:value-type="float" office:value="173" calcext:value-type="float">
            <text:p>173</text:p>
          </table:table-cell>
          <table:table-cell table:formula="of:=[.FS5]+1" office:value-type="float" office:value="174" calcext:value-type="float">
            <text:p>174</text:p>
          </table:table-cell>
          <table:table-cell table:formula="of:=[.FT5]+1" office:value-type="float" office:value="175" calcext:value-type="float">
            <text:p>175</text:p>
          </table:table-cell>
          <table:table-cell table:formula="of:=[.FU5]+1" office:value-type="float" office:value="176" calcext:value-type="float">
            <text:p>176</text:p>
          </table:table-cell>
          <table:table-cell table:formula="of:=[.FV5]+1" office:value-type="float" office:value="177" calcext:value-type="float">
            <text:p>177</text:p>
          </table:table-cell>
          <table:table-cell table:formula="of:=[.FW5]+1" office:value-type="float" office:value="178" calcext:value-type="float">
            <text:p>178</text:p>
          </table:table-cell>
          <table:table-cell table:formula="of:=[.FX5]+1" office:value-type="float" office:value="179" calcext:value-type="float">
            <text:p>179</text:p>
          </table:table-cell>
          <table:table-cell table:formula="of:=[.FY5]+1" office:value-type="float" office:value="180" calcext:value-type="float">
            <text:p>180</text:p>
          </table:table-cell>
          <table:table-cell table:formula="of:=[.FZ5]+1" office:value-type="float" office:value="181" calcext:value-type="float">
            <text:p>181</text:p>
          </table:table-cell>
          <table:table-cell table:formula="of:=[.GA5]+1" office:value-type="float" office:value="182" calcext:value-type="float">
            <text:p>182</text:p>
          </table:table-cell>
          <table:table-cell table:formula="of:=[.GB5]+1" office:value-type="float" office:value="183" calcext:value-type="float">
            <text:p>183</text:p>
          </table:table-cell>
          <table:table-cell table:formula="of:=[.GC5]+1" office:value-type="float" office:value="184" calcext:value-type="float">
            <text:p>184</text:p>
          </table:table-cell>
          <table:table-cell table:formula="of:=[.GD5]+1" office:value-type="float" office:value="185" calcext:value-type="float">
            <text:p>185</text:p>
          </table:table-cell>
          <table:table-cell table:formula="of:=[.GE5]+1" office:value-type="float" office:value="186" calcext:value-type="float">
            <text:p>186</text:p>
          </table:table-cell>
          <table:table-cell table:formula="of:=[.GF5]+1" office:value-type="float" office:value="187" calcext:value-type="float">
            <text:p>187</text:p>
          </table:table-cell>
          <table:table-cell table:formula="of:=[.GG5]+1" office:value-type="float" office:value="188" calcext:value-type="float">
            <text:p>188</text:p>
          </table:table-cell>
          <table:table-cell table:formula="of:=[.GH5]+1" office:value-type="float" office:value="189" calcext:value-type="float">
            <text:p>189</text:p>
          </table:table-cell>
          <table:table-cell table:formula="of:=[.GI5]+1" office:value-type="float" office:value="190" calcext:value-type="float">
            <text:p>190</text:p>
          </table:table-cell>
          <table:table-cell table:formula="of:=[.GJ5]+1" office:value-type="float" office:value="191" calcext:value-type="float">
            <text:p>191</text:p>
          </table:table-cell>
          <table:table-cell table:formula="of:=[.GK5]+1" office:value-type="float" office:value="192" calcext:value-type="float">
            <text:p>192</text:p>
          </table:table-cell>
          <table:table-cell table:formula="of:=[.GL5]+1" office:value-type="float" office:value="193" calcext:value-type="float">
            <text:p>193</text:p>
          </table:table-cell>
          <table:table-cell table:formula="of:=[.GM5]+1" office:value-type="float" office:value="194" calcext:value-type="float">
            <text:p>194</text:p>
          </table:table-cell>
          <table:table-cell table:formula="of:=[.GN5]+1" office:value-type="float" office:value="195" calcext:value-type="float">
            <text:p>195</text:p>
          </table:table-cell>
          <table:table-cell table:number-columns-repeated="89"/>
        </table:table-row>
        <table:table-row table:style-name="ro1" table:number-rows-repeated="3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," calcext:value-type="string">
            <text:p>1,</text:p>
          </table:table-cell>
          <table:table-cell table:style-name="ce1" table:formula="of:=[.D2]&amp;&quot;,&quot;" office:value-type="string" office:string-value="2," calcext:value-type="string">
            <text:p>2,</text:p>
          </table:table-cell>
          <table:table-cell table:style-name="ce1" table:formula="of:=[.E2]&amp;&quot;,&quot;" office:value-type="string" office:string-value="3," calcext:value-type="string">
            <text:p>3,</text:p>
          </table:table-cell>
          <table:table-cell table:style-name="ce1" table:formula="of:=[.F2]&amp;&quot;,&quot;" office:value-type="string" office:string-value="4," calcext:value-type="string">
            <text:p>4,</text:p>
          </table:table-cell>
          <table:table-cell table:style-name="ce1" table:formula="of:=[.G2]&amp;&quot;,&quot;" office:value-type="string" office:string-value="5," calcext:value-type="string">
            <text:p>5,</text:p>
          </table:table-cell>
          <table:table-cell table:style-name="ce1" table:formula="of:=[.H2]&amp;&quot;,&quot;" office:value-type="string" office:string-value="6," calcext:value-type="string">
            <text:p>6,</text:p>
          </table:table-cell>
          <table:table-cell table:style-name="ce1" table:formula="of:=[.I2]&amp;&quot;,&quot;" office:value-type="string" office:string-value="7," calcext:value-type="string">
            <text:p>7,</text:p>
          </table:table-cell>
          <table:table-cell table:style-name="ce1" table:formula="of:=[.J2]&amp;&quot;,&quot;" office:value-type="string" office:string-value="8," calcext:value-type="string">
            <text:p>8,</text:p>
          </table:table-cell>
          <table:table-cell table:style-name="ce1" table:formula="of:=[.K2]&amp;&quot;,&quot;" office:value-type="string" office:string-value="9," calcext:value-type="string">
            <text:p>9,</text:p>
          </table:table-cell>
          <table:table-cell table:style-name="ce1" table:formula="of:=[.L2]&amp;&quot;,&quot;" office:value-type="string" office:string-value="10," calcext:value-type="string">
            <text:p>10,</text:p>
          </table:table-cell>
          <table:table-cell table:style-name="ce1" table:formula="of:=[.M2]&amp;&quot;,&quot;" office:value-type="string" office:string-value="11," calcext:value-type="string">
            <text:p>11,</text:p>
          </table:table-cell>
          <table:table-cell table:style-name="ce1" table:formula="of:=[.N2]&amp;&quot;,&quot;" office:value-type="string" office:string-value="12," calcext:value-type="string">
            <text:p>12,</text:p>
          </table:table-cell>
          <table:table-cell table:style-name="ce1" table:formula="of:=[.O2]&amp;&quot;,&quot;" office:value-type="string" office:string-value="13," calcext:value-type="string">
            <text:p>13,</text:p>
          </table:table-cell>
          <table:table-cell table:style-name="ce1" table:formula="of:=[.P2]&amp;&quot;,&quot;" office:value-type="string" office:string-value="14," calcext:value-type="string">
            <text:p>14,</text:p>
          </table:table-cell>
          <table:table-cell table:style-name="ce1" table:formula="of:=[.Q2]&amp;&quot;,&quot;" office:value-type="string" office:string-value="15," calcext:value-type="string">
            <text:p>15,</text:p>
          </table:table-cell>
          <table:table-cell table:style-name="ce1" table:formula="of:=[.R2]&amp;&quot;,&quot;" office:value-type="string" office:string-value="16," calcext:value-type="string">
            <text:p>16,</text:p>
          </table:table-cell>
          <table:table-cell table:style-name="ce1" table:formula="of:=[.S2]&amp;&quot;,&quot;" office:value-type="string" office:string-value="17," calcext:value-type="string">
            <text:p>17,</text:p>
          </table:table-cell>
          <table:table-cell table:style-name="ce1" table:formula="of:=[.T2]&amp;&quot;,&quot;" office:value-type="string" office:string-value="18," calcext:value-type="string">
            <text:p>18,</text:p>
          </table:table-cell>
          <table:table-cell table:style-name="ce1" table:formula="of:=[.U2]&amp;&quot;,&quot;" office:value-type="string" office:string-value="19," calcext:value-type="string">
            <text:p>19,</text:p>
          </table:table-cell>
          <table:table-cell table:style-name="ce1" table:formula="of:=[.V2]&amp;&quot;,&quot;" office:value-type="string" office:string-value="20," calcext:value-type="string">
            <text:p>20,</text:p>
          </table:table-cell>
          <table:table-cell table:style-name="ce1" table:formula="of:=[.W2]&amp;&quot;,&quot;" office:value-type="string" office:string-value="21," calcext:value-type="string">
            <text:p>21,</text:p>
          </table:table-cell>
          <table:table-cell table:style-name="ce1" table:formula="of:=[.X2]&amp;&quot;,&quot;" office:value-type="string" office:string-value="22," calcext:value-type="string">
            <text:p>22,</text:p>
          </table:table-cell>
          <table:table-cell table:style-name="ce1" table:formula="of:=[.Y2]&amp;&quot;,&quot;" office:value-type="string" office:string-value="23," calcext:value-type="string">
            <text:p>23,</text:p>
          </table:table-cell>
          <table:table-cell table:style-name="ce1" table:formula="of:=[.Z2]&amp;&quot;,&quot;" office:value-type="string" office:string-value="24," calcext:value-type="string">
            <text:p>24,</text:p>
          </table:table-cell>
          <table:table-cell table:style-name="ce1" table:formula="of:=[.AA2]&amp;&quot;,&quot;" office:value-type="string" office:string-value="25," calcext:value-type="string">
            <text:p>25,</text:p>
          </table:table-cell>
          <table:table-cell table:style-name="ce1" table:formula="of:=[.AB2]&amp;&quot;,&quot;" office:value-type="string" office:string-value="26," calcext:value-type="string">
            <text:p>26,</text:p>
          </table:table-cell>
          <table:table-cell table:style-name="ce1" table:formula="of:=[.AC2]&amp;&quot;,&quot;" office:value-type="string" office:string-value="27," calcext:value-type="string">
            <text:p>27,</text:p>
          </table:table-cell>
          <table:table-cell table:style-name="ce1" table:formula="of:=[.AD2]&amp;&quot;,&quot;" office:value-type="string" office:string-value="28," calcext:value-type="string">
            <text:p>28,</text:p>
          </table:table-cell>
          <table:table-cell table:style-name="ce1" table:formula="of:=[.AE2]&amp;&quot;,&quot;" office:value-type="string" office:string-value="29," calcext:value-type="string">
            <text:p>29,</text:p>
          </table:table-cell>
          <table:table-cell table:style-name="ce1" table:formula="of:=[.AF2]&amp;&quot;,&quot;" office:value-type="string" office:string-value="30," calcext:value-type="string">
            <text:p>30,</text:p>
          </table:table-cell>
          <table:table-cell table:style-name="ce1" table:formula="of:=[.AG2]&amp;&quot;,&quot;" office:value-type="string" office:string-value="31," calcext:value-type="string">
            <text:p>31,</text:p>
          </table:table-cell>
          <table:table-cell table:style-name="ce1" table:formula="of:=[.AH2]&amp;&quot;,&quot;" office:value-type="string" office:string-value="32," calcext:value-type="string">
            <text:p>32,</text:p>
          </table:table-cell>
          <table:table-cell table:style-name="ce1" table:formula="of:=[.AI2]&amp;&quot;,&quot;" office:value-type="string" office:string-value="33," calcext:value-type="string">
            <text:p>33,</text:p>
          </table:table-cell>
          <table:table-cell table:style-name="ce1" table:formula="of:=[.AJ2]&amp;&quot;,&quot;" office:value-type="string" office:string-value="34," calcext:value-type="string">
            <text:p>34,</text:p>
          </table:table-cell>
          <table:table-cell table:style-name="ce1" table:formula="of:=[.AK2]&amp;&quot;,&quot;" office:value-type="string" office:string-value="35," calcext:value-type="string">
            <text:p>35,</text:p>
          </table:table-cell>
          <table:table-cell table:style-name="ce1" table:formula="of:=[.AL2]&amp;&quot;,&quot;" office:value-type="string" office:string-value="36," calcext:value-type="string">
            <text:p>36,</text:p>
          </table:table-cell>
          <table:table-cell table:style-name="ce1" table:formula="of:=[.AM2]&amp;&quot;,&quot;" office:value-type="string" office:string-value="37," calcext:value-type="string">
            <text:p>37,</text:p>
          </table:table-cell>
          <table:table-cell table:style-name="ce1" table:formula="of:=[.AN2]&amp;&quot;,&quot;" office:value-type="string" office:string-value="38," calcext:value-type="string">
            <text:p>38,</text:p>
          </table:table-cell>
          <table:table-cell table:style-name="ce1" table:formula="of:=[.AO2]&amp;&quot;,&quot;" office:value-type="string" office:string-value="39," calcext:value-type="string">
            <text:p>39,</text:p>
          </table:table-cell>
          <table:table-cell table:style-name="ce1" table:formula="of:=[.AP2]&amp;&quot;,&quot;" office:value-type="string" office:string-value="40," calcext:value-type="string">
            <text:p>40,</text:p>
          </table:table-cell>
          <table:table-cell table:style-name="ce1" table:formula="of:=[.AQ2]&amp;&quot;,&quot;" office:value-type="string" office:string-value="41," calcext:value-type="string">
            <text:p>41,</text:p>
          </table:table-cell>
          <table:table-cell table:style-name="ce1" table:formula="of:=[.AR2]&amp;&quot;,&quot;" office:value-type="string" office:string-value="42," calcext:value-type="string">
            <text:p>42,</text:p>
          </table:table-cell>
          <table:table-cell table:style-name="ce1" table:formula="of:=[.AS2]&amp;&quot;,&quot;" office:value-type="string" office:string-value="43," calcext:value-type="string">
            <text:p>43,</text:p>
          </table:table-cell>
          <table:table-cell table:style-name="ce1" table:formula="of:=[.AT2]&amp;&quot;,&quot;" office:value-type="string" office:string-value="44," calcext:value-type="string">
            <text:p>44,</text:p>
          </table:table-cell>
          <table:table-cell table:style-name="ce1" table:formula="of:=[.AU2]&amp;&quot;,&quot;" office:value-type="string" office:string-value="45," calcext:value-type="string">
            <text:p>45,</text:p>
          </table:table-cell>
          <table:table-cell table:style-name="ce1" table:formula="of:=[.AV2]&amp;&quot;,&quot;" office:value-type="string" office:string-value="46," calcext:value-type="string">
            <text:p>46,</text:p>
          </table:table-cell>
          <table:table-cell table:style-name="ce1" table:formula="of:=[.AW2]&amp;&quot;,&quot;" office:value-type="string" office:string-value="47," calcext:value-type="string">
            <text:p>47,</text:p>
          </table:table-cell>
          <table:table-cell table:style-name="ce1" table:formula="of:=[.AX2]&amp;&quot;,&quot;" office:value-type="string" office:string-value="48," calcext:value-type="string">
            <text:p>48,</text:p>
          </table:table-cell>
          <table:table-cell table:style-name="ce1" table:formula="of:=[.AY2]&amp;&quot;,&quot;" office:value-type="string" office:string-value="49," calcext:value-type="string">
            <text:p>49,</text:p>
          </table:table-cell>
          <table:table-cell table:style-name="ce1" table:formula="of:=[.AZ2]&amp;&quot;,&quot;" office:value-type="string" office:string-value="50," calcext:value-type="string">
            <text:p>50,</text:p>
          </table:table-cell>
          <table:table-cell table:style-name="ce1" table:formula="of:=[.BA2]&amp;&quot;,&quot;" office:value-type="string" office:string-value="51," calcext:value-type="string">
            <text:p>51,</text:p>
          </table:table-cell>
          <table:table-cell table:style-name="ce1" table:formula="of:=[.BB2]&amp;&quot;,&quot;" office:value-type="string" office:string-value="52," calcext:value-type="string">
            <text:p>52,</text:p>
          </table:table-cell>
          <table:table-cell table:style-name="ce1" table:formula="of:=[.BC2]&amp;&quot;,&quot;" office:value-type="string" office:string-value="53," calcext:value-type="string">
            <text:p>53,</text:p>
          </table:table-cell>
          <table:table-cell table:style-name="ce1" table:formula="of:=[.BD2]&amp;&quot;,&quot;" office:value-type="string" office:string-value="54," calcext:value-type="string">
            <text:p>54,</text:p>
          </table:table-cell>
          <table:table-cell table:style-name="ce1" table:formula="of:=[.BE2]&amp;&quot;,&quot;" office:value-type="string" office:string-value="55," calcext:value-type="string">
            <text:p>55,</text:p>
          </table:table-cell>
          <table:table-cell table:style-name="ce1" table:formula="of:=[.BF2]&amp;&quot;,&quot;" office:value-type="string" office:string-value="56," calcext:value-type="string">
            <text:p>56,</text:p>
          </table:table-cell>
          <table:table-cell table:style-name="ce1" table:formula="of:=[.BG2]&amp;&quot;,&quot;" office:value-type="string" office:string-value="57," calcext:value-type="string">
            <text:p>57,</text:p>
          </table:table-cell>
          <table:table-cell table:style-name="ce1" table:formula="of:=[.BH2]&amp;&quot;,&quot;" office:value-type="string" office:string-value="58," calcext:value-type="string">
            <text:p>58,</text:p>
          </table:table-cell>
          <table:table-cell table:style-name="ce1" table:formula="of:=[.BI2]&amp;&quot;,&quot;" office:value-type="string" office:string-value="59," calcext:value-type="string">
            <text:p>59,</text:p>
          </table:table-cell>
          <table:table-cell table:style-name="ce1" table:formula="of:=[.BJ2]&amp;&quot;,&quot;" office:value-type="string" office:string-value="60," calcext:value-type="string">
            <text:p>60,</text:p>
          </table:table-cell>
          <table:table-cell table:style-name="ce1" table:formula="of:=[.BK2]&amp;&quot;,&quot;" office:value-type="string" office:string-value="61," calcext:value-type="string">
            <text:p>61,</text:p>
          </table:table-cell>
          <table:table-cell table:style-name="ce1" table:formula="of:=[.BL2]&amp;&quot;,&quot;" office:value-type="string" office:string-value="62," calcext:value-type="string">
            <text:p>62,</text:p>
          </table:table-cell>
          <table:table-cell table:style-name="ce1" table:formula="of:=[.BM2]&amp;&quot;,&quot;" office:value-type="string" office:string-value="63," calcext:value-type="string">
            <text:p>63,</text:p>
          </table:table-cell>
          <table:table-cell table:style-name="ce1" table:formula="of:=[.BN2]&amp;&quot;,&quot;" office:value-type="string" office:string-value="64," calcext:value-type="string">
            <text:p>64,</text:p>
          </table:table-cell>
          <table:table-cell table:style-name="ce1" table:formula="of:=[.BO2]&amp;&quot;,&quot;" office:value-type="string" office:string-value="65," calcext:value-type="string">
            <text:p>65,</text:p>
          </table:table-cell>
          <table:table-cell table:style-name="ce1" table:formula="of:=[.BP2]&amp;&quot;,&quot;" office:value-type="string" office:string-value="66," calcext:value-type="string">
            <text:p>66,</text:p>
          </table:table-cell>
          <table:table-cell table:style-name="ce1" table:formula="of:=[.BQ2]&amp;&quot;,&quot;" office:value-type="string" office:string-value="67," calcext:value-type="string">
            <text:p>67,</text:p>
          </table:table-cell>
          <table:table-cell table:style-name="ce1" table:formula="of:=[.BR2]&amp;&quot;,&quot;" office:value-type="string" office:string-value="68," calcext:value-type="string">
            <text:p>68,</text:p>
          </table:table-cell>
          <table:table-cell table:style-name="ce1" table:formula="of:=[.BS2]&amp;&quot;,&quot;" office:value-type="string" office:string-value="69," calcext:value-type="string">
            <text:p>69,</text:p>
          </table:table-cell>
          <table:table-cell table:style-name="ce1" table:formula="of:=[.BT2]&amp;&quot;,&quot;" office:value-type="string" office:string-value="70," calcext:value-type="string">
            <text:p>70,</text:p>
          </table:table-cell>
          <table:table-cell table:style-name="ce1" table:formula="of:=[.BU2]&amp;&quot;,&quot;" office:value-type="string" office:string-value="71," calcext:value-type="string">
            <text:p>71,</text:p>
          </table:table-cell>
          <table:table-cell table:style-name="ce1" table:formula="of:=[.BV2]&amp;&quot;,&quot;" office:value-type="string" office:string-value="72," calcext:value-type="string">
            <text:p>72,</text:p>
          </table:table-cell>
          <table:table-cell table:style-name="ce1" table:formula="of:=[.BW2]&amp;&quot;,&quot;" office:value-type="string" office:string-value="73," calcext:value-type="string">
            <text:p>73,</text:p>
          </table:table-cell>
          <table:table-cell table:style-name="ce1" table:formula="of:=[.BX2]&amp;&quot;,&quot;" office:value-type="string" office:string-value="74," calcext:value-type="string">
            <text:p>74,</text:p>
          </table:table-cell>
          <table:table-cell table:style-name="ce1" table:formula="of:=[.BY2]&amp;&quot;,&quot;" office:value-type="string" office:string-value="75," calcext:value-type="string">
            <text:p>75,</text:p>
          </table:table-cell>
          <table:table-cell table:style-name="ce1" table:formula="of:=[.BZ2]&amp;&quot;,&quot;" office:value-type="string" office:string-value="76," calcext:value-type="string">
            <text:p>76,</text:p>
          </table:table-cell>
          <table:table-cell table:style-name="ce1" table:formula="of:=[.CA2]&amp;&quot;,&quot;" office:value-type="string" office:string-value="77," calcext:value-type="string">
            <text:p>77,</text:p>
          </table:table-cell>
          <table:table-cell table:style-name="ce1" table:formula="of:=[.CB2]&amp;&quot;,&quot;" office:value-type="string" office:string-value="78," calcext:value-type="string">
            <text:p>78,</text:p>
          </table:table-cell>
          <table:table-cell table:style-name="ce1" table:formula="of:=[.CC2]&amp;&quot;,&quot;" office:value-type="string" office:string-value="79," calcext:value-type="string">
            <text:p>79,</text:p>
          </table:table-cell>
          <table:table-cell table:style-name="ce1" table:formula="of:=[.CD2]&amp;&quot;,&quot;" office:value-type="string" office:string-value="80," calcext:value-type="string">
            <text:p>80,</text:p>
          </table:table-cell>
          <table:table-cell table:style-name="ce1" table:formula="of:=[.CE2]&amp;&quot;,&quot;" office:value-type="string" office:string-value="81," calcext:value-type="string">
            <text:p>81,</text:p>
          </table:table-cell>
          <table:table-cell table:style-name="ce1" table:formula="of:=[.CF2]&amp;&quot;,&quot;" office:value-type="string" office:string-value="82," calcext:value-type="string">
            <text:p>82,</text:p>
          </table:table-cell>
          <table:table-cell table:style-name="ce1" table:formula="of:=[.CG2]&amp;&quot;,&quot;" office:value-type="string" office:string-value="83," calcext:value-type="string">
            <text:p>83,</text:p>
          </table:table-cell>
          <table:table-cell table:style-name="ce1" table:formula="of:=[.CH2]&amp;&quot;,&quot;" office:value-type="string" office:string-value="84," calcext:value-type="string">
            <text:p>84,</text:p>
          </table:table-cell>
          <table:table-cell table:style-name="ce1" table:formula="of:=[.CI2]&amp;&quot;,&quot;" office:value-type="string" office:string-value="85," calcext:value-type="string">
            <text:p>85,</text:p>
          </table:table-cell>
          <table:table-cell table:style-name="ce1" table:formula="of:=[.CJ2]&amp;&quot;,&quot;" office:value-type="string" office:string-value="86," calcext:value-type="string">
            <text:p>86,</text:p>
          </table:table-cell>
          <table:table-cell table:style-name="ce1" table:formula="of:=[.CK2]&amp;&quot;,&quot;" office:value-type="string" office:string-value="87," calcext:value-type="string">
            <text:p>87,</text:p>
          </table:table-cell>
          <table:table-cell table:style-name="ce1" table:formula="of:=[.CL2]&amp;&quot;,&quot;" office:value-type="string" office:string-value="88," calcext:value-type="string">
            <text:p>88,</text:p>
          </table:table-cell>
          <table:table-cell table:style-name="ce1" table:formula="of:=[.CM2]&amp;&quot;,&quot;" office:value-type="string" office:string-value="89," calcext:value-type="string">
            <text:p>89,</text:p>
          </table:table-cell>
          <table:table-cell table:style-name="ce1" table:formula="of:=[.CN2]&amp;&quot;,&quot;" office:value-type="string" office:string-value="90," calcext:value-type="string">
            <text:p>90,</text:p>
          </table:table-cell>
          <table:table-cell table:style-name="ce1" table:formula="of:=[.CO2]&amp;&quot;,&quot;" office:value-type="string" office:string-value="91," calcext:value-type="string">
            <text:p>91,</text:p>
          </table:table-cell>
          <table:table-cell table:style-name="ce1" table:formula="of:=[.CP2]&amp;&quot;,&quot;" office:value-type="string" office:string-value="92," calcext:value-type="string">
            <text:p>92,</text:p>
          </table:table-cell>
          <table:table-cell table:style-name="ce1" table:formula="of:=[.CQ2]&amp;&quot;,&quot;" office:value-type="string" office:string-value="93," calcext:value-type="string">
            <text:p>93,</text:p>
          </table:table-cell>
          <table:table-cell table:style-name="ce1" table:formula="of:=[.CR2]&amp;&quot;,&quot;" office:value-type="string" office:string-value="94," calcext:value-type="string">
            <text:p>94,</text:p>
          </table:table-cell>
          <table:table-cell table:style-name="ce1" table:formula="of:=[.CS2]&amp;&quot;,&quot;" office:value-type="string" office:string-value="95," calcext:value-type="string">
            <text:p>95,</text:p>
          </table:table-cell>
          <table:table-cell table:style-name="ce1" table:formula="of:=[.CT2]&amp;&quot;,&quot;" office:value-type="string" office:string-value="96," calcext:value-type="string">
            <text:p>96,</text:p>
          </table:table-cell>
          <table:table-cell table:style-name="ce1" table:formula="of:=[.CU2]&amp;&quot;,&quot;" office:value-type="string" office:string-value="97," calcext:value-type="string">
            <text:p>97,</text:p>
          </table:table-cell>
          <table:table-cell table:style-name="ce1" table:formula="of:=[.CV2]&amp;&quot;,&quot;" office:value-type="string" office:string-value="98," calcext:value-type="string">
            <text:p>98,</text:p>
          </table:table-cell>
          <table:table-cell table:style-name="ce1" table:formula="of:=[.CW2]&amp;&quot;,&quot;" office:value-type="string" office:string-value="99," calcext:value-type="string">
            <text:p>99,</text:p>
          </table:table-cell>
          <table:table-cell table:style-name="ce1" table:formula="of:=[.CX2]&amp;&quot;,&quot;" office:value-type="string" office:string-value="100," calcext:value-type="string">
            <text:p>100,</text:p>
          </table:table-cell>
          <table:table-cell table:style-name="ce1" table:formula="of:=[.CY2]&amp;&quot;,&quot;" office:value-type="string" office:string-value="101," calcext:value-type="string">
            <text:p>101,</text:p>
          </table:table-cell>
          <table:table-cell table:style-name="ce1" table:formula="of:=[.CZ2]&amp;&quot;,&quot;" office:value-type="string" office:string-value="102," calcext:value-type="string">
            <text:p>102,</text:p>
          </table:table-cell>
          <table:table-cell table:style-name="ce1" table:formula="of:=[.DA2]&amp;&quot;,&quot;" office:value-type="string" office:string-value="103," calcext:value-type="string">
            <text:p>103,</text:p>
          </table:table-cell>
          <table:table-cell table:style-name="ce1" table:formula="of:=[.DB2]&amp;&quot;,&quot;" office:value-type="string" office:string-value="104," calcext:value-type="string">
            <text:p>104,</text:p>
          </table:table-cell>
          <table:table-cell table:style-name="ce1" table:formula="of:=[.DC2]&amp;&quot;,&quot;" office:value-type="string" office:string-value="105," calcext:value-type="string">
            <text:p>105,</text:p>
          </table:table-cell>
          <table:table-cell table:style-name="ce1" table:formula="of:=[.DD2]&amp;&quot;,&quot;" office:value-type="string" office:string-value="106," calcext:value-type="string">
            <text:p>106,</text:p>
          </table:table-cell>
          <table:table-cell table:style-name="ce1" table:formula="of:=[.DE2]&amp;&quot;,&quot;" office:value-type="string" office:string-value="107," calcext:value-type="string">
            <text:p>107,</text:p>
          </table:table-cell>
          <table:table-cell table:style-name="ce1" table:formula="of:=[.DF2]&amp;&quot;,&quot;" office:value-type="string" office:string-value="108," calcext:value-type="string">
            <text:p>108,</text:p>
          </table:table-cell>
          <table:table-cell table:style-name="ce1" table:formula="of:=[.DG2]&amp;&quot;,&quot;" office:value-type="string" office:string-value="109," calcext:value-type="string">
            <text:p>109,</text:p>
          </table:table-cell>
          <table:table-cell table:style-name="ce1" table:formula="of:=[.DH2]&amp;&quot;,&quot;" office:value-type="string" office:string-value="110," calcext:value-type="string">
            <text:p>110,</text:p>
          </table:table-cell>
          <table:table-cell table:style-name="ce1" table:formula="of:=[.DI2]&amp;&quot;,&quot;" office:value-type="string" office:string-value="111," calcext:value-type="string">
            <text:p>111,</text:p>
          </table:table-cell>
          <table:table-cell table:style-name="ce1" table:formula="of:=[.DJ2]&amp;&quot;,&quot;" office:value-type="string" office:string-value="112," calcext:value-type="string">
            <text:p>112,</text:p>
          </table:table-cell>
          <table:table-cell table:style-name="ce1" table:formula="of:=[.DK2]&amp;&quot;,&quot;" office:value-type="string" office:string-value="113," calcext:value-type="string">
            <text:p>113,</text:p>
          </table:table-cell>
          <table:table-cell table:style-name="ce1" table:formula="of:=[.DL2]&amp;&quot;,&quot;" office:value-type="string" office:string-value="114," calcext:value-type="string">
            <text:p>114,</text:p>
          </table:table-cell>
          <table:table-cell table:style-name="ce1" table:formula="of:=[.DM2]&amp;&quot;,&quot;" office:value-type="string" office:string-value="115," calcext:value-type="string">
            <text:p>115,</text:p>
          </table:table-cell>
          <table:table-cell table:style-name="ce1" table:formula="of:=[.DN2]&amp;&quot;,&quot;" office:value-type="string" office:string-value="116," calcext:value-type="string">
            <text:p>116,</text:p>
          </table:table-cell>
          <table:table-cell table:style-name="ce1" table:formula="of:=[.DO2]&amp;&quot;,&quot;" office:value-type="string" office:string-value="117," calcext:value-type="string">
            <text:p>117,</text:p>
          </table:table-cell>
          <table:table-cell table:style-name="ce1" table:formula="of:=[.DP2]&amp;&quot;,&quot;" office:value-type="string" office:string-value="118," calcext:value-type="string">
            <text:p>118,</text:p>
          </table:table-cell>
          <table:table-cell table:style-name="ce1" table:formula="of:=[.DQ2]&amp;&quot;,&quot;" office:value-type="string" office:string-value="119," calcext:value-type="string">
            <text:p>119,</text:p>
          </table:table-cell>
          <table:table-cell table:style-name="ce1" table:formula="of:=[.DR2]&amp;&quot;,&quot;" office:value-type="string" office:string-value="120," calcext:value-type="string">
            <text:p>120,</text:p>
          </table:table-cell>
          <table:table-cell table:style-name="ce1" table:formula="of:=[.DS2]&amp;&quot;,&quot;" office:value-type="string" office:string-value="121," calcext:value-type="string">
            <text:p>121,</text:p>
          </table:table-cell>
          <table:table-cell table:style-name="ce1" table:formula="of:=[.DT2]&amp;&quot;,&quot;" office:value-type="string" office:string-value="122," calcext:value-type="string">
            <text:p>122,</text:p>
          </table:table-cell>
          <table:table-cell table:style-name="ce1" table:formula="of:=[.DU2]&amp;&quot;,&quot;" office:value-type="string" office:string-value="123," calcext:value-type="string">
            <text:p>123,</text:p>
          </table:table-cell>
          <table:table-cell table:style-name="ce1" table:formula="of:=[.DV2]&amp;&quot;,&quot;" office:value-type="string" office:string-value="124," calcext:value-type="string">
            <text:p>124,</text:p>
          </table:table-cell>
          <table:table-cell table:style-name="ce1" table:formula="of:=[.DW2]&amp;&quot;,&quot;" office:value-type="string" office:string-value="125," calcext:value-type="string">
            <text:p>125,</text:p>
          </table:table-cell>
          <table:table-cell table:style-name="ce1" table:formula="of:=[.DX2]&amp;&quot;,&quot;" office:value-type="string" office:string-value="126," calcext:value-type="string">
            <text:p>126,</text:p>
          </table:table-cell>
          <table:table-cell table:style-name="ce1" table:formula="of:=[.DY2]&amp;&quot;,&quot;" office:value-type="string" office:string-value="127," calcext:value-type="string">
            <text:p>127,</text:p>
          </table:table-cell>
          <table:table-cell table:style-name="ce1" table:formula="of:=[.DZ2]&amp;&quot;,&quot;" office:value-type="string" office:string-value="128," calcext:value-type="string">
            <text:p>128,</text:p>
          </table:table-cell>
          <table:table-cell table:style-name="ce1" table:formula="of:=[.EA2]&amp;&quot;,&quot;" office:value-type="string" office:string-value="129," calcext:value-type="string">
            <text:p>129,</text:p>
          </table:table-cell>
          <table:table-cell table:style-name="ce1" table:formula="of:=[.EB2]&amp;&quot;,&quot;" office:value-type="string" office:string-value="130," calcext:value-type="string">
            <text:p>130,</text:p>
          </table:table-cell>
          <table:table-cell table:style-name="ce1" table:formula="of:=[.EC2]&amp;&quot;,&quot;" office:value-type="string" office:string-value="131," calcext:value-type="string">
            <text:p>131,</text:p>
          </table:table-cell>
          <table:table-cell table:style-name="ce1" table:formula="of:=[.ED2]&amp;&quot;,&quot;" office:value-type="string" office:string-value="132," calcext:value-type="string">
            <text:p>132,</text:p>
          </table:table-cell>
          <table:table-cell table:style-name="ce1" table:formula="of:=[.EE2]&amp;&quot;,&quot;" office:value-type="string" office:string-value="133," calcext:value-type="string">
            <text:p>133,</text:p>
          </table:table-cell>
          <table:table-cell table:style-name="ce1" table:formula="of:=[.EF2]&amp;&quot;,&quot;" office:value-type="string" office:string-value="134," calcext:value-type="string">
            <text:p>134,</text:p>
          </table:table-cell>
          <table:table-cell table:style-name="ce1" table:formula="of:=[.EG2]&amp;&quot;,&quot;" office:value-type="string" office:string-value="135," calcext:value-type="string">
            <text:p>135,</text:p>
          </table:table-cell>
          <table:table-cell table:style-name="ce1" table:formula="of:=[.EH2]&amp;&quot;,&quot;" office:value-type="string" office:string-value="136," calcext:value-type="string">
            <text:p>136,</text:p>
          </table:table-cell>
          <table:table-cell table:style-name="ce1" table:formula="of:=[.EI2]&amp;&quot;,&quot;" office:value-type="string" office:string-value="137," calcext:value-type="string">
            <text:p>137,</text:p>
          </table:table-cell>
          <table:table-cell table:style-name="ce1" table:formula="of:=[.EJ2]&amp;&quot;,&quot;" office:value-type="string" office:string-value="138," calcext:value-type="string">
            <text:p>138,</text:p>
          </table:table-cell>
          <table:table-cell table:style-name="ce1" table:formula="of:=[.EK2]&amp;&quot;,&quot;" office:value-type="string" office:string-value="139," calcext:value-type="string">
            <text:p>139,</text:p>
          </table:table-cell>
          <table:table-cell table:style-name="ce1" table:formula="of:=[.EL2]&amp;&quot;,&quot;" office:value-type="string" office:string-value="140," calcext:value-type="string">
            <text:p>140,</text:p>
          </table:table-cell>
          <table:table-cell table:style-name="ce1" table:formula="of:=[.EM2]&amp;&quot;,&quot;" office:value-type="string" office:string-value="141," calcext:value-type="string">
            <text:p>141,</text:p>
          </table:table-cell>
          <table:table-cell table:style-name="ce1" table:formula="of:=[.EN2]&amp;&quot;,&quot;" office:value-type="string" office:string-value="142," calcext:value-type="string">
            <text:p>142,</text:p>
          </table:table-cell>
          <table:table-cell table:style-name="ce1" table:formula="of:=[.EO2]&amp;&quot;,&quot;" office:value-type="string" office:string-value="143," calcext:value-type="string">
            <text:p>143,</text:p>
          </table:table-cell>
          <table:table-cell table:style-name="ce1" table:formula="of:=[.EP2]&amp;&quot;,&quot;" office:value-type="string" office:string-value="144," calcext:value-type="string">
            <text:p>144,</text:p>
          </table:table-cell>
          <table:table-cell table:style-name="ce1" table:formula="of:=[.EQ2]&amp;&quot;,&quot;" office:value-type="string" office:string-value="145," calcext:value-type="string">
            <text:p>145,</text:p>
          </table:table-cell>
          <table:table-cell table:style-name="ce1" table:formula="of:=[.ER2]&amp;&quot;,&quot;" office:value-type="string" office:string-value="146," calcext:value-type="string">
            <text:p>146,</text:p>
          </table:table-cell>
          <table:table-cell table:style-name="ce1" table:formula="of:=[.ES2]&amp;&quot;,&quot;" office:value-type="string" office:string-value="147," calcext:value-type="string">
            <text:p>147,</text:p>
          </table:table-cell>
          <table:table-cell table:style-name="ce1" table:formula="of:=[.ET2]&amp;&quot;,&quot;" office:value-type="string" office:string-value="148," calcext:value-type="string">
            <text:p>148,</text:p>
          </table:table-cell>
          <table:table-cell table:style-name="ce1" table:formula="of:=[.EU2]&amp;&quot;,&quot;" office:value-type="string" office:string-value="149," calcext:value-type="string">
            <text:p>149,</text:p>
          </table:table-cell>
          <table:table-cell table:style-name="ce1" table:formula="of:=[.EV2]&amp;&quot;,&quot;" office:value-type="string" office:string-value="150," calcext:value-type="string">
            <text:p>150,</text:p>
          </table:table-cell>
          <table:table-cell table:style-name="ce1" table:formula="of:=[.EW2]&amp;&quot;,&quot;" office:value-type="string" office:string-value="151," calcext:value-type="string">
            <text:p>151,</text:p>
          </table:table-cell>
          <table:table-cell table:style-name="ce1" table:formula="of:=[.EX2]&amp;&quot;,&quot;" office:value-type="string" office:string-value="152," calcext:value-type="string">
            <text:p>152,</text:p>
          </table:table-cell>
          <table:table-cell table:style-name="ce1" table:formula="of:=[.EY2]&amp;&quot;,&quot;" office:value-type="string" office:string-value="153," calcext:value-type="string">
            <text:p>153,</text:p>
          </table:table-cell>
          <table:table-cell table:style-name="ce1" table:formula="of:=[.EZ2]&amp;&quot;,&quot;" office:value-type="string" office:string-value="154," calcext:value-type="string">
            <text:p>154,</text:p>
          </table:table-cell>
          <table:table-cell table:style-name="ce1" table:formula="of:=[.FA2]&amp;&quot;,&quot;" office:value-type="string" office:string-value="155," calcext:value-type="string">
            <text:p>155,</text:p>
          </table:table-cell>
          <table:table-cell table:style-name="ce1" table:formula="of:=[.FB2]&amp;&quot;,&quot;" office:value-type="string" office:string-value="156," calcext:value-type="string">
            <text:p>156,</text:p>
          </table:table-cell>
          <table:table-cell table:style-name="ce1" table:formula="of:=[.FC2]&amp;&quot;,&quot;" office:value-type="string" office:string-value="157," calcext:value-type="string">
            <text:p>157,</text:p>
          </table:table-cell>
          <table:table-cell table:style-name="ce1" table:formula="of:=[.FD2]&amp;&quot;,&quot;" office:value-type="string" office:string-value="158," calcext:value-type="string">
            <text:p>158,</text:p>
          </table:table-cell>
          <table:table-cell table:style-name="ce1" table:formula="of:=[.FE2]&amp;&quot;,&quot;" office:value-type="string" office:string-value="159," calcext:value-type="string">
            <text:p>159,</text:p>
          </table:table-cell>
          <table:table-cell table:style-name="ce1" table:formula="of:=[.FF2]&amp;&quot;,&quot;" office:value-type="string" office:string-value="160," calcext:value-type="string">
            <text:p>160,</text:p>
          </table:table-cell>
          <table:table-cell table:style-name="ce1" table:formula="of:=[.FG2]&amp;&quot;,&quot;" office:value-type="string" office:string-value="161," calcext:value-type="string">
            <text:p>161,</text:p>
          </table:table-cell>
          <table:table-cell table:style-name="ce1" table:formula="of:=[.FH2]&amp;&quot;,&quot;" office:value-type="string" office:string-value="162," calcext:value-type="string">
            <text:p>162,</text:p>
          </table:table-cell>
          <table:table-cell table:style-name="ce1" table:formula="of:=[.FI2]&amp;&quot;,&quot;" office:value-type="string" office:string-value="163," calcext:value-type="string">
            <text:p>163,</text:p>
          </table:table-cell>
          <table:table-cell table:style-name="ce1" table:formula="of:=[.FJ2]&amp;&quot;,&quot;" office:value-type="string" office:string-value="164," calcext:value-type="string">
            <text:p>164,</text:p>
          </table:table-cell>
          <table:table-cell table:style-name="ce1" table:formula="of:=[.FK2]&amp;&quot;,&quot;" office:value-type="string" office:string-value="165," calcext:value-type="string">
            <text:p>165,</text:p>
          </table:table-cell>
          <table:table-cell table:style-name="ce1" table:formula="of:=[.FL2]&amp;&quot;,&quot;" office:value-type="string" office:string-value="166," calcext:value-type="string">
            <text:p>166,</text:p>
          </table:table-cell>
          <table:table-cell table:style-name="ce1" table:formula="of:=[.FM2]&amp;&quot;,&quot;" office:value-type="string" office:string-value="167," calcext:value-type="string">
            <text:p>167,</text:p>
          </table:table-cell>
          <table:table-cell table:style-name="ce1" table:formula="of:=[.FN2]&amp;&quot;,&quot;" office:value-type="string" office:string-value="168," calcext:value-type="string">
            <text:p>168,</text:p>
          </table:table-cell>
          <table:table-cell table:style-name="ce1" table:formula="of:=[.FO2]&amp;&quot;,&quot;" office:value-type="string" office:string-value="169," calcext:value-type="string">
            <text:p>169,</text:p>
          </table:table-cell>
          <table:table-cell table:style-name="ce1" table:formula="of:=[.FP2]&amp;&quot;,&quot;" office:value-type="string" office:string-value="170," calcext:value-type="string">
            <text:p>170,</text:p>
          </table:table-cell>
          <table:table-cell table:style-name="ce1" table:formula="of:=[.FQ2]&amp;&quot;,&quot;" office:value-type="string" office:string-value="171," calcext:value-type="string">
            <text:p>171,</text:p>
          </table:table-cell>
          <table:table-cell table:style-name="ce1" table:formula="of:=[.FR2]&amp;&quot;,&quot;" office:value-type="string" office:string-value="172," calcext:value-type="string">
            <text:p>172,</text:p>
          </table:table-cell>
          <table:table-cell table:style-name="ce1" table:formula="of:=[.FS2]&amp;&quot;,&quot;" office:value-type="string" office:string-value="173," calcext:value-type="string">
            <text:p>173,</text:p>
          </table:table-cell>
          <table:table-cell table:style-name="ce1" table:formula="of:=[.FT2]&amp;&quot;,&quot;" office:value-type="string" office:string-value="174," calcext:value-type="string">
            <text:p>174,</text:p>
          </table:table-cell>
          <table:table-cell table:style-name="ce1" table:formula="of:=[.FU2]&amp;&quot;,&quot;" office:value-type="string" office:string-value="175," calcext:value-type="string">
            <text:p>175,</text:p>
          </table:table-cell>
          <table:table-cell table:style-name="ce1" table:formula="of:=[.FV2]&amp;&quot;,&quot;" office:value-type="string" office:string-value="176," calcext:value-type="string">
            <text:p>176,</text:p>
          </table:table-cell>
          <table:table-cell table:style-name="ce1" table:formula="of:=[.FW2]&amp;&quot;,&quot;" office:value-type="string" office:string-value="177," calcext:value-type="string">
            <text:p>177,</text:p>
          </table:table-cell>
          <table:table-cell table:style-name="ce1" table:formula="of:=[.FX2]&amp;&quot;,&quot;" office:value-type="string" office:string-value="178," calcext:value-type="string">
            <text:p>178,</text:p>
          </table:table-cell>
          <table:table-cell table:style-name="ce1" table:formula="of:=[.FY2]&amp;&quot;,&quot;" office:value-type="string" office:string-value="179," calcext:value-type="string">
            <text:p>179,</text:p>
          </table:table-cell>
          <table:table-cell table:style-name="ce1" table:formula="of:=[.FZ2]&amp;&quot;,&quot;" office:value-type="string" office:string-value="180," calcext:value-type="string">
            <text:p>180,</text:p>
          </table:table-cell>
          <table:table-cell table:style-name="ce1" table:formula="of:=[.GA2]&amp;&quot;,&quot;" office:value-type="string" office:string-value="181," calcext:value-type="string">
            <text:p>181,</text:p>
          </table:table-cell>
          <table:table-cell table:style-name="ce1" table:formula="of:=[.GB2]&amp;&quot;,&quot;" office:value-type="string" office:string-value="182," calcext:value-type="string">
            <text:p>182,</text:p>
          </table:table-cell>
          <table:table-cell table:style-name="ce1" table:formula="of:=[.GC2]&amp;&quot;,&quot;" office:value-type="string" office:string-value="183," calcext:value-type="string">
            <text:p>183,</text:p>
          </table:table-cell>
          <table:table-cell table:style-name="ce1" table:formula="of:=[.GD2]&amp;&quot;,&quot;" office:value-type="string" office:string-value="184," calcext:value-type="string">
            <text:p>184,</text:p>
          </table:table-cell>
          <table:table-cell table:style-name="ce1" table:formula="of:=[.GE2]&amp;&quot;,&quot;" office:value-type="string" office:string-value="185," calcext:value-type="string">
            <text:p>185,</text:p>
          </table:table-cell>
          <table:table-cell table:style-name="ce1" table:formula="of:=[.GF2]&amp;&quot;,&quot;" office:value-type="string" office:string-value="186," calcext:value-type="string">
            <text:p>186,</text:p>
          </table:table-cell>
          <table:table-cell table:style-name="ce1" table:formula="of:=[.GG2]&amp;&quot;,&quot;" office:value-type="string" office:string-value="187," calcext:value-type="string">
            <text:p>187,</text:p>
          </table:table-cell>
          <table:table-cell table:style-name="ce1" table:formula="of:=[.GH2]&amp;&quot;,&quot;" office:value-type="string" office:string-value="188," calcext:value-type="string">
            <text:p>188,</text:p>
          </table:table-cell>
          <table:table-cell table:style-name="ce1" table:formula="of:=[.GI2]&amp;&quot;,&quot;" office:value-type="string" office:string-value="189," calcext:value-type="string">
            <text:p>189,</text:p>
          </table:table-cell>
          <table:table-cell table:style-name="ce1" table:formula="of:=[.GJ2]&amp;&quot;,&quot;" office:value-type="string" office:string-value="190," calcext:value-type="string">
            <text:p>190,</text:p>
          </table:table-cell>
          <table:table-cell table:style-name="ce1" table:formula="of:=[.GK2]&amp;&quot;,&quot;" office:value-type="string" office:string-value="191," calcext:value-type="string">
            <text:p>191,</text:p>
          </table:table-cell>
          <table:table-cell table:style-name="ce1" table:formula="of:=[.GL2]&amp;&quot;,&quot;" office:value-type="string" office:string-value="192," calcext:value-type="string">
            <text:p>192,</text:p>
          </table:table-cell>
          <table:table-cell table:style-name="ce1" table:formula="of:=[.GM2]&amp;&quot;,&quot;" office:value-type="string" office:string-value="193," calcext:value-type="string">
            <text:p>193,</text:p>
          </table:table-cell>
          <table:table-cell table:style-name="ce1" table:formula="of:=[.GN2]&amp;&quot;,&quot;" office:value-type="string" office:string-value="194," calcext:value-type="string">
            <text:p>194,</text:p>
          </table:table-cell>
          <table:table-cell table:style-name="ce1" table:formula="of:=[.GO2]&amp;&quot;,&quot;" office:value-type="string" office:string-value="195," calcext:value-type="string">
            <text:p>195,</text:p>
          </table:table-cell>
          <table:table-cell table:style-name="ce1" table:formula="of:=[.GP2]&amp;&quot;,&quot;" office:value-type="string" office:string-value="," calcext:value-type="string">
            <text:p>,</text:p>
          </table:table-cell>
          <table:table-cell table:style-name="ce1" table:formula="of:=[.GQ2]&amp;&quot;,&quot;" office:value-type="string" office:string-value="," calcext:value-type="string">
            <text:p>,</text:p>
          </table:table-cell>
          <table:table-cell table:style-name="ce1" table:formula="of:=[.GR2]&amp;&quot;,&quot;" office:value-type="string" office:string-value="," calcext:value-type="string">
            <text:p>,</text:p>
          </table:table-cell>
          <table:table-cell table:style-name="ce1" table:formula="of:=[.GS2]&amp;&quot;,&quot;" office:value-type="string" office:string-value="," calcext:value-type="string">
            <text:p>,</text:p>
          </table:table-cell>
          <table:table-cell table:style-name="ce1" table:formula="of:=[.GT2]&amp;&quot;,&quot;" office:value-type="string" office:string-value="," calcext:value-type="string">
            <text:p>,</text:p>
          </table:table-cell>
          <table:table-cell table:style-name="ce1" table:formula="of:=[.GU2]&amp;&quot;,&quot;" office:value-type="string" office:string-value="," calcext:value-type="string">
            <text:p>,</text:p>
          </table:table-cell>
          <table:table-cell table:style-name="ce1" table:formula="of:=[.GV2]&amp;&quot;,&quot;" office:value-type="string" office:string-value="," calcext:value-type="string">
            <text:p>,</text:p>
          </table:table-cell>
          <table:table-cell table:style-name="ce1" table:formula="of:=[.GW2]&amp;&quot;,&quot;" office:value-type="string" office:string-value="," calcext:value-type="string">
            <text:p>,</text:p>
          </table:table-cell>
          <table:table-cell table:style-name="ce1" table:formula="of:=[.GX2]&amp;&quot;,&quot;" office:value-type="string" office:string-value="," calcext:value-type="string">
            <text:p>,</text:p>
          </table:table-cell>
          <table:table-cell table:style-name="ce1" table:formula="of:=[.GY2]&amp;&quot;,&quot;" office:value-type="string" office:string-value="," calcext:value-type="string">
            <text:p>,</text:p>
          </table:table-cell>
          <table:table-cell table:style-name="ce1" table:formula="of:=[.GZ2]&amp;&quot;,&quot;" office:value-type="string" office:string-value="," calcext:value-type="string">
            <text:p>,</text:p>
          </table:table-cell>
          <table:table-cell table:style-name="ce1" table:formula="of:=[.HA2]&amp;&quot;,&quot;" office:value-type="string" office:string-value="," calcext:value-type="string">
            <text:p>,</text:p>
          </table:table-cell>
          <table:table-cell table:style-name="ce1" table:formula="of:=[.HB2]&amp;&quot;,&quot;" office:value-type="string" office:string-value="," calcext:value-type="string">
            <text:p>,</text:p>
          </table:table-cell>
          <table:table-cell table:style-name="ce1" table:formula="of:=[.HC2]&amp;&quot;,&quot;" office:value-type="string" office:string-value="," calcext:value-type="string">
            <text:p>,</text:p>
          </table:table-cell>
          <table:table-cell table:style-name="ce1" table:formula="of:=[.HD2]&amp;&quot;,&quot;" office:value-type="string" office:string-value="," calcext:value-type="string">
            <text:p>,</text:p>
          </table:table-cell>
          <table:table-cell table:style-name="ce1" table:formula="of:=[.HE2]&amp;&quot;,&quot;" office:value-type="string" office:string-value="," calcext:value-type="string">
            <text:p>,</text:p>
          </table:table-cell>
          <table:table-cell table:style-name="ce1" table:formula="of:=[.HF2]&amp;&quot;,&quot;" office:value-type="string" office:string-value="," calcext:value-type="string">
            <text:p>,</text:p>
          </table:table-cell>
          <table:table-cell table:style-name="ce1" table:formula="of:=[.HG2]&amp;&quot;,&quot;" office:value-type="string" office:string-value="," calcext:value-type="string">
            <text:p>,</text:p>
          </table:table-cell>
          <table:table-cell table:style-name="ce1" table:formula="of:=[.HH2]&amp;&quot;,&quot;" office:value-type="string" office:string-value="," calcext:value-type="string">
            <text:p>,</text:p>
          </table:table-cell>
          <table:table-cell table:style-name="ce1" table:formula="of:=[.HI2]&amp;&quot;,&quot;" office:value-type="string" office:string-value="," calcext:value-type="string">
            <text:p>,</text:p>
          </table:table-cell>
          <table:table-cell table:style-name="ce1" table:formula="of:=[.HJ2]&amp;&quot;,&quot;" office:value-type="string" office:string-value="," calcext:value-type="string">
            <text:p>,</text:p>
          </table:table-cell>
          <table:table-cell table:style-name="ce1" table:formula="of:=[.HK2]&amp;&quot;,&quot;" office:value-type="string" office:string-value="," calcext:value-type="string">
            <text:p>,</text:p>
          </table:table-cell>
          <table:table-cell table:style-name="ce1" table:formula="of:=[.HL2]&amp;&quot;,&quot;" office:value-type="string" office:string-value="," calcext:value-type="string">
            <text:p>,</text:p>
          </table:table-cell>
          <table:table-cell table:style-name="ce1" table:formula="of:=[.HM2]&amp;&quot;,&quot;" office:value-type="string" office:string-value="," calcext:value-type="string">
            <text:p>,</text:p>
          </table:table-cell>
          <table:table-cell table:style-name="ce1" table:formula="of:=[.HN2]&amp;&quot;,&quot;" office:value-type="string" office:string-value="," calcext:value-type="string">
            <text:p>,</text:p>
          </table:table-cell>
          <table:table-cell table:style-name="ce1" table:formula="of:=[.HO2]&amp;&quot;,&quot;" office:value-type="string" office:string-value="," calcext:value-type="string">
            <text:p>,</text:p>
          </table:table-cell>
          <table:table-cell table:style-name="ce1" table:formula="of:=[.HP2]&amp;&quot;,&quot;" office:value-type="string" office:string-value="," calcext:value-type="string">
            <text:p>,</text:p>
          </table:table-cell>
          <table:table-cell table:style-name="ce1" table:formula="of:=[.HQ2]&amp;&quot;,&quot;" office:value-type="string" office:string-value="," calcext:value-type="string">
            <text:p>,</text:p>
          </table:table-cell>
          <table:table-cell table:style-name="ce1" table:formula="of:=[.HR2]&amp;&quot;,&quot;" office:value-type="string" office:string-value="," calcext:value-type="string">
            <text:p>,</text:p>
          </table:table-cell>
          <table:table-cell table:style-name="ce1" table:formula="of:=[.HS2]&amp;&quot;,&quot;" office:value-type="string" office:string-value="," calcext:value-type="string">
            <text:p>,</text:p>
          </table:table-cell>
          <table:table-cell table:style-name="ce1" table:formula="of:=[.HT2]&amp;&quot;,&quot;" office:value-type="string" office:string-value="," calcext:value-type="string">
            <text:p>,</text:p>
          </table:table-cell>
          <table:table-cell table:style-name="ce1" table:formula="of:=[.HU2]&amp;&quot;,&quot;" office:value-type="string" office:string-value="," calcext:value-type="string">
            <text:p>,</text:p>
          </table:table-cell>
          <table:table-cell table:style-name="ce1" table:formula="of:=[.HV2]&amp;&quot;,&quot;" office:value-type="string" office:string-value="," calcext:value-type="string">
            <text:p>,</text:p>
          </table:table-cell>
          <table:table-cell table:style-name="ce1" table:formula="of:=[.HW2]&amp;&quot;,&quot;" office:value-type="string" office:string-value="," calcext:value-type="string">
            <text:p>,</text:p>
          </table:table-cell>
          <table:table-cell table:style-name="ce1" table:formula="of:=[.HX2]&amp;&quot;,&quot;" office:value-type="string" office:string-value="," calcext:value-type="string">
            <text:p>,</text:p>
          </table:table-cell>
          <table:table-cell table:style-name="ce1" table:formula="of:=[.HY2]&amp;&quot;,&quot;" office:value-type="string" office:string-value="," calcext:value-type="string">
            <text:p>,</text:p>
          </table:table-cell>
          <table:table-cell table:style-name="ce1" table:formula="of:=[.HZ2]&amp;&quot;,&quot;" office:value-type="string" office:string-value="," calcext:value-type="string">
            <text:p>,</text:p>
          </table:table-cell>
          <table:table-cell table:style-name="ce1" table:formula="of:=[.IA2]&amp;&quot;,&quot;" office:value-type="string" office:string-value="," calcext:value-type="string">
            <text:p>,</text:p>
          </table:table-cell>
          <table:table-cell table:style-name="ce1" table:formula="of:=[.IB2]&amp;&quot;,&quot;" office:value-type="string" office:string-value="," calcext:value-type="string">
            <text:p>,</text:p>
          </table:table-cell>
          <table:table-cell table:style-name="ce1" table:formula="of:=[.IC2]&amp;&quot;,&quot;" office:value-type="string" office:string-value="," calcext:value-type="string">
            <text:p>,</text:p>
          </table:table-cell>
          <table:table-cell table:style-name="ce1" table:formula="of:=[.ID2]&amp;&quot;,&quot;" office:value-type="string" office:string-value="," calcext:value-type="string">
            <text:p>,</text:p>
          </table:table-cell>
          <table:table-cell table:style-name="ce1" table:formula="of:=[.IE2]&amp;&quot;,&quot;" office:value-type="string" office:string-value="," calcext:value-type="string">
            <text:p>,</text:p>
          </table:table-cell>
          <table:table-cell table:style-name="ce1" table:formula="of:=[.IF2]&amp;&quot;,&quot;" office:value-type="string" office:string-value="," calcext:value-type="string">
            <text:p>,</text:p>
          </table:table-cell>
          <table:table-cell table:style-name="ce1" table:formula="of:=[.IG2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1," calcext:value-type="string">
            <text:p>1,</text:p>
          </table:table-cell>
          <table:table-cell table:style-name="ce1" table:formula="of:=[.D3]&amp;&quot;,&quot;" office:value-type="string" office:string-value="2," calcext:value-type="string">
            <text:p>2,</text:p>
          </table:table-cell>
          <table:table-cell table:style-name="ce1" table:formula="of:=[.E3]&amp;&quot;,&quot;" office:value-type="string" office:string-value="3," calcext:value-type="string">
            <text:p>3,</text:p>
          </table:table-cell>
          <table:table-cell table:style-name="ce1" table:formula="of:=[.F3]&amp;&quot;,&quot;" office:value-type="string" office:string-value="4," calcext:value-type="string">
            <text:p>4,</text:p>
          </table:table-cell>
          <table:table-cell table:style-name="ce1" table:formula="of:=[.G3]&amp;&quot;,&quot;" office:value-type="string" office:string-value="5," calcext:value-type="string">
            <text:p>5,</text:p>
          </table:table-cell>
          <table:table-cell table:style-name="ce1" table:formula="of:=[.H3]&amp;&quot;,&quot;" office:value-type="string" office:string-value="6," calcext:value-type="string">
            <text:p>6,</text:p>
          </table:table-cell>
          <table:table-cell table:style-name="ce1" table:formula="of:=[.I3]&amp;&quot;,&quot;" office:value-type="string" office:string-value="7," calcext:value-type="string">
            <text:p>7,</text:p>
          </table:table-cell>
          <table:table-cell table:style-name="ce1" table:formula="of:=[.J3]&amp;&quot;,&quot;" office:value-type="string" office:string-value="8," calcext:value-type="string">
            <text:p>8,</text:p>
          </table:table-cell>
          <table:table-cell table:style-name="ce1" table:formula="of:=[.K3]&amp;&quot;,&quot;" office:value-type="string" office:string-value="9," calcext:value-type="string">
            <text:p>9,</text:p>
          </table:table-cell>
          <table:table-cell table:style-name="ce1" table:formula="of:=[.L3]&amp;&quot;,&quot;" office:value-type="string" office:string-value="10," calcext:value-type="string">
            <text:p>10,</text:p>
          </table:table-cell>
          <table:table-cell table:style-name="ce1" table:formula="of:=[.M3]&amp;&quot;,&quot;" office:value-type="string" office:string-value="11," calcext:value-type="string">
            <text:p>11,</text:p>
          </table:table-cell>
          <table:table-cell table:style-name="ce1" table:formula="of:=[.N3]&amp;&quot;,&quot;" office:value-type="string" office:string-value="12," calcext:value-type="string">
            <text:p>12,</text:p>
          </table:table-cell>
          <table:table-cell table:style-name="ce1" table:formula="of:=[.O3]&amp;&quot;,&quot;" office:value-type="string" office:string-value="13," calcext:value-type="string">
            <text:p>13,</text:p>
          </table:table-cell>
          <table:table-cell table:style-name="ce1" table:formula="of:=[.P3]&amp;&quot;,&quot;" office:value-type="string" office:string-value="14," calcext:value-type="string">
            <text:p>14,</text:p>
          </table:table-cell>
          <table:table-cell table:style-name="ce1" table:formula="of:=[.Q3]&amp;&quot;,&quot;" office:value-type="string" office:string-value="15," calcext:value-type="string">
            <text:p>15,</text:p>
          </table:table-cell>
          <table:table-cell table:style-name="ce1" table:formula="of:=[.R3]&amp;&quot;,&quot;" office:value-type="string" office:string-value="16," calcext:value-type="string">
            <text:p>16,</text:p>
          </table:table-cell>
          <table:table-cell table:style-name="ce1" table:formula="of:=[.S3]&amp;&quot;,&quot;" office:value-type="string" office:string-value="17," calcext:value-type="string">
            <text:p>17,</text:p>
          </table:table-cell>
          <table:table-cell table:style-name="ce1" table:formula="of:=[.T3]&amp;&quot;,&quot;" office:value-type="string" office:string-value="18," calcext:value-type="string">
            <text:p>18,</text:p>
          </table:table-cell>
          <table:table-cell table:style-name="ce1" table:formula="of:=[.U3]&amp;&quot;,&quot;" office:value-type="string" office:string-value="19," calcext:value-type="string">
            <text:p>19,</text:p>
          </table:table-cell>
          <table:table-cell table:style-name="ce1" table:formula="of:=[.V3]&amp;&quot;,&quot;" office:value-type="string" office:string-value="20," calcext:value-type="string">
            <text:p>20,</text:p>
          </table:table-cell>
          <table:table-cell table:style-name="ce1" table:formula="of:=[.W3]&amp;&quot;,&quot;" office:value-type="string" office:string-value="21," calcext:value-type="string">
            <text:p>21,</text:p>
          </table:table-cell>
          <table:table-cell table:style-name="ce1" table:formula="of:=[.X3]&amp;&quot;,&quot;" office:value-type="string" office:string-value="22," calcext:value-type="string">
            <text:p>22,</text:p>
          </table:table-cell>
          <table:table-cell table:style-name="ce1" table:formula="of:=[.Y3]&amp;&quot;,&quot;" office:value-type="string" office:string-value="23," calcext:value-type="string">
            <text:p>23,</text:p>
          </table:table-cell>
          <table:table-cell table:style-name="ce1" table:formula="of:=[.Z3]&amp;&quot;,&quot;" office:value-type="string" office:string-value="24," calcext:value-type="string">
            <text:p>24,</text:p>
          </table:table-cell>
          <table:table-cell table:style-name="ce1" table:formula="of:=[.AA3]&amp;&quot;,&quot;" office:value-type="string" office:string-value="25," calcext:value-type="string">
            <text:p>25,</text:p>
          </table:table-cell>
          <table:table-cell table:style-name="ce1" table:formula="of:=[.AB3]&amp;&quot;,&quot;" office:value-type="string" office:string-value="26," calcext:value-type="string">
            <text:p>26,</text:p>
          </table:table-cell>
          <table:table-cell table:style-name="ce1" table:formula="of:=[.AC3]&amp;&quot;,&quot;" office:value-type="string" office:string-value="27," calcext:value-type="string">
            <text:p>27,</text:p>
          </table:table-cell>
          <table:table-cell table:style-name="ce1" table:formula="of:=[.AD3]&amp;&quot;,&quot;" office:value-type="string" office:string-value="28," calcext:value-type="string">
            <text:p>28,</text:p>
          </table:table-cell>
          <table:table-cell table:style-name="ce1" table:formula="of:=[.AE3]&amp;&quot;,&quot;" office:value-type="string" office:string-value="29," calcext:value-type="string">
            <text:p>29,</text:p>
          </table:table-cell>
          <table:table-cell table:style-name="ce1" table:formula="of:=[.AF3]&amp;&quot;,&quot;" office:value-type="string" office:string-value="30," calcext:value-type="string">
            <text:p>30,</text:p>
          </table:table-cell>
          <table:table-cell table:style-name="ce1" table:formula="of:=[.AG3]&amp;&quot;,&quot;" office:value-type="string" office:string-value="31," calcext:value-type="string">
            <text:p>31,</text:p>
          </table:table-cell>
          <table:table-cell table:style-name="ce1" table:formula="of:=[.AH3]&amp;&quot;,&quot;" office:value-type="string" office:string-value="32," calcext:value-type="string">
            <text:p>32,</text:p>
          </table:table-cell>
          <table:table-cell table:style-name="ce1" table:formula="of:=[.AI3]&amp;&quot;,&quot;" office:value-type="string" office:string-value="33," calcext:value-type="string">
            <text:p>33,</text:p>
          </table:table-cell>
          <table:table-cell table:style-name="ce1" table:formula="of:=[.AJ3]&amp;&quot;,&quot;" office:value-type="string" office:string-value="34," calcext:value-type="string">
            <text:p>34,</text:p>
          </table:table-cell>
          <table:table-cell table:style-name="ce1" table:formula="of:=[.AK3]&amp;&quot;,&quot;" office:value-type="string" office:string-value="35," calcext:value-type="string">
            <text:p>35,</text:p>
          </table:table-cell>
          <table:table-cell table:style-name="ce1" table:formula="of:=[.AL3]&amp;&quot;,&quot;" office:value-type="string" office:string-value="36," calcext:value-type="string">
            <text:p>36,</text:p>
          </table:table-cell>
          <table:table-cell table:style-name="ce1" table:formula="of:=[.AM3]&amp;&quot;,&quot;" office:value-type="string" office:string-value="37," calcext:value-type="string">
            <text:p>37,</text:p>
          </table:table-cell>
          <table:table-cell table:style-name="ce1" table:formula="of:=[.AN3]&amp;&quot;,&quot;" office:value-type="string" office:string-value="38," calcext:value-type="string">
            <text:p>38,</text:p>
          </table:table-cell>
          <table:table-cell table:style-name="ce1" table:formula="of:=[.AO3]&amp;&quot;,&quot;" office:value-type="string" office:string-value="39," calcext:value-type="string">
            <text:p>39,</text:p>
          </table:table-cell>
          <table:table-cell table:style-name="ce1" table:formula="of:=[.AP3]&amp;&quot;,&quot;" office:value-type="string" office:string-value="40," calcext:value-type="string">
            <text:p>40,</text:p>
          </table:table-cell>
          <table:table-cell table:style-name="ce1" table:formula="of:=[.AQ3]&amp;&quot;,&quot;" office:value-type="string" office:string-value="41," calcext:value-type="string">
            <text:p>41,</text:p>
          </table:table-cell>
          <table:table-cell table:style-name="ce1" table:formula="of:=[.AR3]&amp;&quot;,&quot;" office:value-type="string" office:string-value="42," calcext:value-type="string">
            <text:p>42,</text:p>
          </table:table-cell>
          <table:table-cell table:style-name="ce1" table:formula="of:=[.AS3]&amp;&quot;,&quot;" office:value-type="string" office:string-value="43," calcext:value-type="string">
            <text:p>43,</text:p>
          </table:table-cell>
          <table:table-cell table:style-name="ce1" table:formula="of:=[.AT3]&amp;&quot;,&quot;" office:value-type="string" office:string-value="44," calcext:value-type="string">
            <text:p>44,</text:p>
          </table:table-cell>
          <table:table-cell table:style-name="ce1" table:formula="of:=[.AU3]&amp;&quot;,&quot;" office:value-type="string" office:string-value="45," calcext:value-type="string">
            <text:p>45,</text:p>
          </table:table-cell>
          <table:table-cell table:style-name="ce1" table:formula="of:=[.AV3]&amp;&quot;,&quot;" office:value-type="string" office:string-value="46," calcext:value-type="string">
            <text:p>46,</text:p>
          </table:table-cell>
          <table:table-cell table:style-name="ce1" table:formula="of:=[.AW3]&amp;&quot;,&quot;" office:value-type="string" office:string-value="47," calcext:value-type="string">
            <text:p>47,</text:p>
          </table:table-cell>
          <table:table-cell table:style-name="ce1" table:formula="of:=[.AX3]&amp;&quot;,&quot;" office:value-type="string" office:string-value="48," calcext:value-type="string">
            <text:p>48,</text:p>
          </table:table-cell>
          <table:table-cell table:style-name="ce1" table:formula="of:=[.AY3]&amp;&quot;,&quot;" office:value-type="string" office:string-value="49," calcext:value-type="string">
            <text:p>49,</text:p>
          </table:table-cell>
          <table:table-cell table:style-name="ce1" table:formula="of:=[.AZ3]&amp;&quot;,&quot;" office:value-type="string" office:string-value="50," calcext:value-type="string">
            <text:p>50,</text:p>
          </table:table-cell>
          <table:table-cell table:style-name="ce1" table:formula="of:=[.BA3]&amp;&quot;,&quot;" office:value-type="string" office:string-value="51," calcext:value-type="string">
            <text:p>51,</text:p>
          </table:table-cell>
          <table:table-cell table:style-name="ce1" table:formula="of:=[.BB3]&amp;&quot;,&quot;" office:value-type="string" office:string-value="52," calcext:value-type="string">
            <text:p>52,</text:p>
          </table:table-cell>
          <table:table-cell table:style-name="ce1" table:formula="of:=[.BC3]&amp;&quot;,&quot;" office:value-type="string" office:string-value="53," calcext:value-type="string">
            <text:p>53,</text:p>
          </table:table-cell>
          <table:table-cell table:style-name="ce1" table:formula="of:=[.BD3]&amp;&quot;,&quot;" office:value-type="string" office:string-value="54," calcext:value-type="string">
            <text:p>54,</text:p>
          </table:table-cell>
          <table:table-cell table:style-name="ce1" table:formula="of:=[.BE3]&amp;&quot;,&quot;" office:value-type="string" office:string-value="55," calcext:value-type="string">
            <text:p>55,</text:p>
          </table:table-cell>
          <table:table-cell table:style-name="ce1" table:formula="of:=[.BF3]&amp;&quot;,&quot;" office:value-type="string" office:string-value="56," calcext:value-type="string">
            <text:p>56,</text:p>
          </table:table-cell>
          <table:table-cell table:style-name="ce1" table:formula="of:=[.BG3]&amp;&quot;,&quot;" office:value-type="string" office:string-value="57," calcext:value-type="string">
            <text:p>57,</text:p>
          </table:table-cell>
          <table:table-cell table:style-name="ce1" table:formula="of:=[.BH3]&amp;&quot;,&quot;" office:value-type="string" office:string-value="58," calcext:value-type="string">
            <text:p>58,</text:p>
          </table:table-cell>
          <table:table-cell table:style-name="ce1" table:formula="of:=[.BI3]&amp;&quot;,&quot;" office:value-type="string" office:string-value="59," calcext:value-type="string">
            <text:p>59,</text:p>
          </table:table-cell>
          <table:table-cell table:style-name="ce1" table:formula="of:=[.BJ3]&amp;&quot;,&quot;" office:value-type="string" office:string-value="60," calcext:value-type="string">
            <text:p>60,</text:p>
          </table:table-cell>
          <table:table-cell table:style-name="ce1" table:formula="of:=[.BK3]&amp;&quot;,&quot;" office:value-type="string" office:string-value="61," calcext:value-type="string">
            <text:p>61,</text:p>
          </table:table-cell>
          <table:table-cell table:style-name="ce1" table:formula="of:=[.BL3]&amp;&quot;,&quot;" office:value-type="string" office:string-value="62," calcext:value-type="string">
            <text:p>62,</text:p>
          </table:table-cell>
          <table:table-cell table:style-name="ce1" table:formula="of:=[.BM3]&amp;&quot;,&quot;" office:value-type="string" office:string-value="63," calcext:value-type="string">
            <text:p>63,</text:p>
          </table:table-cell>
          <table:table-cell table:style-name="ce1" table:formula="of:=[.BN3]&amp;&quot;,&quot;" office:value-type="string" office:string-value="64," calcext:value-type="string">
            <text:p>64,</text:p>
          </table:table-cell>
          <table:table-cell table:style-name="ce1" table:formula="of:=[.BO3]&amp;&quot;,&quot;" office:value-type="string" office:string-value="65," calcext:value-type="string">
            <text:p>65,</text:p>
          </table:table-cell>
          <table:table-cell table:style-name="ce1" table:formula="of:=[.BP3]&amp;&quot;,&quot;" office:value-type="string" office:string-value="66," calcext:value-type="string">
            <text:p>66,</text:p>
          </table:table-cell>
          <table:table-cell table:style-name="ce1" table:formula="of:=[.BQ3]&amp;&quot;,&quot;" office:value-type="string" office:string-value="67," calcext:value-type="string">
            <text:p>67,</text:p>
          </table:table-cell>
          <table:table-cell table:style-name="ce1" table:formula="of:=[.BR3]&amp;&quot;,&quot;" office:value-type="string" office:string-value="68," calcext:value-type="string">
            <text:p>68,</text:p>
          </table:table-cell>
          <table:table-cell table:style-name="ce1" table:formula="of:=[.BS3]&amp;&quot;,&quot;" office:value-type="string" office:string-value="69," calcext:value-type="string">
            <text:p>69,</text:p>
          </table:table-cell>
          <table:table-cell table:style-name="ce1" table:formula="of:=[.BT3]&amp;&quot;,&quot;" office:value-type="string" office:string-value="70," calcext:value-type="string">
            <text:p>70,</text:p>
          </table:table-cell>
          <table:table-cell table:style-name="ce1" table:formula="of:=[.BU3]&amp;&quot;,&quot;" office:value-type="string" office:string-value="71," calcext:value-type="string">
            <text:p>71,</text:p>
          </table:table-cell>
          <table:table-cell table:style-name="ce1" table:formula="of:=[.BV3]&amp;&quot;,&quot;" office:value-type="string" office:string-value="72," calcext:value-type="string">
            <text:p>72,</text:p>
          </table:table-cell>
          <table:table-cell table:style-name="ce1" table:formula="of:=[.BW3]&amp;&quot;,&quot;" office:value-type="string" office:string-value="73," calcext:value-type="string">
            <text:p>73,</text:p>
          </table:table-cell>
          <table:table-cell table:style-name="ce1" table:formula="of:=[.BX3]&amp;&quot;,&quot;" office:value-type="string" office:string-value="74," calcext:value-type="string">
            <text:p>74,</text:p>
          </table:table-cell>
          <table:table-cell table:style-name="ce1" table:formula="of:=[.BY3]&amp;&quot;,&quot;" office:value-type="string" office:string-value="75," calcext:value-type="string">
            <text:p>75,</text:p>
          </table:table-cell>
          <table:table-cell table:style-name="ce1" table:formula="of:=[.BZ3]&amp;&quot;,&quot;" office:value-type="string" office:string-value="76," calcext:value-type="string">
            <text:p>76,</text:p>
          </table:table-cell>
          <table:table-cell table:style-name="ce1" table:formula="of:=[.CA3]&amp;&quot;,&quot;" office:value-type="string" office:string-value="77," calcext:value-type="string">
            <text:p>77,</text:p>
          </table:table-cell>
          <table:table-cell table:style-name="ce1" table:formula="of:=[.CB3]&amp;&quot;,&quot;" office:value-type="string" office:string-value="78," calcext:value-type="string">
            <text:p>78,</text:p>
          </table:table-cell>
          <table:table-cell table:style-name="ce1" table:formula="of:=[.CC3]&amp;&quot;,&quot;" office:value-type="string" office:string-value="79," calcext:value-type="string">
            <text:p>79,</text:p>
          </table:table-cell>
          <table:table-cell table:style-name="ce1" table:formula="of:=[.CD3]&amp;&quot;,&quot;" office:value-type="string" office:string-value="80," calcext:value-type="string">
            <text:p>80,</text:p>
          </table:table-cell>
          <table:table-cell table:style-name="ce1" table:formula="of:=[.CE3]&amp;&quot;,&quot;" office:value-type="string" office:string-value="81," calcext:value-type="string">
            <text:p>81,</text:p>
          </table:table-cell>
          <table:table-cell table:style-name="ce1" table:formula="of:=[.CF3]&amp;&quot;,&quot;" office:value-type="string" office:string-value="82," calcext:value-type="string">
            <text:p>82,</text:p>
          </table:table-cell>
          <table:table-cell table:style-name="ce1" table:formula="of:=[.CG3]&amp;&quot;,&quot;" office:value-type="string" office:string-value="83," calcext:value-type="string">
            <text:p>83,</text:p>
          </table:table-cell>
          <table:table-cell table:style-name="ce1" table:formula="of:=[.CH3]&amp;&quot;,&quot;" office:value-type="string" office:string-value="84," calcext:value-type="string">
            <text:p>84,</text:p>
          </table:table-cell>
          <table:table-cell table:style-name="ce1" table:formula="of:=[.CI3]&amp;&quot;,&quot;" office:value-type="string" office:string-value="85," calcext:value-type="string">
            <text:p>85,</text:p>
          </table:table-cell>
          <table:table-cell table:style-name="ce1" table:formula="of:=[.CJ3]&amp;&quot;,&quot;" office:value-type="string" office:string-value="86," calcext:value-type="string">
            <text:p>86,</text:p>
          </table:table-cell>
          <table:table-cell table:style-name="ce1" table:formula="of:=[.CK3]&amp;&quot;,&quot;" office:value-type="string" office:string-value="87," calcext:value-type="string">
            <text:p>87,</text:p>
          </table:table-cell>
          <table:table-cell table:style-name="ce1" table:formula="of:=[.CL3]&amp;&quot;,&quot;" office:value-type="string" office:string-value="88," calcext:value-type="string">
            <text:p>88,</text:p>
          </table:table-cell>
          <table:table-cell table:style-name="ce1" table:formula="of:=[.CM3]&amp;&quot;,&quot;" office:value-type="string" office:string-value="89," calcext:value-type="string">
            <text:p>89,</text:p>
          </table:table-cell>
          <table:table-cell table:style-name="ce1" table:formula="of:=[.CN3]&amp;&quot;,&quot;" office:value-type="string" office:string-value="90," calcext:value-type="string">
            <text:p>90,</text:p>
          </table:table-cell>
          <table:table-cell table:style-name="ce1" table:formula="of:=[.CO3]&amp;&quot;,&quot;" office:value-type="string" office:string-value="91," calcext:value-type="string">
            <text:p>91,</text:p>
          </table:table-cell>
          <table:table-cell table:style-name="ce1" table:formula="of:=[.CP3]&amp;&quot;,&quot;" office:value-type="string" office:string-value="92," calcext:value-type="string">
            <text:p>92,</text:p>
          </table:table-cell>
          <table:table-cell table:style-name="ce1" table:formula="of:=[.CQ3]&amp;&quot;,&quot;" office:value-type="string" office:string-value="93," calcext:value-type="string">
            <text:p>93,</text:p>
          </table:table-cell>
          <table:table-cell table:style-name="ce1" table:formula="of:=[.CR3]&amp;&quot;,&quot;" office:value-type="string" office:string-value="94," calcext:value-type="string">
            <text:p>94,</text:p>
          </table:table-cell>
          <table:table-cell table:style-name="ce1" table:formula="of:=[.CS3]&amp;&quot;,&quot;" office:value-type="string" office:string-value="95," calcext:value-type="string">
            <text:p>95,</text:p>
          </table:table-cell>
          <table:table-cell table:style-name="ce1" table:formula="of:=[.CT3]&amp;&quot;,&quot;" office:value-type="string" office:string-value="96," calcext:value-type="string">
            <text:p>96,</text:p>
          </table:table-cell>
          <table:table-cell table:style-name="ce1" table:formula="of:=[.CU3]&amp;&quot;,&quot;" office:value-type="string" office:string-value="97," calcext:value-type="string">
            <text:p>97,</text:p>
          </table:table-cell>
          <table:table-cell table:style-name="ce1" table:formula="of:=[.CV3]&amp;&quot;,&quot;" office:value-type="string" office:string-value="98," calcext:value-type="string">
            <text:p>98,</text:p>
          </table:table-cell>
          <table:table-cell table:style-name="ce1" table:formula="of:=[.CW3]&amp;&quot;,&quot;" office:value-type="string" office:string-value="99," calcext:value-type="string">
            <text:p>99,</text:p>
          </table:table-cell>
          <table:table-cell table:style-name="ce1" table:formula="of:=[.CX3]&amp;&quot;,&quot;" office:value-type="string" office:string-value="100," calcext:value-type="string">
            <text:p>100,</text:p>
          </table:table-cell>
          <table:table-cell table:style-name="ce1" table:formula="of:=[.CY3]&amp;&quot;,&quot;" office:value-type="string" office:string-value="101," calcext:value-type="string">
            <text:p>101,</text:p>
          </table:table-cell>
          <table:table-cell table:style-name="ce1" table:formula="of:=[.CZ3]&amp;&quot;,&quot;" office:value-type="string" office:string-value="102," calcext:value-type="string">
            <text:p>102,</text:p>
          </table:table-cell>
          <table:table-cell table:style-name="ce1" table:formula="of:=[.DA3]&amp;&quot;,&quot;" office:value-type="string" office:string-value="103," calcext:value-type="string">
            <text:p>103,</text:p>
          </table:table-cell>
          <table:table-cell table:style-name="ce1" table:formula="of:=[.DB3]&amp;&quot;,&quot;" office:value-type="string" office:string-value="104," calcext:value-type="string">
            <text:p>104,</text:p>
          </table:table-cell>
          <table:table-cell table:style-name="ce1" table:formula="of:=[.DC3]&amp;&quot;,&quot;" office:value-type="string" office:string-value="105," calcext:value-type="string">
            <text:p>105,</text:p>
          </table:table-cell>
          <table:table-cell table:style-name="ce1" table:formula="of:=[.DD3]&amp;&quot;,&quot;" office:value-type="string" office:string-value="106," calcext:value-type="string">
            <text:p>106,</text:p>
          </table:table-cell>
          <table:table-cell table:style-name="ce1" table:formula="of:=[.DE3]&amp;&quot;,&quot;" office:value-type="string" office:string-value="107," calcext:value-type="string">
            <text:p>107,</text:p>
          </table:table-cell>
          <table:table-cell table:style-name="ce1" table:formula="of:=[.DF3]&amp;&quot;,&quot;" office:value-type="string" office:string-value="108," calcext:value-type="string">
            <text:p>108,</text:p>
          </table:table-cell>
          <table:table-cell table:style-name="ce1" table:formula="of:=[.DG3]&amp;&quot;,&quot;" office:value-type="string" office:string-value="109," calcext:value-type="string">
            <text:p>109,</text:p>
          </table:table-cell>
          <table:table-cell table:style-name="ce1" table:formula="of:=[.DH3]&amp;&quot;,&quot;" office:value-type="string" office:string-value="110," calcext:value-type="string">
            <text:p>110,</text:p>
          </table:table-cell>
          <table:table-cell table:style-name="ce1" table:formula="of:=[.DI3]&amp;&quot;,&quot;" office:value-type="string" office:string-value="111," calcext:value-type="string">
            <text:p>111,</text:p>
          </table:table-cell>
          <table:table-cell table:style-name="ce1" table:formula="of:=[.DJ3]&amp;&quot;,&quot;" office:value-type="string" office:string-value="112," calcext:value-type="string">
            <text:p>112,</text:p>
          </table:table-cell>
          <table:table-cell table:style-name="ce1" table:formula="of:=[.DK3]&amp;&quot;,&quot;" office:value-type="string" office:string-value="113," calcext:value-type="string">
            <text:p>113,</text:p>
          </table:table-cell>
          <table:table-cell table:style-name="ce1" table:formula="of:=[.DL3]&amp;&quot;,&quot;" office:value-type="string" office:string-value="114," calcext:value-type="string">
            <text:p>114,</text:p>
          </table:table-cell>
          <table:table-cell table:style-name="ce1" table:formula="of:=[.DM3]&amp;&quot;,&quot;" office:value-type="string" office:string-value="115," calcext:value-type="string">
            <text:p>115,</text:p>
          </table:table-cell>
          <table:table-cell table:style-name="ce1" table:formula="of:=[.DN3]&amp;&quot;,&quot;" office:value-type="string" office:string-value="116," calcext:value-type="string">
            <text:p>116,</text:p>
          </table:table-cell>
          <table:table-cell table:style-name="ce1" table:formula="of:=[.DO3]&amp;&quot;,&quot;" office:value-type="string" office:string-value="117," calcext:value-type="string">
            <text:p>117,</text:p>
          </table:table-cell>
          <table:table-cell table:style-name="ce1" table:formula="of:=[.DP3]&amp;&quot;,&quot;" office:value-type="string" office:string-value="118," calcext:value-type="string">
            <text:p>118,</text:p>
          </table:table-cell>
          <table:table-cell table:style-name="ce1" table:formula="of:=[.DQ3]&amp;&quot;,&quot;" office:value-type="string" office:string-value="119," calcext:value-type="string">
            <text:p>119,</text:p>
          </table:table-cell>
          <table:table-cell table:style-name="ce1" table:formula="of:=[.DR3]&amp;&quot;,&quot;" office:value-type="string" office:string-value="120," calcext:value-type="string">
            <text:p>120,</text:p>
          </table:table-cell>
          <table:table-cell table:style-name="ce1" table:formula="of:=[.DS3]&amp;&quot;,&quot;" office:value-type="string" office:string-value="121," calcext:value-type="string">
            <text:p>121,</text:p>
          </table:table-cell>
          <table:table-cell table:style-name="ce1" table:formula="of:=[.DT3]&amp;&quot;,&quot;" office:value-type="string" office:string-value="122," calcext:value-type="string">
            <text:p>122,</text:p>
          </table:table-cell>
          <table:table-cell table:style-name="ce1" table:formula="of:=[.DU3]&amp;&quot;,&quot;" office:value-type="string" office:string-value="123," calcext:value-type="string">
            <text:p>123,</text:p>
          </table:table-cell>
          <table:table-cell table:style-name="ce1" table:formula="of:=[.DV3]&amp;&quot;,&quot;" office:value-type="string" office:string-value="124," calcext:value-type="string">
            <text:p>124,</text:p>
          </table:table-cell>
          <table:table-cell table:style-name="ce1" table:formula="of:=[.DW3]&amp;&quot;,&quot;" office:value-type="string" office:string-value="125," calcext:value-type="string">
            <text:p>125,</text:p>
          </table:table-cell>
          <table:table-cell table:style-name="ce1" table:formula="of:=[.DX3]&amp;&quot;,&quot;" office:value-type="string" office:string-value="126," calcext:value-type="string">
            <text:p>126,</text:p>
          </table:table-cell>
          <table:table-cell table:style-name="ce1" table:formula="of:=[.DY3]&amp;&quot;,&quot;" office:value-type="string" office:string-value="127," calcext:value-type="string">
            <text:p>127,</text:p>
          </table:table-cell>
          <table:table-cell table:style-name="ce1" table:formula="of:=[.DZ3]&amp;&quot;,&quot;" office:value-type="string" office:string-value="128," calcext:value-type="string">
            <text:p>128,</text:p>
          </table:table-cell>
          <table:table-cell table:style-name="ce1" table:formula="of:=[.EA3]&amp;&quot;,&quot;" office:value-type="string" office:string-value="129," calcext:value-type="string">
            <text:p>129,</text:p>
          </table:table-cell>
          <table:table-cell table:style-name="ce1" table:formula="of:=[.EB3]&amp;&quot;,&quot;" office:value-type="string" office:string-value="130," calcext:value-type="string">
            <text:p>130,</text:p>
          </table:table-cell>
          <table:table-cell table:style-name="ce1" table:formula="of:=[.EC3]&amp;&quot;,&quot;" office:value-type="string" office:string-value="131," calcext:value-type="string">
            <text:p>131,</text:p>
          </table:table-cell>
          <table:table-cell table:style-name="ce1" table:formula="of:=[.ED3]&amp;&quot;,&quot;" office:value-type="string" office:string-value="132," calcext:value-type="string">
            <text:p>132,</text:p>
          </table:table-cell>
          <table:table-cell table:style-name="ce1" table:formula="of:=[.EE3]&amp;&quot;,&quot;" office:value-type="string" office:string-value="133," calcext:value-type="string">
            <text:p>133,</text:p>
          </table:table-cell>
          <table:table-cell table:style-name="ce1" table:formula="of:=[.EF3]&amp;&quot;,&quot;" office:value-type="string" office:string-value="134," calcext:value-type="string">
            <text:p>134,</text:p>
          </table:table-cell>
          <table:table-cell table:style-name="ce1" table:formula="of:=[.EG3]&amp;&quot;,&quot;" office:value-type="string" office:string-value="135," calcext:value-type="string">
            <text:p>135,</text:p>
          </table:table-cell>
          <table:table-cell table:style-name="ce1" table:formula="of:=[.EH3]&amp;&quot;,&quot;" office:value-type="string" office:string-value="136," calcext:value-type="string">
            <text:p>136,</text:p>
          </table:table-cell>
          <table:table-cell table:style-name="ce1" table:formula="of:=[.EI3]&amp;&quot;,&quot;" office:value-type="string" office:string-value="137," calcext:value-type="string">
            <text:p>137,</text:p>
          </table:table-cell>
          <table:table-cell table:style-name="ce1" table:formula="of:=[.EJ3]&amp;&quot;,&quot;" office:value-type="string" office:string-value="138," calcext:value-type="string">
            <text:p>138,</text:p>
          </table:table-cell>
          <table:table-cell table:style-name="ce1" table:formula="of:=[.EK3]&amp;&quot;,&quot;" office:value-type="string" office:string-value="139," calcext:value-type="string">
            <text:p>139,</text:p>
          </table:table-cell>
          <table:table-cell table:style-name="ce1" table:formula="of:=[.EL3]&amp;&quot;,&quot;" office:value-type="string" office:string-value="140," calcext:value-type="string">
            <text:p>140,</text:p>
          </table:table-cell>
          <table:table-cell table:style-name="ce1" table:formula="of:=[.EM3]&amp;&quot;,&quot;" office:value-type="string" office:string-value="141," calcext:value-type="string">
            <text:p>141,</text:p>
          </table:table-cell>
          <table:table-cell table:style-name="ce1" table:formula="of:=[.EN3]&amp;&quot;,&quot;" office:value-type="string" office:string-value="142," calcext:value-type="string">
            <text:p>142,</text:p>
          </table:table-cell>
          <table:table-cell table:style-name="ce1" table:formula="of:=[.EO3]&amp;&quot;,&quot;" office:value-type="string" office:string-value="143," calcext:value-type="string">
            <text:p>143,</text:p>
          </table:table-cell>
          <table:table-cell table:style-name="ce1" table:formula="of:=[.EP3]&amp;&quot;,&quot;" office:value-type="string" office:string-value="144," calcext:value-type="string">
            <text:p>144,</text:p>
          </table:table-cell>
          <table:table-cell table:style-name="ce1" table:formula="of:=[.EQ3]&amp;&quot;,&quot;" office:value-type="string" office:string-value="145," calcext:value-type="string">
            <text:p>145,</text:p>
          </table:table-cell>
          <table:table-cell table:style-name="ce1" table:formula="of:=[.ER3]&amp;&quot;,&quot;" office:value-type="string" office:string-value="146," calcext:value-type="string">
            <text:p>146,</text:p>
          </table:table-cell>
          <table:table-cell table:style-name="ce1" table:formula="of:=[.ES3]&amp;&quot;,&quot;" office:value-type="string" office:string-value="147," calcext:value-type="string">
            <text:p>147,</text:p>
          </table:table-cell>
          <table:table-cell table:style-name="ce1" table:formula="of:=[.ET3]&amp;&quot;,&quot;" office:value-type="string" office:string-value="148," calcext:value-type="string">
            <text:p>148,</text:p>
          </table:table-cell>
          <table:table-cell table:style-name="ce1" table:formula="of:=[.EU3]&amp;&quot;,&quot;" office:value-type="string" office:string-value="149," calcext:value-type="string">
            <text:p>149,</text:p>
          </table:table-cell>
          <table:table-cell table:style-name="ce1" table:formula="of:=[.EV3]&amp;&quot;,&quot;" office:value-type="string" office:string-value="150," calcext:value-type="string">
            <text:p>150,</text:p>
          </table:table-cell>
          <table:table-cell table:style-name="ce1" table:formula="of:=[.EW3]&amp;&quot;,&quot;" office:value-type="string" office:string-value="151," calcext:value-type="string">
            <text:p>151,</text:p>
          </table:table-cell>
          <table:table-cell table:style-name="ce1" table:formula="of:=[.EX3]&amp;&quot;,&quot;" office:value-type="string" office:string-value="152," calcext:value-type="string">
            <text:p>152,</text:p>
          </table:table-cell>
          <table:table-cell table:style-name="ce1" table:formula="of:=[.EY3]&amp;&quot;,&quot;" office:value-type="string" office:string-value="153," calcext:value-type="string">
            <text:p>153,</text:p>
          </table:table-cell>
          <table:table-cell table:style-name="ce1" table:formula="of:=[.EZ3]&amp;&quot;,&quot;" office:value-type="string" office:string-value="154," calcext:value-type="string">
            <text:p>154,</text:p>
          </table:table-cell>
          <table:table-cell table:style-name="ce1" table:formula="of:=[.FA3]&amp;&quot;,&quot;" office:value-type="string" office:string-value="155," calcext:value-type="string">
            <text:p>155,</text:p>
          </table:table-cell>
          <table:table-cell table:style-name="ce1" table:formula="of:=[.FB3]&amp;&quot;,&quot;" office:value-type="string" office:string-value="156," calcext:value-type="string">
            <text:p>156,</text:p>
          </table:table-cell>
          <table:table-cell table:style-name="ce1" table:formula="of:=[.FC3]&amp;&quot;,&quot;" office:value-type="string" office:string-value="157," calcext:value-type="string">
            <text:p>157,</text:p>
          </table:table-cell>
          <table:table-cell table:style-name="ce1" table:formula="of:=[.FD3]&amp;&quot;,&quot;" office:value-type="string" office:string-value="158," calcext:value-type="string">
            <text:p>158,</text:p>
          </table:table-cell>
          <table:table-cell table:style-name="ce1" table:formula="of:=[.FE3]&amp;&quot;,&quot;" office:value-type="string" office:string-value="159," calcext:value-type="string">
            <text:p>159,</text:p>
          </table:table-cell>
          <table:table-cell table:style-name="ce1" table:formula="of:=[.FF3]&amp;&quot;,&quot;" office:value-type="string" office:string-value="160," calcext:value-type="string">
            <text:p>160,</text:p>
          </table:table-cell>
          <table:table-cell table:style-name="ce1" table:formula="of:=[.FG3]&amp;&quot;,&quot;" office:value-type="string" office:string-value="161," calcext:value-type="string">
            <text:p>161,</text:p>
          </table:table-cell>
          <table:table-cell table:style-name="ce1" table:formula="of:=[.FH3]&amp;&quot;,&quot;" office:value-type="string" office:string-value="162," calcext:value-type="string">
            <text:p>162,</text:p>
          </table:table-cell>
          <table:table-cell table:style-name="ce1" table:formula="of:=[.FI3]&amp;&quot;,&quot;" office:value-type="string" office:string-value="163," calcext:value-type="string">
            <text:p>163,</text:p>
          </table:table-cell>
          <table:table-cell table:style-name="ce1" table:formula="of:=[.FJ3]&amp;&quot;,&quot;" office:value-type="string" office:string-value="164," calcext:value-type="string">
            <text:p>164,</text:p>
          </table:table-cell>
          <table:table-cell table:style-name="ce1" table:formula="of:=[.FK3]&amp;&quot;,&quot;" office:value-type="string" office:string-value="165," calcext:value-type="string">
            <text:p>165,</text:p>
          </table:table-cell>
          <table:table-cell table:style-name="ce1" table:formula="of:=[.FL3]&amp;&quot;,&quot;" office:value-type="string" office:string-value="166," calcext:value-type="string">
            <text:p>166,</text:p>
          </table:table-cell>
          <table:table-cell table:style-name="ce1" table:formula="of:=[.FM3]&amp;&quot;,&quot;" office:value-type="string" office:string-value="167," calcext:value-type="string">
            <text:p>167,</text:p>
          </table:table-cell>
          <table:table-cell table:style-name="ce1" table:formula="of:=[.FN3]&amp;&quot;,&quot;" office:value-type="string" office:string-value="168," calcext:value-type="string">
            <text:p>168,</text:p>
          </table:table-cell>
          <table:table-cell table:style-name="ce1" table:formula="of:=[.FO3]&amp;&quot;,&quot;" office:value-type="string" office:string-value="169," calcext:value-type="string">
            <text:p>169,</text:p>
          </table:table-cell>
          <table:table-cell table:style-name="ce1" table:formula="of:=[.FP3]&amp;&quot;,&quot;" office:value-type="string" office:string-value="170," calcext:value-type="string">
            <text:p>170,</text:p>
          </table:table-cell>
          <table:table-cell table:style-name="ce1" table:formula="of:=[.FQ3]&amp;&quot;,&quot;" office:value-type="string" office:string-value="171," calcext:value-type="string">
            <text:p>171,</text:p>
          </table:table-cell>
          <table:table-cell table:style-name="ce1" table:formula="of:=[.FR3]&amp;&quot;,&quot;" office:value-type="string" office:string-value="172," calcext:value-type="string">
            <text:p>172,</text:p>
          </table:table-cell>
          <table:table-cell table:style-name="ce1" table:formula="of:=[.FS3]&amp;&quot;,&quot;" office:value-type="string" office:string-value="173," calcext:value-type="string">
            <text:p>173,</text:p>
          </table:table-cell>
          <table:table-cell table:style-name="ce1" table:formula="of:=[.FT3]&amp;&quot;,&quot;" office:value-type="string" office:string-value="174," calcext:value-type="string">
            <text:p>174,</text:p>
          </table:table-cell>
          <table:table-cell table:style-name="ce1" table:formula="of:=[.FU3]&amp;&quot;,&quot;" office:value-type="string" office:string-value="175," calcext:value-type="string">
            <text:p>175,</text:p>
          </table:table-cell>
          <table:table-cell table:style-name="ce1" table:formula="of:=[.FV3]&amp;&quot;,&quot;" office:value-type="string" office:string-value="176," calcext:value-type="string">
            <text:p>176,</text:p>
          </table:table-cell>
          <table:table-cell table:style-name="ce1" table:formula="of:=[.FW3]&amp;&quot;,&quot;" office:value-type="string" office:string-value="177," calcext:value-type="string">
            <text:p>177,</text:p>
          </table:table-cell>
          <table:table-cell table:style-name="ce1" table:formula="of:=[.FX3]&amp;&quot;,&quot;" office:value-type="string" office:string-value="178," calcext:value-type="string">
            <text:p>178,</text:p>
          </table:table-cell>
          <table:table-cell table:style-name="ce1" table:formula="of:=[.FY3]&amp;&quot;,&quot;" office:value-type="string" office:string-value="179," calcext:value-type="string">
            <text:p>179,</text:p>
          </table:table-cell>
          <table:table-cell table:style-name="ce1" table:formula="of:=[.FZ3]&amp;&quot;,&quot;" office:value-type="string" office:string-value="180," calcext:value-type="string">
            <text:p>180,</text:p>
          </table:table-cell>
          <table:table-cell table:style-name="ce1" table:formula="of:=[.GA3]&amp;&quot;,&quot;" office:value-type="string" office:string-value="181," calcext:value-type="string">
            <text:p>181,</text:p>
          </table:table-cell>
          <table:table-cell table:style-name="ce1" table:formula="of:=[.GB3]&amp;&quot;,&quot;" office:value-type="string" office:string-value="182," calcext:value-type="string">
            <text:p>182,</text:p>
          </table:table-cell>
          <table:table-cell table:style-name="ce1" table:formula="of:=[.GC3]&amp;&quot;,&quot;" office:value-type="string" office:string-value="183," calcext:value-type="string">
            <text:p>183,</text:p>
          </table:table-cell>
          <table:table-cell table:style-name="ce1" table:formula="of:=[.GD3]&amp;&quot;,&quot;" office:value-type="string" office:string-value="184," calcext:value-type="string">
            <text:p>184,</text:p>
          </table:table-cell>
          <table:table-cell table:style-name="ce1" table:formula="of:=[.GE3]&amp;&quot;,&quot;" office:value-type="string" office:string-value="185," calcext:value-type="string">
            <text:p>185,</text:p>
          </table:table-cell>
          <table:table-cell table:style-name="ce1" table:formula="of:=[.GF3]&amp;&quot;,&quot;" office:value-type="string" office:string-value="186," calcext:value-type="string">
            <text:p>186,</text:p>
          </table:table-cell>
          <table:table-cell table:style-name="ce1" table:formula="of:=[.GG3]&amp;&quot;,&quot;" office:value-type="string" office:string-value="187," calcext:value-type="string">
            <text:p>187,</text:p>
          </table:table-cell>
          <table:table-cell table:style-name="ce1" table:formula="of:=[.GH3]&amp;&quot;,&quot;" office:value-type="string" office:string-value="188," calcext:value-type="string">
            <text:p>188,</text:p>
          </table:table-cell>
          <table:table-cell table:style-name="ce1" table:formula="of:=[.GI3]&amp;&quot;,&quot;" office:value-type="string" office:string-value="189," calcext:value-type="string">
            <text:p>189,</text:p>
          </table:table-cell>
          <table:table-cell table:style-name="ce1" table:formula="of:=[.GJ3]&amp;&quot;,&quot;" office:value-type="string" office:string-value="190," calcext:value-type="string">
            <text:p>190,</text:p>
          </table:table-cell>
          <table:table-cell table:style-name="ce1" table:formula="of:=[.GK3]&amp;&quot;,&quot;" office:value-type="string" office:string-value="191," calcext:value-type="string">
            <text:p>191,</text:p>
          </table:table-cell>
          <table:table-cell table:style-name="ce1" table:formula="of:=[.GL3]&amp;&quot;,&quot;" office:value-type="string" office:string-value="192," calcext:value-type="string">
            <text:p>192,</text:p>
          </table:table-cell>
          <table:table-cell table:style-name="ce1" table:formula="of:=[.GM3]&amp;&quot;,&quot;" office:value-type="string" office:string-value="193," calcext:value-type="string">
            <text:p>193,</text:p>
          </table:table-cell>
          <table:table-cell table:style-name="ce1" table:formula="of:=[.GN3]&amp;&quot;,&quot;" office:value-type="string" office:string-value="194," calcext:value-type="string">
            <text:p>194,</text:p>
          </table:table-cell>
          <table:table-cell table:style-name="ce1" table:formula="of:=[.GO3]&amp;&quot;,&quot;" office:value-type="string" office:string-value="195," calcext:value-type="string">
            <text:p>195,</text:p>
          </table:table-cell>
          <table:table-cell table:style-name="ce1" table:formula="of:=[.GP3]&amp;&quot;,&quot;" office:value-type="string" office:string-value="," calcext:value-type="string">
            <text:p>,</text:p>
          </table:table-cell>
          <table:table-cell table:style-name="ce1" table:formula="of:=[.GQ3]&amp;&quot;,&quot;" office:value-type="string" office:string-value="," calcext:value-type="string">
            <text:p>,</text:p>
          </table:table-cell>
          <table:table-cell table:style-name="ce1" table:formula="of:=[.GR3]&amp;&quot;,&quot;" office:value-type="string" office:string-value="," calcext:value-type="string">
            <text:p>,</text:p>
          </table:table-cell>
          <table:table-cell table:style-name="ce1" table:formula="of:=[.GS3]&amp;&quot;,&quot;" office:value-type="string" office:string-value="," calcext:value-type="string">
            <text:p>,</text:p>
          </table:table-cell>
          <table:table-cell table:style-name="ce1" table:formula="of:=[.GT3]&amp;&quot;,&quot;" office:value-type="string" office:string-value="," calcext:value-type="string">
            <text:p>,</text:p>
          </table:table-cell>
          <table:table-cell table:style-name="ce1" table:formula="of:=[.GU3]&amp;&quot;,&quot;" office:value-type="string" office:string-value="," calcext:value-type="string">
            <text:p>,</text:p>
          </table:table-cell>
          <table:table-cell table:style-name="ce1" table:formula="of:=[.GV3]&amp;&quot;,&quot;" office:value-type="string" office:string-value="," calcext:value-type="string">
            <text:p>,</text:p>
          </table:table-cell>
          <table:table-cell table:style-name="ce1" table:formula="of:=[.GW3]&amp;&quot;,&quot;" office:value-type="string" office:string-value="," calcext:value-type="string">
            <text:p>,</text:p>
          </table:table-cell>
          <table:table-cell table:style-name="ce1" table:formula="of:=[.GX3]&amp;&quot;,&quot;" office:value-type="string" office:string-value="," calcext:value-type="string">
            <text:p>,</text:p>
          </table:table-cell>
          <table:table-cell table:style-name="ce1" table:formula="of:=[.GY3]&amp;&quot;,&quot;" office:value-type="string" office:string-value="," calcext:value-type="string">
            <text:p>,</text:p>
          </table:table-cell>
          <table:table-cell table:style-name="ce1" table:formula="of:=[.GZ3]&amp;&quot;,&quot;" office:value-type="string" office:string-value="," calcext:value-type="string">
            <text:p>,</text:p>
          </table:table-cell>
          <table:table-cell table:style-name="ce1" table:formula="of:=[.HA3]&amp;&quot;,&quot;" office:value-type="string" office:string-value="," calcext:value-type="string">
            <text:p>,</text:p>
          </table:table-cell>
          <table:table-cell table:style-name="ce1" table:formula="of:=[.HB3]&amp;&quot;,&quot;" office:value-type="string" office:string-value="," calcext:value-type="string">
            <text:p>,</text:p>
          </table:table-cell>
          <table:table-cell table:style-name="ce1" table:formula="of:=[.HC3]&amp;&quot;,&quot;" office:value-type="string" office:string-value="," calcext:value-type="string">
            <text:p>,</text:p>
          </table:table-cell>
          <table:table-cell table:style-name="ce1" table:formula="of:=[.HD3]&amp;&quot;,&quot;" office:value-type="string" office:string-value="," calcext:value-type="string">
            <text:p>,</text:p>
          </table:table-cell>
          <table:table-cell table:style-name="ce1" table:formula="of:=[.HE3]&amp;&quot;,&quot;" office:value-type="string" office:string-value="," calcext:value-type="string">
            <text:p>,</text:p>
          </table:table-cell>
          <table:table-cell table:style-name="ce1" table:formula="of:=[.HF3]&amp;&quot;,&quot;" office:value-type="string" office:string-value="," calcext:value-type="string">
            <text:p>,</text:p>
          </table:table-cell>
          <table:table-cell table:style-name="ce1" table:formula="of:=[.HG3]&amp;&quot;,&quot;" office:value-type="string" office:string-value="," calcext:value-type="string">
            <text:p>,</text:p>
          </table:table-cell>
          <table:table-cell table:style-name="ce1" table:formula="of:=[.HH3]&amp;&quot;,&quot;" office:value-type="string" office:string-value="," calcext:value-type="string">
            <text:p>,</text:p>
          </table:table-cell>
          <table:table-cell table:style-name="ce1" table:formula="of:=[.HI3]&amp;&quot;,&quot;" office:value-type="string" office:string-value="," calcext:value-type="string">
            <text:p>,</text:p>
          </table:table-cell>
          <table:table-cell table:style-name="ce1" table:formula="of:=[.HJ3]&amp;&quot;,&quot;" office:value-type="string" office:string-value="," calcext:value-type="string">
            <text:p>,</text:p>
          </table:table-cell>
          <table:table-cell table:style-name="ce1" table:formula="of:=[.HK3]&amp;&quot;,&quot;" office:value-type="string" office:string-value="," calcext:value-type="string">
            <text:p>,</text:p>
          </table:table-cell>
          <table:table-cell table:style-name="ce1" table:formula="of:=[.HL3]&amp;&quot;,&quot;" office:value-type="string" office:string-value="," calcext:value-type="string">
            <text:p>,</text:p>
          </table:table-cell>
          <table:table-cell table:style-name="ce1" table:formula="of:=[.HM3]&amp;&quot;,&quot;" office:value-type="string" office:string-value="," calcext:value-type="string">
            <text:p>,</text:p>
          </table:table-cell>
          <table:table-cell table:style-name="ce1" table:formula="of:=[.HN3]&amp;&quot;,&quot;" office:value-type="string" office:string-value="," calcext:value-type="string">
            <text:p>,</text:p>
          </table:table-cell>
          <table:table-cell table:style-name="ce1" table:formula="of:=[.HO3]&amp;&quot;,&quot;" office:value-type="string" office:string-value="," calcext:value-type="string">
            <text:p>,</text:p>
          </table:table-cell>
          <table:table-cell table:style-name="ce1" table:formula="of:=[.HP3]&amp;&quot;,&quot;" office:value-type="string" office:string-value="," calcext:value-type="string">
            <text:p>,</text:p>
          </table:table-cell>
          <table:table-cell table:style-name="ce1" table:formula="of:=[.HQ3]&amp;&quot;,&quot;" office:value-type="string" office:string-value="," calcext:value-type="string">
            <text:p>,</text:p>
          </table:table-cell>
          <table:table-cell table:style-name="ce1" table:formula="of:=[.HR3]&amp;&quot;,&quot;" office:value-type="string" office:string-value="," calcext:value-type="string">
            <text:p>,</text:p>
          </table:table-cell>
          <table:table-cell table:style-name="ce1" table:formula="of:=[.HS3]&amp;&quot;,&quot;" office:value-type="string" office:string-value="," calcext:value-type="string">
            <text:p>,</text:p>
          </table:table-cell>
          <table:table-cell table:style-name="ce1" table:formula="of:=[.HT3]&amp;&quot;,&quot;" office:value-type="string" office:string-value="," calcext:value-type="string">
            <text:p>,</text:p>
          </table:table-cell>
          <table:table-cell table:style-name="ce1" table:formula="of:=[.HU3]&amp;&quot;,&quot;" office:value-type="string" office:string-value="," calcext:value-type="string">
            <text:p>,</text:p>
          </table:table-cell>
          <table:table-cell table:style-name="ce1" table:formula="of:=[.HV3]&amp;&quot;,&quot;" office:value-type="string" office:string-value="," calcext:value-type="string">
            <text:p>,</text:p>
          </table:table-cell>
          <table:table-cell table:style-name="ce1" table:formula="of:=[.HW3]&amp;&quot;,&quot;" office:value-type="string" office:string-value="," calcext:value-type="string">
            <text:p>,</text:p>
          </table:table-cell>
          <table:table-cell table:style-name="ce1" table:formula="of:=[.HX3]&amp;&quot;,&quot;" office:value-type="string" office:string-value="," calcext:value-type="string">
            <text:p>,</text:p>
          </table:table-cell>
          <table:table-cell table:style-name="ce1" table:formula="of:=[.HY3]&amp;&quot;,&quot;" office:value-type="string" office:string-value="," calcext:value-type="string">
            <text:p>,</text:p>
          </table:table-cell>
          <table:table-cell table:style-name="ce1" table:formula="of:=[.HZ3]&amp;&quot;,&quot;" office:value-type="string" office:string-value="," calcext:value-type="string">
            <text:p>,</text:p>
          </table:table-cell>
          <table:table-cell table:style-name="ce1" table:formula="of:=[.IA3]&amp;&quot;,&quot;" office:value-type="string" office:string-value="," calcext:value-type="string">
            <text:p>,</text:p>
          </table:table-cell>
          <table:table-cell table:style-name="ce1" table:formula="of:=[.IB3]&amp;&quot;,&quot;" office:value-type="string" office:string-value="," calcext:value-type="string">
            <text:p>,</text:p>
          </table:table-cell>
          <table:table-cell table:style-name="ce1" table:formula="of:=[.IC3]&amp;&quot;,&quot;" office:value-type="string" office:string-value="," calcext:value-type="string">
            <text:p>,</text:p>
          </table:table-cell>
          <table:table-cell table:style-name="ce1" table:formula="of:=[.ID3]&amp;&quot;,&quot;" office:value-type="string" office:string-value="," calcext:value-type="string">
            <text:p>,</text:p>
          </table:table-cell>
          <table:table-cell table:style-name="ce1" table:formula="of:=[.IE3]&amp;&quot;,&quot;" office:value-type="string" office:string-value="," calcext:value-type="string">
            <text:p>,</text:p>
          </table:table-cell>
          <table:table-cell table:style-name="ce1" table:formula="of:=[.IF3]&amp;&quot;,&quot;" office:value-type="string" office:string-value="," calcext:value-type="string">
            <text:p>,</text:p>
          </table:table-cell>
          <table:table-cell table:style-name="ce1" table:formula="of:=[.IG3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2 LUT</text:p>
          </table:table-cell>
          <table:table-cell table:style-name="ce1" table:formula="of:=&quot;{ &quot;&amp;[.B4]&amp;&quot;,&quot;" office:value-type="string" office:string-value="{ 0," calcext:value-type="string">
            <text:p>{ 0,</text:p>
          </table:table-cell>
          <table:table-cell table:style-name="ce1" table:formula="of:=[.C4]&amp;&quot;,&quot;" office:value-type="string" office:string-value="1," calcext:value-type="string">
            <text:p>1,</text:p>
          </table:table-cell>
          <table:table-cell table:style-name="ce1" table:formula="of:=[.D4]&amp;&quot;,&quot;" office:value-type="string" office:string-value="2," calcext:value-type="string">
            <text:p>2,</text:p>
          </table:table-cell>
          <table:table-cell table:style-name="ce1" table:formula="of:=[.E4]&amp;&quot;,&quot;" office:value-type="string" office:string-value="3," calcext:value-type="string">
            <text:p>3,</text:p>
          </table:table-cell>
          <table:table-cell table:style-name="ce1" table:formula="of:=[.F4]&amp;&quot;,&quot;" office:value-type="string" office:string-value="4," calcext:value-type="string">
            <text:p>4,</text:p>
          </table:table-cell>
          <table:table-cell table:style-name="ce1" table:formula="of:=[.G4]&amp;&quot;,&quot;" office:value-type="string" office:string-value="5," calcext:value-type="string">
            <text:p>5,</text:p>
          </table:table-cell>
          <table:table-cell table:style-name="ce1" table:formula="of:=[.H4]&amp;&quot;,&quot;" office:value-type="string" office:string-value="6," calcext:value-type="string">
            <text:p>6,</text:p>
          </table:table-cell>
          <table:table-cell table:style-name="ce1" table:formula="of:=[.I4]&amp;&quot;,&quot;" office:value-type="string" office:string-value="7," calcext:value-type="string">
            <text:p>7,</text:p>
          </table:table-cell>
          <table:table-cell table:style-name="ce1" table:formula="of:=[.J4]&amp;&quot;,&quot;" office:value-type="string" office:string-value="8," calcext:value-type="string">
            <text:p>8,</text:p>
          </table:table-cell>
          <table:table-cell table:style-name="ce1" table:formula="of:=[.K4]&amp;&quot;,&quot;" office:value-type="string" office:string-value="9," calcext:value-type="string">
            <text:p>9,</text:p>
          </table:table-cell>
          <table:table-cell table:style-name="ce1" table:formula="of:=[.L4]&amp;&quot;,&quot;" office:value-type="string" office:string-value="10," calcext:value-type="string">
            <text:p>10,</text:p>
          </table:table-cell>
          <table:table-cell table:style-name="ce1" table:formula="of:=[.M4]&amp;&quot;,&quot;" office:value-type="string" office:string-value="11," calcext:value-type="string">
            <text:p>11,</text:p>
          </table:table-cell>
          <table:table-cell table:style-name="ce1" table:formula="of:=[.N4]&amp;&quot;,&quot;" office:value-type="string" office:string-value="12," calcext:value-type="string">
            <text:p>12,</text:p>
          </table:table-cell>
          <table:table-cell table:style-name="ce1" table:formula="of:=[.O4]&amp;&quot;,&quot;" office:value-type="string" office:string-value="13," calcext:value-type="string">
            <text:p>13,</text:p>
          </table:table-cell>
          <table:table-cell table:style-name="ce1" table:formula="of:=[.P4]&amp;&quot;,&quot;" office:value-type="string" office:string-value="14," calcext:value-type="string">
            <text:p>14,</text:p>
          </table:table-cell>
          <table:table-cell table:style-name="ce1" table:formula="of:=[.Q4]&amp;&quot;,&quot;" office:value-type="string" office:string-value="15," calcext:value-type="string">
            <text:p>15,</text:p>
          </table:table-cell>
          <table:table-cell table:style-name="ce1" table:formula="of:=[.R4]&amp;&quot;,&quot;" office:value-type="string" office:string-value="16," calcext:value-type="string">
            <text:p>16,</text:p>
          </table:table-cell>
          <table:table-cell table:style-name="ce1" table:formula="of:=[.S4]&amp;&quot;,&quot;" office:value-type="string" office:string-value="17," calcext:value-type="string">
            <text:p>17,</text:p>
          </table:table-cell>
          <table:table-cell table:style-name="ce1" table:formula="of:=[.T4]&amp;&quot;,&quot;" office:value-type="string" office:string-value="18," calcext:value-type="string">
            <text:p>18,</text:p>
          </table:table-cell>
          <table:table-cell table:style-name="ce1" table:formula="of:=[.U4]&amp;&quot;,&quot;" office:value-type="string" office:string-value="19," calcext:value-type="string">
            <text:p>19,</text:p>
          </table:table-cell>
          <table:table-cell table:style-name="ce1" table:formula="of:=[.V4]&amp;&quot;,&quot;" office:value-type="string" office:string-value="20," calcext:value-type="string">
            <text:p>20,</text:p>
          </table:table-cell>
          <table:table-cell table:style-name="ce1" table:formula="of:=[.W4]&amp;&quot;,&quot;" office:value-type="string" office:string-value="21," calcext:value-type="string">
            <text:p>21,</text:p>
          </table:table-cell>
          <table:table-cell table:style-name="ce1" table:formula="of:=[.X4]&amp;&quot;,&quot;" office:value-type="string" office:string-value="22," calcext:value-type="string">
            <text:p>22,</text:p>
          </table:table-cell>
          <table:table-cell table:style-name="ce1" table:formula="of:=[.Y4]&amp;&quot;,&quot;" office:value-type="string" office:string-value="23," calcext:value-type="string">
            <text:p>23,</text:p>
          </table:table-cell>
          <table:table-cell table:style-name="ce1" table:formula="of:=[.Z4]&amp;&quot;,&quot;" office:value-type="string" office:string-value="24," calcext:value-type="string">
            <text:p>24,</text:p>
          </table:table-cell>
          <table:table-cell table:style-name="ce1" table:formula="of:=[.AA4]&amp;&quot;,&quot;" office:value-type="string" office:string-value="25," calcext:value-type="string">
            <text:p>25,</text:p>
          </table:table-cell>
          <table:table-cell table:style-name="ce1" table:formula="of:=[.AB4]&amp;&quot;,&quot;" office:value-type="string" office:string-value="26," calcext:value-type="string">
            <text:p>26,</text:p>
          </table:table-cell>
          <table:table-cell table:style-name="ce1" table:formula="of:=[.AC4]&amp;&quot;,&quot;" office:value-type="string" office:string-value="27," calcext:value-type="string">
            <text:p>27,</text:p>
          </table:table-cell>
          <table:table-cell table:style-name="ce1" table:formula="of:=[.AD4]&amp;&quot;,&quot;" office:value-type="string" office:string-value="28," calcext:value-type="string">
            <text:p>28,</text:p>
          </table:table-cell>
          <table:table-cell table:style-name="ce1" table:formula="of:=[.AE4]&amp;&quot;,&quot;" office:value-type="string" office:string-value="29," calcext:value-type="string">
            <text:p>29,</text:p>
          </table:table-cell>
          <table:table-cell table:style-name="ce1" table:formula="of:=[.AF4]&amp;&quot;,&quot;" office:value-type="string" office:string-value="30," calcext:value-type="string">
            <text:p>30,</text:p>
          </table:table-cell>
          <table:table-cell table:style-name="ce1" table:formula="of:=[.AG4]&amp;&quot;,&quot;" office:value-type="string" office:string-value="31," calcext:value-type="string">
            <text:p>31,</text:p>
          </table:table-cell>
          <table:table-cell table:style-name="ce1" table:formula="of:=[.AH4]&amp;&quot;,&quot;" office:value-type="string" office:string-value="32," calcext:value-type="string">
            <text:p>32,</text:p>
          </table:table-cell>
          <table:table-cell table:style-name="ce1" table:formula="of:=[.AI4]&amp;&quot;,&quot;" office:value-type="string" office:string-value="33," calcext:value-type="string">
            <text:p>33,</text:p>
          </table:table-cell>
          <table:table-cell table:style-name="ce1" table:formula="of:=[.AJ4]&amp;&quot;,&quot;" office:value-type="string" office:string-value="34," calcext:value-type="string">
            <text:p>34,</text:p>
          </table:table-cell>
          <table:table-cell table:style-name="ce1" table:formula="of:=[.AK4]&amp;&quot;,&quot;" office:value-type="string" office:string-value="35," calcext:value-type="string">
            <text:p>35,</text:p>
          </table:table-cell>
          <table:table-cell table:style-name="ce1" table:formula="of:=[.AL4]&amp;&quot;,&quot;" office:value-type="string" office:string-value="36," calcext:value-type="string">
            <text:p>36,</text:p>
          </table:table-cell>
          <table:table-cell table:style-name="ce1" table:formula="of:=[.AM4]&amp;&quot;,&quot;" office:value-type="string" office:string-value="37," calcext:value-type="string">
            <text:p>37,</text:p>
          </table:table-cell>
          <table:table-cell table:style-name="ce1" table:formula="of:=[.AN4]&amp;&quot;,&quot;" office:value-type="string" office:string-value="38," calcext:value-type="string">
            <text:p>38,</text:p>
          </table:table-cell>
          <table:table-cell table:style-name="ce1" table:formula="of:=[.AO4]&amp;&quot;,&quot;" office:value-type="string" office:string-value="39," calcext:value-type="string">
            <text:p>39,</text:p>
          </table:table-cell>
          <table:table-cell table:style-name="ce1" table:formula="of:=[.AP4]&amp;&quot;,&quot;" office:value-type="string" office:string-value="40," calcext:value-type="string">
            <text:p>40,</text:p>
          </table:table-cell>
          <table:table-cell table:style-name="ce1" table:formula="of:=[.AQ4]&amp;&quot;,&quot;" office:value-type="string" office:string-value="41," calcext:value-type="string">
            <text:p>41,</text:p>
          </table:table-cell>
          <table:table-cell table:style-name="ce1" table:formula="of:=[.AR4]&amp;&quot;,&quot;" office:value-type="string" office:string-value="42," calcext:value-type="string">
            <text:p>42,</text:p>
          </table:table-cell>
          <table:table-cell table:style-name="ce1" table:formula="of:=[.AS4]&amp;&quot;,&quot;" office:value-type="string" office:string-value="43," calcext:value-type="string">
            <text:p>43,</text:p>
          </table:table-cell>
          <table:table-cell table:style-name="ce1" table:formula="of:=[.AT4]&amp;&quot;,&quot;" office:value-type="string" office:string-value="44," calcext:value-type="string">
            <text:p>44,</text:p>
          </table:table-cell>
          <table:table-cell table:style-name="ce1" table:formula="of:=[.AU4]&amp;&quot;,&quot;" office:value-type="string" office:string-value="45," calcext:value-type="string">
            <text:p>45,</text:p>
          </table:table-cell>
          <table:table-cell table:style-name="ce1" table:formula="of:=[.AV4]&amp;&quot;,&quot;" office:value-type="string" office:string-value="46," calcext:value-type="string">
            <text:p>46,</text:p>
          </table:table-cell>
          <table:table-cell table:style-name="ce1" table:formula="of:=[.AW4]&amp;&quot;,&quot;" office:value-type="string" office:string-value="47," calcext:value-type="string">
            <text:p>47,</text:p>
          </table:table-cell>
          <table:table-cell table:style-name="ce1" table:formula="of:=[.AX4]&amp;&quot;,&quot;" office:value-type="string" office:string-value="48," calcext:value-type="string">
            <text:p>48,</text:p>
          </table:table-cell>
          <table:table-cell table:style-name="ce1" table:formula="of:=[.AY4]&amp;&quot;,&quot;" office:value-type="string" office:string-value="49," calcext:value-type="string">
            <text:p>49,</text:p>
          </table:table-cell>
          <table:table-cell table:style-name="ce1" table:formula="of:=[.AZ4]&amp;&quot;,&quot;" office:value-type="string" office:string-value="50," calcext:value-type="string">
            <text:p>50,</text:p>
          </table:table-cell>
          <table:table-cell table:style-name="ce1" table:formula="of:=[.BA4]&amp;&quot;,&quot;" office:value-type="string" office:string-value="51," calcext:value-type="string">
            <text:p>51,</text:p>
          </table:table-cell>
          <table:table-cell table:style-name="ce1" table:formula="of:=[.BB4]&amp;&quot;,&quot;" office:value-type="string" office:string-value="52," calcext:value-type="string">
            <text:p>52,</text:p>
          </table:table-cell>
          <table:table-cell table:style-name="ce1" table:formula="of:=[.BC4]&amp;&quot;,&quot;" office:value-type="string" office:string-value="53," calcext:value-type="string">
            <text:p>53,</text:p>
          </table:table-cell>
          <table:table-cell table:style-name="ce1" table:formula="of:=[.BD4]&amp;&quot;,&quot;" office:value-type="string" office:string-value="54," calcext:value-type="string">
            <text:p>54,</text:p>
          </table:table-cell>
          <table:table-cell table:style-name="ce1" table:formula="of:=[.BE4]&amp;&quot;,&quot;" office:value-type="string" office:string-value="55," calcext:value-type="string">
            <text:p>55,</text:p>
          </table:table-cell>
          <table:table-cell table:style-name="ce1" table:formula="of:=[.BF4]&amp;&quot;,&quot;" office:value-type="string" office:string-value="56," calcext:value-type="string">
            <text:p>56,</text:p>
          </table:table-cell>
          <table:table-cell table:style-name="ce1" table:formula="of:=[.BG4]&amp;&quot;,&quot;" office:value-type="string" office:string-value="57," calcext:value-type="string">
            <text:p>57,</text:p>
          </table:table-cell>
          <table:table-cell table:style-name="ce1" table:formula="of:=[.BH4]&amp;&quot;,&quot;" office:value-type="string" office:string-value="58," calcext:value-type="string">
            <text:p>58,</text:p>
          </table:table-cell>
          <table:table-cell table:style-name="ce1" table:formula="of:=[.BI4]&amp;&quot;,&quot;" office:value-type="string" office:string-value="59," calcext:value-type="string">
            <text:p>59,</text:p>
          </table:table-cell>
          <table:table-cell table:style-name="ce1" table:formula="of:=[.BJ4]&amp;&quot;,&quot;" office:value-type="string" office:string-value="60," calcext:value-type="string">
            <text:p>60,</text:p>
          </table:table-cell>
          <table:table-cell table:style-name="ce1" table:formula="of:=[.BK4]&amp;&quot;,&quot;" office:value-type="string" office:string-value="61," calcext:value-type="string">
            <text:p>61,</text:p>
          </table:table-cell>
          <table:table-cell table:style-name="ce1" table:formula="of:=[.BL4]&amp;&quot;,&quot;" office:value-type="string" office:string-value="62," calcext:value-type="string">
            <text:p>62,</text:p>
          </table:table-cell>
          <table:table-cell table:style-name="ce1" table:formula="of:=[.BM4]&amp;&quot;,&quot;" office:value-type="string" office:string-value="63," calcext:value-type="string">
            <text:p>63,</text:p>
          </table:table-cell>
          <table:table-cell table:style-name="ce1" table:formula="of:=[.BN4]&amp;&quot;,&quot;" office:value-type="string" office:string-value="64," calcext:value-type="string">
            <text:p>64,</text:p>
          </table:table-cell>
          <table:table-cell table:style-name="ce1" table:formula="of:=[.BO4]&amp;&quot;,&quot;" office:value-type="string" office:string-value="65," calcext:value-type="string">
            <text:p>65,</text:p>
          </table:table-cell>
          <table:table-cell table:style-name="ce1" table:formula="of:=[.BP4]&amp;&quot;,&quot;" office:value-type="string" office:string-value="66," calcext:value-type="string">
            <text:p>66,</text:p>
          </table:table-cell>
          <table:table-cell table:style-name="ce1" table:formula="of:=[.BQ4]&amp;&quot;,&quot;" office:value-type="string" office:string-value="67," calcext:value-type="string">
            <text:p>67,</text:p>
          </table:table-cell>
          <table:table-cell table:style-name="ce1" table:formula="of:=[.BR4]&amp;&quot;,&quot;" office:value-type="string" office:string-value="68," calcext:value-type="string">
            <text:p>68,</text:p>
          </table:table-cell>
          <table:table-cell table:style-name="ce1" table:formula="of:=[.BS4]&amp;&quot;,&quot;" office:value-type="string" office:string-value="69," calcext:value-type="string">
            <text:p>69,</text:p>
          </table:table-cell>
          <table:table-cell table:style-name="ce1" table:formula="of:=[.BT4]&amp;&quot;,&quot;" office:value-type="string" office:string-value="70," calcext:value-type="string">
            <text:p>70,</text:p>
          </table:table-cell>
          <table:table-cell table:style-name="ce1" table:formula="of:=[.BU4]&amp;&quot;,&quot;" office:value-type="string" office:string-value="71," calcext:value-type="string">
            <text:p>71,</text:p>
          </table:table-cell>
          <table:table-cell table:style-name="ce1" table:formula="of:=[.BV4]&amp;&quot;,&quot;" office:value-type="string" office:string-value="72," calcext:value-type="string">
            <text:p>72,</text:p>
          </table:table-cell>
          <table:table-cell table:style-name="ce1" table:formula="of:=[.BW4]&amp;&quot;,&quot;" office:value-type="string" office:string-value="73," calcext:value-type="string">
            <text:p>73,</text:p>
          </table:table-cell>
          <table:table-cell table:style-name="ce1" table:formula="of:=[.BX4]&amp;&quot;,&quot;" office:value-type="string" office:string-value="74," calcext:value-type="string">
            <text:p>74,</text:p>
          </table:table-cell>
          <table:table-cell table:style-name="ce1" table:formula="of:=[.BY4]&amp;&quot;,&quot;" office:value-type="string" office:string-value="75," calcext:value-type="string">
            <text:p>75,</text:p>
          </table:table-cell>
          <table:table-cell table:style-name="ce1" table:formula="of:=[.BZ4]&amp;&quot;,&quot;" office:value-type="string" office:string-value="76," calcext:value-type="string">
            <text:p>76,</text:p>
          </table:table-cell>
          <table:table-cell table:style-name="ce1" table:formula="of:=[.CA4]&amp;&quot;,&quot;" office:value-type="string" office:string-value="77," calcext:value-type="string">
            <text:p>77,</text:p>
          </table:table-cell>
          <table:table-cell table:style-name="ce1" table:formula="of:=[.CB4]&amp;&quot;,&quot;" office:value-type="string" office:string-value="78," calcext:value-type="string">
            <text:p>78,</text:p>
          </table:table-cell>
          <table:table-cell table:style-name="ce1" table:formula="of:=[.CC4]&amp;&quot;,&quot;" office:value-type="string" office:string-value="79," calcext:value-type="string">
            <text:p>79,</text:p>
          </table:table-cell>
          <table:table-cell table:style-name="ce1" table:formula="of:=[.CD4]&amp;&quot;,&quot;" office:value-type="string" office:string-value="80," calcext:value-type="string">
            <text:p>80,</text:p>
          </table:table-cell>
          <table:table-cell table:style-name="ce1" table:formula="of:=[.CE4]&amp;&quot;,&quot;" office:value-type="string" office:string-value="81," calcext:value-type="string">
            <text:p>81,</text:p>
          </table:table-cell>
          <table:table-cell table:style-name="ce1" table:formula="of:=[.CF4]&amp;&quot;,&quot;" office:value-type="string" office:string-value="82," calcext:value-type="string">
            <text:p>82,</text:p>
          </table:table-cell>
          <table:table-cell table:style-name="ce1" table:formula="of:=[.CG4]&amp;&quot;,&quot;" office:value-type="string" office:string-value="83," calcext:value-type="string">
            <text:p>83,</text:p>
          </table:table-cell>
          <table:table-cell table:style-name="ce1" table:formula="of:=[.CH4]&amp;&quot;,&quot;" office:value-type="string" office:string-value="84," calcext:value-type="string">
            <text:p>84,</text:p>
          </table:table-cell>
          <table:table-cell table:style-name="ce1" table:formula="of:=[.CI4]&amp;&quot;,&quot;" office:value-type="string" office:string-value="85," calcext:value-type="string">
            <text:p>85,</text:p>
          </table:table-cell>
          <table:table-cell table:style-name="ce1" table:formula="of:=[.CJ4]&amp;&quot;,&quot;" office:value-type="string" office:string-value="86," calcext:value-type="string">
            <text:p>86,</text:p>
          </table:table-cell>
          <table:table-cell table:style-name="ce1" table:formula="of:=[.CK4]&amp;&quot;,&quot;" office:value-type="string" office:string-value="87," calcext:value-type="string">
            <text:p>87,</text:p>
          </table:table-cell>
          <table:table-cell table:style-name="ce1" table:formula="of:=[.CL4]&amp;&quot;,&quot;" office:value-type="string" office:string-value="88," calcext:value-type="string">
            <text:p>88,</text:p>
          </table:table-cell>
          <table:table-cell table:style-name="ce1" table:formula="of:=[.CM4]&amp;&quot;,&quot;" office:value-type="string" office:string-value="89," calcext:value-type="string">
            <text:p>89,</text:p>
          </table:table-cell>
          <table:table-cell table:style-name="ce1" table:formula="of:=[.CN4]&amp;&quot;,&quot;" office:value-type="string" office:string-value="90," calcext:value-type="string">
            <text:p>90,</text:p>
          </table:table-cell>
          <table:table-cell table:style-name="ce1" table:formula="of:=[.CO4]&amp;&quot;,&quot;" office:value-type="string" office:string-value="91," calcext:value-type="string">
            <text:p>91,</text:p>
          </table:table-cell>
          <table:table-cell table:style-name="ce1" table:formula="of:=[.CP4]&amp;&quot;,&quot;" office:value-type="string" office:string-value="92," calcext:value-type="string">
            <text:p>92,</text:p>
          </table:table-cell>
          <table:table-cell table:style-name="ce1" table:formula="of:=[.CQ4]&amp;&quot;,&quot;" office:value-type="string" office:string-value="93," calcext:value-type="string">
            <text:p>93,</text:p>
          </table:table-cell>
          <table:table-cell table:style-name="ce1" table:formula="of:=[.CR4]&amp;&quot;,&quot;" office:value-type="string" office:string-value="94," calcext:value-type="string">
            <text:p>94,</text:p>
          </table:table-cell>
          <table:table-cell table:style-name="ce1" table:formula="of:=[.CS4]&amp;&quot;,&quot;" office:value-type="string" office:string-value="95," calcext:value-type="string">
            <text:p>95,</text:p>
          </table:table-cell>
          <table:table-cell table:style-name="ce1" table:formula="of:=[.CT4]&amp;&quot;,&quot;" office:value-type="string" office:string-value="96," calcext:value-type="string">
            <text:p>96,</text:p>
          </table:table-cell>
          <table:table-cell table:style-name="ce1" table:formula="of:=[.CU4]&amp;&quot;,&quot;" office:value-type="string" office:string-value="97," calcext:value-type="string">
            <text:p>97,</text:p>
          </table:table-cell>
          <table:table-cell table:style-name="ce1" table:formula="of:=[.CV4]&amp;&quot;,&quot;" office:value-type="string" office:string-value="98," calcext:value-type="string">
            <text:p>98,</text:p>
          </table:table-cell>
          <table:table-cell table:style-name="ce1" table:formula="of:=[.CW4]&amp;&quot;,&quot;" office:value-type="string" office:string-value="99," calcext:value-type="string">
            <text:p>99,</text:p>
          </table:table-cell>
          <table:table-cell table:style-name="ce1" table:formula="of:=[.CX4]&amp;&quot;,&quot;" office:value-type="string" office:string-value="100," calcext:value-type="string">
            <text:p>100,</text:p>
          </table:table-cell>
          <table:table-cell table:style-name="ce1" table:formula="of:=[.CY4]&amp;&quot;,&quot;" office:value-type="string" office:string-value="101," calcext:value-type="string">
            <text:p>101,</text:p>
          </table:table-cell>
          <table:table-cell table:style-name="ce1" table:formula="of:=[.CZ4]&amp;&quot;,&quot;" office:value-type="string" office:string-value="102," calcext:value-type="string">
            <text:p>102,</text:p>
          </table:table-cell>
          <table:table-cell table:style-name="ce1" table:formula="of:=[.DA4]&amp;&quot;,&quot;" office:value-type="string" office:string-value="103," calcext:value-type="string">
            <text:p>103,</text:p>
          </table:table-cell>
          <table:table-cell table:style-name="ce1" table:formula="of:=[.DB4]&amp;&quot;,&quot;" office:value-type="string" office:string-value="104," calcext:value-type="string">
            <text:p>104,</text:p>
          </table:table-cell>
          <table:table-cell table:style-name="ce1" table:formula="of:=[.DC4]&amp;&quot;,&quot;" office:value-type="string" office:string-value="105," calcext:value-type="string">
            <text:p>105,</text:p>
          </table:table-cell>
          <table:table-cell table:style-name="ce1" table:formula="of:=[.DD4]&amp;&quot;,&quot;" office:value-type="string" office:string-value="106," calcext:value-type="string">
            <text:p>106,</text:p>
          </table:table-cell>
          <table:table-cell table:style-name="ce1" table:formula="of:=[.DE4]&amp;&quot;,&quot;" office:value-type="string" office:string-value="107," calcext:value-type="string">
            <text:p>107,</text:p>
          </table:table-cell>
          <table:table-cell table:style-name="ce1" table:formula="of:=[.DF4]&amp;&quot;,&quot;" office:value-type="string" office:string-value="108," calcext:value-type="string">
            <text:p>108,</text:p>
          </table:table-cell>
          <table:table-cell table:style-name="ce1" table:formula="of:=[.DG4]&amp;&quot;,&quot;" office:value-type="string" office:string-value="109," calcext:value-type="string">
            <text:p>109,</text:p>
          </table:table-cell>
          <table:table-cell table:style-name="ce1" table:formula="of:=[.DH4]&amp;&quot;,&quot;" office:value-type="string" office:string-value="110," calcext:value-type="string">
            <text:p>110,</text:p>
          </table:table-cell>
          <table:table-cell table:style-name="ce1" table:formula="of:=[.DI4]&amp;&quot;,&quot;" office:value-type="string" office:string-value="111," calcext:value-type="string">
            <text:p>111,</text:p>
          </table:table-cell>
          <table:table-cell table:style-name="ce1" table:formula="of:=[.DJ4]&amp;&quot;,&quot;" office:value-type="string" office:string-value="112," calcext:value-type="string">
            <text:p>112,</text:p>
          </table:table-cell>
          <table:table-cell table:style-name="ce1" table:formula="of:=[.DK4]&amp;&quot;,&quot;" office:value-type="string" office:string-value="113," calcext:value-type="string">
            <text:p>113,</text:p>
          </table:table-cell>
          <table:table-cell table:style-name="ce1" table:formula="of:=[.DL4]&amp;&quot;,&quot;" office:value-type="string" office:string-value="114," calcext:value-type="string">
            <text:p>114,</text:p>
          </table:table-cell>
          <table:table-cell table:style-name="ce1" table:formula="of:=[.DM4]&amp;&quot;,&quot;" office:value-type="string" office:string-value="115," calcext:value-type="string">
            <text:p>115,</text:p>
          </table:table-cell>
          <table:table-cell table:style-name="ce1" table:formula="of:=[.DN4]&amp;&quot;,&quot;" office:value-type="string" office:string-value="116," calcext:value-type="string">
            <text:p>116,</text:p>
          </table:table-cell>
          <table:table-cell table:style-name="ce1" table:formula="of:=[.DO4]&amp;&quot;,&quot;" office:value-type="string" office:string-value="117," calcext:value-type="string">
            <text:p>117,</text:p>
          </table:table-cell>
          <table:table-cell table:style-name="ce1" table:formula="of:=[.DP4]&amp;&quot;,&quot;" office:value-type="string" office:string-value="118," calcext:value-type="string">
            <text:p>118,</text:p>
          </table:table-cell>
          <table:table-cell table:style-name="ce1" table:formula="of:=[.DQ4]&amp;&quot;,&quot;" office:value-type="string" office:string-value="119," calcext:value-type="string">
            <text:p>119,</text:p>
          </table:table-cell>
          <table:table-cell table:style-name="ce1" table:formula="of:=[.DR4]&amp;&quot;,&quot;" office:value-type="string" office:string-value="120," calcext:value-type="string">
            <text:p>120,</text:p>
          </table:table-cell>
          <table:table-cell table:style-name="ce1" table:formula="of:=[.DS4]&amp;&quot;,&quot;" office:value-type="string" office:string-value="121," calcext:value-type="string">
            <text:p>121,</text:p>
          </table:table-cell>
          <table:table-cell table:style-name="ce1" table:formula="of:=[.DT4]&amp;&quot;,&quot;" office:value-type="string" office:string-value="122," calcext:value-type="string">
            <text:p>122,</text:p>
          </table:table-cell>
          <table:table-cell table:style-name="ce1" table:formula="of:=[.DU4]&amp;&quot;,&quot;" office:value-type="string" office:string-value="123," calcext:value-type="string">
            <text:p>123,</text:p>
          </table:table-cell>
          <table:table-cell table:style-name="ce1" table:formula="of:=[.DV4]&amp;&quot;,&quot;" office:value-type="string" office:string-value="124," calcext:value-type="string">
            <text:p>124,</text:p>
          </table:table-cell>
          <table:table-cell table:style-name="ce1" table:formula="of:=[.DW4]&amp;&quot;,&quot;" office:value-type="string" office:string-value="125," calcext:value-type="string">
            <text:p>125,</text:p>
          </table:table-cell>
          <table:table-cell table:style-name="ce1" table:formula="of:=[.DX4]&amp;&quot;,&quot;" office:value-type="string" office:string-value="126," calcext:value-type="string">
            <text:p>126,</text:p>
          </table:table-cell>
          <table:table-cell table:style-name="ce1" table:formula="of:=[.DY4]&amp;&quot;,&quot;" office:value-type="string" office:string-value="127," calcext:value-type="string">
            <text:p>127,</text:p>
          </table:table-cell>
          <table:table-cell table:style-name="ce1" table:formula="of:=[.DZ4]&amp;&quot;,&quot;" office:value-type="string" office:string-value="128," calcext:value-type="string">
            <text:p>128,</text:p>
          </table:table-cell>
          <table:table-cell table:style-name="ce1" table:formula="of:=[.EA4]&amp;&quot;,&quot;" office:value-type="string" office:string-value="129," calcext:value-type="string">
            <text:p>129,</text:p>
          </table:table-cell>
          <table:table-cell table:style-name="ce1" table:formula="of:=[.EB4]&amp;&quot;,&quot;" office:value-type="string" office:string-value="130," calcext:value-type="string">
            <text:p>130,</text:p>
          </table:table-cell>
          <table:table-cell table:style-name="ce1" table:formula="of:=[.EC4]&amp;&quot;,&quot;" office:value-type="string" office:string-value="131," calcext:value-type="string">
            <text:p>131,</text:p>
          </table:table-cell>
          <table:table-cell table:style-name="ce1" table:formula="of:=[.ED4]&amp;&quot;,&quot;" office:value-type="string" office:string-value="132," calcext:value-type="string">
            <text:p>132,</text:p>
          </table:table-cell>
          <table:table-cell table:style-name="ce1" table:formula="of:=[.EE4]&amp;&quot;,&quot;" office:value-type="string" office:string-value="133," calcext:value-type="string">
            <text:p>133,</text:p>
          </table:table-cell>
          <table:table-cell table:style-name="ce1" table:formula="of:=[.EF4]&amp;&quot;,&quot;" office:value-type="string" office:string-value="134," calcext:value-type="string">
            <text:p>134,</text:p>
          </table:table-cell>
          <table:table-cell table:style-name="ce1" table:formula="of:=[.EG4]&amp;&quot;,&quot;" office:value-type="string" office:string-value="135," calcext:value-type="string">
            <text:p>135,</text:p>
          </table:table-cell>
          <table:table-cell table:style-name="ce1" table:formula="of:=[.EH4]&amp;&quot;,&quot;" office:value-type="string" office:string-value="136," calcext:value-type="string">
            <text:p>136,</text:p>
          </table:table-cell>
          <table:table-cell table:style-name="ce1" table:formula="of:=[.EI4]&amp;&quot;,&quot;" office:value-type="string" office:string-value="137," calcext:value-type="string">
            <text:p>137,</text:p>
          </table:table-cell>
          <table:table-cell table:style-name="ce1" table:formula="of:=[.EJ4]&amp;&quot;,&quot;" office:value-type="string" office:string-value="138," calcext:value-type="string">
            <text:p>138,</text:p>
          </table:table-cell>
          <table:table-cell table:style-name="ce1" table:formula="of:=[.EK4]&amp;&quot;,&quot;" office:value-type="string" office:string-value="139," calcext:value-type="string">
            <text:p>139,</text:p>
          </table:table-cell>
          <table:table-cell table:style-name="ce1" table:formula="of:=[.EL4]&amp;&quot;,&quot;" office:value-type="string" office:string-value="140," calcext:value-type="string">
            <text:p>140,</text:p>
          </table:table-cell>
          <table:table-cell table:style-name="ce1" table:formula="of:=[.EM4]&amp;&quot;,&quot;" office:value-type="string" office:string-value="141," calcext:value-type="string">
            <text:p>141,</text:p>
          </table:table-cell>
          <table:table-cell table:style-name="ce1" table:formula="of:=[.EN4]&amp;&quot;,&quot;" office:value-type="string" office:string-value="142," calcext:value-type="string">
            <text:p>142,</text:p>
          </table:table-cell>
          <table:table-cell table:style-name="ce1" table:formula="of:=[.EO4]&amp;&quot;,&quot;" office:value-type="string" office:string-value="143," calcext:value-type="string">
            <text:p>143,</text:p>
          </table:table-cell>
          <table:table-cell table:style-name="ce1" table:formula="of:=[.EP4]&amp;&quot;,&quot;" office:value-type="string" office:string-value="144," calcext:value-type="string">
            <text:p>144,</text:p>
          </table:table-cell>
          <table:table-cell table:style-name="ce1" table:formula="of:=[.EQ4]&amp;&quot;,&quot;" office:value-type="string" office:string-value="145," calcext:value-type="string">
            <text:p>145,</text:p>
          </table:table-cell>
          <table:table-cell table:style-name="ce1" table:formula="of:=[.ER4]&amp;&quot;,&quot;" office:value-type="string" office:string-value="146," calcext:value-type="string">
            <text:p>146,</text:p>
          </table:table-cell>
          <table:table-cell table:style-name="ce1" table:formula="of:=[.ES4]&amp;&quot;,&quot;" office:value-type="string" office:string-value="147," calcext:value-type="string">
            <text:p>147,</text:p>
          </table:table-cell>
          <table:table-cell table:style-name="ce1" table:formula="of:=[.ET4]&amp;&quot;,&quot;" office:value-type="string" office:string-value="148," calcext:value-type="string">
            <text:p>148,</text:p>
          </table:table-cell>
          <table:table-cell table:style-name="ce1" table:formula="of:=[.EU4]&amp;&quot;,&quot;" office:value-type="string" office:string-value="149," calcext:value-type="string">
            <text:p>149,</text:p>
          </table:table-cell>
          <table:table-cell table:style-name="ce1" table:formula="of:=[.EV4]&amp;&quot;,&quot;" office:value-type="string" office:string-value="150," calcext:value-type="string">
            <text:p>150,</text:p>
          </table:table-cell>
          <table:table-cell table:style-name="ce1" table:formula="of:=[.EW4]&amp;&quot;,&quot;" office:value-type="string" office:string-value="151," calcext:value-type="string">
            <text:p>151,</text:p>
          </table:table-cell>
          <table:table-cell table:style-name="ce1" table:formula="of:=[.EX4]&amp;&quot;,&quot;" office:value-type="string" office:string-value="152," calcext:value-type="string">
            <text:p>152,</text:p>
          </table:table-cell>
          <table:table-cell table:style-name="ce1" table:formula="of:=[.EY4]&amp;&quot;,&quot;" office:value-type="string" office:string-value="153," calcext:value-type="string">
            <text:p>153,</text:p>
          </table:table-cell>
          <table:table-cell table:style-name="ce1" table:formula="of:=[.EZ4]&amp;&quot;,&quot;" office:value-type="string" office:string-value="154," calcext:value-type="string">
            <text:p>154,</text:p>
          </table:table-cell>
          <table:table-cell table:style-name="ce1" table:formula="of:=[.FA4]&amp;&quot;,&quot;" office:value-type="string" office:string-value="155," calcext:value-type="string">
            <text:p>155,</text:p>
          </table:table-cell>
          <table:table-cell table:style-name="ce1" table:formula="of:=[.FB4]&amp;&quot;,&quot;" office:value-type="string" office:string-value="156," calcext:value-type="string">
            <text:p>156,</text:p>
          </table:table-cell>
          <table:table-cell table:style-name="ce1" table:formula="of:=[.FC4]&amp;&quot;,&quot;" office:value-type="string" office:string-value="157," calcext:value-type="string">
            <text:p>157,</text:p>
          </table:table-cell>
          <table:table-cell table:style-name="ce1" table:formula="of:=[.FD4]&amp;&quot;,&quot;" office:value-type="string" office:string-value="158," calcext:value-type="string">
            <text:p>158,</text:p>
          </table:table-cell>
          <table:table-cell table:style-name="ce1" table:formula="of:=[.FE4]&amp;&quot;,&quot;" office:value-type="string" office:string-value="159," calcext:value-type="string">
            <text:p>159,</text:p>
          </table:table-cell>
          <table:table-cell table:style-name="ce1" table:formula="of:=[.FF4]&amp;&quot;,&quot;" office:value-type="string" office:string-value="160," calcext:value-type="string">
            <text:p>160,</text:p>
          </table:table-cell>
          <table:table-cell table:style-name="ce1" table:formula="of:=[.FG4]&amp;&quot;,&quot;" office:value-type="string" office:string-value="161," calcext:value-type="string">
            <text:p>161,</text:p>
          </table:table-cell>
          <table:table-cell table:style-name="ce1" table:formula="of:=[.FH4]&amp;&quot;,&quot;" office:value-type="string" office:string-value="162," calcext:value-type="string">
            <text:p>162,</text:p>
          </table:table-cell>
          <table:table-cell table:style-name="ce1" table:formula="of:=[.FI4]&amp;&quot;,&quot;" office:value-type="string" office:string-value="163," calcext:value-type="string">
            <text:p>163,</text:p>
          </table:table-cell>
          <table:table-cell table:style-name="ce1" table:formula="of:=[.FJ4]&amp;&quot;,&quot;" office:value-type="string" office:string-value="164," calcext:value-type="string">
            <text:p>164,</text:p>
          </table:table-cell>
          <table:table-cell table:style-name="ce1" table:formula="of:=[.FK4]&amp;&quot;,&quot;" office:value-type="string" office:string-value="165," calcext:value-type="string">
            <text:p>165,</text:p>
          </table:table-cell>
          <table:table-cell table:style-name="ce1" table:formula="of:=[.FL4]&amp;&quot;,&quot;" office:value-type="string" office:string-value="166," calcext:value-type="string">
            <text:p>166,</text:p>
          </table:table-cell>
          <table:table-cell table:style-name="ce1" table:formula="of:=[.FM4]&amp;&quot;,&quot;" office:value-type="string" office:string-value="167," calcext:value-type="string">
            <text:p>167,</text:p>
          </table:table-cell>
          <table:table-cell table:style-name="ce1" table:formula="of:=[.FN4]&amp;&quot;,&quot;" office:value-type="string" office:string-value="168," calcext:value-type="string">
            <text:p>168,</text:p>
          </table:table-cell>
          <table:table-cell table:style-name="ce1" table:formula="of:=[.FO4]&amp;&quot;,&quot;" office:value-type="string" office:string-value="169," calcext:value-type="string">
            <text:p>169,</text:p>
          </table:table-cell>
          <table:table-cell table:style-name="ce1" table:formula="of:=[.FP4]&amp;&quot;,&quot;" office:value-type="string" office:string-value="170," calcext:value-type="string">
            <text:p>170,</text:p>
          </table:table-cell>
          <table:table-cell table:style-name="ce1" table:formula="of:=[.FQ4]&amp;&quot;,&quot;" office:value-type="string" office:string-value="171," calcext:value-type="string">
            <text:p>171,</text:p>
          </table:table-cell>
          <table:table-cell table:style-name="ce1" table:formula="of:=[.FR4]&amp;&quot;,&quot;" office:value-type="string" office:string-value="172," calcext:value-type="string">
            <text:p>172,</text:p>
          </table:table-cell>
          <table:table-cell table:style-name="ce1" table:formula="of:=[.FS4]&amp;&quot;,&quot;" office:value-type="string" office:string-value="173," calcext:value-type="string">
            <text:p>173,</text:p>
          </table:table-cell>
          <table:table-cell table:style-name="ce1" table:formula="of:=[.FT4]&amp;&quot;,&quot;" office:value-type="string" office:string-value="174," calcext:value-type="string">
            <text:p>174,</text:p>
          </table:table-cell>
          <table:table-cell table:style-name="ce1" table:formula="of:=[.FU4]&amp;&quot;,&quot;" office:value-type="string" office:string-value="175," calcext:value-type="string">
            <text:p>175,</text:p>
          </table:table-cell>
          <table:table-cell table:style-name="ce1" table:formula="of:=[.FV4]&amp;&quot;,&quot;" office:value-type="string" office:string-value="176," calcext:value-type="string">
            <text:p>176,</text:p>
          </table:table-cell>
          <table:table-cell table:style-name="ce1" table:formula="of:=[.FW4]&amp;&quot;,&quot;" office:value-type="string" office:string-value="177," calcext:value-type="string">
            <text:p>177,</text:p>
          </table:table-cell>
          <table:table-cell table:style-name="ce1" table:formula="of:=[.FX4]&amp;&quot;,&quot;" office:value-type="string" office:string-value="178," calcext:value-type="string">
            <text:p>178,</text:p>
          </table:table-cell>
          <table:table-cell table:style-name="ce1" table:formula="of:=[.FY4]&amp;&quot;,&quot;" office:value-type="string" office:string-value="179," calcext:value-type="string">
            <text:p>179,</text:p>
          </table:table-cell>
          <table:table-cell table:style-name="ce1" table:formula="of:=[.FZ4]&amp;&quot;,&quot;" office:value-type="string" office:string-value="180," calcext:value-type="string">
            <text:p>180,</text:p>
          </table:table-cell>
          <table:table-cell table:style-name="ce1" table:formula="of:=[.GA4]&amp;&quot;,&quot;" office:value-type="string" office:string-value="181," calcext:value-type="string">
            <text:p>181,</text:p>
          </table:table-cell>
          <table:table-cell table:style-name="ce1" table:formula="of:=[.GB4]&amp;&quot;,&quot;" office:value-type="string" office:string-value="182," calcext:value-type="string">
            <text:p>182,</text:p>
          </table:table-cell>
          <table:table-cell table:style-name="ce1" table:formula="of:=[.GC4]&amp;&quot;,&quot;" office:value-type="string" office:string-value="183," calcext:value-type="string">
            <text:p>183,</text:p>
          </table:table-cell>
          <table:table-cell table:style-name="ce1" table:formula="of:=[.GD4]&amp;&quot;,&quot;" office:value-type="string" office:string-value="184," calcext:value-type="string">
            <text:p>184,</text:p>
          </table:table-cell>
          <table:table-cell table:style-name="ce1" table:formula="of:=[.GE4]&amp;&quot;,&quot;" office:value-type="string" office:string-value="185," calcext:value-type="string">
            <text:p>185,</text:p>
          </table:table-cell>
          <table:table-cell table:style-name="ce1" table:formula="of:=[.GF4]&amp;&quot;,&quot;" office:value-type="string" office:string-value="186," calcext:value-type="string">
            <text:p>186,</text:p>
          </table:table-cell>
          <table:table-cell table:style-name="ce1" table:formula="of:=[.GG4]&amp;&quot;,&quot;" office:value-type="string" office:string-value="187," calcext:value-type="string">
            <text:p>187,</text:p>
          </table:table-cell>
          <table:table-cell table:style-name="ce1" table:formula="of:=[.GH4]&amp;&quot;,&quot;" office:value-type="string" office:string-value="188," calcext:value-type="string">
            <text:p>188,</text:p>
          </table:table-cell>
          <table:table-cell table:style-name="ce1" table:formula="of:=[.GI4]&amp;&quot;,&quot;" office:value-type="string" office:string-value="189," calcext:value-type="string">
            <text:p>189,</text:p>
          </table:table-cell>
          <table:table-cell table:style-name="ce1" table:formula="of:=[.GJ4]&amp;&quot;,&quot;" office:value-type="string" office:string-value="190," calcext:value-type="string">
            <text:p>190,</text:p>
          </table:table-cell>
          <table:table-cell table:style-name="ce1" table:formula="of:=[.GK4]&amp;&quot;,&quot;" office:value-type="string" office:string-value="191," calcext:value-type="string">
            <text:p>191,</text:p>
          </table:table-cell>
          <table:table-cell table:style-name="ce1" table:formula="of:=[.GL4]&amp;&quot;,&quot;" office:value-type="string" office:string-value="192," calcext:value-type="string">
            <text:p>192,</text:p>
          </table:table-cell>
          <table:table-cell table:style-name="ce1" table:formula="of:=[.GM4]&amp;&quot;,&quot;" office:value-type="string" office:string-value="193," calcext:value-type="string">
            <text:p>193,</text:p>
          </table:table-cell>
          <table:table-cell table:style-name="ce1" table:formula="of:=[.GN4]&amp;&quot;,&quot;" office:value-type="string" office:string-value="194," calcext:value-type="string">
            <text:p>194,</text:p>
          </table:table-cell>
          <table:table-cell table:style-name="ce1" table:formula="of:=[.GO4]&amp;&quot;,&quot;" office:value-type="string" office:string-value="195," calcext:value-type="string">
            <text:p>195,</text:p>
          </table:table-cell>
          <table:table-cell table:style-name="ce1" table:formula="of:=[.GP4]&amp;&quot;,&quot;" office:value-type="string" office:string-value="," calcext:value-type="string">
            <text:p>,</text:p>
          </table:table-cell>
          <table:table-cell table:style-name="ce1" table:formula="of:=[.GQ4]&amp;&quot;,&quot;" office:value-type="string" office:string-value="," calcext:value-type="string">
            <text:p>,</text:p>
          </table:table-cell>
          <table:table-cell table:style-name="ce1" table:formula="of:=[.GR4]&amp;&quot;,&quot;" office:value-type="string" office:string-value="," calcext:value-type="string">
            <text:p>,</text:p>
          </table:table-cell>
          <table:table-cell table:style-name="ce1" table:formula="of:=[.GS4]&amp;&quot;,&quot;" office:value-type="string" office:string-value="," calcext:value-type="string">
            <text:p>,</text:p>
          </table:table-cell>
          <table:table-cell table:style-name="ce1" table:formula="of:=[.GT4]&amp;&quot;,&quot;" office:value-type="string" office:string-value="," calcext:value-type="string">
            <text:p>,</text:p>
          </table:table-cell>
          <table:table-cell table:style-name="ce1" table:formula="of:=[.GU4]&amp;&quot;,&quot;" office:value-type="string" office:string-value="," calcext:value-type="string">
            <text:p>,</text:p>
          </table:table-cell>
          <table:table-cell table:style-name="ce1" table:formula="of:=[.GV4]&amp;&quot;,&quot;" office:value-type="string" office:string-value="," calcext:value-type="string">
            <text:p>,</text:p>
          </table:table-cell>
          <table:table-cell table:style-name="ce1" table:formula="of:=[.GW4]&amp;&quot;,&quot;" office:value-type="string" office:string-value="," calcext:value-type="string">
            <text:p>,</text:p>
          </table:table-cell>
          <table:table-cell table:style-name="ce1" table:formula="of:=[.GX4]&amp;&quot;,&quot;" office:value-type="string" office:string-value="," calcext:value-type="string">
            <text:p>,</text:p>
          </table:table-cell>
          <table:table-cell table:style-name="ce1" table:formula="of:=[.GY4]&amp;&quot;,&quot;" office:value-type="string" office:string-value="," calcext:value-type="string">
            <text:p>,</text:p>
          </table:table-cell>
          <table:table-cell table:style-name="ce1" table:formula="of:=[.GZ4]&amp;&quot;,&quot;" office:value-type="string" office:string-value="," calcext:value-type="string">
            <text:p>,</text:p>
          </table:table-cell>
          <table:table-cell table:style-name="ce1" table:formula="of:=[.HA4]&amp;&quot;,&quot;" office:value-type="string" office:string-value="," calcext:value-type="string">
            <text:p>,</text:p>
          </table:table-cell>
          <table:table-cell table:style-name="ce1" table:formula="of:=[.HB4]&amp;&quot;,&quot;" office:value-type="string" office:string-value="," calcext:value-type="string">
            <text:p>,</text:p>
          </table:table-cell>
          <table:table-cell table:style-name="ce1" table:formula="of:=[.HC4]&amp;&quot;,&quot;" office:value-type="string" office:string-value="," calcext:value-type="string">
            <text:p>,</text:p>
          </table:table-cell>
          <table:table-cell table:style-name="ce1" table:formula="of:=[.HD4]&amp;&quot;,&quot;" office:value-type="string" office:string-value="," calcext:value-type="string">
            <text:p>,</text:p>
          </table:table-cell>
          <table:table-cell table:style-name="ce1" table:formula="of:=[.HE4]&amp;&quot;,&quot;" office:value-type="string" office:string-value="," calcext:value-type="string">
            <text:p>,</text:p>
          </table:table-cell>
          <table:table-cell table:style-name="ce1" table:formula="of:=[.HF4]&amp;&quot;,&quot;" office:value-type="string" office:string-value="," calcext:value-type="string">
            <text:p>,</text:p>
          </table:table-cell>
          <table:table-cell table:style-name="ce1" table:formula="of:=[.HG4]&amp;&quot;,&quot;" office:value-type="string" office:string-value="," calcext:value-type="string">
            <text:p>,</text:p>
          </table:table-cell>
          <table:table-cell table:style-name="ce1" table:formula="of:=[.HH4]&amp;&quot;,&quot;" office:value-type="string" office:string-value="," calcext:value-type="string">
            <text:p>,</text:p>
          </table:table-cell>
          <table:table-cell table:style-name="ce1" table:formula="of:=[.HI4]&amp;&quot;,&quot;" office:value-type="string" office:string-value="," calcext:value-type="string">
            <text:p>,</text:p>
          </table:table-cell>
          <table:table-cell table:style-name="ce1" table:formula="of:=[.HJ4]&amp;&quot;,&quot;" office:value-type="string" office:string-value="," calcext:value-type="string">
            <text:p>,</text:p>
          </table:table-cell>
          <table:table-cell table:style-name="ce1" table:formula="of:=[.HK4]&amp;&quot;,&quot;" office:value-type="string" office:string-value="," calcext:value-type="string">
            <text:p>,</text:p>
          </table:table-cell>
          <table:table-cell table:style-name="ce1" table:formula="of:=[.HL4]&amp;&quot;,&quot;" office:value-type="string" office:string-value="," calcext:value-type="string">
            <text:p>,</text:p>
          </table:table-cell>
          <table:table-cell table:style-name="ce1" table:formula="of:=[.HM4]&amp;&quot;,&quot;" office:value-type="string" office:string-value="," calcext:value-type="string">
            <text:p>,</text:p>
          </table:table-cell>
          <table:table-cell table:style-name="ce1" table:formula="of:=[.HN4]&amp;&quot;,&quot;" office:value-type="string" office:string-value="," calcext:value-type="string">
            <text:p>,</text:p>
          </table:table-cell>
          <table:table-cell table:style-name="ce1" table:formula="of:=[.HO4]&amp;&quot;,&quot;" office:value-type="string" office:string-value="," calcext:value-type="string">
            <text:p>,</text:p>
          </table:table-cell>
          <table:table-cell table:style-name="ce1" table:formula="of:=[.HP4]&amp;&quot;,&quot;" office:value-type="string" office:string-value="," calcext:value-type="string">
            <text:p>,</text:p>
          </table:table-cell>
          <table:table-cell table:style-name="ce1" table:formula="of:=[.HQ4]&amp;&quot;,&quot;" office:value-type="string" office:string-value="," calcext:value-type="string">
            <text:p>,</text:p>
          </table:table-cell>
          <table:table-cell table:style-name="ce1" table:formula="of:=[.HR4]&amp;&quot;,&quot;" office:value-type="string" office:string-value="," calcext:value-type="string">
            <text:p>,</text:p>
          </table:table-cell>
          <table:table-cell table:style-name="ce1" table:formula="of:=[.HS4]&amp;&quot;,&quot;" office:value-type="string" office:string-value="," calcext:value-type="string">
            <text:p>,</text:p>
          </table:table-cell>
          <table:table-cell table:style-name="ce1" table:formula="of:=[.HT4]&amp;&quot;,&quot;" office:value-type="string" office:string-value="," calcext:value-type="string">
            <text:p>,</text:p>
          </table:table-cell>
          <table:table-cell table:style-name="ce1" table:formula="of:=[.HU4]&amp;&quot;,&quot;" office:value-type="string" office:string-value="," calcext:value-type="string">
            <text:p>,</text:p>
          </table:table-cell>
          <table:table-cell table:style-name="ce1" table:formula="of:=[.HV4]&amp;&quot;,&quot;" office:value-type="string" office:string-value="," calcext:value-type="string">
            <text:p>,</text:p>
          </table:table-cell>
          <table:table-cell table:style-name="ce1" table:formula="of:=[.HW4]&amp;&quot;,&quot;" office:value-type="string" office:string-value="," calcext:value-type="string">
            <text:p>,</text:p>
          </table:table-cell>
          <table:table-cell table:style-name="ce1" table:formula="of:=[.HX4]&amp;&quot;,&quot;" office:value-type="string" office:string-value="," calcext:value-type="string">
            <text:p>,</text:p>
          </table:table-cell>
          <table:table-cell table:style-name="ce1" table:formula="of:=[.HY4]&amp;&quot;,&quot;" office:value-type="string" office:string-value="," calcext:value-type="string">
            <text:p>,</text:p>
          </table:table-cell>
          <table:table-cell table:style-name="ce1" table:formula="of:=[.HZ4]&amp;&quot;,&quot;" office:value-type="string" office:string-value="," calcext:value-type="string">
            <text:p>,</text:p>
          </table:table-cell>
          <table:table-cell table:style-name="ce1" table:formula="of:=[.IA4]&amp;&quot;,&quot;" office:value-type="string" office:string-value="," calcext:value-type="string">
            <text:p>,</text:p>
          </table:table-cell>
          <table:table-cell table:style-name="ce1" table:formula="of:=[.IB4]&amp;&quot;,&quot;" office:value-type="string" office:string-value="," calcext:value-type="string">
            <text:p>,</text:p>
          </table:table-cell>
          <table:table-cell table:style-name="ce1" table:formula="of:=[.IC4]&amp;&quot;,&quot;" office:value-type="string" office:string-value="," calcext:value-type="string">
            <text:p>,</text:p>
          </table:table-cell>
          <table:table-cell table:style-name="ce1" table:formula="of:=[.ID4]&amp;&quot;,&quot;" office:value-type="string" office:string-value="," calcext:value-type="string">
            <text:p>,</text:p>
          </table:table-cell>
          <table:table-cell table:style-name="ce1" table:formula="of:=[.IE4]&amp;&quot;,&quot;" office:value-type="string" office:string-value="," calcext:value-type="string">
            <text:p>,</text:p>
          </table:table-cell>
          <table:table-cell table:style-name="ce1" table:formula="of:=[.IF4]&amp;&quot;,&quot;" office:value-type="string" office:string-value="," calcext:value-type="string">
            <text:p>,</text:p>
          </table:table-cell>
          <table:table-cell table:style-name="ce1" table:formula="of:=[.IG4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3 LUT</text:p>
          </table:table-cell>
          <table:table-cell table:style-name="ce1" table:formula="of:=&quot;{ &quot;&amp;[.B5]&amp;&quot;,&quot;" office:value-type="string" office:string-value="{ 0," calcext:value-type="string">
            <text:p>{ 0,</text:p>
          </table:table-cell>
          <table:table-cell table:style-name="ce1" table:formula="of:=[.C5]&amp;&quot;,&quot;" office:value-type="string" office:string-value="1," calcext:value-type="string">
            <text:p>1,</text:p>
          </table:table-cell>
          <table:table-cell table:style-name="ce1" table:formula="of:=[.D5]&amp;&quot;,&quot;" office:value-type="string" office:string-value="2," calcext:value-type="string">
            <text:p>2,</text:p>
          </table:table-cell>
          <table:table-cell table:style-name="ce1" table:formula="of:=[.E5]&amp;&quot;,&quot;" office:value-type="string" office:string-value="3," calcext:value-type="string">
            <text:p>3,</text:p>
          </table:table-cell>
          <table:table-cell table:style-name="ce1" table:formula="of:=[.F5]&amp;&quot;,&quot;" office:value-type="string" office:string-value="4," calcext:value-type="string">
            <text:p>4,</text:p>
          </table:table-cell>
          <table:table-cell table:style-name="ce1" table:formula="of:=[.G5]&amp;&quot;,&quot;" office:value-type="string" office:string-value="5," calcext:value-type="string">
            <text:p>5,</text:p>
          </table:table-cell>
          <table:table-cell table:style-name="ce1" table:formula="of:=[.H5]&amp;&quot;,&quot;" office:value-type="string" office:string-value="6," calcext:value-type="string">
            <text:p>6,</text:p>
          </table:table-cell>
          <table:table-cell table:style-name="ce1" table:formula="of:=[.I5]&amp;&quot;,&quot;" office:value-type="string" office:string-value="7," calcext:value-type="string">
            <text:p>7,</text:p>
          </table:table-cell>
          <table:table-cell table:style-name="ce1" table:formula="of:=[.J5]&amp;&quot;,&quot;" office:value-type="string" office:string-value="8," calcext:value-type="string">
            <text:p>8,</text:p>
          </table:table-cell>
          <table:table-cell table:style-name="ce1" table:formula="of:=[.K5]&amp;&quot;,&quot;" office:value-type="string" office:string-value="9," calcext:value-type="string">
            <text:p>9,</text:p>
          </table:table-cell>
          <table:table-cell table:style-name="ce1" table:formula="of:=[.L5]&amp;&quot;,&quot;" office:value-type="string" office:string-value="10," calcext:value-type="string">
            <text:p>10,</text:p>
          </table:table-cell>
          <table:table-cell table:style-name="ce1" table:formula="of:=[.M5]&amp;&quot;,&quot;" office:value-type="string" office:string-value="11," calcext:value-type="string">
            <text:p>11,</text:p>
          </table:table-cell>
          <table:table-cell table:style-name="ce1" table:formula="of:=[.N5]&amp;&quot;,&quot;" office:value-type="string" office:string-value="12," calcext:value-type="string">
            <text:p>12,</text:p>
          </table:table-cell>
          <table:table-cell table:style-name="ce1" table:formula="of:=[.O5]&amp;&quot;,&quot;" office:value-type="string" office:string-value="13," calcext:value-type="string">
            <text:p>13,</text:p>
          </table:table-cell>
          <table:table-cell table:style-name="ce1" table:formula="of:=[.P5]&amp;&quot;,&quot;" office:value-type="string" office:string-value="14," calcext:value-type="string">
            <text:p>14,</text:p>
          </table:table-cell>
          <table:table-cell table:style-name="ce1" table:formula="of:=[.Q5]&amp;&quot;,&quot;" office:value-type="string" office:string-value="15," calcext:value-type="string">
            <text:p>15,</text:p>
          </table:table-cell>
          <table:table-cell table:style-name="ce1" table:formula="of:=[.R5]&amp;&quot;,&quot;" office:value-type="string" office:string-value="16," calcext:value-type="string">
            <text:p>16,</text:p>
          </table:table-cell>
          <table:table-cell table:style-name="ce1" table:formula="of:=[.S5]&amp;&quot;,&quot;" office:value-type="string" office:string-value="17," calcext:value-type="string">
            <text:p>17,</text:p>
          </table:table-cell>
          <table:table-cell table:style-name="ce1" table:formula="of:=[.T5]&amp;&quot;,&quot;" office:value-type="string" office:string-value="18," calcext:value-type="string">
            <text:p>18,</text:p>
          </table:table-cell>
          <table:table-cell table:style-name="ce1" table:formula="of:=[.U5]&amp;&quot;,&quot;" office:value-type="string" office:string-value="19," calcext:value-type="string">
            <text:p>19,</text:p>
          </table:table-cell>
          <table:table-cell table:style-name="ce1" table:formula="of:=[.V5]&amp;&quot;,&quot;" office:value-type="string" office:string-value="20," calcext:value-type="string">
            <text:p>20,</text:p>
          </table:table-cell>
          <table:table-cell table:style-name="ce1" table:formula="of:=[.W5]&amp;&quot;,&quot;" office:value-type="string" office:string-value="21," calcext:value-type="string">
            <text:p>21,</text:p>
          </table:table-cell>
          <table:table-cell table:style-name="ce1" table:formula="of:=[.X5]&amp;&quot;,&quot;" office:value-type="string" office:string-value="22," calcext:value-type="string">
            <text:p>22,</text:p>
          </table:table-cell>
          <table:table-cell table:style-name="ce1" table:formula="of:=[.Y5]&amp;&quot;,&quot;" office:value-type="string" office:string-value="23," calcext:value-type="string">
            <text:p>23,</text:p>
          </table:table-cell>
          <table:table-cell table:style-name="ce1" table:formula="of:=[.Z5]&amp;&quot;,&quot;" office:value-type="string" office:string-value="24," calcext:value-type="string">
            <text:p>24,</text:p>
          </table:table-cell>
          <table:table-cell table:style-name="ce1" table:formula="of:=[.AA5]&amp;&quot;,&quot;" office:value-type="string" office:string-value="25," calcext:value-type="string">
            <text:p>25,</text:p>
          </table:table-cell>
          <table:table-cell table:style-name="ce1" table:formula="of:=[.AB5]&amp;&quot;,&quot;" office:value-type="string" office:string-value="26," calcext:value-type="string">
            <text:p>26,</text:p>
          </table:table-cell>
          <table:table-cell table:style-name="ce1" table:formula="of:=[.AC5]&amp;&quot;,&quot;" office:value-type="string" office:string-value="27," calcext:value-type="string">
            <text:p>27,</text:p>
          </table:table-cell>
          <table:table-cell table:style-name="ce1" table:formula="of:=[.AD5]&amp;&quot;,&quot;" office:value-type="string" office:string-value="28," calcext:value-type="string">
            <text:p>28,</text:p>
          </table:table-cell>
          <table:table-cell table:style-name="ce1" table:formula="of:=[.AE5]&amp;&quot;,&quot;" office:value-type="string" office:string-value="29," calcext:value-type="string">
            <text:p>29,</text:p>
          </table:table-cell>
          <table:table-cell table:style-name="ce1" table:formula="of:=[.AF5]&amp;&quot;,&quot;" office:value-type="string" office:string-value="30," calcext:value-type="string">
            <text:p>30,</text:p>
          </table:table-cell>
          <table:table-cell table:style-name="ce1" table:formula="of:=[.AG5]&amp;&quot;,&quot;" office:value-type="string" office:string-value="31," calcext:value-type="string">
            <text:p>31,</text:p>
          </table:table-cell>
          <table:table-cell table:style-name="ce1" table:formula="of:=[.AH5]&amp;&quot;,&quot;" office:value-type="string" office:string-value="32," calcext:value-type="string">
            <text:p>32,</text:p>
          </table:table-cell>
          <table:table-cell table:style-name="ce1" table:formula="of:=[.AI5]&amp;&quot;,&quot;" office:value-type="string" office:string-value="33," calcext:value-type="string">
            <text:p>33,</text:p>
          </table:table-cell>
          <table:table-cell table:style-name="ce1" table:formula="of:=[.AJ5]&amp;&quot;,&quot;" office:value-type="string" office:string-value="34," calcext:value-type="string">
            <text:p>34,</text:p>
          </table:table-cell>
          <table:table-cell table:style-name="ce1" table:formula="of:=[.AK5]&amp;&quot;,&quot;" office:value-type="string" office:string-value="35," calcext:value-type="string">
            <text:p>35,</text:p>
          </table:table-cell>
          <table:table-cell table:style-name="ce1" table:formula="of:=[.AL5]&amp;&quot;,&quot;" office:value-type="string" office:string-value="36," calcext:value-type="string">
            <text:p>36,</text:p>
          </table:table-cell>
          <table:table-cell table:style-name="ce1" table:formula="of:=[.AM5]&amp;&quot;,&quot;" office:value-type="string" office:string-value="37," calcext:value-type="string">
            <text:p>37,</text:p>
          </table:table-cell>
          <table:table-cell table:style-name="ce1" table:formula="of:=[.AN5]&amp;&quot;,&quot;" office:value-type="string" office:string-value="38," calcext:value-type="string">
            <text:p>38,</text:p>
          </table:table-cell>
          <table:table-cell table:style-name="ce1" table:formula="of:=[.AO5]&amp;&quot;,&quot;" office:value-type="string" office:string-value="39," calcext:value-type="string">
            <text:p>39,</text:p>
          </table:table-cell>
          <table:table-cell table:style-name="ce1" table:formula="of:=[.AP5]&amp;&quot;,&quot;" office:value-type="string" office:string-value="40," calcext:value-type="string">
            <text:p>40,</text:p>
          </table:table-cell>
          <table:table-cell table:style-name="ce1" table:formula="of:=[.AQ5]&amp;&quot;,&quot;" office:value-type="string" office:string-value="41," calcext:value-type="string">
            <text:p>41,</text:p>
          </table:table-cell>
          <table:table-cell table:style-name="ce1" table:formula="of:=[.AR5]&amp;&quot;,&quot;" office:value-type="string" office:string-value="42," calcext:value-type="string">
            <text:p>42,</text:p>
          </table:table-cell>
          <table:table-cell table:style-name="ce1" table:formula="of:=[.AS5]&amp;&quot;,&quot;" office:value-type="string" office:string-value="43," calcext:value-type="string">
            <text:p>43,</text:p>
          </table:table-cell>
          <table:table-cell table:style-name="ce1" table:formula="of:=[.AT5]&amp;&quot;,&quot;" office:value-type="string" office:string-value="44," calcext:value-type="string">
            <text:p>44,</text:p>
          </table:table-cell>
          <table:table-cell table:style-name="ce1" table:formula="of:=[.AU5]&amp;&quot;,&quot;" office:value-type="string" office:string-value="45," calcext:value-type="string">
            <text:p>45,</text:p>
          </table:table-cell>
          <table:table-cell table:style-name="ce1" table:formula="of:=[.AV5]&amp;&quot;,&quot;" office:value-type="string" office:string-value="46," calcext:value-type="string">
            <text:p>46,</text:p>
          </table:table-cell>
          <table:table-cell table:style-name="ce1" table:formula="of:=[.AW5]&amp;&quot;,&quot;" office:value-type="string" office:string-value="47," calcext:value-type="string">
            <text:p>47,</text:p>
          </table:table-cell>
          <table:table-cell table:style-name="ce1" table:formula="of:=[.AX5]&amp;&quot;,&quot;" office:value-type="string" office:string-value="48," calcext:value-type="string">
            <text:p>48,</text:p>
          </table:table-cell>
          <table:table-cell table:style-name="ce1" table:formula="of:=[.AY5]&amp;&quot;,&quot;" office:value-type="string" office:string-value="49," calcext:value-type="string">
            <text:p>49,</text:p>
          </table:table-cell>
          <table:table-cell table:style-name="ce1" table:formula="of:=[.AZ5]&amp;&quot;,&quot;" office:value-type="string" office:string-value="50," calcext:value-type="string">
            <text:p>50,</text:p>
          </table:table-cell>
          <table:table-cell table:style-name="ce1" table:formula="of:=[.BA5]&amp;&quot;,&quot;" office:value-type="string" office:string-value="51," calcext:value-type="string">
            <text:p>51,</text:p>
          </table:table-cell>
          <table:table-cell table:style-name="ce1" table:formula="of:=[.BB5]&amp;&quot;,&quot;" office:value-type="string" office:string-value="52," calcext:value-type="string">
            <text:p>52,</text:p>
          </table:table-cell>
          <table:table-cell table:style-name="ce1" table:formula="of:=[.BC5]&amp;&quot;,&quot;" office:value-type="string" office:string-value="53," calcext:value-type="string">
            <text:p>53,</text:p>
          </table:table-cell>
          <table:table-cell table:style-name="ce1" table:formula="of:=[.BD5]&amp;&quot;,&quot;" office:value-type="string" office:string-value="54," calcext:value-type="string">
            <text:p>54,</text:p>
          </table:table-cell>
          <table:table-cell table:style-name="ce1" table:formula="of:=[.BE5]&amp;&quot;,&quot;" office:value-type="string" office:string-value="55," calcext:value-type="string">
            <text:p>55,</text:p>
          </table:table-cell>
          <table:table-cell table:style-name="ce1" table:formula="of:=[.BF5]&amp;&quot;,&quot;" office:value-type="string" office:string-value="56," calcext:value-type="string">
            <text:p>56,</text:p>
          </table:table-cell>
          <table:table-cell table:style-name="ce1" table:formula="of:=[.BG5]&amp;&quot;,&quot;" office:value-type="string" office:string-value="57," calcext:value-type="string">
            <text:p>57,</text:p>
          </table:table-cell>
          <table:table-cell table:style-name="ce1" table:formula="of:=[.BH5]&amp;&quot;,&quot;" office:value-type="string" office:string-value="58," calcext:value-type="string">
            <text:p>58,</text:p>
          </table:table-cell>
          <table:table-cell table:style-name="ce1" table:formula="of:=[.BI5]&amp;&quot;,&quot;" office:value-type="string" office:string-value="59," calcext:value-type="string">
            <text:p>59,</text:p>
          </table:table-cell>
          <table:table-cell table:style-name="ce1" table:formula="of:=[.BJ5]&amp;&quot;,&quot;" office:value-type="string" office:string-value="60," calcext:value-type="string">
            <text:p>60,</text:p>
          </table:table-cell>
          <table:table-cell table:style-name="ce1" table:formula="of:=[.BK5]&amp;&quot;,&quot;" office:value-type="string" office:string-value="61," calcext:value-type="string">
            <text:p>61,</text:p>
          </table:table-cell>
          <table:table-cell table:style-name="ce1" table:formula="of:=[.BL5]&amp;&quot;,&quot;" office:value-type="string" office:string-value="62," calcext:value-type="string">
            <text:p>62,</text:p>
          </table:table-cell>
          <table:table-cell table:style-name="ce1" table:formula="of:=[.BM5]&amp;&quot;,&quot;" office:value-type="string" office:string-value="63," calcext:value-type="string">
            <text:p>63,</text:p>
          </table:table-cell>
          <table:table-cell table:style-name="ce1" table:formula="of:=[.BN5]&amp;&quot;,&quot;" office:value-type="string" office:string-value="64," calcext:value-type="string">
            <text:p>64,</text:p>
          </table:table-cell>
          <table:table-cell table:style-name="ce1" table:formula="of:=[.BO5]&amp;&quot;,&quot;" office:value-type="string" office:string-value="65," calcext:value-type="string">
            <text:p>65,</text:p>
          </table:table-cell>
          <table:table-cell table:style-name="ce1" table:formula="of:=[.BP5]&amp;&quot;,&quot;" office:value-type="string" office:string-value="66," calcext:value-type="string">
            <text:p>66,</text:p>
          </table:table-cell>
          <table:table-cell table:style-name="ce1" table:formula="of:=[.BQ5]&amp;&quot;,&quot;" office:value-type="string" office:string-value="67," calcext:value-type="string">
            <text:p>67,</text:p>
          </table:table-cell>
          <table:table-cell table:style-name="ce1" table:formula="of:=[.BR5]&amp;&quot;,&quot;" office:value-type="string" office:string-value="68," calcext:value-type="string">
            <text:p>68,</text:p>
          </table:table-cell>
          <table:table-cell table:style-name="ce1" table:formula="of:=[.BS5]&amp;&quot;,&quot;" office:value-type="string" office:string-value="69," calcext:value-type="string">
            <text:p>69,</text:p>
          </table:table-cell>
          <table:table-cell table:style-name="ce1" table:formula="of:=[.BT5]&amp;&quot;,&quot;" office:value-type="string" office:string-value="70," calcext:value-type="string">
            <text:p>70,</text:p>
          </table:table-cell>
          <table:table-cell table:style-name="ce1" table:formula="of:=[.BU5]&amp;&quot;,&quot;" office:value-type="string" office:string-value="71," calcext:value-type="string">
            <text:p>71,</text:p>
          </table:table-cell>
          <table:table-cell table:style-name="ce1" table:formula="of:=[.BV5]&amp;&quot;,&quot;" office:value-type="string" office:string-value="72," calcext:value-type="string">
            <text:p>72,</text:p>
          </table:table-cell>
          <table:table-cell table:style-name="ce1" table:formula="of:=[.BW5]&amp;&quot;,&quot;" office:value-type="string" office:string-value="73," calcext:value-type="string">
            <text:p>73,</text:p>
          </table:table-cell>
          <table:table-cell table:style-name="ce1" table:formula="of:=[.BX5]&amp;&quot;,&quot;" office:value-type="string" office:string-value="74," calcext:value-type="string">
            <text:p>74,</text:p>
          </table:table-cell>
          <table:table-cell table:style-name="ce1" table:formula="of:=[.BY5]&amp;&quot;,&quot;" office:value-type="string" office:string-value="75," calcext:value-type="string">
            <text:p>75,</text:p>
          </table:table-cell>
          <table:table-cell table:style-name="ce1" table:formula="of:=[.BZ5]&amp;&quot;,&quot;" office:value-type="string" office:string-value="76," calcext:value-type="string">
            <text:p>76,</text:p>
          </table:table-cell>
          <table:table-cell table:style-name="ce1" table:formula="of:=[.CA5]&amp;&quot;,&quot;" office:value-type="string" office:string-value="77," calcext:value-type="string">
            <text:p>77,</text:p>
          </table:table-cell>
          <table:table-cell table:style-name="ce1" table:formula="of:=[.CB5]&amp;&quot;,&quot;" office:value-type="string" office:string-value="78," calcext:value-type="string">
            <text:p>78,</text:p>
          </table:table-cell>
          <table:table-cell table:style-name="ce1" table:formula="of:=[.CC5]&amp;&quot;,&quot;" office:value-type="string" office:string-value="79," calcext:value-type="string">
            <text:p>79,</text:p>
          </table:table-cell>
          <table:table-cell table:style-name="ce1" table:formula="of:=[.CD5]&amp;&quot;,&quot;" office:value-type="string" office:string-value="80," calcext:value-type="string">
            <text:p>80,</text:p>
          </table:table-cell>
          <table:table-cell table:style-name="ce1" table:formula="of:=[.CE5]&amp;&quot;,&quot;" office:value-type="string" office:string-value="81," calcext:value-type="string">
            <text:p>81,</text:p>
          </table:table-cell>
          <table:table-cell table:style-name="ce1" table:formula="of:=[.CF5]&amp;&quot;,&quot;" office:value-type="string" office:string-value="82," calcext:value-type="string">
            <text:p>82,</text:p>
          </table:table-cell>
          <table:table-cell table:style-name="ce1" table:formula="of:=[.CG5]&amp;&quot;,&quot;" office:value-type="string" office:string-value="83," calcext:value-type="string">
            <text:p>83,</text:p>
          </table:table-cell>
          <table:table-cell table:style-name="ce1" table:formula="of:=[.CH5]&amp;&quot;,&quot;" office:value-type="string" office:string-value="84," calcext:value-type="string">
            <text:p>84,</text:p>
          </table:table-cell>
          <table:table-cell table:style-name="ce1" table:formula="of:=[.CI5]&amp;&quot;,&quot;" office:value-type="string" office:string-value="85," calcext:value-type="string">
            <text:p>85,</text:p>
          </table:table-cell>
          <table:table-cell table:style-name="ce1" table:formula="of:=[.CJ5]&amp;&quot;,&quot;" office:value-type="string" office:string-value="86," calcext:value-type="string">
            <text:p>86,</text:p>
          </table:table-cell>
          <table:table-cell table:style-name="ce1" table:formula="of:=[.CK5]&amp;&quot;,&quot;" office:value-type="string" office:string-value="87," calcext:value-type="string">
            <text:p>87,</text:p>
          </table:table-cell>
          <table:table-cell table:style-name="ce1" table:formula="of:=[.CL5]&amp;&quot;,&quot;" office:value-type="string" office:string-value="88," calcext:value-type="string">
            <text:p>88,</text:p>
          </table:table-cell>
          <table:table-cell table:style-name="ce1" table:formula="of:=[.CM5]&amp;&quot;,&quot;" office:value-type="string" office:string-value="89," calcext:value-type="string">
            <text:p>89,</text:p>
          </table:table-cell>
          <table:table-cell table:style-name="ce1" table:formula="of:=[.CN5]&amp;&quot;,&quot;" office:value-type="string" office:string-value="90," calcext:value-type="string">
            <text:p>90,</text:p>
          </table:table-cell>
          <table:table-cell table:style-name="ce1" table:formula="of:=[.CO5]&amp;&quot;,&quot;" office:value-type="string" office:string-value="91," calcext:value-type="string">
            <text:p>91,</text:p>
          </table:table-cell>
          <table:table-cell table:style-name="ce1" table:formula="of:=[.CP5]&amp;&quot;,&quot;" office:value-type="string" office:string-value="92," calcext:value-type="string">
            <text:p>92,</text:p>
          </table:table-cell>
          <table:table-cell table:style-name="ce1" table:formula="of:=[.CQ5]&amp;&quot;,&quot;" office:value-type="string" office:string-value="93," calcext:value-type="string">
            <text:p>93,</text:p>
          </table:table-cell>
          <table:table-cell table:style-name="ce1" table:formula="of:=[.CR5]&amp;&quot;,&quot;" office:value-type="string" office:string-value="94," calcext:value-type="string">
            <text:p>94,</text:p>
          </table:table-cell>
          <table:table-cell table:style-name="ce1" table:formula="of:=[.CS5]&amp;&quot;,&quot;" office:value-type="string" office:string-value="95," calcext:value-type="string">
            <text:p>95,</text:p>
          </table:table-cell>
          <table:table-cell table:style-name="ce1" table:formula="of:=[.CT5]&amp;&quot;,&quot;" office:value-type="string" office:string-value="96," calcext:value-type="string">
            <text:p>96,</text:p>
          </table:table-cell>
          <table:table-cell table:style-name="ce1" table:formula="of:=[.CU5]&amp;&quot;,&quot;" office:value-type="string" office:string-value="97," calcext:value-type="string">
            <text:p>97,</text:p>
          </table:table-cell>
          <table:table-cell table:style-name="ce1" table:formula="of:=[.CV5]&amp;&quot;,&quot;" office:value-type="string" office:string-value="98," calcext:value-type="string">
            <text:p>98,</text:p>
          </table:table-cell>
          <table:table-cell table:style-name="ce1" table:formula="of:=[.CW5]&amp;&quot;,&quot;" office:value-type="string" office:string-value="99," calcext:value-type="string">
            <text:p>99,</text:p>
          </table:table-cell>
          <table:table-cell table:style-name="ce1" table:formula="of:=[.CX5]&amp;&quot;,&quot;" office:value-type="string" office:string-value="100," calcext:value-type="string">
            <text:p>100,</text:p>
          </table:table-cell>
          <table:table-cell table:style-name="ce1" table:formula="of:=[.CY5]&amp;&quot;,&quot;" office:value-type="string" office:string-value="101," calcext:value-type="string">
            <text:p>101,</text:p>
          </table:table-cell>
          <table:table-cell table:style-name="ce1" table:formula="of:=[.CZ5]&amp;&quot;,&quot;" office:value-type="string" office:string-value="102," calcext:value-type="string">
            <text:p>102,</text:p>
          </table:table-cell>
          <table:table-cell table:style-name="ce1" table:formula="of:=[.DA5]&amp;&quot;,&quot;" office:value-type="string" office:string-value="103," calcext:value-type="string">
            <text:p>103,</text:p>
          </table:table-cell>
          <table:table-cell table:style-name="ce1" table:formula="of:=[.DB5]&amp;&quot;,&quot;" office:value-type="string" office:string-value="104," calcext:value-type="string">
            <text:p>104,</text:p>
          </table:table-cell>
          <table:table-cell table:style-name="ce1" table:formula="of:=[.DC5]&amp;&quot;,&quot;" office:value-type="string" office:string-value="105," calcext:value-type="string">
            <text:p>105,</text:p>
          </table:table-cell>
          <table:table-cell table:style-name="ce1" table:formula="of:=[.DD5]&amp;&quot;,&quot;" office:value-type="string" office:string-value="106," calcext:value-type="string">
            <text:p>106,</text:p>
          </table:table-cell>
          <table:table-cell table:style-name="ce1" table:formula="of:=[.DE5]&amp;&quot;,&quot;" office:value-type="string" office:string-value="107," calcext:value-type="string">
            <text:p>107,</text:p>
          </table:table-cell>
          <table:table-cell table:style-name="ce1" table:formula="of:=[.DF5]&amp;&quot;,&quot;" office:value-type="string" office:string-value="108," calcext:value-type="string">
            <text:p>108,</text:p>
          </table:table-cell>
          <table:table-cell table:style-name="ce1" table:formula="of:=[.DG5]&amp;&quot;,&quot;" office:value-type="string" office:string-value="109," calcext:value-type="string">
            <text:p>109,</text:p>
          </table:table-cell>
          <table:table-cell table:style-name="ce1" table:formula="of:=[.DH5]&amp;&quot;,&quot;" office:value-type="string" office:string-value="110," calcext:value-type="string">
            <text:p>110,</text:p>
          </table:table-cell>
          <table:table-cell table:style-name="ce1" table:formula="of:=[.DI5]&amp;&quot;,&quot;" office:value-type="string" office:string-value="111," calcext:value-type="string">
            <text:p>111,</text:p>
          </table:table-cell>
          <table:table-cell table:style-name="ce1" table:formula="of:=[.DJ5]&amp;&quot;,&quot;" office:value-type="string" office:string-value="112," calcext:value-type="string">
            <text:p>112,</text:p>
          </table:table-cell>
          <table:table-cell table:style-name="ce1" table:formula="of:=[.DK5]&amp;&quot;,&quot;" office:value-type="string" office:string-value="113," calcext:value-type="string">
            <text:p>113,</text:p>
          </table:table-cell>
          <table:table-cell table:style-name="ce1" table:formula="of:=[.DL5]&amp;&quot;,&quot;" office:value-type="string" office:string-value="114," calcext:value-type="string">
            <text:p>114,</text:p>
          </table:table-cell>
          <table:table-cell table:style-name="ce1" table:formula="of:=[.DM5]&amp;&quot;,&quot;" office:value-type="string" office:string-value="115," calcext:value-type="string">
            <text:p>115,</text:p>
          </table:table-cell>
          <table:table-cell table:style-name="ce1" table:formula="of:=[.DN5]&amp;&quot;,&quot;" office:value-type="string" office:string-value="116," calcext:value-type="string">
            <text:p>116,</text:p>
          </table:table-cell>
          <table:table-cell table:style-name="ce1" table:formula="of:=[.DO5]&amp;&quot;,&quot;" office:value-type="string" office:string-value="117," calcext:value-type="string">
            <text:p>117,</text:p>
          </table:table-cell>
          <table:table-cell table:style-name="ce1" table:formula="of:=[.DP5]&amp;&quot;,&quot;" office:value-type="string" office:string-value="118," calcext:value-type="string">
            <text:p>118,</text:p>
          </table:table-cell>
          <table:table-cell table:style-name="ce1" table:formula="of:=[.DQ5]&amp;&quot;,&quot;" office:value-type="string" office:string-value="119," calcext:value-type="string">
            <text:p>119,</text:p>
          </table:table-cell>
          <table:table-cell table:style-name="ce1" table:formula="of:=[.DR5]&amp;&quot;,&quot;" office:value-type="string" office:string-value="120," calcext:value-type="string">
            <text:p>120,</text:p>
          </table:table-cell>
          <table:table-cell table:style-name="ce1" table:formula="of:=[.DS5]&amp;&quot;,&quot;" office:value-type="string" office:string-value="121," calcext:value-type="string">
            <text:p>121,</text:p>
          </table:table-cell>
          <table:table-cell table:style-name="ce1" table:formula="of:=[.DT5]&amp;&quot;,&quot;" office:value-type="string" office:string-value="122," calcext:value-type="string">
            <text:p>122,</text:p>
          </table:table-cell>
          <table:table-cell table:style-name="ce1" table:formula="of:=[.DU5]&amp;&quot;,&quot;" office:value-type="string" office:string-value="123," calcext:value-type="string">
            <text:p>123,</text:p>
          </table:table-cell>
          <table:table-cell table:style-name="ce1" table:formula="of:=[.DV5]&amp;&quot;,&quot;" office:value-type="string" office:string-value="124," calcext:value-type="string">
            <text:p>124,</text:p>
          </table:table-cell>
          <table:table-cell table:style-name="ce1" table:formula="of:=[.DW5]&amp;&quot;,&quot;" office:value-type="string" office:string-value="125," calcext:value-type="string">
            <text:p>125,</text:p>
          </table:table-cell>
          <table:table-cell table:style-name="ce1" table:formula="of:=[.DX5]&amp;&quot;,&quot;" office:value-type="string" office:string-value="126," calcext:value-type="string">
            <text:p>126,</text:p>
          </table:table-cell>
          <table:table-cell table:style-name="ce1" table:formula="of:=[.DY5]&amp;&quot;,&quot;" office:value-type="string" office:string-value="127," calcext:value-type="string">
            <text:p>127,</text:p>
          </table:table-cell>
          <table:table-cell table:style-name="ce1" table:formula="of:=[.DZ5]&amp;&quot;,&quot;" office:value-type="string" office:string-value="128," calcext:value-type="string">
            <text:p>128,</text:p>
          </table:table-cell>
          <table:table-cell table:style-name="ce1" table:formula="of:=[.EA5]&amp;&quot;,&quot;" office:value-type="string" office:string-value="129," calcext:value-type="string">
            <text:p>129,</text:p>
          </table:table-cell>
          <table:table-cell table:style-name="ce1" table:formula="of:=[.EB5]&amp;&quot;,&quot;" office:value-type="string" office:string-value="130," calcext:value-type="string">
            <text:p>130,</text:p>
          </table:table-cell>
          <table:table-cell table:style-name="ce1" table:formula="of:=[.EC5]&amp;&quot;,&quot;" office:value-type="string" office:string-value="131," calcext:value-type="string">
            <text:p>131,</text:p>
          </table:table-cell>
          <table:table-cell table:style-name="ce1" table:formula="of:=[.ED5]&amp;&quot;,&quot;" office:value-type="string" office:string-value="132," calcext:value-type="string">
            <text:p>132,</text:p>
          </table:table-cell>
          <table:table-cell table:style-name="ce1" table:formula="of:=[.EE5]&amp;&quot;,&quot;" office:value-type="string" office:string-value="133," calcext:value-type="string">
            <text:p>133,</text:p>
          </table:table-cell>
          <table:table-cell table:style-name="ce1" table:formula="of:=[.EF5]&amp;&quot;,&quot;" office:value-type="string" office:string-value="134," calcext:value-type="string">
            <text:p>134,</text:p>
          </table:table-cell>
          <table:table-cell table:style-name="ce1" table:formula="of:=[.EG5]&amp;&quot;,&quot;" office:value-type="string" office:string-value="135," calcext:value-type="string">
            <text:p>135,</text:p>
          </table:table-cell>
          <table:table-cell table:style-name="ce1" table:formula="of:=[.EH5]&amp;&quot;,&quot;" office:value-type="string" office:string-value="136," calcext:value-type="string">
            <text:p>136,</text:p>
          </table:table-cell>
          <table:table-cell table:style-name="ce1" table:formula="of:=[.EI5]&amp;&quot;,&quot;" office:value-type="string" office:string-value="137," calcext:value-type="string">
            <text:p>137,</text:p>
          </table:table-cell>
          <table:table-cell table:style-name="ce1" table:formula="of:=[.EJ5]&amp;&quot;,&quot;" office:value-type="string" office:string-value="138," calcext:value-type="string">
            <text:p>138,</text:p>
          </table:table-cell>
          <table:table-cell table:style-name="ce1" table:formula="of:=[.EK5]&amp;&quot;,&quot;" office:value-type="string" office:string-value="139," calcext:value-type="string">
            <text:p>139,</text:p>
          </table:table-cell>
          <table:table-cell table:style-name="ce1" table:formula="of:=[.EL5]&amp;&quot;,&quot;" office:value-type="string" office:string-value="140," calcext:value-type="string">
            <text:p>140,</text:p>
          </table:table-cell>
          <table:table-cell table:style-name="ce1" table:formula="of:=[.EM5]&amp;&quot;,&quot;" office:value-type="string" office:string-value="141," calcext:value-type="string">
            <text:p>141,</text:p>
          </table:table-cell>
          <table:table-cell table:style-name="ce1" table:formula="of:=[.EN5]&amp;&quot;,&quot;" office:value-type="string" office:string-value="142," calcext:value-type="string">
            <text:p>142,</text:p>
          </table:table-cell>
          <table:table-cell table:style-name="ce1" table:formula="of:=[.EO5]&amp;&quot;,&quot;" office:value-type="string" office:string-value="143," calcext:value-type="string">
            <text:p>143,</text:p>
          </table:table-cell>
          <table:table-cell table:style-name="ce1" table:formula="of:=[.EP5]&amp;&quot;,&quot;" office:value-type="string" office:string-value="144," calcext:value-type="string">
            <text:p>144,</text:p>
          </table:table-cell>
          <table:table-cell table:style-name="ce1" table:formula="of:=[.EQ5]&amp;&quot;,&quot;" office:value-type="string" office:string-value="145," calcext:value-type="string">
            <text:p>145,</text:p>
          </table:table-cell>
          <table:table-cell table:style-name="ce1" table:formula="of:=[.ER5]&amp;&quot;,&quot;" office:value-type="string" office:string-value="146," calcext:value-type="string">
            <text:p>146,</text:p>
          </table:table-cell>
          <table:table-cell table:style-name="ce1" table:formula="of:=[.ES5]&amp;&quot;,&quot;" office:value-type="string" office:string-value="147," calcext:value-type="string">
            <text:p>147,</text:p>
          </table:table-cell>
          <table:table-cell table:style-name="ce1" table:formula="of:=[.ET5]&amp;&quot;,&quot;" office:value-type="string" office:string-value="148," calcext:value-type="string">
            <text:p>148,</text:p>
          </table:table-cell>
          <table:table-cell table:style-name="ce1" table:formula="of:=[.EU5]&amp;&quot;,&quot;" office:value-type="string" office:string-value="149," calcext:value-type="string">
            <text:p>149,</text:p>
          </table:table-cell>
          <table:table-cell table:style-name="ce1" table:formula="of:=[.EV5]&amp;&quot;,&quot;" office:value-type="string" office:string-value="150," calcext:value-type="string">
            <text:p>150,</text:p>
          </table:table-cell>
          <table:table-cell table:style-name="ce1" table:formula="of:=[.EW5]&amp;&quot;,&quot;" office:value-type="string" office:string-value="151," calcext:value-type="string">
            <text:p>151,</text:p>
          </table:table-cell>
          <table:table-cell table:style-name="ce1" table:formula="of:=[.EX5]&amp;&quot;,&quot;" office:value-type="string" office:string-value="152," calcext:value-type="string">
            <text:p>152,</text:p>
          </table:table-cell>
          <table:table-cell table:style-name="ce1" table:formula="of:=[.EY5]&amp;&quot;,&quot;" office:value-type="string" office:string-value="153," calcext:value-type="string">
            <text:p>153,</text:p>
          </table:table-cell>
          <table:table-cell table:style-name="ce1" table:formula="of:=[.EZ5]&amp;&quot;,&quot;" office:value-type="string" office:string-value="154," calcext:value-type="string">
            <text:p>154,</text:p>
          </table:table-cell>
          <table:table-cell table:style-name="ce1" table:formula="of:=[.FA5]&amp;&quot;,&quot;" office:value-type="string" office:string-value="155," calcext:value-type="string">
            <text:p>155,</text:p>
          </table:table-cell>
          <table:table-cell table:style-name="ce1" table:formula="of:=[.FB5]&amp;&quot;,&quot;" office:value-type="string" office:string-value="156," calcext:value-type="string">
            <text:p>156,</text:p>
          </table:table-cell>
          <table:table-cell table:style-name="ce1" table:formula="of:=[.FC5]&amp;&quot;,&quot;" office:value-type="string" office:string-value="157," calcext:value-type="string">
            <text:p>157,</text:p>
          </table:table-cell>
          <table:table-cell table:style-name="ce1" table:formula="of:=[.FD5]&amp;&quot;,&quot;" office:value-type="string" office:string-value="158," calcext:value-type="string">
            <text:p>158,</text:p>
          </table:table-cell>
          <table:table-cell table:style-name="ce1" table:formula="of:=[.FE5]&amp;&quot;,&quot;" office:value-type="string" office:string-value="159," calcext:value-type="string">
            <text:p>159,</text:p>
          </table:table-cell>
          <table:table-cell table:style-name="ce1" table:formula="of:=[.FF5]&amp;&quot;,&quot;" office:value-type="string" office:string-value="160," calcext:value-type="string">
            <text:p>160,</text:p>
          </table:table-cell>
          <table:table-cell table:style-name="ce1" table:formula="of:=[.FG5]&amp;&quot;,&quot;" office:value-type="string" office:string-value="161," calcext:value-type="string">
            <text:p>161,</text:p>
          </table:table-cell>
          <table:table-cell table:style-name="ce1" table:formula="of:=[.FH5]&amp;&quot;,&quot;" office:value-type="string" office:string-value="162," calcext:value-type="string">
            <text:p>162,</text:p>
          </table:table-cell>
          <table:table-cell table:style-name="ce1" table:formula="of:=[.FI5]&amp;&quot;,&quot;" office:value-type="string" office:string-value="163," calcext:value-type="string">
            <text:p>163,</text:p>
          </table:table-cell>
          <table:table-cell table:style-name="ce1" table:formula="of:=[.FJ5]&amp;&quot;,&quot;" office:value-type="string" office:string-value="164," calcext:value-type="string">
            <text:p>164,</text:p>
          </table:table-cell>
          <table:table-cell table:style-name="ce1" table:formula="of:=[.FK5]&amp;&quot;,&quot;" office:value-type="string" office:string-value="165," calcext:value-type="string">
            <text:p>165,</text:p>
          </table:table-cell>
          <table:table-cell table:style-name="ce1" table:formula="of:=[.FL5]&amp;&quot;,&quot;" office:value-type="string" office:string-value="166," calcext:value-type="string">
            <text:p>166,</text:p>
          </table:table-cell>
          <table:table-cell table:style-name="ce1" table:formula="of:=[.FM5]&amp;&quot;,&quot;" office:value-type="string" office:string-value="167," calcext:value-type="string">
            <text:p>167,</text:p>
          </table:table-cell>
          <table:table-cell table:style-name="ce1" table:formula="of:=[.FN5]&amp;&quot;,&quot;" office:value-type="string" office:string-value="168," calcext:value-type="string">
            <text:p>168,</text:p>
          </table:table-cell>
          <table:table-cell table:style-name="ce1" table:formula="of:=[.FO5]&amp;&quot;,&quot;" office:value-type="string" office:string-value="169," calcext:value-type="string">
            <text:p>169,</text:p>
          </table:table-cell>
          <table:table-cell table:style-name="ce1" table:formula="of:=[.FP5]&amp;&quot;,&quot;" office:value-type="string" office:string-value="170," calcext:value-type="string">
            <text:p>170,</text:p>
          </table:table-cell>
          <table:table-cell table:style-name="ce1" table:formula="of:=[.FQ5]&amp;&quot;,&quot;" office:value-type="string" office:string-value="171," calcext:value-type="string">
            <text:p>171,</text:p>
          </table:table-cell>
          <table:table-cell table:style-name="ce1" table:formula="of:=[.FR5]&amp;&quot;,&quot;" office:value-type="string" office:string-value="172," calcext:value-type="string">
            <text:p>172,</text:p>
          </table:table-cell>
          <table:table-cell table:style-name="ce1" table:formula="of:=[.FS5]&amp;&quot;,&quot;" office:value-type="string" office:string-value="173," calcext:value-type="string">
            <text:p>173,</text:p>
          </table:table-cell>
          <table:table-cell table:style-name="ce1" table:formula="of:=[.FT5]&amp;&quot;,&quot;" office:value-type="string" office:string-value="174," calcext:value-type="string">
            <text:p>174,</text:p>
          </table:table-cell>
          <table:table-cell table:style-name="ce1" table:formula="of:=[.FU5]&amp;&quot;,&quot;" office:value-type="string" office:string-value="175," calcext:value-type="string">
            <text:p>175,</text:p>
          </table:table-cell>
          <table:table-cell table:style-name="ce1" table:formula="of:=[.FV5]&amp;&quot;,&quot;" office:value-type="string" office:string-value="176," calcext:value-type="string">
            <text:p>176,</text:p>
          </table:table-cell>
          <table:table-cell table:style-name="ce1" table:formula="of:=[.FW5]&amp;&quot;,&quot;" office:value-type="string" office:string-value="177," calcext:value-type="string">
            <text:p>177,</text:p>
          </table:table-cell>
          <table:table-cell table:style-name="ce1" table:formula="of:=[.FX5]&amp;&quot;,&quot;" office:value-type="string" office:string-value="178," calcext:value-type="string">
            <text:p>178,</text:p>
          </table:table-cell>
          <table:table-cell table:style-name="ce1" table:formula="of:=[.FY5]&amp;&quot;,&quot;" office:value-type="string" office:string-value="179," calcext:value-type="string">
            <text:p>179,</text:p>
          </table:table-cell>
          <table:table-cell table:style-name="ce1" table:formula="of:=[.FZ5]&amp;&quot;,&quot;" office:value-type="string" office:string-value="180," calcext:value-type="string">
            <text:p>180,</text:p>
          </table:table-cell>
          <table:table-cell table:style-name="ce1" table:formula="of:=[.GA5]&amp;&quot;,&quot;" office:value-type="string" office:string-value="181," calcext:value-type="string">
            <text:p>181,</text:p>
          </table:table-cell>
          <table:table-cell table:style-name="ce1" table:formula="of:=[.GB5]&amp;&quot;,&quot;" office:value-type="string" office:string-value="182," calcext:value-type="string">
            <text:p>182,</text:p>
          </table:table-cell>
          <table:table-cell table:style-name="ce1" table:formula="of:=[.GC5]&amp;&quot;,&quot;" office:value-type="string" office:string-value="183," calcext:value-type="string">
            <text:p>183,</text:p>
          </table:table-cell>
          <table:table-cell table:style-name="ce1" table:formula="of:=[.GD5]&amp;&quot;,&quot;" office:value-type="string" office:string-value="184," calcext:value-type="string">
            <text:p>184,</text:p>
          </table:table-cell>
          <table:table-cell table:style-name="ce1" table:formula="of:=[.GE5]&amp;&quot;,&quot;" office:value-type="string" office:string-value="185," calcext:value-type="string">
            <text:p>185,</text:p>
          </table:table-cell>
          <table:table-cell table:style-name="ce1" table:formula="of:=[.GF5]&amp;&quot;,&quot;" office:value-type="string" office:string-value="186," calcext:value-type="string">
            <text:p>186,</text:p>
          </table:table-cell>
          <table:table-cell table:style-name="ce1" table:formula="of:=[.GG5]&amp;&quot;,&quot;" office:value-type="string" office:string-value="187," calcext:value-type="string">
            <text:p>187,</text:p>
          </table:table-cell>
          <table:table-cell table:style-name="ce1" table:formula="of:=[.GH5]&amp;&quot;,&quot;" office:value-type="string" office:string-value="188," calcext:value-type="string">
            <text:p>188,</text:p>
          </table:table-cell>
          <table:table-cell table:style-name="ce1" table:formula="of:=[.GI5]&amp;&quot;,&quot;" office:value-type="string" office:string-value="189," calcext:value-type="string">
            <text:p>189,</text:p>
          </table:table-cell>
          <table:table-cell table:style-name="ce1" table:formula="of:=[.GJ5]&amp;&quot;,&quot;" office:value-type="string" office:string-value="190," calcext:value-type="string">
            <text:p>190,</text:p>
          </table:table-cell>
          <table:table-cell table:style-name="ce1" table:formula="of:=[.GK5]&amp;&quot;,&quot;" office:value-type="string" office:string-value="191," calcext:value-type="string">
            <text:p>191,</text:p>
          </table:table-cell>
          <table:table-cell table:style-name="ce1" table:formula="of:=[.GL5]&amp;&quot;,&quot;" office:value-type="string" office:string-value="192," calcext:value-type="string">
            <text:p>192,</text:p>
          </table:table-cell>
          <table:table-cell table:style-name="ce1" table:formula="of:=[.GM5]&amp;&quot;,&quot;" office:value-type="string" office:string-value="193," calcext:value-type="string">
            <text:p>193,</text:p>
          </table:table-cell>
          <table:table-cell table:style-name="ce1" table:formula="of:=[.GN5]&amp;&quot;,&quot;" office:value-type="string" office:string-value="194," calcext:value-type="string">
            <text:p>194,</text:p>
          </table:table-cell>
          <table:table-cell table:style-name="ce1" table:formula="of:=[.GO5]&amp;&quot;,&quot;" office:value-type="string" office:string-value="195," calcext:value-type="string">
            <text:p>195,</text:p>
          </table:table-cell>
          <table:table-cell table:style-name="ce1" table:formula="of:=[.GP5]&amp;&quot;,&quot;" office:value-type="string" office:string-value="," calcext:value-type="string">
            <text:p>,</text:p>
          </table:table-cell>
          <table:table-cell table:style-name="ce1" table:formula="of:=[.GQ5]&amp;&quot;,&quot;" office:value-type="string" office:string-value="," calcext:value-type="string">
            <text:p>,</text:p>
          </table:table-cell>
          <table:table-cell table:style-name="ce1" table:formula="of:=[.GR5]&amp;&quot;,&quot;" office:value-type="string" office:string-value="," calcext:value-type="string">
            <text:p>,</text:p>
          </table:table-cell>
          <table:table-cell table:style-name="ce1" table:formula="of:=[.GS5]&amp;&quot;,&quot;" office:value-type="string" office:string-value="," calcext:value-type="string">
            <text:p>,</text:p>
          </table:table-cell>
          <table:table-cell table:style-name="ce1" table:formula="of:=[.GT5]&amp;&quot;,&quot;" office:value-type="string" office:string-value="," calcext:value-type="string">
            <text:p>,</text:p>
          </table:table-cell>
          <table:table-cell table:style-name="ce1" table:formula="of:=[.GU5]&amp;&quot;,&quot;" office:value-type="string" office:string-value="," calcext:value-type="string">
            <text:p>,</text:p>
          </table:table-cell>
          <table:table-cell table:style-name="ce1" table:formula="of:=[.GV5]&amp;&quot;,&quot;" office:value-type="string" office:string-value="," calcext:value-type="string">
            <text:p>,</text:p>
          </table:table-cell>
          <table:table-cell table:style-name="ce1" table:formula="of:=[.GW5]&amp;&quot;,&quot;" office:value-type="string" office:string-value="," calcext:value-type="string">
            <text:p>,</text:p>
          </table:table-cell>
          <table:table-cell table:style-name="ce1" table:formula="of:=[.GX5]&amp;&quot;,&quot;" office:value-type="string" office:string-value="," calcext:value-type="string">
            <text:p>,</text:p>
          </table:table-cell>
          <table:table-cell table:style-name="ce1" table:formula="of:=[.GY5]&amp;&quot;,&quot;" office:value-type="string" office:string-value="," calcext:value-type="string">
            <text:p>,</text:p>
          </table:table-cell>
          <table:table-cell table:style-name="ce1" table:formula="of:=[.GZ5]&amp;&quot;,&quot;" office:value-type="string" office:string-value="," calcext:value-type="string">
            <text:p>,</text:p>
          </table:table-cell>
          <table:table-cell table:style-name="ce1" table:formula="of:=[.HA5]&amp;&quot;,&quot;" office:value-type="string" office:string-value="," calcext:value-type="string">
            <text:p>,</text:p>
          </table:table-cell>
          <table:table-cell table:style-name="ce1" table:formula="of:=[.HB5]&amp;&quot;,&quot;" office:value-type="string" office:string-value="," calcext:value-type="string">
            <text:p>,</text:p>
          </table:table-cell>
          <table:table-cell table:style-name="ce1" table:formula="of:=[.HC5]&amp;&quot;,&quot;" office:value-type="string" office:string-value="," calcext:value-type="string">
            <text:p>,</text:p>
          </table:table-cell>
          <table:table-cell table:style-name="ce1" table:formula="of:=[.HD5]&amp;&quot;,&quot;" office:value-type="string" office:string-value="," calcext:value-type="string">
            <text:p>,</text:p>
          </table:table-cell>
          <table:table-cell table:style-name="ce1" table:formula="of:=[.HE5]&amp;&quot;,&quot;" office:value-type="string" office:string-value="," calcext:value-type="string">
            <text:p>,</text:p>
          </table:table-cell>
          <table:table-cell table:style-name="ce1" table:formula="of:=[.HF5]&amp;&quot;,&quot;" office:value-type="string" office:string-value="," calcext:value-type="string">
            <text:p>,</text:p>
          </table:table-cell>
          <table:table-cell table:style-name="ce1" table:formula="of:=[.HG5]&amp;&quot;,&quot;" office:value-type="string" office:string-value="," calcext:value-type="string">
            <text:p>,</text:p>
          </table:table-cell>
          <table:table-cell table:style-name="ce1" table:formula="of:=[.HH5]&amp;&quot;,&quot;" office:value-type="string" office:string-value="," calcext:value-type="string">
            <text:p>,</text:p>
          </table:table-cell>
          <table:table-cell table:style-name="ce1" table:formula="of:=[.HI5]&amp;&quot;,&quot;" office:value-type="string" office:string-value="," calcext:value-type="string">
            <text:p>,</text:p>
          </table:table-cell>
          <table:table-cell table:style-name="ce1" table:formula="of:=[.HJ5]&amp;&quot;,&quot;" office:value-type="string" office:string-value="," calcext:value-type="string">
            <text:p>,</text:p>
          </table:table-cell>
          <table:table-cell table:style-name="ce1" table:formula="of:=[.HK5]&amp;&quot;,&quot;" office:value-type="string" office:string-value="," calcext:value-type="string">
            <text:p>,</text:p>
          </table:table-cell>
          <table:table-cell table:style-name="ce1" table:formula="of:=[.HL5]&amp;&quot;,&quot;" office:value-type="string" office:string-value="," calcext:value-type="string">
            <text:p>,</text:p>
          </table:table-cell>
          <table:table-cell table:style-name="ce1" table:formula="of:=[.HM5]&amp;&quot;,&quot;" office:value-type="string" office:string-value="," calcext:value-type="string">
            <text:p>,</text:p>
          </table:table-cell>
          <table:table-cell table:style-name="ce1" table:formula="of:=[.HN5]&amp;&quot;,&quot;" office:value-type="string" office:string-value="," calcext:value-type="string">
            <text:p>,</text:p>
          </table:table-cell>
          <table:table-cell table:style-name="ce1" table:formula="of:=[.HO5]&amp;&quot;,&quot;" office:value-type="string" office:string-value="," calcext:value-type="string">
            <text:p>,</text:p>
          </table:table-cell>
          <table:table-cell table:style-name="ce1" table:formula="of:=[.HP5]&amp;&quot;,&quot;" office:value-type="string" office:string-value="," calcext:value-type="string">
            <text:p>,</text:p>
          </table:table-cell>
          <table:table-cell table:style-name="ce1" table:formula="of:=[.HQ5]&amp;&quot;,&quot;" office:value-type="string" office:string-value="," calcext:value-type="string">
            <text:p>,</text:p>
          </table:table-cell>
          <table:table-cell table:style-name="ce1" table:formula="of:=[.HR5]&amp;&quot;,&quot;" office:value-type="string" office:string-value="," calcext:value-type="string">
            <text:p>,</text:p>
          </table:table-cell>
          <table:table-cell table:style-name="ce1" table:formula="of:=[.HS5]&amp;&quot;,&quot;" office:value-type="string" office:string-value="," calcext:value-type="string">
            <text:p>,</text:p>
          </table:table-cell>
          <table:table-cell table:style-name="ce1" table:formula="of:=[.HT5]&amp;&quot;,&quot;" office:value-type="string" office:string-value="," calcext:value-type="string">
            <text:p>,</text:p>
          </table:table-cell>
          <table:table-cell table:style-name="ce1" table:formula="of:=[.HU5]&amp;&quot;,&quot;" office:value-type="string" office:string-value="," calcext:value-type="string">
            <text:p>,</text:p>
          </table:table-cell>
          <table:table-cell table:style-name="ce1" table:formula="of:=[.HV5]&amp;&quot;,&quot;" office:value-type="string" office:string-value="," calcext:value-type="string">
            <text:p>,</text:p>
          </table:table-cell>
          <table:table-cell table:style-name="ce1" table:formula="of:=[.HW5]&amp;&quot;,&quot;" office:value-type="string" office:string-value="," calcext:value-type="string">
            <text:p>,</text:p>
          </table:table-cell>
          <table:table-cell table:style-name="ce1" table:formula="of:=[.HX5]&amp;&quot;,&quot;" office:value-type="string" office:string-value="," calcext:value-type="string">
            <text:p>,</text:p>
          </table:table-cell>
          <table:table-cell table:style-name="ce1" table:formula="of:=[.HY5]&amp;&quot;,&quot;" office:value-type="string" office:string-value="," calcext:value-type="string">
            <text:p>,</text:p>
          </table:table-cell>
          <table:table-cell table:style-name="ce1" table:formula="of:=[.HZ5]&amp;&quot;,&quot;" office:value-type="string" office:string-value="," calcext:value-type="string">
            <text:p>,</text:p>
          </table:table-cell>
          <table:table-cell table:style-name="ce1" table:formula="of:=[.IA5]&amp;&quot;,&quot;" office:value-type="string" office:string-value="," calcext:value-type="string">
            <text:p>,</text:p>
          </table:table-cell>
          <table:table-cell table:style-name="ce1" table:formula="of:=[.IB5]&amp;&quot;,&quot;" office:value-type="string" office:string-value="," calcext:value-type="string">
            <text:p>,</text:p>
          </table:table-cell>
          <table:table-cell table:style-name="ce1" table:formula="of:=[.IC5]&amp;&quot;,&quot;" office:value-type="string" office:string-value="," calcext:value-type="string">
            <text:p>,</text:p>
          </table:table-cell>
          <table:table-cell table:style-name="ce1" table:formula="of:=[.ID5]&amp;&quot;,&quot;" office:value-type="string" office:string-value="," calcext:value-type="string">
            <text:p>,</text:p>
          </table:table-cell>
          <table:table-cell table:style-name="ce1" table:formula="of:=[.IE5]&amp;&quot;,&quot;" office:value-type="string" office:string-value="," calcext:value-type="string">
            <text:p>,</text:p>
          </table:table-cell>
          <table:table-cell table:style-name="ce1" table:formula="of:=[.IF5]&amp;&quot;,&quot;" office:value-type="string" office:string-value="," calcext:value-type="string">
            <text:p>,</text:p>
          </table:table-cell>
          <table:table-cell table:style-name="ce1" table:formula="of:=[.IG5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4 LUT</text:p>
          </table:table-cell>
          <table:table-cell table:style-name="ce1" table:formula="of:=&quot;{ &quot;&amp;[.B6]&amp;&quot;,&quot;" office:value-type="string" office:string-value="{ ," calcext:value-type="string">
            <text:p>{ ,</text:p>
          </table:table-cell>
          <table:table-cell table:style-name="ce1" table:formula="of:=[.C6]&amp;&quot;,&quot;" office:value-type="string" office:string-value="," calcext:value-type="string">
            <text:p>,</text:p>
          </table:table-cell>
          <table:table-cell table:style-name="ce1" table:formula="of:=[.D6]&amp;&quot;,&quot;" office:value-type="string" office:string-value="," calcext:value-type="string">
            <text:p>,</text:p>
          </table:table-cell>
          <table:table-cell table:style-name="ce1" table:formula="of:=[.E6]&amp;&quot;,&quot;" office:value-type="string" office:string-value="," calcext:value-type="string">
            <text:p>,</text:p>
          </table:table-cell>
          <table:table-cell table:style-name="ce1" table:formula="of:=[.F6]&amp;&quot;,&quot;" office:value-type="string" office:string-value="," calcext:value-type="string">
            <text:p>,</text:p>
          </table:table-cell>
          <table:table-cell table:style-name="ce1" table:formula="of:=[.G6]&amp;&quot;,&quot;" office:value-type="string" office:string-value="," calcext:value-type="string">
            <text:p>,</text:p>
          </table:table-cell>
          <table:table-cell table:style-name="ce1" table:formula="of:=[.H6]&amp;&quot;,&quot;" office:value-type="string" office:string-value="," calcext:value-type="string">
            <text:p>,</text:p>
          </table:table-cell>
          <table:table-cell table:style-name="ce1" table:formula="of:=[.I6]&amp;&quot;,&quot;" office:value-type="string" office:string-value="," calcext:value-type="string">
            <text:p>,</text:p>
          </table:table-cell>
          <table:table-cell table:style-name="ce1" table:formula="of:=[.J6]&amp;&quot;,&quot;" office:value-type="string" office:string-value="," calcext:value-type="string">
            <text:p>,</text:p>
          </table:table-cell>
          <table:table-cell table:style-name="ce1" table:formula="of:=[.K6]&amp;&quot;,&quot;" office:value-type="string" office:string-value="," calcext:value-type="string">
            <text:p>,</text:p>
          </table:table-cell>
          <table:table-cell table:style-name="ce1" table:formula="of:=[.L6]&amp;&quot;,&quot;" office:value-type="string" office:string-value="," calcext:value-type="string">
            <text:p>,</text:p>
          </table:table-cell>
          <table:table-cell table:style-name="ce1" table:formula="of:=[.M6]&amp;&quot;,&quot;" office:value-type="string" office:string-value="," calcext:value-type="string">
            <text:p>,</text:p>
          </table:table-cell>
          <table:table-cell table:style-name="ce1" table:formula="of:=[.N6]&amp;&quot;,&quot;" office:value-type="string" office:string-value="," calcext:value-type="string">
            <text:p>,</text:p>
          </table:table-cell>
          <table:table-cell table:style-name="ce1" table:formula="of:=[.O6]&amp;&quot;,&quot;" office:value-type="string" office:string-value="," calcext:value-type="string">
            <text:p>,</text:p>
          </table:table-cell>
          <table:table-cell table:style-name="ce1" table:formula="of:=[.P6]&amp;&quot;,&quot;" office:value-type="string" office:string-value="," calcext:value-type="string">
            <text:p>,</text:p>
          </table:table-cell>
          <table:table-cell table:style-name="ce1" table:formula="of:=[.Q6]&amp;&quot;,&quot;" office:value-type="string" office:string-value="," calcext:value-type="string">
            <text:p>,</text:p>
          </table:table-cell>
          <table:table-cell table:style-name="ce1" table:formula="of:=[.R6]&amp;&quot;,&quot;" office:value-type="string" office:string-value="," calcext:value-type="string">
            <text:p>,</text:p>
          </table:table-cell>
          <table:table-cell table:style-name="ce1" table:formula="of:=[.S6]&amp;&quot;,&quot;" office:value-type="string" office:string-value="," calcext:value-type="string">
            <text:p>,</text:p>
          </table:table-cell>
          <table:table-cell table:style-name="ce1" table:formula="of:=[.T6]&amp;&quot;,&quot;" office:value-type="string" office:string-value="," calcext:value-type="string">
            <text:p>,</text:p>
          </table:table-cell>
          <table:table-cell table:style-name="ce1" table:formula="of:=[.U6]&amp;&quot;,&quot;" office:value-type="string" office:string-value="," calcext:value-type="string">
            <text:p>,</text:p>
          </table:table-cell>
          <table:table-cell table:style-name="ce1" table:formula="of:=[.V6]&amp;&quot;,&quot;" office:value-type="string" office:string-value="," calcext:value-type="string">
            <text:p>,</text:p>
          </table:table-cell>
          <table:table-cell table:style-name="ce1" table:formula="of:=[.W6]&amp;&quot;,&quot;" office:value-type="string" office:string-value="," calcext:value-type="string">
            <text:p>,</text:p>
          </table:table-cell>
          <table:table-cell table:style-name="ce1" table:formula="of:=[.X6]&amp;&quot;,&quot;" office:value-type="string" office:string-value="," calcext:value-type="string">
            <text:p>,</text:p>
          </table:table-cell>
          <table:table-cell table:style-name="ce1" table:formula="of:=[.Y6]&amp;&quot;,&quot;" office:value-type="string" office:string-value="," calcext:value-type="string">
            <text:p>,</text:p>
          </table:table-cell>
          <table:table-cell table:style-name="ce1" table:formula="of:=[.Z6]&amp;&quot;,&quot;" office:value-type="string" office:string-value="," calcext:value-type="string">
            <text:p>,</text:p>
          </table:table-cell>
          <table:table-cell table:style-name="ce1" table:formula="of:=[.AA6]&amp;&quot;,&quot;" office:value-type="string" office:string-value="," calcext:value-type="string">
            <text:p>,</text:p>
          </table:table-cell>
          <table:table-cell table:style-name="ce1" table:formula="of:=[.AB6]&amp;&quot;,&quot;" office:value-type="string" office:string-value="," calcext:value-type="string">
            <text:p>,</text:p>
          </table:table-cell>
          <table:table-cell table:style-name="ce1" table:formula="of:=[.AC6]&amp;&quot;,&quot;" office:value-type="string" office:string-value="," calcext:value-type="string">
            <text:p>,</text:p>
          </table:table-cell>
          <table:table-cell table:style-name="ce1" table:formula="of:=[.AD6]&amp;&quot;,&quot;" office:value-type="string" office:string-value="," calcext:value-type="string">
            <text:p>,</text:p>
          </table:table-cell>
          <table:table-cell table:style-name="ce1" table:formula="of:=[.AE6]&amp;&quot;,&quot;" office:value-type="string" office:string-value="," calcext:value-type="string">
            <text:p>,</text:p>
          </table:table-cell>
          <table:table-cell table:style-name="ce1" table:formula="of:=[.AF6]&amp;&quot;,&quot;" office:value-type="string" office:string-value="," calcext:value-type="string">
            <text:p>,</text:p>
          </table:table-cell>
          <table:table-cell table:style-name="ce1" table:formula="of:=[.AG6]&amp;&quot;,&quot;" office:value-type="string" office:string-value="," calcext:value-type="string">
            <text:p>,</text:p>
          </table:table-cell>
          <table:table-cell table:style-name="ce1" table:formula="of:=[.AH6]&amp;&quot;,&quot;" office:value-type="string" office:string-value="," calcext:value-type="string">
            <text:p>,</text:p>
          </table:table-cell>
          <table:table-cell table:style-name="ce1" table:formula="of:=[.AI6]&amp;&quot;,&quot;" office:value-type="string" office:string-value="," calcext:value-type="string">
            <text:p>,</text:p>
          </table:table-cell>
          <table:table-cell table:style-name="ce1" table:formula="of:=[.AJ6]&amp;&quot;,&quot;" office:value-type="string" office:string-value="," calcext:value-type="string">
            <text:p>,</text:p>
          </table:table-cell>
          <table:table-cell table:style-name="ce1" table:formula="of:=[.AK6]&amp;&quot;,&quot;" office:value-type="string" office:string-value="," calcext:value-type="string">
            <text:p>,</text:p>
          </table:table-cell>
          <table:table-cell table:style-name="ce1" table:formula="of:=[.AL6]&amp;&quot;,&quot;" office:value-type="string" office:string-value="," calcext:value-type="string">
            <text:p>,</text:p>
          </table:table-cell>
          <table:table-cell table:style-name="ce1" table:formula="of:=[.AM6]&amp;&quot;,&quot;" office:value-type="string" office:string-value="," calcext:value-type="string">
            <text:p>,</text:p>
          </table:table-cell>
          <table:table-cell table:style-name="ce1" table:formula="of:=[.AN6]&amp;&quot;,&quot;" office:value-type="string" office:string-value="," calcext:value-type="string">
            <text:p>,</text:p>
          </table:table-cell>
          <table:table-cell table:style-name="ce1" table:formula="of:=[.AO6]&amp;&quot;,&quot;" office:value-type="string" office:string-value="," calcext:value-type="string">
            <text:p>,</text:p>
          </table:table-cell>
          <table:table-cell table:style-name="ce1" table:formula="of:=[.AP6]&amp;&quot;,&quot;" office:value-type="string" office:string-value="," calcext:value-type="string">
            <text:p>,</text:p>
          </table:table-cell>
          <table:table-cell table:style-name="ce1" table:formula="of:=[.AQ6]&amp;&quot;,&quot;" office:value-type="string" office:string-value="," calcext:value-type="string">
            <text:p>,</text:p>
          </table:table-cell>
          <table:table-cell table:style-name="ce1" table:formula="of:=[.AR6]&amp;&quot;,&quot;" office:value-type="string" office:string-value="," calcext:value-type="string">
            <text:p>,</text:p>
          </table:table-cell>
          <table:table-cell table:style-name="ce1" table:formula="of:=[.AS6]&amp;&quot;,&quot;" office:value-type="string" office:string-value="," calcext:value-type="string">
            <text:p>,</text:p>
          </table:table-cell>
          <table:table-cell table:style-name="ce1" table:formula="of:=[.AT6]&amp;&quot;,&quot;" office:value-type="string" office:string-value="," calcext:value-type="string">
            <text:p>,</text:p>
          </table:table-cell>
          <table:table-cell table:style-name="ce1" table:formula="of:=[.AU6]&amp;&quot;,&quot;" office:value-type="string" office:string-value="," calcext:value-type="string">
            <text:p>,</text:p>
          </table:table-cell>
          <table:table-cell table:style-name="ce1" table:formula="of:=[.AV6]&amp;&quot;,&quot;" office:value-type="string" office:string-value="," calcext:value-type="string">
            <text:p>,</text:p>
          </table:table-cell>
          <table:table-cell table:style-name="ce1" table:formula="of:=[.AW6]&amp;&quot;,&quot;" office:value-type="string" office:string-value="," calcext:value-type="string">
            <text:p>,</text:p>
          </table:table-cell>
          <table:table-cell table:style-name="ce1" table:formula="of:=[.AX6]&amp;&quot;,&quot;" office:value-type="string" office:string-value="," calcext:value-type="string">
            <text:p>,</text:p>
          </table:table-cell>
          <table:table-cell table:style-name="ce1" table:formula="of:=[.AY6]&amp;&quot;,&quot;" office:value-type="string" office:string-value="," calcext:value-type="string">
            <text:p>,</text:p>
          </table:table-cell>
          <table:table-cell table:style-name="ce1" table:formula="of:=[.AZ6]&amp;&quot;,&quot;" office:value-type="string" office:string-value="," calcext:value-type="string">
            <text:p>,</text:p>
          </table:table-cell>
          <table:table-cell table:style-name="ce1" table:formula="of:=[.BA6]&amp;&quot;,&quot;" office:value-type="string" office:string-value="," calcext:value-type="string">
            <text:p>,</text:p>
          </table:table-cell>
          <table:table-cell table:style-name="ce1" table:formula="of:=[.BB6]&amp;&quot;,&quot;" office:value-type="string" office:string-value="," calcext:value-type="string">
            <text:p>,</text:p>
          </table:table-cell>
          <table:table-cell table:style-name="ce1" table:formula="of:=[.BC6]&amp;&quot;,&quot;" office:value-type="string" office:string-value="," calcext:value-type="string">
            <text:p>,</text:p>
          </table:table-cell>
          <table:table-cell table:style-name="ce1" table:formula="of:=[.BD6]&amp;&quot;,&quot;" office:value-type="string" office:string-value="," calcext:value-type="string">
            <text:p>,</text:p>
          </table:table-cell>
          <table:table-cell table:style-name="ce1" table:formula="of:=[.BE6]&amp;&quot;,&quot;" office:value-type="string" office:string-value="," calcext:value-type="string">
            <text:p>,</text:p>
          </table:table-cell>
          <table:table-cell table:style-name="ce1" table:formula="of:=[.BF6]&amp;&quot;,&quot;" office:value-type="string" office:string-value="," calcext:value-type="string">
            <text:p>,</text:p>
          </table:table-cell>
          <table:table-cell table:style-name="ce1" table:formula="of:=[.BG6]&amp;&quot;,&quot;" office:value-type="string" office:string-value="," calcext:value-type="string">
            <text:p>,</text:p>
          </table:table-cell>
          <table:table-cell table:style-name="ce1" table:formula="of:=[.BH6]&amp;&quot;,&quot;" office:value-type="string" office:string-value="," calcext:value-type="string">
            <text:p>,</text:p>
          </table:table-cell>
          <table:table-cell table:style-name="ce1" table:formula="of:=[.BI6]&amp;&quot;,&quot;" office:value-type="string" office:string-value="," calcext:value-type="string">
            <text:p>,</text:p>
          </table:table-cell>
          <table:table-cell table:style-name="ce1" table:formula="of:=[.BJ6]&amp;&quot;,&quot;" office:value-type="string" office:string-value="," calcext:value-type="string">
            <text:p>,</text:p>
          </table:table-cell>
          <table:table-cell table:style-name="ce1" table:formula="of:=[.BK6]&amp;&quot;,&quot;" office:value-type="string" office:string-value="," calcext:value-type="string">
            <text:p>,</text:p>
          </table:table-cell>
          <table:table-cell table:style-name="ce1" table:formula="of:=[.BL6]&amp;&quot;,&quot;" office:value-type="string" office:string-value="," calcext:value-type="string">
            <text:p>,</text:p>
          </table:table-cell>
          <table:table-cell table:style-name="ce1" table:formula="of:=[.BM6]&amp;&quot;,&quot;" office:value-type="string" office:string-value="," calcext:value-type="string">
            <text:p>,</text:p>
          </table:table-cell>
          <table:table-cell table:style-name="ce1" table:formula="of:=[.BN6]&amp;&quot;,&quot;" office:value-type="string" office:string-value="," calcext:value-type="string">
            <text:p>,</text:p>
          </table:table-cell>
          <table:table-cell table:style-name="ce1" table:formula="of:=[.BO6]&amp;&quot;,&quot;" office:value-type="string" office:string-value="," calcext:value-type="string">
            <text:p>,</text:p>
          </table:table-cell>
          <table:table-cell table:style-name="ce1" table:formula="of:=[.BP6]&amp;&quot;,&quot;" office:value-type="string" office:string-value="," calcext:value-type="string">
            <text:p>,</text:p>
          </table:table-cell>
          <table:table-cell table:style-name="ce1" table:formula="of:=[.BQ6]&amp;&quot;,&quot;" office:value-type="string" office:string-value="," calcext:value-type="string">
            <text:p>,</text:p>
          </table:table-cell>
          <table:table-cell table:style-name="ce1" table:formula="of:=[.BR6]&amp;&quot;,&quot;" office:value-type="string" office:string-value="," calcext:value-type="string">
            <text:p>,</text:p>
          </table:table-cell>
          <table:table-cell table:style-name="ce1" table:formula="of:=[.BS6]&amp;&quot;,&quot;" office:value-type="string" office:string-value="," calcext:value-type="string">
            <text:p>,</text:p>
          </table:table-cell>
          <table:table-cell table:style-name="ce1" table:formula="of:=[.BT6]&amp;&quot;,&quot;" office:value-type="string" office:string-value="," calcext:value-type="string">
            <text:p>,</text:p>
          </table:table-cell>
          <table:table-cell table:style-name="ce1" table:formula="of:=[.BU6]&amp;&quot;,&quot;" office:value-type="string" office:string-value="," calcext:value-type="string">
            <text:p>,</text:p>
          </table:table-cell>
          <table:table-cell table:style-name="ce1" table:formula="of:=[.BV6]&amp;&quot;,&quot;" office:value-type="string" office:string-value="," calcext:value-type="string">
            <text:p>,</text:p>
          </table:table-cell>
          <table:table-cell table:style-name="ce1" table:formula="of:=[.BW6]&amp;&quot;,&quot;" office:value-type="string" office:string-value="," calcext:value-type="string">
            <text:p>,</text:p>
          </table:table-cell>
          <table:table-cell table:style-name="ce1" table:formula="of:=[.BX6]&amp;&quot;,&quot;" office:value-type="string" office:string-value="," calcext:value-type="string">
            <text:p>,</text:p>
          </table:table-cell>
          <table:table-cell table:style-name="ce1" table:formula="of:=[.BY6]&amp;&quot;,&quot;" office:value-type="string" office:string-value="," calcext:value-type="string">
            <text:p>,</text:p>
          </table:table-cell>
          <table:table-cell table:style-name="ce1" table:formula="of:=[.BZ6]&amp;&quot;,&quot;" office:value-type="string" office:string-value="," calcext:value-type="string">
            <text:p>,</text:p>
          </table:table-cell>
          <table:table-cell table:style-name="ce1" table:formula="of:=[.CA6]&amp;&quot;,&quot;" office:value-type="string" office:string-value="," calcext:value-type="string">
            <text:p>,</text:p>
          </table:table-cell>
          <table:table-cell table:style-name="ce1" table:formula="of:=[.CB6]&amp;&quot;,&quot;" office:value-type="string" office:string-value="," calcext:value-type="string">
            <text:p>,</text:p>
          </table:table-cell>
          <table:table-cell table:style-name="ce1" table:formula="of:=[.CC6]&amp;&quot;,&quot;" office:value-type="string" office:string-value="," calcext:value-type="string">
            <text:p>,</text:p>
          </table:table-cell>
          <table:table-cell table:style-name="ce1" table:formula="of:=[.CD6]&amp;&quot;,&quot;" office:value-type="string" office:string-value="," calcext:value-type="string">
            <text:p>,</text:p>
          </table:table-cell>
          <table:table-cell table:style-name="ce1" table:formula="of:=[.CE6]&amp;&quot;,&quot;" office:value-type="string" office:string-value="," calcext:value-type="string">
            <text:p>,</text:p>
          </table:table-cell>
          <table:table-cell table:style-name="ce1" table:formula="of:=[.CF6]&amp;&quot;,&quot;" office:value-type="string" office:string-value="," calcext:value-type="string">
            <text:p>,</text:p>
          </table:table-cell>
          <table:table-cell table:style-name="ce1" table:formula="of:=[.CG6]&amp;&quot;,&quot;" office:value-type="string" office:string-value="," calcext:value-type="string">
            <text:p>,</text:p>
          </table:table-cell>
          <table:table-cell table:style-name="ce1" table:formula="of:=[.CH6]&amp;&quot;,&quot;" office:value-type="string" office:string-value="," calcext:value-type="string">
            <text:p>,</text:p>
          </table:table-cell>
          <table:table-cell table:style-name="ce1" table:formula="of:=[.CI6]&amp;&quot;,&quot;" office:value-type="string" office:string-value="," calcext:value-type="string">
            <text:p>,</text:p>
          </table:table-cell>
          <table:table-cell table:style-name="ce1" table:formula="of:=[.CJ6]&amp;&quot;,&quot;" office:value-type="string" office:string-value="," calcext:value-type="string">
            <text:p>,</text:p>
          </table:table-cell>
          <table:table-cell table:style-name="ce1" table:formula="of:=[.CK6]&amp;&quot;,&quot;" office:value-type="string" office:string-value="," calcext:value-type="string">
            <text:p>,</text:p>
          </table:table-cell>
          <table:table-cell table:style-name="ce1" table:formula="of:=[.CL6]&amp;&quot;,&quot;" office:value-type="string" office:string-value="," calcext:value-type="string">
            <text:p>,</text:p>
          </table:table-cell>
          <table:table-cell table:style-name="ce1" table:formula="of:=[.CM6]&amp;&quot;,&quot;" office:value-type="string" office:string-value="," calcext:value-type="string">
            <text:p>,</text:p>
          </table:table-cell>
          <table:table-cell table:style-name="ce1" table:formula="of:=[.CN6]&amp;&quot;,&quot;" office:value-type="string" office:string-value="," calcext:value-type="string">
            <text:p>,</text:p>
          </table:table-cell>
          <table:table-cell table:style-name="ce1" table:formula="of:=[.CO6]&amp;&quot;,&quot;" office:value-type="string" office:string-value="," calcext:value-type="string">
            <text:p>,</text:p>
          </table:table-cell>
          <table:table-cell table:style-name="ce1" table:formula="of:=[.CP6]&amp;&quot;,&quot;" office:value-type="string" office:string-value="," calcext:value-type="string">
            <text:p>,</text:p>
          </table:table-cell>
          <table:table-cell table:style-name="ce1" table:formula="of:=[.CQ6]&amp;&quot;,&quot;" office:value-type="string" office:string-value="," calcext:value-type="string">
            <text:p>,</text:p>
          </table:table-cell>
          <table:table-cell table:style-name="ce1" table:formula="of:=[.CR6]&amp;&quot;,&quot;" office:value-type="string" office:string-value="," calcext:value-type="string">
            <text:p>,</text:p>
          </table:table-cell>
          <table:table-cell table:style-name="ce1" table:formula="of:=[.CS6]&amp;&quot;,&quot;" office:value-type="string" office:string-value="," calcext:value-type="string">
            <text:p>,</text:p>
          </table:table-cell>
          <table:table-cell table:style-name="ce1" table:formula="of:=[.CT6]&amp;&quot;,&quot;" office:value-type="string" office:string-value="," calcext:value-type="string">
            <text:p>,</text:p>
          </table:table-cell>
          <table:table-cell table:style-name="ce1" table:formula="of:=[.CU6]&amp;&quot;,&quot;" office:value-type="string" office:string-value="," calcext:value-type="string">
            <text:p>,</text:p>
          </table:table-cell>
          <table:table-cell table:style-name="ce1" table:formula="of:=[.CV6]&amp;&quot;,&quot;" office:value-type="string" office:string-value="," calcext:value-type="string">
            <text:p>,</text:p>
          </table:table-cell>
          <table:table-cell table:style-name="ce1" table:formula="of:=[.CW6]&amp;&quot;,&quot;" office:value-type="string" office:string-value="," calcext:value-type="string">
            <text:p>,</text:p>
          </table:table-cell>
          <table:table-cell table:style-name="ce1" table:formula="of:=[.CX6]&amp;&quot;,&quot;" office:value-type="string" office:string-value="," calcext:value-type="string">
            <text:p>,</text:p>
          </table:table-cell>
          <table:table-cell table:style-name="ce1" table:formula="of:=[.CY6]&amp;&quot;,&quot;" office:value-type="string" office:string-value="," calcext:value-type="string">
            <text:p>,</text:p>
          </table:table-cell>
          <table:table-cell table:style-name="ce1" table:formula="of:=[.CZ6]&amp;&quot;,&quot;" office:value-type="string" office:string-value="," calcext:value-type="string">
            <text:p>,</text:p>
          </table:table-cell>
          <table:table-cell table:style-name="ce1" table:formula="of:=[.DA6]&amp;&quot;,&quot;" office:value-type="string" office:string-value="," calcext:value-type="string">
            <text:p>,</text:p>
          </table:table-cell>
          <table:table-cell table:style-name="ce1" table:formula="of:=[.DB6]&amp;&quot;,&quot;" office:value-type="string" office:string-value="," calcext:value-type="string">
            <text:p>,</text:p>
          </table:table-cell>
          <table:table-cell table:style-name="ce1" table:formula="of:=[.DC6]&amp;&quot;,&quot;" office:value-type="string" office:string-value="," calcext:value-type="string">
            <text:p>,</text:p>
          </table:table-cell>
          <table:table-cell table:style-name="ce1" table:formula="of:=[.DD6]&amp;&quot;,&quot;" office:value-type="string" office:string-value="," calcext:value-type="string">
            <text:p>,</text:p>
          </table:table-cell>
          <table:table-cell table:style-name="ce1" table:formula="of:=[.DE6]&amp;&quot;,&quot;" office:value-type="string" office:string-value="," calcext:value-type="string">
            <text:p>,</text:p>
          </table:table-cell>
          <table:table-cell table:style-name="ce1" table:formula="of:=[.DF6]&amp;&quot;,&quot;" office:value-type="string" office:string-value="," calcext:value-type="string">
            <text:p>,</text:p>
          </table:table-cell>
          <table:table-cell table:style-name="ce1" table:formula="of:=[.DG6]&amp;&quot;,&quot;" office:value-type="string" office:string-value="," calcext:value-type="string">
            <text:p>,</text:p>
          </table:table-cell>
          <table:table-cell table:style-name="ce1" table:formula="of:=[.DH6]&amp;&quot;,&quot;" office:value-type="string" office:string-value="," calcext:value-type="string">
            <text:p>,</text:p>
          </table:table-cell>
          <table:table-cell table:style-name="ce1" table:formula="of:=[.DI6]&amp;&quot;,&quot;" office:value-type="string" office:string-value="," calcext:value-type="string">
            <text:p>,</text:p>
          </table:table-cell>
          <table:table-cell table:style-name="ce1" table:formula="of:=[.DJ6]&amp;&quot;,&quot;" office:value-type="string" office:string-value="," calcext:value-type="string">
            <text:p>,</text:p>
          </table:table-cell>
          <table:table-cell table:style-name="ce1" table:formula="of:=[.DK6]&amp;&quot;,&quot;" office:value-type="string" office:string-value="," calcext:value-type="string">
            <text:p>,</text:p>
          </table:table-cell>
          <table:table-cell table:style-name="ce1" table:formula="of:=[.DL6]&amp;&quot;,&quot;" office:value-type="string" office:string-value="," calcext:value-type="string">
            <text:p>,</text:p>
          </table:table-cell>
          <table:table-cell table:style-name="ce1" table:formula="of:=[.DM6]&amp;&quot;,&quot;" office:value-type="string" office:string-value="," calcext:value-type="string">
            <text:p>,</text:p>
          </table:table-cell>
          <table:table-cell table:style-name="ce1" table:formula="of:=[.DN6]&amp;&quot;,&quot;" office:value-type="string" office:string-value="," calcext:value-type="string">
            <text:p>,</text:p>
          </table:table-cell>
          <table:table-cell table:style-name="ce1" table:formula="of:=[.DO6]&amp;&quot;,&quot;" office:value-type="string" office:string-value="," calcext:value-type="string">
            <text:p>,</text:p>
          </table:table-cell>
          <table:table-cell table:style-name="ce1" table:formula="of:=[.DP6]&amp;&quot;,&quot;" office:value-type="string" office:string-value="," calcext:value-type="string">
            <text:p>,</text:p>
          </table:table-cell>
          <table:table-cell table:style-name="ce1" table:formula="of:=[.DQ6]&amp;&quot;,&quot;" office:value-type="string" office:string-value="," calcext:value-type="string">
            <text:p>,</text:p>
          </table:table-cell>
          <table:table-cell table:style-name="ce1" table:formula="of:=[.DR6]&amp;&quot;,&quot;" office:value-type="string" office:string-value="," calcext:value-type="string">
            <text:p>,</text:p>
          </table:table-cell>
          <table:table-cell table:style-name="ce1" table:formula="of:=[.DS6]&amp;&quot;,&quot;" office:value-type="string" office:string-value="," calcext:value-type="string">
            <text:p>,</text:p>
          </table:table-cell>
          <table:table-cell table:style-name="ce1" table:formula="of:=[.DT6]&amp;&quot;,&quot;" office:value-type="string" office:string-value="," calcext:value-type="string">
            <text:p>,</text:p>
          </table:table-cell>
          <table:table-cell table:style-name="ce1" table:formula="of:=[.DU6]&amp;&quot;,&quot;" office:value-type="string" office:string-value="," calcext:value-type="string">
            <text:p>,</text:p>
          </table:table-cell>
          <table:table-cell table:style-name="ce1" table:formula="of:=[.DV6]&amp;&quot;,&quot;" office:value-type="string" office:string-value="," calcext:value-type="string">
            <text:p>,</text:p>
          </table:table-cell>
          <table:table-cell table:style-name="ce1" table:formula="of:=[.DW6]&amp;&quot;,&quot;" office:value-type="string" office:string-value="," calcext:value-type="string">
            <text:p>,</text:p>
          </table:table-cell>
          <table:table-cell table:style-name="ce1" table:formula="of:=[.DX6]&amp;&quot;,&quot;" office:value-type="string" office:string-value="," calcext:value-type="string">
            <text:p>,</text:p>
          </table:table-cell>
          <table:table-cell table:style-name="ce1" table:formula="of:=[.DY6]&amp;&quot;,&quot;" office:value-type="string" office:string-value="," calcext:value-type="string">
            <text:p>,</text:p>
          </table:table-cell>
          <table:table-cell table:style-name="ce1" table:formula="of:=[.DZ6]&amp;&quot;,&quot;" office:value-type="string" office:string-value="," calcext:value-type="string">
            <text:p>,</text:p>
          </table:table-cell>
          <table:table-cell table:style-name="ce1" table:formula="of:=[.EA6]&amp;&quot;,&quot;" office:value-type="string" office:string-value="," calcext:value-type="string">
            <text:p>,</text:p>
          </table:table-cell>
          <table:table-cell table:style-name="ce1" table:formula="of:=[.EB6]&amp;&quot;,&quot;" office:value-type="string" office:string-value="," calcext:value-type="string">
            <text:p>,</text:p>
          </table:table-cell>
          <table:table-cell table:style-name="ce1" table:formula="of:=[.EC6]&amp;&quot;,&quot;" office:value-type="string" office:string-value="," calcext:value-type="string">
            <text:p>,</text:p>
          </table:table-cell>
          <table:table-cell table:style-name="ce1" table:formula="of:=[.ED6]&amp;&quot;,&quot;" office:value-type="string" office:string-value="," calcext:value-type="string">
            <text:p>,</text:p>
          </table:table-cell>
          <table:table-cell table:style-name="ce1" table:formula="of:=[.EE6]&amp;&quot;,&quot;" office:value-type="string" office:string-value="," calcext:value-type="string">
            <text:p>,</text:p>
          </table:table-cell>
          <table:table-cell table:style-name="ce1" table:formula="of:=[.EF6]&amp;&quot;,&quot;" office:value-type="string" office:string-value="," calcext:value-type="string">
            <text:p>,</text:p>
          </table:table-cell>
          <table:table-cell table:style-name="ce1" table:formula="of:=[.EG6]&amp;&quot;,&quot;" office:value-type="string" office:string-value="," calcext:value-type="string">
            <text:p>,</text:p>
          </table:table-cell>
          <table:table-cell table:style-name="ce1" table:formula="of:=[.EH6]&amp;&quot;,&quot;" office:value-type="string" office:string-value="," calcext:value-type="string">
            <text:p>,</text:p>
          </table:table-cell>
          <table:table-cell table:style-name="ce1" table:formula="of:=[.EI6]&amp;&quot;,&quot;" office:value-type="string" office:string-value="," calcext:value-type="string">
            <text:p>,</text:p>
          </table:table-cell>
          <table:table-cell table:style-name="ce1" table:formula="of:=[.EJ6]&amp;&quot;,&quot;" office:value-type="string" office:string-value="," calcext:value-type="string">
            <text:p>,</text:p>
          </table:table-cell>
          <table:table-cell table:style-name="ce1" table:formula="of:=[.EK6]&amp;&quot;,&quot;" office:value-type="string" office:string-value="," calcext:value-type="string">
            <text:p>,</text:p>
          </table:table-cell>
          <table:table-cell table:style-name="ce1" table:formula="of:=[.EL6]&amp;&quot;,&quot;" office:value-type="string" office:string-value="," calcext:value-type="string">
            <text:p>,</text:p>
          </table:table-cell>
          <table:table-cell table:style-name="ce1" table:formula="of:=[.EM6]&amp;&quot;,&quot;" office:value-type="string" office:string-value="," calcext:value-type="string">
            <text:p>,</text:p>
          </table:table-cell>
          <table:table-cell table:style-name="ce1" table:formula="of:=[.EN6]&amp;&quot;,&quot;" office:value-type="string" office:string-value="," calcext:value-type="string">
            <text:p>,</text:p>
          </table:table-cell>
          <table:table-cell table:style-name="ce1" table:formula="of:=[.EO6]&amp;&quot;,&quot;" office:value-type="string" office:string-value="," calcext:value-type="string">
            <text:p>,</text:p>
          </table:table-cell>
          <table:table-cell table:style-name="ce1" table:formula="of:=[.EP6]&amp;&quot;,&quot;" office:value-type="string" office:string-value="," calcext:value-type="string">
            <text:p>,</text:p>
          </table:table-cell>
          <table:table-cell table:style-name="ce1" table:formula="of:=[.EQ6]&amp;&quot;,&quot;" office:value-type="string" office:string-value="," calcext:value-type="string">
            <text:p>,</text:p>
          </table:table-cell>
          <table:table-cell table:style-name="ce1" table:formula="of:=[.ER6]&amp;&quot;,&quot;" office:value-type="string" office:string-value="," calcext:value-type="string">
            <text:p>,</text:p>
          </table:table-cell>
          <table:table-cell table:style-name="ce1" table:formula="of:=[.ES6]&amp;&quot;,&quot;" office:value-type="string" office:string-value="," calcext:value-type="string">
            <text:p>,</text:p>
          </table:table-cell>
          <table:table-cell table:style-name="ce1" table:formula="of:=[.ET6]&amp;&quot;,&quot;" office:value-type="string" office:string-value="," calcext:value-type="string">
            <text:p>,</text:p>
          </table:table-cell>
          <table:table-cell table:style-name="ce1" table:formula="of:=[.EU6]&amp;&quot;,&quot;" office:value-type="string" office:string-value="," calcext:value-type="string">
            <text:p>,</text:p>
          </table:table-cell>
          <table:table-cell table:style-name="ce1" table:formula="of:=[.EV6]&amp;&quot;,&quot;" office:value-type="string" office:string-value="," calcext:value-type="string">
            <text:p>,</text:p>
          </table:table-cell>
          <table:table-cell table:style-name="ce1" table:formula="of:=[.EW6]&amp;&quot;,&quot;" office:value-type="string" office:string-value="," calcext:value-type="string">
            <text:p>,</text:p>
          </table:table-cell>
          <table:table-cell table:style-name="ce1" table:formula="of:=[.EX6]&amp;&quot;,&quot;" office:value-type="string" office:string-value="," calcext:value-type="string">
            <text:p>,</text:p>
          </table:table-cell>
          <table:table-cell table:style-name="ce1" table:formula="of:=[.EY6]&amp;&quot;,&quot;" office:value-type="string" office:string-value="," calcext:value-type="string">
            <text:p>,</text:p>
          </table:table-cell>
          <table:table-cell table:style-name="ce1" table:formula="of:=[.EZ6]&amp;&quot;,&quot;" office:value-type="string" office:string-value="," calcext:value-type="string">
            <text:p>,</text:p>
          </table:table-cell>
          <table:table-cell table:style-name="ce1" table:formula="of:=[.FA6]&amp;&quot;,&quot;" office:value-type="string" office:string-value="," calcext:value-type="string">
            <text:p>,</text:p>
          </table:table-cell>
          <table:table-cell table:style-name="ce1" table:formula="of:=[.FB6]&amp;&quot;,&quot;" office:value-type="string" office:string-value="," calcext:value-type="string">
            <text:p>,</text:p>
          </table:table-cell>
          <table:table-cell table:style-name="ce1" table:formula="of:=[.FC6]&amp;&quot;,&quot;" office:value-type="string" office:string-value="," calcext:value-type="string">
            <text:p>,</text:p>
          </table:table-cell>
          <table:table-cell table:style-name="ce1" table:formula="of:=[.FD6]&amp;&quot;,&quot;" office:value-type="string" office:string-value="," calcext:value-type="string">
            <text:p>,</text:p>
          </table:table-cell>
          <table:table-cell table:style-name="ce1" table:formula="of:=[.FE6]&amp;&quot;,&quot;" office:value-type="string" office:string-value="," calcext:value-type="string">
            <text:p>,</text:p>
          </table:table-cell>
          <table:table-cell table:style-name="ce1" table:formula="of:=[.FF6]&amp;&quot;,&quot;" office:value-type="string" office:string-value="," calcext:value-type="string">
            <text:p>,</text:p>
          </table:table-cell>
          <table:table-cell table:style-name="ce1" table:formula="of:=[.FG6]&amp;&quot;,&quot;" office:value-type="string" office:string-value="," calcext:value-type="string">
            <text:p>,</text:p>
          </table:table-cell>
          <table:table-cell table:style-name="ce1" table:formula="of:=[.FH6]&amp;&quot;,&quot;" office:value-type="string" office:string-value="," calcext:value-type="string">
            <text:p>,</text:p>
          </table:table-cell>
          <table:table-cell table:style-name="ce1" table:formula="of:=[.FI6]&amp;&quot;,&quot;" office:value-type="string" office:string-value="," calcext:value-type="string">
            <text:p>,</text:p>
          </table:table-cell>
          <table:table-cell table:style-name="ce1" table:formula="of:=[.FJ6]&amp;&quot;,&quot;" office:value-type="string" office:string-value="," calcext:value-type="string">
            <text:p>,</text:p>
          </table:table-cell>
          <table:table-cell table:style-name="ce1" table:formula="of:=[.FK6]&amp;&quot;,&quot;" office:value-type="string" office:string-value="," calcext:value-type="string">
            <text:p>,</text:p>
          </table:table-cell>
          <table:table-cell table:style-name="ce1" table:formula="of:=[.FL6]&amp;&quot;,&quot;" office:value-type="string" office:string-value="," calcext:value-type="string">
            <text:p>,</text:p>
          </table:table-cell>
          <table:table-cell table:style-name="ce1" table:formula="of:=[.FM6]&amp;&quot;,&quot;" office:value-type="string" office:string-value="," calcext:value-type="string">
            <text:p>,</text:p>
          </table:table-cell>
          <table:table-cell table:style-name="ce1" table:formula="of:=[.FN6]&amp;&quot;,&quot;" office:value-type="string" office:string-value="," calcext:value-type="string">
            <text:p>,</text:p>
          </table:table-cell>
          <table:table-cell table:style-name="ce1" table:formula="of:=[.FO6]&amp;&quot;,&quot;" office:value-type="string" office:string-value="," calcext:value-type="string">
            <text:p>,</text:p>
          </table:table-cell>
          <table:table-cell table:style-name="ce1" table:formula="of:=[.FP6]&amp;&quot;,&quot;" office:value-type="string" office:string-value="," calcext:value-type="string">
            <text:p>,</text:p>
          </table:table-cell>
          <table:table-cell table:style-name="ce1" table:formula="of:=[.FQ6]&amp;&quot;,&quot;" office:value-type="string" office:string-value="," calcext:value-type="string">
            <text:p>,</text:p>
          </table:table-cell>
          <table:table-cell table:style-name="ce1" table:formula="of:=[.FR6]&amp;&quot;,&quot;" office:value-type="string" office:string-value="," calcext:value-type="string">
            <text:p>,</text:p>
          </table:table-cell>
          <table:table-cell table:style-name="ce1" table:formula="of:=[.FS6]&amp;&quot;,&quot;" office:value-type="string" office:string-value="," calcext:value-type="string">
            <text:p>,</text:p>
          </table:table-cell>
          <table:table-cell table:style-name="ce1" table:formula="of:=[.FT6]&amp;&quot;,&quot;" office:value-type="string" office:string-value="," calcext:value-type="string">
            <text:p>,</text:p>
          </table:table-cell>
          <table:table-cell table:style-name="ce1" table:formula="of:=[.FU6]&amp;&quot;,&quot;" office:value-type="string" office:string-value="," calcext:value-type="string">
            <text:p>,</text:p>
          </table:table-cell>
          <table:table-cell table:style-name="ce1" table:formula="of:=[.FV6]&amp;&quot;,&quot;" office:value-type="string" office:string-value="," calcext:value-type="string">
            <text:p>,</text:p>
          </table:table-cell>
          <table:table-cell table:style-name="ce1" table:formula="of:=[.FW6]&amp;&quot;,&quot;" office:value-type="string" office:string-value="," calcext:value-type="string">
            <text:p>,</text:p>
          </table:table-cell>
          <table:table-cell table:style-name="ce1" table:formula="of:=[.FX6]&amp;&quot;,&quot;" office:value-type="string" office:string-value="," calcext:value-type="string">
            <text:p>,</text:p>
          </table:table-cell>
          <table:table-cell table:style-name="ce1" table:formula="of:=[.FY6]&amp;&quot;,&quot;" office:value-type="string" office:string-value="," calcext:value-type="string">
            <text:p>,</text:p>
          </table:table-cell>
          <table:table-cell table:style-name="ce1" table:formula="of:=[.FZ6]&amp;&quot;,&quot;" office:value-type="string" office:string-value="," calcext:value-type="string">
            <text:p>,</text:p>
          </table:table-cell>
          <table:table-cell table:style-name="ce1" table:formula="of:=[.GA6]&amp;&quot;,&quot;" office:value-type="string" office:string-value="," calcext:value-type="string">
            <text:p>,</text:p>
          </table:table-cell>
          <table:table-cell table:style-name="ce1" table:formula="of:=[.GB6]&amp;&quot;,&quot;" office:value-type="string" office:string-value="," calcext:value-type="string">
            <text:p>,</text:p>
          </table:table-cell>
          <table:table-cell table:style-name="ce1" table:formula="of:=[.GC6]&amp;&quot;,&quot;" office:value-type="string" office:string-value="," calcext:value-type="string">
            <text:p>,</text:p>
          </table:table-cell>
          <table:table-cell table:style-name="ce1" table:formula="of:=[.GD6]&amp;&quot;,&quot;" office:value-type="string" office:string-value="," calcext:value-type="string">
            <text:p>,</text:p>
          </table:table-cell>
          <table:table-cell table:style-name="ce1" table:formula="of:=[.GE6]&amp;&quot;,&quot;" office:value-type="string" office:string-value="," calcext:value-type="string">
            <text:p>,</text:p>
          </table:table-cell>
          <table:table-cell table:style-name="ce1" table:formula="of:=[.GF6]&amp;&quot;,&quot;" office:value-type="string" office:string-value="," calcext:value-type="string">
            <text:p>,</text:p>
          </table:table-cell>
          <table:table-cell table:style-name="ce1" table:formula="of:=[.GG6]&amp;&quot;,&quot;" office:value-type="string" office:string-value="," calcext:value-type="string">
            <text:p>,</text:p>
          </table:table-cell>
          <table:table-cell table:style-name="ce1" table:formula="of:=[.GH6]&amp;&quot;,&quot;" office:value-type="string" office:string-value="," calcext:value-type="string">
            <text:p>,</text:p>
          </table:table-cell>
          <table:table-cell table:style-name="ce1" table:formula="of:=[.GI6]&amp;&quot;,&quot;" office:value-type="string" office:string-value="," calcext:value-type="string">
            <text:p>,</text:p>
          </table:table-cell>
          <table:table-cell table:style-name="ce1" table:formula="of:=[.GJ6]&amp;&quot;,&quot;" office:value-type="string" office:string-value="," calcext:value-type="string">
            <text:p>,</text:p>
          </table:table-cell>
          <table:table-cell table:style-name="ce1" table:formula="of:=[.GK6]&amp;&quot;,&quot;" office:value-type="string" office:string-value="," calcext:value-type="string">
            <text:p>,</text:p>
          </table:table-cell>
          <table:table-cell table:style-name="ce1" table:formula="of:=[.GL6]&amp;&quot;,&quot;" office:value-type="string" office:string-value="," calcext:value-type="string">
            <text:p>,</text:p>
          </table:table-cell>
          <table:table-cell table:style-name="ce1" table:formula="of:=[.GM6]&amp;&quot;,&quot;" office:value-type="string" office:string-value="," calcext:value-type="string">
            <text:p>,</text:p>
          </table:table-cell>
          <table:table-cell table:style-name="ce1" table:formula="of:=[.GN6]&amp;&quot;,&quot;" office:value-type="string" office:string-value="," calcext:value-type="string">
            <text:p>,</text:p>
          </table:table-cell>
          <table:table-cell table:style-name="ce1" table:formula="of:=[.GO6]&amp;&quot;,&quot;" office:value-type="string" office:string-value="," calcext:value-type="string">
            <text:p>,</text:p>
          </table:table-cell>
          <table:table-cell table:style-name="ce1" table:formula="of:=[.GP6]&amp;&quot;,&quot;" office:value-type="string" office:string-value="," calcext:value-type="string">
            <text:p>,</text:p>
          </table:table-cell>
          <table:table-cell table:style-name="ce1" table:formula="of:=[.GQ6]&amp;&quot;,&quot;" office:value-type="string" office:string-value="," calcext:value-type="string">
            <text:p>,</text:p>
          </table:table-cell>
          <table:table-cell table:style-name="ce1" table:formula="of:=[.GR6]&amp;&quot;,&quot;" office:value-type="string" office:string-value="," calcext:value-type="string">
            <text:p>,</text:p>
          </table:table-cell>
          <table:table-cell table:style-name="ce1" table:formula="of:=[.GS6]&amp;&quot;,&quot;" office:value-type="string" office:string-value="," calcext:value-type="string">
            <text:p>,</text:p>
          </table:table-cell>
          <table:table-cell table:style-name="ce1" table:formula="of:=[.GT6]&amp;&quot;,&quot;" office:value-type="string" office:string-value="," calcext:value-type="string">
            <text:p>,</text:p>
          </table:table-cell>
          <table:table-cell table:style-name="ce1" table:formula="of:=[.GU6]&amp;&quot;,&quot;" office:value-type="string" office:string-value="," calcext:value-type="string">
            <text:p>,</text:p>
          </table:table-cell>
          <table:table-cell table:style-name="ce1" table:formula="of:=[.GV6]&amp;&quot;,&quot;" office:value-type="string" office:string-value="," calcext:value-type="string">
            <text:p>,</text:p>
          </table:table-cell>
          <table:table-cell table:style-name="ce1" table:formula="of:=[.GW6]&amp;&quot;,&quot;" office:value-type="string" office:string-value="," calcext:value-type="string">
            <text:p>,</text:p>
          </table:table-cell>
          <table:table-cell table:style-name="ce1" table:formula="of:=[.GX6]&amp;&quot;,&quot;" office:value-type="string" office:string-value="," calcext:value-type="string">
            <text:p>,</text:p>
          </table:table-cell>
          <table:table-cell table:style-name="ce1" table:formula="of:=[.GY6]&amp;&quot;,&quot;" office:value-type="string" office:string-value="," calcext:value-type="string">
            <text:p>,</text:p>
          </table:table-cell>
          <table:table-cell table:style-name="ce1" table:formula="of:=[.GZ6]&amp;&quot;,&quot;" office:value-type="string" office:string-value="," calcext:value-type="string">
            <text:p>,</text:p>
          </table:table-cell>
          <table:table-cell table:style-name="ce1" table:formula="of:=[.HA6]&amp;&quot;,&quot;" office:value-type="string" office:string-value="," calcext:value-type="string">
            <text:p>,</text:p>
          </table:table-cell>
          <table:table-cell table:style-name="ce1" table:formula="of:=[.HB6]&amp;&quot;,&quot;" office:value-type="string" office:string-value="," calcext:value-type="string">
            <text:p>,</text:p>
          </table:table-cell>
          <table:table-cell table:style-name="ce1" table:formula="of:=[.HC6]&amp;&quot;,&quot;" office:value-type="string" office:string-value="," calcext:value-type="string">
            <text:p>,</text:p>
          </table:table-cell>
          <table:table-cell table:style-name="ce1" table:formula="of:=[.HD6]&amp;&quot;,&quot;" office:value-type="string" office:string-value="," calcext:value-type="string">
            <text:p>,</text:p>
          </table:table-cell>
          <table:table-cell table:style-name="ce1" table:formula="of:=[.HE6]&amp;&quot;,&quot;" office:value-type="string" office:string-value="," calcext:value-type="string">
            <text:p>,</text:p>
          </table:table-cell>
          <table:table-cell table:style-name="ce1" table:formula="of:=[.HF6]&amp;&quot;,&quot;" office:value-type="string" office:string-value="," calcext:value-type="string">
            <text:p>,</text:p>
          </table:table-cell>
          <table:table-cell table:style-name="ce1" table:formula="of:=[.HG6]&amp;&quot;,&quot;" office:value-type="string" office:string-value="," calcext:value-type="string">
            <text:p>,</text:p>
          </table:table-cell>
          <table:table-cell table:style-name="ce1" table:formula="of:=[.HH6]&amp;&quot;,&quot;" office:value-type="string" office:string-value="," calcext:value-type="string">
            <text:p>,</text:p>
          </table:table-cell>
          <table:table-cell table:style-name="ce1" table:formula="of:=[.HI6]&amp;&quot;,&quot;" office:value-type="string" office:string-value="," calcext:value-type="string">
            <text:p>,</text:p>
          </table:table-cell>
          <table:table-cell table:style-name="ce1" table:formula="of:=[.HJ6]&amp;&quot;,&quot;" office:value-type="string" office:string-value="," calcext:value-type="string">
            <text:p>,</text:p>
          </table:table-cell>
          <table:table-cell table:style-name="ce1" table:formula="of:=[.HK6]&amp;&quot;,&quot;" office:value-type="string" office:string-value="," calcext:value-type="string">
            <text:p>,</text:p>
          </table:table-cell>
          <table:table-cell table:style-name="ce1" table:formula="of:=[.HL6]&amp;&quot;,&quot;" office:value-type="string" office:string-value="," calcext:value-type="string">
            <text:p>,</text:p>
          </table:table-cell>
          <table:table-cell table:style-name="ce1" table:formula="of:=[.HM6]&amp;&quot;,&quot;" office:value-type="string" office:string-value="," calcext:value-type="string">
            <text:p>,</text:p>
          </table:table-cell>
          <table:table-cell table:style-name="ce1" table:formula="of:=[.HN6]&amp;&quot;,&quot;" office:value-type="string" office:string-value="," calcext:value-type="string">
            <text:p>,</text:p>
          </table:table-cell>
          <table:table-cell table:style-name="ce1" table:formula="of:=[.HO6]&amp;&quot;,&quot;" office:value-type="string" office:string-value="," calcext:value-type="string">
            <text:p>,</text:p>
          </table:table-cell>
          <table:table-cell table:style-name="ce1" table:formula="of:=[.HP6]&amp;&quot;,&quot;" office:value-type="string" office:string-value="," calcext:value-type="string">
            <text:p>,</text:p>
          </table:table-cell>
          <table:table-cell table:style-name="ce1" table:formula="of:=[.HQ6]&amp;&quot;,&quot;" office:value-type="string" office:string-value="," calcext:value-type="string">
            <text:p>,</text:p>
          </table:table-cell>
          <table:table-cell table:style-name="ce1" table:formula="of:=[.HR6]&amp;&quot;,&quot;" office:value-type="string" office:string-value="," calcext:value-type="string">
            <text:p>,</text:p>
          </table:table-cell>
          <table:table-cell table:style-name="ce1" table:formula="of:=[.HS6]&amp;&quot;,&quot;" office:value-type="string" office:string-value="," calcext:value-type="string">
            <text:p>,</text:p>
          </table:table-cell>
          <table:table-cell table:style-name="ce1" table:formula="of:=[.HT6]&amp;&quot;,&quot;" office:value-type="string" office:string-value="," calcext:value-type="string">
            <text:p>,</text:p>
          </table:table-cell>
          <table:table-cell table:style-name="ce1" table:formula="of:=[.HU6]&amp;&quot;,&quot;" office:value-type="string" office:string-value="," calcext:value-type="string">
            <text:p>,</text:p>
          </table:table-cell>
          <table:table-cell table:style-name="ce1" table:formula="of:=[.HV6]&amp;&quot;,&quot;" office:value-type="string" office:string-value="," calcext:value-type="string">
            <text:p>,</text:p>
          </table:table-cell>
          <table:table-cell table:style-name="ce1" table:formula="of:=[.HW6]&amp;&quot;,&quot;" office:value-type="string" office:string-value="," calcext:value-type="string">
            <text:p>,</text:p>
          </table:table-cell>
          <table:table-cell table:style-name="ce1" table:formula="of:=[.HX6]&amp;&quot;,&quot;" office:value-type="string" office:string-value="," calcext:value-type="string">
            <text:p>,</text:p>
          </table:table-cell>
          <table:table-cell table:style-name="ce1" table:formula="of:=[.HY6]&amp;&quot;,&quot;" office:value-type="string" office:string-value="," calcext:value-type="string">
            <text:p>,</text:p>
          </table:table-cell>
          <table:table-cell table:style-name="ce1" table:formula="of:=[.HZ6]&amp;&quot;,&quot;" office:value-type="string" office:string-value="," calcext:value-type="string">
            <text:p>,</text:p>
          </table:table-cell>
          <table:table-cell table:style-name="ce1" table:formula="of:=[.IA6]&amp;&quot;,&quot;" office:value-type="string" office:string-value="," calcext:value-type="string">
            <text:p>,</text:p>
          </table:table-cell>
          <table:table-cell table:style-name="ce1" table:formula="of:=[.IB6]&amp;&quot;,&quot;" office:value-type="string" office:string-value="," calcext:value-type="string">
            <text:p>,</text:p>
          </table:table-cell>
          <table:table-cell table:style-name="ce1" table:formula="of:=[.IC6]&amp;&quot;,&quot;" office:value-type="string" office:string-value="," calcext:value-type="string">
            <text:p>,</text:p>
          </table:table-cell>
          <table:table-cell table:style-name="ce1" table:formula="of:=[.ID6]&amp;&quot;,&quot;" office:value-type="string" office:string-value="," calcext:value-type="string">
            <text:p>,</text:p>
          </table:table-cell>
          <table:table-cell table:style-name="ce1" table:formula="of:=[.IE6]&amp;&quot;,&quot;" office:value-type="string" office:string-value="," calcext:value-type="string">
            <text:p>,</text:p>
          </table:table-cell>
          <table:table-cell table:style-name="ce1" table:formula="of:=[.IF6]&amp;&quot;,&quot;" office:value-type="string" office:string-value="," calcext:value-type="string">
            <text:p>,</text:p>
          </table:table-cell>
          <table:table-cell table:style-name="ce1" table:formula="of:=[.IG6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  <table:table-row table:style-name="ro1">
          <table:table-cell office:value-type="string" calcext:value-type="string">
            <text:p>Strip 5 LUT</text:p>
          </table:table-cell>
          <table:table-cell table:style-name="ce1" table:formula="of:=&quot;{ &quot;&amp;[.B7]&amp;&quot;,&quot;" office:value-type="string" office:string-value="{ ," calcext:value-type="string">
            <text:p>{ ,</text:p>
          </table:table-cell>
          <table:table-cell table:style-name="ce1" table:formula="of:=[.C7]&amp;&quot;,&quot;" office:value-type="string" office:string-value="," calcext:value-type="string">
            <text:p>,</text:p>
          </table:table-cell>
          <table:table-cell table:style-name="ce1" table:formula="of:=[.D7]&amp;&quot;,&quot;" office:value-type="string" office:string-value="," calcext:value-type="string">
            <text:p>,</text:p>
          </table:table-cell>
          <table:table-cell table:style-name="ce1" table:formula="of:=[.E7]&amp;&quot;,&quot;" office:value-type="string" office:string-value="," calcext:value-type="string">
            <text:p>,</text:p>
          </table:table-cell>
          <table:table-cell table:style-name="ce1" table:formula="of:=[.F7]&amp;&quot;,&quot;" office:value-type="string" office:string-value="," calcext:value-type="string">
            <text:p>,</text:p>
          </table:table-cell>
          <table:table-cell table:style-name="ce1" table:formula="of:=[.G7]&amp;&quot;,&quot;" office:value-type="string" office:string-value="," calcext:value-type="string">
            <text:p>,</text:p>
          </table:table-cell>
          <table:table-cell table:style-name="ce1" table:formula="of:=[.H7]&amp;&quot;,&quot;" office:value-type="string" office:string-value="," calcext:value-type="string">
            <text:p>,</text:p>
          </table:table-cell>
          <table:table-cell table:style-name="ce1" table:formula="of:=[.I7]&amp;&quot;,&quot;" office:value-type="string" office:string-value="," calcext:value-type="string">
            <text:p>,</text:p>
          </table:table-cell>
          <table:table-cell table:style-name="ce1" table:formula="of:=[.J7]&amp;&quot;,&quot;" office:value-type="string" office:string-value="," calcext:value-type="string">
            <text:p>,</text:p>
          </table:table-cell>
          <table:table-cell table:style-name="ce1" table:formula="of:=[.K7]&amp;&quot;,&quot;" office:value-type="string" office:string-value="," calcext:value-type="string">
            <text:p>,</text:p>
          </table:table-cell>
          <table:table-cell table:style-name="ce1" table:formula="of:=[.L7]&amp;&quot;,&quot;" office:value-type="string" office:string-value="," calcext:value-type="string">
            <text:p>,</text:p>
          </table:table-cell>
          <table:table-cell table:style-name="ce1" table:formula="of:=[.M7]&amp;&quot;,&quot;" office:value-type="string" office:string-value="," calcext:value-type="string">
            <text:p>,</text:p>
          </table:table-cell>
          <table:table-cell table:style-name="ce1" table:formula="of:=[.N7]&amp;&quot;,&quot;" office:value-type="string" office:string-value="," calcext:value-type="string">
            <text:p>,</text:p>
          </table:table-cell>
          <table:table-cell table:style-name="ce1" table:formula="of:=[.O7]&amp;&quot;,&quot;" office:value-type="string" office:string-value="," calcext:value-type="string">
            <text:p>,</text:p>
          </table:table-cell>
          <table:table-cell table:style-name="ce1" table:formula="of:=[.P7]&amp;&quot;,&quot;" office:value-type="string" office:string-value="," calcext:value-type="string">
            <text:p>,</text:p>
          </table:table-cell>
          <table:table-cell table:style-name="ce1" table:formula="of:=[.Q7]&amp;&quot;,&quot;" office:value-type="string" office:string-value="," calcext:value-type="string">
            <text:p>,</text:p>
          </table:table-cell>
          <table:table-cell table:style-name="ce1" table:formula="of:=[.R7]&amp;&quot;,&quot;" office:value-type="string" office:string-value="," calcext:value-type="string">
            <text:p>,</text:p>
          </table:table-cell>
          <table:table-cell table:style-name="ce1" table:formula="of:=[.S7]&amp;&quot;,&quot;" office:value-type="string" office:string-value="," calcext:value-type="string">
            <text:p>,</text:p>
          </table:table-cell>
          <table:table-cell table:style-name="ce1" table:formula="of:=[.T7]&amp;&quot;,&quot;" office:value-type="string" office:string-value="," calcext:value-type="string">
            <text:p>,</text:p>
          </table:table-cell>
          <table:table-cell table:style-name="ce1" table:formula="of:=[.U7]&amp;&quot;,&quot;" office:value-type="string" office:string-value="," calcext:value-type="string">
            <text:p>,</text:p>
          </table:table-cell>
          <table:table-cell table:style-name="ce1" table:formula="of:=[.V7]&amp;&quot;,&quot;" office:value-type="string" office:string-value="," calcext:value-type="string">
            <text:p>,</text:p>
          </table:table-cell>
          <table:table-cell table:style-name="ce1" table:formula="of:=[.W7]&amp;&quot;,&quot;" office:value-type="string" office:string-value="," calcext:value-type="string">
            <text:p>,</text:p>
          </table:table-cell>
          <table:table-cell table:style-name="ce1" table:formula="of:=[.X7]&amp;&quot;,&quot;" office:value-type="string" office:string-value="," calcext:value-type="string">
            <text:p>,</text:p>
          </table:table-cell>
          <table:table-cell table:style-name="ce1" table:formula="of:=[.Y7]&amp;&quot;,&quot;" office:value-type="string" office:string-value="," calcext:value-type="string">
            <text:p>,</text:p>
          </table:table-cell>
          <table:table-cell table:style-name="ce1" table:formula="of:=[.Z7]&amp;&quot;,&quot;" office:value-type="string" office:string-value="," calcext:value-type="string">
            <text:p>,</text:p>
          </table:table-cell>
          <table:table-cell table:style-name="ce1" table:formula="of:=[.AA7]&amp;&quot;,&quot;" office:value-type="string" office:string-value="," calcext:value-type="string">
            <text:p>,</text:p>
          </table:table-cell>
          <table:table-cell table:style-name="ce1" table:formula="of:=[.AB7]&amp;&quot;,&quot;" office:value-type="string" office:string-value="," calcext:value-type="string">
            <text:p>,</text:p>
          </table:table-cell>
          <table:table-cell table:style-name="ce1" table:formula="of:=[.AC7]&amp;&quot;,&quot;" office:value-type="string" office:string-value="," calcext:value-type="string">
            <text:p>,</text:p>
          </table:table-cell>
          <table:table-cell table:style-name="ce1" table:formula="of:=[.AD7]&amp;&quot;,&quot;" office:value-type="string" office:string-value="," calcext:value-type="string">
            <text:p>,</text:p>
          </table:table-cell>
          <table:table-cell table:style-name="ce1" table:formula="of:=[.AE7]&amp;&quot;,&quot;" office:value-type="string" office:string-value="," calcext:value-type="string">
            <text:p>,</text:p>
          </table:table-cell>
          <table:table-cell table:style-name="ce1" table:formula="of:=[.AF7]&amp;&quot;,&quot;" office:value-type="string" office:string-value="," calcext:value-type="string">
            <text:p>,</text:p>
          </table:table-cell>
          <table:table-cell table:style-name="ce1" table:formula="of:=[.AG7]&amp;&quot;,&quot;" office:value-type="string" office:string-value="," calcext:value-type="string">
            <text:p>,</text:p>
          </table:table-cell>
          <table:table-cell table:style-name="ce1" table:formula="of:=[.AH7]&amp;&quot;,&quot;" office:value-type="string" office:string-value="," calcext:value-type="string">
            <text:p>,</text:p>
          </table:table-cell>
          <table:table-cell table:style-name="ce1" table:formula="of:=[.AI7]&amp;&quot;,&quot;" office:value-type="string" office:string-value="," calcext:value-type="string">
            <text:p>,</text:p>
          </table:table-cell>
          <table:table-cell table:style-name="ce1" table:formula="of:=[.AJ7]&amp;&quot;,&quot;" office:value-type="string" office:string-value="," calcext:value-type="string">
            <text:p>,</text:p>
          </table:table-cell>
          <table:table-cell table:style-name="ce1" table:formula="of:=[.AK7]&amp;&quot;,&quot;" office:value-type="string" office:string-value="," calcext:value-type="string">
            <text:p>,</text:p>
          </table:table-cell>
          <table:table-cell table:style-name="ce1" table:formula="of:=[.AL7]&amp;&quot;,&quot;" office:value-type="string" office:string-value="," calcext:value-type="string">
            <text:p>,</text:p>
          </table:table-cell>
          <table:table-cell table:style-name="ce1" table:formula="of:=[.AM7]&amp;&quot;,&quot;" office:value-type="string" office:string-value="," calcext:value-type="string">
            <text:p>,</text:p>
          </table:table-cell>
          <table:table-cell table:style-name="ce1" table:formula="of:=[.AN7]&amp;&quot;,&quot;" office:value-type="string" office:string-value="," calcext:value-type="string">
            <text:p>,</text:p>
          </table:table-cell>
          <table:table-cell table:style-name="ce1" table:formula="of:=[.AO7]&amp;&quot;,&quot;" office:value-type="string" office:string-value="," calcext:value-type="string">
            <text:p>,</text:p>
          </table:table-cell>
          <table:table-cell table:style-name="ce1" table:formula="of:=[.AP7]&amp;&quot;,&quot;" office:value-type="string" office:string-value="," calcext:value-type="string">
            <text:p>,</text:p>
          </table:table-cell>
          <table:table-cell table:style-name="ce1" table:formula="of:=[.AQ7]&amp;&quot;,&quot;" office:value-type="string" office:string-value="," calcext:value-type="string">
            <text:p>,</text:p>
          </table:table-cell>
          <table:table-cell table:style-name="ce1" table:formula="of:=[.AR7]&amp;&quot;,&quot;" office:value-type="string" office:string-value="," calcext:value-type="string">
            <text:p>,</text:p>
          </table:table-cell>
          <table:table-cell table:style-name="ce1" table:formula="of:=[.AS7]&amp;&quot;,&quot;" office:value-type="string" office:string-value="," calcext:value-type="string">
            <text:p>,</text:p>
          </table:table-cell>
          <table:table-cell table:style-name="ce1" table:formula="of:=[.AT7]&amp;&quot;,&quot;" office:value-type="string" office:string-value="," calcext:value-type="string">
            <text:p>,</text:p>
          </table:table-cell>
          <table:table-cell table:style-name="ce1" table:formula="of:=[.AU7]&amp;&quot;,&quot;" office:value-type="string" office:string-value="," calcext:value-type="string">
            <text:p>,</text:p>
          </table:table-cell>
          <table:table-cell table:style-name="ce1" table:formula="of:=[.AV7]&amp;&quot;,&quot;" office:value-type="string" office:string-value="," calcext:value-type="string">
            <text:p>,</text:p>
          </table:table-cell>
          <table:table-cell table:style-name="ce1" table:formula="of:=[.AW7]&amp;&quot;,&quot;" office:value-type="string" office:string-value="," calcext:value-type="string">
            <text:p>,</text:p>
          </table:table-cell>
          <table:table-cell table:style-name="ce1" table:formula="of:=[.AX7]&amp;&quot;,&quot;" office:value-type="string" office:string-value="," calcext:value-type="string">
            <text:p>,</text:p>
          </table:table-cell>
          <table:table-cell table:style-name="ce1" table:formula="of:=[.AY7]&amp;&quot;,&quot;" office:value-type="string" office:string-value="," calcext:value-type="string">
            <text:p>,</text:p>
          </table:table-cell>
          <table:table-cell table:style-name="ce1" table:formula="of:=[.AZ7]&amp;&quot;,&quot;" office:value-type="string" office:string-value="," calcext:value-type="string">
            <text:p>,</text:p>
          </table:table-cell>
          <table:table-cell table:style-name="ce1" table:formula="of:=[.BA7]&amp;&quot;,&quot;" office:value-type="string" office:string-value="," calcext:value-type="string">
            <text:p>,</text:p>
          </table:table-cell>
          <table:table-cell table:style-name="ce1" table:formula="of:=[.BB7]&amp;&quot;,&quot;" office:value-type="string" office:string-value="," calcext:value-type="string">
            <text:p>,</text:p>
          </table:table-cell>
          <table:table-cell table:style-name="ce1" table:formula="of:=[.BC7]&amp;&quot;,&quot;" office:value-type="string" office:string-value="," calcext:value-type="string">
            <text:p>,</text:p>
          </table:table-cell>
          <table:table-cell table:style-name="ce1" table:formula="of:=[.BD7]&amp;&quot;,&quot;" office:value-type="string" office:string-value="," calcext:value-type="string">
            <text:p>,</text:p>
          </table:table-cell>
          <table:table-cell table:style-name="ce1" table:formula="of:=[.BE7]&amp;&quot;,&quot;" office:value-type="string" office:string-value="," calcext:value-type="string">
            <text:p>,</text:p>
          </table:table-cell>
          <table:table-cell table:style-name="ce1" table:formula="of:=[.BF7]&amp;&quot;,&quot;" office:value-type="string" office:string-value="," calcext:value-type="string">
            <text:p>,</text:p>
          </table:table-cell>
          <table:table-cell table:style-name="ce1" table:formula="of:=[.BG7]&amp;&quot;,&quot;" office:value-type="string" office:string-value="," calcext:value-type="string">
            <text:p>,</text:p>
          </table:table-cell>
          <table:table-cell table:style-name="ce1" table:formula="of:=[.BH7]&amp;&quot;,&quot;" office:value-type="string" office:string-value="," calcext:value-type="string">
            <text:p>,</text:p>
          </table:table-cell>
          <table:table-cell table:style-name="ce1" table:formula="of:=[.BI7]&amp;&quot;,&quot;" office:value-type="string" office:string-value="," calcext:value-type="string">
            <text:p>,</text:p>
          </table:table-cell>
          <table:table-cell table:style-name="ce1" table:formula="of:=[.BJ7]&amp;&quot;,&quot;" office:value-type="string" office:string-value="," calcext:value-type="string">
            <text:p>,</text:p>
          </table:table-cell>
          <table:table-cell table:style-name="ce1" table:formula="of:=[.BK7]&amp;&quot;,&quot;" office:value-type="string" office:string-value="," calcext:value-type="string">
            <text:p>,</text:p>
          </table:table-cell>
          <table:table-cell table:style-name="ce1" table:formula="of:=[.BL7]&amp;&quot;,&quot;" office:value-type="string" office:string-value="," calcext:value-type="string">
            <text:p>,</text:p>
          </table:table-cell>
          <table:table-cell table:style-name="ce1" table:formula="of:=[.BM7]&amp;&quot;,&quot;" office:value-type="string" office:string-value="," calcext:value-type="string">
            <text:p>,</text:p>
          </table:table-cell>
          <table:table-cell table:style-name="ce1" table:formula="of:=[.BN7]&amp;&quot;,&quot;" office:value-type="string" office:string-value="," calcext:value-type="string">
            <text:p>,</text:p>
          </table:table-cell>
          <table:table-cell table:style-name="ce1" table:formula="of:=[.BO7]&amp;&quot;,&quot;" office:value-type="string" office:string-value="," calcext:value-type="string">
            <text:p>,</text:p>
          </table:table-cell>
          <table:table-cell table:style-name="ce1" table:formula="of:=[.BP7]&amp;&quot;,&quot;" office:value-type="string" office:string-value="," calcext:value-type="string">
            <text:p>,</text:p>
          </table:table-cell>
          <table:table-cell table:style-name="ce1" table:formula="of:=[.BQ7]&amp;&quot;,&quot;" office:value-type="string" office:string-value="," calcext:value-type="string">
            <text:p>,</text:p>
          </table:table-cell>
          <table:table-cell table:style-name="ce1" table:formula="of:=[.BR7]&amp;&quot;,&quot;" office:value-type="string" office:string-value="," calcext:value-type="string">
            <text:p>,</text:p>
          </table:table-cell>
          <table:table-cell table:style-name="ce1" table:formula="of:=[.BS7]&amp;&quot;,&quot;" office:value-type="string" office:string-value="," calcext:value-type="string">
            <text:p>,</text:p>
          </table:table-cell>
          <table:table-cell table:style-name="ce1" table:formula="of:=[.BT7]&amp;&quot;,&quot;" office:value-type="string" office:string-value="," calcext:value-type="string">
            <text:p>,</text:p>
          </table:table-cell>
          <table:table-cell table:style-name="ce1" table:formula="of:=[.BU7]&amp;&quot;,&quot;" office:value-type="string" office:string-value="," calcext:value-type="string">
            <text:p>,</text:p>
          </table:table-cell>
          <table:table-cell table:style-name="ce1" table:formula="of:=[.BV7]&amp;&quot;,&quot;" office:value-type="string" office:string-value="," calcext:value-type="string">
            <text:p>,</text:p>
          </table:table-cell>
          <table:table-cell table:style-name="ce1" table:formula="of:=[.BW7]&amp;&quot;,&quot;" office:value-type="string" office:string-value="," calcext:value-type="string">
            <text:p>,</text:p>
          </table:table-cell>
          <table:table-cell table:style-name="ce1" table:formula="of:=[.BX7]&amp;&quot;,&quot;" office:value-type="string" office:string-value="," calcext:value-type="string">
            <text:p>,</text:p>
          </table:table-cell>
          <table:table-cell table:style-name="ce1" table:formula="of:=[.BY7]&amp;&quot;,&quot;" office:value-type="string" office:string-value="," calcext:value-type="string">
            <text:p>,</text:p>
          </table:table-cell>
          <table:table-cell table:style-name="ce1" table:formula="of:=[.BZ7]&amp;&quot;,&quot;" office:value-type="string" office:string-value="," calcext:value-type="string">
            <text:p>,</text:p>
          </table:table-cell>
          <table:table-cell table:style-name="ce1" table:formula="of:=[.CA7]&amp;&quot;,&quot;" office:value-type="string" office:string-value="," calcext:value-type="string">
            <text:p>,</text:p>
          </table:table-cell>
          <table:table-cell table:style-name="ce1" table:formula="of:=[.CB7]&amp;&quot;,&quot;" office:value-type="string" office:string-value="," calcext:value-type="string">
            <text:p>,</text:p>
          </table:table-cell>
          <table:table-cell table:style-name="ce1" table:formula="of:=[.CC7]&amp;&quot;,&quot;" office:value-type="string" office:string-value="," calcext:value-type="string">
            <text:p>,</text:p>
          </table:table-cell>
          <table:table-cell table:style-name="ce1" table:formula="of:=[.CD7]&amp;&quot;,&quot;" office:value-type="string" office:string-value="," calcext:value-type="string">
            <text:p>,</text:p>
          </table:table-cell>
          <table:table-cell table:style-name="ce1" table:formula="of:=[.CE7]&amp;&quot;,&quot;" office:value-type="string" office:string-value="," calcext:value-type="string">
            <text:p>,</text:p>
          </table:table-cell>
          <table:table-cell table:style-name="ce1" table:formula="of:=[.CF7]&amp;&quot;,&quot;" office:value-type="string" office:string-value="," calcext:value-type="string">
            <text:p>,</text:p>
          </table:table-cell>
          <table:table-cell table:style-name="ce1" table:formula="of:=[.CG7]&amp;&quot;,&quot;" office:value-type="string" office:string-value="," calcext:value-type="string">
            <text:p>,</text:p>
          </table:table-cell>
          <table:table-cell table:style-name="ce1" table:formula="of:=[.CH7]&amp;&quot;,&quot;" office:value-type="string" office:string-value="," calcext:value-type="string">
            <text:p>,</text:p>
          </table:table-cell>
          <table:table-cell table:style-name="ce1" table:formula="of:=[.CI7]&amp;&quot;,&quot;" office:value-type="string" office:string-value="," calcext:value-type="string">
            <text:p>,</text:p>
          </table:table-cell>
          <table:table-cell table:style-name="ce1" table:formula="of:=[.CJ7]&amp;&quot;,&quot;" office:value-type="string" office:string-value="," calcext:value-type="string">
            <text:p>,</text:p>
          </table:table-cell>
          <table:table-cell table:style-name="ce1" table:formula="of:=[.CK7]&amp;&quot;,&quot;" office:value-type="string" office:string-value="," calcext:value-type="string">
            <text:p>,</text:p>
          </table:table-cell>
          <table:table-cell table:style-name="ce1" table:formula="of:=[.CL7]&amp;&quot;,&quot;" office:value-type="string" office:string-value="," calcext:value-type="string">
            <text:p>,</text:p>
          </table:table-cell>
          <table:table-cell table:style-name="ce1" table:formula="of:=[.CM7]&amp;&quot;,&quot;" office:value-type="string" office:string-value="," calcext:value-type="string">
            <text:p>,</text:p>
          </table:table-cell>
          <table:table-cell table:style-name="ce1" table:formula="of:=[.CN7]&amp;&quot;,&quot;" office:value-type="string" office:string-value="," calcext:value-type="string">
            <text:p>,</text:p>
          </table:table-cell>
          <table:table-cell table:style-name="ce1" table:formula="of:=[.CO7]&amp;&quot;,&quot;" office:value-type="string" office:string-value="," calcext:value-type="string">
            <text:p>,</text:p>
          </table:table-cell>
          <table:table-cell table:style-name="ce1" table:formula="of:=[.CP7]&amp;&quot;,&quot;" office:value-type="string" office:string-value="," calcext:value-type="string">
            <text:p>,</text:p>
          </table:table-cell>
          <table:table-cell table:style-name="ce1" table:formula="of:=[.CQ7]&amp;&quot;,&quot;" office:value-type="string" office:string-value="," calcext:value-type="string">
            <text:p>,</text:p>
          </table:table-cell>
          <table:table-cell table:style-name="ce1" table:formula="of:=[.CR7]&amp;&quot;,&quot;" office:value-type="string" office:string-value="," calcext:value-type="string">
            <text:p>,</text:p>
          </table:table-cell>
          <table:table-cell table:style-name="ce1" table:formula="of:=[.CS7]&amp;&quot;,&quot;" office:value-type="string" office:string-value="," calcext:value-type="string">
            <text:p>,</text:p>
          </table:table-cell>
          <table:table-cell table:style-name="ce1" table:formula="of:=[.CT7]&amp;&quot;,&quot;" office:value-type="string" office:string-value="," calcext:value-type="string">
            <text:p>,</text:p>
          </table:table-cell>
          <table:table-cell table:style-name="ce1" table:formula="of:=[.CU7]&amp;&quot;,&quot;" office:value-type="string" office:string-value="," calcext:value-type="string">
            <text:p>,</text:p>
          </table:table-cell>
          <table:table-cell table:style-name="ce1" table:formula="of:=[.CV7]&amp;&quot;,&quot;" office:value-type="string" office:string-value="," calcext:value-type="string">
            <text:p>,</text:p>
          </table:table-cell>
          <table:table-cell table:style-name="ce1" table:formula="of:=[.CW7]&amp;&quot;,&quot;" office:value-type="string" office:string-value="," calcext:value-type="string">
            <text:p>,</text:p>
          </table:table-cell>
          <table:table-cell table:style-name="ce1" table:formula="of:=[.CX7]&amp;&quot;,&quot;" office:value-type="string" office:string-value="," calcext:value-type="string">
            <text:p>,</text:p>
          </table:table-cell>
          <table:table-cell table:style-name="ce1" table:formula="of:=[.CY7]&amp;&quot;,&quot;" office:value-type="string" office:string-value="," calcext:value-type="string">
            <text:p>,</text:p>
          </table:table-cell>
          <table:table-cell table:style-name="ce1" table:formula="of:=[.CZ7]&amp;&quot;,&quot;" office:value-type="string" office:string-value="," calcext:value-type="string">
            <text:p>,</text:p>
          </table:table-cell>
          <table:table-cell table:style-name="ce1" table:formula="of:=[.DA7]&amp;&quot;,&quot;" office:value-type="string" office:string-value="," calcext:value-type="string">
            <text:p>,</text:p>
          </table:table-cell>
          <table:table-cell table:style-name="ce1" table:formula="of:=[.DB7]&amp;&quot;,&quot;" office:value-type="string" office:string-value="," calcext:value-type="string">
            <text:p>,</text:p>
          </table:table-cell>
          <table:table-cell table:style-name="ce1" table:formula="of:=[.DC7]&amp;&quot;,&quot;" office:value-type="string" office:string-value="," calcext:value-type="string">
            <text:p>,</text:p>
          </table:table-cell>
          <table:table-cell table:style-name="ce1" table:formula="of:=[.DD7]&amp;&quot;,&quot;" office:value-type="string" office:string-value="," calcext:value-type="string">
            <text:p>,</text:p>
          </table:table-cell>
          <table:table-cell table:style-name="ce1" table:formula="of:=[.DE7]&amp;&quot;,&quot;" office:value-type="string" office:string-value="," calcext:value-type="string">
            <text:p>,</text:p>
          </table:table-cell>
          <table:table-cell table:style-name="ce1" table:formula="of:=[.DF7]&amp;&quot;,&quot;" office:value-type="string" office:string-value="," calcext:value-type="string">
            <text:p>,</text:p>
          </table:table-cell>
          <table:table-cell table:style-name="ce1" table:formula="of:=[.DG7]&amp;&quot;,&quot;" office:value-type="string" office:string-value="," calcext:value-type="string">
            <text:p>,</text:p>
          </table:table-cell>
          <table:table-cell table:style-name="ce1" table:formula="of:=[.DH7]&amp;&quot;,&quot;" office:value-type="string" office:string-value="," calcext:value-type="string">
            <text:p>,</text:p>
          </table:table-cell>
          <table:table-cell table:style-name="ce1" table:formula="of:=[.DI7]&amp;&quot;,&quot;" office:value-type="string" office:string-value="," calcext:value-type="string">
            <text:p>,</text:p>
          </table:table-cell>
          <table:table-cell table:style-name="ce1" table:formula="of:=[.DJ7]&amp;&quot;,&quot;" office:value-type="string" office:string-value="," calcext:value-type="string">
            <text:p>,</text:p>
          </table:table-cell>
          <table:table-cell table:style-name="ce1" table:formula="of:=[.DK7]&amp;&quot;,&quot;" office:value-type="string" office:string-value="," calcext:value-type="string">
            <text:p>,</text:p>
          </table:table-cell>
          <table:table-cell table:style-name="ce1" table:formula="of:=[.DL7]&amp;&quot;,&quot;" office:value-type="string" office:string-value="," calcext:value-type="string">
            <text:p>,</text:p>
          </table:table-cell>
          <table:table-cell table:style-name="ce1" table:formula="of:=[.DM7]&amp;&quot;,&quot;" office:value-type="string" office:string-value="," calcext:value-type="string">
            <text:p>,</text:p>
          </table:table-cell>
          <table:table-cell table:style-name="ce1" table:formula="of:=[.DN7]&amp;&quot;,&quot;" office:value-type="string" office:string-value="," calcext:value-type="string">
            <text:p>,</text:p>
          </table:table-cell>
          <table:table-cell table:style-name="ce1" table:formula="of:=[.DO7]&amp;&quot;,&quot;" office:value-type="string" office:string-value="," calcext:value-type="string">
            <text:p>,</text:p>
          </table:table-cell>
          <table:table-cell table:style-name="ce1" table:formula="of:=[.DP7]&amp;&quot;,&quot;" office:value-type="string" office:string-value="," calcext:value-type="string">
            <text:p>,</text:p>
          </table:table-cell>
          <table:table-cell table:style-name="ce1" table:formula="of:=[.DQ7]&amp;&quot;,&quot;" office:value-type="string" office:string-value="," calcext:value-type="string">
            <text:p>,</text:p>
          </table:table-cell>
          <table:table-cell table:style-name="ce1" table:formula="of:=[.DR7]&amp;&quot;,&quot;" office:value-type="string" office:string-value="," calcext:value-type="string">
            <text:p>,</text:p>
          </table:table-cell>
          <table:table-cell table:style-name="ce1" table:formula="of:=[.DS7]&amp;&quot;,&quot;" office:value-type="string" office:string-value="," calcext:value-type="string">
            <text:p>,</text:p>
          </table:table-cell>
          <table:table-cell table:style-name="ce1" table:formula="of:=[.DT7]&amp;&quot;,&quot;" office:value-type="string" office:string-value="," calcext:value-type="string">
            <text:p>,</text:p>
          </table:table-cell>
          <table:table-cell table:style-name="ce1" table:formula="of:=[.DU7]&amp;&quot;,&quot;" office:value-type="string" office:string-value="," calcext:value-type="string">
            <text:p>,</text:p>
          </table:table-cell>
          <table:table-cell table:style-name="ce1" table:formula="of:=[.DV7]&amp;&quot;,&quot;" office:value-type="string" office:string-value="," calcext:value-type="string">
            <text:p>,</text:p>
          </table:table-cell>
          <table:table-cell table:style-name="ce1" table:formula="of:=[.DW7]&amp;&quot;,&quot;" office:value-type="string" office:string-value="," calcext:value-type="string">
            <text:p>,</text:p>
          </table:table-cell>
          <table:table-cell table:style-name="ce1" table:formula="of:=[.DX7]&amp;&quot;,&quot;" office:value-type="string" office:string-value="," calcext:value-type="string">
            <text:p>,</text:p>
          </table:table-cell>
          <table:table-cell table:style-name="ce1" table:formula="of:=[.DY7]&amp;&quot;,&quot;" office:value-type="string" office:string-value="," calcext:value-type="string">
            <text:p>,</text:p>
          </table:table-cell>
          <table:table-cell table:style-name="ce1" table:formula="of:=[.DZ7]&amp;&quot;,&quot;" office:value-type="string" office:string-value="," calcext:value-type="string">
            <text:p>,</text:p>
          </table:table-cell>
          <table:table-cell table:style-name="ce1" table:formula="of:=[.EA7]&amp;&quot;,&quot;" office:value-type="string" office:string-value="," calcext:value-type="string">
            <text:p>,</text:p>
          </table:table-cell>
          <table:table-cell table:style-name="ce1" table:formula="of:=[.EB7]&amp;&quot;,&quot;" office:value-type="string" office:string-value="," calcext:value-type="string">
            <text:p>,</text:p>
          </table:table-cell>
          <table:table-cell table:style-name="ce1" table:formula="of:=[.EC7]&amp;&quot;,&quot;" office:value-type="string" office:string-value="," calcext:value-type="string">
            <text:p>,</text:p>
          </table:table-cell>
          <table:table-cell table:style-name="ce1" table:formula="of:=[.ED7]&amp;&quot;,&quot;" office:value-type="string" office:string-value="," calcext:value-type="string">
            <text:p>,</text:p>
          </table:table-cell>
          <table:table-cell table:style-name="ce1" table:formula="of:=[.EE7]&amp;&quot;,&quot;" office:value-type="string" office:string-value="," calcext:value-type="string">
            <text:p>,</text:p>
          </table:table-cell>
          <table:table-cell table:style-name="ce1" table:formula="of:=[.EF7]&amp;&quot;,&quot;" office:value-type="string" office:string-value="," calcext:value-type="string">
            <text:p>,</text:p>
          </table:table-cell>
          <table:table-cell table:style-name="ce1" table:formula="of:=[.EG7]&amp;&quot;,&quot;" office:value-type="string" office:string-value="," calcext:value-type="string">
            <text:p>,</text:p>
          </table:table-cell>
          <table:table-cell table:style-name="ce1" table:formula="of:=[.EH7]&amp;&quot;,&quot;" office:value-type="string" office:string-value="," calcext:value-type="string">
            <text:p>,</text:p>
          </table:table-cell>
          <table:table-cell table:style-name="ce1" table:formula="of:=[.EI7]&amp;&quot;,&quot;" office:value-type="string" office:string-value="," calcext:value-type="string">
            <text:p>,</text:p>
          </table:table-cell>
          <table:table-cell table:style-name="ce1" table:formula="of:=[.EJ7]&amp;&quot;,&quot;" office:value-type="string" office:string-value="," calcext:value-type="string">
            <text:p>,</text:p>
          </table:table-cell>
          <table:table-cell table:style-name="ce1" table:formula="of:=[.EK7]&amp;&quot;,&quot;" office:value-type="string" office:string-value="," calcext:value-type="string">
            <text:p>,</text:p>
          </table:table-cell>
          <table:table-cell table:style-name="ce1" table:formula="of:=[.EL7]&amp;&quot;,&quot;" office:value-type="string" office:string-value="," calcext:value-type="string">
            <text:p>,</text:p>
          </table:table-cell>
          <table:table-cell table:style-name="ce1" table:formula="of:=[.EM7]&amp;&quot;,&quot;" office:value-type="string" office:string-value="," calcext:value-type="string">
            <text:p>,</text:p>
          </table:table-cell>
          <table:table-cell table:style-name="ce1" table:formula="of:=[.EN7]&amp;&quot;,&quot;" office:value-type="string" office:string-value="," calcext:value-type="string">
            <text:p>,</text:p>
          </table:table-cell>
          <table:table-cell table:style-name="ce1" table:formula="of:=[.EO7]&amp;&quot;,&quot;" office:value-type="string" office:string-value="," calcext:value-type="string">
            <text:p>,</text:p>
          </table:table-cell>
          <table:table-cell table:style-name="ce1" table:formula="of:=[.EP7]&amp;&quot;,&quot;" office:value-type="string" office:string-value="," calcext:value-type="string">
            <text:p>,</text:p>
          </table:table-cell>
          <table:table-cell table:style-name="ce1" table:formula="of:=[.EQ7]&amp;&quot;,&quot;" office:value-type="string" office:string-value="," calcext:value-type="string">
            <text:p>,</text:p>
          </table:table-cell>
          <table:table-cell table:style-name="ce1" table:formula="of:=[.ER7]&amp;&quot;,&quot;" office:value-type="string" office:string-value="," calcext:value-type="string">
            <text:p>,</text:p>
          </table:table-cell>
          <table:table-cell table:style-name="ce1" table:formula="of:=[.ES7]&amp;&quot;,&quot;" office:value-type="string" office:string-value="," calcext:value-type="string">
            <text:p>,</text:p>
          </table:table-cell>
          <table:table-cell table:style-name="ce1" table:formula="of:=[.ET7]&amp;&quot;,&quot;" office:value-type="string" office:string-value="," calcext:value-type="string">
            <text:p>,</text:p>
          </table:table-cell>
          <table:table-cell table:style-name="ce1" table:formula="of:=[.EU7]&amp;&quot;,&quot;" office:value-type="string" office:string-value="," calcext:value-type="string">
            <text:p>,</text:p>
          </table:table-cell>
          <table:table-cell table:style-name="ce1" table:formula="of:=[.EV7]&amp;&quot;,&quot;" office:value-type="string" office:string-value="," calcext:value-type="string">
            <text:p>,</text:p>
          </table:table-cell>
          <table:table-cell table:style-name="ce1" table:formula="of:=[.EW7]&amp;&quot;,&quot;" office:value-type="string" office:string-value="," calcext:value-type="string">
            <text:p>,</text:p>
          </table:table-cell>
          <table:table-cell table:style-name="ce1" table:formula="of:=[.EX7]&amp;&quot;,&quot;" office:value-type="string" office:string-value="," calcext:value-type="string">
            <text:p>,</text:p>
          </table:table-cell>
          <table:table-cell table:style-name="ce1" table:formula="of:=[.EY7]&amp;&quot;,&quot;" office:value-type="string" office:string-value="," calcext:value-type="string">
            <text:p>,</text:p>
          </table:table-cell>
          <table:table-cell table:style-name="ce1" table:formula="of:=[.EZ7]&amp;&quot;,&quot;" office:value-type="string" office:string-value="," calcext:value-type="string">
            <text:p>,</text:p>
          </table:table-cell>
          <table:table-cell table:style-name="ce1" table:formula="of:=[.FA7]&amp;&quot;,&quot;" office:value-type="string" office:string-value="," calcext:value-type="string">
            <text:p>,</text:p>
          </table:table-cell>
          <table:table-cell table:style-name="ce1" table:formula="of:=[.FB7]&amp;&quot;,&quot;" office:value-type="string" office:string-value="," calcext:value-type="string">
            <text:p>,</text:p>
          </table:table-cell>
          <table:table-cell table:style-name="ce1" table:formula="of:=[.FC7]&amp;&quot;,&quot;" office:value-type="string" office:string-value="," calcext:value-type="string">
            <text:p>,</text:p>
          </table:table-cell>
          <table:table-cell table:style-name="ce1" table:formula="of:=[.FD7]&amp;&quot;,&quot;" office:value-type="string" office:string-value="," calcext:value-type="string">
            <text:p>,</text:p>
          </table:table-cell>
          <table:table-cell table:style-name="ce1" table:formula="of:=[.FE7]&amp;&quot;,&quot;" office:value-type="string" office:string-value="," calcext:value-type="string">
            <text:p>,</text:p>
          </table:table-cell>
          <table:table-cell table:style-name="ce1" table:formula="of:=[.FF7]&amp;&quot;,&quot;" office:value-type="string" office:string-value="," calcext:value-type="string">
            <text:p>,</text:p>
          </table:table-cell>
          <table:table-cell table:style-name="ce1" table:formula="of:=[.FG7]&amp;&quot;,&quot;" office:value-type="string" office:string-value="," calcext:value-type="string">
            <text:p>,</text:p>
          </table:table-cell>
          <table:table-cell table:style-name="ce1" table:formula="of:=[.FH7]&amp;&quot;,&quot;" office:value-type="string" office:string-value="," calcext:value-type="string">
            <text:p>,</text:p>
          </table:table-cell>
          <table:table-cell table:style-name="ce1" table:formula="of:=[.FI7]&amp;&quot;,&quot;" office:value-type="string" office:string-value="," calcext:value-type="string">
            <text:p>,</text:p>
          </table:table-cell>
          <table:table-cell table:style-name="ce1" table:formula="of:=[.FJ7]&amp;&quot;,&quot;" office:value-type="string" office:string-value="," calcext:value-type="string">
            <text:p>,</text:p>
          </table:table-cell>
          <table:table-cell table:style-name="ce1" table:formula="of:=[.FK7]&amp;&quot;,&quot;" office:value-type="string" office:string-value="," calcext:value-type="string">
            <text:p>,</text:p>
          </table:table-cell>
          <table:table-cell table:style-name="ce1" table:formula="of:=[.FL7]&amp;&quot;,&quot;" office:value-type="string" office:string-value="," calcext:value-type="string">
            <text:p>,</text:p>
          </table:table-cell>
          <table:table-cell table:style-name="ce1" table:formula="of:=[.FM7]&amp;&quot;,&quot;" office:value-type="string" office:string-value="," calcext:value-type="string">
            <text:p>,</text:p>
          </table:table-cell>
          <table:table-cell table:style-name="ce1" table:formula="of:=[.FN7]&amp;&quot;,&quot;" office:value-type="string" office:string-value="," calcext:value-type="string">
            <text:p>,</text:p>
          </table:table-cell>
          <table:table-cell table:style-name="ce1" table:formula="of:=[.FO7]&amp;&quot;,&quot;" office:value-type="string" office:string-value="," calcext:value-type="string">
            <text:p>,</text:p>
          </table:table-cell>
          <table:table-cell table:style-name="ce1" table:formula="of:=[.FP7]&amp;&quot;,&quot;" office:value-type="string" office:string-value="," calcext:value-type="string">
            <text:p>,</text:p>
          </table:table-cell>
          <table:table-cell table:style-name="ce1" table:formula="of:=[.FQ7]&amp;&quot;,&quot;" office:value-type="string" office:string-value="," calcext:value-type="string">
            <text:p>,</text:p>
          </table:table-cell>
          <table:table-cell table:style-name="ce1" table:formula="of:=[.FR7]&amp;&quot;,&quot;" office:value-type="string" office:string-value="," calcext:value-type="string">
            <text:p>,</text:p>
          </table:table-cell>
          <table:table-cell table:style-name="ce1" table:formula="of:=[.FS7]&amp;&quot;,&quot;" office:value-type="string" office:string-value="," calcext:value-type="string">
            <text:p>,</text:p>
          </table:table-cell>
          <table:table-cell table:style-name="ce1" table:formula="of:=[.FT7]&amp;&quot;,&quot;" office:value-type="string" office:string-value="," calcext:value-type="string">
            <text:p>,</text:p>
          </table:table-cell>
          <table:table-cell table:style-name="ce1" table:formula="of:=[.FU7]&amp;&quot;,&quot;" office:value-type="string" office:string-value="," calcext:value-type="string">
            <text:p>,</text:p>
          </table:table-cell>
          <table:table-cell table:style-name="ce1" table:formula="of:=[.FV7]&amp;&quot;,&quot;" office:value-type="string" office:string-value="," calcext:value-type="string">
            <text:p>,</text:p>
          </table:table-cell>
          <table:table-cell table:style-name="ce1" table:formula="of:=[.FW7]&amp;&quot;,&quot;" office:value-type="string" office:string-value="," calcext:value-type="string">
            <text:p>,</text:p>
          </table:table-cell>
          <table:table-cell table:style-name="ce1" table:formula="of:=[.FX7]&amp;&quot;,&quot;" office:value-type="string" office:string-value="," calcext:value-type="string">
            <text:p>,</text:p>
          </table:table-cell>
          <table:table-cell table:style-name="ce1" table:formula="of:=[.FY7]&amp;&quot;,&quot;" office:value-type="string" office:string-value="," calcext:value-type="string">
            <text:p>,</text:p>
          </table:table-cell>
          <table:table-cell table:style-name="ce1" table:formula="of:=[.FZ7]&amp;&quot;,&quot;" office:value-type="string" office:string-value="," calcext:value-type="string">
            <text:p>,</text:p>
          </table:table-cell>
          <table:table-cell table:style-name="ce1" table:formula="of:=[.GA7]&amp;&quot;,&quot;" office:value-type="string" office:string-value="," calcext:value-type="string">
            <text:p>,</text:p>
          </table:table-cell>
          <table:table-cell table:style-name="ce1" table:formula="of:=[.GB7]&amp;&quot;,&quot;" office:value-type="string" office:string-value="," calcext:value-type="string">
            <text:p>,</text:p>
          </table:table-cell>
          <table:table-cell table:style-name="ce1" table:formula="of:=[.GC7]&amp;&quot;,&quot;" office:value-type="string" office:string-value="," calcext:value-type="string">
            <text:p>,</text:p>
          </table:table-cell>
          <table:table-cell table:style-name="ce1" table:formula="of:=[.GD7]&amp;&quot;,&quot;" office:value-type="string" office:string-value="," calcext:value-type="string">
            <text:p>,</text:p>
          </table:table-cell>
          <table:table-cell table:style-name="ce1" table:formula="of:=[.GE7]&amp;&quot;,&quot;" office:value-type="string" office:string-value="," calcext:value-type="string">
            <text:p>,</text:p>
          </table:table-cell>
          <table:table-cell table:style-name="ce1" table:formula="of:=[.GF7]&amp;&quot;,&quot;" office:value-type="string" office:string-value="," calcext:value-type="string">
            <text:p>,</text:p>
          </table:table-cell>
          <table:table-cell table:style-name="ce1" table:formula="of:=[.GG7]&amp;&quot;,&quot;" office:value-type="string" office:string-value="," calcext:value-type="string">
            <text:p>,</text:p>
          </table:table-cell>
          <table:table-cell table:style-name="ce1" table:formula="of:=[.GH7]&amp;&quot;,&quot;" office:value-type="string" office:string-value="," calcext:value-type="string">
            <text:p>,</text:p>
          </table:table-cell>
          <table:table-cell table:style-name="ce1" table:formula="of:=[.GI7]&amp;&quot;,&quot;" office:value-type="string" office:string-value="," calcext:value-type="string">
            <text:p>,</text:p>
          </table:table-cell>
          <table:table-cell table:style-name="ce1" table:formula="of:=[.GJ7]&amp;&quot;,&quot;" office:value-type="string" office:string-value="," calcext:value-type="string">
            <text:p>,</text:p>
          </table:table-cell>
          <table:table-cell table:style-name="ce1" table:formula="of:=[.GK7]&amp;&quot;,&quot;" office:value-type="string" office:string-value="," calcext:value-type="string">
            <text:p>,</text:p>
          </table:table-cell>
          <table:table-cell table:style-name="ce1" table:formula="of:=[.GL7]&amp;&quot;,&quot;" office:value-type="string" office:string-value="," calcext:value-type="string">
            <text:p>,</text:p>
          </table:table-cell>
          <table:table-cell table:style-name="ce1" table:formula="of:=[.GM7]&amp;&quot;,&quot;" office:value-type="string" office:string-value="," calcext:value-type="string">
            <text:p>,</text:p>
          </table:table-cell>
          <table:table-cell table:style-name="ce1" table:formula="of:=[.GN7]&amp;&quot;,&quot;" office:value-type="string" office:string-value="," calcext:value-type="string">
            <text:p>,</text:p>
          </table:table-cell>
          <table:table-cell table:style-name="ce1" table:formula="of:=[.GO7]&amp;&quot;,&quot;" office:value-type="string" office:string-value="," calcext:value-type="string">
            <text:p>,</text:p>
          </table:table-cell>
          <table:table-cell table:style-name="ce1" table:formula="of:=[.GP7]&amp;&quot;,&quot;" office:value-type="string" office:string-value="," calcext:value-type="string">
            <text:p>,</text:p>
          </table:table-cell>
          <table:table-cell table:style-name="ce1" table:formula="of:=[.GQ7]&amp;&quot;,&quot;" office:value-type="string" office:string-value="," calcext:value-type="string">
            <text:p>,</text:p>
          </table:table-cell>
          <table:table-cell table:style-name="ce1" table:formula="of:=[.GR7]&amp;&quot;,&quot;" office:value-type="string" office:string-value="," calcext:value-type="string">
            <text:p>,</text:p>
          </table:table-cell>
          <table:table-cell table:style-name="ce1" table:formula="of:=[.GS7]&amp;&quot;,&quot;" office:value-type="string" office:string-value="," calcext:value-type="string">
            <text:p>,</text:p>
          </table:table-cell>
          <table:table-cell table:style-name="ce1" table:formula="of:=[.GT7]&amp;&quot;,&quot;" office:value-type="string" office:string-value="," calcext:value-type="string">
            <text:p>,</text:p>
          </table:table-cell>
          <table:table-cell table:style-name="ce1" table:formula="of:=[.GU7]&amp;&quot;,&quot;" office:value-type="string" office:string-value="," calcext:value-type="string">
            <text:p>,</text:p>
          </table:table-cell>
          <table:table-cell table:style-name="ce1" table:formula="of:=[.GV7]&amp;&quot;,&quot;" office:value-type="string" office:string-value="," calcext:value-type="string">
            <text:p>,</text:p>
          </table:table-cell>
          <table:table-cell table:style-name="ce1" table:formula="of:=[.GW7]&amp;&quot;,&quot;" office:value-type="string" office:string-value="," calcext:value-type="string">
            <text:p>,</text:p>
          </table:table-cell>
          <table:table-cell table:style-name="ce1" table:formula="of:=[.GX7]&amp;&quot;,&quot;" office:value-type="string" office:string-value="," calcext:value-type="string">
            <text:p>,</text:p>
          </table:table-cell>
          <table:table-cell table:style-name="ce1" table:formula="of:=[.GY7]&amp;&quot;,&quot;" office:value-type="string" office:string-value="," calcext:value-type="string">
            <text:p>,</text:p>
          </table:table-cell>
          <table:table-cell table:style-name="ce1" table:formula="of:=[.GZ7]&amp;&quot;,&quot;" office:value-type="string" office:string-value="," calcext:value-type="string">
            <text:p>,</text:p>
          </table:table-cell>
          <table:table-cell table:style-name="ce1" table:formula="of:=[.HA7]&amp;&quot;,&quot;" office:value-type="string" office:string-value="," calcext:value-type="string">
            <text:p>,</text:p>
          </table:table-cell>
          <table:table-cell table:style-name="ce1" table:formula="of:=[.HB7]&amp;&quot;,&quot;" office:value-type="string" office:string-value="," calcext:value-type="string">
            <text:p>,</text:p>
          </table:table-cell>
          <table:table-cell table:style-name="ce1" table:formula="of:=[.HC7]&amp;&quot;,&quot;" office:value-type="string" office:string-value="," calcext:value-type="string">
            <text:p>,</text:p>
          </table:table-cell>
          <table:table-cell table:style-name="ce1" table:formula="of:=[.HD7]&amp;&quot;,&quot;" office:value-type="string" office:string-value="," calcext:value-type="string">
            <text:p>,</text:p>
          </table:table-cell>
          <table:table-cell table:style-name="ce1" table:formula="of:=[.HE7]&amp;&quot;,&quot;" office:value-type="string" office:string-value="," calcext:value-type="string">
            <text:p>,</text:p>
          </table:table-cell>
          <table:table-cell table:style-name="ce1" table:formula="of:=[.HF7]&amp;&quot;,&quot;" office:value-type="string" office:string-value="," calcext:value-type="string">
            <text:p>,</text:p>
          </table:table-cell>
          <table:table-cell table:style-name="ce1" table:formula="of:=[.HG7]&amp;&quot;,&quot;" office:value-type="string" office:string-value="," calcext:value-type="string">
            <text:p>,</text:p>
          </table:table-cell>
          <table:table-cell table:style-name="ce1" table:formula="of:=[.HH7]&amp;&quot;,&quot;" office:value-type="string" office:string-value="," calcext:value-type="string">
            <text:p>,</text:p>
          </table:table-cell>
          <table:table-cell table:style-name="ce1" table:formula="of:=[.HI7]&amp;&quot;,&quot;" office:value-type="string" office:string-value="," calcext:value-type="string">
            <text:p>,</text:p>
          </table:table-cell>
          <table:table-cell table:style-name="ce1" table:formula="of:=[.HJ7]&amp;&quot;,&quot;" office:value-type="string" office:string-value="," calcext:value-type="string">
            <text:p>,</text:p>
          </table:table-cell>
          <table:table-cell table:style-name="ce1" table:formula="of:=[.HK7]&amp;&quot;,&quot;" office:value-type="string" office:string-value="," calcext:value-type="string">
            <text:p>,</text:p>
          </table:table-cell>
          <table:table-cell table:style-name="ce1" table:formula="of:=[.HL7]&amp;&quot;,&quot;" office:value-type="string" office:string-value="," calcext:value-type="string">
            <text:p>,</text:p>
          </table:table-cell>
          <table:table-cell table:style-name="ce1" table:formula="of:=[.HM7]&amp;&quot;,&quot;" office:value-type="string" office:string-value="," calcext:value-type="string">
            <text:p>,</text:p>
          </table:table-cell>
          <table:table-cell table:style-name="ce1" table:formula="of:=[.HN7]&amp;&quot;,&quot;" office:value-type="string" office:string-value="," calcext:value-type="string">
            <text:p>,</text:p>
          </table:table-cell>
          <table:table-cell table:style-name="ce1" table:formula="of:=[.HO7]&amp;&quot;,&quot;" office:value-type="string" office:string-value="," calcext:value-type="string">
            <text:p>,</text:p>
          </table:table-cell>
          <table:table-cell table:style-name="ce1" table:formula="of:=[.HP7]&amp;&quot;,&quot;" office:value-type="string" office:string-value="," calcext:value-type="string">
            <text:p>,</text:p>
          </table:table-cell>
          <table:table-cell table:style-name="ce1" table:formula="of:=[.HQ7]&amp;&quot;,&quot;" office:value-type="string" office:string-value="," calcext:value-type="string">
            <text:p>,</text:p>
          </table:table-cell>
          <table:table-cell table:style-name="ce1" table:formula="of:=[.HR7]&amp;&quot;,&quot;" office:value-type="string" office:string-value="," calcext:value-type="string">
            <text:p>,</text:p>
          </table:table-cell>
          <table:table-cell table:style-name="ce1" table:formula="of:=[.HS7]&amp;&quot;,&quot;" office:value-type="string" office:string-value="," calcext:value-type="string">
            <text:p>,</text:p>
          </table:table-cell>
          <table:table-cell table:style-name="ce1" table:formula="of:=[.HT7]&amp;&quot;,&quot;" office:value-type="string" office:string-value="," calcext:value-type="string">
            <text:p>,</text:p>
          </table:table-cell>
          <table:table-cell table:style-name="ce1" table:formula="of:=[.HU7]&amp;&quot;,&quot;" office:value-type="string" office:string-value="," calcext:value-type="string">
            <text:p>,</text:p>
          </table:table-cell>
          <table:table-cell table:style-name="ce1" table:formula="of:=[.HV7]&amp;&quot;,&quot;" office:value-type="string" office:string-value="," calcext:value-type="string">
            <text:p>,</text:p>
          </table:table-cell>
          <table:table-cell table:style-name="ce1" table:formula="of:=[.HW7]&amp;&quot;,&quot;" office:value-type="string" office:string-value="," calcext:value-type="string">
            <text:p>,</text:p>
          </table:table-cell>
          <table:table-cell table:style-name="ce1" table:formula="of:=[.HX7]&amp;&quot;,&quot;" office:value-type="string" office:string-value="," calcext:value-type="string">
            <text:p>,</text:p>
          </table:table-cell>
          <table:table-cell table:style-name="ce1" table:formula="of:=[.HY7]&amp;&quot;,&quot;" office:value-type="string" office:string-value="," calcext:value-type="string">
            <text:p>,</text:p>
          </table:table-cell>
          <table:table-cell table:style-name="ce1" table:formula="of:=[.HZ7]&amp;&quot;,&quot;" office:value-type="string" office:string-value="," calcext:value-type="string">
            <text:p>,</text:p>
          </table:table-cell>
          <table:table-cell table:style-name="ce1" table:formula="of:=[.IA7]&amp;&quot;,&quot;" office:value-type="string" office:string-value="," calcext:value-type="string">
            <text:p>,</text:p>
          </table:table-cell>
          <table:table-cell table:style-name="ce1" table:formula="of:=[.IB7]&amp;&quot;,&quot;" office:value-type="string" office:string-value="," calcext:value-type="string">
            <text:p>,</text:p>
          </table:table-cell>
          <table:table-cell table:style-name="ce1" table:formula="of:=[.IC7]&amp;&quot;,&quot;" office:value-type="string" office:string-value="," calcext:value-type="string">
            <text:p>,</text:p>
          </table:table-cell>
          <table:table-cell table:style-name="ce1" table:formula="of:=[.ID7]&amp;&quot;,&quot;" office:value-type="string" office:string-value="," calcext:value-type="string">
            <text:p>,</text:p>
          </table:table-cell>
          <table:table-cell table:style-name="ce1" table:formula="of:=[.IE7]&amp;&quot;,&quot;" office:value-type="string" office:string-value="," calcext:value-type="string">
            <text:p>,</text:p>
          </table:table-cell>
          <table:table-cell table:style-name="ce1" table:formula="of:=[.IF7]&amp;&quot;,&quot;" office:value-type="string" office:string-value="," calcext:value-type="string">
            <text:p>,</text:p>
          </table:table-cell>
          <table:table-cell table:style-name="ce1" table:formula="of:=[.IG7]&amp;&quot;,&quot;" office:value-type="string" office:string-value="," calcext:value-type="string">
            <text:p>,</text:p>
          </table:table-cell>
          <table:table-cell table:style-name="ce1" table:number-columns-repeated="45"/>
        </table:table-row>
      </table:table>
      <table:table table:name="Sennholz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80" table:default-cell-style-name="Default"/>
        <table:table-column table:style-name="co9" table:number-columns-repeated="18" table:default-cell-style-name="Default"/>
        <table:table-column table:style-name="co10" table:number-columns-repeated="2" table:default-cell-style-name="Default"/>
        <table:table-column table:style-name="co9" table:number-columns-repeated="173" table:default-cell-style-name="Default"/>
        <table:table-row table:style-name="ro1">
          <table:table-cell office:value-type="string" calcext:value-type="string">
            <text:p>Id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trip 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[.C2]+1" office:value-type="float" office:value="18" calcext:value-type="float">
            <text:p>18</text:p>
          </table:table-cell>
          <table:table-cell table:formula="of:=[.D2]+1" office:value-type="float" office:value="19" calcext:value-type="float">
            <text:p>19</text:p>
          </table:table-cell>
          <table:table-cell table:formula="of:=[.E2]+1" office:value-type="float" office:value="20" calcext:value-type="float">
            <text:p>20</text:p>
          </table:table-cell>
          <table:table-cell table:formula="of:=[.F2]+1" office:value-type="float" office:value="21" calcext:value-type="float">
            <text:p>21</text:p>
          </table:table-cell>
          <table:table-cell table:formula="of:=[.G2]+1" office:value-type="float" office:value="22" calcext:value-type="float">
            <text:p>22</text:p>
          </table:table-cell>
          <table:table-cell table:formula="of:=[.H2]+1" office:value-type="float" office:value="23" calcext:value-type="float">
            <text:p>23</text:p>
          </table:table-cell>
          <table:table-cell table:formula="of:=[.I2]+1" office:value-type="float" office:value="24" calcext:value-type="float">
            <text:p>24</text:p>
          </table:table-cell>
          <table:table-cell table:formula="of:=[.J2]+1" office:value-type="float" office:value="25" calcext:value-type="float">
            <text:p>25</text:p>
          </table:table-cell>
          <table:table-cell table:formula="of:=[.K2]+1" office:value-type="float" office:value="26" calcext:value-type="float">
            <text:p>26</text:p>
          </table:table-cell>
          <table:table-cell table:formula="of:=[.L2]+1" office:value-type="float" office:value="27" calcext:value-type="float">
            <text:p>27</text:p>
          </table:table-cell>
          <table:table-cell table:formula="of:=[.M2]+1" office:value-type="float" office:value="28" calcext:value-type="float">
            <text:p>28</text:p>
          </table:table-cell>
          <table:table-cell table:formula="of:=[.N2]+1" office:value-type="float" office:value="29" calcext:value-type="float">
            <text:p>29</text:p>
          </table:table-cell>
          <table:table-cell table:formula="of:=[.O2]+1" office:value-type="float" office:value="30" calcext:value-type="float">
            <text:p>30</text:p>
          </table:table-cell>
          <table:table-cell table:formula="of:=[.P2]+1" office:value-type="float" office:value="31" calcext:value-type="float">
            <text:p>31</text:p>
          </table:table-cell>
          <table:table-cell table:formula="of:=[.Q2]+1" office:value-type="float" office:value="32" calcext:value-type="float">
            <text:p>32</text:p>
          </table:table-cell>
          <table:table-cell table:formula="of:=[.R2]+1" office:value-type="float" office:value="33" calcext:value-type="float">
            <text:p>33</text:p>
          </table:table-cell>
          <table:table-cell table:formula="of:=[.S2]+1" office:value-type="float" office:value="34" calcext:value-type="float">
            <text:p>34</text:p>
          </table:table-cell>
          <table:table-cell table:formula="of:=[.T2]+1" office:value-type="float" office:value="35" calcext:value-type="float">
            <text:p>35</text:p>
          </table:table-cell>
          <table:table-cell table:formula="of:=[.U2]+1" office:value-type="float" office:value="36" calcext:value-type="float">
            <text:p>36</text:p>
          </table:table-cell>
          <table:table-cell table:formula="of:=[.V2]+1" office:value-type="float" office:value="37" calcext:value-type="float">
            <text:p>37</text:p>
          </table:table-cell>
          <table:table-cell table:formula="of:=[.W2]+1" office:value-type="float" office:value="38" calcext:value-type="float">
            <text:p>38</text:p>
          </table:table-cell>
          <table:table-cell table:formula="of:=[.X2]+1" office:value-type="float" office:value="39" calcext:value-type="float">
            <text:p>39</text:p>
          </table:table-cell>
          <table:table-cell table:formula="of:=[.Y2]+1" office:value-type="float" office:value="40" calcext:value-type="float">
            <text:p>40</text:p>
          </table:table-cell>
          <table:table-cell table:formula="of:=[.Z2]+1" office:value-type="float" office:value="41" calcext:value-type="float">
            <text:p>41</text:p>
          </table:table-cell>
          <table:table-cell table:formula="of:=[.AA2]+1" office:value-type="float" office:value="42" calcext:value-type="float">
            <text:p>42</text:p>
          </table:table-cell>
          <table:table-cell table:formula="of:=[.AB2]+1" office:value-type="float" office:value="43" calcext:value-type="float">
            <text:p>43</text:p>
          </table:table-cell>
          <table:table-cell table:formula="of:=[.AC2]+1" office:value-type="float" office:value="44" calcext:value-type="float">
            <text:p>44</text:p>
          </table:table-cell>
          <table:table-cell table:formula="of:=[.AD2]+1"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Strip 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3]+1" office:value-type="float" office:value="1" calcext:value-type="float">
            <text:p>1</text:p>
          </table:table-cell>
          <table:table-cell table:formula="of:=[.D3]+1" office:value-type="float" office:value="2" calcext:value-type="float">
            <text:p>2</text:p>
          </table:table-cell>
          <table:table-cell table:formula="of:=[.E3]+1" office:value-type="float" office:value="3" calcext:value-type="float">
            <text:p>3</text:p>
          </table:table-cell>
          <table:table-cell table:formula="of:=[.F3]+1" office:value-type="float" office:value="4" calcext:value-type="float">
            <text:p>4</text:p>
          </table:table-cell>
          <table:table-cell table:formula="of:=[.G3]+1" office:value-type="float" office:value="5" calcext:value-type="float">
            <text:p>5</text:p>
          </table:table-cell>
          <table:table-cell table:formula="of:=[.H3]+1" office:value-type="float" office:value="6" calcext:value-type="float">
            <text:p>6</text:p>
          </table:table-cell>
          <table:table-cell table:formula="of:=[.I3]+1" office:value-type="float" office:value="7" calcext:value-type="float">
            <text:p>7</text:p>
          </table:table-cell>
          <table:table-cell table:formula="of:=[.J3]+1" office:value-type="float" office:value="8" calcext:value-type="float">
            <text:p>8</text:p>
          </table:table-cell>
          <table:table-cell table:formula="of:=[.K3]+1" office:value-type="float" office:value="9" calcext:value-type="float">
            <text:p>9</text:p>
          </table:table-cell>
          <table:table-cell table:formula="of:=[.L3]+1" office:value-type="float" office:value="10" calcext:value-type="float">
            <text:p>10</text:p>
          </table:table-cell>
          <table:table-cell table:formula="of:=[.M3]+1" office:value-type="float" office:value="11" calcext:value-type="float">
            <text:p>11</text:p>
          </table:table-cell>
          <table:table-cell table:formula="of:=[.N3]+1" office:value-type="float" office:value="12" calcext:value-type="float">
            <text:p>12</text:p>
          </table:table-cell>
          <table:table-cell table:formula="of:=[.O3]+1" office:value-type="float" office:value="13" calcext:value-type="float">
            <text:p>13</text:p>
          </table:table-cell>
          <table:table-cell table:formula="of:=[.P3]+1" office:value-type="float" office:value="14" calcext:value-type="float">
            <text:p>14</text:p>
          </table:table-cell>
          <table:table-cell table:formula="of:=[.Q3]+1" office:value-type="float" office:value="15" calcext:value-type="float">
            <text:p>15</text:p>
          </table:table-cell>
          <table:table-cell table:formula="of:=[.R3]+1" office:value-type="float" office:value="16" calcext:value-type="float">
            <text:p>16</text:p>
          </table:table-cell>
          <table:table-cell table:formula="of:=[.S3]+1" office:value-type="float" office:value="17" calcext:value-type="float">
            <text:p>17</text:p>
          </table:table-cell>
          <table:table-cell table:formula="of:=[.T3]+1" office:value-type="float" office:value="18" calcext:value-type="float">
            <text:p>18</text:p>
          </table:table-cell>
          <table:table-cell table:formula="of:=[.U3]+1" office:value-type="float" office:value="19" calcext:value-type="float">
            <text:p>19</text:p>
          </table:table-cell>
          <table:table-cell table:formula="of:=[.V3]+1" office:value-type="float" office:value="20" calcext:value-type="float">
            <text:p>20</text:p>
          </table:table-cell>
          <table:table-cell table:formula="of:=[.W3]+1" office:value-type="float" office:value="21" calcext:value-type="float">
            <text:p>21</text:p>
          </table:table-cell>
          <table:table-cell table:formula="of:=[.X3]+1" office:value-type="float" office:value="22" calcext:value-type="float">
            <text:p>22</text:p>
          </table:table-cell>
          <table:table-cell table:formula="of:=[.Y3]+1" office:value-type="float" office:value="23" calcext:value-type="float">
            <text:p>23</text:p>
          </table:table-cell>
          <table:table-cell table:formula="of:=[.Z3]+1" office:value-type="float" office:value="24" calcext:value-type="float">
            <text:p>24</text:p>
          </table:table-cell>
          <table:table-cell table:formula="of:=[.AA3]+1" office:value-type="float" office:value="25" calcext:value-type="float">
            <text:p>25</text:p>
          </table:table-cell>
          <table:table-cell table:formula="of:=[.AB3]+1" office:value-type="float" office:value="26" calcext:value-type="float">
            <text:p>26</text:p>
          </table:table-cell>
          <table:table-cell table:formula="of:=[.AC3]+1" office:value-type="float" office:value="27" calcext:value-type="float">
            <text:p>27</text:p>
          </table:table-cell>
          <table:table-cell table:formula="of:=[.AD3]+1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table:number-columns-repeated="254"/>
        </table:table-row>
        <table:table-row table:style-name="ro1" table:number-rows-repeated="3">
          <table:table-cell table:number-columns-repeated="286"/>
        </table:table-row>
        <table:table-row table:style-name="ro1">
          <table:table-cell office:value-type="string" calcext:value-type="string">
            <text:p>Strip 0 LUT</text:p>
          </table:table-cell>
          <table:table-cell table:style-name="ce1" table:formula="of:=&quot;{ &quot;&amp;[.B2]&amp;&quot;,&quot;" office:value-type="string" office:string-value="{ 0," calcext:value-type="string">
            <text:p>{ 0,</text:p>
          </table:table-cell>
          <table:table-cell table:style-name="ce1" table:formula="of:=[.C2]&amp;&quot;,&quot;" office:value-type="string" office:string-value="17," calcext:value-type="string">
            <text:p>17,</text:p>
          </table:table-cell>
          <table:table-cell table:style-name="ce1" table:formula="of:=[.D2]&amp;&quot;,&quot;" office:value-type="string" office:string-value="18," calcext:value-type="string">
            <text:p>18,</text:p>
          </table:table-cell>
          <table:table-cell table:style-name="ce1" table:formula="of:=[.E2]&amp;&quot;,&quot;" office:value-type="string" office:string-value="19," calcext:value-type="string">
            <text:p>19,</text:p>
          </table:table-cell>
          <table:table-cell table:style-name="ce1" table:formula="of:=[.F2]&amp;&quot;,&quot;" office:value-type="string" office:string-value="20," calcext:value-type="string">
            <text:p>20,</text:p>
          </table:table-cell>
          <table:table-cell table:style-name="ce1" table:formula="of:=[.G2]&amp;&quot;,&quot;" office:value-type="string" office:string-value="21," calcext:value-type="string">
            <text:p>21,</text:p>
          </table:table-cell>
          <table:table-cell table:style-name="ce1" table:formula="of:=[.H2]&amp;&quot;,&quot;" office:value-type="string" office:string-value="22," calcext:value-type="string">
            <text:p>22,</text:p>
          </table:table-cell>
          <table:table-cell table:style-name="ce1" table:formula="of:=[.I2]&amp;&quot;,&quot;" office:value-type="string" office:string-value="23," calcext:value-type="string">
            <text:p>23,</text:p>
          </table:table-cell>
          <table:table-cell table:style-name="ce1" table:formula="of:=[.J2]&amp;&quot;,&quot;" office:value-type="string" office:string-value="24," calcext:value-type="string">
            <text:p>24,</text:p>
          </table:table-cell>
          <table:table-cell table:style-name="ce1" table:formula="of:=[.K2]&amp;&quot;,&quot;" office:value-type="string" office:string-value="25," calcext:value-type="string">
            <text:p>25,</text:p>
          </table:table-cell>
          <table:table-cell table:style-name="ce1" table:formula="of:=[.L2]&amp;&quot;,&quot;" office:value-type="string" office:string-value="26," calcext:value-type="string">
            <text:p>26,</text:p>
          </table:table-cell>
          <table:table-cell table:style-name="ce1" table:formula="of:=[.M2]&amp;&quot;,&quot;" office:value-type="string" office:string-value="27," calcext:value-type="string">
            <text:p>27,</text:p>
          </table:table-cell>
          <table:table-cell table:style-name="ce1" table:formula="of:=[.N2]&amp;&quot;,&quot;" office:value-type="string" office:string-value="28," calcext:value-type="string">
            <text:p>28,</text:p>
          </table:table-cell>
          <table:table-cell table:style-name="ce1" table:formula="of:=[.O2]&amp;&quot;,&quot;" office:value-type="string" office:string-value="29," calcext:value-type="string">
            <text:p>29,</text:p>
          </table:table-cell>
          <table:table-cell table:style-name="ce1" table:formula="of:=[.P2]&amp;&quot;,&quot;" office:value-type="string" office:string-value="30," calcext:value-type="string">
            <text:p>30,</text:p>
          </table:table-cell>
          <table:table-cell table:style-name="ce1" table:formula="of:=[.Q2]&amp;&quot;,&quot;" office:value-type="string" office:string-value="31," calcext:value-type="string">
            <text:p>31,</text:p>
          </table:table-cell>
          <table:table-cell table:style-name="ce1" table:formula="of:=[.R2]&amp;&quot;,&quot;" office:value-type="string" office:string-value="32," calcext:value-type="string">
            <text:p>32,</text:p>
          </table:table-cell>
          <table:table-cell table:style-name="ce1" table:formula="of:=[.S2]&amp;&quot;,&quot;" office:value-type="string" office:string-value="33," calcext:value-type="string">
            <text:p>33,</text:p>
          </table:table-cell>
          <table:table-cell table:style-name="ce1" table:formula="of:=[.T2]&amp;&quot;,&quot;" office:value-type="string" office:string-value="34," calcext:value-type="string">
            <text:p>34,</text:p>
          </table:table-cell>
          <table:table-cell table:style-name="ce1" table:formula="of:=[.U2]&amp;&quot;,&quot;" office:value-type="string" office:string-value="35," calcext:value-type="string">
            <text:p>35,</text:p>
          </table:table-cell>
          <table:table-cell table:style-name="ce1" table:formula="of:=[.V2]&amp;&quot;,&quot;" office:value-type="string" office:string-value="36," calcext:value-type="string">
            <text:p>36,</text:p>
          </table:table-cell>
          <table:table-cell table:style-name="ce1" table:formula="of:=[.W2]&amp;&quot;,&quot;" office:value-type="string" office:string-value="37," calcext:value-type="string">
            <text:p>37,</text:p>
          </table:table-cell>
          <table:table-cell table:style-name="ce1" table:formula="of:=[.X2]&amp;&quot;,&quot;" office:value-type="string" office:string-value="38," calcext:value-type="string">
            <text:p>38,</text:p>
          </table:table-cell>
          <table:table-cell table:style-name="ce1" table:formula="of:=[.Y2]&amp;&quot;,&quot;" office:value-type="string" office:string-value="39," calcext:value-type="string">
            <text:p>39,</text:p>
          </table:table-cell>
          <table:table-cell table:style-name="ce1" table:formula="of:=[.Z2]&amp;&quot;,&quot;" office:value-type="string" office:string-value="40," calcext:value-type="string">
            <text:p>40,</text:p>
          </table:table-cell>
          <table:table-cell table:style-name="ce1" table:formula="of:=[.AA2]&amp;&quot;,&quot;" office:value-type="string" office:string-value="41," calcext:value-type="string">
            <text:p>41,</text:p>
          </table:table-cell>
          <table:table-cell table:style-name="ce1" table:formula="of:=[.AB2]&amp;&quot;,&quot;" office:value-type="string" office:string-value="42," calcext:value-type="string">
            <text:p>42,</text:p>
          </table:table-cell>
          <table:table-cell table:style-name="ce1" table:formula="of:=[.AC2]&amp;&quot;,&quot;" office:value-type="string" office:string-value="43," calcext:value-type="string">
            <text:p>43,</text:p>
          </table:table-cell>
          <table:table-cell table:style-name="ce1" table:formula="of:=[.AD2]&amp;&quot;,&quot;" office:value-type="string" office:string-value="44," calcext:value-type="string">
            <text:p>44,</text:p>
          </table:table-cell>
          <table:table-cell table:style-name="ce1" table:formula="of:=[.AE2]&amp;&quot;,&quot;" office:value-type="string" office:string-value="45," calcext:value-type="string">
            <text:p>45,</text:p>
          </table:table-cell>
          <table:table-cell table:style-name="ce1" table:formula="of:=[.AF2]&amp;&quot;,&quot;" office:value-type="string" office:string-value="62," calcext:value-type="string">
            <text:p>62,</text:p>
          </table:table-cell>
          <table:table-cell table:style-name="ce1" table:number-columns-repeated="254"/>
        </table:table-row>
        <table:table-row table:style-name="ro1">
          <table:table-cell office:value-type="string" calcext:value-type="string">
            <text:p>Strip 1 LUT</text:p>
          </table:table-cell>
          <table:table-cell table:style-name="ce1" table:formula="of:=&quot;{ &quot;&amp;[.B3]&amp;&quot;,&quot;" office:value-type="string" office:string-value="{ 0," calcext:value-type="string">
            <text:p>{ 0,</text:p>
          </table:table-cell>
          <table:table-cell table:style-name="ce1" table:formula="of:=[.C3]&amp;&quot;,&quot;" office:value-type="string" office:string-value="0," calcext:value-type="string">
            <text:p>0,</text:p>
          </table:table-cell>
          <table:table-cell table:style-name="ce1" table:formula="of:=[.D3]&amp;&quot;,&quot;" office:value-type="string" office:string-value="1," calcext:value-type="string">
            <text:p>1,</text:p>
          </table:table-cell>
          <table:table-cell table:style-name="ce1" table:formula="of:=[.E3]&amp;&quot;,&quot;" office:value-type="string" office:string-value="2," calcext:value-type="string">
            <text:p>2,</text:p>
          </table:table-cell>
          <table:table-cell table:style-name="ce1" table:formula="of:=[.F3]&amp;&quot;,&quot;" office:value-type="string" office:string-value="3," calcext:value-type="string">
            <text:p>3,</text:p>
          </table:table-cell>
          <table:table-cell table:style-name="ce1" table:formula="of:=[.G3]&amp;&quot;,&quot;" office:value-type="string" office:string-value="4," calcext:value-type="string">
            <text:p>4,</text:p>
          </table:table-cell>
          <table:table-cell table:style-name="ce1" table:formula="of:=[.H3]&amp;&quot;,&quot;" office:value-type="string" office:string-value="5," calcext:value-type="string">
            <text:p>5,</text:p>
          </table:table-cell>
          <table:table-cell table:style-name="ce1" table:formula="of:=[.I3]&amp;&quot;,&quot;" office:value-type="string" office:string-value="6," calcext:value-type="string">
            <text:p>6,</text:p>
          </table:table-cell>
          <table:table-cell table:style-name="ce1" table:formula="of:=[.J3]&amp;&quot;,&quot;" office:value-type="string" office:string-value="7," calcext:value-type="string">
            <text:p>7,</text:p>
          </table:table-cell>
          <table:table-cell table:style-name="ce1" table:formula="of:=[.K3]&amp;&quot;,&quot;" office:value-type="string" office:string-value="8," calcext:value-type="string">
            <text:p>8,</text:p>
          </table:table-cell>
          <table:table-cell table:style-name="ce1" table:formula="of:=[.L3]&amp;&quot;,&quot;" office:value-type="string" office:string-value="9," calcext:value-type="string">
            <text:p>9,</text:p>
          </table:table-cell>
          <table:table-cell table:style-name="ce1" table:formula="of:=[.M3]&amp;&quot;,&quot;" office:value-type="string" office:string-value="10," calcext:value-type="string">
            <text:p>10,</text:p>
          </table:table-cell>
          <table:table-cell table:style-name="ce1" table:formula="of:=[.N3]&amp;&quot;,&quot;" office:value-type="string" office:string-value="11," calcext:value-type="string">
            <text:p>11,</text:p>
          </table:table-cell>
          <table:table-cell table:style-name="ce1" table:formula="of:=[.O3]&amp;&quot;,&quot;" office:value-type="string" office:string-value="12," calcext:value-type="string">
            <text:p>12,</text:p>
          </table:table-cell>
          <table:table-cell table:style-name="ce1" table:formula="of:=[.P3]&amp;&quot;,&quot;" office:value-type="string" office:string-value="13," calcext:value-type="string">
            <text:p>13,</text:p>
          </table:table-cell>
          <table:table-cell table:style-name="ce1" table:formula="of:=[.Q3]&amp;&quot;,&quot;" office:value-type="string" office:string-value="14," calcext:value-type="string">
            <text:p>14,</text:p>
          </table:table-cell>
          <table:table-cell table:style-name="ce1" table:formula="of:=[.R3]&amp;&quot;,&quot;" office:value-type="string" office:string-value="15," calcext:value-type="string">
            <text:p>15,</text:p>
          </table:table-cell>
          <table:table-cell table:style-name="ce1" table:formula="of:=[.S3]&amp;&quot;,&quot;" office:value-type="string" office:string-value="16," calcext:value-type="string">
            <text:p>16,</text:p>
          </table:table-cell>
          <table:table-cell table:style-name="ce1" table:formula="of:=[.T3]&amp;&quot;,&quot;" office:value-type="string" office:string-value="17," calcext:value-type="string">
            <text:p>17,</text:p>
          </table:table-cell>
          <table:table-cell table:style-name="ce1" table:formula="of:=[.U3]&amp;&quot;,&quot;" office:value-type="string" office:string-value="18," calcext:value-type="string">
            <text:p>18,</text:p>
          </table:table-cell>
          <table:table-cell table:style-name="ce1" table:formula="of:=[.V3]&amp;&quot;,&quot;" office:value-type="string" office:string-value="19," calcext:value-type="string">
            <text:p>19,</text:p>
          </table:table-cell>
          <table:table-cell table:style-name="ce1" table:formula="of:=[.W3]&amp;&quot;,&quot;" office:value-type="string" office:string-value="20," calcext:value-type="string">
            <text:p>20,</text:p>
          </table:table-cell>
          <table:table-cell table:style-name="ce1" table:formula="of:=[.X3]&amp;&quot;,&quot;" office:value-type="string" office:string-value="21," calcext:value-type="string">
            <text:p>21,</text:p>
          </table:table-cell>
          <table:table-cell table:style-name="ce1" table:formula="of:=[.Y3]&amp;&quot;,&quot;" office:value-type="string" office:string-value="22," calcext:value-type="string">
            <text:p>22,</text:p>
          </table:table-cell>
          <table:table-cell table:style-name="ce1" table:formula="of:=[.Z3]&amp;&quot;,&quot;" office:value-type="string" office:string-value="23," calcext:value-type="string">
            <text:p>23,</text:p>
          </table:table-cell>
          <table:table-cell table:style-name="ce1" table:formula="of:=[.AA3]&amp;&quot;,&quot;" office:value-type="string" office:string-value="24," calcext:value-type="string">
            <text:p>24,</text:p>
          </table:table-cell>
          <table:table-cell table:style-name="ce1" table:formula="of:=[.AB3]&amp;&quot;,&quot;" office:value-type="string" office:string-value="25," calcext:value-type="string">
            <text:p>25,</text:p>
          </table:table-cell>
          <table:table-cell table:style-name="ce1" table:formula="of:=[.AC3]&amp;&quot;,&quot;" office:value-type="string" office:string-value="26," calcext:value-type="string">
            <text:p>26,</text:p>
          </table:table-cell>
          <table:table-cell table:style-name="ce1" table:formula="of:=[.AD3]&amp;&quot;,&quot;" office:value-type="string" office:string-value="27," calcext:value-type="string">
            <text:p>27,</text:p>
          </table:table-cell>
          <table:table-cell table:style-name="ce1" table:formula="of:=[.AE3]&amp;&quot;,&quot;" office:value-type="string" office:string-value="28," calcext:value-type="string">
            <text:p>28,</text:p>
          </table:table-cell>
          <table:table-cell table:style-name="ce1" table:formula="of:=[.AF3]&amp;&quot;,&quot;" office:value-type="string" office:string-value="28," calcext:value-type="string">
            <text:p>28,</text:p>
          </table:table-cell>
          <table:table-cell table:style-name="ce1" table:number-columns-repeated="254"/>
        </table:table-row>
        <table:table-row table:style-name="ro1">
          <table:table-cell/>
          <table:table-cell table:style-name="ce1" table:number-columns-repeated="285"/>
        </table:table-row>
        <table:table-row table:style-name="ro1">
          <table:table-cell/>
          <table:table-cell table:style-name="ce1" table:number-columns-repeated="28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22:10:08.856000000</meta:creation-date>
    <dc:date>2024-04-22T22:00:59.111000000</dc:date>
    <meta:editing-duration>PT2H43M18S</meta:editing-duration>
    <meta:editing-cycles>9</meta:editing-cycles>
    <meta:generator>LibreOffice/7.0.6.2$Windows_X86_64 LibreOffice_project/144abb84a525d8e30c9dbbefa69cbbf2d8d4ae3b</meta:generator>
    <meta:document-statistic meta:table-count="4" meta:cell-count="9004" meta:object-count="0"/>
  </office:meta>
</office:document-meta>
</file>